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7cm"/>
    </style:style>
    <style:style style:name="co2" style:family="table-column">
      <style:table-column-properties fo:break-before="auto" style:column-width="6.964cm"/>
    </style:style>
    <style:style style:name="co3" style:family="table-column">
      <style:table-column-properties fo:break-before="auto" style:column-width="24.896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3.378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3.201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5.203cm"/>
    </style:style>
    <style:style style:name="co12" style:family="table-column">
      <style:table-column-properties fo:break-before="auto" style:column-width="2.21cm"/>
    </style:style>
    <style:style style:name="co13" style:family="table-column">
      <style:table-column-properties fo:break-before="auto" style:column-width="2.334cm"/>
    </style:style>
    <style:style style:name="co14" style:family="table-column">
      <style:table-column-properties fo:break-before="auto" style:column-width="2.08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1.55cm"/>
    </style:style>
    <style:style style:name="co18" style:family="table-column">
      <style:table-column-properties fo:break-before="auto" style:column-width="2.798cm"/>
    </style:style>
    <style:style style:name="co19" style:family="table-column">
      <style:table-column-properties fo:break-before="auto" style:column-width="1.965cm"/>
    </style:style>
    <style:style style:name="co20" style:family="table-column">
      <style:table-column-properties fo:break-before="auto" style:column-width="11.426cm"/>
    </style:style>
    <style:style style:name="co21" style:family="table-column">
      <style:table-column-properties fo:break-before="auto" style:column-width="3.41cm"/>
    </style:style>
    <style:style style:name="co22" style:family="table-column">
      <style:table-column-properties fo:break-before="auto" style:column-width="2.499cm"/>
    </style:style>
    <style:style style:name="co23" style:family="table-column">
      <style:table-column-properties fo:break-before="auto" style:column-width="2.284cm"/>
    </style:style>
    <style:style style:name="co24" style:family="table-column">
      <style:table-column-properties fo:break-before="auto" style:column-width="9.206cm"/>
    </style:style>
    <style:style style:name="co25" style:family="table-column">
      <style:table-column-properties fo:break-before="auto" style:column-width="13.178cm"/>
    </style:style>
    <style:style style:name="ro1" style:family="table-row">
      <style:table-row-properties style:row-height="3.831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3.037cm" fo:break-before="auto" style:use-optimal-row-height="false"/>
    </style:style>
    <style:style style:name="ta1" style:family="table" style:master-page-name="PageStyle_5f_zone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0.74pt solid #666699" fo:background-color="#0066cc" style:diagonal-bl-tr="none" style:diagonal-tl-br="none" style:text-align-source="fix" style:repeat-content="false" fo:wrap-option="no-wrap" fo:border-left="0.74pt solid #666699" style:direction="ltr" fo:padding="0.071cm" fo:border-right="0.74pt solid #008080" style:rotation-angle="0" style:rotation-align="none" style:shrink-to-fit="false" fo:border-top="0.74pt solid #666699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74pt solid #666699" fo:background-color="#0066cc" style:diagonal-bl-tr="none" style:diagonal-tl-br="none" style:text-align-source="fix" style:repeat-content="false" fo:wrap-option="no-wrap" fo:border-left="0.74pt solid #666699" style:direction="ltr" fo:padding="0.071cm" fo:border-right="0.74pt solid #008080" style:rotation-angle="0" style:rotation-align="none" style:shrink-to-fit="false" fo:border-top="0.74pt solid #666699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 style:data-style-name="N2"/>
    <style:style style:name="ce9" style:family="table-cell" style:parent-style-name="Default" style:data-style-name="N3"/>
    <style:style style:name="ce10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0-bas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989" table:default-cell-style-name="Default"/>
        <table:table-row table:style-name="ro1">
          <table:table-cell table:style-name="ce2" office:value-type="string" calcext:value-type="string">
            <text:p>Siren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chemin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35665</text:p>
          </table:table-cell>
          <table:table-cell table:style-name="ce3" office:value-type="string" calcext:value-type="string">
            <text:p>CA Seine Eur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A Seine-Eure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40277</text:p>
          </table:table-cell>
          <table:table-cell table:style-name="ce3" office:value-type="string" calcext:value-type="string">
            <text:p>CA Agglo du Pays de Dreux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Agglo du Pays de Dreux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5787</text:p>
          </table:table-cell>
          <table:table-cell table:style-name="ce3" office:value-type="string" calcext:value-type="string">
            <text:p>CC de Pont-Audemer / Val de Risl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Pont-Audemer val de Ris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017</text:p>
          </table:table-cell>
          <table:table-cell table:style-name="ce3" office:value-type="string" calcext:value-type="string">
            <text:p>CC Lieuvin Pays d'Aug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Lieuvin pays dAuge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405</text:p>
          </table:table-cell>
          <table:table-cell table:style-name="ce3" office:value-type="string" calcext:value-type="string">
            <text:p>CC Roumois Sein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Roumois Seine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413</text:p>
          </table:table-cell>
          <table:table-cell table:style-name="ce3" office:value-type="string" calcext:value-type="string">
            <text:p>CC Intercom Bernay Terres de Normandi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Intercom Bernay, terres de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462</text:p>
          </table:table-cell>
          <table:table-cell table:style-name="ce3" office:value-type="string" calcext:value-type="string">
            <text:p>CC Interco Normandie Sud Eur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Interco Normandie sud Eure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827</text:p>
          </table:table-cell>
          <table:table-cell table:style-name="ce3" office:value-type="string" calcext:value-type="string">
            <text:p>CC du Pays de Honfleur-Beuzevill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des Pays d Honfleur et_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9730</text:p>
          </table:table-cell>
          <table:table-cell table:style-name="ce3" office:value-type="string" calcext:value-type="string">
            <text:p>CC des 4 Rivières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Les quatre rivières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0142</text:p>
          </table:table-cell>
          <table:table-cell table:style-name="ce3" office:value-type="string" calcext:value-type="string">
            <text:p>CC Lyons Andell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Lyons Andelle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1454</text:p>
          </table:table-cell>
          <table:table-cell table:style-name="ce3" office:value-type="string" calcext:value-type="string">
            <text:p>CA Evreux Portes de Normandi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A Evreux portes de Norman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1843</text:p>
          </table:table-cell>
          <table:table-cell table:style-name="ce3" office:value-type="string" calcext:value-type="string">
            <text:p>CC du Vexin Normand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Vexin normand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2312</text:p>
          </table:table-cell>
          <table:table-cell table:style-name="ce3" office:value-type="string" calcext:value-type="string">
            <text:p>CA Seine Normandie Agglomération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Seine Normandie agglomérat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42700276</text:p>
          </table:table-cell>
          <table:table-cell table:style-name="ce3" office:value-type="string" calcext:value-type="string">
            <text:p>CC du Pays de Conches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du pays de Conches-en-O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42700607</text:p>
          </table:table-cell>
          <table:table-cell table:style-name="ce3" office:value-type="string" calcext:value-type="string">
            <text:p>CC du Pays du Neubourg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du pays du Neubourg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42700623</text:p>
          </table:table-cell>
          <table:table-cell table:style-name="ce3" office:value-type="string" calcext:value-type="string">
            <text:p>CC Eure-Madrie-Sein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Eure-Madrie-Seine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Eure</text:p>
          </table:table-cell>
          <table:table-cell table:style-name="ce3"/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rmandie</text:p>
          </table:table-cell>
          <table:table-cell table:style-name="ce3"/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-indicateur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9" table:default-cell-style-name="ce4"/>
        <table:table-column table:style-name="co10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987" table:default-cell-style-name="Default"/>
        <table:table-row table:style-name="ro1">
          <table:table-cell table:style-name="ce2" office:value-type="string" calcext:value-type="string">
            <text:p>Siren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chemin</text:p>
          </table:table-cell>
          <table:table-cell table:style-name="ce7" office:value-type="string" calcext:value-type="string">
            <office:annotation draw:style-name="gr1" draw:text-style-name="P1" svg:width="2.899cm" svg:height="1.139cm" svg:x="37.758cm" svg:y="0cm" draw:caption-point-x="-0.61cm" draw:caption-point-y="0.01cm">
              <dc:date>2017-10-30T00:00:00</dc:date>
              <text:p text:style-name="P1"><text:span text:style-name="T1">conso_totale_energie</text:span></text:p>
            </office:annotation>
            <text:p>consommation totale d’énergie (2014)</text:p>
          </table:table-cell>
          <table:table-cell table:style-name="ce7" office:value-type="string" calcext:value-type="string">
            <office:annotation draw:style-name="gr2" draw:text-style-name="P1" svg:width="2.899cm" svg:height="0.669cm" svg:x="39.753cm" svg:y="0cm" draw:caption-point-x="-0.61cm" draw:caption-point-y="0.01cm">
              <dc:date>2017-10-30T00:00:00</dc:date>
              <text:p text:style-name="P1"><text:span text:style-name="T1">prod_total_enr</text:span></text:p>
            </office:annotation>
            <text:p>production totale d’ENR (2015)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2]" office:value-type="string" office:string-value="200035665" calcext:value-type="string">
            <text:p>200035665</text:p>
          </table:table-cell>
          <table:table-cell table:style-name="ce6" table:formula="of:=[$'0-base'.B2]" office:value-type="string" office:string-value="CA Seine Eure" calcext:value-type="string">
            <text:p>CA Seine Eure</text:p>
          </table:table-cell>
          <table:table-cell table:style-name="ce6" table:formula="of:=[$'0-base'.C2]" office:value-type="string" office:string-value="u:/5_Patrimoine_commun/ETUDES/1_fiches_territoriales_EPCI/Extraction_donnees/transition_energetique/biomasse-normandie/CA Seine-Eure_v1.03.xlsx" calcext:value-type="string">
            <text:p>u:/5_Patrimoine_commun/ETUDES/1_fiches_territoriales_EPCI/Extraction_donnees/transition_energetique/biomasse-normandie/CA Seine-Eure_v1.03.xlsx</text:p>
          </table:table-cell>
          <table:table-cell table:style-name="ce8" table:formula="of:=INDIRECT(CONCATENATE(&quot;'&quot;;&quot;file:///&quot;;[.$C2];&quot;'&quot;;&quot;#&quot;;&quot;$'&quot;;&quot;conso - ensemble&quot;;&quot;'&quot;;&quot;.&quot;;&quot;k23&quot;))" office:value-type="float" office:value="3926.43198564457" calcext:value-type="float">
            <text:p>3926,43</text:p>
          </table:table-cell>
          <table:table-cell table:style-name="ce8" table:formula="of:=INDIRECT(CONCATENATE(&quot;'&quot;;&quot;file:///&quot;;[.$C2];&quot;'&quot;;&quot;#&quot;;&quot;$'&quot;;&quot;ENR - Ensemble&quot;;&quot;'&quot;;&quot;.&quot;;&quot;n26&quot;))" office:value-type="float" office:value="676.588778373518" calcext:value-type="float">
            <text:p>676,59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3]" office:value-type="string" office:string-value="200040277" calcext:value-type="string">
            <text:p>200040277</text:p>
          </table:table-cell>
          <table:table-cell table:style-name="ce6" table:formula="of:=[$'0-base'.B3]" office:value-type="string" office:string-value="CA Agglo du Pays de Dreux" calcext:value-type="string">
            <text:p>CA Agglo du Pays de Dreux</text:p>
          </table:table-cell>
          <table:table-cell table:style-name="ce6" table:formula="of:=[$'0-base'.C3]" office:value-type="string" office:string-value="U:/5_Patrimoine_commun/ETUDES/1_fiches_territoriales_EPCI/Extraction_donnees/transition_energetique/biomasse-normandie/Agglo du Pays de Dreux_v1.03.xlsx" calcext:value-type="string">
            <text:p>U:/5_Patrimoine_commun/ETUDES/1_fiches_territoriales_EPCI/Extraction_donnees/transition_energetique/biomasse-normandie/Agglo du Pays de Dreux_v1.03.xlsx</text:p>
          </table:table-cell>
          <table:table-cell table:style-name="ce8" table:formula="of:=INDIRECT(CONCATENATE(&quot;'&quot;;&quot;file:///&quot;;[.$C3];&quot;'&quot;;&quot;#&quot;;&quot;$'&quot;;&quot;conso - ensemble&quot;;&quot;'&quot;;&quot;.&quot;;&quot;k23&quot;))" office:value-type="float" office:value="147.240040417393" calcext:value-type="float">
            <text:p>147,24</text:p>
          </table:table-cell>
          <table:table-cell table:style-name="ce8" table:formula="of:=INDIRECT(CONCATENATE(&quot;'&quot;;&quot;file:///&quot;;[.$C3];&quot;'&quot;;&quot;#&quot;;&quot;$'&quot;;&quot;ENR - Ensemble&quot;;&quot;'&quot;;&quot;.&quot;;&quot;n26&quot;))" office:value-type="float" office:value="10.5875855242963" calcext:value-type="float">
            <text:p>10,59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4]" office:value-type="string" office:string-value="200065787" calcext:value-type="string">
            <text:p>200065787</text:p>
          </table:table-cell>
          <table:table-cell table:style-name="ce6" table:formula="of:=[$'0-base'.B4]" office:value-type="string" office:string-value="CC de Pont-Audemer / Val de Risle" calcext:value-type="string">
            <text:p>CC de Pont-Audemer / Val de Risle</text:p>
          </table:table-cell>
          <table:table-cell table:style-name="ce6" table:formula="of:=[$'0-base'.C4]" office:value-type="string" office:string-value="U:/5_Patrimoine_commun/ETUDES/1_fiches_territoriales_EPCI/Extraction_donnees/transition_energetique/biomasse-normandie/CC Pont-Audemer val de Ris_v1.03.xlsx" calcext:value-type="string">
            <text:p>U:/5_Patrimoine_commun/ETUDES/1_fiches_territoriales_EPCI/Extraction_donnees/transition_energetique/biomasse-normandie/CC Pont-Audemer val de Ris_v1.03.xlsx</text:p>
          </table:table-cell>
          <table:table-cell table:style-name="ce8" table:formula="of:=INDIRECT(CONCATENATE(&quot;'&quot;;&quot;file:///&quot;;[.$C4];&quot;'&quot;;&quot;#&quot;;&quot;$'&quot;;&quot;conso - ensemble&quot;;&quot;'&quot;;&quot;.&quot;;&quot;k23&quot;))" office:value-type="float" office:value="695.650923451784" calcext:value-type="float">
            <text:p>695,65</text:p>
          </table:table-cell>
          <table:table-cell table:style-name="ce8" table:formula="of:=INDIRECT(CONCATENATE(&quot;'&quot;;&quot;file:///&quot;;[.$C4];&quot;'&quot;;&quot;#&quot;;&quot;$'&quot;;&quot;ENR - Ensemble&quot;;&quot;'&quot;;&quot;.&quot;;&quot;n26&quot;))" office:value-type="float" office:value="68.9628563467339" calcext:value-type="float">
            <text:p>68,96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5]" office:value-type="string" office:string-value="200066017" calcext:value-type="string">
            <text:p>200066017</text:p>
          </table:table-cell>
          <table:table-cell table:style-name="ce6" table:formula="of:=[$'0-base'.B5]" office:value-type="string" office:string-value="CC Lieuvin Pays d'Auge" calcext:value-type="string">
            <text:p>CC Lieuvin Pays d'Auge</text:p>
          </table:table-cell>
          <table:table-cell table:style-name="ce6" table:formula="of:=[$'0-base'.C5]" office:value-type="string" office:string-value="U:/5_Patrimoine_commun/ETUDES/1_fiches_territoriales_EPCI/Extraction_donnees/transition_energetique/biomasse-normandie/CC Lieuvin pays dAuge_v1.03.xlsx" calcext:value-type="string">
            <text:p>U:/5_Patrimoine_commun/ETUDES/1_fiches_territoriales_EPCI/Extraction_donnees/transition_energetique/biomasse-normandie/CC Lieuvin pays dAuge_v1.03.xlsx</text:p>
          </table:table-cell>
          <table:table-cell table:style-name="ce8" table:formula="of:=INDIRECT(CONCATENATE(&quot;'&quot;;&quot;file:///&quot;;[.$C5];&quot;'&quot;;&quot;#&quot;;&quot;$'&quot;;&quot;conso - ensemble&quot;;&quot;'&quot;;&quot;.&quot;;&quot;k23&quot;))" office:value-type="float" office:value="366.670966766594" calcext:value-type="float">
            <text:p>366,67</text:p>
          </table:table-cell>
          <table:table-cell table:style-name="ce8" table:formula="of:=INDIRECT(CONCATENATE(&quot;'&quot;;&quot;file:///&quot;;[.$C5];&quot;'&quot;;&quot;#&quot;;&quot;$'&quot;;&quot;ENR - Ensemble&quot;;&quot;'&quot;;&quot;.&quot;;&quot;n26&quot;))" office:value-type="float" office:value="54.2747693873059" calcext:value-type="float">
            <text:p>54,27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6]" office:value-type="string" office:string-value="200066405" calcext:value-type="string">
            <text:p>200066405</text:p>
          </table:table-cell>
          <table:table-cell table:style-name="ce6" table:formula="of:=[$'0-base'.B6]" office:value-type="string" office:string-value="CC Roumois Seine" calcext:value-type="string">
            <text:p>CC Roumois Seine</text:p>
          </table:table-cell>
          <table:table-cell table:style-name="ce6" table:formula="of:=[$'0-base'.C6]" office:value-type="string" office:string-value="U:/5_Patrimoine_commun/ETUDES/1_fiches_territoriales_EPCI/Extraction_donnees/transition_energetique/biomasse-normandie/CC Roumois Seine_v1.03.xlsx" calcext:value-type="string">
            <text:p>U:/5_Patrimoine_commun/ETUDES/1_fiches_territoriales_EPCI/Extraction_donnees/transition_energetique/biomasse-normandie/CC Roumois Seine_v1.03.xlsx</text:p>
          </table:table-cell>
          <table:table-cell table:style-name="ce8" table:formula="of:=INDIRECT(CONCATENATE(&quot;'&quot;;&quot;file:///&quot;;[.$C6];&quot;'&quot;;&quot;#&quot;;&quot;$'&quot;;&quot;conso - ensemble&quot;;&quot;'&quot;;&quot;.&quot;;&quot;k23&quot;))" office:value-type="float" office:value="960.818096150356" calcext:value-type="float">
            <text:p>960,82</text:p>
          </table:table-cell>
          <table:table-cell table:style-name="ce8" table:formula="of:=INDIRECT(CONCATENATE(&quot;'&quot;;&quot;file:///&quot;;[.$C6];&quot;'&quot;;&quot;#&quot;;&quot;$'&quot;;&quot;ENR - Ensemble&quot;;&quot;'&quot;;&quot;.&quot;;&quot;n26&quot;))" office:value-type="float" office:value="104.593225738958" calcext:value-type="float">
            <text:p>104,59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7]" office:value-type="string" office:string-value="200066413" calcext:value-type="string">
            <text:p>200066413</text:p>
          </table:table-cell>
          <table:table-cell table:style-name="ce6" table:formula="of:=[$'0-base'.B7]" office:value-type="string" office:string-value="CC Intercom Bernay Terres de Normandie" calcext:value-type="string">
            <text:p>CC Intercom Bernay Terres de Normandie</text:p>
          </table:table-cell>
          <table:table-cell table:style-name="ce6" table:formula="of:=[$'0-base'.C7]" office:value-type="string" office:string-value="U:/5_Patrimoine_commun/ETUDES/1_fiches_territoriales_EPCI/Extraction_donnees/transition_energetique/biomasse-normandie/Intercom Bernay, terres de_v1.03.xlsx" calcext:value-type="string">
            <text:p>U:/5_Patrimoine_commun/ETUDES/1_fiches_territoriales_EPCI/Extraction_donnees/transition_energetique/biomasse-normandie/Intercom Bernay, terres de_v1.03.xlsx</text:p>
          </table:table-cell>
          <table:table-cell table:style-name="ce8" table:formula="of:=INDIRECT(CONCATENATE(&quot;'&quot;;&quot;file:///&quot;;[.$C7];&quot;'&quot;;&quot;#&quot;;&quot;$'&quot;;&quot;conso - ensemble&quot;;&quot;'&quot;;&quot;.&quot;;&quot;k23&quot;))" office:value-type="float" office:value="1317.56834624863" calcext:value-type="float">
            <text:p>1317,57</text:p>
          </table:table-cell>
          <table:table-cell table:style-name="ce8" table:formula="of:=INDIRECT(CONCATENATE(&quot;'&quot;;&quot;file:///&quot;;[.$C7];&quot;'&quot;;&quot;#&quot;;&quot;$'&quot;;&quot;ENR - Ensemble&quot;;&quot;'&quot;;&quot;.&quot;;&quot;n26&quot;))" office:value-type="float" office:value="152.6525917223" calcext:value-type="float">
            <text:p>152,65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8]" office:value-type="string" office:string-value="200066462" calcext:value-type="string">
            <text:p>200066462</text:p>
          </table:table-cell>
          <table:table-cell table:style-name="ce6" table:formula="of:=[$'0-base'.B8]" office:value-type="string" office:string-value="CC Interco Normandie Sud Eure" calcext:value-type="string">
            <text:p>CC Interco Normandie Sud Eure</text:p>
          </table:table-cell>
          <table:table-cell table:style-name="ce6" table:formula="of:=[$'0-base'.C8]" office:value-type="string" office:string-value="U:/5_Patrimoine_commun/ETUDES/1_fiches_territoriales_EPCI/Extraction_donnees/transition_energetique/biomasse-normandie/Interco Normandie sud Eure_v1.03.xlsx" calcext:value-type="string">
            <text:p>U:/5_Patrimoine_commun/ETUDES/1_fiches_territoriales_EPCI/Extraction_donnees/transition_energetique/biomasse-normandie/Interco Normandie sud Eure_v1.03.xlsx</text:p>
          </table:table-cell>
          <table:table-cell table:style-name="ce8" table:formula="of:=INDIRECT(CONCATENATE(&quot;'&quot;;&quot;file:///&quot;;[.$C8];&quot;'&quot;;&quot;#&quot;;&quot;$'&quot;;&quot;conso - ensemble&quot;;&quot;'&quot;;&quot;.&quot;;&quot;k23&quot;))" office:value-type="float" office:value="1277.84402316452" calcext:value-type="float">
            <text:p>1277,84</text:p>
          </table:table-cell>
          <table:table-cell table:style-name="ce8" table:formula="of:=INDIRECT(CONCATENATE(&quot;'&quot;;&quot;file:///&quot;;[.$C8];&quot;'&quot;;&quot;#&quot;;&quot;$'&quot;;&quot;ENR - Ensemble&quot;;&quot;'&quot;;&quot;.&quot;;&quot;n26&quot;))" office:value-type="float" office:value="138.056650700312" calcext:value-type="float">
            <text:p>138,06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9]" office:value-type="string" office:string-value="200066827" calcext:value-type="string">
            <text:p>200066827</text:p>
          </table:table-cell>
          <table:table-cell table:style-name="ce6" table:formula="of:=[$'0-base'.B9]" office:value-type="string" office:string-value="CC du Pays de Honfleur-Beuzeville" calcext:value-type="string">
            <text:p>CC du Pays de Honfleur-Beuzeville</text:p>
          </table:table-cell>
          <table:table-cell table:style-name="ce6" table:formula="of:=[$'0-base'.C9]" office:value-type="string" office:string-value="U:/5_Patrimoine_commun/ETUDES/1_fiches_territoriales_EPCI/Extraction_donnees/transition_energetique/biomasse-normandie/CC des Pays d Honfleur et__v1.03.xlsx" calcext:value-type="string">
            <text:p>U:/5_Patrimoine_commun/ETUDES/1_fiches_territoriales_EPCI/Extraction_donnees/transition_energetique/biomasse-normandie/CC des Pays d Honfleur et__v1.03.xlsx</text:p>
          </table:table-cell>
          <table:table-cell table:style-name="ce8" table:formula="of:=INDIRECT(CONCATENATE(&quot;'&quot;;&quot;file:///&quot;;[.$C9];&quot;'&quot;;&quot;#&quot;;&quot;$'&quot;;&quot;conso - ensemble&quot;;&quot;'&quot;;&quot;.&quot;;&quot;k23&quot;))" office:value-type="float" office:value="749.940543679752" calcext:value-type="float">
            <text:p>749,94</text:p>
          </table:table-cell>
          <table:table-cell table:style-name="ce8" table:formula="of:=INDIRECT(CONCATENATE(&quot;'&quot;;&quot;file:///&quot;;[.$C9];&quot;'&quot;;&quot;#&quot;;&quot;$'&quot;;&quot;ENR - Ensemble&quot;;&quot;'&quot;;&quot;.&quot;;&quot;n26&quot;))" office:value-type="float" office:value="73.399156427192" calcext:value-type="float">
            <text:p>73,40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0]" office:value-type="string" office:string-value="200069730" calcext:value-type="string">
            <text:p>200069730</text:p>
          </table:table-cell>
          <table:table-cell table:style-name="ce6" table:formula="of:=[$'0-base'.B10]" office:value-type="string" office:string-value="CC des 4 Rivières" calcext:value-type="string">
            <text:p>CC des 4 Rivières</text:p>
          </table:table-cell>
          <table:table-cell table:style-name="ce6" table:formula="of:=[$'0-base'.C10]" office:value-type="string" office:string-value="U:/5_Patrimoine_commun/ETUDES/1_fiches_territoriales_EPCI/Extraction_donnees/transition_energetique/biomasse-normandie/CC Les quatre rivières_v1.03.xlsx" calcext:value-type="string">
            <text:p>U:/5_Patrimoine_commun/ETUDES/1_fiches_territoriales_EPCI/Extraction_donnees/transition_energetique/biomasse-normandie/CC Les quatre rivières_v1.03.xlsx</text:p>
          </table:table-cell>
          <table:table-cell table:style-name="ce8" table:formula="of:=INDIRECT(CONCATENATE(&quot;'&quot;;&quot;file:///&quot;;[.$C10];&quot;'&quot;;&quot;#&quot;;&quot;$'&quot;;&quot;conso - ensemble&quot;;&quot;'&quot;;&quot;.&quot;;&quot;k23&quot;))" office:value-type="float" office:value="777.181209347763" calcext:value-type="float">
            <text:p>777,18</text:p>
          </table:table-cell>
          <table:table-cell table:style-name="ce8" table:formula="of:=INDIRECT(CONCATENATE(&quot;'&quot;;&quot;file:///&quot;;[.$C10];&quot;'&quot;;&quot;#&quot;;&quot;$'&quot;;&quot;ENR - Ensemble&quot;;&quot;'&quot;;&quot;.&quot;;&quot;n26&quot;))" office:value-type="float" office:value="95.9857488604876" calcext:value-type="float">
            <text:p>95,99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1]" office:value-type="string" office:string-value="200070142" calcext:value-type="string">
            <text:p>200070142</text:p>
          </table:table-cell>
          <table:table-cell table:style-name="ce6" table:formula="of:=[$'0-base'.B11]" office:value-type="string" office:string-value="CC Lyons Andelle" calcext:value-type="string">
            <text:p>CC Lyons Andelle</text:p>
          </table:table-cell>
          <table:table-cell table:style-name="ce6" table:formula="of:=[$'0-base'.C11]" office:value-type="string" office:string-value="U:/5_Patrimoine_commun/ETUDES/1_fiches_territoriales_EPCI/Extraction_donnees/transition_energetique/biomasse-normandie/CC Lyons Andelle_v1.03.xlsx" calcext:value-type="string">
            <text:p>U:/5_Patrimoine_commun/ETUDES/1_fiches_territoriales_EPCI/Extraction_donnees/transition_energetique/biomasse-normandie/CC Lyons Andelle_v1.03.xlsx</text:p>
          </table:table-cell>
          <table:table-cell table:style-name="ce8" table:formula="of:=INDIRECT(CONCATENATE(&quot;'&quot;;&quot;file:///&quot;;[.$C11];&quot;'&quot;;&quot;#&quot;;&quot;$'&quot;;&quot;conso - ensemble&quot;;&quot;'&quot;;&quot;.&quot;;&quot;k23&quot;))" office:value-type="float" office:value="570.66976903716" calcext:value-type="float">
            <text:p>570,67</text:p>
          </table:table-cell>
          <table:table-cell table:style-name="ce8" table:formula="of:=INDIRECT(CONCATENATE(&quot;'&quot;;&quot;file:///&quot;;[.$C11];&quot;'&quot;;&quot;#&quot;;&quot;$'&quot;;&quot;ENR - Ensemble&quot;;&quot;'&quot;;&quot;.&quot;;&quot;n26&quot;))" office:value-type="float" office:value="38.8385859142982" calcext:value-type="float">
            <text:p>38,84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2]" office:value-type="string" office:string-value="200071454" calcext:value-type="string">
            <text:p>200071454</text:p>
          </table:table-cell>
          <table:table-cell table:style-name="ce6" table:formula="of:=[$'0-base'.B12]" office:value-type="string" office:string-value="CA Evreux Portes de Normandie" calcext:value-type="string">
            <text:p>CA Evreux Portes de Normandie</text:p>
          </table:table-cell>
          <table:table-cell table:style-name="ce6" table:formula="of:=[$'0-base'.C12]" office:value-type="string" office:string-value="U:/5_Patrimoine_commun/ETUDES/1_fiches_territoriales_EPCI/Extraction_donnees/transition_energetique/biomasse-normandie/CA Evreux portes de Norman_v1.03.xlsx" calcext:value-type="string">
            <text:p>U:/5_Patrimoine_commun/ETUDES/1_fiches_territoriales_EPCI/Extraction_donnees/transition_energetique/biomasse-normandie/CA Evreux portes de Norman_v1.03.xlsx</text:p>
          </table:table-cell>
          <table:table-cell table:style-name="ce8" table:formula="of:=INDIRECT(CONCATENATE(&quot;'&quot;;&quot;file:///&quot;;[.$C12];&quot;'&quot;;&quot;#&quot;;&quot;$'&quot;;&quot;conso - ensemble&quot;;&quot;'&quot;;&quot;.&quot;;&quot;k23&quot;))" office:value-type="float" office:value="2462.38288278358" calcext:value-type="float">
            <text:p>2462,38</text:p>
          </table:table-cell>
          <table:table-cell table:style-name="ce8" table:formula="of:=INDIRECT(CONCATENATE(&quot;'&quot;;&quot;file:///&quot;;[.$C12];&quot;'&quot;;&quot;#&quot;;&quot;$'&quot;;&quot;ENR - Ensemble&quot;;&quot;'&quot;;&quot;.&quot;;&quot;n26&quot;))" office:value-type="float" office:value="439.538200457534" calcext:value-type="float">
            <text:p>439,54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3]" office:value-type="string" office:string-value="200071843" calcext:value-type="string">
            <text:p>200071843</text:p>
          </table:table-cell>
          <table:table-cell table:style-name="ce6" table:formula="of:=[$'0-base'.B13]" office:value-type="string" office:string-value="CC du Vexin Normand" calcext:value-type="string">
            <text:p>CC du Vexin Normand</text:p>
          </table:table-cell>
          <table:table-cell table:style-name="ce6" table:formula="of:=[$'0-base'.C13]" office:value-type="string" office:string-value="U:/5_Patrimoine_commun/ETUDES/1_fiches_territoriales_EPCI/Extraction_donnees/transition_energetique/biomasse-normandie/CC Vexin normand_v1.03.xlsx" calcext:value-type="string">
            <text:p>U:/5_Patrimoine_commun/ETUDES/1_fiches_territoriales_EPCI/Extraction_donnees/transition_energetique/biomasse-normandie/CC Vexin normand_v1.03.xlsx</text:p>
          </table:table-cell>
          <table:table-cell table:style-name="ce8" table:formula="of:=INDIRECT(CONCATENATE(&quot;'&quot;;&quot;file:///&quot;;[.$C13];&quot;'&quot;;&quot;#&quot;;&quot;$'&quot;;&quot;conso - ensemble&quot;;&quot;'&quot;;&quot;.&quot;;&quot;k23&quot;))" office:value-type="float" office:value="1263.54830118821" calcext:value-type="float">
            <text:p>1263,55</text:p>
          </table:table-cell>
          <table:table-cell table:style-name="ce8" table:formula="of:=INDIRECT(CONCATENATE(&quot;'&quot;;&quot;file:///&quot;;[.$C13];&quot;'&quot;;&quot;#&quot;;&quot;$'&quot;;&quot;ENR - Ensemble&quot;;&quot;'&quot;;&quot;.&quot;;&quot;n26&quot;))" office:value-type="float" office:value="41.8989959207113" calcext:value-type="float">
            <text:p>41,90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4]" office:value-type="string" office:string-value="200072312" calcext:value-type="string">
            <text:p>200072312</text:p>
          </table:table-cell>
          <table:table-cell table:style-name="ce6" table:formula="of:=[$'0-base'.B14]" office:value-type="string" office:string-value="CA Seine Normandie Agglomération" calcext:value-type="string">
            <text:p>CA Seine Normandie Agglomération</text:p>
          </table:table-cell>
          <table:table-cell table:style-name="ce6" table:formula="of:=[$'0-base'.C14]" office:value-type="string" office:string-value="U:/5_Patrimoine_commun/ETUDES/1_fiches_territoriales_EPCI/Extraction_donnees/transition_energetique/biomasse-normandie/Seine Normandie agglomérat_v1.03.xlsx" calcext:value-type="string">
            <text:p>U:/5_Patrimoine_commun/ETUDES/1_fiches_territoriales_EPCI/Extraction_donnees/transition_energetique/biomasse-normandie/Seine Normandie agglomérat_v1.03.xlsx</text:p>
          </table:table-cell>
          <table:table-cell table:style-name="ce8" table:formula="of:=INDIRECT(CONCATENATE(&quot;'&quot;;&quot;file:///&quot;;[.$C14];&quot;'&quot;;&quot;#&quot;;&quot;$'&quot;;&quot;conso - ensemble&quot;;&quot;'&quot;;&quot;.&quot;;&quot;k23&quot;))" office:value-type="float" office:value="1884.24438522117" calcext:value-type="float">
            <text:p>1884,24</text:p>
          </table:table-cell>
          <table:table-cell table:style-name="ce8" table:formula="of:=INDIRECT(CONCATENATE(&quot;'&quot;;&quot;file:///&quot;;[.$C14];&quot;'&quot;;&quot;#&quot;;&quot;$'&quot;;&quot;ENR - Ensemble&quot;;&quot;'&quot;;&quot;.&quot;;&quot;n26&quot;))" office:value-type="float" office:value="128.451556200928" calcext:value-type="float">
            <text:p>128,45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5]" office:value-type="string" office:string-value="242700276" calcext:value-type="string">
            <text:p>242700276</text:p>
          </table:table-cell>
          <table:table-cell table:style-name="ce6" table:formula="of:=[$'0-base'.B15]" office:value-type="string" office:string-value="CC du Pays de Conches" calcext:value-type="string">
            <text:p>CC du Pays de Conches</text:p>
          </table:table-cell>
          <table:table-cell table:style-name="ce6" table:formula="of:=[$'0-base'.C15]" office:value-type="string" office:string-value="U:/5_Patrimoine_commun/ETUDES/1_fiches_territoriales_EPCI/Extraction_donnees/transition_energetique/biomasse-normandie/CC du pays de Conches-en-O_v1.03.xlsx" calcext:value-type="string">
            <text:p>U:/5_Patrimoine_commun/ETUDES/1_fiches_territoriales_EPCI/Extraction_donnees/transition_energetique/biomasse-normandie/CC du pays de Conches-en-O_v1.03.xlsx</text:p>
          </table:table-cell>
          <table:table-cell table:style-name="ce8" table:formula="of:=INDIRECT(CONCATENATE(&quot;'&quot;;&quot;file:///&quot;;[.$C15];&quot;'&quot;;&quot;#&quot;;&quot;$'&quot;;&quot;conso - ensemble&quot;;&quot;'&quot;;&quot;.&quot;;&quot;k23&quot;))" office:value-type="float" office:value="352.621239822575" calcext:value-type="float">
            <text:p>352,62</text:p>
          </table:table-cell>
          <table:table-cell table:style-name="ce8" table:formula="of:=INDIRECT(CONCATENATE(&quot;'&quot;;&quot;file:///&quot;;[.$C15];&quot;'&quot;;&quot;#&quot;;&quot;$'&quot;;&quot;ENR - Ensemble&quot;;&quot;'&quot;;&quot;.&quot;;&quot;n26&quot;))" office:value-type="float" office:value="38.3394609140985" calcext:value-type="float">
            <text:p>38,34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6]" office:value-type="string" office:string-value="242700607" calcext:value-type="string">
            <text:p>242700607</text:p>
          </table:table-cell>
          <table:table-cell table:style-name="ce6" table:formula="of:=[$'0-base'.B16]" office:value-type="string" office:string-value="CC du Pays du Neubourg" calcext:value-type="string">
            <text:p>CC du Pays du Neubourg</text:p>
          </table:table-cell>
          <table:table-cell table:style-name="ce6" table:formula="of:=[$'0-base'.C16]" office:value-type="string" office:string-value="U:/5_Patrimoine_commun/ETUDES/1_fiches_territoriales_EPCI/Extraction_donnees/transition_energetique/biomasse-normandie/CC du pays du Neubourg_v1.03.xlsx" calcext:value-type="string">
            <text:p>U:/5_Patrimoine_commun/ETUDES/1_fiches_territoriales_EPCI/Extraction_donnees/transition_energetique/biomasse-normandie/CC du pays du Neubourg_v1.03.xlsx</text:p>
          </table:table-cell>
          <table:table-cell table:style-name="ce8" table:formula="of:=INDIRECT(CONCATENATE(&quot;'&quot;;&quot;file:///&quot;;[.$C16];&quot;'&quot;;&quot;#&quot;;&quot;$'&quot;;&quot;conso - ensemble&quot;;&quot;'&quot;;&quot;.&quot;;&quot;k23&quot;))" office:value-type="float" office:value="804.290050164278" calcext:value-type="float">
            <text:p>804,29</text:p>
          </table:table-cell>
          <table:table-cell table:style-name="ce8" table:formula="of:=INDIRECT(CONCATENATE(&quot;'&quot;;&quot;file:///&quot;;[.$C16];&quot;'&quot;;&quot;#&quot;;&quot;$'&quot;;&quot;ENR - Ensemble&quot;;&quot;'&quot;;&quot;.&quot;;&quot;n26&quot;))" office:value-type="float" office:value="56.0018921044087" calcext:value-type="float">
            <text:p>56,00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7]" office:value-type="string" office:string-value="242700623" calcext:value-type="string">
            <text:p>242700623</text:p>
          </table:table-cell>
          <table:table-cell table:style-name="ce6" table:formula="of:=[$'0-base'.B17]" office:value-type="string" office:string-value="CC Eure-Madrie-Seine" calcext:value-type="string">
            <text:p>CC Eure-Madrie-Seine</text:p>
          </table:table-cell>
          <table:table-cell table:style-name="ce6" table:formula="of:=[$'0-base'.C17]" office:value-type="string" office:string-value="U:/5_Patrimoine_commun/ETUDES/1_fiches_territoriales_EPCI/Extraction_donnees/transition_energetique/biomasse-normandie/CC Eure-Madrie-Seine_v1.03.xlsx" calcext:value-type="string">
            <text:p>U:/5_Patrimoine_commun/ETUDES/1_fiches_territoriales_EPCI/Extraction_donnees/transition_energetique/biomasse-normandie/CC Eure-Madrie-Seine_v1.03.xlsx</text:p>
          </table:table-cell>
          <table:table-cell table:style-name="ce8" table:formula="of:=INDIRECT(CONCATENATE(&quot;'&quot;;&quot;file:///&quot;;[.$C17];&quot;'&quot;;&quot;#&quot;;&quot;$'&quot;;&quot;conso - ensemble&quot;;&quot;'&quot;;&quot;.&quot;;&quot;k23&quot;))" office:value-type="float" office:value="648.248282203041" calcext:value-type="float">
            <text:p>648,25</text:p>
          </table:table-cell>
          <table:table-cell table:style-name="ce8" table:formula="of:=INDIRECT(CONCATENATE(&quot;'&quot;;&quot;file:///&quot;;[.$C17];&quot;'&quot;;&quot;#&quot;;&quot;$'&quot;;&quot;ENR - Ensemble&quot;;&quot;'&quot;;&quot;.&quot;;&quot;n26&quot;))" office:value-type="float" office:value="45.0752573509418" calcext:value-type="float">
            <text:p>45,08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8]" office:value-type="string" office:string-value="27" calcext:value-type="string">
            <text:p>27</text:p>
          </table:table-cell>
          <table:table-cell table:style-name="ce6" table:formula="of:=[$'0-base'.B18]" office:value-type="string" office:string-value="Eure" calcext:value-type="string">
            <text:p>Eure</text:p>
          </table:table-cell>
          <table:table-cell table:style-name="ce6" table:formula="of:=[$'0-base'.C18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3">
          <table:table-cell table:style-name="ce6" table:formula="of:=[$'0-base'.A19]" office:value-type="float" office:value="0" calcext:value-type="float">
            <text:p>0</text:p>
          </table:table-cell>
          <table:table-cell table:style-name="ce6" table:formula="of:=[$'0-base'.B19]" office:value-type="string" office:string-value="Normandie" calcext:value-type="string">
            <text:p>Normandie</text:p>
          </table:table-cell>
          <table:table-cell table:style-name="ce6" table:formula="of:=[$'0-base'.C19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-ENR-productio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1" table:default-cell-style-name="ce4"/>
        <table:table-column table:style-name="co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Default"/>
        <table:table-column table:style-name="co1" table:default-cell-style-name="ce4"/>
        <table:table-column table:style-name="co17" table:default-cell-style-name="ce4"/>
        <table:table-column table:style-name="co18" table:default-cell-style-name="ce4"/>
        <table:table-column table:style-name="co17" table:number-columns-repeated="2" table:default-cell-style-name="ce4"/>
        <table:table-column table:style-name="co17" table:default-cell-style-name="Default"/>
        <table:table-column table:style-name="co16" table:default-cell-style-name="ce4"/>
        <table:table-column table:style-name="co17" table:default-cell-style-name="ce4"/>
        <table:table-column table:style-name="co19" table:default-cell-style-name="ce4"/>
        <table:table-column table:style-name="co5" table:number-columns-repeated="2" table:default-cell-style-name="ce4"/>
        <table:table-column table:style-name="co5" table:default-cell-style-name="Default"/>
        <table:table-column table:style-name="co5" table:default-cell-style-name="ce4"/>
        <table:table-column table:style-name="co17" table:default-cell-style-name="ce4"/>
        <table:table-column table:style-name="co18" table:default-cell-style-name="ce4"/>
        <table:table-column table:style-name="co18" table:number-columns-repeated="2" table:default-cell-style-name="Default"/>
        <table:table-column table:style-name="co18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965" table:default-cell-style-name="Default"/>
        <table:table-row table:style-name="ro1">
          <table:table-cell table:style-name="ce2" office:value-type="string" calcext:value-type="string">
            <text:p>Siren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chemin</text:p>
          </table:table-cell>
          <table:table-cell table:style-name="ce7" office:value-type="string" calcext:value-type="string">
            <office:annotation draw:style-name="gr3" draw:text-style-name="P1" svg:width="2.899cm" svg:height="0.991cm" svg:x="16.961cm" svg:y="0cm" draw:caption-point-x="-0.61cm" draw:caption-point-y="0.01cm">
              <dc:date>2017-11-02T00:00:00</dc:date>
              <text:p text:style-name="P1"><text:span text:style-name="T1">production_enr_bois_1</text:span></text:p>
            </office:annotation>
            <text:p>Production ENR Bois Ménage (2009)</text:p>
          </table:table-cell>
          <table:table-cell table:style-name="ce7" office:value-type="string" calcext:value-type="string">
            <office:annotation draw:style-name="gr3" draw:text-style-name="P1" svg:width="2.899cm" svg:height="0.991cm" svg:x="19.171cm" svg:y="0cm" draw:caption-point-x="-0.61cm" draw:caption-point-y="0.01cm">
              <dc:date>2017-11-02T00:00:00</dc:date>
              <text:p text:style-name="P1"><text:span text:style-name="T1">production_enr_bois_coll_1</text:span></text:p>
            </office:annotation>
            <text:p>Production ENR Bois Collectif (2009)</text:p>
          </table:table-cell>
          <table:table-cell table:style-name="ce7" office:value-type="string" calcext:value-type="string">
            <office:annotation draw:style-name="gr3" draw:text-style-name="P1" svg:width="2.899cm" svg:height="0.991cm" svg:x="21.505cm" svg:y="0cm" draw:caption-point-x="-0.61cm" draw:caption-point-y="0.01cm">
              <dc:date>2017-11-02T00:00:00</dc:date>
              <text:p text:style-name="P1"><text:span text:style-name="T1">production_enr_biogaz_1</text:span></text:p>
            </office:annotation>
            <text:p>Production ENR Biogaz (2009)</text:p>
          </table:table-cell>
          <table:table-cell table:style-name="ce7" office:value-type="string" calcext:value-type="string">
            <text:p>Production ENR Solaire Thermique (2009)</text:p>
          </table:table-cell>
          <table:table-cell table:style-name="ce7" office:value-type="string" calcext:value-type="string">
            <text:p>Production ENR Solaire Photovoltaïque (2009)</text:p>
          </table:table-cell>
          <table:table-cell table:style-name="ce7" office:value-type="string" calcext:value-type="string">
            <office:annotation draw:style-name="gr3" draw:text-style-name="P1" svg:width="2.899cm" svg:height="0.991cm" svg:x="28.4cm" svg:y="0cm" draw:caption-point-x="-0.61cm" draw:caption-point-y="0.01cm">
              <dc:date>2017-11-02T00:00:00</dc:date>
              <text:p text:style-name="P1"><text:span text:style-name="T1">production_enr_solaire_1</text:span></text:p>
            </office:annotation>
            <text:p>Production ENR Solaire (2009)</text:p>
          </table:table-cell>
          <table:table-cell table:style-name="ce7" office:value-type="string" calcext:value-type="string">
            <office:annotation draw:style-name="gr3" draw:text-style-name="P1" svg:width="2.899cm" svg:height="0.991cm" svg:x="30.497cm" svg:y="0cm" draw:caption-point-x="-0.61cm" draw:caption-point-y="0.01cm">
              <dc:date>2017-11-02T00:00:00</dc:date>
              <text:p text:style-name="P1"><text:span text:style-name="T1">production_enr_bois_2</text:span></text:p>
            </office:annotation>
            <text:p>Production ENR Bois Ménage <text:s/>(2011)</text:p>
          </table:table-cell>
          <table:table-cell table:style-name="ce7" office:value-type="string" calcext:value-type="string">
            <office:annotation draw:style-name="gr3" draw:text-style-name="P1" svg:width="2.899cm" svg:height="0.991cm" svg:x="32.048cm" svg:y="0cm" draw:caption-point-x="-0.61cm" draw:caption-point-y="0.01cm">
              <dc:date>2017-11-02T00:00:00</dc:date>
              <text:p text:style-name="P1"><text:span text:style-name="T1">production_enr_bois_coll_2</text:span></text:p>
            </office:annotation>
            <text:p>Production ENR Bois Collectif (2011)</text:p>
          </table:table-cell>
          <table:table-cell table:style-name="ce7" office:value-type="string" calcext:value-type="string">
            <office:annotation draw:style-name="gr3" draw:text-style-name="P1" svg:width="2.899cm" svg:height="0.991cm" svg:x="34.845cm" svg:y="0cm" draw:caption-point-x="-0.61cm" draw:caption-point-y="0.01cm">
              <dc:date>2017-11-02T00:00:00</dc:date>
              <text:p text:style-name="P1"><text:span text:style-name="T1">production_enr_biogaz_2</text:span></text:p>
            </office:annotation>
            <text:p>Production ENR Biogaz (2011)</text:p>
          </table:table-cell>
          <table:table-cell table:style-name="ce7" office:value-type="string" calcext:value-type="string">
            <text:p>Production ENR Solaire Thermique (2011)</text:p>
          </table:table-cell>
          <table:table-cell table:style-name="ce7" office:value-type="string" calcext:value-type="string">
            <text:p>Production ENR Solaire Photovoltaïque (2011)</text:p>
          </table:table-cell>
          <table:table-cell table:style-name="ce7" office:value-type="string" calcext:value-type="string">
            <text:p>Production ENR Solaire (2011)</text:p>
          </table:table-cell>
          <table:table-cell table:style-name="ce7" office:value-type="string" calcext:value-type="string">
            <office:annotation draw:style-name="gr3" draw:text-style-name="P1" svg:width="2.899cm" svg:height="0.991cm" svg:x="42.046cm" svg:y="0cm" draw:caption-point-x="-0.61cm" draw:caption-point-y="0.01cm">
              <dc:date>2017-11-02T00:00:00</dc:date>
              <text:p text:style-name="P1"><text:span text:style-name="T1">production_enr_bois_3</text:span></text:p>
            </office:annotation>
            <text:p>Production ENR Bois Ménage <text:s/>(2013)</text:p>
          </table:table-cell>
          <table:table-cell table:style-name="ce7" office:value-type="string" calcext:value-type="string">
            <office:annotation draw:style-name="gr3" draw:text-style-name="P1" svg:width="2.899cm" svg:height="0.991cm" svg:x="43.596cm" svg:y="0cm" draw:caption-point-x="-0.61cm" draw:caption-point-y="0.01cm">
              <dc:date>2017-11-02T00:00:00</dc:date>
              <text:p text:style-name="P1"><text:span text:style-name="T1">production_enr_bois_coll_3</text:span></text:p>
            </office:annotation>
            <text:p>Production ENR Bois Collectif (2013)</text:p>
          </table:table-cell>
          <table:table-cell table:style-name="ce7" office:value-type="string" calcext:value-type="string">
            <office:annotation draw:style-name="gr3" draw:text-style-name="P1" svg:width="2.899cm" svg:height="0.991cm" svg:x="45.561cm" svg:y="0cm" draw:caption-point-x="-0.61cm" draw:caption-point-y="0.01cm">
              <dc:date>2017-11-02T00:00:00</dc:date>
              <text:p text:style-name="P1"><text:span text:style-name="T1">production_enr_biogaz_3</text:span></text:p>
            </office:annotation>
            <text:p>Production ENR Biogaz (2013)</text:p>
          </table:table-cell>
          <table:table-cell table:style-name="ce7" office:value-type="string" calcext:value-type="string">
            <text:p>Production ENR Solaire Thermique (2013)</text:p>
          </table:table-cell>
          <table:table-cell table:style-name="ce7" office:value-type="string" calcext:value-type="string">
            <text:p>Production ENR Solaire Photovoltaïque (2013)</text:p>
          </table:table-cell>
          <table:table-cell table:style-name="ce7" office:value-type="string" calcext:value-type="string">
            <text:p>Production ENR Solaire (2013)</text:p>
          </table:table-cell>
          <table:table-cell table:style-name="ce7" office:value-type="string" calcext:value-type="string">
            <office:annotation draw:style-name="gr3" draw:text-style-name="P1" svg:width="2.899cm" svg:height="0.991cm" svg:x="59.072cm" svg:y="0cm" draw:caption-point-x="-0.61cm" draw:caption-point-y="0.01cm">
              <dc:date>2017-11-02T00:00:00</dc:date>
              <text:p text:style-name="P1"><text:span text:style-name="T1">production_enr_bois_4</text:span></text:p>
            </office:annotation>
            <text:p>Production ENR Bois Ménage <text:s/>(2015)</text:p>
          </table:table-cell>
          <table:table-cell table:style-name="ce7" office:value-type="string" calcext:value-type="string">
            <office:annotation draw:style-name="gr3" draw:text-style-name="P1" svg:width="2.899cm" svg:height="0.991cm" svg:x="60.623cm" svg:y="0cm" draw:caption-point-x="-0.61cm" draw:caption-point-y="0.01cm">
              <dc:date>2017-11-02T00:00:00</dc:date>
              <text:p text:style-name="P1"><text:span text:style-name="T1">production_enr_bois_coll_4</text:span></text:p>
            </office:annotation>
            <text:p>Production ENR Bois Collectif (2015)</text:p>
          </table:table-cell>
          <table:table-cell table:style-name="ce7" office:value-type="string" calcext:value-type="string">
            <office:annotation draw:style-name="gr3" draw:text-style-name="P1" svg:width="2.899cm" svg:height="0.991cm" svg:x="63.42cm" svg:y="0cm" draw:caption-point-x="-0.61cm" draw:caption-point-y="0.01cm">
              <dc:date>2017-11-02T00:00:00</dc:date>
              <text:p text:style-name="P1"><text:span text:style-name="T1">production_enr_biogaz_4</text:span></text:p>
            </office:annotation>
            <text:p>Production ENR Biogaz (2015)</text:p>
          </table:table-cell>
          <table:table-cell table:style-name="ce7" office:value-type="string" calcext:value-type="string">
            <text:p>Production ENR Solaire Thermique (2015)</text:p>
          </table:table-cell>
          <table:table-cell table:style-name="ce7" office:value-type="string" calcext:value-type="string">
            <text:p>Production ENR Solaire Photovoltaïque (2015)</text:p>
          </table:table-cell>
          <table:table-cell table:style-name="ce7" office:value-type="string" calcext:value-type="string">
            <text:p>Production ENR Solaire (2015)</text:p>
          </table:table-cell>
          <table:table-cell table:number-columns-repeated="32"/>
          <table:table-cell table:style-name="ce5" table:number-columns-repeated="962"/>
          <table:table-cell table:number-columns-repeated="3"/>
        </table:table-row>
        <table:table-row table:style-name="ro2">
          <table:table-cell table:style-name="ce6" table:formula="of:=[$'0-base'.A2]" office:value-type="string" office:string-value="200035665" calcext:value-type="string">
            <text:p>200035665</text:p>
          </table:table-cell>
          <table:table-cell table:style-name="ce6" table:formula="of:=[$'0-base'.B2]" office:value-type="string" office:string-value="CA Seine Eure" calcext:value-type="string">
            <text:p>CA Seine Eure</text:p>
          </table:table-cell>
          <table:table-cell table:style-name="ce6" table:formula="of:=[$'0-base'.C2]" office:value-type="string" office:string-value="u:/5_Patrimoine_commun/ETUDES/1_fiches_territoriales_EPCI/Extraction_donnees/transition_energetique/biomasse-normandie/CA Seine-Eure_v1.03.xlsx" calcext:value-type="string">
            <text:p>u:/5_Patrimoine_commun/ETUDES/1_fiches_territoriales_EPCI/Extraction_donnees/transition_energetique/biomasse-normandie/CA Seine-Eure_v1.03.xlsx</text:p>
          </table:table-cell>
          <table:table-cell table:style-name="ce8" table:formula="of:=INDIRECT(CONCATENATE(&quot;'&quot;;&quot;file:///&quot;;[.$C2];&quot;'&quot;;&quot;#&quot;;&quot;$'&quot;;&quot;ENR - Ensemble&quot;;&quot;'&quot;;&quot;.&quot;;&quot;h12&quot;))" office:value-type="float" office:value="64.8537899677276" calcext:value-type="float">
            <text:p>64,85</text:p>
          </table:table-cell>
          <table:table-cell table:style-name="ce8" table:formula="of:=INDIRECT(CONCATENATE(&quot;'&quot;;&quot;file:///&quot;;[.$C2];&quot;'&quot;;&quot;#&quot;;&quot;$'&quot;;&quot;ENR - Ensemble&quot;;&quot;'&quot;;&quot;.&quot;;&quot;h13&quot;))" office:value-type="float" office:value="405" calcext:value-type="float">
            <text:p>405,00</text:p>
          </table:table-cell>
          <table:table-cell table:style-name="ce8" table:formula="of:=INDIRECT(CONCATENATE(&quot;'&quot;;&quot;file:///&quot;;[.$C2];&quot;'&quot;;&quot;#&quot;;&quot;$'&quot;;&quot;ENR - Ensemble&quot;;&quot;'&quot;;&quot;.&quot;;&quot;h21&quot;))" office:value-type="float" office:value="120" calcext:value-type="float">
            <text:p>120,00</text:p>
          </table:table-cell>
          <table:table-cell table:style-name="ce8" table:formula="of:=INDIRECT(CONCATENATE(&quot;'&quot;;&quot;file:///&quot;;[.$C2];&quot;'&quot;;&quot;#&quot;;&quot;$'&quot;;&quot;ENR - Ensemble&quot;;&quot;'&quot;;&quot;.&quot;;&quot;h11&quot;))" office:value-type="float" office:value="0.153840488503464" calcext:value-type="float">
            <text:p>0,15</text:p>
          </table:table-cell>
          <table:table-cell table:style-name="ce8" table:formula="of:=INDIRECT(CONCATENATE(&quot;'&quot;;&quot;file:///&quot;;[.$C2];&quot;'&quot;;&quot;#&quot;;&quot;$'&quot;;&quot;ENR - Ensemble&quot;;&quot;'&quot;;&quot;.&quot;;&quot;h19&quot;))" office:value-type="float" office:value="0.111536319173485" calcext:value-type="float">
            <text:p>0,11</text:p>
          </table:table-cell>
          <table:table-cell table:formula="of:=SUM([.G2:.H2])" office:value-type="float" office:value="0.26537680767695" calcext:value-type="float">
            <text:p>0,2653768077</text:p>
          </table:table-cell>
          <table:table-cell table:style-name="ce8" table:formula="of:=INDIRECT(CONCATENATE(&quot;'&quot;;&quot;file:///&quot;;[.$C2];&quot;'&quot;;&quot;#&quot;;&quot;$'&quot;;&quot;ENR - Ensemble&quot;;&quot;'&quot;;&quot;.&quot;;&quot;j12&quot;))" office:value-type="float" office:value="62.7843192225961" calcext:value-type="float">
            <text:p>62,78</text:p>
          </table:table-cell>
          <table:table-cell table:style-name="ce8" table:formula="of:=INDIRECT(CONCATENATE(&quot;'&quot;;&quot;file:///&quot;;[.$C2];&quot;'&quot;;&quot;#&quot;;&quot;$'&quot;;&quot;ENR - Ensemble&quot;;&quot;'&quot;;&quot;.&quot;;&quot;j13&quot;))" office:value-type="float" office:value="405" calcext:value-type="float">
            <text:p>405,00</text:p>
          </table:table-cell>
          <table:table-cell table:style-name="ce8" table:formula="of:=INDIRECT(CONCATENATE(&quot;'&quot;;&quot;file:///&quot;;[.$C2];&quot;'&quot;;&quot;#&quot;;&quot;$'&quot;;&quot;ENR - Ensemble&quot;;&quot;'&quot;;&quot;.&quot;;&quot;j21&quot;))" office:value-type="float" office:value="120" calcext:value-type="float">
            <text:p>120,00</text:p>
          </table:table-cell>
          <table:table-cell table:style-name="ce8" table:formula="of:=INDIRECT(CONCATENATE(&quot;'&quot;;&quot;file:///&quot;;[.$C2];&quot;'&quot;;&quot;#&quot;;&quot;$'&quot;;&quot;ENR - Ensemble&quot;;&quot;'&quot;;&quot;.&quot;;&quot;j11&quot;))" office:value-type="float" office:value="0.21362563984737" calcext:value-type="float">
            <text:p>0,21</text:p>
          </table:table-cell>
          <table:table-cell table:style-name="ce8" table:formula="of:=INDIRECT(CONCATENATE(&quot;'&quot;;&quot;file:///&quot;;[.$C2];&quot;'&quot;;&quot;#&quot;;&quot;$'&quot;;&quot;ENR - Ensemble&quot;;&quot;'&quot;;&quot;.&quot;;&quot;j19&quot;))" office:value-type="float" office:value="0.469333728744656" calcext:value-type="float">
            <text:p>0,47</text:p>
          </table:table-cell>
          <table:table-cell table:formula="of:=SUM([.M2:.N2])" office:value-type="float" office:value="0.682959368592026" calcext:value-type="float">
            <text:p>0,6829593686</text:p>
          </table:table-cell>
          <table:table-cell table:style-name="ce8" table:formula="of:=INDIRECT(CONCATENATE(&quot;'&quot;;&quot;file:///&quot;;[.$C2];&quot;'&quot;;&quot;#&quot;;&quot;$'&quot;;&quot;ENR - Ensemble&quot;;&quot;'&quot;;&quot;.&quot;;&quot;l12&quot;))" office:value-type="float" office:value="66.923260712859" calcext:value-type="float">
            <text:p>66,92</text:p>
          </table:table-cell>
          <table:table-cell table:style-name="ce8" table:formula="of:=INDIRECT(CONCATENATE(&quot;'&quot;;&quot;file:///&quot;;[.$C2];&quot;'&quot;;&quot;#&quot;;&quot;$'&quot;;&quot;ENR - Ensemble&quot;;&quot;'&quot;;&quot;.&quot;;&quot;l13&quot;))" office:value-type="float" office:value="217.25" calcext:value-type="float">
            <text:p>217,25</text:p>
          </table:table-cell>
          <table:table-cell table:style-name="ce8" table:formula="of:=INDIRECT(CONCATENATE(&quot;'&quot;;&quot;file:///&quot;;[.$C2];&quot;'&quot;;&quot;#&quot;;&quot;$'&quot;;&quot;ENR - Ensemble&quot;;&quot;'&quot;;&quot;.&quot;;&quot;l21&quot;))" office:value-type="float" office:value="120" calcext:value-type="float">
            <text:p>120,00</text:p>
          </table:table-cell>
          <table:table-cell table:style-name="ce8" table:formula="of:=INDIRECT(CONCATENATE(&quot;'&quot;;&quot;file:///&quot;;[.$C2];&quot;'&quot;;&quot;#&quot;;&quot;$'&quot;;&quot;ENR - Ensemble&quot;;&quot;'&quot;;&quot;.&quot;;&quot;l11&quot;))" office:value-type="float" office:value="0.302398490670593" calcext:value-type="float">
            <text:p>0,30</text:p>
          </table:table-cell>
          <table:table-cell table:style-name="ce8" table:formula="of:=INDIRECT(CONCATENATE(&quot;'&quot;;&quot;file:///&quot;;[.$C2];&quot;'&quot;;&quot;#&quot;;&quot;$'&quot;;&quot;ENR - Ensemble&quot;;&quot;'&quot;;&quot;.&quot;;&quot;l19&quot;))" office:value-type="float" office:value="1.12529736218448" calcext:value-type="float">
            <text:p>1,13</text:p>
          </table:table-cell>
          <table:table-cell table:formula="of:=SUM([.S2:.T2])" office:value-type="float" office:value="1.42769585285507" calcext:value-type="float">
            <text:p>1,4276958529</text:p>
          </table:table-cell>
          <table:table-cell table:style-name="ce8" table:formula="of:=INDIRECT(CONCATENATE(&quot;'&quot;;&quot;file:///&quot;;[.$C2];&quot;'&quot;;&quot;#&quot;;&quot;$'&quot;;&quot;ENR - Ensemble&quot;;&quot;'&quot;;&quot;.&quot;;&quot;n12&quot;))" office:value-type="float" office:value="60.0431781479046" calcext:value-type="float">
            <text:p>60,04</text:p>
          </table:table-cell>
          <table:table-cell table:style-name="ce8" table:formula="of:=INDIRECT(CONCATENATE(&quot;'&quot;;&quot;file:///&quot;;[.$C2];&quot;'&quot;;&quot;#&quot;;&quot;$'&quot;;&quot;ENR - Ensemble&quot;;&quot;'&quot;;&quot;.&quot;;&quot;n13&quot;))" office:value-type="float" office:value="448.867091641664" calcext:value-type="float">
            <text:p>448,87</text:p>
          </table:table-cell>
          <table:table-cell table:style-name="ce8" table:formula="of:=INDIRECT(CONCATENATE(&quot;'&quot;;&quot;file:///&quot;;[.$C2];&quot;'&quot;;&quot;#&quot;;&quot;$'&quot;;&quot;ENR - Ensemble&quot;;&quot;'&quot;;&quot;.&quot;;&quot;n21&quot;))" office:value-type="float" office:value="120" calcext:value-type="float">
            <text:p>120,00</text:p>
          </table:table-cell>
          <table:table-cell table:style-name="ce8" table:formula="of:=INDIRECT(CONCATENATE(&quot;'&quot;;&quot;file:///&quot;;[.$C2];&quot;'&quot;;&quot;#&quot;;&quot;$'&quot;;&quot;ENR - Ensemble&quot;;&quot;'&quot;;&quot;.&quot;;&quot;n11&quot;))" office:value-type="float" office:value="0.370862862638922" calcext:value-type="float">
            <text:p>0,37</text:p>
          </table:table-cell>
          <table:table-cell table:style-name="ce8" table:formula="of:=INDIRECT(CONCATENATE(&quot;'&quot;;&quot;file:///&quot;;[.$C2];&quot;'&quot;;&quot;#&quot;;&quot;$'&quot;;&quot;ENR - Ensemble&quot;;&quot;'&quot;;&quot;.&quot;;&quot;n19&quot;))" office:value-type="float" office:value="1.2164714835454" calcext:value-type="float">
            <text:p>1,22</text:p>
          </table:table-cell>
          <table:table-cell table:style-name="Default" table:formula="of:=SUM([.Y2:.Z2])" office:value-type="float" office:value="1.58733434618432" calcext:value-type="float">
            <text:p>1,5873343462</text:p>
          </table:table-cell>
          <table:table-cell table:number-columns-repeated="32"/>
          <table:table-cell table:style-name="ce5" table:number-columns-repeated="962"/>
          <table:table-cell table:number-columns-repeated="3"/>
        </table:table-row>
        <table:table-row table:style-name="ro2">
          <table:table-cell table:style-name="ce6" table:formula="of:=[$'0-base'.A3]" office:value-type="string" office:string-value="200040277" calcext:value-type="string">
            <text:p>200040277</text:p>
          </table:table-cell>
          <table:table-cell table:style-name="ce6" table:formula="of:=[$'0-base'.B3]" office:value-type="string" office:string-value="CA Agglo du Pays de Dreux" calcext:value-type="string">
            <text:p>CA Agglo du Pays de Dreux</text:p>
          </table:table-cell>
          <table:table-cell table:style-name="ce6" table:formula="of:=[$'0-base'.C3]" office:value-type="string" office:string-value="U:/5_Patrimoine_commun/ETUDES/1_fiches_territoriales_EPCI/Extraction_donnees/transition_energetique/biomasse-normandie/Agglo du Pays de Dreux_v1.03.xlsx" calcext:value-type="string">
            <text:p>U:/5_Patrimoine_commun/ETUDES/1_fiches_territoriales_EPCI/Extraction_donnees/transition_energetique/biomasse-normandie/Agglo du Pays de Dreux_v1.03.xlsx</text:p>
          </table:table-cell>
          <table:table-cell table:style-name="ce8" table:formula="of:=INDIRECT(CONCATENATE(&quot;'&quot;;&quot;file:///&quot;;[.$C3];&quot;'&quot;;&quot;#&quot;;&quot;$'&quot;;&quot;ENR - Ensemble&quot;;&quot;'&quot;;&quot;.&quot;;&quot;h12&quot;))" office:value-type="float" office:value="11.0051622638969" calcext:value-type="float">
            <text:p>11,01</text:p>
          </table:table-cell>
          <table:table-cell table:style-name="ce8" table:formula="of:=INDIRECT(CONCATENATE(&quot;'&quot;;&quot;file:///&quot;;[.$C3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8" table:formula="of:=INDIRECT(CONCATENATE(&quot;'&quot;;&quot;file:///&quot;;[.$C3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8" table:formula="of:=INDIRECT(CONCATENATE(&quot;'&quot;;&quot;file:///&quot;;[.$C3];&quot;'&quot;;&quot;#&quot;;&quot;$'&quot;;&quot;ENR - Ensemble&quot;;&quot;'&quot;;&quot;.&quot;;&quot;h11&quot;))" office:value-type="float" office:value="0.0238211818230875" calcext:value-type="float">
            <text:p>0,02</text:p>
          </table:table-cell>
          <table:table-cell table:style-name="ce8" table:formula="of:=INDIRECT(CONCATENATE(&quot;'&quot;;&quot;file:///&quot;;[.$C3];&quot;'&quot;;&quot;#&quot;;&quot;$'&quot;;&quot;ENR - Ensemble&quot;;&quot;'&quot;;&quot;.&quot;;&quot;h19&quot;))" office:value-type="float" office:value="0.0362424956198182" calcext:value-type="float">
            <text:p>0,04</text:p>
          </table:table-cell>
          <table:table-cell table:formula="of:=SUM([.G3:.H3])" office:value-type="float" office:value="0.0600636774429057" calcext:value-type="float">
            <text:p>0,0600636774</text:p>
          </table:table-cell>
          <table:table-cell table:style-name="ce8" table:formula="of:=INDIRECT(CONCATENATE(&quot;'&quot;;&quot;file:///&quot;;[.$C3];&quot;'&quot;;&quot;#&quot;;&quot;$'&quot;;&quot;ENR - Ensemble&quot;;&quot;'&quot;;&quot;.&quot;;&quot;j12&quot;))" office:value-type="float" office:value="10.6539898596026" calcext:value-type="float">
            <text:p>10,65</text:p>
          </table:table-cell>
          <table:table-cell table:style-name="ce8" table:formula="of:=INDIRECT(CONCATENATE(&quot;'&quot;;&quot;file:///&quot;;[.$C3];&quot;'&quot;;&quot;#&quot;;&quot;$'&quot;;&quot;ENR - Ensemble&quot;;&quot;'&quot;;&quot;.&quot;;&quot;j13&quot;))" office:value-type="float" office:value="0" calcext:value-type="float">
            <text:p>0,00</text:p>
          </table:table-cell>
          <table:table-cell table:style-name="ce8" table:formula="of:=INDIRECT(CONCATENATE(&quot;'&quot;;&quot;file:///&quot;;[.$C3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8" table:formula="of:=INDIRECT(CONCATENATE(&quot;'&quot;;&quot;file:///&quot;;[.$C3];&quot;'&quot;;&quot;#&quot;;&quot;$'&quot;;&quot;ENR - Ensemble&quot;;&quot;'&quot;;&quot;.&quot;;&quot;j11&quot;))" office:value-type="float" office:value="0.0330630649632342" calcext:value-type="float">
            <text:p>0,03</text:p>
          </table:table-cell>
          <table:table-cell table:style-name="ce8" table:formula="of:=INDIRECT(CONCATENATE(&quot;'&quot;;&quot;file:///&quot;;[.$C3];&quot;'&quot;;&quot;#&quot;;&quot;$'&quot;;&quot;ENR - Ensemble&quot;;&quot;'&quot;;&quot;.&quot;;&quot;j19&quot;))" office:value-type="float" office:value="0.0703357278532961" calcext:value-type="float">
            <text:p>0,07</text:p>
          </table:table-cell>
          <table:table-cell table:formula="of:=SUM([.M3:.N3])" office:value-type="float" office:value="0.10339879281653" calcext:value-type="float">
            <text:p>0,1033987928</text:p>
          </table:table-cell>
          <table:table-cell table:style-name="ce8" table:formula="of:=INDIRECT(CONCATENATE(&quot;'&quot;;&quot;file:///&quot;;[.$C3];&quot;'&quot;;&quot;#&quot;;&quot;$'&quot;;&quot;ENR - Ensemble&quot;;&quot;'&quot;;&quot;.&quot;;&quot;l12&quot;))" office:value-type="float" office:value="11.3563346681911" calcext:value-type="float">
            <text:p>11,36</text:p>
          </table:table-cell>
          <table:table-cell table:style-name="ce8" table:formula="of:=INDIRECT(CONCATENATE(&quot;'&quot;;&quot;file:///&quot;;[.$C3];&quot;'&quot;;&quot;#&quot;;&quot;$'&quot;;&quot;ENR - Ensemble&quot;;&quot;'&quot;;&quot;.&quot;;&quot;l13&quot;))" office:value-type="float" office:value="0" calcext:value-type="float">
            <text:p>0,00</text:p>
          </table:table-cell>
          <table:table-cell table:style-name="ce8" table:formula="of:=INDIRECT(CONCATENATE(&quot;'&quot;;&quot;file:///&quot;;[.$C3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8" table:formula="of:=INDIRECT(CONCATENATE(&quot;'&quot;;&quot;file:///&quot;;[.$C3];&quot;'&quot;;&quot;#&quot;;&quot;$'&quot;;&quot;ENR - Ensemble&quot;;&quot;'&quot;;&quot;.&quot;;&quot;l11&quot;))" office:value-type="float" office:value="0.046744685989985" calcext:value-type="float">
            <text:p>0,05</text:p>
          </table:table-cell>
          <table:table-cell table:style-name="ce8" table:formula="of:=INDIRECT(CONCATENATE(&quot;'&quot;;&quot;file:///&quot;;[.$C3];&quot;'&quot;;&quot;#&quot;;&quot;$'&quot;;&quot;ENR - Ensemble&quot;;&quot;'&quot;;&quot;.&quot;;&quot;l19&quot;))" office:value-type="float" office:value="0.15835087503628" calcext:value-type="float">
            <text:p>0,16</text:p>
          </table:table-cell>
          <table:table-cell table:formula="of:=SUM([.S3:.T3])" office:value-type="float" office:value="0.205095561026265" calcext:value-type="float">
            <text:p>0,205095561</text:p>
          </table:table-cell>
          <table:table-cell table:style-name="ce8" table:formula="of:=INDIRECT(CONCATENATE(&quot;'&quot;;&quot;file:///&quot;;[.$C3];&quot;'&quot;;&quot;#&quot;;&quot;$'&quot;;&quot;ENR - Ensemble&quot;;&quot;'&quot;;&quot;.&quot;;&quot;n12&quot;))" office:value-type="float" office:value="10.1888404468972" calcext:value-type="float">
            <text:p>10,19</text:p>
          </table:table-cell>
          <table:table-cell table:style-name="ce8" table:formula="of:=INDIRECT(CONCATENATE(&quot;'&quot;;&quot;file:///&quot;;[.$C3];&quot;'&quot;;&quot;#&quot;;&quot;$'&quot;;&quot;ENR - Ensemble&quot;;&quot;'&quot;;&quot;.&quot;;&quot;n13&quot;))" office:value-type="float" office:value="0" calcext:value-type="float">
            <text:p>0,00</text:p>
          </table:table-cell>
          <table:table-cell table:style-name="ce8" table:formula="of:=INDIRECT(CONCATENATE(&quot;'&quot;;&quot;file:///&quot;;[.$C3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8" table:formula="of:=INDIRECT(CONCATENATE(&quot;'&quot;;&quot;file:///&quot;;[.$C3];&quot;'&quot;;&quot;#&quot;;&quot;$'&quot;;&quot;ENR - Ensemble&quot;;&quot;'&quot;;&quot;.&quot;;&quot;n11&quot;))" office:value-type="float" office:value="0.0572885651657682" calcext:value-type="float">
            <text:p>0,06</text:p>
          </table:table-cell>
          <table:table-cell table:style-name="ce8" table:formula="of:=INDIRECT(CONCATENATE(&quot;'&quot;;&quot;file:///&quot;;[.$C3];&quot;'&quot;;&quot;#&quot;;&quot;$'&quot;;&quot;ENR - Ensemble&quot;;&quot;'&quot;;&quot;.&quot;;&quot;n19&quot;))" office:value-type="float" office:value="0.184145906838422" calcext:value-type="float">
            <text:p>0,18</text:p>
          </table:table-cell>
          <table:table-cell table:style-name="Default" table:formula="of:=SUM([.Y3:.Z3])" office:value-type="float" office:value="0.24143447200419" calcext:value-type="float">
            <text:p>0,241434472</text:p>
          </table:table-cell>
          <table:table-cell table:number-columns-repeated="32"/>
          <table:table-cell table:style-name="ce5" table:number-columns-repeated="962"/>
          <table:table-cell table:number-columns-repeated="3"/>
        </table:table-row>
        <table:table-row table:style-name="ro2">
          <table:table-cell table:style-name="ce6" table:formula="of:=[$'0-base'.A4]" office:value-type="string" office:string-value="200065787" calcext:value-type="string">
            <text:p>200065787</text:p>
          </table:table-cell>
          <table:table-cell table:style-name="ce6" table:formula="of:=[$'0-base'.B4]" office:value-type="string" office:string-value="CC de Pont-Audemer / Val de Risle" calcext:value-type="string">
            <text:p>CC de Pont-Audemer / Val de Risle</text:p>
          </table:table-cell>
          <table:table-cell table:style-name="ce6" table:formula="of:=[$'0-base'.C4]" office:value-type="string" office:string-value="U:/5_Patrimoine_commun/ETUDES/1_fiches_territoriales_EPCI/Extraction_donnees/transition_energetique/biomasse-normandie/CC Pont-Audemer val de Ris_v1.03.xlsx" calcext:value-type="string">
            <text:p>U:/5_Patrimoine_commun/ETUDES/1_fiches_territoriales_EPCI/Extraction_donnees/transition_energetique/biomasse-normandie/CC Pont-Audemer val de Ris_v1.03.xlsx</text:p>
          </table:table-cell>
          <table:table-cell table:style-name="ce8" table:formula="of:=INDIRECT(CONCATENATE(&quot;'&quot;;&quot;file:///&quot;;[.$C4];&quot;'&quot;;&quot;#&quot;;&quot;$'&quot;;&quot;ENR - Ensemble&quot;;&quot;'&quot;;&quot;.&quot;;&quot;h12&quot;))" office:value-type="float" office:value="42.8591398167952" calcext:value-type="float">
            <text:p>42,86</text:p>
          </table:table-cell>
          <table:table-cell table:style-name="ce8" table:formula="of:=INDIRECT(CONCATENATE(&quot;'&quot;;&quot;file:///&quot;;[.$C4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8" table:formula="of:=INDIRECT(CONCATENATE(&quot;'&quot;;&quot;file:///&quot;;[.$C4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8" table:formula="of:=INDIRECT(CONCATENATE(&quot;'&quot;;&quot;file:///&quot;;[.$C4];&quot;'&quot;;&quot;#&quot;;&quot;$'&quot;;&quot;ENR - Ensemble&quot;;&quot;'&quot;;&quot;.&quot;;&quot;h11&quot;))" office:value-type="float" office:value="0.0729787256333368" calcext:value-type="float">
            <text:p>0,07</text:p>
          </table:table-cell>
          <table:table-cell table:style-name="ce8" table:formula="of:=INDIRECT(CONCATENATE(&quot;'&quot;;&quot;file:///&quot;;[.$C4];&quot;'&quot;;&quot;#&quot;;&quot;$'&quot;;&quot;ENR - Ensemble&quot;;&quot;'&quot;;&quot;.&quot;;&quot;h19&quot;))" office:value-type="float" office:value="0.0169261324541332" calcext:value-type="float">
            <text:p>0,02</text:p>
          </table:table-cell>
          <table:table-cell table:formula="of:=SUM([.G4:.H4])" office:value-type="float" office:value="0.08990485808747" calcext:value-type="float">
            <text:p>0,0899048581</text:p>
          </table:table-cell>
          <table:table-cell table:style-name="ce8" table:formula="of:=INDIRECT(CONCATENATE(&quot;'&quot;;&quot;file:///&quot;;[.$C4];&quot;'&quot;;&quot;#&quot;;&quot;$'&quot;;&quot;ENR - Ensemble&quot;;&quot;'&quot;;&quot;.&quot;;&quot;j12&quot;))" office:value-type="float" office:value="41.491513714196" calcext:value-type="float">
            <text:p>41,49</text:p>
          </table:table-cell>
          <table:table-cell table:style-name="ce8" table:formula="of:=INDIRECT(CONCATENATE(&quot;'&quot;;&quot;file:///&quot;;[.$C4];&quot;'&quot;;&quot;#&quot;;&quot;$'&quot;;&quot;ENR - Ensemble&quot;;&quot;'&quot;;&quot;.&quot;;&quot;j13&quot;))" office:value-type="float" office:value="0" calcext:value-type="float">
            <text:p>0,00</text:p>
          </table:table-cell>
          <table:table-cell table:style-name="ce8" table:formula="of:=INDIRECT(CONCATENATE(&quot;'&quot;;&quot;file:///&quot;;[.$C4];&quot;'&quot;;&quot;#&quot;;&quot;$'&quot;;&quot;ENR - Ensemble&quot;;&quot;'&quot;;&quot;.&quot;;&quot;j21&quot;))" office:value-type="float" office:value="0.88" calcext:value-type="float">
            <text:p>0,88</text:p>
          </table:table-cell>
          <table:table-cell table:style-name="ce8" table:formula="of:=INDIRECT(CONCATENATE(&quot;'&quot;;&quot;file:///&quot;;[.$C4];&quot;'&quot;;&quot;#&quot;;&quot;$'&quot;;&quot;ENR - Ensemble&quot;;&quot;'&quot;;&quot;.&quot;;&quot;j11&quot;))" office:value-type="float" office:value="0.101012068595381" calcext:value-type="float">
            <text:p>0,10</text:p>
          </table:table-cell>
          <table:table-cell table:style-name="ce8" table:formula="of:=INDIRECT(CONCATENATE(&quot;'&quot;;&quot;file:///&quot;;[.$C4];&quot;'&quot;;&quot;#&quot;;&quot;$'&quot;;&quot;ENR - Ensemble&quot;;&quot;'&quot;;&quot;.&quot;;&quot;j19&quot;))" office:value-type="float" office:value="0.189348925897745" calcext:value-type="float">
            <text:p>0,19</text:p>
          </table:table-cell>
          <table:table-cell table:formula="of:=SUM([.M4:.N4])" office:value-type="float" office:value="0.290360994493126" calcext:value-type="float">
            <text:p>0,2903609945</text:p>
          </table:table-cell>
          <table:table-cell table:style-name="ce8" table:formula="of:=INDIRECT(CONCATENATE(&quot;'&quot;;&quot;file:///&quot;;[.$C4];&quot;'&quot;;&quot;#&quot;;&quot;$'&quot;;&quot;ENR - Ensemble&quot;;&quot;'&quot;;&quot;.&quot;;&quot;l12&quot;))" office:value-type="float" office:value="44.2267659193945" calcext:value-type="float">
            <text:p>44,23</text:p>
          </table:table-cell>
          <table:table-cell table:style-name="ce8" table:formula="of:=INDIRECT(CONCATENATE(&quot;'&quot;;&quot;file:///&quot;;[.$C4];&quot;'&quot;;&quot;#&quot;;&quot;$'&quot;;&quot;ENR - Ensemble&quot;;&quot;'&quot;;&quot;.&quot;;&quot;l13&quot;))" office:value-type="float" office:value="0" calcext:value-type="float">
            <text:p>0,00</text:p>
          </table:table-cell>
          <table:table-cell table:style-name="ce8" table:formula="of:=INDIRECT(CONCATENATE(&quot;'&quot;;&quot;file:///&quot;;[.$C4];&quot;'&quot;;&quot;#&quot;;&quot;$'&quot;;&quot;ENR - Ensemble&quot;;&quot;'&quot;;&quot;.&quot;;&quot;l21&quot;))" office:value-type="float" office:value="0.88" calcext:value-type="float">
            <text:p>0,88</text:p>
          </table:table-cell>
          <table:table-cell table:style-name="ce8" table:formula="of:=INDIRECT(CONCATENATE(&quot;'&quot;;&quot;file:///&quot;;[.$C4];&quot;'&quot;;&quot;#&quot;;&quot;$'&quot;;&quot;ENR - Ensemble&quot;;&quot;'&quot;;&quot;.&quot;;&quot;l11&quot;))" office:value-type="float" office:value="0.14176197922817" calcext:value-type="float">
            <text:p>0,14</text:p>
          </table:table-cell>
          <table:table-cell table:style-name="ce8" table:formula="of:=INDIRECT(CONCATENATE(&quot;'&quot;;&quot;file:///&quot;;[.$C4];&quot;'&quot;;&quot;#&quot;;&quot;$'&quot;;&quot;ENR - Ensemble&quot;;&quot;'&quot;;&quot;.&quot;;&quot;l19&quot;))" office:value-type="float" office:value="1.00426687170571" calcext:value-type="float">
            <text:p>1,00</text:p>
          </table:table-cell>
          <table:table-cell table:formula="of:=SUM([.S4:.T4])" office:value-type="float" office:value="1.14602885093388" calcext:value-type="float">
            <text:p>1,1460288509</text:p>
          </table:table-cell>
          <table:table-cell table:style-name="ce8" table:formula="of:=INDIRECT(CONCATENATE(&quot;'&quot;;&quot;file:///&quot;;[.$C4];&quot;'&quot;;&quot;#&quot;;&quot;$'&quot;;&quot;ENR - Ensemble&quot;;&quot;'&quot;;&quot;.&quot;;&quot;n12&quot;))" office:value-type="float" office:value="39.6800089642618" calcext:value-type="float">
            <text:p>39,68</text:p>
          </table:table-cell>
          <table:table-cell table:style-name="ce8" table:formula="of:=INDIRECT(CONCATENATE(&quot;'&quot;;&quot;file:///&quot;;[.$C4];&quot;'&quot;;&quot;#&quot;;&quot;$'&quot;;&quot;ENR - Ensemble&quot;;&quot;'&quot;;&quot;.&quot;;&quot;n13&quot;))" office:value-type="float" office:value="0.3675" calcext:value-type="float">
            <text:p>0,37</text:p>
          </table:table-cell>
          <table:table-cell table:style-name="ce8" table:formula="of:=INDIRECT(CONCATENATE(&quot;'&quot;;&quot;file:///&quot;;[.$C4];&quot;'&quot;;&quot;#&quot;;&quot;$'&quot;;&quot;ENR - Ensemble&quot;;&quot;'&quot;;&quot;.&quot;;&quot;n21&quot;))" office:value-type="float" office:value="0.88" calcext:value-type="float">
            <text:p>0,88</text:p>
          </table:table-cell>
          <table:table-cell table:style-name="ce8" table:formula="of:=INDIRECT(CONCATENATE(&quot;'&quot;;&quot;file:///&quot;;[.$C4];&quot;'&quot;;&quot;#&quot;;&quot;$'&quot;;&quot;ENR - Ensemble&quot;;&quot;'&quot;;&quot;.&quot;;&quot;n11&quot;))" office:value-type="float" office:value="0.173024033103979" calcext:value-type="float">
            <text:p>0,17</text:p>
          </table:table-cell>
          <table:table-cell table:style-name="ce8" table:formula="of:=INDIRECT(CONCATENATE(&quot;'&quot;;&quot;file:///&quot;;[.$C4];&quot;'&quot;;&quot;#&quot;;&quot;$'&quot;;&quot;ENR - Ensemble&quot;;&quot;'&quot;;&quot;.&quot;;&quot;n19&quot;))" office:value-type="float" office:value="1.18628927270876" calcext:value-type="float">
            <text:p>1,19</text:p>
          </table:table-cell>
          <table:table-cell table:style-name="Default" table:formula="of:=SUM([.Y4:.Z4])" office:value-type="float" office:value="1.35931330581273" calcext:value-type="float">
            <text:p>1,3593133058</text:p>
          </table:table-cell>
          <table:table-cell table:number-columns-repeated="32"/>
          <table:table-cell table:style-name="ce5" table:number-columns-repeated="962"/>
          <table:table-cell table:number-columns-repeated="3"/>
        </table:table-row>
        <table:table-row table:style-name="ro2">
          <table:table-cell table:style-name="ce6" table:formula="of:=[$'0-base'.A5]" office:value-type="string" office:string-value="200066017" calcext:value-type="string">
            <text:p>200066017</text:p>
          </table:table-cell>
          <table:table-cell table:style-name="ce6" table:formula="of:=[$'0-base'.B5]" office:value-type="string" office:string-value="CC Lieuvin Pays d'Auge" calcext:value-type="string">
            <text:p>CC Lieuvin Pays d'Auge</text:p>
          </table:table-cell>
          <table:table-cell table:style-name="ce6" table:formula="of:=[$'0-base'.C5]" office:value-type="string" office:string-value="U:/5_Patrimoine_commun/ETUDES/1_fiches_territoriales_EPCI/Extraction_donnees/transition_energetique/biomasse-normandie/CC Lieuvin pays dAuge_v1.03.xlsx" calcext:value-type="string">
            <text:p>U:/5_Patrimoine_commun/ETUDES/1_fiches_territoriales_EPCI/Extraction_donnees/transition_energetique/biomasse-normandie/CC Lieuvin pays dAuge_v1.03.xlsx</text:p>
          </table:table-cell>
          <table:table-cell table:style-name="ce8" table:formula="of:=INDIRECT(CONCATENATE(&quot;'&quot;;&quot;file:///&quot;;[.$C5];&quot;'&quot;;&quot;#&quot;;&quot;$'&quot;;&quot;ENR - Ensemble&quot;;&quot;'&quot;;&quot;.&quot;;&quot;h12&quot;))" office:value-type="float" office:value="54.8295974266948" calcext:value-type="float">
            <text:p>54,83</text:p>
          </table:table-cell>
          <table:table-cell table:style-name="ce8" table:formula="of:=INDIRECT(CONCATENATE(&quot;'&quot;;&quot;file:///&quot;;[.$C5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8" table:formula="of:=INDIRECT(CONCATENATE(&quot;'&quot;;&quot;file:///&quot;;[.$C5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8" table:formula="of:=INDIRECT(CONCATENATE(&quot;'&quot;;&quot;file:///&quot;;[.$C5];&quot;'&quot;;&quot;#&quot;;&quot;$'&quot;;&quot;ENR - Ensemble&quot;;&quot;'&quot;;&quot;.&quot;;&quot;h11&quot;))" office:value-type="float" office:value="0.0602429514272653" calcext:value-type="float">
            <text:p>0,06</text:p>
          </table:table-cell>
          <table:table-cell table:style-name="ce8" table:formula="of:=INDIRECT(CONCATENATE(&quot;'&quot;;&quot;file:///&quot;;[.$C5];&quot;'&quot;;&quot;#&quot;;&quot;$'&quot;;&quot;ENR - Ensemble&quot;;&quot;'&quot;;&quot;.&quot;;&quot;h19&quot;))" office:value-type="float" office:value="0.0392769682028428" calcext:value-type="float">
            <text:p>0,04</text:p>
          </table:table-cell>
          <table:table-cell table:formula="of:=SUM([.G5:.H5])" office:value-type="float" office:value="0.0995199196301081" calcext:value-type="float">
            <text:p>0,0995199196</text:p>
          </table:table-cell>
          <table:table-cell table:style-name="ce8" table:formula="of:=INDIRECT(CONCATENATE(&quot;'&quot;;&quot;file:///&quot;;[.$C5];&quot;'&quot;;&quot;#&quot;;&quot;$'&quot;;&quot;ENR - Ensemble&quot;;&quot;'&quot;;&quot;.&quot;;&quot;j12&quot;))" office:value-type="float" office:value="53.0799965491155" calcext:value-type="float">
            <text:p>53,08</text:p>
          </table:table-cell>
          <table:table-cell table:style-name="ce8" table:formula="of:=INDIRECT(CONCATENATE(&quot;'&quot;;&quot;file:///&quot;;[.$C5];&quot;'&quot;;&quot;#&quot;;&quot;$'&quot;;&quot;ENR - Ensemble&quot;;&quot;'&quot;;&quot;.&quot;;&quot;j13&quot;))" office:value-type="float" office:value="0" calcext:value-type="float">
            <text:p>0,00</text:p>
          </table:table-cell>
          <table:table-cell table:style-name="ce8" table:formula="of:=INDIRECT(CONCATENATE(&quot;'&quot;;&quot;file:///&quot;;[.$C5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8" table:formula="of:=INDIRECT(CONCATENATE(&quot;'&quot;;&quot;file:///&quot;;[.$C5];&quot;'&quot;;&quot;#&quot;;&quot;$'&quot;;&quot;ENR - Ensemble&quot;;&quot;'&quot;;&quot;.&quot;;&quot;j11&quot;))" office:value-type="float" office:value="0.0813949888173035" calcext:value-type="float">
            <text:p>0,08</text:p>
          </table:table-cell>
          <table:table-cell table:style-name="ce8" table:formula="of:=INDIRECT(CONCATENATE(&quot;'&quot;;&quot;file:///&quot;;[.$C5];&quot;'&quot;;&quot;#&quot;;&quot;$'&quot;;&quot;ENR - Ensemble&quot;;&quot;'&quot;;&quot;.&quot;;&quot;j19&quot;))" office:value-type="float" office:value="0.295567311659938" calcext:value-type="float">
            <text:p>0,30</text:p>
          </table:table-cell>
          <table:table-cell table:formula="of:=SUM([.M5:.N5])" office:value-type="float" office:value="0.376962300477241" calcext:value-type="float">
            <text:p>0,3769623005</text:p>
          </table:table-cell>
          <table:table-cell table:style-name="ce8" table:formula="of:=INDIRECT(CONCATENATE(&quot;'&quot;;&quot;file:///&quot;;[.$C5];&quot;'&quot;;&quot;#&quot;;&quot;$'&quot;;&quot;ENR - Ensemble&quot;;&quot;'&quot;;&quot;.&quot;;&quot;l12&quot;))" office:value-type="float" office:value="56.579198304274" calcext:value-type="float">
            <text:p>56,58</text:p>
          </table:table-cell>
          <table:table-cell table:style-name="ce8" table:formula="of:=INDIRECT(CONCATENATE(&quot;'&quot;;&quot;file:///&quot;;[.$C5];&quot;'&quot;;&quot;#&quot;;&quot;$'&quot;;&quot;ENR - Ensemble&quot;;&quot;'&quot;;&quot;.&quot;;&quot;l13&quot;))" office:value-type="float" office:value="0" calcext:value-type="float">
            <text:p>0,00</text:p>
          </table:table-cell>
          <table:table-cell table:style-name="ce8" table:formula="of:=INDIRECT(CONCATENATE(&quot;'&quot;;&quot;file:///&quot;;[.$C5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8" table:formula="of:=INDIRECT(CONCATENATE(&quot;'&quot;;&quot;file:///&quot;;[.$C5];&quot;'&quot;;&quot;#&quot;;&quot;$'&quot;;&quot;ENR - Ensemble&quot;;&quot;'&quot;;&quot;.&quot;;&quot;l11&quot;))" office:value-type="float" office:value="0.106760437953544" calcext:value-type="float">
            <text:p>0,11</text:p>
          </table:table-cell>
          <table:table-cell table:style-name="ce8" table:formula="of:=INDIRECT(CONCATENATE(&quot;'&quot;;&quot;file:///&quot;;[.$C5];&quot;'&quot;;&quot;#&quot;;&quot;$'&quot;;&quot;ENR - Ensemble&quot;;&quot;'&quot;;&quot;.&quot;;&quot;l19&quot;))" office:value-type="float" office:value="1.3454418391909" calcext:value-type="float">
            <text:p>1,35</text:p>
          </table:table-cell>
          <table:table-cell table:formula="of:=SUM([.S5:.T5])" office:value-type="float" office:value="1.45220227714444" calcext:value-type="float">
            <text:p>1,4522022771</text:p>
          </table:table-cell>
          <table:table-cell table:style-name="ce8" table:formula="of:=INDIRECT(CONCATENATE(&quot;'&quot;;&quot;file:///&quot;;[.$C5];&quot;'&quot;;&quot;#&quot;;&quot;$'&quot;;&quot;ENR - Ensemble&quot;;&quot;'&quot;;&quot;.&quot;;&quot;n12&quot;))" office:value-type="float" office:value="50.7625427551289" calcext:value-type="float">
            <text:p>50,76</text:p>
          </table:table-cell>
          <table:table-cell table:style-name="ce8" table:formula="of:=INDIRECT(CONCATENATE(&quot;'&quot;;&quot;file:///&quot;;[.$C5];&quot;'&quot;;&quot;#&quot;;&quot;$'&quot;;&quot;ENR - Ensemble&quot;;&quot;'&quot;;&quot;.&quot;;&quot;n13&quot;))" office:value-type="float" office:value="0" calcext:value-type="float">
            <text:p>0,00</text:p>
          </table:table-cell>
          <table:table-cell table:style-name="ce8" table:formula="of:=INDIRECT(CONCATENATE(&quot;'&quot;;&quot;file:///&quot;;[.$C5];&quot;'&quot;;&quot;#&quot;;&quot;$'&quot;;&quot;ENR - Ensemble&quot;;&quot;'&quot;;&quot;.&quot;;&quot;n21&quot;))" office:value-type="float" office:value="1.76" calcext:value-type="float">
            <text:p>1,76</text:p>
          </table:table-cell>
          <table:table-cell table:style-name="ce8" table:formula="of:=INDIRECT(CONCATENATE(&quot;'&quot;;&quot;file:///&quot;;[.$C5];&quot;'&quot;;&quot;#&quot;;&quot;$'&quot;;&quot;ENR - Ensemble&quot;;&quot;'&quot;;&quot;.&quot;;&quot;n11&quot;))" office:value-type="float" office:value="0.125180950452727" calcext:value-type="float">
            <text:p>0,13</text:p>
          </table:table-cell>
          <table:table-cell table:style-name="ce8" table:formula="of:=INDIRECT(CONCATENATE(&quot;'&quot;;&quot;file:///&quot;;[.$C5];&quot;'&quot;;&quot;#&quot;;&quot;$'&quot;;&quot;ENR - Ensemble&quot;;&quot;'&quot;;&quot;.&quot;;&quot;n19&quot;))" office:value-type="float" office:value="1.54839037902678" calcext:value-type="float">
            <text:p>1,55</text:p>
          </table:table-cell>
          <table:table-cell table:style-name="Default" table:formula="of:=SUM([.Y5:.Z5])" office:value-type="float" office:value="1.67357132947951" calcext:value-type="float">
            <text:p>1,6735713295</text:p>
          </table:table-cell>
          <table:table-cell table:number-columns-repeated="32"/>
          <table:table-cell table:style-name="ce5" table:number-columns-repeated="962"/>
          <table:table-cell table:number-columns-repeated="3"/>
        </table:table-row>
        <table:table-row table:style-name="ro2">
          <table:table-cell table:style-name="ce6" table:formula="of:=[$'0-base'.A6]" office:value-type="string" office:string-value="200066405" calcext:value-type="string">
            <text:p>200066405</text:p>
          </table:table-cell>
          <table:table-cell table:style-name="ce6" table:formula="of:=[$'0-base'.B6]" office:value-type="string" office:string-value="CC Roumois Seine" calcext:value-type="string">
            <text:p>CC Roumois Seine</text:p>
          </table:table-cell>
          <table:table-cell table:style-name="ce6" table:formula="of:=[$'0-base'.C6]" office:value-type="string" office:string-value="U:/5_Patrimoine_commun/ETUDES/1_fiches_territoriales_EPCI/Extraction_donnees/transition_energetique/biomasse-normandie/CC Roumois Seine_v1.03.xlsx" calcext:value-type="string">
            <text:p>U:/5_Patrimoine_commun/ETUDES/1_fiches_territoriales_EPCI/Extraction_donnees/transition_energetique/biomasse-normandie/CC Roumois Seine_v1.03.xlsx</text:p>
          </table:table-cell>
          <table:table-cell table:style-name="ce8" table:formula="of:=INDIRECT(CONCATENATE(&quot;'&quot;;&quot;file:///&quot;;[.$C6];&quot;'&quot;;&quot;#&quot;;&quot;$'&quot;;&quot;ENR - Ensemble&quot;;&quot;'&quot;;&quot;.&quot;;&quot;h12&quot;))" office:value-type="float" office:value="96.5121350269104" calcext:value-type="float">
            <text:p>96,51</text:p>
          </table:table-cell>
          <table:table-cell table:style-name="ce8" table:formula="of:=INDIRECT(CONCATENATE(&quot;'&quot;;&quot;file:///&quot;;[.$C6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8" table:formula="of:=INDIRECT(CONCATENATE(&quot;'&quot;;&quot;file:///&quot;;[.$C6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8" table:formula="of:=INDIRECT(CONCATENATE(&quot;'&quot;;&quot;file:///&quot;;[.$C6];&quot;'&quot;;&quot;#&quot;;&quot;$'&quot;;&quot;ENR - Ensemble&quot;;&quot;'&quot;;&quot;.&quot;;&quot;h11&quot;))" office:value-type="float" office:value="0.135249424107596" calcext:value-type="float">
            <text:p>0,14</text:p>
          </table:table-cell>
          <table:table-cell table:style-name="ce8" table:formula="of:=INDIRECT(CONCATENATE(&quot;'&quot;;&quot;file:///&quot;;[.$C6];&quot;'&quot;;&quot;#&quot;;&quot;$'&quot;;&quot;ENR - Ensemble&quot;;&quot;'&quot;;&quot;.&quot;;&quot;h19&quot;))" office:value-type="float" office:value="0.135545221864355" calcext:value-type="float">
            <text:p>0,14</text:p>
          </table:table-cell>
          <table:table-cell table:formula="of:=SUM([.G6:.H6])" office:value-type="float" office:value="0.270794645971951" calcext:value-type="float">
            <text:p>0,270794646</text:p>
          </table:table-cell>
          <table:table-cell table:style-name="ce8" table:formula="of:=INDIRECT(CONCATENATE(&quot;'&quot;;&quot;file:///&quot;;[.$C6];&quot;'&quot;;&quot;#&quot;;&quot;$'&quot;;&quot;ENR - Ensemble&quot;;&quot;'&quot;;&quot;.&quot;;&quot;j12&quot;))" office:value-type="float" office:value="93.4324531750441" calcext:value-type="float">
            <text:p>93,43</text:p>
          </table:table-cell>
          <table:table-cell table:style-name="ce8" table:formula="of:=INDIRECT(CONCATENATE(&quot;'&quot;;&quot;file:///&quot;;[.$C6];&quot;'&quot;;&quot;#&quot;;&quot;$'&quot;;&quot;ENR - Ensemble&quot;;&quot;'&quot;;&quot;.&quot;;&quot;j13&quot;))" office:value-type="float" office:value="0" calcext:value-type="float">
            <text:p>0,00</text:p>
          </table:table-cell>
          <table:table-cell table:style-name="ce8" table:formula="of:=INDIRECT(CONCATENATE(&quot;'&quot;;&quot;file:///&quot;;[.$C6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8" table:formula="of:=INDIRECT(CONCATENATE(&quot;'&quot;;&quot;file:///&quot;;[.$C6];&quot;'&quot;;&quot;#&quot;;&quot;$'&quot;;&quot;ENR - Ensemble&quot;;&quot;'&quot;;&quot;.&quot;;&quot;j11&quot;))" office:value-type="float" office:value="0.182779796227657" calcext:value-type="float">
            <text:p>0,18</text:p>
          </table:table-cell>
          <table:table-cell table:style-name="ce8" table:formula="of:=INDIRECT(CONCATENATE(&quot;'&quot;;&quot;file:///&quot;;[.$C6];&quot;'&quot;;&quot;#&quot;;&quot;$'&quot;;&quot;ENR - Ensemble&quot;;&quot;'&quot;;&quot;.&quot;;&quot;j19&quot;))" office:value-type="float" office:value="1.25954562406069" calcext:value-type="float">
            <text:p>1,26</text:p>
          </table:table-cell>
          <table:table-cell table:formula="of:=SUM([.M6:.N6])" office:value-type="float" office:value="1.44232542028834" calcext:value-type="float">
            <text:p>1,4423254203</text:p>
          </table:table-cell>
          <table:table-cell table:style-name="ce8" table:formula="of:=INDIRECT(CONCATENATE(&quot;'&quot;;&quot;file:///&quot;;[.$C6];&quot;'&quot;;&quot;#&quot;;&quot;$'&quot;;&quot;ENR - Ensemble&quot;;&quot;'&quot;;&quot;.&quot;;&quot;l12&quot;))" office:value-type="float" office:value="99.5918168787768" calcext:value-type="float">
            <text:p>99,59</text:p>
          </table:table-cell>
          <table:table-cell table:style-name="ce8" table:formula="of:=INDIRECT(CONCATENATE(&quot;'&quot;;&quot;file:///&quot;;[.$C6];&quot;'&quot;;&quot;#&quot;;&quot;$'&quot;;&quot;ENR - Ensemble&quot;;&quot;'&quot;;&quot;.&quot;;&quot;l13&quot;))" office:value-type="float" office:value="0" calcext:value-type="float">
            <text:p>0,00</text:p>
          </table:table-cell>
          <table:table-cell table:style-name="ce8" table:formula="of:=INDIRECT(CONCATENATE(&quot;'&quot;;&quot;file:///&quot;;[.$C6];&quot;'&quot;;&quot;#&quot;;&quot;$'&quot;;&quot;ENR - Ensemble&quot;;&quot;'&quot;;&quot;.&quot;;&quot;l21&quot;))" office:value-type="float" office:value="8.504" calcext:value-type="float">
            <text:p>8,50</text:p>
          </table:table-cell>
          <table:table-cell table:style-name="ce8" table:formula="of:=INDIRECT(CONCATENATE(&quot;'&quot;;&quot;file:///&quot;;[.$C6];&quot;'&quot;;&quot;#&quot;;&quot;$'&quot;;&quot;ENR - Ensemble&quot;;&quot;'&quot;;&quot;.&quot;;&quot;l11&quot;))" office:value-type="float" office:value="0.239904278446433" calcext:value-type="float">
            <text:p>0,24</text:p>
          </table:table-cell>
          <table:table-cell table:style-name="ce8" table:formula="of:=INDIRECT(CONCATENATE(&quot;'&quot;;&quot;file:///&quot;;[.$C6];&quot;'&quot;;&quot;#&quot;;&quot;$'&quot;;&quot;ENR - Ensemble&quot;;&quot;'&quot;;&quot;.&quot;;&quot;l19&quot;))" office:value-type="float" office:value="3.21805350291451" calcext:value-type="float">
            <text:p>3,22</text:p>
          </table:table-cell>
          <table:table-cell table:formula="of:=SUM([.S6:.T6])" office:value-type="float" office:value="3.45795778136094" calcext:value-type="float">
            <text:p>3,4579577814</text:p>
          </table:table-cell>
          <table:table-cell table:style-name="ce8" table:formula="of:=INDIRECT(CONCATENATE(&quot;'&quot;;&quot;file:///&quot;;[.$C6];&quot;'&quot;;&quot;#&quot;;&quot;$'&quot;;&quot;ENR - Ensemble&quot;;&quot;'&quot;;&quot;.&quot;;&quot;n12&quot;))" office:value-type="float" office:value="89.3532254589755" calcext:value-type="float">
            <text:p>89,35</text:p>
          </table:table-cell>
          <table:table-cell table:style-name="ce8" table:formula="of:=INDIRECT(CONCATENATE(&quot;'&quot;;&quot;file:///&quot;;[.$C6];&quot;'&quot;;&quot;#&quot;;&quot;$'&quot;;&quot;ENR - Ensemble&quot;;&quot;'&quot;;&quot;.&quot;;&quot;n13&quot;))" office:value-type="float" office:value="0" calcext:value-type="float">
            <text:p>0,00</text:p>
          </table:table-cell>
          <table:table-cell table:style-name="ce8" table:formula="of:=INDIRECT(CONCATENATE(&quot;'&quot;;&quot;file:///&quot;;[.$C6];&quot;'&quot;;&quot;#&quot;;&quot;$'&quot;;&quot;ENR - Ensemble&quot;;&quot;'&quot;;&quot;.&quot;;&quot;n21&quot;))" office:value-type="float" office:value="11.464" calcext:value-type="float">
            <text:p>11,46</text:p>
          </table:table-cell>
          <table:table-cell table:style-name="ce8" table:formula="of:=INDIRECT(CONCATENATE(&quot;'&quot;;&quot;file:///&quot;;[.$C6];&quot;'&quot;;&quot;#&quot;;&quot;$'&quot;;&quot;ENR - Ensemble&quot;;&quot;'&quot;;&quot;.&quot;;&quot;n11&quot;))" office:value-type="float" office:value="0.281417897208172" calcext:value-type="float">
            <text:p>0,28</text:p>
          </table:table-cell>
          <table:table-cell table:style-name="ce8" table:formula="of:=INDIRECT(CONCATENATE(&quot;'&quot;;&quot;file:///&quot;;[.$C6];&quot;'&quot;;&quot;#&quot;;&quot;$'&quot;;&quot;ENR - Ensemble&quot;;&quot;'&quot;;&quot;.&quot;;&quot;n19&quot;))" office:value-type="float" office:value="3.49458238277474" calcext:value-type="float">
            <text:p>3,49</text:p>
          </table:table-cell>
          <table:table-cell table:style-name="Default" table:formula="of:=SUM([.Y6:.Z6])" office:value-type="float" office:value="3.77600027998291" calcext:value-type="float">
            <text:p>3,77600028</text:p>
          </table:table-cell>
          <table:table-cell table:number-columns-repeated="32"/>
          <table:table-cell table:style-name="ce5" table:number-columns-repeated="962"/>
          <table:table-cell table:number-columns-repeated="3"/>
        </table:table-row>
        <table:table-row table:style-name="ro2">
          <table:table-cell table:style-name="ce6" table:formula="of:=[$'0-base'.A7]" office:value-type="string" office:string-value="200066413" calcext:value-type="string">
            <text:p>200066413</text:p>
          </table:table-cell>
          <table:table-cell table:style-name="ce6" table:formula="of:=[$'0-base'.B7]" office:value-type="string" office:string-value="CC Intercom Bernay Terres de Normandie" calcext:value-type="string">
            <text:p>CC Intercom Bernay Terres de Normandie</text:p>
          </table:table-cell>
          <table:table-cell table:style-name="ce6" table:formula="of:=[$'0-base'.C7]" office:value-type="string" office:string-value="U:/5_Patrimoine_commun/ETUDES/1_fiches_territoriales_EPCI/Extraction_donnees/transition_energetique/biomasse-normandie/Intercom Bernay, terres de_v1.03.xlsx" calcext:value-type="string">
            <text:p>U:/5_Patrimoine_commun/ETUDES/1_fiches_territoriales_EPCI/Extraction_donnees/transition_energetique/biomasse-normandie/Intercom Bernay, terres de_v1.03.xlsx</text:p>
          </table:table-cell>
          <table:table-cell table:style-name="ce8" table:formula="of:=INDIRECT(CONCATENATE(&quot;'&quot;;&quot;file:///&quot;;[.$C7];&quot;'&quot;;&quot;#&quot;;&quot;$'&quot;;&quot;ENR - Ensemble&quot;;&quot;'&quot;;&quot;.&quot;;&quot;h12&quot;))" office:value-type="float" office:value="139.133235903989" calcext:value-type="float">
            <text:p>139,13</text:p>
          </table:table-cell>
          <table:table-cell table:style-name="ce8" table:formula="of:=INDIRECT(CONCATENATE(&quot;'&quot;;&quot;file:///&quot;;[.$C7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8" table:formula="of:=INDIRECT(CONCATENATE(&quot;'&quot;;&quot;file:///&quot;;[.$C7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8" table:formula="of:=INDIRECT(CONCATENATE(&quot;'&quot;;&quot;file:///&quot;;[.$C7];&quot;'&quot;;&quot;#&quot;;&quot;$'&quot;;&quot;ENR - Ensemble&quot;;&quot;'&quot;;&quot;.&quot;;&quot;h11&quot;))" office:value-type="float" office:value="0.166570441892995" calcext:value-type="float">
            <text:p>0,17</text:p>
          </table:table-cell>
          <table:table-cell table:style-name="ce8" table:formula="of:=INDIRECT(CONCATENATE(&quot;'&quot;;&quot;file:///&quot;;[.$C7];&quot;'&quot;;&quot;#&quot;;&quot;$'&quot;;&quot;ENR - Ensemble&quot;;&quot;'&quot;;&quot;.&quot;;&quot;h19&quot;))" office:value-type="float" office:value="0.234927311237987" calcext:value-type="float">
            <text:p>0,23</text:p>
          </table:table-cell>
          <table:table-cell table:formula="of:=SUM([.G7:.H7])" office:value-type="float" office:value="0.401497753130982" calcext:value-type="float">
            <text:p>0,4014977531</text:p>
          </table:table-cell>
          <table:table-cell table:style-name="ce8" table:formula="of:=INDIRECT(CONCATENATE(&quot;'&quot;;&quot;file:///&quot;;[.$C7];&quot;'&quot;;&quot;#&quot;;&quot;$'&quot;;&quot;ENR - Ensemble&quot;;&quot;'&quot;;&quot;.&quot;;&quot;j12&quot;))" office:value-type="float" office:value="134.693523721832" calcext:value-type="float">
            <text:p>134,69</text:p>
          </table:table-cell>
          <table:table-cell table:style-name="ce8" table:formula="of:=INDIRECT(CONCATENATE(&quot;'&quot;;&quot;file:///&quot;;[.$C7];&quot;'&quot;;&quot;#&quot;;&quot;$'&quot;;&quot;ENR - Ensemble&quot;;&quot;'&quot;;&quot;.&quot;;&quot;j13&quot;))" office:value-type="float" office:value="0.1285" calcext:value-type="float">
            <text:p>0,13</text:p>
          </table:table-cell>
          <table:table-cell table:style-name="ce8" table:formula="of:=INDIRECT(CONCATENATE(&quot;'&quot;;&quot;file:///&quot;;[.$C7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8" table:formula="of:=INDIRECT(CONCATENATE(&quot;'&quot;;&quot;file:///&quot;;[.$C7];&quot;'&quot;;&quot;#&quot;;&quot;$'&quot;;&quot;ENR - Ensemble&quot;;&quot;'&quot;;&quot;.&quot;;&quot;j11&quot;))" office:value-type="float" office:value="0.227479019234091" calcext:value-type="float">
            <text:p>0,23</text:p>
          </table:table-cell>
          <table:table-cell table:style-name="ce8" table:formula="of:=INDIRECT(CONCATENATE(&quot;'&quot;;&quot;file:///&quot;;[.$C7];&quot;'&quot;;&quot;#&quot;;&quot;$'&quot;;&quot;ENR - Ensemble&quot;;&quot;'&quot;;&quot;.&quot;;&quot;j19&quot;))" office:value-type="float" office:value="1.04468570093648" calcext:value-type="float">
            <text:p>1,04</text:p>
          </table:table-cell>
          <table:table-cell table:formula="of:=SUM([.M7:.N7])" office:value-type="float" office:value="1.27216472017057" calcext:value-type="float">
            <text:p>1,2721647202</text:p>
          </table:table-cell>
          <table:table-cell table:style-name="ce8" table:formula="of:=INDIRECT(CONCATENATE(&quot;'&quot;;&quot;file:///&quot;;[.$C7];&quot;'&quot;;&quot;#&quot;;&quot;$'&quot;;&quot;ENR - Ensemble&quot;;&quot;'&quot;;&quot;.&quot;;&quot;l12&quot;))" office:value-type="float" office:value="143.572948086146" calcext:value-type="float">
            <text:p>143,57</text:p>
          </table:table-cell>
          <table:table-cell table:style-name="ce8" table:formula="of:=INDIRECT(CONCATENATE(&quot;'&quot;;&quot;file:///&quot;;[.$C7];&quot;'&quot;;&quot;#&quot;;&quot;$'&quot;;&quot;ENR - Ensemble&quot;;&quot;'&quot;;&quot;.&quot;;&quot;l13&quot;))" office:value-type="float" office:value="2.3999999666214" calcext:value-type="float">
            <text:p>2,40</text:p>
          </table:table-cell>
          <table:table-cell table:style-name="ce8" table:formula="of:=INDIRECT(CONCATENATE(&quot;'&quot;;&quot;file:///&quot;;[.$C7];&quot;'&quot;;&quot;#&quot;;&quot;$'&quot;;&quot;ENR - Ensemble&quot;;&quot;'&quot;;&quot;.&quot;;&quot;l21&quot;))" office:value-type="string" office:string-value="s" calcext:value-type="string">
            <text:p>s</text:p>
          </table:table-cell>
          <table:table-cell table:style-name="ce8" table:formula="of:=INDIRECT(CONCATENATE(&quot;'&quot;;&quot;file:///&quot;;[.$C7];&quot;'&quot;;&quot;#&quot;;&quot;$'&quot;;&quot;ENR - Ensemble&quot;;&quot;'&quot;;&quot;.&quot;;&quot;l11&quot;))" office:value-type="float" office:value="0.307694346754434" calcext:value-type="float">
            <text:p>0,31</text:p>
          </table:table-cell>
          <table:table-cell table:style-name="ce8" table:formula="of:=INDIRECT(CONCATENATE(&quot;'&quot;;&quot;file:///&quot;;[.$C7];&quot;'&quot;;&quot;#&quot;;&quot;$'&quot;;&quot;ENR - Ensemble&quot;;&quot;'&quot;;&quot;.&quot;;&quot;l19&quot;))" office:value-type="float" office:value="2.97331783608969" calcext:value-type="float">
            <text:p>2,97</text:p>
          </table:table-cell>
          <table:table-cell table:formula="of:=SUM([.S7:.T7])" office:value-type="float" office:value="3.28101218284413" calcext:value-type="float">
            <text:p>3,2810121828</text:p>
          </table:table-cell>
          <table:table-cell table:style-name="ce8" table:formula="of:=INDIRECT(CONCATENATE(&quot;'&quot;;&quot;file:///&quot;;[.$C7];&quot;'&quot;;&quot;#&quot;;&quot;$'&quot;;&quot;ENR - Ensemble&quot;;&quot;'&quot;;&quot;.&quot;;&quot;n12&quot;))" office:value-type="float" office:value="128.812852322659" calcext:value-type="float">
            <text:p>128,81</text:p>
          </table:table-cell>
          <table:table-cell table:style-name="ce8" table:formula="of:=INDIRECT(CONCATENATE(&quot;'&quot;;&quot;file:///&quot;;[.$C7];&quot;'&quot;;&quot;#&quot;;&quot;$'&quot;;&quot;ENR - Ensemble&quot;;&quot;'&quot;;&quot;.&quot;;&quot;n13&quot;))" office:value-type="float" office:value="2.32709997010231" calcext:value-type="float">
            <text:p>2,33</text:p>
          </table:table-cell>
          <table:table-cell table:style-name="ce8" table:formula="of:=INDIRECT(CONCATENATE(&quot;'&quot;;&quot;file:///&quot;;[.$C7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8" table:formula="of:=INDIRECT(CONCATENATE(&quot;'&quot;;&quot;file:///&quot;;[.$C7];&quot;'&quot;;&quot;#&quot;;&quot;$'&quot;;&quot;ENR - Ensemble&quot;;&quot;'&quot;;&quot;.&quot;;&quot;n11&quot;))" office:value-type="float" office:value="0.36762610285308" calcext:value-type="float">
            <text:p>0,37</text:p>
          </table:table-cell>
          <table:table-cell table:style-name="ce8" table:formula="of:=INDIRECT(CONCATENATE(&quot;'&quot;;&quot;file:///&quot;;[.$C7];&quot;'&quot;;&quot;#&quot;;&quot;$'&quot;;&quot;ENR - Ensemble&quot;;&quot;'&quot;;&quot;.&quot;;&quot;n19&quot;))" office:value-type="float" office:value="3.48861811313185" calcext:value-type="float">
            <text:p>3,49</text:p>
          </table:table-cell>
          <table:table-cell table:style-name="Default" table:formula="of:=SUM([.Y7:.Z7])" office:value-type="float" office:value="3.85624421598493" calcext:value-type="float">
            <text:p>3,856244216</text:p>
          </table:table-cell>
          <table:table-cell table:number-columns-repeated="32"/>
          <table:table-cell table:style-name="ce5" table:number-columns-repeated="962"/>
          <table:table-cell table:number-columns-repeated="3"/>
        </table:table-row>
        <table:table-row table:style-name="ro2">
          <table:table-cell table:style-name="ce6" table:formula="of:=[$'0-base'.A8]" office:value-type="string" office:string-value="200066462" calcext:value-type="string">
            <text:p>200066462</text:p>
          </table:table-cell>
          <table:table-cell table:style-name="ce6" table:formula="of:=[$'0-base'.B8]" office:value-type="string" office:string-value="CC Interco Normandie Sud Eure" calcext:value-type="string">
            <text:p>CC Interco Normandie Sud Eure</text:p>
          </table:table-cell>
          <table:table-cell table:style-name="ce6" table:formula="of:=[$'0-base'.C8]" office:value-type="string" office:string-value="U:/5_Patrimoine_commun/ETUDES/1_fiches_territoriales_EPCI/Extraction_donnees/transition_energetique/biomasse-normandie/Interco Normandie sud Eure_v1.03.xlsx" calcext:value-type="string">
            <text:p>U:/5_Patrimoine_commun/ETUDES/1_fiches_territoriales_EPCI/Extraction_donnees/transition_energetique/biomasse-normandie/Interco Normandie sud Eure_v1.03.xlsx</text:p>
          </table:table-cell>
          <table:table-cell table:style-name="ce8" table:formula="of:=INDIRECT(CONCATENATE(&quot;'&quot;;&quot;file:///&quot;;[.$C8];&quot;'&quot;;&quot;#&quot;;&quot;$'&quot;;&quot;ENR - Ensemble&quot;;&quot;'&quot;;&quot;.&quot;;&quot;h12&quot;))" office:value-type="float" office:value="118.676156924569" calcext:value-type="float">
            <text:p>118,68</text:p>
          </table:table-cell>
          <table:table-cell table:style-name="ce8" table:formula="of:=INDIRECT(CONCATENATE(&quot;'&quot;;&quot;file:///&quot;;[.$C8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8" table:formula="of:=INDIRECT(CONCATENATE(&quot;'&quot;;&quot;file:///&quot;;[.$C8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8" table:formula="of:=INDIRECT(CONCATENATE(&quot;'&quot;;&quot;file:///&quot;;[.$C8];&quot;'&quot;;&quot;#&quot;;&quot;$'&quot;;&quot;ENR - Ensemble&quot;;&quot;'&quot;;&quot;.&quot;;&quot;h11&quot;))" office:value-type="float" office:value="0.149685991904944" calcext:value-type="float">
            <text:p>0,15</text:p>
          </table:table-cell>
          <table:table-cell table:style-name="ce8" table:formula="of:=INDIRECT(CONCATENATE(&quot;'&quot;;&quot;file:///&quot;;[.$C8];&quot;'&quot;;&quot;#&quot;;&quot;$'&quot;;&quot;ENR - Ensemble&quot;;&quot;'&quot;;&quot;.&quot;;&quot;h19&quot;))" office:value-type="float" office:value="0.106467193820048" calcext:value-type="float">
            <text:p>0,11</text:p>
          </table:table-cell>
          <table:table-cell table:formula="of:=SUM([.G8:.H8])" office:value-type="float" office:value="0.256153185724991" calcext:value-type="float">
            <text:p>0,2561531857</text:p>
          </table:table-cell>
          <table:table-cell table:style-name="ce8" table:formula="of:=INDIRECT(CONCATENATE(&quot;'&quot;;&quot;file:///&quot;;[.$C8];&quot;'&quot;;&quot;#&quot;;&quot;$'&quot;;&quot;ENR - Ensemble&quot;;&quot;'&quot;;&quot;.&quot;;&quot;j12&quot;))" office:value-type="float" office:value="114.889225813492" calcext:value-type="float">
            <text:p>114,89</text:p>
          </table:table-cell>
          <table:table-cell table:style-name="ce8" table:formula="of:=INDIRECT(CONCATENATE(&quot;'&quot;;&quot;file:///&quot;;[.$C8];&quot;'&quot;;&quot;#&quot;;&quot;$'&quot;;&quot;ENR - Ensemble&quot;;&quot;'&quot;;&quot;.&quot;;&quot;j13&quot;))" office:value-type="float" office:value="1.87839997601509" calcext:value-type="float">
            <text:p>1,88</text:p>
          </table:table-cell>
          <table:table-cell table:style-name="ce8" table:formula="of:=INDIRECT(CONCATENATE(&quot;'&quot;;&quot;file:///&quot;;[.$C8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8" table:formula="of:=INDIRECT(CONCATENATE(&quot;'&quot;;&quot;file:///&quot;;[.$C8];&quot;'&quot;;&quot;#&quot;;&quot;$'&quot;;&quot;ENR - Ensemble&quot;;&quot;'&quot;;&quot;.&quot;;&quot;j11&quot;))" office:value-type="float" office:value="0.203634145781319" calcext:value-type="float">
            <text:p>0,20</text:p>
          </table:table-cell>
          <table:table-cell table:style-name="ce8" table:formula="of:=INDIRECT(CONCATENATE(&quot;'&quot;;&quot;file:///&quot;;[.$C8];&quot;'&quot;;&quot;#&quot;;&quot;$'&quot;;&quot;ENR - Ensemble&quot;;&quot;'&quot;;&quot;.&quot;;&quot;j19&quot;))" office:value-type="float" office:value="0.855672728210388" calcext:value-type="float">
            <text:p>0,86</text:p>
          </table:table-cell>
          <table:table-cell table:formula="of:=SUM([.M8:.N8])" office:value-type="float" office:value="1.05930687399171" calcext:value-type="float">
            <text:p>1,059306874</text:p>
          </table:table-cell>
          <table:table-cell table:style-name="ce8" table:formula="of:=INDIRECT(CONCATENATE(&quot;'&quot;;&quot;file:///&quot;;[.$C8];&quot;'&quot;;&quot;#&quot;;&quot;$'&quot;;&quot;ENR - Ensemble&quot;;&quot;'&quot;;&quot;.&quot;;&quot;l12&quot;))" office:value-type="float" office:value="122.463088035645" calcext:value-type="float">
            <text:p>122,46</text:p>
          </table:table-cell>
          <table:table-cell table:style-name="ce8" table:formula="of:=INDIRECT(CONCATENATE(&quot;'&quot;;&quot;file:///&quot;;[.$C8];&quot;'&quot;;&quot;#&quot;;&quot;$'&quot;;&quot;ENR - Ensemble&quot;;&quot;'&quot;;&quot;.&quot;;&quot;l13&quot;))" office:value-type="float" office:value="2.2099999666214" calcext:value-type="float">
            <text:p>2,21</text:p>
          </table:table-cell>
          <table:table-cell table:style-name="ce8" table:formula="of:=INDIRECT(CONCATENATE(&quot;'&quot;;&quot;file:///&quot;;[.$C8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8" table:formula="of:=INDIRECT(CONCATENATE(&quot;'&quot;;&quot;file:///&quot;;[.$C8];&quot;'&quot;;&quot;#&quot;;&quot;$'&quot;;&quot;ENR - Ensemble&quot;;&quot;'&quot;;&quot;.&quot;;&quot;l11&quot;))" office:value-type="float" office:value="0.27244760310763" calcext:value-type="float">
            <text:p>0,27</text:p>
          </table:table-cell>
          <table:table-cell table:style-name="ce8" table:formula="of:=INDIRECT(CONCATENATE(&quot;'&quot;;&quot;file:///&quot;;[.$C8];&quot;'&quot;;&quot;#&quot;;&quot;$'&quot;;&quot;ENR - Ensemble&quot;;&quot;'&quot;;&quot;.&quot;;&quot;l19&quot;))" office:value-type="float" office:value="2.17105676777792" calcext:value-type="float">
            <text:p>2,17</text:p>
          </table:table-cell>
          <table:table-cell table:formula="of:=SUM([.S8:.T8])" office:value-type="float" office:value="2.44350437088555" calcext:value-type="float">
            <text:p>2,4435043709</text:p>
          </table:table-cell>
          <table:table-cell table:style-name="ce8" table:formula="of:=INDIRECT(CONCATENATE(&quot;'&quot;;&quot;file:///&quot;;[.$C8];&quot;'&quot;;&quot;#&quot;;&quot;$'&quot;;&quot;ENR - Ensemble&quot;;&quot;'&quot;;&quot;.&quot;;&quot;n12&quot;))" office:value-type="float" office:value="109.873203026013" calcext:value-type="float">
            <text:p>109,87</text:p>
          </table:table-cell>
          <table:table-cell table:style-name="ce8" table:formula="of:=INDIRECT(CONCATENATE(&quot;'&quot;;&quot;file:///&quot;;[.$C8];&quot;'&quot;;&quot;#&quot;;&quot;$'&quot;;&quot;ENR - Ensemble&quot;;&quot;'&quot;;&quot;.&quot;;&quot;n13&quot;))" office:value-type="float" office:value="2.12299996614456" calcext:value-type="float">
            <text:p>2,12</text:p>
          </table:table-cell>
          <table:table-cell table:style-name="ce8" table:formula="of:=INDIRECT(CONCATENATE(&quot;'&quot;;&quot;file:///&quot;;[.$C8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8" table:formula="of:=INDIRECT(CONCATENATE(&quot;'&quot;;&quot;file:///&quot;;[.$C8];&quot;'&quot;;&quot;#&quot;;&quot;$'&quot;;&quot;ENR - Ensemble&quot;;&quot;'&quot;;&quot;.&quot;;&quot;n11&quot;))" office:value-type="float" office:value="0.323384284820729" calcext:value-type="float">
            <text:p>0,32</text:p>
          </table:table-cell>
          <table:table-cell table:style-name="ce8" table:formula="of:=INDIRECT(CONCATENATE(&quot;'&quot;;&quot;file:///&quot;;[.$C8];&quot;'&quot;;&quot;#&quot;;&quot;$'&quot;;&quot;ENR - Ensemble&quot;;&quot;'&quot;;&quot;.&quot;;&quot;n19&quot;))" office:value-type="float" office:value="2.36091067002208" calcext:value-type="float">
            <text:p>2,36</text:p>
          </table:table-cell>
          <table:table-cell table:style-name="Default" table:formula="of:=SUM([.Y8:.Z8])" office:value-type="float" office:value="2.68429495484281" calcext:value-type="float">
            <text:p>2,6842949548</text:p>
          </table:table-cell>
          <table:table-cell table:number-columns-repeated="32"/>
          <table:table-cell table:style-name="ce5" table:number-columns-repeated="962"/>
          <table:table-cell table:number-columns-repeated="3"/>
        </table:table-row>
        <table:table-row table:style-name="ro2">
          <table:table-cell table:style-name="ce6" table:formula="of:=[$'0-base'.A9]" office:value-type="string" office:string-value="200066827" calcext:value-type="string">
            <text:p>200066827</text:p>
          </table:table-cell>
          <table:table-cell table:style-name="ce6" table:formula="of:=[$'0-base'.B9]" office:value-type="string" office:string-value="CC du Pays de Honfleur-Beuzeville" calcext:value-type="string">
            <text:p>CC du Pays de Honfleur-Beuzeville</text:p>
          </table:table-cell>
          <table:table-cell table:style-name="ce6" table:formula="of:=[$'0-base'.C9]" office:value-type="string" office:string-value="U:/5_Patrimoine_commun/ETUDES/1_fiches_territoriales_EPCI/Extraction_donnees/transition_energetique/biomasse-normandie/CC des Pays d Honfleur et__v1.03.xlsx" calcext:value-type="string">
            <text:p>U:/5_Patrimoine_commun/ETUDES/1_fiches_territoriales_EPCI/Extraction_donnees/transition_energetique/biomasse-normandie/CC des Pays d Honfleur et__v1.03.xlsx</text:p>
          </table:table-cell>
          <table:table-cell table:style-name="ce8" table:formula="of:=INDIRECT(CONCATENATE(&quot;'&quot;;&quot;file:///&quot;;[.$C9];&quot;'&quot;;&quot;#&quot;;&quot;$'&quot;;&quot;ENR - Ensemble&quot;;&quot;'&quot;;&quot;.&quot;;&quot;h12&quot;))" office:value-type="float" office:value="45.8041607772481" calcext:value-type="float">
            <text:p>45,80</text:p>
          </table:table-cell>
          <table:table-cell table:style-name="ce8" table:formula="of:=INDIRECT(CONCATENATE(&quot;'&quot;;&quot;file:///&quot;;[.$C9];&quot;'&quot;;&quot;#&quot;;&quot;$'&quot;;&quot;ENR - Ensemble&quot;;&quot;'&quot;;&quot;.&quot;;&quot;h13&quot;))" office:value-type="float" office:value="17.584" calcext:value-type="float">
            <text:p>17,58</text:p>
          </table:table-cell>
          <table:table-cell table:style-name="ce8" table:formula="of:=INDIRECT(CONCATENATE(&quot;'&quot;;&quot;file:///&quot;;[.$C9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8" table:formula="of:=INDIRECT(CONCATENATE(&quot;'&quot;;&quot;file:///&quot;;[.$C9];&quot;'&quot;;&quot;#&quot;;&quot;$'&quot;;&quot;ENR - Ensemble&quot;;&quot;'&quot;;&quot;.&quot;;&quot;h11&quot;))" office:value-type="float" office:value="0.0570924219982397" calcext:value-type="float">
            <text:p>0,06</text:p>
          </table:table-cell>
          <table:table-cell table:style-name="ce8" table:formula="of:=INDIRECT(CONCATENATE(&quot;'&quot;;&quot;file:///&quot;;[.$C9];&quot;'&quot;;&quot;#&quot;;&quot;$'&quot;;&quot;ENR - Ensemble&quot;;&quot;'&quot;;&quot;.&quot;;&quot;h19&quot;))" office:value-type="float" office:value="0.00834073612997632" calcext:value-type="float">
            <text:p>0,01</text:p>
          </table:table-cell>
          <table:table-cell table:formula="of:=SUM([.G9:.H9])" office:value-type="float" office:value="0.065433158128216" calcext:value-type="float">
            <text:p>0,0654331581</text:p>
          </table:table-cell>
          <table:table-cell table:style-name="ce8" table:formula="of:=INDIRECT(CONCATENATE(&quot;'&quot;;&quot;file:///&quot;;[.$C9];&quot;'&quot;;&quot;#&quot;;&quot;$'&quot;;&quot;ENR - Ensemble&quot;;&quot;'&quot;;&quot;.&quot;;&quot;j12&quot;))" office:value-type="float" office:value="44.3390245492021" calcext:value-type="float">
            <text:p>44,34</text:p>
          </table:table-cell>
          <table:table-cell table:style-name="ce8" table:formula="of:=INDIRECT(CONCATENATE(&quot;'&quot;;&quot;file:///&quot;;[.$C9];&quot;'&quot;;&quot;#&quot;;&quot;$'&quot;;&quot;ENR - Ensemble&quot;;&quot;'&quot;;&quot;.&quot;;&quot;j13&quot;))" office:value-type="float" office:value="17.7135" calcext:value-type="float">
            <text:p>17,71</text:p>
          </table:table-cell>
          <table:table-cell table:style-name="ce8" table:formula="of:=INDIRECT(CONCATENATE(&quot;'&quot;;&quot;file:///&quot;;[.$C9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8" table:formula="of:=INDIRECT(CONCATENATE(&quot;'&quot;;&quot;file:///&quot;;[.$C9];&quot;'&quot;;&quot;#&quot;;&quot;$'&quot;;&quot;ENR - Ensemble&quot;;&quot;'&quot;;&quot;.&quot;;&quot;j11&quot;))" office:value-type="float" office:value="0.0821323168053275" calcext:value-type="float">
            <text:p>0,08</text:p>
          </table:table-cell>
          <table:table-cell table:style-name="ce8" table:formula="of:=INDIRECT(CONCATENATE(&quot;'&quot;;&quot;file:///&quot;;[.$C9];&quot;'&quot;;&quot;#&quot;;&quot;$'&quot;;&quot;ENR - Ensemble&quot;;&quot;'&quot;;&quot;.&quot;;&quot;j19&quot;))" office:value-type="float" office:value="0.183753045538121" calcext:value-type="float">
            <text:p>0,18</text:p>
          </table:table-cell>
          <table:table-cell table:formula="of:=SUM([.M9:.N9])" office:value-type="float" office:value="0.265885362343449" calcext:value-type="float">
            <text:p>0,2658853623</text:p>
          </table:table-cell>
          <table:table-cell table:style-name="ce8" table:formula="of:=INDIRECT(CONCATENATE(&quot;'&quot;;&quot;file:///&quot;;[.$C9];&quot;'&quot;;&quot;#&quot;;&quot;$'&quot;;&quot;ENR - Ensemble&quot;;&quot;'&quot;;&quot;.&quot;;&quot;l12&quot;))" office:value-type="float" office:value="46.9116655702939" calcext:value-type="float">
            <text:p>46,91</text:p>
          </table:table-cell>
          <table:table-cell table:style-name="ce8" table:formula="of:=INDIRECT(CONCATENATE(&quot;'&quot;;&quot;file:///&quot;;[.$C9];&quot;'&quot;;&quot;#&quot;;&quot;$'&quot;;&quot;ENR - Ensemble&quot;;&quot;'&quot;;&quot;.&quot;;&quot;l13&quot;))" office:value-type="float" office:value="17.273" calcext:value-type="float">
            <text:p>17,27</text:p>
          </table:table-cell>
          <table:table-cell table:style-name="ce8" table:formula="of:=INDIRECT(CONCATENATE(&quot;'&quot;;&quot;file:///&quot;;[.$C9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8" table:formula="of:=INDIRECT(CONCATENATE(&quot;'&quot;;&quot;file:///&quot;;[.$C9];&quot;'&quot;;&quot;#&quot;;&quot;$'&quot;;&quot;ENR - Ensemble&quot;;&quot;'&quot;;&quot;.&quot;;&quot;l11&quot;))" office:value-type="float" office:value="0.129557462874052" calcext:value-type="float">
            <text:p>0,13</text:p>
          </table:table-cell>
          <table:table-cell table:style-name="ce8" table:formula="of:=INDIRECT(CONCATENATE(&quot;'&quot;;&quot;file:///&quot;;[.$C9];&quot;'&quot;;&quot;#&quot;;&quot;$'&quot;;&quot;ENR - Ensemble&quot;;&quot;'&quot;;&quot;.&quot;;&quot;l19&quot;))" office:value-type="float" office:value="0.416966150835907" calcext:value-type="float">
            <text:p>0,42</text:p>
          </table:table-cell>
          <table:table-cell table:formula="of:=SUM([.S9:.T9])" office:value-type="float" office:value="0.546523613709959" calcext:value-type="float">
            <text:p>0,5465236137</text:p>
          </table:table-cell>
          <table:table-cell table:style-name="ce8" table:formula="of:=INDIRECT(CONCATENATE(&quot;'&quot;;&quot;file:///&quot;;[.$C9];&quot;'&quot;;&quot;#&quot;;&quot;$'&quot;;&quot;ENR - Ensemble&quot;;&quot;'&quot;;&quot;.&quot;;&quot;n12&quot;))" office:value-type="float" office:value="42.2640930066322" calcext:value-type="float">
            <text:p>42,26</text:p>
          </table:table-cell>
          <table:table-cell table:style-name="ce8" table:formula="of:=INDIRECT(CONCATENATE(&quot;'&quot;;&quot;file:///&quot;;[.$C9];&quot;'&quot;;&quot;#&quot;;&quot;$'&quot;;&quot;ENR - Ensemble&quot;;&quot;'&quot;;&quot;.&quot;;&quot;n13&quot;))" office:value-type="float" office:value="30.4595" calcext:value-type="float">
            <text:p>30,46</text:p>
          </table:table-cell>
          <table:table-cell table:style-name="ce8" table:formula="of:=INDIRECT(CONCATENATE(&quot;'&quot;;&quot;file:///&quot;;[.$C9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8" table:formula="of:=INDIRECT(CONCATENATE(&quot;'&quot;;&quot;file:///&quot;;[.$C9];&quot;'&quot;;&quot;#&quot;;&quot;$'&quot;;&quot;ENR - Ensemble&quot;;&quot;'&quot;;&quot;.&quot;;&quot;n11&quot;))" office:value-type="float" office:value="0.167508950148899" calcext:value-type="float">
            <text:p>0,17</text:p>
          </table:table-cell>
          <table:table-cell table:style-name="ce8" table:formula="of:=INDIRECT(CONCATENATE(&quot;'&quot;;&quot;file:///&quot;;[.$C9];&quot;'&quot;;&quot;#&quot;;&quot;$'&quot;;&quot;ENR - Ensemble&quot;;&quot;'&quot;;&quot;.&quot;;&quot;n19&quot;))" office:value-type="float" office:value="0.483114046633771" calcext:value-type="float">
            <text:p>0,48</text:p>
          </table:table-cell>
          <table:table-cell table:style-name="Default" table:formula="of:=SUM([.Y9:.Z9])" office:value-type="float" office:value="0.65062299678267" calcext:value-type="float">
            <text:p>0,6506229968</text:p>
          </table:table-cell>
          <table:table-cell table:number-columns-repeated="32"/>
          <table:table-cell table:style-name="ce5" table:number-columns-repeated="962"/>
          <table:table-cell table:number-columns-repeated="3"/>
        </table:table-row>
        <table:table-row table:style-name="ro2">
          <table:table-cell table:style-name="ce6" table:formula="of:=[$'0-base'.A10]" office:value-type="string" office:string-value="200069730" calcext:value-type="string">
            <text:p>200069730</text:p>
          </table:table-cell>
          <table:table-cell table:style-name="ce6" table:formula="of:=[$'0-base'.B10]" office:value-type="string" office:string-value="CC des 4 Rivières" calcext:value-type="string">
            <text:p>CC des 4 Rivières</text:p>
          </table:table-cell>
          <table:table-cell table:style-name="ce6" table:formula="of:=[$'0-base'.C10]" office:value-type="string" office:string-value="U:/5_Patrimoine_commun/ETUDES/1_fiches_territoriales_EPCI/Extraction_donnees/transition_energetique/biomasse-normandie/CC Les quatre rivières_v1.03.xlsx" calcext:value-type="string">
            <text:p>U:/5_Patrimoine_commun/ETUDES/1_fiches_territoriales_EPCI/Extraction_donnees/transition_energetique/biomasse-normandie/CC Les quatre rivières_v1.03.xlsx</text:p>
          </table:table-cell>
          <table:table-cell table:style-name="ce8" table:formula="of:=INDIRECT(CONCATENATE(&quot;'&quot;;&quot;file:///&quot;;[.$C10];&quot;'&quot;;&quot;#&quot;;&quot;$'&quot;;&quot;ENR - Ensemble&quot;;&quot;'&quot;;&quot;.&quot;;&quot;h12&quot;))" office:value-type="float" office:value="72.4353206806821" calcext:value-type="float">
            <text:p>72,44</text:p>
          </table:table-cell>
          <table:table-cell table:style-name="ce8" table:formula="of:=INDIRECT(CONCATENATE(&quot;'&quot;;&quot;file:///&quot;;[.$C10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8" table:formula="of:=INDIRECT(CONCATENATE(&quot;'&quot;;&quot;file:///&quot;;[.$C10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8" table:formula="of:=INDIRECT(CONCATENATE(&quot;'&quot;;&quot;file:///&quot;;[.$C10];&quot;'&quot;;&quot;#&quot;;&quot;$'&quot;;&quot;ENR - Ensemble&quot;;&quot;'&quot;;&quot;.&quot;;&quot;h11&quot;))" office:value-type="float" office:value="0.0857213350211286" calcext:value-type="float">
            <text:p>0,09</text:p>
          </table:table-cell>
          <table:table-cell table:style-name="ce8" table:formula="of:=INDIRECT(CONCATENATE(&quot;'&quot;;&quot;file:///&quot;;[.$C10];&quot;'&quot;;&quot;#&quot;;&quot;$'&quot;;&quot;ENR - Ensemble&quot;;&quot;'&quot;;&quot;.&quot;;&quot;h19&quot;))" office:value-type="float" office:value="0.0730582765090441" calcext:value-type="float">
            <text:p>0,07</text:p>
          </table:table-cell>
          <table:table-cell table:formula="of:=SUM([.G10:.H10])" office:value-type="float" office:value="0.158779611530173" calcext:value-type="float">
            <text:p>0,1587796115</text:p>
          </table:table-cell>
          <table:table-cell table:style-name="ce8" table:formula="of:=INDIRECT(CONCATENATE(&quot;'&quot;;&quot;file:///&quot;;[.$C10];&quot;'&quot;;&quot;#&quot;;&quot;$'&quot;;&quot;ENR - Ensemble&quot;;&quot;'&quot;;&quot;.&quot;;&quot;j12&quot;))" office:value-type="float" office:value="70.1239248912074" calcext:value-type="float">
            <text:p>70,12</text:p>
          </table:table-cell>
          <table:table-cell table:style-name="ce8" table:formula="of:=INDIRECT(CONCATENATE(&quot;'&quot;;&quot;file:///&quot;;[.$C10];&quot;'&quot;;&quot;#&quot;;&quot;$'&quot;;&quot;ENR - Ensemble&quot;;&quot;'&quot;;&quot;.&quot;;&quot;j13&quot;))" office:value-type="float" office:value="0" calcext:value-type="float">
            <text:p>0,00</text:p>
          </table:table-cell>
          <table:table-cell table:style-name="ce8" table:formula="of:=INDIRECT(CONCATENATE(&quot;'&quot;;&quot;file:///&quot;;[.$C10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8" table:formula="of:=INDIRECT(CONCATENATE(&quot;'&quot;;&quot;file:///&quot;;[.$C10];&quot;'&quot;;&quot;#&quot;;&quot;$'&quot;;&quot;ENR - Ensemble&quot;;&quot;'&quot;;&quot;.&quot;;&quot;j11&quot;))" office:value-type="float" office:value="0.117464240363699" calcext:value-type="float">
            <text:p>0,12</text:p>
          </table:table-cell>
          <table:table-cell table:style-name="ce8" table:formula="of:=INDIRECT(CONCATENATE(&quot;'&quot;;&quot;file:///&quot;;[.$C10];&quot;'&quot;;&quot;#&quot;;&quot;$'&quot;;&quot;ENR - Ensemble&quot;;&quot;'&quot;;&quot;.&quot;;&quot;j19&quot;))" office:value-type="float" office:value="0.203030568727395" calcext:value-type="float">
            <text:p>0,20</text:p>
          </table:table-cell>
          <table:table-cell table:formula="of:=SUM([.M10:.N10])" office:value-type="float" office:value="0.320494809091094" calcext:value-type="float">
            <text:p>0,3204948091</text:p>
          </table:table-cell>
          <table:table-cell table:style-name="ce8" table:formula="of:=INDIRECT(CONCATENATE(&quot;'&quot;;&quot;file:///&quot;;[.$C10];&quot;'&quot;;&quot;#&quot;;&quot;$'&quot;;&quot;ENR - Ensemble&quot;;&quot;'&quot;;&quot;.&quot;;&quot;l12&quot;))" office:value-type="float" office:value="74.7467164701569" calcext:value-type="float">
            <text:p>74,75</text:p>
          </table:table-cell>
          <table:table-cell table:style-name="ce8" table:formula="of:=INDIRECT(CONCATENATE(&quot;'&quot;;&quot;file:///&quot;;[.$C10];&quot;'&quot;;&quot;#&quot;;&quot;$'&quot;;&quot;ENR - Ensemble&quot;;&quot;'&quot;;&quot;.&quot;;&quot;l13&quot;))" office:value-type="float" office:value="0" calcext:value-type="float">
            <text:p>0,00</text:p>
          </table:table-cell>
          <table:table-cell table:style-name="ce8" table:formula="of:=INDIRECT(CONCATENATE(&quot;'&quot;;&quot;file:///&quot;;[.$C10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8" table:formula="of:=INDIRECT(CONCATENATE(&quot;'&quot;;&quot;file:///&quot;;[.$C10];&quot;'&quot;;&quot;#&quot;;&quot;$'&quot;;&quot;ENR - Ensemble&quot;;&quot;'&quot;;&quot;.&quot;;&quot;l11&quot;))" office:value-type="float" office:value="0.160399670769628" calcext:value-type="float">
            <text:p>0,16</text:p>
          </table:table-cell>
          <table:table-cell table:style-name="ce8" table:formula="of:=INDIRECT(CONCATENATE(&quot;'&quot;;&quot;file:///&quot;;[.$C10];&quot;'&quot;;&quot;#&quot;;&quot;$'&quot;;&quot;ENR - Ensemble&quot;;&quot;'&quot;;&quot;.&quot;;&quot;l19&quot;))" office:value-type="float" office:value="0.598582894113836" calcext:value-type="float">
            <text:p>0,60</text:p>
          </table:table-cell>
          <table:table-cell table:formula="of:=SUM([.S10:.T10])" office:value-type="float" office:value="0.758982564883464" calcext:value-type="float">
            <text:p>0,7589825649</text:p>
          </table:table-cell>
          <table:table-cell table:style-name="ce8" table:formula="of:=INDIRECT(CONCATENATE(&quot;'&quot;;&quot;file:///&quot;;[.$C10];&quot;'&quot;;&quot;#&quot;;&quot;$'&quot;;&quot;ENR - Ensemble&quot;;&quot;'&quot;;&quot;.&quot;;&quot;n12&quot;))" office:value-type="float" office:value="67.0623392402364" calcext:value-type="float">
            <text:p>67,06</text:p>
          </table:table-cell>
          <table:table-cell table:style-name="ce8" table:formula="of:=INDIRECT(CONCATENATE(&quot;'&quot;;&quot;file:///&quot;;[.$C10];&quot;'&quot;;&quot;#&quot;;&quot;$'&quot;;&quot;ENR - Ensemble&quot;;&quot;'&quot;;&quot;.&quot;;&quot;n13&quot;))" office:value-type="float" office:value="0.1195" calcext:value-type="float">
            <text:p>0,12</text:p>
          </table:table-cell>
          <table:table-cell table:style-name="ce8" table:formula="of:=INDIRECT(CONCATENATE(&quot;'&quot;;&quot;file:///&quot;;[.$C10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8" table:formula="of:=INDIRECT(CONCATENATE(&quot;'&quot;;&quot;file:///&quot;;[.$C10];&quot;'&quot;;&quot;#&quot;;&quot;$'&quot;;&quot;ENR - Ensemble&quot;;&quot;'&quot;;&quot;.&quot;;&quot;n11&quot;))" office:value-type="float" office:value="0.1927192337878" calcext:value-type="float">
            <text:p>0,19</text:p>
          </table:table-cell>
          <table:table-cell table:style-name="ce8" table:formula="of:=INDIRECT(CONCATENATE(&quot;'&quot;;&quot;file:///&quot;;[.$C10];&quot;'&quot;;&quot;#&quot;;&quot;$'&quot;;&quot;ENR - Ensemble&quot;;&quot;'&quot;;&quot;.&quot;;&quot;n19&quot;))" office:value-type="float" office:value="0.787806512115354" calcext:value-type="float">
            <text:p>0,79</text:p>
          </table:table-cell>
          <table:table-cell table:style-name="Default" table:formula="of:=SUM([.Y10:.Z10])" office:value-type="float" office:value="0.980525745903154" calcext:value-type="float">
            <text:p>0,9805257459</text:p>
          </table:table-cell>
          <table:table-cell table:number-columns-repeated="32"/>
          <table:table-cell table:style-name="ce5" table:number-columns-repeated="962"/>
          <table:table-cell table:number-columns-repeated="3"/>
        </table:table-row>
        <table:table-row table:style-name="ro2">
          <table:table-cell table:style-name="ce6" table:formula="of:=[$'0-base'.A11]" office:value-type="string" office:string-value="200070142" calcext:value-type="string">
            <text:p>200070142</text:p>
          </table:table-cell>
          <table:table-cell table:style-name="ce6" table:formula="of:=[$'0-base'.B11]" office:value-type="string" office:string-value="CC Lyons Andelle" calcext:value-type="string">
            <text:p>CC Lyons Andelle</text:p>
          </table:table-cell>
          <table:table-cell table:style-name="ce6" table:formula="of:=[$'0-base'.C11]" office:value-type="string" office:string-value="U:/5_Patrimoine_commun/ETUDES/1_fiches_territoriales_EPCI/Extraction_donnees/transition_energetique/biomasse-normandie/CC Lyons Andelle_v1.03.xlsx" calcext:value-type="string">
            <text:p>U:/5_Patrimoine_commun/ETUDES/1_fiches_territoriales_EPCI/Extraction_donnees/transition_energetique/biomasse-normandie/CC Lyons Andelle_v1.03.xlsx</text:p>
          </table:table-cell>
          <table:table-cell table:style-name="ce8" table:formula="of:=INDIRECT(CONCATENATE(&quot;'&quot;;&quot;file:///&quot;;[.$C11];&quot;'&quot;;&quot;#&quot;;&quot;$'&quot;;&quot;ENR - Ensemble&quot;;&quot;'&quot;;&quot;.&quot;;&quot;h12&quot;))" office:value-type="float" office:value="40.1368685207509" calcext:value-type="float">
            <text:p>40,14</text:p>
          </table:table-cell>
          <table:table-cell table:style-name="ce8" table:formula="of:=INDIRECT(CONCATENATE(&quot;'&quot;;&quot;file:///&quot;;[.$C11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8" table:formula="of:=INDIRECT(CONCATENATE(&quot;'&quot;;&quot;file:///&quot;;[.$C11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8" table:formula="of:=INDIRECT(CONCATENATE(&quot;'&quot;;&quot;file:///&quot;;[.$C11];&quot;'&quot;;&quot;#&quot;;&quot;$'&quot;;&quot;ENR - Ensemble&quot;;&quot;'&quot;;&quot;.&quot;;&quot;h11&quot;))" office:value-type="float" office:value="0.0604014509452663" calcext:value-type="float">
            <text:p>0,06</text:p>
          </table:table-cell>
          <table:table-cell table:style-name="ce8" table:formula="of:=INDIRECT(CONCATENATE(&quot;'&quot;;&quot;file:///&quot;;[.$C11];&quot;'&quot;;&quot;#&quot;;&quot;$'&quot;;&quot;ENR - Ensemble&quot;;&quot;'&quot;;&quot;.&quot;;&quot;h19&quot;))" office:value-type="float" office:value="0.00231086758245728" calcext:value-type="float">
            <text:p>0,00</text:p>
          </table:table-cell>
          <table:table-cell table:formula="of:=SUM([.G11:.H11])" office:value-type="float" office:value="0.0627123185277236" calcext:value-type="float">
            <text:p>0,0627123185</text:p>
          </table:table-cell>
          <table:table-cell table:style-name="ce8" table:formula="of:=INDIRECT(CONCATENATE(&quot;'&quot;;&quot;file:///&quot;;[.$C11];&quot;'&quot;;&quot;#&quot;;&quot;$'&quot;;&quot;ENR - Ensemble&quot;;&quot;'&quot;;&quot;.&quot;;&quot;j12&quot;))" office:value-type="float" office:value="38.8561095204486" calcext:value-type="float">
            <text:p>38,86</text:p>
          </table:table-cell>
          <table:table-cell table:style-name="ce8" table:formula="of:=INDIRECT(CONCATENATE(&quot;'&quot;;&quot;file:///&quot;;[.$C11];&quot;'&quot;;&quot;#&quot;;&quot;$'&quot;;&quot;ENR - Ensemble&quot;;&quot;'&quot;;&quot;.&quot;;&quot;j13&quot;))" office:value-type="float" office:value="0" calcext:value-type="float">
            <text:p>0,00</text:p>
          </table:table-cell>
          <table:table-cell table:style-name="ce8" table:formula="of:=INDIRECT(CONCATENATE(&quot;'&quot;;&quot;file:///&quot;;[.$C11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8" table:formula="of:=INDIRECT(CONCATENATE(&quot;'&quot;;&quot;file:///&quot;;[.$C11];&quot;'&quot;;&quot;#&quot;;&quot;$'&quot;;&quot;ENR - Ensemble&quot;;&quot;'&quot;;&quot;.&quot;;&quot;j11&quot;))" office:value-type="float" office:value="0.0819947555800336" calcext:value-type="float">
            <text:p>0,08</text:p>
          </table:table-cell>
          <table:table-cell table:style-name="ce8" table:formula="of:=INDIRECT(CONCATENATE(&quot;'&quot;;&quot;file:///&quot;;[.$C11];&quot;'&quot;;&quot;#&quot;;&quot;$'&quot;;&quot;ENR - Ensemble&quot;;&quot;'&quot;;&quot;.&quot;;&quot;j19&quot;))" office:value-type="float" office:value="0.197354618498933" calcext:value-type="float">
            <text:p>0,20</text:p>
          </table:table-cell>
          <table:table-cell table:formula="of:=SUM([.M11:.N11])" office:value-type="float" office:value="0.279349374078967" calcext:value-type="float">
            <text:p>0,2793493741</text:p>
          </table:table-cell>
          <table:table-cell table:style-name="ce8" table:formula="of:=INDIRECT(CONCATENATE(&quot;'&quot;;&quot;file:///&quot;;[.$C11];&quot;'&quot;;&quot;#&quot;;&quot;$'&quot;;&quot;ENR - Ensemble&quot;;&quot;'&quot;;&quot;.&quot;;&quot;l12&quot;))" office:value-type="float" office:value="41.4176275210532" calcext:value-type="float">
            <text:p>41,42</text:p>
          </table:table-cell>
          <table:table-cell table:style-name="ce8" table:formula="of:=INDIRECT(CONCATENATE(&quot;'&quot;;&quot;file:///&quot;;[.$C11];&quot;'&quot;;&quot;#&quot;;&quot;$'&quot;;&quot;ENR - Ensemble&quot;;&quot;'&quot;;&quot;.&quot;;&quot;l13&quot;))" office:value-type="float" office:value="0" calcext:value-type="float">
            <text:p>0,00</text:p>
          </table:table-cell>
          <table:table-cell table:style-name="ce8" table:formula="of:=INDIRECT(CONCATENATE(&quot;'&quot;;&quot;file:///&quot;;[.$C11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8" table:formula="of:=INDIRECT(CONCATENATE(&quot;'&quot;;&quot;file:///&quot;;[.$C11];&quot;'&quot;;&quot;#&quot;;&quot;$'&quot;;&quot;ENR - Ensemble&quot;;&quot;'&quot;;&quot;.&quot;;&quot;l11&quot;))" office:value-type="float" office:value="0.109030786658156" calcext:value-type="float">
            <text:p>0,11</text:p>
          </table:table-cell>
          <table:table-cell table:style-name="ce8" table:formula="of:=INDIRECT(CONCATENATE(&quot;'&quot;;&quot;file:///&quot;;[.$C11];&quot;'&quot;;&quot;#&quot;;&quot;$'&quot;;&quot;ENR - Ensemble&quot;;&quot;'&quot;;&quot;.&quot;;&quot;l19&quot;))" office:value-type="float" office:value="0.676753149283497" calcext:value-type="float">
            <text:p>0,68</text:p>
          </table:table-cell>
          <table:table-cell table:formula="of:=SUM([.S11:.T11])" office:value-type="float" office:value="0.785783935941653" calcext:value-type="float">
            <text:p>0,7857839359</text:p>
          </table:table-cell>
          <table:table-cell table:style-name="ce8" table:formula="of:=INDIRECT(CONCATENATE(&quot;'&quot;;&quot;file:///&quot;;[.$C11];&quot;'&quot;;&quot;#&quot;;&quot;$'&quot;;&quot;ENR - Ensemble&quot;;&quot;'&quot;;&quot;.&quot;;&quot;n12&quot;))" office:value-type="float" office:value="37.1596655814518" calcext:value-type="float">
            <text:p>37,16</text:p>
          </table:table-cell>
          <table:table-cell table:style-name="ce8" table:formula="of:=INDIRECT(CONCATENATE(&quot;'&quot;;&quot;file:///&quot;;[.$C11];&quot;'&quot;;&quot;#&quot;;&quot;$'&quot;;&quot;ENR - Ensemble&quot;;&quot;'&quot;;&quot;.&quot;;&quot;n13&quot;))" office:value-type="float" office:value="0" calcext:value-type="float">
            <text:p>0,00</text:p>
          </table:table-cell>
          <table:table-cell table:style-name="ce8" table:formula="of:=INDIRECT(CONCATENATE(&quot;'&quot;;&quot;file:///&quot;;[.$C11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8" table:formula="of:=INDIRECT(CONCATENATE(&quot;'&quot;;&quot;file:///&quot;;[.$C11];&quot;'&quot;;&quot;#&quot;;&quot;$'&quot;;&quot;ENR - Ensemble&quot;;&quot;'&quot;;&quot;.&quot;;&quot;n11&quot;))" office:value-type="float" office:value="0.128931620542749" calcext:value-type="float">
            <text:p>0,13</text:p>
          </table:table-cell>
          <table:table-cell table:style-name="ce8" table:formula="of:=INDIRECT(CONCATENATE(&quot;'&quot;;&quot;file:///&quot;;[.$C11];&quot;'&quot;;&quot;#&quot;;&quot;$'&quot;;&quot;ENR - Ensemble&quot;;&quot;'&quot;;&quot;.&quot;;&quot;n19&quot;))" office:value-type="float" office:value="0.704444208305795" calcext:value-type="float">
            <text:p>0,70</text:p>
          </table:table-cell>
          <table:table-cell table:style-name="Default" table:formula="of:=SUM([.Y11:.Z11])" office:value-type="float" office:value="0.833375828848544" calcext:value-type="float">
            <text:p>0,8333758288</text:p>
          </table:table-cell>
          <table:table-cell table:number-columns-repeated="32"/>
          <table:table-cell table:style-name="ce5" table:number-columns-repeated="962"/>
          <table:table-cell table:number-columns-repeated="3"/>
        </table:table-row>
        <table:table-row table:style-name="ro2">
          <table:table-cell table:style-name="ce6" table:formula="of:=[$'0-base'.A12]" office:value-type="string" office:string-value="200071454" calcext:value-type="string">
            <text:p>200071454</text:p>
          </table:table-cell>
          <table:table-cell table:style-name="ce6" table:formula="of:=[$'0-base'.B12]" office:value-type="string" office:string-value="CA Evreux Portes de Normandie" calcext:value-type="string">
            <text:p>CA Evreux Portes de Normandie</text:p>
          </table:table-cell>
          <table:table-cell table:style-name="ce6" table:formula="of:=[$'0-base'.C12]" office:value-type="string" office:string-value="U:/5_Patrimoine_commun/ETUDES/1_fiches_territoriales_EPCI/Extraction_donnees/transition_energetique/biomasse-normandie/CA Evreux portes de Norman_v1.03.xlsx" calcext:value-type="string">
            <text:p>U:/5_Patrimoine_commun/ETUDES/1_fiches_territoriales_EPCI/Extraction_donnees/transition_energetique/biomasse-normandie/CA Evreux portes de Norman_v1.03.xlsx</text:p>
          </table:table-cell>
          <table:table-cell table:style-name="ce8" table:formula="of:=INDIRECT(CONCATENATE(&quot;'&quot;;&quot;file:///&quot;;[.$C12];&quot;'&quot;;&quot;#&quot;;&quot;$'&quot;;&quot;ENR - Ensemble&quot;;&quot;'&quot;;&quot;.&quot;;&quot;h12&quot;))" office:value-type="float" office:value="97.0069430045136" calcext:value-type="float">
            <text:p>97,01</text:p>
          </table:table-cell>
          <table:table-cell table:style-name="ce8" table:formula="of:=INDIRECT(CONCATENATE(&quot;'&quot;;&quot;file:///&quot;;[.$C12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8" table:formula="of:=INDIRECT(CONCATENATE(&quot;'&quot;;&quot;file:///&quot;;[.$C12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8" table:formula="of:=INDIRECT(CONCATENATE(&quot;'&quot;;&quot;file:///&quot;;[.$C12];&quot;'&quot;;&quot;#&quot;;&quot;$'&quot;;&quot;ENR - Ensemble&quot;;&quot;'&quot;;&quot;.&quot;;&quot;h11&quot;))" office:value-type="float" office:value="0.224894949667722" calcext:value-type="float">
            <text:p>0,22</text:p>
          </table:table-cell>
          <table:table-cell table:style-name="ce8" table:formula="of:=INDIRECT(CONCATENATE(&quot;'&quot;;&quot;file:///&quot;;[.$C12];&quot;'&quot;;&quot;#&quot;;&quot;$'&quot;;&quot;ENR - Ensemble&quot;;&quot;'&quot;;&quot;.&quot;;&quot;h19&quot;))" office:value-type="float" office:value="0.0449148626481242" calcext:value-type="float">
            <text:p>0,04</text:p>
          </table:table-cell>
          <table:table-cell table:formula="of:=SUM([.G12:.H12])" office:value-type="float" office:value="0.269809812315846" calcext:value-type="float">
            <text:p>0,2698098123</text:p>
          </table:table-cell>
          <table:table-cell table:style-name="ce8" table:formula="of:=INDIRECT(CONCATENATE(&quot;'&quot;;&quot;file:///&quot;;[.$C12];&quot;'&quot;;&quot;#&quot;;&quot;$'&quot;;&quot;ENR - Ensemble&quot;;&quot;'&quot;;&quot;.&quot;;&quot;j12&quot;))" office:value-type="float" office:value="93.9114719345519" calcext:value-type="float">
            <text:p>93,91</text:p>
          </table:table-cell>
          <table:table-cell table:style-name="ce8" table:formula="of:=INDIRECT(CONCATENATE(&quot;'&quot;;&quot;file:///&quot;;[.$C12];&quot;'&quot;;&quot;#&quot;;&quot;$'&quot;;&quot;ENR - Ensemble&quot;;&quot;'&quot;;&quot;.&quot;;&quot;j13&quot;))" office:value-type="float" office:value="8.90729989552498" calcext:value-type="float">
            <text:p>8,91</text:p>
          </table:table-cell>
          <table:table-cell table:style-name="ce8" table:formula="of:=INDIRECT(CONCATENATE(&quot;'&quot;;&quot;file:///&quot;;[.$C12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8" table:formula="of:=INDIRECT(CONCATENATE(&quot;'&quot;;&quot;file:///&quot;;[.$C12];&quot;'&quot;;&quot;#&quot;;&quot;$'&quot;;&quot;ENR - Ensemble&quot;;&quot;'&quot;;&quot;.&quot;;&quot;j11&quot;))" office:value-type="float" office:value="0.317705750185827" calcext:value-type="float">
            <text:p>0,32</text:p>
          </table:table-cell>
          <table:table-cell table:style-name="ce8" table:formula="of:=INDIRECT(CONCATENATE(&quot;'&quot;;&quot;file:///&quot;;[.$C12];&quot;'&quot;;&quot;#&quot;;&quot;$'&quot;;&quot;ENR - Ensemble&quot;;&quot;'&quot;;&quot;.&quot;;&quot;j19&quot;))" office:value-type="float" office:value="0.615566281633146" calcext:value-type="float">
            <text:p>0,62</text:p>
          </table:table-cell>
          <table:table-cell table:formula="of:=SUM([.M12:.N12])" office:value-type="float" office:value="0.933272031818973" calcext:value-type="float">
            <text:p>0,9332720318</text:p>
          </table:table-cell>
          <table:table-cell table:style-name="ce8" table:formula="of:=INDIRECT(CONCATENATE(&quot;'&quot;;&quot;file:///&quot;;[.$C12];&quot;'&quot;;&quot;#&quot;;&quot;$'&quot;;&quot;ENR - Ensemble&quot;;&quot;'&quot;;&quot;.&quot;;&quot;l12&quot;))" office:value-type="float" office:value="100.102414074475" calcext:value-type="float">
            <text:p>100,10</text:p>
          </table:table-cell>
          <table:table-cell table:style-name="ce8" table:formula="of:=INDIRECT(CONCATENATE(&quot;'&quot;;&quot;file:///&quot;;[.$C12];&quot;'&quot;;&quot;#&quot;;&quot;$'&quot;;&quot;ENR - Ensemble&quot;;&quot;'&quot;;&quot;.&quot;;&quot;l13&quot;))" office:value-type="float" office:value="105.151998215914" calcext:value-type="float">
            <text:p>105,15</text:p>
          </table:table-cell>
          <table:table-cell table:style-name="ce8" table:formula="of:=INDIRECT(CONCATENATE(&quot;'&quot;;&quot;file:///&quot;;[.$C12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8" table:formula="of:=INDIRECT(CONCATENATE(&quot;'&quot;;&quot;file:///&quot;;[.$C12];&quot;'&quot;;&quot;#&quot;;&quot;$'&quot;;&quot;ENR - Ensemble&quot;;&quot;'&quot;;&quot;.&quot;;&quot;l11&quot;))" office:value-type="float" office:value="0.469992250818327" calcext:value-type="float">
            <text:p>0,47</text:p>
          </table:table-cell>
          <table:table-cell table:style-name="ce8" table:formula="of:=INDIRECT(CONCATENATE(&quot;'&quot;;&quot;file:///&quot;;[.$C12];&quot;'&quot;;&quot;#&quot;;&quot;$'&quot;;&quot;ENR - Ensemble&quot;;&quot;'&quot;;&quot;.&quot;;&quot;l19&quot;))" office:value-type="float" office:value="1.82111774270578" calcext:value-type="float">
            <text:p>1,82</text:p>
          </table:table-cell>
          <table:table-cell table:formula="of:=SUM([.S12:.T12])" office:value-type="float" office:value="2.29110999352411" calcext:value-type="float">
            <text:p>2,2911099935</text:p>
          </table:table-cell>
          <table:table-cell table:style-name="ce8" table:formula="of:=INDIRECT(CONCATENATE(&quot;'&quot;;&quot;file:///&quot;;[.$C12];&quot;'&quot;;&quot;#&quot;;&quot;$'&quot;;&quot;ENR - Ensemble&quot;;&quot;'&quot;;&quot;.&quot;;&quot;n12&quot;))" office:value-type="float" office:value="89.8113304296026" calcext:value-type="float">
            <text:p>89,81</text:p>
          </table:table-cell>
          <table:table-cell table:style-name="ce8" table:formula="of:=INDIRECT(CONCATENATE(&quot;'&quot;;&quot;file:///&quot;;[.$C12];&quot;'&quot;;&quot;#&quot;;&quot;$'&quot;;&quot;ENR - Ensemble&quot;;&quot;'&quot;;&quot;.&quot;;&quot;n13&quot;))" office:value-type="float" office:value="116.739998060465" calcext:value-type="float">
            <text:p>116,74</text:p>
          </table:table-cell>
          <table:table-cell table:style-name="ce8" table:formula="of:=INDIRECT(CONCATENATE(&quot;'&quot;;&quot;file:///&quot;;[.$C12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8" table:formula="of:=INDIRECT(CONCATENATE(&quot;'&quot;;&quot;file:///&quot;;[.$C12];&quot;'&quot;;&quot;#&quot;;&quot;$'&quot;;&quot;ENR - Ensemble&quot;;&quot;'&quot;;&quot;.&quot;;&quot;n11&quot;))" office:value-type="float" office:value="0.590176295451204" calcext:value-type="float">
            <text:p>0,59</text:p>
          </table:table-cell>
          <table:table-cell table:style-name="ce8" table:formula="of:=INDIRECT(CONCATENATE(&quot;'&quot;;&quot;file:///&quot;;[.$C12];&quot;'&quot;;&quot;#&quot;;&quot;$'&quot;;&quot;ENR - Ensemble&quot;;&quot;'&quot;;&quot;.&quot;;&quot;n19&quot;))" office:value-type="float" office:value="2.39669567201544" calcext:value-type="float">
            <text:p>2,40</text:p>
          </table:table-cell>
          <table:table-cell table:style-name="Default" table:formula="of:=SUM([.Y12:.Z12])" office:value-type="float" office:value="2.98687196746665" calcext:value-type="float">
            <text:p>2,9868719675</text:p>
          </table:table-cell>
          <table:table-cell table:number-columns-repeated="32"/>
          <table:table-cell table:style-name="ce5" table:number-columns-repeated="962"/>
          <table:table-cell table:number-columns-repeated="3"/>
        </table:table-row>
        <table:table-row table:style-name="ro2">
          <table:table-cell table:style-name="ce6" table:formula="of:=[$'0-base'.A13]" office:value-type="string" office:string-value="200071843" calcext:value-type="string">
            <text:p>200071843</text:p>
          </table:table-cell>
          <table:table-cell table:style-name="ce6" table:formula="of:=[$'0-base'.B13]" office:value-type="string" office:string-value="CC du Vexin Normand" calcext:value-type="string">
            <text:p>CC du Vexin Normand</text:p>
          </table:table-cell>
          <table:table-cell table:style-name="ce6" table:formula="of:=[$'0-base'.C13]" office:value-type="string" office:string-value="U:/5_Patrimoine_commun/ETUDES/1_fiches_territoriales_EPCI/Extraction_donnees/transition_energetique/biomasse-normandie/CC Vexin normand_v1.03.xlsx" calcext:value-type="string">
            <text:p>U:/5_Patrimoine_commun/ETUDES/1_fiches_territoriales_EPCI/Extraction_donnees/transition_energetique/biomasse-normandie/CC Vexin normand_v1.03.xlsx</text:p>
          </table:table-cell>
          <table:table-cell table:style-name="ce8" table:formula="of:=INDIRECT(CONCATENATE(&quot;'&quot;;&quot;file:///&quot;;[.$C13];&quot;'&quot;;&quot;#&quot;;&quot;$'&quot;;&quot;ENR - Ensemble&quot;;&quot;'&quot;;&quot;.&quot;;&quot;h12&quot;))" office:value-type="float" office:value="43.2940694168626" calcext:value-type="float">
            <text:p>43,29</text:p>
          </table:table-cell>
          <table:table-cell table:style-name="ce8" table:formula="of:=INDIRECT(CONCATENATE(&quot;'&quot;;&quot;file:///&quot;;[.$C13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8" table:formula="of:=INDIRECT(CONCATENATE(&quot;'&quot;;&quot;file:///&quot;;[.$C13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8" table:formula="of:=INDIRECT(CONCATENATE(&quot;'&quot;;&quot;file:///&quot;;[.$C13];&quot;'&quot;;&quot;#&quot;;&quot;$'&quot;;&quot;ENR - Ensemble&quot;;&quot;'&quot;;&quot;.&quot;;&quot;h11&quot;))" office:value-type="float" office:value="0.0752066183767563" calcext:value-type="float">
            <text:p>0,08</text:p>
          </table:table-cell>
          <table:table-cell table:style-name="ce8" table:formula="of:=INDIRECT(CONCATENATE(&quot;'&quot;;&quot;file:///&quot;;[.$C13];&quot;'&quot;;&quot;#&quot;;&quot;$'&quot;;&quot;ENR - Ensemble&quot;;&quot;'&quot;;&quot;.&quot;;&quot;h19&quot;))" office:value-type="float" office:value="0.00224084129207978" calcext:value-type="float">
            <text:p>0,00</text:p>
          </table:table-cell>
          <table:table-cell table:formula="of:=SUM([.G13:.H13])" office:value-type="float" office:value="0.077447459668836" calcext:value-type="float">
            <text:p>0,0774474597</text:p>
          </table:table-cell>
          <table:table-cell table:style-name="ce8" table:formula="of:=INDIRECT(CONCATENATE(&quot;'&quot;;&quot;file:///&quot;;[.$C13];&quot;'&quot;;&quot;#&quot;;&quot;$'&quot;;&quot;ENR - Ensemble&quot;;&quot;'&quot;;&quot;.&quot;;&quot;j12&quot;))" office:value-type="float" office:value="41.9125648025529" calcext:value-type="float">
            <text:p>41,91</text:p>
          </table:table-cell>
          <table:table-cell table:style-name="ce8" table:formula="of:=INDIRECT(CONCATENATE(&quot;'&quot;;&quot;file:///&quot;;[.$C13];&quot;'&quot;;&quot;#&quot;;&quot;$'&quot;;&quot;ENR - Ensemble&quot;;&quot;'&quot;;&quot;.&quot;;&quot;j13&quot;))" office:value-type="float" office:value="75" calcext:value-type="float">
            <text:p>75,00</text:p>
          </table:table-cell>
          <table:table-cell table:style-name="ce8" table:formula="of:=INDIRECT(CONCATENATE(&quot;'&quot;;&quot;file:///&quot;;[.$C13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8" table:formula="of:=INDIRECT(CONCATENATE(&quot;'&quot;;&quot;file:///&quot;;[.$C13];&quot;'&quot;;&quot;#&quot;;&quot;$'&quot;;&quot;ENR - Ensemble&quot;;&quot;'&quot;;&quot;.&quot;;&quot;j11&quot;))" office:value-type="float" office:value="0.10398290833316" calcext:value-type="float">
            <text:p>0,10</text:p>
          </table:table-cell>
          <table:table-cell table:style-name="ce8" table:formula="of:=INDIRECT(CONCATENATE(&quot;'&quot;;&quot;file:///&quot;;[.$C13];&quot;'&quot;;&quot;#&quot;;&quot;$'&quot;;&quot;ENR - Ensemble&quot;;&quot;'&quot;;&quot;.&quot;;&quot;j19&quot;))" office:value-type="float" office:value="0.377196784432767" calcext:value-type="float">
            <text:p>0,38</text:p>
          </table:table-cell>
          <table:table-cell table:formula="of:=SUM([.M13:.N13])" office:value-type="float" office:value="0.481179692765928" calcext:value-type="float">
            <text:p>0,4811796928</text:p>
          </table:table-cell>
          <table:table-cell table:style-name="ce8" table:formula="of:=INDIRECT(CONCATENATE(&quot;'&quot;;&quot;file:///&quot;;[.$C13];&quot;'&quot;;&quot;#&quot;;&quot;$'&quot;;&quot;ENR - Ensemble&quot;;&quot;'&quot;;&quot;.&quot;;&quot;l12&quot;))" office:value-type="float" office:value="44.6755740311723" calcext:value-type="float">
            <text:p>44,68</text:p>
          </table:table-cell>
          <table:table-cell table:style-name="ce8" table:formula="of:=INDIRECT(CONCATENATE(&quot;'&quot;;&quot;file:///&quot;;[.$C13];&quot;'&quot;;&quot;#&quot;;&quot;$'&quot;;&quot;ENR - Ensemble&quot;;&quot;'&quot;;&quot;.&quot;;&quot;l13&quot;))" office:value-type="float" office:value="5.525" calcext:value-type="float">
            <text:p>5,53</text:p>
          </table:table-cell>
          <table:table-cell table:style-name="ce8" table:formula="of:=INDIRECT(CONCATENATE(&quot;'&quot;;&quot;file:///&quot;;[.$C13];&quot;'&quot;;&quot;#&quot;;&quot;$'&quot;;&quot;ENR - Ensemble&quot;;&quot;'&quot;;&quot;.&quot;;&quot;l21&quot;))" office:value-type="float" office:value="0.1" calcext:value-type="float">
            <text:p>0,10</text:p>
          </table:table-cell>
          <table:table-cell table:style-name="ce8" table:formula="of:=INDIRECT(CONCATENATE(&quot;'&quot;;&quot;file:///&quot;;[.$C13];&quot;'&quot;;&quot;#&quot;;&quot;$'&quot;;&quot;ENR - Ensemble&quot;;&quot;'&quot;;&quot;.&quot;;&quot;l11&quot;))" office:value-type="float" office:value="0.145507450715986" calcext:value-type="float">
            <text:p>0,15</text:p>
          </table:table-cell>
          <table:table-cell table:style-name="ce8" table:formula="of:=INDIRECT(CONCATENATE(&quot;'&quot;;&quot;file:///&quot;;[.$C13];&quot;'&quot;;&quot;#&quot;;&quot;$'&quot;;&quot;ENR - Ensemble&quot;;&quot;'&quot;;&quot;.&quot;;&quot;l19&quot;))" office:value-type="float" office:value="0.803113306132273" calcext:value-type="float">
            <text:p>0,80</text:p>
          </table:table-cell>
          <table:table-cell table:formula="of:=SUM([.S13:.T13])" office:value-type="float" office:value="0.948620756848259" calcext:value-type="float">
            <text:p>0,9486207568</text:p>
          </table:table-cell>
          <table:table-cell table:style-name="ce8" table:formula="of:=INDIRECT(CONCATENATE(&quot;'&quot;;&quot;file:///&quot;;[.$C13];&quot;'&quot;;&quot;#&quot;;&quot;$'&quot;;&quot;ENR - Ensemble&quot;;&quot;'&quot;;&quot;.&quot;;&quot;n12&quot;))" office:value-type="float" office:value="40.0826771116691" calcext:value-type="float">
            <text:p>40,08</text:p>
          </table:table-cell>
          <table:table-cell table:style-name="ce8" table:formula="of:=INDIRECT(CONCATENATE(&quot;'&quot;;&quot;file:///&quot;;[.$C13];&quot;'&quot;;&quot;#&quot;;&quot;$'&quot;;&quot;ENR - Ensemble&quot;;&quot;'&quot;;&quot;.&quot;;&quot;n13&quot;))" office:value-type="float" office:value="0" calcext:value-type="float">
            <text:p>0,00</text:p>
          </table:table-cell>
          <table:table-cell table:style-name="ce8" table:formula="of:=INDIRECT(CONCATENATE(&quot;'&quot;;&quot;file:///&quot;;[.$C13];&quot;'&quot;;&quot;#&quot;;&quot;$'&quot;;&quot;ENR - Ensemble&quot;;&quot;'&quot;;&quot;.&quot;;&quot;n21&quot;))" office:value-type="float" office:value="0.6" calcext:value-type="float">
            <text:p>0,60</text:p>
          </table:table-cell>
          <table:table-cell table:style-name="ce8" table:formula="of:=INDIRECT(CONCATENATE(&quot;'&quot;;&quot;file:///&quot;;[.$C13];&quot;'&quot;;&quot;#&quot;;&quot;$'&quot;;&quot;ENR - Ensemble&quot;;&quot;'&quot;;&quot;.&quot;;&quot;n11&quot;))" office:value-type="float" office:value="0.177304825315648" calcext:value-type="float">
            <text:p>0,18</text:p>
          </table:table-cell>
          <table:table-cell table:style-name="ce8" table:formula="of:=INDIRECT(CONCATENATE(&quot;'&quot;;&quot;file:///&quot;;[.$C13];&quot;'&quot;;&quot;#&quot;;&quot;$'&quot;;&quot;ENR - Ensemble&quot;;&quot;'&quot;;&quot;.&quot;;&quot;n19&quot;))" office:value-type="float" office:value="0.921031029680363" calcext:value-type="float">
            <text:p>0,92</text:p>
          </table:table-cell>
          <table:table-cell table:style-name="Default" table:formula="of:=SUM([.Y13:.Z13])" office:value-type="float" office:value="1.09833585499601" calcext:value-type="float">
            <text:p>1,098335855</text:p>
          </table:table-cell>
          <table:table-cell table:number-columns-repeated="32"/>
          <table:table-cell table:style-name="ce5" table:number-columns-repeated="962"/>
          <table:table-cell table:number-columns-repeated="3"/>
        </table:table-row>
        <table:table-row table:style-name="ro2">
          <table:table-cell table:style-name="ce6" table:formula="of:=[$'0-base'.A14]" office:value-type="string" office:string-value="200072312" calcext:value-type="string">
            <text:p>200072312</text:p>
          </table:table-cell>
          <table:table-cell table:style-name="ce6" table:formula="of:=[$'0-base'.B14]" office:value-type="string" office:string-value="CA Seine Normandie Agglomération" calcext:value-type="string">
            <text:p>CA Seine Normandie Agglomération</text:p>
          </table:table-cell>
          <table:table-cell table:style-name="ce6" table:formula="of:=[$'0-base'.C14]" office:value-type="string" office:string-value="U:/5_Patrimoine_commun/ETUDES/1_fiches_territoriales_EPCI/Extraction_donnees/transition_energetique/biomasse-normandie/Seine Normandie agglomérat_v1.03.xlsx" calcext:value-type="string">
            <text:p>U:/5_Patrimoine_commun/ETUDES/1_fiches_territoriales_EPCI/Extraction_donnees/transition_energetique/biomasse-normandie/Seine Normandie agglomérat_v1.03.xlsx</text:p>
          </table:table-cell>
          <table:table-cell table:style-name="ce8" table:formula="of:=INDIRECT(CONCATENATE(&quot;'&quot;;&quot;file:///&quot;;[.$C14];&quot;'&quot;;&quot;#&quot;;&quot;$'&quot;;&quot;ENR - Ensemble&quot;;&quot;'&quot;;&quot;.&quot;;&quot;h12&quot;))" office:value-type="float" office:value="105.217754842372" calcext:value-type="float">
            <text:p>105,22</text:p>
          </table:table-cell>
          <table:table-cell table:style-name="ce8" table:formula="of:=INDIRECT(CONCATENATE(&quot;'&quot;;&quot;file:///&quot;;[.$C14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8" table:formula="of:=INDIRECT(CONCATENATE(&quot;'&quot;;&quot;file:///&quot;;[.$C14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8" table:formula="of:=INDIRECT(CONCATENATE(&quot;'&quot;;&quot;file:///&quot;;[.$C14];&quot;'&quot;;&quot;#&quot;;&quot;$'&quot;;&quot;ENR - Ensemble&quot;;&quot;'&quot;;&quot;.&quot;;&quot;h11&quot;))" office:value-type="float" office:value="0.209153034868239" calcext:value-type="float">
            <text:p>0,21</text:p>
          </table:table-cell>
          <table:table-cell table:style-name="ce8" table:formula="of:=INDIRECT(CONCATENATE(&quot;'&quot;;&quot;file:///&quot;;[.$C14];&quot;'&quot;;&quot;#&quot;;&quot;$'&quot;;&quot;ENR - Ensemble&quot;;&quot;'&quot;;&quot;.&quot;;&quot;h19&quot;))" office:value-type="float" office:value="0.0777680858136717" calcext:value-type="float">
            <text:p>0,08</text:p>
          </table:table-cell>
          <table:table-cell table:formula="of:=SUM([.G14:.H14])" office:value-type="float" office:value="0.28692112068191" calcext:value-type="float">
            <text:p>0,2869211207</text:p>
          </table:table-cell>
          <table:table-cell table:style-name="ce8" table:formula="of:=INDIRECT(CONCATENATE(&quot;'&quot;;&quot;file:///&quot;;[.$C14];&quot;'&quot;;&quot;#&quot;;&quot;$'&quot;;&quot;ENR - Ensemble&quot;;&quot;'&quot;;&quot;.&quot;;&quot;j12&quot;))" office:value-type="float" office:value="101.860278500233" calcext:value-type="float">
            <text:p>101,86</text:p>
          </table:table-cell>
          <table:table-cell table:style-name="ce8" table:formula="of:=INDIRECT(CONCATENATE(&quot;'&quot;;&quot;file:///&quot;;[.$C14];&quot;'&quot;;&quot;#&quot;;&quot;$'&quot;;&quot;ENR - Ensemble&quot;;&quot;'&quot;;&quot;.&quot;;&quot;j13&quot;))" office:value-type="float" office:value="0.165" calcext:value-type="float">
            <text:p>0,17</text:p>
          </table:table-cell>
          <table:table-cell table:style-name="ce8" table:formula="of:=INDIRECT(CONCATENATE(&quot;'&quot;;&quot;file:///&quot;;[.$C14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8" table:formula="of:=INDIRECT(CONCATENATE(&quot;'&quot;;&quot;file:///&quot;;[.$C14];&quot;'&quot;;&quot;#&quot;;&quot;$'&quot;;&quot;ENR - Ensemble&quot;;&quot;'&quot;;&quot;.&quot;;&quot;j11&quot;))" office:value-type="float" office:value="0.289751029545298" calcext:value-type="float">
            <text:p>0,29</text:p>
          </table:table-cell>
          <table:table-cell table:style-name="ce8" table:formula="of:=INDIRECT(CONCATENATE(&quot;'&quot;;&quot;file:///&quot;;[.$C14];&quot;'&quot;;&quot;#&quot;;&quot;$'&quot;;&quot;ENR - Ensemble&quot;;&quot;'&quot;;&quot;.&quot;;&quot;j19&quot;))" office:value-type="float" office:value="1.1027627119942" calcext:value-type="float">
            <text:p>1,10</text:p>
          </table:table-cell>
          <table:table-cell table:formula="of:=SUM([.M14:.N14])" office:value-type="float" office:value="1.3925137415395" calcext:value-type="float">
            <text:p>1,3925137415</text:p>
          </table:table-cell>
          <table:table-cell table:style-name="ce8" table:formula="of:=INDIRECT(CONCATENATE(&quot;'&quot;;&quot;file:///&quot;;[.$C14];&quot;'&quot;;&quot;#&quot;;&quot;$'&quot;;&quot;ENR - Ensemble&quot;;&quot;'&quot;;&quot;.&quot;;&quot;l12&quot;))" office:value-type="float" office:value="108.575231184511" calcext:value-type="float">
            <text:p>108,58</text:p>
          </table:table-cell>
          <table:table-cell table:style-name="ce8" table:formula="of:=INDIRECT(CONCATENATE(&quot;'&quot;;&quot;file:///&quot;;[.$C14];&quot;'&quot;;&quot;#&quot;;&quot;$'&quot;;&quot;ENR - Ensemble&quot;;&quot;'&quot;;&quot;.&quot;;&quot;l13&quot;))" office:value-type="float" office:value="0.165" calcext:value-type="float">
            <text:p>0,17</text:p>
          </table:table-cell>
          <table:table-cell table:style-name="ce8" table:formula="of:=INDIRECT(CONCATENATE(&quot;'&quot;;&quot;file:///&quot;;[.$C14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8" table:formula="of:=INDIRECT(CONCATENATE(&quot;'&quot;;&quot;file:///&quot;;[.$C14];&quot;'&quot;;&quot;#&quot;;&quot;$'&quot;;&quot;ENR - Ensemble&quot;;&quot;'&quot;;&quot;.&quot;;&quot;l11&quot;))" office:value-type="float" office:value="0.407602657799321" calcext:value-type="float">
            <text:p>0,41</text:p>
          </table:table-cell>
          <table:table-cell table:style-name="ce8" table:formula="of:=INDIRECT(CONCATENATE(&quot;'&quot;;&quot;file:///&quot;;[.$C14];&quot;'&quot;;&quot;#&quot;;&quot;$'&quot;;&quot;ENR - Ensemble&quot;;&quot;'&quot;;&quot;.&quot;;&quot;l19&quot;))" office:value-type="float" office:value="3.23094805723074" calcext:value-type="float">
            <text:p>3,23</text:p>
          </table:table-cell>
          <table:table-cell table:formula="of:=SUM([.S14:.T14])" office:value-type="float" office:value="3.63855071503006" calcext:value-type="float">
            <text:p>3,638550715</text:p>
          </table:table-cell>
          <table:table-cell table:style-name="ce8" table:formula="of:=INDIRECT(CONCATENATE(&quot;'&quot;;&quot;file:///&quot;;[.$C14];&quot;'&quot;;&quot;#&quot;;&quot;$'&quot;;&quot;ENR - Ensemble&quot;;&quot;'&quot;;&quot;.&quot;;&quot;n12&quot;))" office:value-type="float" office:value="97.4130949242421" calcext:value-type="float">
            <text:p>97,41</text:p>
          </table:table-cell>
          <table:table-cell table:style-name="ce8" table:formula="of:=INDIRECT(CONCATENATE(&quot;'&quot;;&quot;file:///&quot;;[.$C14];&quot;'&quot;;&quot;#&quot;;&quot;$'&quot;;&quot;ENR - Ensemble&quot;;&quot;'&quot;;&quot;.&quot;;&quot;n13&quot;))" office:value-type="float" office:value="0.375" calcext:value-type="float">
            <text:p>0,38</text:p>
          </table:table-cell>
          <table:table-cell table:style-name="ce8" table:formula="of:=INDIRECT(CONCATENATE(&quot;'&quot;;&quot;file:///&quot;;[.$C14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8" table:formula="of:=INDIRECT(CONCATENATE(&quot;'&quot;;&quot;file:///&quot;;[.$C14];&quot;'&quot;;&quot;#&quot;;&quot;$'&quot;;&quot;ENR - Ensemble&quot;;&quot;'&quot;;&quot;.&quot;;&quot;n11&quot;))" office:value-type="float" office:value="0.498148443789444" calcext:value-type="float">
            <text:p>0,50</text:p>
          </table:table-cell>
          <table:table-cell table:style-name="ce8" table:formula="of:=INDIRECT(CONCATENATE(&quot;'&quot;;&quot;file:///&quot;;[.$C14];&quot;'&quot;;&quot;#&quot;;&quot;$'&quot;;&quot;ENR - Ensemble&quot;;&quot;'&quot;;&quot;.&quot;;&quot;n19&quot;))" office:value-type="float" office:value="3.7235685222035" calcext:value-type="float">
            <text:p>3,72</text:p>
          </table:table-cell>
          <table:table-cell table:style-name="Default" table:formula="of:=SUM([.Y14:.Z14])" office:value-type="float" office:value="4.22171696599294" calcext:value-type="float">
            <text:p>4,221716966</text:p>
          </table:table-cell>
          <table:table-cell table:number-columns-repeated="32"/>
          <table:table-cell table:style-name="ce5" table:number-columns-repeated="962"/>
          <table:table-cell table:number-columns-repeated="3"/>
        </table:table-row>
        <table:table-row table:style-name="ro2">
          <table:table-cell table:style-name="ce6" table:formula="of:=[$'0-base'.A15]" office:value-type="string" office:string-value="242700276" calcext:value-type="string">
            <text:p>242700276</text:p>
          </table:table-cell>
          <table:table-cell table:style-name="ce6" table:formula="of:=[$'0-base'.B15]" office:value-type="string" office:string-value="CC du Pays de Conches" calcext:value-type="string">
            <text:p>CC du Pays de Conches</text:p>
          </table:table-cell>
          <table:table-cell table:style-name="ce6" table:formula="of:=[$'0-base'.C15]" office:value-type="string" office:string-value="U:/5_Patrimoine_commun/ETUDES/1_fiches_territoriales_EPCI/Extraction_donnees/transition_energetique/biomasse-normandie/CC du pays de Conches-en-O_v1.03.xlsx" calcext:value-type="string">
            <text:p>U:/5_Patrimoine_commun/ETUDES/1_fiches_territoriales_EPCI/Extraction_donnees/transition_energetique/biomasse-normandie/CC du pays de Conches-en-O_v1.03.xlsx</text:p>
          </table:table-cell>
          <table:table-cell table:style-name="ce8" table:formula="of:=INDIRECT(CONCATENATE(&quot;'&quot;;&quot;file:///&quot;;[.$C15];&quot;'&quot;;&quot;#&quot;;&quot;$'&quot;;&quot;ENR - Ensemble&quot;;&quot;'&quot;;&quot;.&quot;;&quot;h12&quot;))" office:value-type="float" office:value="35.4208540586041" calcext:value-type="float">
            <text:p>35,42</text:p>
          </table:table-cell>
          <table:table-cell table:style-name="ce8" table:formula="of:=INDIRECT(CONCATENATE(&quot;'&quot;;&quot;file:///&quot;;[.$C15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8" table:formula="of:=INDIRECT(CONCATENATE(&quot;'&quot;;&quot;file:///&quot;;[.$C15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8" table:formula="of:=INDIRECT(CONCATENATE(&quot;'&quot;;&quot;file:///&quot;;[.$C15];&quot;'&quot;;&quot;#&quot;;&quot;$'&quot;;&quot;ENR - Ensemble&quot;;&quot;'&quot;;&quot;.&quot;;&quot;h11&quot;))" office:value-type="float" office:value="0.0514396752375892" calcext:value-type="float">
            <text:p>0,05</text:p>
          </table:table-cell>
          <table:table-cell table:style-name="ce8" table:formula="of:=INDIRECT(CONCATENATE(&quot;'&quot;;&quot;file:///&quot;;[.$C15];&quot;'&quot;;&quot;#&quot;;&quot;$'&quot;;&quot;ENR - Ensemble&quot;;&quot;'&quot;;&quot;.&quot;;&quot;h19&quot;))" office:value-type="float" office:value="0.0122857236117847" calcext:value-type="float">
            <text:p>0,01</text:p>
          </table:table-cell>
          <table:table-cell table:formula="of:=SUM([.G15:.H15])" office:value-type="float" office:value="0.0637253988493738" calcext:value-type="float">
            <text:p>0,0637253988</text:p>
          </table:table-cell>
          <table:table-cell table:style-name="ce8" table:formula="of:=INDIRECT(CONCATENATE(&quot;'&quot;;&quot;file:///&quot;;[.$C15];&quot;'&quot;;&quot;#&quot;;&quot;$'&quot;;&quot;ENR - Ensemble&quot;;&quot;'&quot;;&quot;.&quot;;&quot;j12&quot;))" office:value-type="float" office:value="34.2905820840853" calcext:value-type="float">
            <text:p>34,29</text:p>
          </table:table-cell>
          <table:table-cell table:style-name="ce8" table:formula="of:=INDIRECT(CONCATENATE(&quot;'&quot;;&quot;file:///&quot;;[.$C15];&quot;'&quot;;&quot;#&quot;;&quot;$'&quot;;&quot;ENR - Ensemble&quot;;&quot;'&quot;;&quot;.&quot;;&quot;j13&quot;))" office:value-type="float" office:value="5.27999994039536" calcext:value-type="float">
            <text:p>5,28</text:p>
          </table:table-cell>
          <table:table-cell table:style-name="ce8" table:formula="of:=INDIRECT(CONCATENATE(&quot;'&quot;;&quot;file:///&quot;;[.$C15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8" table:formula="of:=INDIRECT(CONCATENATE(&quot;'&quot;;&quot;file:///&quot;;[.$C15];&quot;'&quot;;&quot;#&quot;;&quot;$'&quot;;&quot;ENR - Ensemble&quot;;&quot;'&quot;;&quot;.&quot;;&quot;j11&quot;))" office:value-type="float" office:value="0.0699098686448559" calcext:value-type="float">
            <text:p>0,07</text:p>
          </table:table-cell>
          <table:table-cell table:style-name="ce8" table:formula="of:=INDIRECT(CONCATENATE(&quot;'&quot;;&quot;file:///&quot;;[.$C15];&quot;'&quot;;&quot;#&quot;;&quot;$'&quot;;&quot;ENR - Ensemble&quot;;&quot;'&quot;;&quot;.&quot;;&quot;j19&quot;))" office:value-type="float" office:value="0.189020120665911" calcext:value-type="float">
            <text:p>0,19</text:p>
          </table:table-cell>
          <table:table-cell table:formula="of:=SUM([.M15:.N15])" office:value-type="float" office:value="0.258929989310767" calcext:value-type="float">
            <text:p>0,2589299893</text:p>
          </table:table-cell>
          <table:table-cell table:style-name="ce8" table:formula="of:=INDIRECT(CONCATENATE(&quot;'&quot;;&quot;file:///&quot;;[.$C15];&quot;'&quot;;&quot;#&quot;;&quot;$'&quot;;&quot;ENR - Ensemble&quot;;&quot;'&quot;;&quot;.&quot;;&quot;l12&quot;))" office:value-type="float" office:value="36.5511260331229" calcext:value-type="float">
            <text:p>36,55</text:p>
          </table:table-cell>
          <table:table-cell table:style-name="ce8" table:formula="of:=INDIRECT(CONCATENATE(&quot;'&quot;;&quot;file:///&quot;;[.$C15];&quot;'&quot;;&quot;#&quot;;&quot;$'&quot;;&quot;ENR - Ensemble&quot;;&quot;'&quot;;&quot;.&quot;;&quot;l13&quot;))" office:value-type="float" office:value="6.41419993329048" calcext:value-type="float">
            <text:p>6,41</text:p>
          </table:table-cell>
          <table:table-cell table:style-name="ce8" table:formula="of:=INDIRECT(CONCATENATE(&quot;'&quot;;&quot;file:///&quot;;[.$C15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8" table:formula="of:=INDIRECT(CONCATENATE(&quot;'&quot;;&quot;file:///&quot;;[.$C15];&quot;'&quot;;&quot;#&quot;;&quot;$'&quot;;&quot;ENR - Ensemble&quot;;&quot;'&quot;;&quot;.&quot;;&quot;l11&quot;))" office:value-type="float" office:value="0.0932701697268903" calcext:value-type="float">
            <text:p>0,09</text:p>
          </table:table-cell>
          <table:table-cell table:style-name="ce8" table:formula="of:=INDIRECT(CONCATENATE(&quot;'&quot;;&quot;file:///&quot;;[.$C15];&quot;'&quot;;&quot;#&quot;;&quot;$'&quot;;&quot;ENR - Ensemble&quot;;&quot;'&quot;;&quot;.&quot;;&quot;l19&quot;))" office:value-type="float" office:value="0.522485383805145" calcext:value-type="float">
            <text:p>0,52</text:p>
          </table:table-cell>
          <table:table-cell table:formula="of:=SUM([.S15:.T15])" office:value-type="float" office:value="0.615755553532035" calcext:value-type="float">
            <text:p>0,6157555535</text:p>
          </table:table-cell>
          <table:table-cell table:style-name="ce8" table:formula="of:=INDIRECT(CONCATENATE(&quot;'&quot;;&quot;file:///&quot;;[.$C15];&quot;'&quot;;&quot;#&quot;;&quot;$'&quot;;&quot;ENR - Ensemble&quot;;&quot;'&quot;;&quot;.&quot;;&quot;n12&quot;))" office:value-type="float" office:value="32.7934674511701" calcext:value-type="float">
            <text:p>32,79</text:p>
          </table:table-cell>
          <table:table-cell table:style-name="ce8" table:formula="of:=INDIRECT(CONCATENATE(&quot;'&quot;;&quot;file:///&quot;;[.$C15];&quot;'&quot;;&quot;#&quot;;&quot;$'&quot;;&quot;ENR - Ensemble&quot;;&quot;'&quot;;&quot;.&quot;;&quot;n13&quot;))" office:value-type="float" office:value="4.24879993462563" calcext:value-type="float">
            <text:p>4,25</text:p>
          </table:table-cell>
          <table:table-cell table:style-name="ce8" table:formula="of:=INDIRECT(CONCATENATE(&quot;'&quot;;&quot;file:///&quot;;[.$C15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8" table:formula="of:=INDIRECT(CONCATENATE(&quot;'&quot;;&quot;file:///&quot;;[.$C15];&quot;'&quot;;&quot;#&quot;;&quot;$'&quot;;&quot;ENR - Ensemble&quot;;&quot;'&quot;;&quot;.&quot;;&quot;n11&quot;))" office:value-type="float" office:value="0.110517934983996" calcext:value-type="float">
            <text:p>0,11</text:p>
          </table:table-cell>
          <table:table-cell table:style-name="ce8" table:formula="of:=INDIRECT(CONCATENATE(&quot;'&quot;;&quot;file:///&quot;;[.$C15];&quot;'&quot;;&quot;#&quot;;&quot;$'&quot;;&quot;ENR - Ensemble&quot;;&quot;'&quot;;&quot;.&quot;;&quot;n19&quot;))" office:value-type="float" office:value="0.852390556854504" calcext:value-type="float">
            <text:p>0,85</text:p>
          </table:table-cell>
          <table:table-cell table:style-name="Default" table:formula="of:=SUM([.Y15:.Z15])" office:value-type="float" office:value="0.9629084918385" calcext:value-type="float">
            <text:p>0,9629084918</text:p>
          </table:table-cell>
          <table:table-cell table:number-columns-repeated="32"/>
          <table:table-cell table:style-name="ce5" table:number-columns-repeated="962"/>
          <table:table-cell table:number-columns-repeated="3"/>
        </table:table-row>
        <table:table-row table:style-name="ro2">
          <table:table-cell table:style-name="ce6" table:formula="of:=[$'0-base'.A16]" office:value-type="string" office:string-value="242700607" calcext:value-type="string">
            <text:p>242700607</text:p>
          </table:table-cell>
          <table:table-cell table:style-name="ce6" table:formula="of:=[$'0-base'.B16]" office:value-type="string" office:string-value="CC du Pays du Neubourg" calcext:value-type="string">
            <text:p>CC du Pays du Neubourg</text:p>
          </table:table-cell>
          <table:table-cell table:style-name="ce6" table:formula="of:=[$'0-base'.C16]" office:value-type="string" office:string-value="U:/5_Patrimoine_commun/ETUDES/1_fiches_territoriales_EPCI/Extraction_donnees/transition_energetique/biomasse-normandie/CC du pays du Neubourg_v1.03.xlsx" calcext:value-type="string">
            <text:p>U:/5_Patrimoine_commun/ETUDES/1_fiches_territoriales_EPCI/Extraction_donnees/transition_energetique/biomasse-normandie/CC du pays du Neubourg_v1.03.xlsx</text:p>
          </table:table-cell>
          <table:table-cell table:style-name="ce8" table:formula="of:=INDIRECT(CONCATENATE(&quot;'&quot;;&quot;file:///&quot;;[.$C16];&quot;'&quot;;&quot;#&quot;;&quot;$'&quot;;&quot;ENR - Ensemble&quot;;&quot;'&quot;;&quot;.&quot;;&quot;h12&quot;))" office:value-type="float" office:value="33.0200211158333" calcext:value-type="float">
            <text:p>33,02</text:p>
          </table:table-cell>
          <table:table-cell table:style-name="ce8" table:formula="of:=INDIRECT(CONCATENATE(&quot;'&quot;;&quot;file:///&quot;;[.$C16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8" table:formula="of:=INDIRECT(CONCATENATE(&quot;'&quot;;&quot;file:///&quot;;[.$C16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8" table:formula="of:=INDIRECT(CONCATENATE(&quot;'&quot;;&quot;file:///&quot;;[.$C16];&quot;'&quot;;&quot;#&quot;;&quot;$'&quot;;&quot;ENR - Ensemble&quot;;&quot;'&quot;;&quot;.&quot;;&quot;h11&quot;))" office:value-type="float" office:value="0.0459689625064784" calcext:value-type="float">
            <text:p>0,05</text:p>
          </table:table-cell>
          <table:table-cell table:style-name="ce8" table:formula="of:=INDIRECT(CONCATENATE(&quot;'&quot;;&quot;file:///&quot;;[.$C16];&quot;'&quot;;&quot;#&quot;;&quot;$'&quot;;&quot;ENR - Ensemble&quot;;&quot;'&quot;;&quot;.&quot;;&quot;h19&quot;))" office:value-type="float" office:value="0.0368525024159955" calcext:value-type="float">
            <text:p>0,04</text:p>
          </table:table-cell>
          <table:table-cell table:formula="of:=SUM([.G16:.H16])" office:value-type="float" office:value="0.0828214649224738" calcext:value-type="float">
            <text:p>0,0828214649</text:p>
          </table:table-cell>
          <table:table-cell table:style-name="ce8" table:formula="of:=INDIRECT(CONCATENATE(&quot;'&quot;;&quot;file:///&quot;;[.$C16];&quot;'&quot;;&quot;#&quot;;&quot;$'&quot;;&quot;ENR - Ensemble&quot;;&quot;'&quot;;&quot;.&quot;;&quot;j12&quot;))" office:value-type="float" office:value="31.9663592136246" calcext:value-type="float">
            <text:p>31,97</text:p>
          </table:table-cell>
          <table:table-cell table:style-name="ce8" table:formula="of:=INDIRECT(CONCATENATE(&quot;'&quot;;&quot;file:///&quot;;[.$C16];&quot;'&quot;;&quot;#&quot;;&quot;$'&quot;;&quot;ENR - Ensemble&quot;;&quot;'&quot;;&quot;.&quot;;&quot;j13&quot;))" office:value-type="float" office:value="1.99919994068146" calcext:value-type="float">
            <text:p>2,00</text:p>
          </table:table-cell>
          <table:table-cell table:style-name="ce8" table:formula="of:=INDIRECT(CONCATENATE(&quot;'&quot;;&quot;file:///&quot;;[.$C16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8" table:formula="of:=INDIRECT(CONCATENATE(&quot;'&quot;;&quot;file:///&quot;;[.$C16];&quot;'&quot;;&quot;#&quot;;&quot;$'&quot;;&quot;ENR - Ensemble&quot;;&quot;'&quot;;&quot;.&quot;;&quot;j11&quot;))" office:value-type="float" office:value="0.0623666158513204" calcext:value-type="float">
            <text:p>0,06</text:p>
          </table:table-cell>
          <table:table-cell table:style-name="ce8" table:formula="of:=INDIRECT(CONCATENATE(&quot;'&quot;;&quot;file:///&quot;;[.$C16];&quot;'&quot;;&quot;#&quot;;&quot;$'&quot;;&quot;ENR - Ensemble&quot;;&quot;'&quot;;&quot;.&quot;;&quot;j19&quot;))" office:value-type="float" office:value="0.457110751648199" calcext:value-type="float">
            <text:p>0,46</text:p>
          </table:table-cell>
          <table:table-cell table:formula="of:=SUM([.M16:.N16])" office:value-type="float" office:value="0.51947736749952" calcext:value-type="float">
            <text:p>0,5194773675</text:p>
          </table:table-cell>
          <table:table-cell table:style-name="ce8" table:formula="of:=INDIRECT(CONCATENATE(&quot;'&quot;;&quot;file:///&quot;;[.$C16];&quot;'&quot;;&quot;#&quot;;&quot;$'&quot;;&quot;ENR - Ensemble&quot;;&quot;'&quot;;&quot;.&quot;;&quot;l12&quot;))" office:value-type="float" office:value="34.0736830180419" calcext:value-type="float">
            <text:p>34,07</text:p>
          </table:table-cell>
          <table:table-cell table:style-name="ce8" table:formula="of:=INDIRECT(CONCATENATE(&quot;'&quot;;&quot;file:///&quot;;[.$C16];&quot;'&quot;;&quot;#&quot;;&quot;$'&quot;;&quot;ENR - Ensemble&quot;;&quot;'&quot;;&quot;.&quot;;&quot;l13&quot;))" office:value-type="float" office:value="2.04469994068146" calcext:value-type="float">
            <text:p>2,04</text:p>
          </table:table-cell>
          <table:table-cell table:style-name="ce8" table:formula="of:=INDIRECT(CONCATENATE(&quot;'&quot;;&quot;file:///&quot;;[.$C16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8" table:formula="of:=INDIRECT(CONCATENATE(&quot;'&quot;;&quot;file:///&quot;;[.$C16];&quot;'&quot;;&quot;#&quot;;&quot;$'&quot;;&quot;ENR - Ensemble&quot;;&quot;'&quot;;&quot;.&quot;;&quot;l11&quot;))" office:value-type="float" office:value="0.0827924878569686" calcext:value-type="float">
            <text:p>0,08</text:p>
          </table:table-cell>
          <table:table-cell table:style-name="ce8" table:formula="of:=INDIRECT(CONCATENATE(&quot;'&quot;;&quot;file:///&quot;;[.$C16];&quot;'&quot;;&quot;#&quot;;&quot;$'&quot;;&quot;ENR - Ensemble&quot;;&quot;'&quot;;&quot;.&quot;;&quot;l19&quot;))" office:value-type="float" office:value="1.32045982307947" calcext:value-type="float">
            <text:p>1,32</text:p>
          </table:table-cell>
          <table:table-cell table:formula="of:=SUM([.S16:.T16])" office:value-type="float" office:value="1.40325231093643" calcext:value-type="float">
            <text:p>1,4032523109</text:p>
          </table:table-cell>
          <table:table-cell table:style-name="ce8" table:formula="of:=INDIRECT(CONCATENATE(&quot;'&quot;;&quot;file:///&quot;;[.$C16];&quot;'&quot;;&quot;#&quot;;&quot;$'&quot;;&quot;ENR - Ensemble&quot;;&quot;'&quot;;&quot;.&quot;;&quot;n12&quot;))" office:value-type="float" office:value="30.5707193256113" calcext:value-type="float">
            <text:p>30,57</text:p>
          </table:table-cell>
          <table:table-cell table:style-name="ce8" table:formula="of:=INDIRECT(CONCATENATE(&quot;'&quot;;&quot;file:///&quot;;[.$C16];&quot;'&quot;;&quot;#&quot;;&quot;$'&quot;;&quot;ENR - Ensemble&quot;;&quot;'&quot;;&quot;.&quot;;&quot;n13&quot;))" office:value-type="float" office:value="1.75209995269775" calcext:value-type="float">
            <text:p>1,75</text:p>
          </table:table-cell>
          <table:table-cell table:style-name="ce8" table:formula="of:=INDIRECT(CONCATENATE(&quot;'&quot;;&quot;file:///&quot;;[.$C16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8" table:formula="of:=INDIRECT(CONCATENATE(&quot;'&quot;;&quot;file:///&quot;;[.$C16];&quot;'&quot;;&quot;#&quot;;&quot;$'&quot;;&quot;ENR - Ensemble&quot;;&quot;'&quot;;&quot;.&quot;;&quot;n11&quot;))" office:value-type="float" office:value="0.0978041617736017" calcext:value-type="float">
            <text:p>0,10</text:p>
          </table:table-cell>
          <table:table-cell table:style-name="ce8" table:formula="of:=INDIRECT(CONCATENATE(&quot;'&quot;;&quot;file:///&quot;;[.$C16];&quot;'&quot;;&quot;#&quot;;&quot;$'&quot;;&quot;ENR - Ensemble&quot;;&quot;'&quot;;&quot;.&quot;;&quot;n19&quot;))" office:value-type="float" office:value="1.44735924091282" calcext:value-type="float">
            <text:p>1,45</text:p>
          </table:table-cell>
          <table:table-cell table:style-name="Default" table:formula="of:=SUM([.Y16:.Z16])" office:value-type="float" office:value="1.54516340268642" calcext:value-type="float">
            <text:p>1,5451634027</text:p>
          </table:table-cell>
          <table:table-cell table:number-columns-repeated="32"/>
          <table:table-cell table:style-name="ce5" table:number-columns-repeated="962"/>
          <table:table-cell table:number-columns-repeated="3"/>
        </table:table-row>
        <table:table-row table:style-name="ro2">
          <table:table-cell table:style-name="ce6" table:formula="of:=[$'0-base'.A17]" office:value-type="string" office:string-value="242700623" calcext:value-type="string">
            <text:p>242700623</text:p>
          </table:table-cell>
          <table:table-cell table:style-name="ce6" table:formula="of:=[$'0-base'.B17]" office:value-type="string" office:string-value="CC Eure-Madrie-Seine" calcext:value-type="string">
            <text:p>CC Eure-Madrie-Seine</text:p>
          </table:table-cell>
          <table:table-cell table:style-name="ce6" table:formula="of:=[$'0-base'.C17]" office:value-type="string" office:string-value="U:/5_Patrimoine_commun/ETUDES/1_fiches_territoriales_EPCI/Extraction_donnees/transition_energetique/biomasse-normandie/CC Eure-Madrie-Seine_v1.03.xlsx" calcext:value-type="string">
            <text:p>U:/5_Patrimoine_commun/ETUDES/1_fiches_territoriales_EPCI/Extraction_donnees/transition_energetique/biomasse-normandie/CC Eure-Madrie-Seine_v1.03.xlsx</text:p>
          </table:table-cell>
          <table:table-cell table:style-name="ce8" table:formula="of:=INDIRECT(CONCATENATE(&quot;'&quot;;&quot;file:///&quot;;[.$C17];&quot;'&quot;;&quot;#&quot;;&quot;$'&quot;;&quot;ENR - Ensemble&quot;;&quot;'&quot;;&quot;.&quot;;&quot;h12&quot;))" office:value-type="float" office:value="40.9283199744382" calcext:value-type="float">
            <text:p>40,93</text:p>
          </table:table-cell>
          <table:table-cell table:style-name="ce8" table:formula="of:=INDIRECT(CONCATENATE(&quot;'&quot;;&quot;file:///&quot;;[.$C17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8" table:formula="of:=INDIRECT(CONCATENATE(&quot;'&quot;;&quot;file:///&quot;;[.$C17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8" table:formula="of:=INDIRECT(CONCATENATE(&quot;'&quot;;&quot;file:///&quot;;[.$C17];&quot;'&quot;;&quot;#&quot;;&quot;$'&quot;;&quot;ENR - Ensemble&quot;;&quot;'&quot;;&quot;.&quot;;&quot;h11&quot;))" office:value-type="float" office:value="0.0687888874175951" calcext:value-type="float">
            <text:p>0,07</text:p>
          </table:table-cell>
          <table:table-cell table:style-name="ce8" table:formula="of:=INDIRECT(CONCATENATE(&quot;'&quot;;&quot;file:///&quot;;[.$C17];&quot;'&quot;;&quot;#&quot;;&quot;$'&quot;;&quot;ENR - Ensemble&quot;;&quot;'&quot;;&quot;.&quot;;&quot;h19&quot;))" office:value-type="float" office:value="0.0144409772156253" calcext:value-type="float">
            <text:p>0,01</text:p>
          </table:table-cell>
          <table:table-cell table:formula="of:=SUM([.G17:.H17])" office:value-type="float" office:value="0.0832298646332204" calcext:value-type="float">
            <text:p>0,0832298646</text:p>
          </table:table-cell>
          <table:table-cell table:style-name="ce8" table:formula="of:=INDIRECT(CONCATENATE(&quot;'&quot;;&quot;file:///&quot;;[.$C17];&quot;'&quot;;&quot;#&quot;;&quot;$'&quot;;&quot;ENR - Ensemble&quot;;&quot;'&quot;;&quot;.&quot;;&quot;j12&quot;))" office:value-type="float" office:value="39.6223059253498" calcext:value-type="float">
            <text:p>39,62</text:p>
          </table:table-cell>
          <table:table-cell table:style-name="ce8" table:formula="of:=INDIRECT(CONCATENATE(&quot;'&quot;;&quot;file:///&quot;;[.$C17];&quot;'&quot;;&quot;#&quot;;&quot;$'&quot;;&quot;ENR - Ensemble&quot;;&quot;'&quot;;&quot;.&quot;;&quot;j13&quot;))" office:value-type="float" office:value="0" calcext:value-type="float">
            <text:p>0,00</text:p>
          </table:table-cell>
          <table:table-cell table:style-name="ce8" table:formula="of:=INDIRECT(CONCATENATE(&quot;'&quot;;&quot;file:///&quot;;[.$C17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8" table:formula="of:=INDIRECT(CONCATENATE(&quot;'&quot;;&quot;file:///&quot;;[.$C17];&quot;'&quot;;&quot;#&quot;;&quot;$'&quot;;&quot;ENR - Ensemble&quot;;&quot;'&quot;;&quot;.&quot;;&quot;j11&quot;))" office:value-type="float" office:value="0.094569875195228" calcext:value-type="float">
            <text:p>0,09</text:p>
          </table:table-cell>
          <table:table-cell table:style-name="ce8" table:formula="of:=INDIRECT(CONCATENATE(&quot;'&quot;;&quot;file:///&quot;;[.$C17];&quot;'&quot;;&quot;#&quot;;&quot;$'&quot;;&quot;ENR - Ensemble&quot;;&quot;'&quot;;&quot;.&quot;;&quot;j19&quot;))" office:value-type="float" office:value="0.176525521856199" calcext:value-type="float">
            <text:p>0,18</text:p>
          </table:table-cell>
          <table:table-cell table:formula="of:=SUM([.M17:.N17])" office:value-type="float" office:value="0.271095397051427" calcext:value-type="float">
            <text:p>0,2710953971</text:p>
          </table:table-cell>
          <table:table-cell table:style-name="ce8" table:formula="of:=INDIRECT(CONCATENATE(&quot;'&quot;;&quot;file:///&quot;;[.$C17];&quot;'&quot;;&quot;#&quot;;&quot;$'&quot;;&quot;ENR - Ensemble&quot;;&quot;'&quot;;&quot;.&quot;;&quot;l12&quot;))" office:value-type="float" office:value="42.2343340235265" calcext:value-type="float">
            <text:p>42,23</text:p>
          </table:table-cell>
          <table:table-cell table:style-name="ce8" table:formula="of:=INDIRECT(CONCATENATE(&quot;'&quot;;&quot;file:///&quot;;[.$C17];&quot;'&quot;;&quot;#&quot;;&quot;$'&quot;;&quot;ENR - Ensemble&quot;;&quot;'&quot;;&quot;.&quot;;&quot;l13&quot;))" office:value-type="float" office:value="0" calcext:value-type="float">
            <text:p>0,00</text:p>
          </table:table-cell>
          <table:table-cell table:style-name="ce8" table:formula="of:=INDIRECT(CONCATENATE(&quot;'&quot;;&quot;file:///&quot;;[.$C17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8" table:formula="of:=INDIRECT(CONCATENATE(&quot;'&quot;;&quot;file:///&quot;;[.$C17];&quot;'&quot;;&quot;#&quot;;&quot;$'&quot;;&quot;ENR - Ensemble&quot;;&quot;'&quot;;&quot;.&quot;;&quot;l11&quot;))" office:value-type="float" office:value="0.130306280339864" calcext:value-type="float">
            <text:p>0,13</text:p>
          </table:table-cell>
          <table:table-cell table:style-name="ce8" table:formula="of:=INDIRECT(CONCATENATE(&quot;'&quot;;&quot;file:///&quot;;[.$C17];&quot;'&quot;;&quot;#&quot;;&quot;$'&quot;;&quot;ENR - Ensemble&quot;;&quot;'&quot;;&quot;.&quot;;&quot;l19&quot;))" office:value-type="float" office:value="0.520806348099081" calcext:value-type="float">
            <text:p>0,52</text:p>
          </table:table-cell>
          <table:table-cell table:formula="of:=SUM([.S17:.T17])" office:value-type="float" office:value="0.651112628438945" calcext:value-type="float">
            <text:p>0,6511126284</text:p>
          </table:table-cell>
          <table:table-cell table:style-name="ce8" table:formula="of:=INDIRECT(CONCATENATE(&quot;'&quot;;&quot;file:///&quot;;[.$C17];&quot;'&quot;;&quot;#&quot;;&quot;$'&quot;;&quot;ENR - Ensemble&quot;;&quot;'&quot;;&quot;.&quot;;&quot;n12&quot;))" office:value-type="float" office:value="37.8924101234871" calcext:value-type="float">
            <text:p>37,89</text:p>
          </table:table-cell>
          <table:table-cell table:style-name="ce8" table:formula="of:=INDIRECT(CONCATENATE(&quot;'&quot;;&quot;file:///&quot;;[.$C17];&quot;'&quot;;&quot;#&quot;;&quot;$'&quot;;&quot;ENR - Ensemble&quot;;&quot;'&quot;;&quot;.&quot;;&quot;n13&quot;))" office:value-type="float" office:value="0" calcext:value-type="float">
            <text:p>0,00</text:p>
          </table:table-cell>
          <table:table-cell table:style-name="ce8" table:formula="of:=INDIRECT(CONCATENATE(&quot;'&quot;;&quot;file:///&quot;;[.$C17];&quot;'&quot;;&quot;#&quot;;&quot;$'&quot;;&quot;ENR - Ensemble&quot;;&quot;'&quot;;&quot;.&quot;;&quot;n21&quot;))" office:value-type="float" office:value="5.8" calcext:value-type="float">
            <text:p>5,80</text:p>
          </table:table-cell>
          <table:table-cell table:style-name="ce8" table:formula="of:=INDIRECT(CONCATENATE(&quot;'&quot;;&quot;file:///&quot;;[.$C17];&quot;'&quot;;&quot;#&quot;;&quot;$'&quot;;&quot;ENR - Ensemble&quot;;&quot;'&quot;;&quot;.&quot;;&quot;n11&quot;))" office:value-type="float" office:value="0.15738628782401" calcext:value-type="float">
            <text:p>0,16</text:p>
          </table:table-cell>
          <table:table-cell table:style-name="ce8" table:formula="of:=INDIRECT(CONCATENATE(&quot;'&quot;;&quot;file:///&quot;;[.$C17];&quot;'&quot;;&quot;#&quot;;&quot;$'&quot;;&quot;ENR - Ensemble&quot;;&quot;'&quot;;&quot;.&quot;;&quot;n19&quot;))" office:value-type="float" office:value="0.655209995073894" calcext:value-type="float">
            <text:p>0,66</text:p>
          </table:table-cell>
          <table:table-cell table:style-name="Default" table:formula="of:=SUM([.Y17:.Z17])" office:value-type="float" office:value="0.812596282897904" calcext:value-type="float">
            <text:p>0,8125962829</text:p>
          </table:table-cell>
          <table:table-cell table:number-columns-repeated="32"/>
          <table:table-cell table:style-name="ce5" table:number-columns-repeated="962"/>
          <table:table-cell table:number-columns-repeated="3"/>
        </table:table-row>
        <table:table-row table:style-name="ro2">
          <table:table-cell table:style-name="ce6" table:formula="of:=[$'0-base'.A18]" office:value-type="string" office:string-value="27" calcext:value-type="string">
            <text:p>27</text:p>
          </table:table-cell>
          <table:table-cell table:style-name="ce6" table:formula="of:=[$'0-base'.B18]" office:value-type="string" office:string-value="Eure" calcext:value-type="string">
            <text:p>Eure</text:p>
          </table:table-cell>
          <table:table-cell table:style-name="ce6" table:formula="of:=[$'0-base'.C18]" office:value-type="float" office:value="0" calcext:value-type="float">
            <text:p>0</text:p>
          </table:table-cell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/>
          <table:table-cell table:style-name="Default"/>
          <table:table-cell table:style-name="ce8"/>
          <table:table-cell table:style-name="Default" table:number-columns-repeated="3"/>
          <table:table-cell/>
          <table:table-cell table:style-name="Default"/>
          <table:table-cell table:style-name="ce8"/>
          <table:table-cell table:style-name="Default" table:number-columns-repeated="3"/>
          <table:table-cell/>
          <table:table-cell table:style-name="Default"/>
          <table:table-cell table:style-name="ce8"/>
          <table:table-cell table:style-name="Default"/>
          <table:table-cell table:number-columns-repeated="2"/>
          <table:table-cell table:style-name="Default"/>
          <table:table-cell table:number-columns-repeated="32"/>
          <table:table-cell table:style-name="ce5" table:number-columns-repeated="962"/>
          <table:table-cell table:number-columns-repeated="3"/>
        </table:table-row>
        <table:table-row table:style-name="ro3">
          <table:table-cell table:style-name="ce6" table:formula="of:=[$'0-base'.A19]" office:value-type="float" office:value="0" calcext:value-type="float">
            <text:p>0</text:p>
          </table:table-cell>
          <table:table-cell table:style-name="ce6" table:formula="of:=[$'0-base'.B19]" office:value-type="string" office:string-value="Normandie" calcext:value-type="string">
            <text:p>Normandie</text:p>
          </table:table-cell>
          <table:table-cell table:style-name="ce6" table:formula="of:=[$'0-base'.C19]" office:value-type="float" office:value="0" calcext:value-type="float">
            <text:p>0</text:p>
          </table:table-cell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/>
          <table:table-cell table:style-name="Default"/>
          <table:table-cell table:style-name="ce8"/>
          <table:table-cell table:style-name="Default" table:number-columns-repeated="3"/>
          <table:table-cell/>
          <table:table-cell table:style-name="Default"/>
          <table:table-cell table:style-name="ce8"/>
          <table:table-cell table:style-name="Default" table:number-columns-repeated="3"/>
          <table:table-cell/>
          <table:table-cell table:style-name="Default"/>
          <table:table-cell table:style-name="ce8"/>
          <table:table-cell table:style-name="Default"/>
          <table:table-cell table:number-columns-repeated="2"/>
          <table:table-cell table:style-name="Default"/>
          <table:table-cell table:number-columns-repeated="32"/>
          <table:table-cell table:style-name="ce5" table:number-columns-repeated="962"/>
          <table:table-cell table:number-columns-repeated="3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-consommation" table:style-name="ta1">
        <table:table-column table:style-name="co1" table:default-cell-style-name="ce4"/>
        <table:table-column table:style-name="co2" table:default-cell-style-name="ce4"/>
        <table:table-column table:style-name="co20" table:default-cell-style-name="ce4"/>
        <table:table-column table:style-name="co21" table:default-cell-style-name="Default"/>
        <table:table-column table:style-name="co22" table:number-columns-repeated="1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989" table:default-cell-style-name="Default"/>
        <table:table-row table:style-name="ro1">
          <table:table-cell table:style-name="ce2" office:value-type="string" calcext:value-type="string">
            <text:p>siren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chemin</text:p>
          </table:table-cell>
          <table:table-cell table:style-name="ce7" office:value-type="string" calcext:value-type="string">
            <office:annotation draw:style-name="gr3" draw:text-style-name="P1" svg:width="2.899cm" svg:height="0.991cm" svg:x="24.497cm" svg:y="0cm" draw:caption-point-x="-0.61cm" draw:caption-point-y="0.01cm">
              <dc:date>2017-10-31T00:00:00</dc:date>
              <text:p text:style-name="P1"><text:span text:style-name="T1">conso_ges_tertiaire_1</text:span></text:p>
            </office:annotation>
            <text:p>Consommation Energie Tertiaire (2008)</text:p>
          </table:table-cell>
          <table:table-cell table:style-name="ce7" office:value-type="string" calcext:value-type="string">
            <office:annotation draw:style-name="gr3" draw:text-style-name="P1" svg:width="2.899cm" svg:height="0.991cm" svg:x="26.996cm" svg:y="0cm" draw:caption-point-x="-0.61cm" draw:caption-point-y="0.01cm">
              <dc:date>2017-10-31T00:00:00</dc:date>
              <text:p text:style-name="P1"><text:span text:style-name="T1">conso_ges_tertiaire_2</text:span></text:p>
            </office:annotation>
            <text:p>Consommation Energie Tertiaire (2010)</text:p>
          </table:table-cell>
          <table:table-cell table:style-name="ce7" office:value-type="string" calcext:value-type="string">
            <office:annotation draw:style-name="gr3" draw:text-style-name="P1" svg:width="2.899cm" svg:height="0.991cm" svg:x="29.496cm" svg:y="0cm" draw:caption-point-x="-0.61cm" draw:caption-point-y="0.01cm">
              <dc:date>2017-10-31T00:00:00</dc:date>
              <text:p text:style-name="P1"><text:span text:style-name="T1">conso_ges_tertiaire_3</text:span></text:p>
            </office:annotation>
            <text:p>Consommation Energie Tertiaire (2012)</text:p>
          </table:table-cell>
          <table:table-cell table:style-name="ce7" office:value-type="string" calcext:value-type="string">
            <office:annotation draw:style-name="gr3" draw:text-style-name="P1" svg:width="2.899cm" svg:height="0.991cm" svg:x="31.995cm" svg:y="0cm" draw:caption-point-x="-0.61cm" draw:caption-point-y="0.01cm">
              <dc:date>2017-10-31T00:00:00</dc:date>
              <text:p text:style-name="P1"><text:span text:style-name="T1">conso_ges_tertiaire_4</text:span></text:p>
            </office:annotation>
            <text:p>Consommation Energie Tertiaire (2014)</text:p>
          </table:table-cell>
          <table:table-cell table:style-name="ce10" office:value-type="string" calcext:value-type="string">
            <office:annotation draw:style-name="gr3" draw:text-style-name="P1" svg:width="2.899cm" svg:height="0.991cm" svg:x="34.494cm" svg:y="0cm" draw:caption-point-x="-0.61cm" draw:caption-point-y="0.01cm">
              <dc:date>2017-10-31T00:00:00</dc:date>
              <text:p text:style-name="P1"><text:span text:style-name="T1">conso_ges_agriculture_1</text:span></text:p>
            </office:annotation>
            <text:p>Consommation Energie Agriculture (2008)</text:p>
          </table:table-cell>
          <table:table-cell table:style-name="ce10" office:value-type="string" calcext:value-type="string">
            <office:annotation draw:style-name="gr3" draw:text-style-name="P1" svg:width="2.899cm" svg:height="0.991cm" svg:x="36.994cm" svg:y="0cm" draw:caption-point-x="-0.61cm" draw:caption-point-y="0.01cm">
              <dc:date>2017-10-31T00:00:00</dc:date>
              <text:p text:style-name="P1"><text:span text:style-name="T1">conso_ges_agriculture_2</text:span></text:p>
            </office:annotation>
            <text:p>Consommation Energie Agriculture (2010)</text:p>
          </table:table-cell>
          <table:table-cell table:style-name="ce10" office:value-type="string" calcext:value-type="string">
            <office:annotation draw:style-name="gr3" draw:text-style-name="P1" svg:width="2.899cm" svg:height="0.991cm" svg:x="39.493cm" svg:y="0cm" draw:caption-point-x="-0.61cm" draw:caption-point-y="0.01cm">
              <dc:date>2017-10-31T00:00:00</dc:date>
              <text:p text:style-name="P1"><text:span text:style-name="T1">conso_ges_agriculture_3</text:span></text:p>
            </office:annotation>
            <text:p>Consommation Energie Agriculture (2012)</text:p>
          </table:table-cell>
          <table:table-cell table:style-name="ce10" office:value-type="string" calcext:value-type="string">
            <office:annotation draw:style-name="gr3" draw:text-style-name="P1" svg:width="2.899cm" svg:height="0.991cm" svg:x="41.993cm" svg:y="0cm" draw:caption-point-x="-0.61cm" draw:caption-point-y="0.01cm">
              <dc:date>2017-10-31T00:00:00</dc:date>
              <text:p text:style-name="P1"><text:span text:style-name="T1">conso_ges_agriculture_4</text:span></text:p>
            </office:annotation>
            <text:p>Consommation Energie Agriculture (2014)</text:p>
          </table:table-cell>
          <table:table-cell table:style-name="ce7" office:value-type="string" calcext:value-type="string">
            <office:annotation draw:style-name="gr3" draw:text-style-name="P1" svg:width="2.899cm" svg:height="0.991cm" svg:x="44.492cm" svg:y="0cm" draw:caption-point-x="-0.61cm" draw:caption-point-y="0.01cm">
              <dc:date>2017-10-31T00:00:00</dc:date>
              <text:p text:style-name="P1"><text:span text:style-name="T1">conso_ges_transport_1</text:span></text:p>
            </office:annotation>
            <text:p>Consommation Energie Transports Routiers (2008)</text:p>
          </table:table-cell>
          <table:table-cell table:style-name="ce7" office:value-type="string" calcext:value-type="string">
            <office:annotation draw:style-name="gr3" draw:text-style-name="P1" svg:width="2.899cm" svg:height="0.991cm" svg:x="46.992cm" svg:y="0cm" draw:caption-point-x="-0.61cm" draw:caption-point-y="0.01cm">
              <dc:date>2017-10-31T00:00:00</dc:date>
              <text:p text:style-name="P1"><text:span text:style-name="T1">conso_ges_transport_2</text:span></text:p>
            </office:annotation>
            <text:p>Consommation Energie Transports Routiers (2010)</text:p>
          </table:table-cell>
          <table:table-cell table:style-name="ce7" office:value-type="string" calcext:value-type="string">
            <office:annotation draw:style-name="gr3" draw:text-style-name="P1" svg:width="2.899cm" svg:height="0.991cm" svg:x="49.491cm" svg:y="0cm" draw:caption-point-x="-0.61cm" draw:caption-point-y="0.01cm">
              <dc:date>2017-10-31T00:00:00</dc:date>
              <text:p text:style-name="P1"><text:span text:style-name="T1">conso_ges_transport_3</text:span></text:p>
            </office:annotation>
            <text:p>Consommation Energie Transports Routiers (2012)</text:p>
          </table:table-cell>
          <table:table-cell table:style-name="ce7" office:value-type="string" calcext:value-type="string">
            <office:annotation draw:style-name="gr3" draw:text-style-name="P1" svg:width="2.899cm" svg:height="0.991cm" svg:x="51.99cm" svg:y="0cm" draw:caption-point-x="-0.61cm" draw:caption-point-y="0.01cm">
              <dc:date>2017-10-31T00:00:00</dc:date>
              <text:p text:style-name="P1"><text:span text:style-name="T1">conso_ges_transport_4</text:span></text:p>
            </office:annotation>
            <text:p>Consommation Energie Transports Routiers (2014)</text:p>
          </table:table-cell>
          <table:table-cell table:style-name="ce7" office:value-type="string" calcext:value-type="string">
            <office:annotation draw:style-name="gr3" draw:text-style-name="P1" svg:width="2.899cm" svg:height="0.991cm" svg:x="54.49cm" svg:y="0cm" draw:caption-point-x="-0.61cm" draw:caption-point-y="0.01cm">
              <dc:date>2017-10-31T00:00:00</dc:date>
              <text:p text:style-name="P1"><text:span text:style-name="T1">conso_ges_industrie_1</text:span></text:p>
            </office:annotation>
            <text:p>Consommation Energie Industrie (2008)</text:p>
          </table:table-cell>
          <table:table-cell table:style-name="ce7" office:value-type="string" calcext:value-type="string">
            <office:annotation draw:style-name="gr3" draw:text-style-name="P1" svg:width="2.899cm" svg:height="0.991cm" svg:x="56.989cm" svg:y="0cm" draw:caption-point-x="-0.61cm" draw:caption-point-y="0.01cm">
              <dc:date>2017-10-31T00:00:00</dc:date>
              <text:p text:style-name="P1"><text:span text:style-name="T1">conso_ges_industrie_2</text:span></text:p>
            </office:annotation>
            <text:p>Consommation Energie Industrie (2010)</text:p>
          </table:table-cell>
          <table:table-cell table:style-name="ce7" office:value-type="string" calcext:value-type="string">
            <office:annotation draw:style-name="gr3" draw:text-style-name="P1" svg:width="2.899cm" svg:height="0.991cm" svg:x="59.489cm" svg:y="0cm" draw:caption-point-x="-0.61cm" draw:caption-point-y="0.01cm">
              <dc:date>2017-10-31T00:00:00</dc:date>
              <text:p text:style-name="P1"><text:span text:style-name="T1">conso_ges_industrie_3</text:span></text:p>
            </office:annotation>
            <text:p>Consommation Energie Industrie (2012)</text:p>
          </table:table-cell>
          <table:table-cell table:style-name="ce7" office:value-type="string" calcext:value-type="string">
            <office:annotation draw:style-name="gr3" draw:text-style-name="P1" svg:width="2.899cm" svg:height="0.991cm" svg:x="61.988cm" svg:y="0cm" draw:caption-point-x="-0.61cm" draw:caption-point-y="0.01cm">
              <dc:date>2017-10-31T00:00:00</dc:date>
              <text:p text:style-name="P1"><text:span text:style-name="T1">conso_ges_industrie_4</text:span></text:p>
            </office:annotation>
            <text:p>Consommation Energie Industrie (2014)</text:p>
          </table:table-cell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35665</text:p>
          </table:table-cell>
          <table:table-cell table:style-name="ce3" office:value-type="string" calcext:value-type="string">
            <text:p>CA Seine Eure</text:p>
          </table:table-cell>
          <table:table-cell table:style-name="ce6" table:formula="of:=[$'0-base'.C2]" office:value-type="string" office:string-value="u:/5_Patrimoine_commun/ETUDES/1_fiches_territoriales_EPCI/Extraction_donnees/transition_energetique/biomasse-normandie/CA Seine-Eure_v1.03.xlsx" calcext:value-type="string">
            <text:p>u:/5_Patrimoine_commun/ETUDES/1_fiches_territoriales_EPCI/Extraction_donnees/transition_energetique/biomasse-normandie/CA Seine-Eure_v1.03.xlsx</text:p>
          </table:table-cell>
          <table:table-cell table:style-name="ce9" table:formula="of:=INDIRECT(CONCATENATE(&quot;'&quot;;&quot;file:///&quot;;[.$C2];&quot;'&quot;;&quot;#&quot;;&quot;$'&quot;;&quot;Conso - Ensemble&quot;;&quot;'&quot;;&quot;.&quot;;&quot;E14&quot;))" office:value-type="float" office:value="464.951100147569" calcext:value-type="float">
            <text:p>465</text:p>
          </table:table-cell>
          <table:table-cell table:style-name="ce9" table:formula="of:=INDIRECT(CONCATENATE(&quot;'&quot;;&quot;file:///&quot;;[.$C2];&quot;'&quot;;&quot;#&quot;;&quot;$'&quot;;&quot;Conso - Ensemble&quot;;&quot;'&quot;;&quot;.&quot;;&quot;G14&quot;))" office:value-type="float" office:value="454.826221753759" calcext:value-type="float">
            <text:p>455</text:p>
          </table:table-cell>
          <table:table-cell table:style-name="ce9" table:formula="of:=INDIRECT(CONCATENATE(&quot;'&quot;;&quot;file:///&quot;;[.$C2];&quot;'&quot;;&quot;#&quot;;&quot;$'&quot;;&quot;Conso - Ensemble&quot;;&quot;'&quot;;&quot;.&quot;;&quot;I14&quot;))" office:value-type="float" office:value="447.079516414509" calcext:value-type="float">
            <text:p>447</text:p>
          </table:table-cell>
          <table:table-cell table:style-name="ce9" table:formula="of:=INDIRECT(CONCATENATE(&quot;'&quot;;&quot;file:///&quot;;[.$C2];&quot;'&quot;;&quot;#&quot;;&quot;$'&quot;;&quot;Conso - Ensemble&quot;;&quot;'&quot;;&quot;.&quot;;&quot;K14&quot;))" office:value-type="float" office:value="417.424344822847" calcext:value-type="float">
            <text:p>417</text:p>
          </table:table-cell>
          <table:table-cell table:style-name="ce9" table:formula="of:=INDIRECT(CONCATENATE(&quot;'&quot;;&quot;file:///&quot;;[.$C2];&quot;'&quot;;&quot;#&quot;;&quot;$'&quot;;&quot;Conso - Ensemble&quot;;&quot;'&quot;;&quot;.&quot;;&quot;E15&quot;))" office:value-type="float" office:value="283.749296389843" calcext:value-type="float">
            <text:p>284</text:p>
          </table:table-cell>
          <table:table-cell table:style-name="ce9" table:formula="of:=INDIRECT(CONCATENATE(&quot;'&quot;;&quot;file:///&quot;;[.$C2];&quot;'&quot;;&quot;#&quot;;&quot;$'&quot;;&quot;Conso - Ensemble&quot;;&quot;'&quot;;&quot;.&quot;;&quot;G15&quot;))" office:value-type="float" office:value="268.138650866514" calcext:value-type="float">
            <text:p>268</text:p>
          </table:table-cell>
          <table:table-cell table:style-name="ce9" table:formula="of:=INDIRECT(CONCATENATE(&quot;'&quot;;&quot;file:///&quot;;[.$C2];&quot;'&quot;;&quot;#&quot;;&quot;$'&quot;;&quot;Conso - Ensemble&quot;;&quot;'&quot;;&quot;.&quot;;&quot;I15&quot;))" office:value-type="float" office:value="270.807799952747" calcext:value-type="float">
            <text:p>271</text:p>
          </table:table-cell>
          <table:table-cell table:style-name="ce9" table:formula="of:=INDIRECT(CONCATENATE(&quot;'&quot;;&quot;file:///&quot;;[.$C2];&quot;'&quot;;&quot;#&quot;;&quot;$'&quot;;&quot;Conso - Ensemble&quot;;&quot;'&quot;;&quot;.&quot;;&quot;K15&quot;))" office:value-type="float" office:value="248.96538310526" calcext:value-type="float">
            <text:p>249</text:p>
          </table:table-cell>
          <table:table-cell table:style-name="ce9" table:formula="of:=INDIRECT(CONCATENATE(&quot;'&quot;;&quot;file:///&quot;;[.$C2];&quot;'&quot;;&quot;#&quot;;&quot;$'&quot;;&quot;Conso - Ensemble&quot;;&quot;'&quot;;&quot;.&quot;;&quot;E16&quot;))" office:value-type="float" office:value="17.7955666325804" calcext:value-type="float">
            <text:p>18</text:p>
          </table:table-cell>
          <table:table-cell table:style-name="ce9" table:formula="of:=INDIRECT(CONCATENATE(&quot;'&quot;;&quot;file:///&quot;;[.$C2];&quot;'&quot;;&quot;#&quot;;&quot;$'&quot;;&quot;Conso - Ensemble&quot;;&quot;'&quot;;&quot;.&quot;;&quot;G16&quot;))" office:value-type="float" office:value="15.9567234076654" calcext:value-type="float">
            <text:p>16</text:p>
          </table:table-cell>
          <table:table-cell table:style-name="ce9" table:formula="of:=INDIRECT(CONCATENATE(&quot;'&quot;;&quot;file:///&quot;;[.$C2];&quot;'&quot;;&quot;#&quot;;&quot;$'&quot;;&quot;Conso - Ensemble&quot;;&quot;'&quot;;&quot;.&quot;;&quot;I16&quot;))" office:value-type="float" office:value="17.5953330786156" calcext:value-type="float">
            <text:p>18</text:p>
          </table:table-cell>
          <table:table-cell table:style-name="ce9" table:formula="of:=INDIRECT(CONCATENATE(&quot;'&quot;;&quot;file:///&quot;;[.$C2];&quot;'&quot;;&quot;#&quot;;&quot;$'&quot;;&quot;Conso - Ensemble&quot;;&quot;'&quot;;&quot;.&quot;;&quot;K16&quot;))" office:value-type="float" office:value="15.3457833114933" calcext:value-type="float">
            <text:p>15</text:p>
          </table:table-cell>
          <table:table-cell table:style-name="ce9" table:formula="of:=INDIRECT(CONCATENATE(&quot;'&quot;;&quot;file:///&quot;;[.$C2];&quot;'&quot;;&quot;#&quot;;&quot;$'&quot;;&quot;Conso - Ensemble&quot;;&quot;'&quot;;&quot;.&quot;;&quot;E17&quot;))" office:value-type="float" office:value="584.447822150017" calcext:value-type="float">
            <text:p>584</text:p>
          </table:table-cell>
          <table:table-cell table:style-name="ce9" table:formula="of:=INDIRECT(CONCATENATE(&quot;'&quot;;&quot;file:///&quot;;[.$C2];&quot;'&quot;;&quot;#&quot;;&quot;$'&quot;;&quot;Conso - Ensemble&quot;;&quot;'&quot;;&quot;.&quot;;&quot;G17&quot;))" office:value-type="float" office:value="543.734787992628" calcext:value-type="float">
            <text:p>544</text:p>
          </table:table-cell>
          <table:table-cell table:style-name="ce9" table:formula="of:=INDIRECT(CONCATENATE(&quot;'&quot;;&quot;file:///&quot;;[.$C2];&quot;'&quot;;&quot;#&quot;;&quot;$'&quot;;&quot;Conso - Ensemble&quot;;&quot;'&quot;;&quot;.&quot;;&quot;I17&quot;))" office:value-type="float" office:value="534.047699317404" calcext:value-type="float">
            <text:p>534</text:p>
          </table:table-cell>
          <table:table-cell table:style-name="ce9" table:formula="of:=INDIRECT(CONCATENATE(&quot;'&quot;;&quot;file:///&quot;;[.$C2];&quot;'&quot;;&quot;#&quot;;&quot;$'&quot;;&quot;Conso - Ensemble&quot;;&quot;'&quot;;&quot;.&quot;;&quot;K17&quot;))" office:value-type="float" office:value="534.338637568891" calcext:value-type="float">
            <text:p>534</text:p>
          </table:table-cell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40277</text:p>
          </table:table-cell>
          <table:table-cell table:style-name="ce3" office:value-type="string" calcext:value-type="string">
            <text:p>CA Agglo du Pays de Dreux</text:p>
          </table:table-cell>
          <table:table-cell table:style-name="ce6" table:formula="of:=[$'0-base'.C3]" office:value-type="string" office:string-value="U:/5_Patrimoine_commun/ETUDES/1_fiches_territoriales_EPCI/Extraction_donnees/transition_energetique/biomasse-normandie/Agglo du Pays de Dreux_v1.03.xlsx" calcext:value-type="string">
            <text:p>U:/5_Patrimoine_commun/ETUDES/1_fiches_territoriales_EPCI/Extraction_donnees/transition_energetique/biomasse-normandie/Agglo du Pays de Dreux_v1.03.xlsx</text:p>
          </table:table-cell>
          <table:table-cell table:style-name="ce9" table:formula="of:=INDIRECT(CONCATENATE(&quot;'&quot;;&quot;file:///&quot;;[.$C3];&quot;'&quot;;&quot;#&quot;;&quot;$'&quot;;&quot;Conso - Ensemble&quot;;&quot;'&quot;;&quot;.&quot;;&quot;E14&quot;))" office:value-type="float" office:value="68.2371174244057" calcext:value-type="float">
            <text:p>68</text:p>
          </table:table-cell>
          <table:table-cell table:style-name="ce9" table:formula="of:=INDIRECT(CONCATENATE(&quot;'&quot;;&quot;file:///&quot;;[.$C3];&quot;'&quot;;&quot;#&quot;;&quot;$'&quot;;&quot;Conso - Ensemble&quot;;&quot;'&quot;;&quot;.&quot;;&quot;G14&quot;))" office:value-type="float" office:value="65.5893620551745" calcext:value-type="float">
            <text:p>66</text:p>
          </table:table-cell>
          <table:table-cell table:style-name="ce9" table:formula="of:=INDIRECT(CONCATENATE(&quot;'&quot;;&quot;file:///&quot;;[.$C3];&quot;'&quot;;&quot;#&quot;;&quot;$'&quot;;&quot;Conso - Ensemble&quot;;&quot;'&quot;;&quot;.&quot;;&quot;I14&quot;))" office:value-type="float" office:value="65.1631257089284" calcext:value-type="float">
            <text:p>65</text:p>
          </table:table-cell>
          <table:table-cell table:style-name="ce9" table:formula="of:=INDIRECT(CONCATENATE(&quot;'&quot;;&quot;file:///&quot;;[.$C3];&quot;'&quot;;&quot;#&quot;;&quot;$'&quot;;&quot;Conso - Ensemble&quot;;&quot;'&quot;;&quot;.&quot;;&quot;K14&quot;))" office:value-type="float" office:value="61.6388477547767" calcext:value-type="float">
            <text:p>62</text:p>
          </table:table-cell>
          <table:table-cell table:style-name="ce9" table:formula="of:=INDIRECT(CONCATENATE(&quot;'&quot;;&quot;file:///&quot;;[.$C3];&quot;'&quot;;&quot;#&quot;;&quot;$'&quot;;&quot;Conso - Ensemble&quot;;&quot;'&quot;;&quot;.&quot;;&quot;E15&quot;))" office:value-type="float" office:value="28.5443108625896" calcext:value-type="float">
            <text:p>29</text:p>
          </table:table-cell>
          <table:table-cell table:style-name="ce9" table:formula="of:=INDIRECT(CONCATENATE(&quot;'&quot;;&quot;file:///&quot;;[.$C3];&quot;'&quot;;&quot;#&quot;;&quot;$'&quot;;&quot;Conso - Ensemble&quot;;&quot;'&quot;;&quot;.&quot;;&quot;G15&quot;))" office:value-type="float" office:value="23.3796599040017" calcext:value-type="float">
            <text:p>23</text:p>
          </table:table-cell>
          <table:table-cell table:style-name="ce9" table:formula="of:=INDIRECT(CONCATENATE(&quot;'&quot;;&quot;file:///&quot;;[.$C3];&quot;'&quot;;&quot;#&quot;;&quot;$'&quot;;&quot;Conso - Ensemble&quot;;&quot;'&quot;;&quot;.&quot;;&quot;I15&quot;))" office:value-type="float" office:value="24.6038828240374" calcext:value-type="float">
            <text:p>25</text:p>
          </table:table-cell>
          <table:table-cell table:style-name="ce9" table:formula="of:=INDIRECT(CONCATENATE(&quot;'&quot;;&quot;file:///&quot;;[.$C3];&quot;'&quot;;&quot;#&quot;;&quot;$'&quot;;&quot;Conso - Ensemble&quot;;&quot;'&quot;;&quot;.&quot;;&quot;K15&quot;))" office:value-type="float" office:value="20.1532696408494" calcext:value-type="float">
            <text:p>20</text:p>
          </table:table-cell>
          <table:table-cell table:style-name="ce9" table:formula="of:=INDIRECT(CONCATENATE(&quot;'&quot;;&quot;file:///&quot;;[.$C3];&quot;'&quot;;&quot;#&quot;;&quot;$'&quot;;&quot;Conso - Ensemble&quot;;&quot;'&quot;;&quot;.&quot;;&quot;E16&quot;))" office:value-type="float" office:value="1.98883964575967" calcext:value-type="float">
            <text:p>2</text:p>
          </table:table-cell>
          <table:table-cell table:style-name="ce9" table:formula="of:=INDIRECT(CONCATENATE(&quot;'&quot;;&quot;file:///&quot;;[.$C3];&quot;'&quot;;&quot;#&quot;;&quot;$'&quot;;&quot;Conso - Ensemble&quot;;&quot;'&quot;;&quot;.&quot;;&quot;G16&quot;))" office:value-type="float" office:value="1.87223475698368" calcext:value-type="float">
            <text:p>2</text:p>
          </table:table-cell>
          <table:table-cell table:style-name="ce9" table:formula="of:=INDIRECT(CONCATENATE(&quot;'&quot;;&quot;file:///&quot;;[.$C3];&quot;'&quot;;&quot;#&quot;;&quot;$'&quot;;&quot;Conso - Ensemble&quot;;&quot;'&quot;;&quot;.&quot;;&quot;I16&quot;))" office:value-type="float" office:value="2.12031609051771" calcext:value-type="float">
            <text:p>2</text:p>
          </table:table-cell>
          <table:table-cell table:style-name="ce9" table:formula="of:=INDIRECT(CONCATENATE(&quot;'&quot;;&quot;file:///&quot;;[.$C3];&quot;'&quot;;&quot;#&quot;;&quot;$'&quot;;&quot;Conso - Ensemble&quot;;&quot;'&quot;;&quot;.&quot;;&quot;K16&quot;))" office:value-type="float" office:value="1.85771374916126" calcext:value-type="float">
            <text:p>2</text:p>
          </table:table-cell>
          <table:table-cell table:style-name="ce9" table:formula="of:=INDIRECT(CONCATENATE(&quot;'&quot;;&quot;file:///&quot;;[.$C3];&quot;'&quot;;&quot;#&quot;;&quot;$'&quot;;&quot;Conso - Ensemble&quot;;&quot;'&quot;;&quot;.&quot;;&quot;E17&quot;))" office:value-type="float" office:value="57.0764212975152" calcext:value-type="float">
            <text:p>57</text:p>
          </table:table-cell>
          <table:table-cell table:style-name="ce9" table:formula="of:=INDIRECT(CONCATENATE(&quot;'&quot;;&quot;file:///&quot;;[.$C3];&quot;'&quot;;&quot;#&quot;;&quot;$'&quot;;&quot;Conso - Ensemble&quot;;&quot;'&quot;;&quot;.&quot;;&quot;G17&quot;))" office:value-type="float" office:value="54.5029981681509" calcext:value-type="float">
            <text:p>55</text:p>
          </table:table-cell>
          <table:table-cell table:style-name="ce9" table:formula="of:=INDIRECT(CONCATENATE(&quot;'&quot;;&quot;file:///&quot;;[.$C3];&quot;'&quot;;&quot;#&quot;;&quot;$'&quot;;&quot;Conso - Ensemble&quot;;&quot;'&quot;;&quot;.&quot;;&quot;I17&quot;))" office:value-type="float" office:value="54.0184755450869" calcext:value-type="float">
            <text:p>54</text:p>
          </table:table-cell>
          <table:table-cell table:style-name="ce9" table:formula="of:=INDIRECT(CONCATENATE(&quot;'&quot;;&quot;file:///&quot;;[.$C3];&quot;'&quot;;&quot;#&quot;;&quot;$'&quot;;&quot;Conso - Ensemble&quot;;&quot;'&quot;;&quot;.&quot;;&quot;K17&quot;))" office:value-type="float" office:value="53.4298534985233" calcext:value-type="float">
            <text:p>53</text:p>
          </table:table-cell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5787</text:p>
          </table:table-cell>
          <table:table-cell table:style-name="ce3" office:value-type="string" calcext:value-type="string">
            <text:p>CC de Pont-Audemer / Val de Risle</text:p>
          </table:table-cell>
          <table:table-cell table:style-name="ce6" table:formula="of:=[$'0-base'.C4]" office:value-type="string" office:string-value="U:/5_Patrimoine_commun/ETUDES/1_fiches_territoriales_EPCI/Extraction_donnees/transition_energetique/biomasse-normandie/CC Pont-Audemer val de Ris_v1.03.xlsx" calcext:value-type="string">
            <text:p>U:/5_Patrimoine_commun/ETUDES/1_fiches_territoriales_EPCI/Extraction_donnees/transition_energetique/biomasse-normandie/CC Pont-Audemer val de Ris_v1.03.xlsx</text:p>
          </table:table-cell>
          <table:table-cell table:style-name="ce9" table:formula="of:=INDIRECT(CONCATENATE(&quot;'&quot;;&quot;file:///&quot;;[.$C4];&quot;'&quot;;&quot;#&quot;;&quot;$'&quot;;&quot;Conso - Ensemble&quot;;&quot;'&quot;;&quot;.&quot;;&quot;E14&quot;))" office:value-type="float" office:value="207.637642210165" calcext:value-type="float">
            <text:p>208</text:p>
          </table:table-cell>
          <table:table-cell table:style-name="ce9" table:formula="of:=INDIRECT(CONCATENATE(&quot;'&quot;;&quot;file:///&quot;;[.$C4];&quot;'&quot;;&quot;#&quot;;&quot;$'&quot;;&quot;Conso - Ensemble&quot;;&quot;'&quot;;&quot;.&quot;;&quot;G14&quot;))" office:value-type="float" office:value="201.914677318034" calcext:value-type="float">
            <text:p>202</text:p>
          </table:table-cell>
          <table:table-cell table:style-name="ce9" table:formula="of:=INDIRECT(CONCATENATE(&quot;'&quot;;&quot;file:///&quot;;[.$C4];&quot;'&quot;;&quot;#&quot;;&quot;$'&quot;;&quot;Conso - Ensemble&quot;;&quot;'&quot;;&quot;.&quot;;&quot;I14&quot;))" office:value-type="float" office:value="203.198366499461" calcext:value-type="float">
            <text:p>203</text:p>
          </table:table-cell>
          <table:table-cell table:style-name="ce9" table:formula="of:=INDIRECT(CONCATENATE(&quot;'&quot;;&quot;file:///&quot;;[.$C4];&quot;'&quot;;&quot;#&quot;;&quot;$'&quot;;&quot;Conso - Ensemble&quot;;&quot;'&quot;;&quot;.&quot;;&quot;K14&quot;))" office:value-type="float" office:value="192.489995661657" calcext:value-type="float">
            <text:p>192</text:p>
          </table:table-cell>
          <table:table-cell table:style-name="ce9" table:formula="of:=INDIRECT(CONCATENATE(&quot;'&quot;;&quot;file:///&quot;;[.$C4];&quot;'&quot;;&quot;#&quot;;&quot;$'&quot;;&quot;Conso - Ensemble&quot;;&quot;'&quot;;&quot;.&quot;;&quot;E15&quot;))" office:value-type="float" office:value="101.95279941598" calcext:value-type="float">
            <text:p>102</text:p>
          </table:table-cell>
          <table:table-cell table:style-name="ce9" table:formula="of:=INDIRECT(CONCATENATE(&quot;'&quot;;&quot;file:///&quot;;[.$C4];&quot;'&quot;;&quot;#&quot;;&quot;$'&quot;;&quot;Conso - Ensemble&quot;;&quot;'&quot;;&quot;.&quot;;&quot;G15&quot;))" office:value-type="float" office:value="93.9195485398479" calcext:value-type="float">
            <text:p>94</text:p>
          </table:table-cell>
          <table:table-cell table:style-name="ce9" table:formula="of:=INDIRECT(CONCATENATE(&quot;'&quot;;&quot;file:///&quot;;[.$C4];&quot;'&quot;;&quot;#&quot;;&quot;$'&quot;;&quot;Conso - Ensemble&quot;;&quot;'&quot;;&quot;.&quot;;&quot;I15&quot;))" office:value-type="float" office:value="98.4649196521206" calcext:value-type="float">
            <text:p>98</text:p>
          </table:table-cell>
          <table:table-cell table:style-name="ce9" table:formula="of:=INDIRECT(CONCATENATE(&quot;'&quot;;&quot;file:///&quot;;[.$C4];&quot;'&quot;;&quot;#&quot;;&quot;$'&quot;;&quot;Conso - Ensemble&quot;;&quot;'&quot;;&quot;.&quot;;&quot;K15&quot;))" office:value-type="float" office:value="85.0196115023682" calcext:value-type="float">
            <text:p>85</text:p>
          </table:table-cell>
          <table:table-cell table:style-name="ce9" table:formula="of:=INDIRECT(CONCATENATE(&quot;'&quot;;&quot;file:///&quot;;[.$C4];&quot;'&quot;;&quot;#&quot;;&quot;$'&quot;;&quot;Conso - Ensemble&quot;;&quot;'&quot;;&quot;.&quot;;&quot;E16&quot;))" office:value-type="float" office:value="18.8438721620303" calcext:value-type="float">
            <text:p>19</text:p>
          </table:table-cell>
          <table:table-cell table:style-name="ce9" table:formula="of:=INDIRECT(CONCATENATE(&quot;'&quot;;&quot;file:///&quot;;[.$C4];&quot;'&quot;;&quot;#&quot;;&quot;$'&quot;;&quot;Conso - Ensemble&quot;;&quot;'&quot;;&quot;.&quot;;&quot;G16&quot;))" office:value-type="float" office:value="16.507167493513" calcext:value-type="float">
            <text:p>17</text:p>
          </table:table-cell>
          <table:table-cell table:style-name="ce9" table:formula="of:=INDIRECT(CONCATENATE(&quot;'&quot;;&quot;file:///&quot;;[.$C4];&quot;'&quot;;&quot;#&quot;;&quot;$'&quot;;&quot;Conso - Ensemble&quot;;&quot;'&quot;;&quot;.&quot;;&quot;I16&quot;))" office:value-type="float" office:value="19.4696465804713" calcext:value-type="float">
            <text:p>19</text:p>
          </table:table-cell>
          <table:table-cell table:style-name="ce9" table:formula="of:=INDIRECT(CONCATENATE(&quot;'&quot;;&quot;file:///&quot;;[.$C4];&quot;'&quot;;&quot;#&quot;;&quot;$'&quot;;&quot;Conso - Ensemble&quot;;&quot;'&quot;;&quot;.&quot;;&quot;K16&quot;))" office:value-type="float" office:value="17.1892546101757" calcext:value-type="float">
            <text:p>17</text:p>
          </table:table-cell>
          <table:table-cell table:style-name="ce9" table:formula="of:=INDIRECT(CONCATENATE(&quot;'&quot;;&quot;file:///&quot;;[.$C4];&quot;'&quot;;&quot;#&quot;;&quot;$'&quot;;&quot;Conso - Ensemble&quot;;&quot;'&quot;;&quot;.&quot;;&quot;E17&quot;))" office:value-type="float" office:value="251.07904376967" calcext:value-type="float">
            <text:p>251</text:p>
          </table:table-cell>
          <table:table-cell table:style-name="ce9" table:formula="of:=INDIRECT(CONCATENATE(&quot;'&quot;;&quot;file:///&quot;;[.$C4];&quot;'&quot;;&quot;#&quot;;&quot;$'&quot;;&quot;Conso - Ensemble&quot;;&quot;'&quot;;&quot;.&quot;;&quot;G17&quot;))" office:value-type="float" office:value="238.680402244064" calcext:value-type="float">
            <text:p>239</text:p>
          </table:table-cell>
          <table:table-cell table:style-name="ce9" table:formula="of:=INDIRECT(CONCATENATE(&quot;'&quot;;&quot;file:///&quot;;[.$C4];&quot;'&quot;;&quot;#&quot;;&quot;$'&quot;;&quot;Conso - Ensemble&quot;;&quot;'&quot;;&quot;.&quot;;&quot;I17&quot;))" office:value-type="float" office:value="236.012349880272" calcext:value-type="float">
            <text:p>236</text:p>
          </table:table-cell>
          <table:table-cell table:style-name="ce9" table:formula="of:=INDIRECT(CONCATENATE(&quot;'&quot;;&quot;file:///&quot;;[.$C4];&quot;'&quot;;&quot;#&quot;;&quot;$'&quot;;&quot;Conso - Ensemble&quot;;&quot;'&quot;;&quot;.&quot;;&quot;K17&quot;))" office:value-type="float" office:value="234.638500297664" calcext:value-type="float">
            <text:p>235</text:p>
          </table:table-cell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017</text:p>
          </table:table-cell>
          <table:table-cell table:style-name="ce3" office:value-type="string" calcext:value-type="string">
            <text:p>CC Lieuvin Pays d'Auge</text:p>
          </table:table-cell>
          <table:table-cell table:style-name="ce6" table:formula="of:=[$'0-base'.C5]" office:value-type="string" office:string-value="U:/5_Patrimoine_commun/ETUDES/1_fiches_territoriales_EPCI/Extraction_donnees/transition_energetique/biomasse-normandie/CC Lieuvin pays dAuge_v1.03.xlsx" calcext:value-type="string">
            <text:p>U:/5_Patrimoine_commun/ETUDES/1_fiches_territoriales_EPCI/Extraction_donnees/transition_energetique/biomasse-normandie/CC Lieuvin pays dAuge_v1.03.xlsx</text:p>
          </table:table-cell>
          <table:table-cell table:style-name="ce9" table:formula="of:=INDIRECT(CONCATENATE(&quot;'&quot;;&quot;file:///&quot;;[.$C5];&quot;'&quot;;&quot;#&quot;;&quot;$'&quot;;&quot;Conso - Ensemble&quot;;&quot;'&quot;;&quot;.&quot;;&quot;E14&quot;))" office:value-type="float" office:value="142.354574411362" calcext:value-type="float">
            <text:p>142</text:p>
          </table:table-cell>
          <table:table-cell table:style-name="ce9" table:formula="of:=INDIRECT(CONCATENATE(&quot;'&quot;;&quot;file:///&quot;;[.$C5];&quot;'&quot;;&quot;#&quot;;&quot;$'&quot;;&quot;Conso - Ensemble&quot;;&quot;'&quot;;&quot;.&quot;;&quot;G14&quot;))" office:value-type="float" office:value="143.587862116774" calcext:value-type="float">
            <text:p>144</text:p>
          </table:table-cell>
          <table:table-cell table:style-name="ce9" table:formula="of:=INDIRECT(CONCATENATE(&quot;'&quot;;&quot;file:///&quot;;[.$C5];&quot;'&quot;;&quot;#&quot;;&quot;$'&quot;;&quot;Conso - Ensemble&quot;;&quot;'&quot;;&quot;.&quot;;&quot;I14&quot;))" office:value-type="float" office:value="146.84732596391" calcext:value-type="float">
            <text:p>147</text:p>
          </table:table-cell>
          <table:table-cell table:style-name="ce9" table:formula="of:=INDIRECT(CONCATENATE(&quot;'&quot;;&quot;file:///&quot;;[.$C5];&quot;'&quot;;&quot;#&quot;;&quot;$'&quot;;&quot;Conso - Ensemble&quot;;&quot;'&quot;;&quot;.&quot;;&quot;K14&quot;))" office:value-type="float" office:value="138.825263820219" calcext:value-type="float">
            <text:p>139</text:p>
          </table:table-cell>
          <table:table-cell table:style-name="ce9" table:formula="of:=INDIRECT(CONCATENATE(&quot;'&quot;;&quot;file:///&quot;;[.$C5];&quot;'&quot;;&quot;#&quot;;&quot;$'&quot;;&quot;Conso - Ensemble&quot;;&quot;'&quot;;&quot;.&quot;;&quot;E15&quot;))" office:value-type="float" office:value="34.1093002964408" calcext:value-type="float">
            <text:p>34</text:p>
          </table:table-cell>
          <table:table-cell table:style-name="ce9" table:formula="of:=INDIRECT(CONCATENATE(&quot;'&quot;;&quot;file:///&quot;;[.$C5];&quot;'&quot;;&quot;#&quot;;&quot;$'&quot;;&quot;Conso - Ensemble&quot;;&quot;'&quot;;&quot;.&quot;;&quot;G15&quot;))" office:value-type="float" office:value="30.3058437017632" calcext:value-type="float">
            <text:p>30</text:p>
          </table:table-cell>
          <table:table-cell table:style-name="ce9" table:formula="of:=INDIRECT(CONCATENATE(&quot;'&quot;;&quot;file:///&quot;;[.$C5];&quot;'&quot;;&quot;#&quot;;&quot;$'&quot;;&quot;Conso - Ensemble&quot;;&quot;'&quot;;&quot;.&quot;;&quot;I15&quot;))" office:value-type="float" office:value="30.3756858073875" calcext:value-type="float">
            <text:p>30</text:p>
          </table:table-cell>
          <table:table-cell table:style-name="ce9" table:formula="of:=INDIRECT(CONCATENATE(&quot;'&quot;;&quot;file:///&quot;;[.$C5];&quot;'&quot;;&quot;#&quot;;&quot;$'&quot;;&quot;Conso - Ensemble&quot;;&quot;'&quot;;&quot;.&quot;;&quot;K15&quot;))" office:value-type="float" office:value="27.5374389992461" calcext:value-type="float">
            <text:p>28</text:p>
          </table:table-cell>
          <table:table-cell table:style-name="ce9" table:formula="of:=INDIRECT(CONCATENATE(&quot;'&quot;;&quot;file:///&quot;;[.$C5];&quot;'&quot;;&quot;#&quot;;&quot;$'&quot;;&quot;Conso - Ensemble&quot;;&quot;'&quot;;&quot;.&quot;;&quot;E16&quot;))" office:value-type="float" office:value="45.631110211565" calcext:value-type="float">
            <text:p>46</text:p>
          </table:table-cell>
          <table:table-cell table:style-name="ce9" table:formula="of:=INDIRECT(CONCATENATE(&quot;'&quot;;&quot;file:///&quot;;[.$C5];&quot;'&quot;;&quot;#&quot;;&quot;$'&quot;;&quot;Conso - Ensemble&quot;;&quot;'&quot;;&quot;.&quot;;&quot;G16&quot;))" office:value-type="float" office:value="41.8416503296534" calcext:value-type="float">
            <text:p>42</text:p>
          </table:table-cell>
          <table:table-cell table:style-name="ce9" table:formula="of:=INDIRECT(CONCATENATE(&quot;'&quot;;&quot;file:///&quot;;[.$C5];&quot;'&quot;;&quot;#&quot;;&quot;$'&quot;;&quot;Conso - Ensemble&quot;;&quot;'&quot;;&quot;.&quot;;&quot;I16&quot;))" office:value-type="float" office:value="46.9910221708978" calcext:value-type="float">
            <text:p>47</text:p>
          </table:table-cell>
          <table:table-cell table:style-name="ce9" table:formula="of:=INDIRECT(CONCATENATE(&quot;'&quot;;&quot;file:///&quot;;[.$C5];&quot;'&quot;;&quot;#&quot;;&quot;$'&quot;;&quot;Conso - Ensemble&quot;;&quot;'&quot;;&quot;.&quot;;&quot;K16&quot;))" office:value-type="float" office:value="44.5341798161008" calcext:value-type="float">
            <text:p>45</text:p>
          </table:table-cell>
          <table:table-cell table:style-name="ce9" table:formula="of:=INDIRECT(CONCATENATE(&quot;'&quot;;&quot;file:///&quot;;[.$C5];&quot;'&quot;;&quot;#&quot;;&quot;$'&quot;;&quot;Conso - Ensemble&quot;;&quot;'&quot;;&quot;.&quot;;&quot;E17&quot;))" office:value-type="float" office:value="143.636356072225" calcext:value-type="float">
            <text:p>144</text:p>
          </table:table-cell>
          <table:table-cell table:style-name="ce9" table:formula="of:=INDIRECT(CONCATENATE(&quot;'&quot;;&quot;file:///&quot;;[.$C5];&quot;'&quot;;&quot;#&quot;;&quot;$'&quot;;&quot;Conso - Ensemble&quot;;&quot;'&quot;;&quot;.&quot;;&quot;G17&quot;))" office:value-type="float" office:value="140.834908480821" calcext:value-type="float">
            <text:p>141</text:p>
          </table:table-cell>
          <table:table-cell table:style-name="ce9" table:formula="of:=INDIRECT(CONCATENATE(&quot;'&quot;;&quot;file:///&quot;;[.$C5];&quot;'&quot;;&quot;#&quot;;&quot;$'&quot;;&quot;Conso - Ensemble&quot;;&quot;'&quot;;&quot;.&quot;;&quot;I17&quot;))" office:value-type="float" office:value="140.493068790865" calcext:value-type="float">
            <text:p>140</text:p>
          </table:table-cell>
          <table:table-cell table:style-name="ce9" table:formula="of:=INDIRECT(CONCATENATE(&quot;'&quot;;&quot;file:///&quot;;[.$C5];&quot;'&quot;;&quot;#&quot;;&quot;$'&quot;;&quot;Conso - Ensemble&quot;;&quot;'&quot;;&quot;.&quot;;&quot;K17&quot;))" office:value-type="float" office:value="140.546159485868" calcext:value-type="float">
            <text:p>141</text:p>
          </table:table-cell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405</text:p>
          </table:table-cell>
          <table:table-cell table:style-name="ce3" office:value-type="string" calcext:value-type="string">
            <text:p>CC Roumois Seine</text:p>
          </table:table-cell>
          <table:table-cell table:style-name="ce6" table:formula="of:=[$'0-base'.C6]" office:value-type="string" office:string-value="U:/5_Patrimoine_commun/ETUDES/1_fiches_territoriales_EPCI/Extraction_donnees/transition_energetique/biomasse-normandie/CC Roumois Seine_v1.03.xlsx" calcext:value-type="string">
            <text:p>U:/5_Patrimoine_commun/ETUDES/1_fiches_territoriales_EPCI/Extraction_donnees/transition_energetique/biomasse-normandie/CC Roumois Seine_v1.03.xlsx</text:p>
          </table:table-cell>
          <table:table-cell table:style-name="ce9" table:formula="of:=INDIRECT(CONCATENATE(&quot;'&quot;;&quot;file:///&quot;;[.$C6];&quot;'&quot;;&quot;#&quot;;&quot;$'&quot;;&quot;Conso - Ensemble&quot;;&quot;'&quot;;&quot;.&quot;;&quot;E14&quot;))" office:value-type="float" office:value="399.632164552862" calcext:value-type="float">
            <text:p>400</text:p>
          </table:table-cell>
          <table:table-cell table:style-name="ce9" table:formula="of:=INDIRECT(CONCATENATE(&quot;'&quot;;&quot;file:///&quot;;[.$C6];&quot;'&quot;;&quot;#&quot;;&quot;$'&quot;;&quot;Conso - Ensemble&quot;;&quot;'&quot;;&quot;.&quot;;&quot;G14&quot;))" office:value-type="float" office:value="390.747622273137" calcext:value-type="float">
            <text:p>391</text:p>
          </table:table-cell>
          <table:table-cell table:style-name="ce9" table:formula="of:=INDIRECT(CONCATENATE(&quot;'&quot;;&quot;file:///&quot;;[.$C6];&quot;'&quot;;&quot;#&quot;;&quot;$'&quot;;&quot;Conso - Ensemble&quot;;&quot;'&quot;;&quot;.&quot;;&quot;I14&quot;))" office:value-type="float" office:value="394.13679521926" calcext:value-type="float">
            <text:p>394</text:p>
          </table:table-cell>
          <table:table-cell table:style-name="ce9" table:formula="of:=INDIRECT(CONCATENATE(&quot;'&quot;;&quot;file:///&quot;;[.$C6];&quot;'&quot;;&quot;#&quot;;&quot;$'&quot;;&quot;Conso - Ensemble&quot;;&quot;'&quot;;&quot;.&quot;;&quot;K14&quot;))" office:value-type="float" office:value="374.264295910653" calcext:value-type="float">
            <text:p>374</text:p>
          </table:table-cell>
          <table:table-cell table:style-name="ce9" table:formula="of:=INDIRECT(CONCATENATE(&quot;'&quot;;&quot;file:///&quot;;[.$C6];&quot;'&quot;;&quot;#&quot;;&quot;$'&quot;;&quot;Conso - Ensemble&quot;;&quot;'&quot;;&quot;.&quot;;&quot;E15&quot;))" office:value-type="float" office:value="117.247741629554" calcext:value-type="float">
            <text:p>117</text:p>
          </table:table-cell>
          <table:table-cell table:style-name="ce9" table:formula="of:=INDIRECT(CONCATENATE(&quot;'&quot;;&quot;file:///&quot;;[.$C6];&quot;'&quot;;&quot;#&quot;;&quot;$'&quot;;&quot;Conso - Ensemble&quot;;&quot;'&quot;;&quot;.&quot;;&quot;G15&quot;))" office:value-type="float" office:value="107.860390329236" calcext:value-type="float">
            <text:p>108</text:p>
          </table:table-cell>
          <table:table-cell table:style-name="ce9" table:formula="of:=INDIRECT(CONCATENATE(&quot;'&quot;;&quot;file:///&quot;;[.$C6];&quot;'&quot;;&quot;#&quot;;&quot;$'&quot;;&quot;Conso - Ensemble&quot;;&quot;'&quot;;&quot;.&quot;;&quot;I15&quot;))" office:value-type="float" office:value="111.825284753035" calcext:value-type="float">
            <text:p>112</text:p>
          </table:table-cell>
          <table:table-cell table:style-name="ce9" table:formula="of:=INDIRECT(CONCATENATE(&quot;'&quot;;&quot;file:///&quot;;[.$C6];&quot;'&quot;;&quot;#&quot;;&quot;$'&quot;;&quot;Conso - Ensemble&quot;;&quot;'&quot;;&quot;.&quot;;&quot;K15&quot;))" office:value-type="float" office:value="103.703410895602" calcext:value-type="float">
            <text:p>104</text:p>
          </table:table-cell>
          <table:table-cell table:style-name="ce9" table:formula="of:=INDIRECT(CONCATENATE(&quot;'&quot;;&quot;file:///&quot;;[.$C6];&quot;'&quot;;&quot;#&quot;;&quot;$'&quot;;&quot;Conso - Ensemble&quot;;&quot;'&quot;;&quot;.&quot;;&quot;E16&quot;))" office:value-type="float" office:value="51.3313881843397" calcext:value-type="float">
            <text:p>51</text:p>
          </table:table-cell>
          <table:table-cell table:style-name="ce9" table:formula="of:=INDIRECT(CONCATENATE(&quot;'&quot;;&quot;file:///&quot;;[.$C6];&quot;'&quot;;&quot;#&quot;;&quot;$'&quot;;&quot;Conso - Ensemble&quot;;&quot;'&quot;;&quot;.&quot;;&quot;G16&quot;))" office:value-type="float" office:value="48.203423845318" calcext:value-type="float">
            <text:p>48</text:p>
          </table:table-cell>
          <table:table-cell table:style-name="ce9" table:formula="of:=INDIRECT(CONCATENATE(&quot;'&quot;;&quot;file:///&quot;;[.$C6];&quot;'&quot;;&quot;#&quot;;&quot;$'&quot;;&quot;Conso - Ensemble&quot;;&quot;'&quot;;&quot;.&quot;;&quot;I16&quot;))" office:value-type="float" office:value="50.52983996852" calcext:value-type="float">
            <text:p>51</text:p>
          </table:table-cell>
          <table:table-cell table:style-name="ce9" table:formula="of:=INDIRECT(CONCATENATE(&quot;'&quot;;&quot;file:///&quot;;[.$C6];&quot;'&quot;;&quot;#&quot;;&quot;$'&quot;;&quot;Conso - Ensemble&quot;;&quot;'&quot;;&quot;.&quot;;&quot;K16&quot;))" office:value-type="float" office:value="44.7272148732098" calcext:value-type="float">
            <text:p>45</text:p>
          </table:table-cell>
          <table:table-cell table:style-name="ce9" table:formula="of:=INDIRECT(CONCATENATE(&quot;'&quot;;&quot;file:///&quot;;[.$C6];&quot;'&quot;;&quot;#&quot;;&quot;$'&quot;;&quot;Conso - Ensemble&quot;;&quot;'&quot;;&quot;.&quot;;&quot;E17&quot;))" office:value-type="float" office:value="361.130473931405" calcext:value-type="float">
            <text:p>361</text:p>
          </table:table-cell>
          <table:table-cell table:style-name="ce9" table:formula="of:=INDIRECT(CONCATENATE(&quot;'&quot;;&quot;file:///&quot;;[.$C6];&quot;'&quot;;&quot;#&quot;;&quot;$'&quot;;&quot;Conso - Ensemble&quot;;&quot;'&quot;;&quot;.&quot;;&quot;G17&quot;))" office:value-type="float" office:value="351.277066293011" calcext:value-type="float">
            <text:p>351</text:p>
          </table:table-cell>
          <table:table-cell table:style-name="ce9" table:formula="of:=INDIRECT(CONCATENATE(&quot;'&quot;;&quot;file:///&quot;;[.$C6];&quot;'&quot;;&quot;#&quot;;&quot;$'&quot;;&quot;Conso - Ensemble&quot;;&quot;'&quot;;&quot;.&quot;;&quot;I17&quot;))" office:value-type="float" office:value="349.348803593301" calcext:value-type="float">
            <text:p>349</text:p>
          </table:table-cell>
          <table:table-cell table:style-name="ce9" table:formula="of:=INDIRECT(CONCATENATE(&quot;'&quot;;&quot;file:///&quot;;[.$C6];&quot;'&quot;;&quot;#&quot;;&quot;$'&quot;;&quot;Conso - Ensemble&quot;;&quot;'&quot;;&quot;.&quot;;&quot;K17&quot;))" office:value-type="float" office:value="350.748663363374" calcext:value-type="float">
            <text:p>351</text:p>
          </table:table-cell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413</text:p>
          </table:table-cell>
          <table:table-cell table:style-name="ce3" office:value-type="string" calcext:value-type="string">
            <text:p>CC Intercom Bernay Terres de Normandie</text:p>
          </table:table-cell>
          <table:table-cell table:style-name="ce6" table:formula="of:=[$'0-base'.C7]" office:value-type="string" office:string-value="U:/5_Patrimoine_commun/ETUDES/1_fiches_territoriales_EPCI/Extraction_donnees/transition_energetique/biomasse-normandie/Intercom Bernay, terres de_v1.03.xlsx" calcext:value-type="string">
            <text:p>U:/5_Patrimoine_commun/ETUDES/1_fiches_territoriales_EPCI/Extraction_donnees/transition_energetique/biomasse-normandie/Intercom Bernay, terres de_v1.03.xlsx</text:p>
          </table:table-cell>
          <table:table-cell table:style-name="ce9" table:formula="of:=INDIRECT(CONCATENATE(&quot;'&quot;;&quot;file:///&quot;;[.$C7];&quot;'&quot;;&quot;#&quot;;&quot;$'&quot;;&quot;Conso - Ensemble&quot;;&quot;'&quot;;&quot;.&quot;;&quot;E14&quot;))" office:value-type="float" office:value="454.237676514062" calcext:value-type="float">
            <text:p>454</text:p>
          </table:table-cell>
          <table:table-cell table:style-name="ce9" table:formula="of:=INDIRECT(CONCATENATE(&quot;'&quot;;&quot;file:///&quot;;[.$C7];&quot;'&quot;;&quot;#&quot;;&quot;$'&quot;;&quot;Conso - Ensemble&quot;;&quot;'&quot;;&quot;.&quot;;&quot;G14&quot;))" office:value-type="float" office:value="443.482738465437" calcext:value-type="float">
            <text:p>443</text:p>
          </table:table-cell>
          <table:table-cell table:style-name="ce9" table:formula="of:=INDIRECT(CONCATENATE(&quot;'&quot;;&quot;file:///&quot;;[.$C7];&quot;'&quot;;&quot;#&quot;;&quot;$'&quot;;&quot;Conso - Ensemble&quot;;&quot;'&quot;;&quot;.&quot;;&quot;I14&quot;))" office:value-type="float" office:value="443.242068012992" calcext:value-type="float">
            <text:p>443</text:p>
          </table:table-cell>
          <table:table-cell table:style-name="ce9" table:formula="of:=INDIRECT(CONCATENATE(&quot;'&quot;;&quot;file:///&quot;;[.$C7];&quot;'&quot;;&quot;#&quot;;&quot;$'&quot;;&quot;Conso - Ensemble&quot;;&quot;'&quot;;&quot;.&quot;;&quot;K14&quot;))" office:value-type="float" office:value="417.330757153711" calcext:value-type="float">
            <text:p>417</text:p>
          </table:table-cell>
          <table:table-cell table:style-name="ce9" table:formula="of:=INDIRECT(CONCATENATE(&quot;'&quot;;&quot;file:///&quot;;[.$C7];&quot;'&quot;;&quot;#&quot;;&quot;$'&quot;;&quot;Conso - Ensemble&quot;;&quot;'&quot;;&quot;.&quot;;&quot;E15&quot;))" office:value-type="float" office:value="171.469385753346" calcext:value-type="float">
            <text:p>171</text:p>
          </table:table-cell>
          <table:table-cell table:style-name="ce9" table:formula="of:=INDIRECT(CONCATENATE(&quot;'&quot;;&quot;file:///&quot;;[.$C7];&quot;'&quot;;&quot;#&quot;;&quot;$'&quot;;&quot;Conso - Ensemble&quot;;&quot;'&quot;;&quot;.&quot;;&quot;G15&quot;))" office:value-type="float" office:value="153.537211777859" calcext:value-type="float">
            <text:p>154</text:p>
          </table:table-cell>
          <table:table-cell table:style-name="ce9" table:formula="of:=INDIRECT(CONCATENATE(&quot;'&quot;;&quot;file:///&quot;;[.$C7];&quot;'&quot;;&quot;#&quot;;&quot;$'&quot;;&quot;Conso - Ensemble&quot;;&quot;'&quot;;&quot;.&quot;;&quot;I15&quot;))" office:value-type="float" office:value="157.105259770436" calcext:value-type="float">
            <text:p>157</text:p>
          </table:table-cell>
          <table:table-cell table:style-name="ce9" table:formula="of:=INDIRECT(CONCATENATE(&quot;'&quot;;&quot;file:///&quot;;[.$C7];&quot;'&quot;;&quot;#&quot;;&quot;$'&quot;;&quot;Conso - Ensemble&quot;;&quot;'&quot;;&quot;.&quot;;&quot;K15&quot;))" office:value-type="float" office:value="139.203737685262" calcext:value-type="float">
            <text:p>139</text:p>
          </table:table-cell>
          <table:table-cell table:style-name="ce9" table:formula="of:=INDIRECT(CONCATENATE(&quot;'&quot;;&quot;file:///&quot;;[.$C7];&quot;'&quot;;&quot;#&quot;;&quot;$'&quot;;&quot;Conso - Ensemble&quot;;&quot;'&quot;;&quot;.&quot;;&quot;E16&quot;))" office:value-type="float" office:value="95.7045487363061" calcext:value-type="float">
            <text:p>96</text:p>
          </table:table-cell>
          <table:table-cell table:style-name="ce9" table:formula="of:=INDIRECT(CONCATENATE(&quot;'&quot;;&quot;file:///&quot;;[.$C7];&quot;'&quot;;&quot;#&quot;;&quot;$'&quot;;&quot;Conso - Ensemble&quot;;&quot;'&quot;;&quot;.&quot;;&quot;G16&quot;))" office:value-type="float" office:value="96.0980565119814" calcext:value-type="float">
            <text:p>96</text:p>
          </table:table-cell>
          <table:table-cell table:style-name="ce9" table:formula="of:=INDIRECT(CONCATENATE(&quot;'&quot;;&quot;file:///&quot;;[.$C7];&quot;'&quot;;&quot;#&quot;;&quot;$'&quot;;&quot;Conso - Ensemble&quot;;&quot;'&quot;;&quot;.&quot;;&quot;I16&quot;))" office:value-type="float" office:value="101.367101692509" calcext:value-type="float">
            <text:p>101</text:p>
          </table:table-cell>
          <table:table-cell table:style-name="ce9" table:formula="of:=INDIRECT(CONCATENATE(&quot;'&quot;;&quot;file:///&quot;;[.$C7];&quot;'&quot;;&quot;#&quot;;&quot;$'&quot;;&quot;Conso - Ensemble&quot;;&quot;'&quot;;&quot;.&quot;;&quot;K16&quot;))" office:value-type="float" office:value="94.0747699786287" calcext:value-type="float">
            <text:p>94</text:p>
          </table:table-cell>
          <table:table-cell table:style-name="ce9" table:formula="of:=INDIRECT(CONCATENATE(&quot;'&quot;;&quot;file:///&quot;;[.$C7];&quot;'&quot;;&quot;#&quot;;&quot;$'&quot;;&quot;Conso - Ensemble&quot;;&quot;'&quot;;&quot;.&quot;;&quot;E17&quot;))" office:value-type="float" office:value="537.789316429567" calcext:value-type="float">
            <text:p>538</text:p>
          </table:table-cell>
          <table:table-cell table:style-name="ce9" table:formula="of:=INDIRECT(CONCATENATE(&quot;'&quot;;&quot;file:///&quot;;[.$C7];&quot;'&quot;;&quot;#&quot;;&quot;$'&quot;;&quot;Conso - Ensemble&quot;;&quot;'&quot;;&quot;.&quot;;&quot;G17&quot;))" office:value-type="float" office:value="516.063459457971" calcext:value-type="float">
            <text:p>516</text:p>
          </table:table-cell>
          <table:table-cell table:style-name="ce9" table:formula="of:=INDIRECT(CONCATENATE(&quot;'&quot;;&quot;file:///&quot;;[.$C7];&quot;'&quot;;&quot;#&quot;;&quot;$'&quot;;&quot;Conso - Ensemble&quot;;&quot;'&quot;;&quot;.&quot;;&quot;I17&quot;))" office:value-type="float" office:value="510.55084593022" calcext:value-type="float">
            <text:p>511</text:p>
          </table:table-cell>
          <table:table-cell table:style-name="ce9" table:formula="of:=INDIRECT(CONCATENATE(&quot;'&quot;;&quot;file:///&quot;;[.$C7];&quot;'&quot;;&quot;#&quot;;&quot;$'&quot;;&quot;Conso - Ensemble&quot;;&quot;'&quot;;&quot;.&quot;;&quot;K17&quot;))" office:value-type="float" office:value="506.240772657318" calcext:value-type="float">
            <text:p>506</text:p>
          </table:table-cell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462</text:p>
          </table:table-cell>
          <table:table-cell table:style-name="ce3" office:value-type="string" calcext:value-type="string">
            <text:p>CC Interco Normandie Sud Eure</text:p>
          </table:table-cell>
          <table:table-cell table:style-name="ce6" table:formula="of:=[$'0-base'.C8]" office:value-type="string" office:string-value="U:/5_Patrimoine_commun/ETUDES/1_fiches_territoriales_EPCI/Extraction_donnees/transition_energetique/biomasse-normandie/Interco Normandie sud Eure_v1.03.xlsx" calcext:value-type="string">
            <text:p>U:/5_Patrimoine_commun/ETUDES/1_fiches_territoriales_EPCI/Extraction_donnees/transition_energetique/biomasse-normandie/Interco Normandie sud Eure_v1.03.xlsx</text:p>
          </table:table-cell>
          <table:table-cell table:style-name="ce9" table:formula="of:=INDIRECT(CONCATENATE(&quot;'&quot;;&quot;file:///&quot;;[.$C8];&quot;'&quot;;&quot;#&quot;;&quot;$'&quot;;&quot;Conso - Ensemble&quot;;&quot;'&quot;;&quot;.&quot;;&quot;E14&quot;))" office:value-type="float" office:value="391.436258639665" calcext:value-type="float">
            <text:p>391</text:p>
          </table:table-cell>
          <table:table-cell table:style-name="ce9" table:formula="of:=INDIRECT(CONCATENATE(&quot;'&quot;;&quot;file:///&quot;;[.$C8];&quot;'&quot;;&quot;#&quot;;&quot;$'&quot;;&quot;Conso - Ensemble&quot;;&quot;'&quot;;&quot;.&quot;;&quot;G14&quot;))" office:value-type="float" office:value="380.337971285149" calcext:value-type="float">
            <text:p>380</text:p>
          </table:table-cell>
          <table:table-cell table:style-name="ce9" table:formula="of:=INDIRECT(CONCATENATE(&quot;'&quot;;&quot;file:///&quot;;[.$C8];&quot;'&quot;;&quot;#&quot;;&quot;$'&quot;;&quot;Conso - Ensemble&quot;;&quot;'&quot;;&quot;.&quot;;&quot;I14&quot;))" office:value-type="float" office:value="381.40477964123" calcext:value-type="float">
            <text:p>381</text:p>
          </table:table-cell>
          <table:table-cell table:style-name="ce9" table:formula="of:=INDIRECT(CONCATENATE(&quot;'&quot;;&quot;file:///&quot;;[.$C8];&quot;'&quot;;&quot;#&quot;;&quot;$'&quot;;&quot;Conso - Ensemble&quot;;&quot;'&quot;;&quot;.&quot;;&quot;K14&quot;))" office:value-type="float" office:value="366.34083438586" calcext:value-type="float">
            <text:p>366</text:p>
          </table:table-cell>
          <table:table-cell table:style-name="ce9" table:formula="of:=INDIRECT(CONCATENATE(&quot;'&quot;;&quot;file:///&quot;;[.$C8];&quot;'&quot;;&quot;#&quot;;&quot;$'&quot;;&quot;Conso - Ensemble&quot;;&quot;'&quot;;&quot;.&quot;;&quot;E15&quot;))" office:value-type="float" office:value="139.845666254165" calcext:value-type="float">
            <text:p>140</text:p>
          </table:table-cell>
          <table:table-cell table:style-name="ce9" table:formula="of:=INDIRECT(CONCATENATE(&quot;'&quot;;&quot;file:///&quot;;[.$C8];&quot;'&quot;;&quot;#&quot;;&quot;$'&quot;;&quot;Conso - Ensemble&quot;;&quot;'&quot;;&quot;.&quot;;&quot;G15&quot;))" office:value-type="float" office:value="136.193138101102" calcext:value-type="float">
            <text:p>136</text:p>
          </table:table-cell>
          <table:table-cell table:style-name="ce9" table:formula="of:=INDIRECT(CONCATENATE(&quot;'&quot;;&quot;file:///&quot;;[.$C8];&quot;'&quot;;&quot;#&quot;;&quot;$'&quot;;&quot;Conso - Ensemble&quot;;&quot;'&quot;;&quot;.&quot;;&quot;I15&quot;))" office:value-type="float" office:value="127.825739269659" calcext:value-type="float">
            <text:p>128</text:p>
          </table:table-cell>
          <table:table-cell table:style-name="ce9" table:formula="of:=INDIRECT(CONCATENATE(&quot;'&quot;;&quot;file:///&quot;;[.$C8];&quot;'&quot;;&quot;#&quot;;&quot;$'&quot;;&quot;Conso - Ensemble&quot;;&quot;'&quot;;&quot;.&quot;;&quot;K15&quot;))" office:value-type="float" office:value="103.435348710033" calcext:value-type="float">
            <text:p>103</text:p>
          </table:table-cell>
          <table:table-cell table:style-name="ce9" table:formula="of:=INDIRECT(CONCATENATE(&quot;'&quot;;&quot;file:///&quot;;[.$C8];&quot;'&quot;;&quot;#&quot;;&quot;$'&quot;;&quot;Conso - Ensemble&quot;;&quot;'&quot;;&quot;.&quot;;&quot;E16&quot;))" office:value-type="float" office:value="91.5768068772674" calcext:value-type="float">
            <text:p>92</text:p>
          </table:table-cell>
          <table:table-cell table:style-name="ce9" table:formula="of:=INDIRECT(CONCATENATE(&quot;'&quot;;&quot;file:///&quot;;[.$C8];&quot;'&quot;;&quot;#&quot;;&quot;$'&quot;;&quot;Conso - Ensemble&quot;;&quot;'&quot;;&quot;.&quot;;&quot;G16&quot;))" office:value-type="float" office:value="89.6439975307142" calcext:value-type="float">
            <text:p>90</text:p>
          </table:table-cell>
          <table:table-cell table:style-name="ce9" table:formula="of:=INDIRECT(CONCATENATE(&quot;'&quot;;&quot;file:///&quot;;[.$C8];&quot;'&quot;;&quot;#&quot;;&quot;$'&quot;;&quot;Conso - Ensemble&quot;;&quot;'&quot;;&quot;.&quot;;&quot;I16&quot;))" office:value-type="float" office:value="95.5821606610352" calcext:value-type="float">
            <text:p>96</text:p>
          </table:table-cell>
          <table:table-cell table:style-name="ce9" table:formula="of:=INDIRECT(CONCATENATE(&quot;'&quot;;&quot;file:///&quot;;[.$C8];&quot;'&quot;;&quot;#&quot;;&quot;$'&quot;;&quot;Conso - Ensemble&quot;;&quot;'&quot;;&quot;.&quot;;&quot;K16&quot;))" office:value-type="float" office:value="89.4778547937994" calcext:value-type="float">
            <text:p>89</text:p>
          </table:table-cell>
          <table:table-cell table:style-name="ce9" table:formula="of:=INDIRECT(CONCATENATE(&quot;'&quot;;&quot;file:///&quot;;[.$C8];&quot;'&quot;;&quot;#&quot;;&quot;$'&quot;;&quot;Conso - Ensemble&quot;;&quot;'&quot;;&quot;.&quot;;&quot;E17&quot;))" office:value-type="float" office:value="495.195295552257" calcext:value-type="float">
            <text:p>495</text:p>
          </table:table-cell>
          <table:table-cell table:style-name="ce9" table:formula="of:=INDIRECT(CONCATENATE(&quot;'&quot;;&quot;file:///&quot;;[.$C8];&quot;'&quot;;&quot;#&quot;;&quot;$'&quot;;&quot;Conso - Ensemble&quot;;&quot;'&quot;;&quot;.&quot;;&quot;G17&quot;))" office:value-type="float" office:value="477.355678133406" calcext:value-type="float">
            <text:p>477</text:p>
          </table:table-cell>
          <table:table-cell table:style-name="ce9" table:formula="of:=INDIRECT(CONCATENATE(&quot;'&quot;;&quot;file:///&quot;;[.$C8];&quot;'&quot;;&quot;#&quot;;&quot;$'&quot;;&quot;Conso - Ensemble&quot;;&quot;'&quot;;&quot;.&quot;;&quot;I17&quot;))" office:value-type="float" office:value="473.128608178765" calcext:value-type="float">
            <text:p>473</text:p>
          </table:table-cell>
          <table:table-cell table:style-name="ce9" table:formula="of:=INDIRECT(CONCATENATE(&quot;'&quot;;&quot;file:///&quot;;[.$C8];&quot;'&quot;;&quot;#&quot;;&quot;$'&quot;;&quot;Conso - Ensemble&quot;;&quot;'&quot;;&quot;.&quot;;&quot;K17&quot;))" office:value-type="float" office:value="465.314446849538" calcext:value-type="float">
            <text:p>465</text:p>
          </table:table-cell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827</text:p>
          </table:table-cell>
          <table:table-cell table:style-name="ce3" office:value-type="string" calcext:value-type="string">
            <text:p>CC du Pays de Honfleur-Beuzeville</text:p>
          </table:table-cell>
          <table:table-cell table:style-name="ce6" table:formula="of:=[$'0-base'.C9]" office:value-type="string" office:string-value="U:/5_Patrimoine_commun/ETUDES/1_fiches_territoriales_EPCI/Extraction_donnees/transition_energetique/biomasse-normandie/CC des Pays d Honfleur et__v1.03.xlsx" calcext:value-type="string">
            <text:p>U:/5_Patrimoine_commun/ETUDES/1_fiches_territoriales_EPCI/Extraction_donnees/transition_energetique/biomasse-normandie/CC des Pays d Honfleur et__v1.03.xlsx</text:p>
          </table:table-cell>
          <table:table-cell table:style-name="ce9" table:formula="of:=INDIRECT(CONCATENATE(&quot;'&quot;;&quot;file:///&quot;;[.$C9];&quot;'&quot;;&quot;#&quot;;&quot;$'&quot;;&quot;Conso - Ensemble&quot;;&quot;'&quot;;&quot;.&quot;;&quot;E14&quot;))" office:value-type="float" office:value="233.726004058162" calcext:value-type="float">
            <text:p>234</text:p>
          </table:table-cell>
          <table:table-cell table:style-name="ce9" table:formula="of:=INDIRECT(CONCATENATE(&quot;'&quot;;&quot;file:///&quot;;[.$C9];&quot;'&quot;;&quot;#&quot;;&quot;$'&quot;;&quot;Conso - Ensemble&quot;;&quot;'&quot;;&quot;.&quot;;&quot;G14&quot;))" office:value-type="float" office:value="228.409946715944" calcext:value-type="float">
            <text:p>228</text:p>
          </table:table-cell>
          <table:table-cell table:style-name="ce9" table:formula="of:=INDIRECT(CONCATENATE(&quot;'&quot;;&quot;file:///&quot;;[.$C9];&quot;'&quot;;&quot;#&quot;;&quot;$'&quot;;&quot;Conso - Ensemble&quot;;&quot;'&quot;;&quot;.&quot;;&quot;I14&quot;))" office:value-type="float" office:value="235.695580964524" calcext:value-type="float">
            <text:p>236</text:p>
          </table:table-cell>
          <table:table-cell table:style-name="ce9" table:formula="of:=INDIRECT(CONCATENATE(&quot;'&quot;;&quot;file:///&quot;;[.$C9];&quot;'&quot;;&quot;#&quot;;&quot;$'&quot;;&quot;Conso - Ensemble&quot;;&quot;'&quot;;&quot;.&quot;;&quot;K14&quot;))" office:value-type="float" office:value="229.584826385161" calcext:value-type="float">
            <text:p>230</text:p>
          </table:table-cell>
          <table:table-cell table:style-name="ce9" table:formula="of:=INDIRECT(CONCATENATE(&quot;'&quot;;&quot;file:///&quot;;[.$C9];&quot;'&quot;;&quot;#&quot;;&quot;$'&quot;;&quot;Conso - Ensemble&quot;;&quot;'&quot;;&quot;.&quot;;&quot;E15&quot;))" office:value-type="float" office:value="98.8514532742515" calcext:value-type="float">
            <text:p>99</text:p>
          </table:table-cell>
          <table:table-cell table:style-name="ce9" table:formula="of:=INDIRECT(CONCATENATE(&quot;'&quot;;&quot;file:///&quot;;[.$C9];&quot;'&quot;;&quot;#&quot;;&quot;$'&quot;;&quot;Conso - Ensemble&quot;;&quot;'&quot;;&quot;.&quot;;&quot;G15&quot;))" office:value-type="float" office:value="98.4378700478948" calcext:value-type="float">
            <text:p>98</text:p>
          </table:table-cell>
          <table:table-cell table:style-name="ce9" table:formula="of:=INDIRECT(CONCATENATE(&quot;'&quot;;&quot;file:///&quot;;[.$C9];&quot;'&quot;;&quot;#&quot;;&quot;$'&quot;;&quot;Conso - Ensemble&quot;;&quot;'&quot;;&quot;.&quot;;&quot;I15&quot;))" office:value-type="float" office:value="94.6311664960142" calcext:value-type="float">
            <text:p>95</text:p>
          </table:table-cell>
          <table:table-cell table:style-name="ce9" table:formula="of:=INDIRECT(CONCATENATE(&quot;'&quot;;&quot;file:///&quot;;[.$C9];&quot;'&quot;;&quot;#&quot;;&quot;$'&quot;;&quot;Conso - Ensemble&quot;;&quot;'&quot;;&quot;.&quot;;&quot;K15&quot;))" office:value-type="float" office:value="95.0663108221771" calcext:value-type="float">
            <text:p>95</text:p>
          </table:table-cell>
          <table:table-cell table:style-name="ce9" table:formula="of:=INDIRECT(CONCATENATE(&quot;'&quot;;&quot;file:///&quot;;[.$C9];&quot;'&quot;;&quot;#&quot;;&quot;$'&quot;;&quot;Conso - Ensemble&quot;;&quot;'&quot;;&quot;.&quot;;&quot;E16&quot;))" office:value-type="float" office:value="18.7913880724904" calcext:value-type="float">
            <text:p>19</text:p>
          </table:table-cell>
          <table:table-cell table:style-name="ce9" table:formula="of:=INDIRECT(CONCATENATE(&quot;'&quot;;&quot;file:///&quot;;[.$C9];&quot;'&quot;;&quot;#&quot;;&quot;$'&quot;;&quot;Conso - Ensemble&quot;;&quot;'&quot;;&quot;.&quot;;&quot;G16&quot;))" office:value-type="float" office:value="17.3716619087774" calcext:value-type="float">
            <text:p>17</text:p>
          </table:table-cell>
          <table:table-cell table:style-name="ce9" table:formula="of:=INDIRECT(CONCATENATE(&quot;'&quot;;&quot;file:///&quot;;[.$C9];&quot;'&quot;;&quot;#&quot;;&quot;$'&quot;;&quot;Conso - Ensemble&quot;;&quot;'&quot;;&quot;.&quot;;&quot;I16&quot;))" office:value-type="float" office:value="18.4566586519074" calcext:value-type="float">
            <text:p>18</text:p>
          </table:table-cell>
          <table:table-cell table:style-name="ce9" table:formula="of:=INDIRECT(CONCATENATE(&quot;'&quot;;&quot;file:///&quot;;[.$C9];&quot;'&quot;;&quot;#&quot;;&quot;$'&quot;;&quot;Conso - Ensemble&quot;;&quot;'&quot;;&quot;.&quot;;&quot;K16&quot;))" office:value-type="float" office:value="16.4915823836277" calcext:value-type="float">
            <text:p>16</text:p>
          </table:table-cell>
          <table:table-cell table:style-name="ce9" table:formula="of:=INDIRECT(CONCATENATE(&quot;'&quot;;&quot;file:///&quot;;[.$C9];&quot;'&quot;;&quot;#&quot;;&quot;$'&quot;;&quot;Conso - Ensemble&quot;;&quot;'&quot;;&quot;.&quot;;&quot;E17&quot;))" office:value-type="float" office:value="288.794817204387" calcext:value-type="float">
            <text:p>289</text:p>
          </table:table-cell>
          <table:table-cell table:style-name="ce9" table:formula="of:=INDIRECT(CONCATENATE(&quot;'&quot;;&quot;file:///&quot;;[.$C9];&quot;'&quot;;&quot;#&quot;;&quot;$'&quot;;&quot;Conso - Ensemble&quot;;&quot;'&quot;;&quot;.&quot;;&quot;G17&quot;))" office:value-type="float" office:value="275.524491989303" calcext:value-type="float">
            <text:p>276</text:p>
          </table:table-cell>
          <table:table-cell table:style-name="ce9" table:formula="of:=INDIRECT(CONCATENATE(&quot;'&quot;;&quot;file:///&quot;;[.$C9];&quot;'&quot;;&quot;#&quot;;&quot;$'&quot;;&quot;Conso - Ensemble&quot;;&quot;'&quot;;&quot;.&quot;;&quot;I17&quot;))" office:value-type="float" office:value="272.684099257412" calcext:value-type="float">
            <text:p>273</text:p>
          </table:table-cell>
          <table:table-cell table:style-name="ce9" table:formula="of:=INDIRECT(CONCATENATE(&quot;'&quot;;&quot;file:///&quot;;[.$C9];&quot;'&quot;;&quot;#&quot;;&quot;$'&quot;;&quot;Conso - Ensemble&quot;;&quot;'&quot;;&quot;.&quot;;&quot;K17&quot;))" office:value-type="float" office:value="269.111246347238" calcext:value-type="float">
            <text:p>269</text:p>
          </table:table-cell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9730</text:p>
          </table:table-cell>
          <table:table-cell table:style-name="ce3" office:value-type="string" calcext:value-type="string">
            <text:p>CC des 4 Rivières</text:p>
          </table:table-cell>
          <table:table-cell table:style-name="ce6" table:formula="of:=[$'0-base'.C10]" office:value-type="string" office:string-value="U:/5_Patrimoine_commun/ETUDES/1_fiches_territoriales_EPCI/Extraction_donnees/transition_energetique/biomasse-normandie/CC Les quatre rivières_v1.03.xlsx" calcext:value-type="string">
            <text:p>U:/5_Patrimoine_commun/ETUDES/1_fiches_territoriales_EPCI/Extraction_donnees/transition_energetique/biomasse-normandie/CC Les quatre rivières_v1.03.xlsx</text:p>
          </table:table-cell>
          <table:table-cell table:style-name="ce9" table:formula="of:=INDIRECT(CONCATENATE(&quot;'&quot;;&quot;file:///&quot;;[.$C10];&quot;'&quot;;&quot;#&quot;;&quot;$'&quot;;&quot;Conso - Ensemble&quot;;&quot;'&quot;;&quot;.&quot;;&quot;E14&quot;))" office:value-type="float" office:value="249.885583318268" calcext:value-type="float">
            <text:p>250</text:p>
          </table:table-cell>
          <table:table-cell table:style-name="ce9" table:formula="of:=INDIRECT(CONCATENATE(&quot;'&quot;;&quot;file:///&quot;;[.$C10];&quot;'&quot;;&quot;#&quot;;&quot;$'&quot;;&quot;Conso - Ensemble&quot;;&quot;'&quot;;&quot;.&quot;;&quot;G14&quot;))" office:value-type="float" office:value="246.410246911221" calcext:value-type="float">
            <text:p>246</text:p>
          </table:table-cell>
          <table:table-cell table:style-name="ce9" table:formula="of:=INDIRECT(CONCATENATE(&quot;'&quot;;&quot;file:///&quot;;[.$C10];&quot;'&quot;;&quot;#&quot;;&quot;$'&quot;;&quot;Conso - Ensemble&quot;;&quot;'&quot;;&quot;.&quot;;&quot;I14&quot;))" office:value-type="float" office:value="246.280972215591" calcext:value-type="float">
            <text:p>246</text:p>
          </table:table-cell>
          <table:table-cell table:style-name="ce9" table:formula="of:=INDIRECT(CONCATENATE(&quot;'&quot;;&quot;file:///&quot;;[.$C10];&quot;'&quot;;&quot;#&quot;;&quot;$'&quot;;&quot;Conso - Ensemble&quot;;&quot;'&quot;;&quot;.&quot;;&quot;K14&quot;))" office:value-type="float" office:value="243.120975487527" calcext:value-type="float">
            <text:p>243</text:p>
          </table:table-cell>
          <table:table-cell table:style-name="ce9" table:formula="of:=INDIRECT(CONCATENATE(&quot;'&quot;;&quot;file:///&quot;;[.$C10];&quot;'&quot;;&quot;#&quot;;&quot;$'&quot;;&quot;Conso - Ensemble&quot;;&quot;'&quot;;&quot;.&quot;;&quot;E15&quot;))" office:value-type="float" office:value="139.441552636346" calcext:value-type="float">
            <text:p>139</text:p>
          </table:table-cell>
          <table:table-cell table:style-name="ce9" table:formula="of:=INDIRECT(CONCATENATE(&quot;'&quot;;&quot;file:///&quot;;[.$C10];&quot;'&quot;;&quot;#&quot;;&quot;$'&quot;;&quot;Conso - Ensemble&quot;;&quot;'&quot;;&quot;.&quot;;&quot;G15&quot;))" office:value-type="float" office:value="126.092003904629" calcext:value-type="float">
            <text:p>126</text:p>
          </table:table-cell>
          <table:table-cell table:style-name="ce9" table:formula="of:=INDIRECT(CONCATENATE(&quot;'&quot;;&quot;file:///&quot;;[.$C10];&quot;'&quot;;&quot;#&quot;;&quot;$'&quot;;&quot;Conso - Ensemble&quot;;&quot;'&quot;;&quot;.&quot;;&quot;I15&quot;))" office:value-type="float" office:value="118.557382779973" calcext:value-type="float">
            <text:p>119</text:p>
          </table:table-cell>
          <table:table-cell table:style-name="ce9" table:formula="of:=INDIRECT(CONCATENATE(&quot;'&quot;;&quot;file:///&quot;;[.$C10];&quot;'&quot;;&quot;#&quot;;&quot;$'&quot;;&quot;Conso - Ensemble&quot;;&quot;'&quot;;&quot;.&quot;;&quot;K15&quot;))" office:value-type="float" office:value="92.3890824936111" calcext:value-type="float">
            <text:p>92</text:p>
          </table:table-cell>
          <table:table-cell table:style-name="ce9" table:formula="of:=INDIRECT(CONCATENATE(&quot;'&quot;;&quot;file:///&quot;;[.$C10];&quot;'&quot;;&quot;#&quot;;&quot;$'&quot;;&quot;Conso - Ensemble&quot;;&quot;'&quot;;&quot;.&quot;;&quot;E16&quot;))" office:value-type="float" office:value="58.880079587773" calcext:value-type="float">
            <text:p>59</text:p>
          </table:table-cell>
          <table:table-cell table:style-name="ce9" table:formula="of:=INDIRECT(CONCATENATE(&quot;'&quot;;&quot;file:///&quot;;[.$C10];&quot;'&quot;;&quot;#&quot;;&quot;$'&quot;;&quot;Conso - Ensemble&quot;;&quot;'&quot;;&quot;.&quot;;&quot;G16&quot;))" office:value-type="float" office:value="52.493508471718" calcext:value-type="float">
            <text:p>52</text:p>
          </table:table-cell>
          <table:table-cell table:style-name="ce9" table:formula="of:=INDIRECT(CONCATENATE(&quot;'&quot;;&quot;file:///&quot;;[.$C10];&quot;'&quot;;&quot;#&quot;;&quot;$'&quot;;&quot;Conso - Ensemble&quot;;&quot;'&quot;;&quot;.&quot;;&quot;I16&quot;))" office:value-type="float" office:value="57.3930727933599" calcext:value-type="float">
            <text:p>57</text:p>
          </table:table-cell>
          <table:table-cell table:style-name="ce9" table:formula="of:=INDIRECT(CONCATENATE(&quot;'&quot;;&quot;file:///&quot;;[.$C10];&quot;'&quot;;&quot;#&quot;;&quot;$'&quot;;&quot;Conso - Ensemble&quot;;&quot;'&quot;;&quot;.&quot;;&quot;K16&quot;))" office:value-type="float" office:value="51.4563930532167" calcext:value-type="float">
            <text:p>51</text:p>
          </table:table-cell>
          <table:table-cell table:style-name="ce9" table:formula="of:=INDIRECT(CONCATENATE(&quot;'&quot;;&quot;file:///&quot;;[.$C10];&quot;'&quot;;&quot;#&quot;;&quot;$'&quot;;&quot;Conso - Ensemble&quot;;&quot;'&quot;;&quot;.&quot;;&quot;E17&quot;))" office:value-type="float" office:value="200.142752910702" calcext:value-type="float">
            <text:p>200</text:p>
          </table:table-cell>
          <table:table-cell table:style-name="ce9" table:formula="of:=INDIRECT(CONCATENATE(&quot;'&quot;;&quot;file:///&quot;;[.$C10];&quot;'&quot;;&quot;#&quot;;&quot;$'&quot;;&quot;Conso - Ensemble&quot;;&quot;'&quot;;&quot;.&quot;;&quot;G17&quot;))" office:value-type="float" office:value="188.400810645158" calcext:value-type="float">
            <text:p>188</text:p>
          </table:table-cell>
          <table:table-cell table:style-name="ce9" table:formula="of:=INDIRECT(CONCATENATE(&quot;'&quot;;&quot;file:///&quot;;[.$C10];&quot;'&quot;;&quot;#&quot;;&quot;$'&quot;;&quot;Conso - Ensemble&quot;;&quot;'&quot;;&quot;.&quot;;&quot;I17&quot;))" office:value-type="float" office:value="185.450843632946" calcext:value-type="float">
            <text:p>185</text:p>
          </table:table-cell>
          <table:table-cell table:style-name="ce9" table:formula="of:=INDIRECT(CONCATENATE(&quot;'&quot;;&quot;file:///&quot;;[.$C10];&quot;'&quot;;&quot;#&quot;;&quot;$'&quot;;&quot;Conso - Ensemble&quot;;&quot;'&quot;;&quot;.&quot;;&quot;K17&quot;))" office:value-type="float" office:value="181.472203603314" calcext:value-type="float">
            <text:p>181</text:p>
          </table:table-cell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0142</text:p>
          </table:table-cell>
          <table:table-cell table:style-name="ce3" office:value-type="string" calcext:value-type="string">
            <text:p>CC Lyons Andelle</text:p>
          </table:table-cell>
          <table:table-cell table:style-name="ce6" table:formula="of:=[$'0-base'.C11]" office:value-type="string" office:string-value="U:/5_Patrimoine_commun/ETUDES/1_fiches_territoriales_EPCI/Extraction_donnees/transition_energetique/biomasse-normandie/CC Lyons Andelle_v1.03.xlsx" calcext:value-type="string">
            <text:p>U:/5_Patrimoine_commun/ETUDES/1_fiches_territoriales_EPCI/Extraction_donnees/transition_energetique/biomasse-normandie/CC Lyons Andelle_v1.03.xlsx</text:p>
          </table:table-cell>
          <table:table-cell table:style-name="ce9" table:formula="of:=INDIRECT(CONCATENATE(&quot;'&quot;;&quot;file:///&quot;;[.$C11];&quot;'&quot;;&quot;#&quot;;&quot;$'&quot;;&quot;Conso - Ensemble&quot;;&quot;'&quot;;&quot;.&quot;;&quot;E14&quot;))" office:value-type="float" office:value="156.435692997402" calcext:value-type="float">
            <text:p>156</text:p>
          </table:table-cell>
          <table:table-cell table:style-name="ce9" table:formula="of:=INDIRECT(CONCATENATE(&quot;'&quot;;&quot;file:///&quot;;[.$C11];&quot;'&quot;;&quot;#&quot;;&quot;$'&quot;;&quot;Conso - Ensemble&quot;;&quot;'&quot;;&quot;.&quot;;&quot;G14&quot;))" office:value-type="float" office:value="153.27863719394" calcext:value-type="float">
            <text:p>153</text:p>
          </table:table-cell>
          <table:table-cell table:style-name="ce9" table:formula="of:=INDIRECT(CONCATENATE(&quot;'&quot;;&quot;file:///&quot;;[.$C11];&quot;'&quot;;&quot;#&quot;;&quot;$'&quot;;&quot;Conso - Ensemble&quot;;&quot;'&quot;;&quot;.&quot;;&quot;I14&quot;))" office:value-type="float" office:value="152.567519191301" calcext:value-type="float">
            <text:p>153</text:p>
          </table:table-cell>
          <table:table-cell table:style-name="ce9" table:formula="of:=INDIRECT(CONCATENATE(&quot;'&quot;;&quot;file:///&quot;;[.$C11];&quot;'&quot;;&quot;#&quot;;&quot;$'&quot;;&quot;Conso - Ensemble&quot;;&quot;'&quot;;&quot;.&quot;;&quot;K14&quot;))" office:value-type="float" office:value="145.196271301028" calcext:value-type="float">
            <text:p>145</text:p>
          </table:table-cell>
          <table:table-cell table:style-name="ce9" table:formula="of:=INDIRECT(CONCATENATE(&quot;'&quot;;&quot;file:///&quot;;[.$C11];&quot;'&quot;;&quot;#&quot;;&quot;$'&quot;;&quot;Conso - Ensemble&quot;;&quot;'&quot;;&quot;.&quot;;&quot;E15&quot;))" office:value-type="float" office:value="50.3305141482409" calcext:value-type="float">
            <text:p>50</text:p>
          </table:table-cell>
          <table:table-cell table:style-name="ce9" table:formula="of:=INDIRECT(CONCATENATE(&quot;'&quot;;&quot;file:///&quot;;[.$C11];&quot;'&quot;;&quot;#&quot;;&quot;$'&quot;;&quot;Conso - Ensemble&quot;;&quot;'&quot;;&quot;.&quot;;&quot;G15&quot;))" office:value-type="float" office:value="47.5281761585191" calcext:value-type="float">
            <text:p>48</text:p>
          </table:table-cell>
          <table:table-cell table:style-name="ce9" table:formula="of:=INDIRECT(CONCATENATE(&quot;'&quot;;&quot;file:///&quot;;[.$C11];&quot;'&quot;;&quot;#&quot;;&quot;$'&quot;;&quot;Conso - Ensemble&quot;;&quot;'&quot;;&quot;.&quot;;&quot;I15&quot;))" office:value-type="float" office:value="47.759678495954" calcext:value-type="float">
            <text:p>48</text:p>
          </table:table-cell>
          <table:table-cell table:style-name="ce9" table:formula="of:=INDIRECT(CONCATENATE(&quot;'&quot;;&quot;file:///&quot;;[.$C11];&quot;'&quot;;&quot;#&quot;;&quot;$'&quot;;&quot;Conso - Ensemble&quot;;&quot;'&quot;;&quot;.&quot;;&quot;K15&quot;))" office:value-type="float" office:value="38.2256735963002" calcext:value-type="float">
            <text:p>38</text:p>
          </table:table-cell>
          <table:table-cell table:style-name="ce9" table:formula="of:=INDIRECT(CONCATENATE(&quot;'&quot;;&quot;file:///&quot;;[.$C11];&quot;'&quot;;&quot;#&quot;;&quot;$'&quot;;&quot;Conso - Ensemble&quot;;&quot;'&quot;;&quot;.&quot;;&quot;E16&quot;))" office:value-type="float" office:value="22.9368880528472" calcext:value-type="float">
            <text:p>23</text:p>
          </table:table-cell>
          <table:table-cell table:style-name="ce9" table:formula="of:=INDIRECT(CONCATENATE(&quot;'&quot;;&quot;file:///&quot;;[.$C11];&quot;'&quot;;&quot;#&quot;;&quot;$'&quot;;&quot;Conso - Ensemble&quot;;&quot;'&quot;;&quot;.&quot;;&quot;G16&quot;))" office:value-type="float" office:value="23.3087897398866" calcext:value-type="float">
            <text:p>23</text:p>
          </table:table-cell>
          <table:table-cell table:style-name="ce9" table:formula="of:=INDIRECT(CONCATENATE(&quot;'&quot;;&quot;file:///&quot;;[.$C11];&quot;'&quot;;&quot;#&quot;;&quot;$'&quot;;&quot;Conso - Ensemble&quot;;&quot;'&quot;;&quot;.&quot;;&quot;I16&quot;))" office:value-type="float" office:value="24.872351311453" calcext:value-type="float">
            <text:p>25</text:p>
          </table:table-cell>
          <table:table-cell table:style-name="ce9" table:formula="of:=INDIRECT(CONCATENATE(&quot;'&quot;;&quot;file:///&quot;;[.$C11];&quot;'&quot;;&quot;#&quot;;&quot;$'&quot;;&quot;Conso - Ensemble&quot;;&quot;'&quot;;&quot;.&quot;;&quot;K16&quot;))" office:value-type="float" office:value="24.0078493483905" calcext:value-type="float">
            <text:p>24</text:p>
          </table:table-cell>
          <table:table-cell table:style-name="ce9" table:formula="of:=INDIRECT(CONCATENATE(&quot;'&quot;;&quot;file:///&quot;;[.$C11];&quot;'&quot;;&quot;#&quot;;&quot;$'&quot;;&quot;Conso - Ensemble&quot;;&quot;'&quot;;&quot;.&quot;;&quot;E17&quot;))" office:value-type="float" office:value="134.139905852015" calcext:value-type="float">
            <text:p>134</text:p>
          </table:table-cell>
          <table:table-cell table:style-name="ce9" table:formula="of:=INDIRECT(CONCATENATE(&quot;'&quot;;&quot;file:///&quot;;[.$C11];&quot;'&quot;;&quot;#&quot;;&quot;$'&quot;;&quot;Conso - Ensemble&quot;;&quot;'&quot;;&quot;.&quot;;&quot;G17&quot;))" office:value-type="float" office:value="127.35525009879" calcext:value-type="float">
            <text:p>127</text:p>
          </table:table-cell>
          <table:table-cell table:style-name="ce9" table:formula="of:=INDIRECT(CONCATENATE(&quot;'&quot;;&quot;file:///&quot;;[.$C11];&quot;'&quot;;&quot;#&quot;;&quot;$'&quot;;&quot;Conso - Ensemble&quot;;&quot;'&quot;;&quot;.&quot;;&quot;I17&quot;))" office:value-type="float" office:value="125.773083662485" calcext:value-type="float">
            <text:p>126</text:p>
          </table:table-cell>
          <table:table-cell table:style-name="ce9" table:formula="of:=INDIRECT(CONCATENATE(&quot;'&quot;;&quot;file:///&quot;;[.$C11];&quot;'&quot;;&quot;#&quot;;&quot;$'&quot;;&quot;Conso - Ensemble&quot;;&quot;'&quot;;&quot;.&quot;;&quot;K17&quot;))" office:value-type="float" office:value="121.954226453368" calcext:value-type="float">
            <text:p>122</text:p>
          </table:table-cell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1454</text:p>
          </table:table-cell>
          <table:table-cell table:style-name="ce3" office:value-type="string" calcext:value-type="string">
            <text:p>CA Evreux Portes de Normandie</text:p>
          </table:table-cell>
          <table:table-cell table:style-name="ce6" table:formula="of:=[$'0-base'.C12]" office:value-type="string" office:string-value="U:/5_Patrimoine_commun/ETUDES/1_fiches_territoriales_EPCI/Extraction_donnees/transition_energetique/biomasse-normandie/CA Evreux portes de Norman_v1.03.xlsx" calcext:value-type="string">
            <text:p>U:/5_Patrimoine_commun/ETUDES/1_fiches_territoriales_EPCI/Extraction_donnees/transition_energetique/biomasse-normandie/CA Evreux portes de Norman_v1.03.xlsx</text:p>
          </table:table-cell>
          <table:table-cell table:style-name="ce9" table:formula="of:=INDIRECT(CONCATENATE(&quot;'&quot;;&quot;file:///&quot;;[.$C12];&quot;'&quot;;&quot;#&quot;;&quot;$'&quot;;&quot;Conso - Ensemble&quot;;&quot;'&quot;;&quot;.&quot;;&quot;E14&quot;))" office:value-type="float" office:value="757.832696563883" calcext:value-type="float">
            <text:p>758</text:p>
          </table:table-cell>
          <table:table-cell table:style-name="ce9" table:formula="of:=INDIRECT(CONCATENATE(&quot;'&quot;;&quot;file:///&quot;;[.$C12];&quot;'&quot;;&quot;#&quot;;&quot;$'&quot;;&quot;Conso - Ensemble&quot;;&quot;'&quot;;&quot;.&quot;;&quot;G14&quot;))" office:value-type="float" office:value="731.208397467563" calcext:value-type="float">
            <text:p>731</text:p>
          </table:table-cell>
          <table:table-cell table:style-name="ce9" table:formula="of:=INDIRECT(CONCATENATE(&quot;'&quot;;&quot;file:///&quot;;[.$C12];&quot;'&quot;;&quot;#&quot;;&quot;$'&quot;;&quot;Conso - Ensemble&quot;;&quot;'&quot;;&quot;.&quot;;&quot;I14&quot;))" office:value-type="float" office:value="729.833924970295" calcext:value-type="float">
            <text:p>730</text:p>
          </table:table-cell>
          <table:table-cell table:style-name="ce9" table:formula="of:=INDIRECT(CONCATENATE(&quot;'&quot;;&quot;file:///&quot;;[.$C12];&quot;'&quot;;&quot;#&quot;;&quot;$'&quot;;&quot;Conso - Ensemble&quot;;&quot;'&quot;;&quot;.&quot;;&quot;K14&quot;))" office:value-type="float" office:value="701.811565582584" calcext:value-type="float">
            <text:p>702</text:p>
          </table:table-cell>
          <table:table-cell table:style-name="ce9" table:formula="of:=INDIRECT(CONCATENATE(&quot;'&quot;;&quot;file:///&quot;;[.$C12];&quot;'&quot;;&quot;#&quot;;&quot;$'&quot;;&quot;Conso - Ensemble&quot;;&quot;'&quot;;&quot;.&quot;;&quot;E15&quot;))" office:value-type="float" office:value="501.021064125291" calcext:value-type="float">
            <text:p>501</text:p>
          </table:table-cell>
          <table:table-cell table:style-name="ce9" table:formula="of:=INDIRECT(CONCATENATE(&quot;'&quot;;&quot;file:///&quot;;[.$C12];&quot;'&quot;;&quot;#&quot;;&quot;$'&quot;;&quot;Conso - Ensemble&quot;;&quot;'&quot;;&quot;.&quot;;&quot;G15&quot;))" office:value-type="float" office:value="471.673765664251" calcext:value-type="float">
            <text:p>472</text:p>
          </table:table-cell>
          <table:table-cell table:style-name="ce9" table:formula="of:=INDIRECT(CONCATENATE(&quot;'&quot;;&quot;file:///&quot;;[.$C12];&quot;'&quot;;&quot;#&quot;;&quot;$'&quot;;&quot;Conso - Ensemble&quot;;&quot;'&quot;;&quot;.&quot;;&quot;I15&quot;))" office:value-type="float" office:value="506.612200508404" calcext:value-type="float">
            <text:p>507</text:p>
          </table:table-cell>
          <table:table-cell table:style-name="ce9" table:formula="of:=INDIRECT(CONCATENATE(&quot;'&quot;;&quot;file:///&quot;;[.$C12];&quot;'&quot;;&quot;#&quot;;&quot;$'&quot;;&quot;Conso - Ensemble&quot;;&quot;'&quot;;&quot;.&quot;;&quot;K15&quot;))" office:value-type="float" office:value="649.383533147465" calcext:value-type="float">
            <text:p>649</text:p>
          </table:table-cell>
          <table:table-cell table:style-name="ce9" table:formula="of:=INDIRECT(CONCATENATE(&quot;'&quot;;&quot;file:///&quot;;[.$C12];&quot;'&quot;;&quot;#&quot;;&quot;$'&quot;;&quot;Conso - Ensemble&quot;;&quot;'&quot;;&quot;.&quot;;&quot;E16&quot;))" office:value-type="float" office:value="44.2339415093304" calcext:value-type="float">
            <text:p>44</text:p>
          </table:table-cell>
          <table:table-cell table:style-name="ce9" table:formula="of:=INDIRECT(CONCATENATE(&quot;'&quot;;&quot;file:///&quot;;[.$C12];&quot;'&quot;;&quot;#&quot;;&quot;$'&quot;;&quot;Conso - Ensemble&quot;;&quot;'&quot;;&quot;.&quot;;&quot;G16&quot;))" office:value-type="float" office:value="42.7488952340071" calcext:value-type="float">
            <text:p>43</text:p>
          </table:table-cell>
          <table:table-cell table:style-name="ce9" table:formula="of:=INDIRECT(CONCATENATE(&quot;'&quot;;&quot;file:///&quot;;[.$C12];&quot;'&quot;;&quot;#&quot;;&quot;$'&quot;;&quot;Conso - Ensemble&quot;;&quot;'&quot;;&quot;.&quot;;&quot;I16&quot;))" office:value-type="float" office:value="45.2477008874833" calcext:value-type="float">
            <text:p>45</text:p>
          </table:table-cell>
          <table:table-cell table:style-name="ce9" table:formula="of:=INDIRECT(CONCATENATE(&quot;'&quot;;&quot;file:///&quot;;[.$C12];&quot;'&quot;;&quot;#&quot;;&quot;$'&quot;;&quot;Conso - Ensemble&quot;;&quot;'&quot;;&quot;.&quot;;&quot;K16&quot;))" office:value-type="float" office:value="42.0488048507931" calcext:value-type="float">
            <text:p>42</text:p>
          </table:table-cell>
          <table:table-cell table:style-name="ce9" table:formula="of:=INDIRECT(CONCATENATE(&quot;'&quot;;&quot;file:///&quot;;[.$C12];&quot;'&quot;;&quot;#&quot;;&quot;$'&quot;;&quot;Conso - Ensemble&quot;;&quot;'&quot;;&quot;.&quot;;&quot;E17&quot;))" office:value-type="float" office:value="950.104683253688" calcext:value-type="float">
            <text:p>950</text:p>
          </table:table-cell>
          <table:table-cell table:style-name="ce9" table:formula="of:=INDIRECT(CONCATENATE(&quot;'&quot;;&quot;file:///&quot;;[.$C12];&quot;'&quot;;&quot;#&quot;;&quot;$'&quot;;&quot;Conso - Ensemble&quot;;&quot;'&quot;;&quot;.&quot;;&quot;G17&quot;))" office:value-type="float" office:value="877.724036585789" calcext:value-type="float">
            <text:p>878</text:p>
          </table:table-cell>
          <table:table-cell table:style-name="ce9" table:formula="of:=INDIRECT(CONCATENATE(&quot;'&quot;;&quot;file:///&quot;;[.$C12];&quot;'&quot;;&quot;#&quot;;&quot;$'&quot;;&quot;Conso - Ensemble&quot;;&quot;'&quot;;&quot;.&quot;;&quot;I17&quot;))" office:value-type="float" office:value="859.035357614801" calcext:value-type="float">
            <text:p>859</text:p>
          </table:table-cell>
          <table:table-cell table:style-name="ce9" table:formula="of:=INDIRECT(CONCATENATE(&quot;'&quot;;&quot;file:///&quot;;[.$C12];&quot;'&quot;;&quot;#&quot;;&quot;$'&quot;;&quot;Conso - Ensemble&quot;;&quot;'&quot;;&quot;.&quot;;&quot;K17&quot;))" office:value-type="float" office:value="841.061810218237" calcext:value-type="float">
            <text:p>841</text:p>
          </table:table-cell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1843</text:p>
          </table:table-cell>
          <table:table-cell table:style-name="ce3" office:value-type="string" calcext:value-type="string">
            <text:p>CC du Vexin Normand</text:p>
          </table:table-cell>
          <table:table-cell table:style-name="ce6" table:formula="of:=[$'0-base'.C13]" office:value-type="string" office:string-value="U:/5_Patrimoine_commun/ETUDES/1_fiches_territoriales_EPCI/Extraction_donnees/transition_energetique/biomasse-normandie/CC Vexin normand_v1.03.xlsx" calcext:value-type="string">
            <text:p>U:/5_Patrimoine_commun/ETUDES/1_fiches_territoriales_EPCI/Extraction_donnees/transition_energetique/biomasse-normandie/CC Vexin normand_v1.03.xlsx</text:p>
          </table:table-cell>
          <table:table-cell table:style-name="ce9" table:formula="of:=INDIRECT(CONCATENATE(&quot;'&quot;;&quot;file:///&quot;;[.$C13];&quot;'&quot;;&quot;#&quot;;&quot;$'&quot;;&quot;Conso - Ensemble&quot;;&quot;'&quot;;&quot;.&quot;;&quot;E14&quot;))" office:value-type="float" office:value="228.190746532108" calcext:value-type="float">
            <text:p>228</text:p>
          </table:table-cell>
          <table:table-cell table:style-name="ce9" table:formula="of:=INDIRECT(CONCATENATE(&quot;'&quot;;&quot;file:///&quot;;[.$C13];&quot;'&quot;;&quot;#&quot;;&quot;$'&quot;;&quot;Conso - Ensemble&quot;;&quot;'&quot;;&quot;.&quot;;&quot;G14&quot;))" office:value-type="float" office:value="218.103909393865" calcext:value-type="float">
            <text:p>218</text:p>
          </table:table-cell>
          <table:table-cell table:style-name="ce9" table:formula="of:=INDIRECT(CONCATENATE(&quot;'&quot;;&quot;file:///&quot;;[.$C13];&quot;'&quot;;&quot;#&quot;;&quot;$'&quot;;&quot;Conso - Ensemble&quot;;&quot;'&quot;;&quot;.&quot;;&quot;I14&quot;))" office:value-type="float" office:value="217.927411744279" calcext:value-type="float">
            <text:p>218</text:p>
          </table:table-cell>
          <table:table-cell table:style-name="ce9" table:formula="of:=INDIRECT(CONCATENATE(&quot;'&quot;;&quot;file:///&quot;;[.$C13];&quot;'&quot;;&quot;#&quot;;&quot;$'&quot;;&quot;Conso - Ensemble&quot;;&quot;'&quot;;&quot;.&quot;;&quot;K14&quot;))" office:value-type="float" office:value="209.648425987945" calcext:value-type="float">
            <text:p>210</text:p>
          </table:table-cell>
          <table:table-cell table:style-name="ce9" table:formula="of:=INDIRECT(CONCATENATE(&quot;'&quot;;&quot;file:///&quot;;[.$C13];&quot;'&quot;;&quot;#&quot;;&quot;$'&quot;;&quot;Conso - Ensemble&quot;;&quot;'&quot;;&quot;.&quot;;&quot;E15&quot;))" office:value-type="float" office:value="95.730010388456" calcext:value-type="float">
            <text:p>96</text:p>
          </table:table-cell>
          <table:table-cell table:style-name="ce9" table:formula="of:=INDIRECT(CONCATENATE(&quot;'&quot;;&quot;file:///&quot;;[.$C13];&quot;'&quot;;&quot;#&quot;;&quot;$'&quot;;&quot;Conso - Ensemble&quot;;&quot;'&quot;;&quot;.&quot;;&quot;G15&quot;))" office:value-type="float" office:value="89.4725355406155" calcext:value-type="float">
            <text:p>89</text:p>
          </table:table-cell>
          <table:table-cell table:style-name="ce9" table:formula="of:=INDIRECT(CONCATENATE(&quot;'&quot;;&quot;file:///&quot;;[.$C13];&quot;'&quot;;&quot;#&quot;;&quot;$'&quot;;&quot;Conso - Ensemble&quot;;&quot;'&quot;;&quot;.&quot;;&quot;I15&quot;))" office:value-type="float" office:value="89.1990867044904" calcext:value-type="float">
            <text:p>89</text:p>
          </table:table-cell>
          <table:table-cell table:style-name="ce9" table:formula="of:=INDIRECT(CONCATENATE(&quot;'&quot;;&quot;file:///&quot;;[.$C13];&quot;'&quot;;&quot;#&quot;;&quot;$'&quot;;&quot;Conso - Ensemble&quot;;&quot;'&quot;;&quot;.&quot;;&quot;K15&quot;))" office:value-type="float" office:value="75.8492390540428" calcext:value-type="float">
            <text:p>76</text:p>
          </table:table-cell>
          <table:table-cell table:style-name="ce9" table:formula="of:=INDIRECT(CONCATENATE(&quot;'&quot;;&quot;file:///&quot;;[.$C13];&quot;'&quot;;&quot;#&quot;;&quot;$'&quot;;&quot;Conso - Ensemble&quot;;&quot;'&quot;;&quot;.&quot;;&quot;E16&quot;))" office:value-type="float" office:value="34.1057854105512" calcext:value-type="float">
            <text:p>34</text:p>
          </table:table-cell>
          <table:table-cell table:style-name="ce9" table:formula="of:=INDIRECT(CONCATENATE(&quot;'&quot;;&quot;file:///&quot;;[.$C13];&quot;'&quot;;&quot;#&quot;;&quot;$'&quot;;&quot;Conso - Ensemble&quot;;&quot;'&quot;;&quot;.&quot;;&quot;G16&quot;))" office:value-type="float" office:value="34.047872381096" calcext:value-type="float">
            <text:p>34</text:p>
          </table:table-cell>
          <table:table-cell table:style-name="ce9" table:formula="of:=INDIRECT(CONCATENATE(&quot;'&quot;;&quot;file:///&quot;;[.$C13];&quot;'&quot;;&quot;#&quot;;&quot;$'&quot;;&quot;Conso - Ensemble&quot;;&quot;'&quot;;&quot;.&quot;;&quot;I16&quot;))" office:value-type="float" office:value="37.9233453334975" calcext:value-type="float">
            <text:p>38</text:p>
          </table:table-cell>
          <table:table-cell table:style-name="ce9" table:formula="of:=INDIRECT(CONCATENATE(&quot;'&quot;;&quot;file:///&quot;;[.$C13];&quot;'&quot;;&quot;#&quot;;&quot;$'&quot;;&quot;Conso - Ensemble&quot;;&quot;'&quot;;&quot;.&quot;;&quot;K16&quot;))" office:value-type="float" office:value="36.5016656691551" calcext:value-type="float">
            <text:p>37</text:p>
          </table:table-cell>
          <table:table-cell table:style-name="ce9" table:formula="of:=INDIRECT(CONCATENATE(&quot;'&quot;;&quot;file:///&quot;;[.$C13];&quot;'&quot;;&quot;#&quot;;&quot;$'&quot;;&quot;Conso - Ensemble&quot;;&quot;'&quot;;&quot;.&quot;;&quot;E17&quot;))" office:value-type="float" office:value="187.537793336722" calcext:value-type="float">
            <text:p>188</text:p>
          </table:table-cell>
          <table:table-cell table:style-name="ce9" table:formula="of:=INDIRECT(CONCATENATE(&quot;'&quot;;&quot;file:///&quot;;[.$C13];&quot;'&quot;;&quot;#&quot;;&quot;$'&quot;;&quot;Conso - Ensemble&quot;;&quot;'&quot;;&quot;.&quot;;&quot;G17&quot;))" office:value-type="float" office:value="176.539825279737" calcext:value-type="float">
            <text:p>177</text:p>
          </table:table-cell>
          <table:table-cell table:style-name="ce9" table:formula="of:=INDIRECT(CONCATENATE(&quot;'&quot;;&quot;file:///&quot;;[.$C13];&quot;'&quot;;&quot;#&quot;;&quot;$'&quot;;&quot;Conso - Ensemble&quot;;&quot;'&quot;;&quot;.&quot;;&quot;I17&quot;))" office:value-type="float" office:value="173.71781836178" calcext:value-type="float">
            <text:p>174</text:p>
          </table:table-cell>
          <table:table-cell table:style-name="ce9" table:formula="of:=INDIRECT(CONCATENATE(&quot;'&quot;;&quot;file:///&quot;;[.$C13];&quot;'&quot;;&quot;#&quot;;&quot;$'&quot;;&quot;Conso - Ensemble&quot;;&quot;'&quot;;&quot;.&quot;;&quot;K17&quot;))" office:value-type="float" office:value="171.014990816581" calcext:value-type="float">
            <text:p>171</text:p>
          </table:table-cell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2312</text:p>
          </table:table-cell>
          <table:table-cell table:style-name="ce3" office:value-type="string" calcext:value-type="string">
            <text:p>CA Seine Normandie Agglomération</text:p>
          </table:table-cell>
          <table:table-cell table:style-name="ce6" table:formula="of:=[$'0-base'.C14]" office:value-type="string" office:string-value="U:/5_Patrimoine_commun/ETUDES/1_fiches_territoriales_EPCI/Extraction_donnees/transition_energetique/biomasse-normandie/Seine Normandie agglomérat_v1.03.xlsx" calcext:value-type="string">
            <text:p>U:/5_Patrimoine_commun/ETUDES/1_fiches_territoriales_EPCI/Extraction_donnees/transition_energetique/biomasse-normandie/Seine Normandie agglomérat_v1.03.xlsx</text:p>
          </table:table-cell>
          <table:table-cell table:style-name="ce9" table:formula="of:=INDIRECT(CONCATENATE(&quot;'&quot;;&quot;file:///&quot;;[.$C14];&quot;'&quot;;&quot;#&quot;;&quot;$'&quot;;&quot;Conso - Ensemble&quot;;&quot;'&quot;;&quot;.&quot;;&quot;E14&quot;))" office:value-type="float" office:value="659.21686906973" calcext:value-type="float">
            <text:p>659</text:p>
          </table:table-cell>
          <table:table-cell table:style-name="ce9" table:formula="of:=INDIRECT(CONCATENATE(&quot;'&quot;;&quot;file:///&quot;;[.$C14];&quot;'&quot;;&quot;#&quot;;&quot;$'&quot;;&quot;Conso - Ensemble&quot;;&quot;'&quot;;&quot;.&quot;;&quot;G14&quot;))" office:value-type="float" office:value="634.821213354532" calcext:value-type="float">
            <text:p>635</text:p>
          </table:table-cell>
          <table:table-cell table:style-name="ce9" table:formula="of:=INDIRECT(CONCATENATE(&quot;'&quot;;&quot;file:///&quot;;[.$C14];&quot;'&quot;;&quot;#&quot;;&quot;$'&quot;;&quot;Conso - Ensemble&quot;;&quot;'&quot;;&quot;.&quot;;&quot;I14&quot;))" office:value-type="float" office:value="628.845689371072" calcext:value-type="float">
            <text:p>629</text:p>
          </table:table-cell>
          <table:table-cell table:style-name="ce9" table:formula="of:=INDIRECT(CONCATENATE(&quot;'&quot;;&quot;file:///&quot;;[.$C14];&quot;'&quot;;&quot;#&quot;;&quot;$'&quot;;&quot;Conso - Ensemble&quot;;&quot;'&quot;;&quot;.&quot;;&quot;K14&quot;))" office:value-type="float" office:value="588.5336800621" calcext:value-type="float">
            <text:p>589</text:p>
          </table:table-cell>
          <table:table-cell table:style-name="ce9" table:formula="of:=INDIRECT(CONCATENATE(&quot;'&quot;;&quot;file:///&quot;;[.$C14];&quot;'&quot;;&quot;#&quot;;&quot;$'&quot;;&quot;Conso - Ensemble&quot;;&quot;'&quot;;&quot;.&quot;;&quot;E15&quot;))" office:value-type="float" office:value="294.430495587018" calcext:value-type="float">
            <text:p>294</text:p>
          </table:table-cell>
          <table:table-cell table:style-name="ce9" table:formula="of:=INDIRECT(CONCATENATE(&quot;'&quot;;&quot;file:///&quot;;[.$C14];&quot;'&quot;;&quot;#&quot;;&quot;$'&quot;;&quot;Conso - Ensemble&quot;;&quot;'&quot;;&quot;.&quot;;&quot;G15&quot;))" office:value-type="float" office:value="248.64889428318" calcext:value-type="float">
            <text:p>249</text:p>
          </table:table-cell>
          <table:table-cell table:style-name="ce9" table:formula="of:=INDIRECT(CONCATENATE(&quot;'&quot;;&quot;file:///&quot;;[.$C14];&quot;'&quot;;&quot;#&quot;;&quot;$'&quot;;&quot;Conso - Ensemble&quot;;&quot;'&quot;;&quot;.&quot;;&quot;I15&quot;))" office:value-type="float" office:value="245.174915961497" calcext:value-type="float">
            <text:p>245</text:p>
          </table:table-cell>
          <table:table-cell table:style-name="ce9" table:formula="of:=INDIRECT(CONCATENATE(&quot;'&quot;;&quot;file:///&quot;;[.$C14];&quot;'&quot;;&quot;#&quot;;&quot;$'&quot;;&quot;Conso - Ensemble&quot;;&quot;'&quot;;&quot;.&quot;;&quot;K15&quot;))" office:value-type="float" office:value="216.801978346332" calcext:value-type="float">
            <text:p>217</text:p>
          </table:table-cell>
          <table:table-cell table:style-name="ce9" table:formula="of:=INDIRECT(CONCATENATE(&quot;'&quot;;&quot;file:///&quot;;[.$C14];&quot;'&quot;;&quot;#&quot;;&quot;$'&quot;;&quot;Conso - Ensemble&quot;;&quot;'&quot;;&quot;.&quot;;&quot;E16&quot;))" office:value-type="float" office:value="58.6728457058187" calcext:value-type="float">
            <text:p>59</text:p>
          </table:table-cell>
          <table:table-cell table:style-name="ce9" table:formula="of:=INDIRECT(CONCATENATE(&quot;'&quot;;&quot;file:///&quot;;[.$C14];&quot;'&quot;;&quot;#&quot;;&quot;$'&quot;;&quot;Conso - Ensemble&quot;;&quot;'&quot;;&quot;.&quot;;&quot;G16&quot;))" office:value-type="float" office:value="63.7636084218572" calcext:value-type="float">
            <text:p>64</text:p>
          </table:table-cell>
          <table:table-cell table:style-name="ce9" table:formula="of:=INDIRECT(CONCATENATE(&quot;'&quot;;&quot;file:///&quot;;[.$C14];&quot;'&quot;;&quot;#&quot;;&quot;$'&quot;;&quot;Conso - Ensemble&quot;;&quot;'&quot;;&quot;.&quot;;&quot;I16&quot;))" office:value-type="float" office:value="62.9577289089458" calcext:value-type="float">
            <text:p>63</text:p>
          </table:table-cell>
          <table:table-cell table:style-name="ce9" table:formula="of:=INDIRECT(CONCATENATE(&quot;'&quot;;&quot;file:///&quot;;[.$C14];&quot;'&quot;;&quot;#&quot;;&quot;$'&quot;;&quot;Conso - Ensemble&quot;;&quot;'&quot;;&quot;.&quot;;&quot;K16&quot;))" office:value-type="float" office:value="60.2832093829899" calcext:value-type="float">
            <text:p>60</text:p>
          </table:table-cell>
          <table:table-cell table:style-name="ce9" table:formula="of:=INDIRECT(CONCATENATE(&quot;'&quot;;&quot;file:///&quot;;[.$C14];&quot;'&quot;;&quot;#&quot;;&quot;$'&quot;;&quot;Conso - Ensemble&quot;;&quot;'&quot;;&quot;.&quot;;&quot;E17&quot;))" office:value-type="float" office:value="579.315683418114" calcext:value-type="float">
            <text:p>579</text:p>
          </table:table-cell>
          <table:table-cell table:style-name="ce9" table:formula="of:=INDIRECT(CONCATENATE(&quot;'&quot;;&quot;file:///&quot;;[.$C14];&quot;'&quot;;&quot;#&quot;;&quot;$'&quot;;&quot;Conso - Ensemble&quot;;&quot;'&quot;;&quot;.&quot;;&quot;G17&quot;))" office:value-type="float" office:value="544.517502341711" calcext:value-type="float">
            <text:p>545</text:p>
          </table:table-cell>
          <table:table-cell table:style-name="ce9" table:formula="of:=INDIRECT(CONCATENATE(&quot;'&quot;;&quot;file:///&quot;;[.$C14];&quot;'&quot;;&quot;#&quot;;&quot;$'&quot;;&quot;Conso - Ensemble&quot;;&quot;'&quot;;&quot;.&quot;;&quot;I17&quot;))" office:value-type="float" office:value="534.198576955882" calcext:value-type="float">
            <text:p>534</text:p>
          </table:table-cell>
          <table:table-cell table:style-name="ce9" table:formula="of:=INDIRECT(CONCATENATE(&quot;'&quot;;&quot;file:///&quot;;[.$C14];&quot;'&quot;;&quot;#&quot;;&quot;$'&quot;;&quot;Conso - Ensemble&quot;;&quot;'&quot;;&quot;.&quot;;&quot;K17&quot;))" office:value-type="float" office:value="525.473835339431" calcext:value-type="float">
            <text:p>525</text:p>
          </table:table-cell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42700276</text:p>
          </table:table-cell>
          <table:table-cell table:style-name="ce3" office:value-type="string" calcext:value-type="string">
            <text:p>CC du Pays de Conches</text:p>
          </table:table-cell>
          <table:table-cell table:style-name="ce6" table:formula="of:=[$'0-base'.C15]" office:value-type="string" office:string-value="U:/5_Patrimoine_commun/ETUDES/1_fiches_territoriales_EPCI/Extraction_donnees/transition_energetique/biomasse-normandie/CC du pays de Conches-en-O_v1.03.xlsx" calcext:value-type="string">
            <text:p>U:/5_Patrimoine_commun/ETUDES/1_fiches_territoriales_EPCI/Extraction_donnees/transition_energetique/biomasse-normandie/CC du pays de Conches-en-O_v1.03.xlsx</text:p>
          </table:table-cell>
          <table:table-cell table:style-name="ce9" table:formula="of:=INDIRECT(CONCATENATE(&quot;'&quot;;&quot;file:///&quot;;[.$C15];&quot;'&quot;;&quot;#&quot;;&quot;$'&quot;;&quot;Conso - Ensemble&quot;;&quot;'&quot;;&quot;.&quot;;&quot;E14&quot;))" office:value-type="float" office:value="147.21514903463" calcext:value-type="float">
            <text:p>147</text:p>
          </table:table-cell>
          <table:table-cell table:style-name="ce9" table:formula="of:=INDIRECT(CONCATENATE(&quot;'&quot;;&quot;file:///&quot;;[.$C15];&quot;'&quot;;&quot;#&quot;;&quot;$'&quot;;&quot;Conso - Ensemble&quot;;&quot;'&quot;;&quot;.&quot;;&quot;G14&quot;))" office:value-type="float" office:value="145.581456528531" calcext:value-type="float">
            <text:p>146</text:p>
          </table:table-cell>
          <table:table-cell table:style-name="ce9" table:formula="of:=INDIRECT(CONCATENATE(&quot;'&quot;;&quot;file:///&quot;;[.$C15];&quot;'&quot;;&quot;#&quot;;&quot;$'&quot;;&quot;Conso - Ensemble&quot;;&quot;'&quot;;&quot;.&quot;;&quot;I14&quot;))" office:value-type="float" office:value="146.604870888237" calcext:value-type="float">
            <text:p>147</text:p>
          </table:table-cell>
          <table:table-cell table:style-name="ce9" table:formula="of:=INDIRECT(CONCATENATE(&quot;'&quot;;&quot;file:///&quot;;[.$C15];&quot;'&quot;;&quot;#&quot;;&quot;$'&quot;;&quot;Conso - Ensemble&quot;;&quot;'&quot;;&quot;.&quot;;&quot;K14&quot;))" office:value-type="float" office:value="140.381053658924" calcext:value-type="float">
            <text:p>140</text:p>
          </table:table-cell>
          <table:table-cell table:style-name="ce9" table:formula="of:=INDIRECT(CONCATENATE(&quot;'&quot;;&quot;file:///&quot;;[.$C15];&quot;'&quot;;&quot;#&quot;;&quot;$'&quot;;&quot;Conso - Ensemble&quot;;&quot;'&quot;;&quot;.&quot;;&quot;E15&quot;))" office:value-type="float" office:value="38.6367120816707" calcext:value-type="float">
            <text:p>39</text:p>
          </table:table-cell>
          <table:table-cell table:style-name="ce9" table:formula="of:=INDIRECT(CONCATENATE(&quot;'&quot;;&quot;file:///&quot;;[.$C15];&quot;'&quot;;&quot;#&quot;;&quot;$'&quot;;&quot;Conso - Ensemble&quot;;&quot;'&quot;;&quot;.&quot;;&quot;G15&quot;))" office:value-type="float" office:value="42.4801433313468" calcext:value-type="float">
            <text:p>42</text:p>
          </table:table-cell>
          <table:table-cell table:style-name="ce9" table:formula="of:=INDIRECT(CONCATENATE(&quot;'&quot;;&quot;file:///&quot;;[.$C15];&quot;'&quot;;&quot;#&quot;;&quot;$'&quot;;&quot;Conso - Ensemble&quot;;&quot;'&quot;;&quot;.&quot;;&quot;I15&quot;))" office:value-type="float" office:value="42.0088467967874" calcext:value-type="float">
            <text:p>42</text:p>
          </table:table-cell>
          <table:table-cell table:style-name="ce9" table:formula="of:=INDIRECT(CONCATENATE(&quot;'&quot;;&quot;file:///&quot;;[.$C15];&quot;'&quot;;&quot;#&quot;;&quot;$'&quot;;&quot;Conso - Ensemble&quot;;&quot;'&quot;;&quot;.&quot;;&quot;K15&quot;))" office:value-type="float" office:value="34.6254344399162" calcext:value-type="float">
            <text:p>35</text:p>
          </table:table-cell>
          <table:table-cell table:style-name="ce9" table:formula="of:=INDIRECT(CONCATENATE(&quot;'&quot;;&quot;file:///&quot;;[.$C15];&quot;'&quot;;&quot;#&quot;;&quot;$'&quot;;&quot;Conso - Ensemble&quot;;&quot;'&quot;;&quot;.&quot;;&quot;E16&quot;))" office:value-type="float" office:value="22.1733554362839" calcext:value-type="float">
            <text:p>22</text:p>
          </table:table-cell>
          <table:table-cell table:style-name="ce9" table:formula="of:=INDIRECT(CONCATENATE(&quot;'&quot;;&quot;file:///&quot;;[.$C15];&quot;'&quot;;&quot;#&quot;;&quot;$'&quot;;&quot;Conso - Ensemble&quot;;&quot;'&quot;;&quot;.&quot;;&quot;G16&quot;))" office:value-type="float" office:value="22.9751168145792" calcext:value-type="float">
            <text:p>23</text:p>
          </table:table-cell>
          <table:table-cell table:style-name="ce9" table:formula="of:=INDIRECT(CONCATENATE(&quot;'&quot;;&quot;file:///&quot;;[.$C15];&quot;'&quot;;&quot;#&quot;;&quot;$'&quot;;&quot;Conso - Ensemble&quot;;&quot;'&quot;;&quot;.&quot;;&quot;I16&quot;))" office:value-type="float" office:value="23.6344829358521" calcext:value-type="float">
            <text:p>24</text:p>
          </table:table-cell>
          <table:table-cell table:style-name="ce9" table:formula="of:=INDIRECT(CONCATENATE(&quot;'&quot;;&quot;file:///&quot;;[.$C15];&quot;'&quot;;&quot;#&quot;;&quot;$'&quot;;&quot;Conso - Ensemble&quot;;&quot;'&quot;;&quot;.&quot;;&quot;K16&quot;))" office:value-type="float" office:value="22.1156038682271" calcext:value-type="float">
            <text:p>22</text:p>
          </table:table-cell>
          <table:table-cell table:style-name="ce9" table:formula="of:=INDIRECT(CONCATENATE(&quot;'&quot;;&quot;file:///&quot;;[.$C15];&quot;'&quot;;&quot;#&quot;;&quot;$'&quot;;&quot;Conso - Ensemble&quot;;&quot;'&quot;;&quot;.&quot;;&quot;E17&quot;))" office:value-type="float" office:value="148.558907601479" calcext:value-type="float">
            <text:p>149</text:p>
          </table:table-cell>
          <table:table-cell table:style-name="ce9" table:formula="of:=INDIRECT(CONCATENATE(&quot;'&quot;;&quot;file:///&quot;;[.$C15];&quot;'&quot;;&quot;#&quot;;&quot;$'&quot;;&quot;Conso - Ensemble&quot;;&quot;'&quot;;&quot;.&quot;;&quot;G17&quot;))" office:value-type="float" office:value="144.861771529798" calcext:value-type="float">
            <text:p>145</text:p>
          </table:table-cell>
          <table:table-cell table:style-name="ce9" table:formula="of:=INDIRECT(CONCATENATE(&quot;'&quot;;&quot;file:///&quot;;[.$C15];&quot;'&quot;;&quot;#&quot;;&quot;$'&quot;;&quot;Conso - Ensemble&quot;;&quot;'&quot;;&quot;.&quot;;&quot;I17&quot;))" office:value-type="float" office:value="143.916140000354" calcext:value-type="float">
            <text:p>144</text:p>
          </table:table-cell>
          <table:table-cell table:style-name="ce9" table:formula="of:=INDIRECT(CONCATENATE(&quot;'&quot;;&quot;file:///&quot;;[.$C15];&quot;'&quot;;&quot;#&quot;;&quot;$'&quot;;&quot;Conso - Ensemble&quot;;&quot;'&quot;;&quot;.&quot;;&quot;K17&quot;))" office:value-type="float" office:value="143.072842835889" calcext:value-type="float">
            <text:p>143</text:p>
          </table:table-cell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42700607</text:p>
          </table:table-cell>
          <table:table-cell table:style-name="ce3" office:value-type="string" calcext:value-type="string">
            <text:p>CC du Pays du Neubourg</text:p>
          </table:table-cell>
          <table:table-cell table:style-name="ce6" table:formula="of:=[$'0-base'.C16]" office:value-type="string" office:string-value="U:/5_Patrimoine_commun/ETUDES/1_fiches_territoriales_EPCI/Extraction_donnees/transition_energetique/biomasse-normandie/CC du pays du Neubourg_v1.03.xlsx" calcext:value-type="string">
            <text:p>U:/5_Patrimoine_commun/ETUDES/1_fiches_territoriales_EPCI/Extraction_donnees/transition_energetique/biomasse-normandie/CC du pays du Neubourg_v1.03.xlsx</text:p>
          </table:table-cell>
          <table:table-cell table:style-name="ce9" table:formula="of:=INDIRECT(CONCATENATE(&quot;'&quot;;&quot;file:///&quot;;[.$C16];&quot;'&quot;;&quot;#&quot;;&quot;$'&quot;;&quot;Conso - Ensemble&quot;;&quot;'&quot;;&quot;.&quot;;&quot;E14&quot;))" office:value-type="float" office:value="133.861670411501" calcext:value-type="float">
            <text:p>134</text:p>
          </table:table-cell>
          <table:table-cell table:style-name="ce9" table:formula="of:=INDIRECT(CONCATENATE(&quot;'&quot;;&quot;file:///&quot;;[.$C16];&quot;'&quot;;&quot;#&quot;;&quot;$'&quot;;&quot;Conso - Ensemble&quot;;&quot;'&quot;;&quot;.&quot;;&quot;G14&quot;))" office:value-type="float" office:value="131.9967029281" calcext:value-type="float">
            <text:p>132</text:p>
          </table:table-cell>
          <table:table-cell table:style-name="ce9" table:formula="of:=INDIRECT(CONCATENATE(&quot;'&quot;;&quot;file:///&quot;;[.$C16];&quot;'&quot;;&quot;#&quot;;&quot;$'&quot;;&quot;Conso - Ensemble&quot;;&quot;'&quot;;&quot;.&quot;;&quot;I14&quot;))" office:value-type="float" office:value="133.862945266842" calcext:value-type="float">
            <text:p>134</text:p>
          </table:table-cell>
          <table:table-cell table:style-name="ce9" table:formula="of:=INDIRECT(CONCATENATE(&quot;'&quot;;&quot;file:///&quot;;[.$C16];&quot;'&quot;;&quot;#&quot;;&quot;$'&quot;;&quot;Conso - Ensemble&quot;;&quot;'&quot;;&quot;.&quot;;&quot;K14&quot;))" office:value-type="float" office:value="128.630998318741" calcext:value-type="float">
            <text:p>129</text:p>
          </table:table-cell>
          <table:table-cell table:style-name="ce9" table:formula="of:=INDIRECT(CONCATENATE(&quot;'&quot;;&quot;file:///&quot;;[.$C16];&quot;'&quot;;&quot;#&quot;;&quot;$'&quot;;&quot;Conso - Ensemble&quot;;&quot;'&quot;;&quot;.&quot;;&quot;E15&quot;))" office:value-type="float" office:value="49.269723603727" calcext:value-type="float">
            <text:p>49</text:p>
          </table:table-cell>
          <table:table-cell table:style-name="ce9" table:formula="of:=INDIRECT(CONCATENATE(&quot;'&quot;;&quot;file:///&quot;;[.$C16];&quot;'&quot;;&quot;#&quot;;&quot;$'&quot;;&quot;Conso - Ensemble&quot;;&quot;'&quot;;&quot;.&quot;;&quot;G15&quot;))" office:value-type="float" office:value="52.0439424780485" calcext:value-type="float">
            <text:p>52</text:p>
          </table:table-cell>
          <table:table-cell table:style-name="ce9" table:formula="of:=INDIRECT(CONCATENATE(&quot;'&quot;;&quot;file:///&quot;;[.$C16];&quot;'&quot;;&quot;#&quot;;&quot;$'&quot;;&quot;Conso - Ensemble&quot;;&quot;'&quot;;&quot;.&quot;;&quot;I15&quot;))" office:value-type="float" office:value="54.9568018139184" calcext:value-type="float">
            <text:p>55</text:p>
          </table:table-cell>
          <table:table-cell table:style-name="ce9" table:formula="of:=INDIRECT(CONCATENATE(&quot;'&quot;;&quot;file:///&quot;;[.$C16];&quot;'&quot;;&quot;#&quot;;&quot;$'&quot;;&quot;Conso - Ensemble&quot;;&quot;'&quot;;&quot;.&quot;;&quot;K15&quot;))" office:value-type="float" office:value="45.6980939247652" calcext:value-type="float">
            <text:p>46</text:p>
          </table:table-cell>
          <table:table-cell table:style-name="ce9" table:formula="of:=INDIRECT(CONCATENATE(&quot;'&quot;;&quot;file:///&quot;;[.$C16];&quot;'&quot;;&quot;#&quot;;&quot;$'&quot;;&quot;Conso - Ensemble&quot;;&quot;'&quot;;&quot;.&quot;;&quot;E16&quot;))" office:value-type="float" office:value="29.867449555179" calcext:value-type="float">
            <text:p>30</text:p>
          </table:table-cell>
          <table:table-cell table:style-name="ce9" table:formula="of:=INDIRECT(CONCATENATE(&quot;'&quot;;&quot;file:///&quot;;[.$C16];&quot;'&quot;;&quot;#&quot;;&quot;$'&quot;;&quot;Conso - Ensemble&quot;;&quot;'&quot;;&quot;.&quot;;&quot;G16&quot;))" office:value-type="float" office:value="30.9424489841634" calcext:value-type="float">
            <text:p>31</text:p>
          </table:table-cell>
          <table:table-cell table:style-name="ce9" table:formula="of:=INDIRECT(CONCATENATE(&quot;'&quot;;&quot;file:///&quot;;[.$C16];&quot;'&quot;;&quot;#&quot;;&quot;$'&quot;;&quot;Conso - Ensemble&quot;;&quot;'&quot;;&quot;.&quot;;&quot;I16&quot;))" office:value-type="float" office:value="31.1682630434292" calcext:value-type="float">
            <text:p>31</text:p>
          </table:table-cell>
          <table:table-cell table:style-name="ce9" table:formula="of:=INDIRECT(CONCATENATE(&quot;'&quot;;&quot;file:///&quot;;[.$C16];&quot;'&quot;;&quot;#&quot;;&quot;$'&quot;;&quot;Conso - Ensemble&quot;;&quot;'&quot;;&quot;.&quot;;&quot;K16&quot;))" office:value-type="float" office:value="28.8414440419147" calcext:value-type="float">
            <text:p>29</text:p>
          </table:table-cell>
          <table:table-cell table:style-name="ce9" table:formula="of:=INDIRECT(CONCATENATE(&quot;'&quot;;&quot;file:///&quot;;[.$C16];&quot;'&quot;;&quot;#&quot;;&quot;$'&quot;;&quot;Conso - Ensemble&quot;;&quot;'&quot;;&quot;.&quot;;&quot;E17&quot;))" office:value-type="float" office:value="166.542249038896" calcext:value-type="float">
            <text:p>167</text:p>
          </table:table-cell>
          <table:table-cell table:style-name="ce9" table:formula="of:=INDIRECT(CONCATENATE(&quot;'&quot;;&quot;file:///&quot;;[.$C16];&quot;'&quot;;&quot;#&quot;;&quot;$'&quot;;&quot;Conso - Ensemble&quot;;&quot;'&quot;;&quot;.&quot;;&quot;G17&quot;))" office:value-type="float" office:value="158.624936154397" calcext:value-type="float">
            <text:p>159</text:p>
          </table:table-cell>
          <table:table-cell table:style-name="ce9" table:formula="of:=INDIRECT(CONCATENATE(&quot;'&quot;;&quot;file:///&quot;;[.$C16];&quot;'&quot;;&quot;#&quot;;&quot;$'&quot;;&quot;Conso - Ensemble&quot;;&quot;'&quot;;&quot;.&quot;;&quot;I17&quot;))" office:value-type="float" office:value="156.858705757139" calcext:value-type="float">
            <text:p>157</text:p>
          </table:table-cell>
          <table:table-cell table:style-name="ce9" table:formula="of:=INDIRECT(CONCATENATE(&quot;'&quot;;&quot;file:///&quot;;[.$C16];&quot;'&quot;;&quot;#&quot;;&quot;$'&quot;;&quot;Conso - Ensemble&quot;;&quot;'&quot;;&quot;.&quot;;&quot;K17&quot;))" office:value-type="float" office:value="155.453142012923" calcext:value-type="float">
            <text:p>155</text:p>
          </table:table-cell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42700623</text:p>
          </table:table-cell>
          <table:table-cell table:style-name="ce3" office:value-type="string" calcext:value-type="string">
            <text:p>CC Eure-Madrie-Seine</text:p>
          </table:table-cell>
          <table:table-cell table:style-name="ce6" table:formula="of:=[$'0-base'.C17]" office:value-type="string" office:string-value="U:/5_Patrimoine_commun/ETUDES/1_fiches_territoriales_EPCI/Extraction_donnees/transition_energetique/biomasse-normandie/CC Eure-Madrie-Seine_v1.03.xlsx" calcext:value-type="string">
            <text:p>U:/5_Patrimoine_commun/ETUDES/1_fiches_territoriales_EPCI/Extraction_donnees/transition_energetique/biomasse-normandie/CC Eure-Madrie-Seine_v1.03.xlsx</text:p>
          </table:table-cell>
          <table:table-cell table:style-name="ce9" table:formula="of:=INDIRECT(CONCATENATE(&quot;'&quot;;&quot;file:///&quot;;[.$C17];&quot;'&quot;;&quot;#&quot;;&quot;$'&quot;;&quot;Conso - Ensemble&quot;;&quot;'&quot;;&quot;.&quot;;&quot;E14&quot;))" office:value-type="float" office:value="196.427596245678" calcext:value-type="float">
            <text:p>196</text:p>
          </table:table-cell>
          <table:table-cell table:style-name="ce9" table:formula="of:=INDIRECT(CONCATENATE(&quot;'&quot;;&quot;file:///&quot;;[.$C17];&quot;'&quot;;&quot;#&quot;;&quot;$'&quot;;&quot;Conso - Ensemble&quot;;&quot;'&quot;;&quot;.&quot;;&quot;G14&quot;))" office:value-type="float" office:value="193.341918599709" calcext:value-type="float">
            <text:p>193</text:p>
          </table:table-cell>
          <table:table-cell table:style-name="ce9" table:formula="of:=INDIRECT(CONCATENATE(&quot;'&quot;;&quot;file:///&quot;;[.$C17];&quot;'&quot;;&quot;#&quot;;&quot;$'&quot;;&quot;Conso - Ensemble&quot;;&quot;'&quot;;&quot;.&quot;;&quot;I14&quot;))" office:value-type="float" office:value="191.13600262664" calcext:value-type="float">
            <text:p>191</text:p>
          </table:table-cell>
          <table:table-cell table:style-name="ce9" table:formula="of:=INDIRECT(CONCATENATE(&quot;'&quot;;&quot;file:///&quot;;[.$C17];&quot;'&quot;;&quot;#&quot;;&quot;$'&quot;;&quot;Conso - Ensemble&quot;;&quot;'&quot;;&quot;.&quot;;&quot;K14&quot;))" office:value-type="float" office:value="178.806321062374" calcext:value-type="float">
            <text:p>179</text:p>
          </table:table-cell>
          <table:table-cell table:style-name="ce9" table:formula="of:=INDIRECT(CONCATENATE(&quot;'&quot;;&quot;file:///&quot;;[.$C17];&quot;'&quot;;&quot;#&quot;;&quot;$'&quot;;&quot;Conso - Ensemble&quot;;&quot;'&quot;;&quot;.&quot;;&quot;E15&quot;))" office:value-type="float" office:value="130.750243371591" calcext:value-type="float">
            <text:p>131</text:p>
          </table:table-cell>
          <table:table-cell table:style-name="ce9" table:formula="of:=INDIRECT(CONCATENATE(&quot;'&quot;;&quot;file:///&quot;;[.$C17];&quot;'&quot;;&quot;#&quot;;&quot;$'&quot;;&quot;Conso - Ensemble&quot;;&quot;'&quot;;&quot;.&quot;;&quot;G15&quot;))" office:value-type="float" office:value="114.937469675876" calcext:value-type="float">
            <text:p>115</text:p>
          </table:table-cell>
          <table:table-cell table:style-name="ce9" table:formula="of:=INDIRECT(CONCATENATE(&quot;'&quot;;&quot;file:///&quot;;[.$C17];&quot;'&quot;;&quot;#&quot;;&quot;$'&quot;;&quot;Conso - Ensemble&quot;;&quot;'&quot;;&quot;.&quot;;&quot;I15&quot;))" office:value-type="float" office:value="116.861975096291" calcext:value-type="float">
            <text:p>117</text:p>
          </table:table-cell>
          <table:table-cell table:style-name="ce9" table:formula="of:=INDIRECT(CONCATENATE(&quot;'&quot;;&quot;file:///&quot;;[.$C17];&quot;'&quot;;&quot;#&quot;;&quot;$'&quot;;&quot;Conso - Ensemble&quot;;&quot;'&quot;;&quot;.&quot;;&quot;K15&quot;))" office:value-type="float" office:value="96.5358697144566" calcext:value-type="float">
            <text:p>97</text:p>
          </table:table-cell>
          <table:table-cell table:style-name="ce9" table:formula="of:=INDIRECT(CONCATENATE(&quot;'&quot;;&quot;file:///&quot;;[.$C17];&quot;'&quot;;&quot;#&quot;;&quot;$'&quot;;&quot;Conso - Ensemble&quot;;&quot;'&quot;;&quot;.&quot;;&quot;E16&quot;))" office:value-type="float" office:value="13.1254825961532" calcext:value-type="float">
            <text:p>13</text:p>
          </table:table-cell>
          <table:table-cell table:style-name="ce9" table:formula="of:=INDIRECT(CONCATENATE(&quot;'&quot;;&quot;file:///&quot;;[.$C17];&quot;'&quot;;&quot;#&quot;;&quot;$'&quot;;&quot;Conso - Ensemble&quot;;&quot;'&quot;;&quot;.&quot;;&quot;G16&quot;))" office:value-type="float" office:value="13.5668224833784" calcext:value-type="float">
            <text:p>14</text:p>
          </table:table-cell>
          <table:table-cell table:style-name="ce9" table:formula="of:=INDIRECT(CONCATENATE(&quot;'&quot;;&quot;file:///&quot;;[.$C17];&quot;'&quot;;&quot;#&quot;;&quot;$'&quot;;&quot;Conso - Ensemble&quot;;&quot;'&quot;;&quot;.&quot;;&quot;I16&quot;))" office:value-type="float" office:value="16.4912771146237" calcext:value-type="float">
            <text:p>16</text:p>
          </table:table-cell>
          <table:table-cell table:style-name="ce9" table:formula="of:=INDIRECT(CONCATENATE(&quot;'&quot;;&quot;file:///&quot;;[.$C17];&quot;'&quot;;&quot;#&quot;;&quot;$'&quot;;&quot;Conso - Ensemble&quot;;&quot;'&quot;;&quot;.&quot;;&quot;K16&quot;))" office:value-type="float" office:value="13.6122096511478" calcext:value-type="float">
            <text:p>14</text:p>
          </table:table-cell>
          <table:table-cell table:style-name="ce9" table:formula="of:=INDIRECT(CONCATENATE(&quot;'&quot;;&quot;file:///&quot;;[.$C17];&quot;'&quot;;&quot;#&quot;;&quot;$'&quot;;&quot;Conso - Ensemble&quot;;&quot;'&quot;;&quot;.&quot;;&quot;E17&quot;))" office:value-type="float" office:value="182.429986694258" calcext:value-type="float">
            <text:p>182</text:p>
          </table:table-cell>
          <table:table-cell table:style-name="ce9" table:formula="of:=INDIRECT(CONCATENATE(&quot;'&quot;;&quot;file:///&quot;;[.$C17];&quot;'&quot;;&quot;#&quot;;&quot;$'&quot;;&quot;Conso - Ensemble&quot;;&quot;'&quot;;&quot;.&quot;;&quot;G17&quot;))" office:value-type="float" office:value="171.750402705914" calcext:value-type="float">
            <text:p>172</text:p>
          </table:table-cell>
          <table:table-cell table:style-name="ce9" table:formula="of:=INDIRECT(CONCATENATE(&quot;'&quot;;&quot;file:///&quot;;[.$C17];&quot;'&quot;;&quot;#&quot;;&quot;$'&quot;;&quot;Conso - Ensemble&quot;;&quot;'&quot;;&quot;.&quot;;&quot;I17&quot;))" office:value-type="float" office:value="169.320581774981" calcext:value-type="float">
            <text:p>169</text:p>
          </table:table-cell>
          <table:table-cell table:style-name="ce9" table:formula="of:=INDIRECT(CONCATENATE(&quot;'&quot;;&quot;file:///&quot;;[.$C17];&quot;'&quot;;&quot;#&quot;;&quot;$'&quot;;&quot;Conso - Ensemble&quot;;&quot;'&quot;;&quot;.&quot;;&quot;K17&quot;))" office:value-type="float" office:value="164.736133761341" calcext:value-type="float">
            <text:p>165</text:p>
          </table:table-cell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Eure</text:p>
          </table:table-cell>
          <table:table-cell table:style-name="ce3"/>
          <table:table-cell table:style-name="ce8" table:number-columns-repeated="16"/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rmandie</text:p>
          </table:table-cell>
          <table:table-cell table:style-name="ce3"/>
          <table:table-cell table:style-name="ce8" table:number-columns-repeated="16"/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-emission_ges_secteur" table:style-name="ta1">
        <table:table-column table:style-name="co1" table:default-cell-style-name="ce4"/>
        <table:table-column table:style-name="co2" table:default-cell-style-name="ce4"/>
        <table:table-column table:style-name="co23" table:default-cell-style-name="ce4"/>
        <table:table-column table:style-name="co22" table:number-columns-repeated="16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989" table:default-cell-style-name="Default"/>
        <table:table-row table:style-name="ro5">
          <table:table-cell table:style-name="ce2" office:value-type="string" calcext:value-type="string">
            <text:p>siren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chemin</text:p>
          </table:table-cell>
          <table:table-cell table:style-name="ce7" office:value-type="string" calcext:value-type="string">
            <office:annotation draw:style-name="gr3" draw:text-style-name="P1" svg:width="2.899cm" svg:height="0.991cm" svg:x="14.444cm" svg:y="0cm" draw:caption-point-x="-0.61cm" draw:caption-point-y="0.01cm">
              <dc:date>2017-11-02T00:00:00</dc:date>
              <text:p text:style-name="P1"><text:span text:style-name="T1">ges_residentiel_1</text:span></text:p>
            </office:annotation>
            <text:p>Emission GES Résidentiel (2008)</text:p>
          </table:table-cell>
          <table:table-cell table:style-name="ce7" office:value-type="string" calcext:value-type="string">
            <office:annotation draw:style-name="gr3" draw:text-style-name="P1" svg:width="2.899cm" svg:height="0.991cm" svg:x="16.944cm" svg:y="0cm" draw:caption-point-x="-0.61cm" draw:caption-point-y="0.01cm">
              <dc:date>2017-11-02T00:00:00</dc:date>
              <text:p text:style-name="P1"><text:span text:style-name="T1">ges_residentiel_2</text:span></text:p>
            </office:annotation>
            <text:p>Emission GES Résidentiel (2010)</text:p>
          </table:table-cell>
          <table:table-cell table:style-name="ce7" office:value-type="string" calcext:value-type="string">
            <office:annotation draw:style-name="gr3" draw:text-style-name="P1" svg:width="2.899cm" svg:height="0.991cm" svg:x="19.443cm" svg:y="0cm" draw:caption-point-x="-0.61cm" draw:caption-point-y="0.01cm">
              <dc:date>2017-11-02T00:00:00</dc:date>
              <text:p text:style-name="P1"><text:span text:style-name="T1">ges_residentiel_3</text:span></text:p>
            </office:annotation>
            <text:p>Emission GES Résidentiel (2012)</text:p>
          </table:table-cell>
          <table:table-cell table:style-name="ce7" office:value-type="string" calcext:value-type="string">
            <office:annotation draw:style-name="gr3" draw:text-style-name="P1" svg:width="2.899cm" svg:height="0.991cm" svg:x="21.943cm" svg:y="0cm" draw:caption-point-x="-0.61cm" draw:caption-point-y="0.01cm">
              <dc:date>2017-11-02T00:00:00</dc:date>
              <text:p text:style-name="P1"><text:span text:style-name="T1">ges_residentiel_4</text:span></text:p>
            </office:annotation>
            <text:p>Emission GES Résidentiel (2014)</text:p>
          </table:table-cell>
          <table:table-cell table:style-name="ce7" office:value-type="string" calcext:value-type="string">
            <office:annotation draw:style-name="gr2" draw:text-style-name="P1" svg:width="2.899cm" svg:height="0.669cm" svg:x="24.442cm" svg:y="0cm" draw:caption-point-x="-0.61cm" draw:caption-point-y="0.01cm">
              <dc:date>2017-11-02T00:00:00</dc:date>
              <text:p text:style-name="P1"><text:span text:style-name="T1">ges_tertiaire_1</text:span></text:p>
            </office:annotation>
            <text:p>Emission GES Tertiaire (2008)</text:p>
          </table:table-cell>
          <table:table-cell table:style-name="ce7" office:value-type="string" calcext:value-type="string">
            <office:annotation draw:style-name="gr2" draw:text-style-name="P1" svg:width="2.899cm" svg:height="0.669cm" svg:x="26.941cm" svg:y="0cm" draw:caption-point-x="-0.61cm" draw:caption-point-y="0.01cm">
              <dc:date>2017-11-02T00:00:00</dc:date>
              <text:p text:style-name="P1"><text:span text:style-name="T1">ges_tertiaire_2</text:span></text:p>
            </office:annotation>
            <text:p>Emission GES Tertiaire (2010)</text:p>
          </table:table-cell>
          <table:table-cell table:style-name="ce7" office:value-type="string" calcext:value-type="string">
            <office:annotation draw:style-name="gr2" draw:text-style-name="P1" svg:width="2.899cm" svg:height="0.669cm" svg:x="29.441cm" svg:y="0cm" draw:caption-point-x="-0.61cm" draw:caption-point-y="0.01cm">
              <dc:date>2017-11-02T00:00:00</dc:date>
              <text:p text:style-name="P1"><text:span text:style-name="T1">ges_tertiaire_3</text:span></text:p>
            </office:annotation>
            <text:p>Emission GES Tertiaire (2012)</text:p>
          </table:table-cell>
          <table:table-cell table:style-name="ce7" office:value-type="string" calcext:value-type="string">
            <office:annotation draw:style-name="gr2" draw:text-style-name="P1" svg:width="2.899cm" svg:height="0.669cm" svg:x="31.94cm" svg:y="0cm" draw:caption-point-x="-0.61cm" draw:caption-point-y="0.01cm">
              <dc:date>2017-11-02T00:00:00</dc:date>
              <text:p text:style-name="P1"><text:span text:style-name="T1">ges_tertiaire_4</text:span></text:p>
            </office:annotation>
            <text:p>Emission GES Tertiaire (2014)</text:p>
          </table:table-cell>
          <table:table-cell table:style-name="ce7" office:value-type="string" calcext:value-type="string">
            <office:annotation draw:style-name="gr3" draw:text-style-name="P1" svg:width="2.899cm" svg:height="0.991cm" svg:x="34.44cm" svg:y="0cm" draw:caption-point-x="-0.61cm" draw:caption-point-y="0.01cm">
              <dc:date>2017-11-02T00:00:00</dc:date>
              <text:p text:style-name="P1"><text:span text:style-name="T1">ges_agriculture_1</text:span></text:p>
            </office:annotation>
            <text:p>Emission GES Agriculture (2008)</text:p>
          </table:table-cell>
          <table:table-cell table:style-name="ce7" office:value-type="string" calcext:value-type="string">
            <office:annotation draw:style-name="gr3" draw:text-style-name="P1" svg:width="2.899cm" svg:height="0.991cm" svg:x="36.939cm" svg:y="0cm" draw:caption-point-x="-0.61cm" draw:caption-point-y="0.01cm">
              <dc:date>2017-11-02T00:00:00</dc:date>
              <text:p text:style-name="P1"><text:span text:style-name="T1">ges_agriculture_2</text:span></text:p>
            </office:annotation>
            <text:p>Emission GES Agriculture (2010)</text:p>
          </table:table-cell>
          <table:table-cell table:style-name="ce7" office:value-type="string" calcext:value-type="string">
            <office:annotation draw:style-name="gr3" draw:text-style-name="P1" svg:width="2.899cm" svg:height="0.991cm" svg:x="39.439cm" svg:y="0cm" draw:caption-point-x="-0.61cm" draw:caption-point-y="0.01cm">
              <dc:date>2017-11-02T00:00:00</dc:date>
              <text:p text:style-name="P1"><text:span text:style-name="T1">ges_agriculture_3</text:span></text:p>
            </office:annotation>
            <text:p>Emission GES Agriculture (2012)</text:p>
          </table:table-cell>
          <table:table-cell table:style-name="ce7" office:value-type="string" calcext:value-type="string">
            <office:annotation draw:style-name="gr3" draw:text-style-name="P1" svg:width="2.899cm" svg:height="0.991cm" svg:x="41.938cm" svg:y="0cm" draw:caption-point-x="-0.61cm" draw:caption-point-y="0.01cm">
              <dc:date>2017-11-02T00:00:00</dc:date>
              <text:p text:style-name="P1"><text:span text:style-name="T1">ges_agriculture_4</text:span></text:p>
            </office:annotation>
            <text:p>Emission GES Agriculture (2014)</text:p>
          </table:table-cell>
          <table:table-cell table:style-name="ce7" office:value-type="string" calcext:value-type="string">
            <office:annotation draw:style-name="gr2" draw:text-style-name="P1" svg:width="2.899cm" svg:height="0.669cm" svg:x="44.437cm" svg:y="0cm" draw:caption-point-x="-0.61cm" draw:caption-point-y="0.01cm">
              <dc:date>2017-11-02T00:00:00</dc:date>
              <text:p text:style-name="P1"><text:span text:style-name="T1">ges_transport_1</text:span></text:p>
            </office:annotation>
            <text:p>Emission GES Transports routiers (2008)</text:p>
          </table:table-cell>
          <table:table-cell table:style-name="ce7" office:value-type="string" calcext:value-type="string">
            <office:annotation draw:style-name="gr2" draw:text-style-name="P1" svg:width="2.899cm" svg:height="0.669cm" svg:x="46.937cm" svg:y="0cm" draw:caption-point-x="-0.61cm" draw:caption-point-y="0.01cm">
              <dc:date>2017-11-02T00:00:00</dc:date>
              <text:p text:style-name="P1"><text:span text:style-name="T1">ges_transport_2</text:span></text:p>
            </office:annotation>
            <text:p>Emission GES Transports routiers (2010)</text:p>
          </table:table-cell>
          <table:table-cell table:style-name="ce7" office:value-type="string" calcext:value-type="string">
            <office:annotation draw:style-name="gr2" draw:text-style-name="P1" svg:width="2.899cm" svg:height="0.669cm" svg:x="49.436cm" svg:y="0cm" draw:caption-point-x="-0.61cm" draw:caption-point-y="0.01cm">
              <dc:date>2017-11-02T00:00:00</dc:date>
              <text:p text:style-name="P1"><text:span text:style-name="T1">ges_transport_3</text:span></text:p>
            </office:annotation>
            <text:p>Emission GES Transports routiers (2012)</text:p>
          </table:table-cell>
          <table:table-cell table:style-name="ce7" office:value-type="string" calcext:value-type="string">
            <office:annotation draw:style-name="gr2" draw:text-style-name="P1" svg:width="2.899cm" svg:height="0.669cm" svg:x="51.936cm" svg:y="0cm" draw:caption-point-x="-0.61cm" draw:caption-point-y="0.01cm">
              <dc:date>2017-11-02T00:00:00</dc:date>
              <text:p text:style-name="P1"><text:span text:style-name="T1">ges_transport_4</text:span></text:p>
            </office:annotation>
            <text:p>Emission GES Transports routiers (2014)</text:p>
          </table:table-cell>
          <table:table-cell table:style-name="ce7" office:value-type="string" calcext:value-type="string">
            <office:annotation draw:style-name="gr2" draw:text-style-name="P1" svg:width="2.899cm" svg:height="0.669cm" svg:x="54.345cm" svg:y="0cm" draw:caption-point-x="-0.61cm" draw:caption-point-y="0.01cm">
              <dc:date>2017-11-02T00:00:00</dc:date>
              <text:p text:style-name="P1"><text:span text:style-name="T1">ges_industrie_1</text:span></text:p>
            </office:annotation>
            <text:p>Emission GES Industrie (2008)</text:p>
          </table:table-cell>
          <table:table-cell table:style-name="ce7" office:value-type="string" calcext:value-type="string">
            <office:annotation draw:style-name="gr2" draw:text-style-name="P1" svg:width="2.899cm" svg:height="0.669cm" svg:x="56.755cm" svg:y="0cm" draw:caption-point-x="-0.61cm" draw:caption-point-y="0.01cm">
              <dc:date>2017-11-02T00:00:00</dc:date>
              <text:p text:style-name="P1"><text:span text:style-name="T1">ges_industrie_2</text:span></text:p>
            </office:annotation>
            <text:p>Emission GES Industrie (2010)</text:p>
          </table:table-cell>
          <table:table-cell table:style-name="ce7" office:value-type="string" calcext:value-type="string">
            <office:annotation draw:style-name="gr2" draw:text-style-name="P1" svg:width="2.899cm" svg:height="0.669cm" svg:x="59.164cm" svg:y="0cm" draw:caption-point-x="-0.61cm" draw:caption-point-y="0.01cm">
              <dc:date>2017-11-02T00:00:00</dc:date>
              <text:p text:style-name="P1"><text:span text:style-name="T1">ges_industrie_3</text:span></text:p>
            </office:annotation>
            <text:p>Emission GES Industrie (2012)</text:p>
          </table:table-cell>
          <table:table-cell table:style-name="ce7" office:value-type="string" calcext:value-type="string">
            <office:annotation draw:style-name="gr2" draw:text-style-name="P1" svg:width="2.899cm" svg:height="0.669cm" svg:x="61.574cm" svg:y="0cm" draw:caption-point-x="-0.61cm" draw:caption-point-y="0.01cm">
              <dc:date>2017-11-02T00:00:00</dc:date>
              <text:p text:style-name="P1"><text:span text:style-name="T1">ges_industrie_4</text:span></text:p>
            </office:annotation>
            <text:p>Emission GES Industrie (2014)</text:p>
          </table:table-cell>
          <table:table-cell table:style-name="ce7" office:value-type="string" calcext:value-type="string">
            <office:annotation draw:style-name="gr2" draw:text-style-name="P1" svg:width="2.899cm" svg:height="0.669cm" svg:x="63.983cm" svg:y="0cm" draw:caption-point-x="-0.61cm" draw:caption-point-y="0.01cm">
              <dc:date>2017-11-02T00:00:00</dc:date>
              <text:p text:style-name="P1"><text:span text:style-name="T1">ges_dechet_1</text:span></text:p>
            </office:annotation>
            <text:p>Emission GES Déchets (2008)</text:p>
          </table:table-cell>
          <table:table-cell table:style-name="ce7" office:value-type="string" calcext:value-type="string">
            <office:annotation draw:style-name="gr2" draw:text-style-name="P1" svg:width="2.899cm" svg:height="0.669cm" svg:x="66.393cm" svg:y="0cm" draw:caption-point-x="-0.61cm" draw:caption-point-y="0.01cm">
              <dc:date>2017-11-02T00:00:00</dc:date>
              <text:p text:style-name="P1"><text:span text:style-name="T1">ges_dechet_2</text:span></text:p>
            </office:annotation>
            <text:p>Emission GES Déchets (2010)</text:p>
          </table:table-cell>
          <table:table-cell table:style-name="ce7" office:value-type="string" calcext:value-type="string">
            <office:annotation draw:style-name="gr2" draw:text-style-name="P1" svg:width="2.899cm" svg:height="0.669cm" svg:x="68.802cm" svg:y="0cm" draw:caption-point-x="-0.61cm" draw:caption-point-y="0.01cm">
              <dc:date>2017-11-02T00:00:00</dc:date>
              <text:p text:style-name="P1"><text:span text:style-name="T1">ges_dechet_3</text:span></text:p>
            </office:annotation>
            <text:p>Emission GES Déchets (2012)</text:p>
          </table:table-cell>
          <table:table-cell table:style-name="ce7" office:value-type="string" calcext:value-type="string">
            <office:annotation draw:style-name="gr2" draw:text-style-name="P1" svg:width="2.899cm" svg:height="0.669cm" svg:x="71.212cm" svg:y="0cm" draw:caption-point-x="-0.61cm" draw:caption-point-y="0.01cm">
              <dc:date>2017-11-02T00:00:00</dc:date>
              <text:p text:style-name="P1"><text:span text:style-name="T1">ges_dechet_4</text:span></text:p>
            </office:annotation>
            <text:p>Emission GES Déchets (2014)</text:p>
          </table:table-cell>
          <table:table-cell table:number-columns-repeated="8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35665</text:p>
          </table:table-cell>
          <table:table-cell table:style-name="ce3" office:value-type="string" calcext:value-type="string">
            <text:p>CA Seine Eure</text:p>
          </table:table-cell>
          <table:table-cell table:style-name="ce6" table:formula="of:=[$'0-base'.C2]" office:value-type="string" office:string-value="u:/5_Patrimoine_commun/ETUDES/1_fiches_territoriales_EPCI/Extraction_donnees/transition_energetique/biomasse-normandie/CA Seine-Eure_v1.03.xlsx" calcext:value-type="string">
            <text:p>u:/5_Patrimoine_commun/ETUDES/1_fiches_territoriales_EPCI/Extraction_donnees/transition_energetique/biomasse-normandie/CA Seine-Eure_v1.03.xlsx</text:p>
          </table:table-cell>
          <table:table-cell table:style-name="ce9" table:formula="of:=INDIRECT(CONCATENATE(&quot;'&quot;;&quot;file:///&quot;;[.$C2];&quot;'&quot;;&quot;#&quot;;&quot;$'&quot;;&quot;GES - Ensemble&quot;;&quot;'&quot;;&quot;.&quot;;&quot;E13&quot;))" office:value-type="float" office:value="64.9933720842333" calcext:value-type="float">
            <text:p>65</text:p>
          </table:table-cell>
          <table:table-cell table:style-name="ce9" table:formula="of:=INDIRECT(CONCATENATE(&quot;'&quot;;&quot;file:///&quot;;[.$C2];&quot;'&quot;;&quot;#&quot;;&quot;$'&quot;;&quot;GES - Ensemble&quot;;&quot;'&quot;;&quot;.&quot;;&quot;G13&quot;))" office:value-type="float" office:value="66.5403071892916" calcext:value-type="float">
            <text:p>67</text:p>
          </table:table-cell>
          <table:table-cell table:style-name="ce9" table:formula="of:=INDIRECT(CONCATENATE(&quot;'&quot;;&quot;file:///&quot;;[.$C2];&quot;'&quot;;&quot;#&quot;;&quot;$'&quot;;&quot;GES - Ensemble&quot;;&quot;'&quot;;&quot;.&quot;;&quot;I13&quot;))" office:value-type="float" office:value="60.0422946388549" calcext:value-type="float">
            <text:p>60</text:p>
          </table:table-cell>
          <table:table-cell table:style-name="ce9" table:formula="of:=INDIRECT(CONCATENATE(&quot;'&quot;;&quot;file:///&quot;;[.$C2];&quot;'&quot;;&quot;#&quot;;&quot;$'&quot;;&quot;GES - Ensemble&quot;;&quot;'&quot;;&quot;.&quot;;&quot;K13&quot;))" office:value-type="float" office:value="52.0322072092814" calcext:value-type="float">
            <text:p>52</text:p>
          </table:table-cell>
          <table:table-cell table:style-name="ce9" table:formula="of:=INDIRECT(CONCATENATE(&quot;'&quot;;&quot;file:///&quot;;[.$C2];&quot;'&quot;;&quot;#&quot;;&quot;$'&quot;;&quot;GES - Ensemble&quot;;&quot;'&quot;;&quot;.&quot;;&quot;E14&quot;))" office:value-type="float" office:value="41.9235112876542" calcext:value-type="float">
            <text:p>42</text:p>
          </table:table-cell>
          <table:table-cell table:style-name="ce9" table:formula="of:=INDIRECT(CONCATENATE(&quot;'&quot;;&quot;file:///&quot;;[.$C2];&quot;'&quot;;&quot;#&quot;;&quot;$'&quot;;&quot;GES - Ensemble&quot;;&quot;'&quot;;&quot;.&quot;;&quot;G14&quot;))" office:value-type="float" office:value="38.672590942941" calcext:value-type="float">
            <text:p>39</text:p>
          </table:table-cell>
          <table:table-cell table:style-name="ce9" table:formula="of:=INDIRECT(CONCATENATE(&quot;'&quot;;&quot;file:///&quot;;[.$C2];&quot;'&quot;;&quot;#&quot;;&quot;$'&quot;;&quot;GES - Ensemble&quot;;&quot;'&quot;;&quot;.&quot;;&quot;I14&quot;))" office:value-type="float" office:value="38.8925855231712" calcext:value-type="float">
            <text:p>39</text:p>
          </table:table-cell>
          <table:table-cell table:style-name="ce9" table:formula="of:=INDIRECT(CONCATENATE(&quot;'&quot;;&quot;file:///&quot;;[.$C2];&quot;'&quot;;&quot;#&quot;;&quot;$'&quot;;&quot;GES - Ensemble&quot;;&quot;'&quot;;&quot;.&quot;;&quot;K14&quot;))" office:value-type="float" office:value="33.6755635672332" calcext:value-type="float">
            <text:p>34</text:p>
          </table:table-cell>
          <table:table-cell table:style-name="ce9" table:formula="of:=INDIRECT(CONCATENATE(&quot;'&quot;;&quot;file:///&quot;;[.$C2];&quot;'&quot;;&quot;#&quot;;&quot;$'&quot;;&quot;GES - Ensemble&quot;;&quot;'&quot;;&quot;.&quot;;&quot;E15&quot;))" office:value-type="float" office:value="32.5040632435926" calcext:value-type="float">
            <text:p>33</text:p>
          </table:table-cell>
          <table:table-cell table:style-name="ce9" table:formula="of:=INDIRECT(CONCATENATE(&quot;'&quot;;&quot;file:///&quot;;[.$C2];&quot;'&quot;;&quot;#&quot;;&quot;$'&quot;;&quot;GES - Ensemble&quot;;&quot;'&quot;;&quot;.&quot;;&quot;G15&quot;))" office:value-type="float" office:value="32.1518694264723" calcext:value-type="float">
            <text:p>32</text:p>
          </table:table-cell>
          <table:table-cell table:style-name="ce9" table:formula="of:=INDIRECT(CONCATENATE(&quot;'&quot;;&quot;file:///&quot;;[.$C2];&quot;'&quot;;&quot;#&quot;;&quot;$'&quot;;&quot;GES - Ensemble&quot;;&quot;'&quot;;&quot;.&quot;;&quot;I15&quot;))" office:value-type="float" office:value="27.4919363557719" calcext:value-type="float">
            <text:p>27</text:p>
          </table:table-cell>
          <table:table-cell table:style-name="ce9" table:formula="of:=INDIRECT(CONCATENATE(&quot;'&quot;;&quot;file:///&quot;;[.$C2];&quot;'&quot;;&quot;#&quot;;&quot;$'&quot;;&quot;GES - Ensemble&quot;;&quot;'&quot;;&quot;.&quot;;&quot;K15&quot;))" office:value-type="float" office:value="17.8429574408816" calcext:value-type="float">
            <text:p>18</text:p>
          </table:table-cell>
          <table:table-cell table:style-name="ce9" table:formula="of:=INDIRECT(CONCATENATE(&quot;'&quot;;&quot;file:///&quot;;[.$C2];&quot;'&quot;;&quot;#&quot;;&quot;$'&quot;;&quot;GES - Ensemble&quot;;&quot;'&quot;;&quot;.&quot;;&quot;E16&quot;))" office:value-type="float" office:value="129.316679768597" calcext:value-type="float">
            <text:p>129</text:p>
          </table:table-cell>
          <table:table-cell table:style-name="ce9" table:formula="of:=INDIRECT(CONCATENATE(&quot;'&quot;;&quot;file:///&quot;;[.$C2];&quot;'&quot;;&quot;#&quot;;&quot;$'&quot;;&quot;GES - Ensemble&quot;;&quot;'&quot;;&quot;.&quot;;&quot;G16&quot;))" office:value-type="float" office:value="119.24841156233" calcext:value-type="float">
            <text:p>119</text:p>
          </table:table-cell>
          <table:table-cell table:style-name="ce9" table:formula="of:=INDIRECT(CONCATENATE(&quot;'&quot;;&quot;file:///&quot;;[.$C2];&quot;'&quot;;&quot;#&quot;;&quot;$'&quot;;&quot;GES - Ensemble&quot;;&quot;'&quot;;&quot;.&quot;;&quot;I16&quot;))" office:value-type="float" office:value="116.852810032289" calcext:value-type="float">
            <text:p>117</text:p>
          </table:table-cell>
          <table:table-cell table:style-name="ce9" table:formula="of:=INDIRECT(CONCATENATE(&quot;'&quot;;&quot;file:///&quot;;[.$C2];&quot;'&quot;;&quot;#&quot;;&quot;$'&quot;;&quot;GES - Ensemble&quot;;&quot;'&quot;;&quot;.&quot;;&quot;K16&quot;))" office:value-type="float" office:value="116.924674155943" calcext:value-type="float">
            <text:p>117</text:p>
          </table:table-cell>
          <table:table-cell table:style-name="ce9" table:formula="of:=INDIRECT(CONCATENATE(&quot;'&quot;;&quot;file:///&quot;;[.$C2];&quot;'&quot;;&quot;#&quot;;&quot;$'&quot;;&quot;GES - Ensemble&quot;;&quot;'&quot;;&quot;.&quot;;&quot;E18&quot;))" office:value-type="float" office:value="99.9291145423973" calcext:value-type="float">
            <text:p>100</text:p>
          </table:table-cell>
          <table:table-cell table:style-name="ce9" table:formula="of:=INDIRECT(CONCATENATE(&quot;'&quot;;&quot;file:///&quot;;[.$C2];&quot;'&quot;;&quot;#&quot;;&quot;$'&quot;;&quot;GES - Ensemble&quot;;&quot;'&quot;;&quot;.&quot;;&quot;G18&quot;))" office:value-type="float" office:value="74.5869838669462" calcext:value-type="float">
            <text:p>75</text:p>
          </table:table-cell>
          <table:table-cell table:style-name="ce9" table:formula="of:=INDIRECT(CONCATENATE(&quot;'&quot;;&quot;file:///&quot;;[.$C2];&quot;'&quot;;&quot;#&quot;;&quot;$'&quot;;&quot;GES - Ensemble&quot;;&quot;'&quot;;&quot;.&quot;;&quot;I18&quot;))" office:value-type="float" office:value="68.6322161008288" calcext:value-type="float">
            <text:p>69</text:p>
          </table:table-cell>
          <table:table-cell table:style-name="ce9" table:formula="of:=INDIRECT(CONCATENATE(&quot;'&quot;;&quot;file:///&quot;;[.$C2];&quot;'&quot;;&quot;#&quot;;&quot;$'&quot;;&quot;GES - Ensemble&quot;;&quot;'&quot;;&quot;.&quot;;&quot;K18&quot;))" office:value-type="float" office:value="109.951818671025" calcext:value-type="float">
            <text:p>110</text:p>
          </table:table-cell>
          <table:table-cell table:style-name="ce9" table:formula="of:=INDIRECT(CONCATENATE(&quot;'&quot;;&quot;file:///&quot;;[.$C2];&quot;'&quot;;&quot;#&quot;;&quot;$'&quot;;&quot;GES - Ensemble&quot;;&quot;'&quot;;&quot;.&quot;;&quot;E19&quot;))" office:value-type="float" office:value="4.495441472074" calcext:value-type="float">
            <text:p>4</text:p>
          </table:table-cell>
          <table:table-cell table:style-name="ce9" table:formula="of:=INDIRECT(CONCATENATE(&quot;'&quot;;&quot;file:///&quot;;[.$C2];&quot;'&quot;;&quot;#&quot;;&quot;$'&quot;;&quot;GES - Ensemble&quot;;&quot;'&quot;;&quot;.&quot;;&quot;G19&quot;))" office:value-type="float" office:value="7.358227677807" calcext:value-type="float">
            <text:p>7</text:p>
          </table:table-cell>
          <table:table-cell table:style-name="ce9" table:formula="of:=INDIRECT(CONCATENATE(&quot;'&quot;;&quot;file:///&quot;;[.$C2];&quot;'&quot;;&quot;#&quot;;&quot;$'&quot;;&quot;GES - Ensemble&quot;;&quot;'&quot;;&quot;.&quot;;&quot;I19&quot;))" office:value-type="float" office:value="4.422704889565" calcext:value-type="float">
            <text:p>4</text:p>
          </table:table-cell>
          <table:table-cell table:style-name="ce9" table:formula="of:=INDIRECT(CONCATENATE(&quot;'&quot;;&quot;file:///&quot;;[.$C2];&quot;'&quot;;&quot;#&quot;;&quot;$'&quot;;&quot;GES - Ensemble&quot;;&quot;'&quot;;&quot;.&quot;;&quot;K19&quot;))" office:value-type="float" office:value="0.489900689565" calcext:value-type="float">
            <text:p>0</text:p>
          </table:table-cell>
          <table:table-cell table:number-columns-repeated="8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40277</text:p>
          </table:table-cell>
          <table:table-cell table:style-name="ce3" office:value-type="string" calcext:value-type="string">
            <text:p>CA Agglo du Pays de Dreux</text:p>
          </table:table-cell>
          <table:table-cell table:style-name="ce6" table:formula="of:=[$'0-base'.C3]" office:value-type="string" office:string-value="U:/5_Patrimoine_commun/ETUDES/1_fiches_territoriales_EPCI/Extraction_donnees/transition_energetique/biomasse-normandie/Agglo du Pays de Dreux_v1.03.xlsx" calcext:value-type="string">
            <text:p>U:/5_Patrimoine_commun/ETUDES/1_fiches_territoriales_EPCI/Extraction_donnees/transition_energetique/biomasse-normandie/Agglo du Pays de Dreux_v1.03.xlsx</text:p>
          </table:table-cell>
          <table:table-cell table:style-name="ce9" table:formula="of:=INDIRECT(CONCATENATE(&quot;'&quot;;&quot;file:///&quot;;[.$C3];&quot;'&quot;;&quot;#&quot;;&quot;$'&quot;;&quot;GES - Ensemble&quot;;&quot;'&quot;;&quot;.&quot;;&quot;E13&quot;))" office:value-type="float" office:value="10.5044261554596" calcext:value-type="float">
            <text:p>11</text:p>
          </table:table-cell>
          <table:table-cell table:style-name="ce9" table:formula="of:=INDIRECT(CONCATENATE(&quot;'&quot;;&quot;file:///&quot;;[.$C3];&quot;'&quot;;&quot;#&quot;;&quot;$'&quot;;&quot;GES - Ensemble&quot;;&quot;'&quot;;&quot;.&quot;;&quot;G13&quot;))" office:value-type="float" office:value="10.535767099988" calcext:value-type="float">
            <text:p>11</text:p>
          </table:table-cell>
          <table:table-cell table:style-name="ce9" table:formula="of:=INDIRECT(CONCATENATE(&quot;'&quot;;&quot;file:///&quot;;[.$C3];&quot;'&quot;;&quot;#&quot;;&quot;$'&quot;;&quot;GES - Ensemble&quot;;&quot;'&quot;;&quot;.&quot;;&quot;I13&quot;))" office:value-type="float" office:value="9.62250338882933" calcext:value-type="float">
            <text:p>10</text:p>
          </table:table-cell>
          <table:table-cell table:style-name="ce9" table:formula="of:=INDIRECT(CONCATENATE(&quot;'&quot;;&quot;file:///&quot;;[.$C3];&quot;'&quot;;&quot;#&quot;;&quot;$'&quot;;&quot;GES - Ensemble&quot;;&quot;'&quot;;&quot;.&quot;;&quot;K13&quot;))" office:value-type="float" office:value="8.38044470250519" calcext:value-type="float">
            <text:p>8</text:p>
          </table:table-cell>
          <table:table-cell table:style-name="ce9" table:formula="of:=INDIRECT(CONCATENATE(&quot;'&quot;;&quot;file:///&quot;;[.$C3];&quot;'&quot;;&quot;#&quot;;&quot;$'&quot;;&quot;GES - Ensemble&quot;;&quot;'&quot;;&quot;.&quot;;&quot;E14&quot;))" office:value-type="float" office:value="4.68904339575693" calcext:value-type="float">
            <text:p>5</text:p>
          </table:table-cell>
          <table:table-cell table:style-name="ce9" table:formula="of:=INDIRECT(CONCATENATE(&quot;'&quot;;&quot;file:///&quot;;[.$C3];&quot;'&quot;;&quot;#&quot;;&quot;$'&quot;;&quot;GES - Ensemble&quot;;&quot;'&quot;;&quot;.&quot;;&quot;G14&quot;))" office:value-type="float" office:value="4.03349780815568" calcext:value-type="float">
            <text:p>4</text:p>
          </table:table-cell>
          <table:table-cell table:style-name="ce9" table:formula="of:=INDIRECT(CONCATENATE(&quot;'&quot;;&quot;file:///&quot;;[.$C3];&quot;'&quot;;&quot;#&quot;;&quot;$'&quot;;&quot;GES - Ensemble&quot;;&quot;'&quot;;&quot;.&quot;;&quot;I14&quot;))" office:value-type="float" office:value="4.0985479964167" calcext:value-type="float">
            <text:p>4</text:p>
          </table:table-cell>
          <table:table-cell table:style-name="ce9" table:formula="of:=INDIRECT(CONCATENATE(&quot;'&quot;;&quot;file:///&quot;;[.$C3];&quot;'&quot;;&quot;#&quot;;&quot;$'&quot;;&quot;GES - Ensemble&quot;;&quot;'&quot;;&quot;.&quot;;&quot;K14&quot;))" office:value-type="float" office:value="3.15443747902066" calcext:value-type="float">
            <text:p>3</text:p>
          </table:table-cell>
          <table:table-cell table:style-name="ce9" table:formula="of:=INDIRECT(CONCATENATE(&quot;'&quot;;&quot;file:///&quot;;[.$C3];&quot;'&quot;;&quot;#&quot;;&quot;$'&quot;;&quot;GES - Ensemble&quot;;&quot;'&quot;;&quot;.&quot;;&quot;E15&quot;))" office:value-type="float" office:value="3.47980561293759" calcext:value-type="float">
            <text:p>3</text:p>
          </table:table-cell>
          <table:table-cell table:style-name="ce9" table:formula="of:=INDIRECT(CONCATENATE(&quot;'&quot;;&quot;file:///&quot;;[.$C3];&quot;'&quot;;&quot;#&quot;;&quot;$'&quot;;&quot;GES - Ensemble&quot;;&quot;'&quot;;&quot;.&quot;;&quot;G15&quot;))" office:value-type="float" office:value="3.34691673530582" calcext:value-type="float">
            <text:p>3</text:p>
          </table:table-cell>
          <table:table-cell table:style-name="ce9" table:formula="of:=INDIRECT(CONCATENATE(&quot;'&quot;;&quot;file:///&quot;;[.$C3];&quot;'&quot;;&quot;#&quot;;&quot;$'&quot;;&quot;GES - Ensemble&quot;;&quot;'&quot;;&quot;.&quot;;&quot;I15&quot;))" office:value-type="float" office:value="2.84056853339158" calcext:value-type="float">
            <text:p>3</text:p>
          </table:table-cell>
          <table:table-cell table:style-name="ce9" table:formula="of:=INDIRECT(CONCATENATE(&quot;'&quot;;&quot;file:///&quot;;[.$C3];&quot;'&quot;;&quot;#&quot;;&quot;$'&quot;;&quot;GES - Ensemble&quot;;&quot;'&quot;;&quot;.&quot;;&quot;K15&quot;))" office:value-type="float" office:value="1.79057285001644" calcext:value-type="float">
            <text:p>2</text:p>
          </table:table-cell>
          <table:table-cell table:style-name="ce9" table:formula="of:=INDIRECT(CONCATENATE(&quot;'&quot;;&quot;file:///&quot;;[.$C3];&quot;'&quot;;&quot;#&quot;;&quot;$'&quot;;&quot;GES - Ensemble&quot;;&quot;'&quot;;&quot;.&quot;;&quot;E16&quot;))" office:value-type="float" office:value="11.3827384207893" calcext:value-type="float">
            <text:p>11</text:p>
          </table:table-cell>
          <table:table-cell table:style-name="ce9" table:formula="of:=INDIRECT(CONCATENATE(&quot;'&quot;;&quot;file:///&quot;;[.$C3];&quot;'&quot;;&quot;#&quot;;&quot;$'&quot;;&quot;GES - Ensemble&quot;;&quot;'&quot;;&quot;.&quot;;&quot;G16&quot;))" office:value-type="float" office:value="10.7463349983745" calcext:value-type="float">
            <text:p>11</text:p>
          </table:table-cell>
          <table:table-cell table:style-name="ce9" table:formula="of:=INDIRECT(CONCATENATE(&quot;'&quot;;&quot;file:///&quot;;[.$C3];&quot;'&quot;;&quot;#&quot;;&quot;$'&quot;;&quot;GES - Ensemble&quot;;&quot;'&quot;;&quot;.&quot;;&quot;I16&quot;))" office:value-type="float" office:value="10.626513328927" calcext:value-type="float">
            <text:p>11</text:p>
          </table:table-cell>
          <table:table-cell table:style-name="ce9" table:formula="of:=INDIRECT(CONCATENATE(&quot;'&quot;;&quot;file:///&quot;;[.$C3];&quot;'&quot;;&quot;#&quot;;&quot;$'&quot;;&quot;GES - Ensemble&quot;;&quot;'&quot;;&quot;.&quot;;&quot;K16&quot;))" office:value-type="float" office:value="10.4809494914624" calcext:value-type="float">
            <text:p>10</text:p>
          </table:table-cell>
          <table:table-cell table:style-name="ce9" table:formula="of:=INDIRECT(CONCATENATE(&quot;'&quot;;&quot;file:///&quot;;[.$C3];&quot;'&quot;;&quot;#&quot;;&quot;$'&quot;;&quot;GES - Ensemble&quot;;&quot;'&quot;;&quot;.&quot;;&quot;E18&quot;))" office:value-type="float" office:value="1.38044838412853" calcext:value-type="float">
            <text:p>1</text:p>
          </table:table-cell>
          <table:table-cell table:style-name="ce9" table:formula="of:=INDIRECT(CONCATENATE(&quot;'&quot;;&quot;file:///&quot;;[.$C3];&quot;'&quot;;&quot;#&quot;;&quot;$'&quot;;&quot;GES - Ensemble&quot;;&quot;'&quot;;&quot;.&quot;;&quot;G18&quot;))" office:value-type="float" office:value="1.23981370855867" calcext:value-type="float">
            <text:p>1</text:p>
          </table:table-cell>
          <table:table-cell table:style-name="ce9" table:formula="of:=INDIRECT(CONCATENATE(&quot;'&quot;;&quot;file:///&quot;;[.$C3];&quot;'&quot;;&quot;#&quot;;&quot;$'&quot;;&quot;GES - Ensemble&quot;;&quot;'&quot;;&quot;.&quot;;&quot;I18&quot;))" office:value-type="float" office:value="1.39932895045585" calcext:value-type="float">
            <text:p>1</text:p>
          </table:table-cell>
          <table:table-cell table:style-name="ce9" table:formula="of:=INDIRECT(CONCATENATE(&quot;'&quot;;&quot;file:///&quot;;[.$C3];&quot;'&quot;;&quot;#&quot;;&quot;$'&quot;;&quot;GES - Ensemble&quot;;&quot;'&quot;;&quot;.&quot;;&quot;K18&quot;))" office:value-type="float" office:value="1.39882891064118" calcext:value-type="float">
            <text:p>1</text:p>
          </table:table-cell>
          <table:table-cell table:style-name="ce9" table:formula="of:=INDIRECT(CONCATENATE(&quot;'&quot;;&quot;file:///&quot;;[.$C3];&quot;'&quot;;&quot;#&quot;;&quot;$'&quot;;&quot;GES - Ensemble&quot;;&quot;'&quot;;&quot;.&quot;;&quot;E19&quot;))" office:value-type="float" office:value="0.307960414937" calcext:value-type="float">
            <text:p>0</text:p>
          </table:table-cell>
          <table:table-cell table:style-name="ce9" table:formula="of:=INDIRECT(CONCATENATE(&quot;'&quot;;&quot;file:///&quot;;[.$C3];&quot;'&quot;;&quot;#&quot;;&quot;$'&quot;;&quot;GES - Ensemble&quot;;&quot;'&quot;;&quot;.&quot;;&quot;G19&quot;))" office:value-type="float" office:value="0.307561960157" calcext:value-type="float">
            <text:p>0</text:p>
          </table:table-cell>
          <table:table-cell table:style-name="ce9" table:formula="of:=INDIRECT(CONCATENATE(&quot;'&quot;;&quot;file:///&quot;;[.$C3];&quot;'&quot;;&quot;#&quot;;&quot;$'&quot;;&quot;GES - Ensemble&quot;;&quot;'&quot;;&quot;.&quot;;&quot;I19&quot;))" office:value-type="float" office:value="0.316365166139" calcext:value-type="float">
            <text:p>0</text:p>
          </table:table-cell>
          <table:table-cell table:style-name="ce9" table:formula="of:=INDIRECT(CONCATENATE(&quot;'&quot;;&quot;file:///&quot;;[.$C3];&quot;'&quot;;&quot;#&quot;;&quot;$'&quot;;&quot;GES - Ensemble&quot;;&quot;'&quot;;&quot;.&quot;;&quot;K19&quot;))" office:value-type="float" office:value="0.056065166139" calcext:value-type="float">
            <text:p>0</text:p>
          </table:table-cell>
          <table:table-cell table:number-columns-repeated="8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5787</text:p>
          </table:table-cell>
          <table:table-cell table:style-name="ce3" office:value-type="string" calcext:value-type="string">
            <text:p>CC de Pont-Audemer / Val de Risle</text:p>
          </table:table-cell>
          <table:table-cell table:style-name="ce6" table:formula="of:=[$'0-base'.C4]" office:value-type="string" office:string-value="U:/5_Patrimoine_commun/ETUDES/1_fiches_territoriales_EPCI/Extraction_donnees/transition_energetique/biomasse-normandie/CC Pont-Audemer val de Ris_v1.03.xlsx" calcext:value-type="string">
            <text:p>U:/5_Patrimoine_commun/ETUDES/1_fiches_territoriales_EPCI/Extraction_donnees/transition_energetique/biomasse-normandie/CC Pont-Audemer val de Ris_v1.03.xlsx</text:p>
          </table:table-cell>
          <table:table-cell table:style-name="ce9" table:formula="of:=INDIRECT(CONCATENATE(&quot;'&quot;;&quot;file:///&quot;;[.$C4];&quot;'&quot;;&quot;#&quot;;&quot;$'&quot;;&quot;GES - Ensemble&quot;;&quot;'&quot;;&quot;.&quot;;&quot;E13&quot;))" office:value-type="float" office:value="29.9187683915063" calcext:value-type="float">
            <text:p>30</text:p>
          </table:table-cell>
          <table:table-cell table:style-name="ce9" table:formula="of:=INDIRECT(CONCATENATE(&quot;'&quot;;&quot;file:///&quot;;[.$C4];&quot;'&quot;;&quot;#&quot;;&quot;$'&quot;;&quot;GES - Ensemble&quot;;&quot;'&quot;;&quot;.&quot;;&quot;G13&quot;))" office:value-type="float" office:value="29.3964015960139" calcext:value-type="float">
            <text:p>29</text:p>
          </table:table-cell>
          <table:table-cell table:style-name="ce9" table:formula="of:=INDIRECT(CONCATENATE(&quot;'&quot;;&quot;file:///&quot;;[.$C4];&quot;'&quot;;&quot;#&quot;;&quot;$'&quot;;&quot;GES - Ensemble&quot;;&quot;'&quot;;&quot;.&quot;;&quot;I13&quot;))" office:value-type="float" office:value="27.7577074104488" calcext:value-type="float">
            <text:p>28</text:p>
          </table:table-cell>
          <table:table-cell table:style-name="ce9" table:formula="of:=INDIRECT(CONCATENATE(&quot;'&quot;;&quot;file:///&quot;;[.$C4];&quot;'&quot;;&quot;#&quot;;&quot;$'&quot;;&quot;GES - Ensemble&quot;;&quot;'&quot;;&quot;.&quot;;&quot;K13&quot;))" office:value-type="float" office:value="23.4891140311946" calcext:value-type="float">
            <text:p>23</text:p>
          </table:table-cell>
          <table:table-cell table:style-name="ce9" table:formula="of:=INDIRECT(CONCATENATE(&quot;'&quot;;&quot;file:///&quot;;[.$C4];&quot;'&quot;;&quot;#&quot;;&quot;$'&quot;;&quot;GES - Ensemble&quot;;&quot;'&quot;;&quot;.&quot;;&quot;E14&quot;))" office:value-type="float" office:value="17.4877970954561" calcext:value-type="float">
            <text:p>17</text:p>
          </table:table-cell>
          <table:table-cell table:style-name="ce9" table:formula="of:=INDIRECT(CONCATENATE(&quot;'&quot;;&quot;file:///&quot;;[.$C4];&quot;'&quot;;&quot;#&quot;;&quot;$'&quot;;&quot;GES - Ensemble&quot;;&quot;'&quot;;&quot;.&quot;;&quot;G14&quot;))" office:value-type="float" office:value="16.121213945451" calcext:value-type="float">
            <text:p>16</text:p>
          </table:table-cell>
          <table:table-cell table:style-name="ce9" table:formula="of:=INDIRECT(CONCATENATE(&quot;'&quot;;&quot;file:///&quot;;[.$C4];&quot;'&quot;;&quot;#&quot;;&quot;$'&quot;;&quot;GES - Ensemble&quot;;&quot;'&quot;;&quot;.&quot;;&quot;I14&quot;))" office:value-type="float" office:value="16.4232850503837" calcext:value-type="float">
            <text:p>16</text:p>
          </table:table-cell>
          <table:table-cell table:style-name="ce9" table:formula="of:=INDIRECT(CONCATENATE(&quot;'&quot;;&quot;file:///&quot;;[.$C4];&quot;'&quot;;&quot;#&quot;;&quot;$'&quot;;&quot;GES - Ensemble&quot;;&quot;'&quot;;&quot;.&quot;;&quot;K14&quot;))" office:value-type="float" office:value="13.3352260003455" calcext:value-type="float">
            <text:p>13</text:p>
          </table:table-cell>
          <table:table-cell table:style-name="ce9" table:formula="of:=INDIRECT(CONCATENATE(&quot;'&quot;;&quot;file:///&quot;;[.$C4];&quot;'&quot;;&quot;#&quot;;&quot;$'&quot;;&quot;GES - Ensemble&quot;;&quot;'&quot;;&quot;.&quot;;&quot;E15&quot;))" office:value-type="float" office:value="39.4491758102684" calcext:value-type="float">
            <text:p>39</text:p>
          </table:table-cell>
          <table:table-cell table:style-name="ce9" table:formula="of:=INDIRECT(CONCATENATE(&quot;'&quot;;&quot;file:///&quot;;[.$C4];&quot;'&quot;;&quot;#&quot;;&quot;$'&quot;;&quot;GES - Ensemble&quot;;&quot;'&quot;;&quot;.&quot;;&quot;G15&quot;))" office:value-type="float" office:value="40.7446308624224" calcext:value-type="float">
            <text:p>41</text:p>
          </table:table-cell>
          <table:table-cell table:style-name="ce9" table:formula="of:=INDIRECT(CONCATENATE(&quot;'&quot;;&quot;file:///&quot;;[.$C4];&quot;'&quot;;&quot;#&quot;;&quot;$'&quot;;&quot;GES - Ensemble&quot;;&quot;'&quot;;&quot;.&quot;;&quot;I15&quot;))" office:value-type="float" office:value="36.1284321886896" calcext:value-type="float">
            <text:p>36</text:p>
          </table:table-cell>
          <table:table-cell table:style-name="ce9" table:formula="of:=INDIRECT(CONCATENATE(&quot;'&quot;;&quot;file:///&quot;;[.$C4];&quot;'&quot;;&quot;#&quot;;&quot;$'&quot;;&quot;GES - Ensemble&quot;;&quot;'&quot;;&quot;.&quot;;&quot;K15&quot;))" office:value-type="float" office:value="30.3660318408718" calcext:value-type="float">
            <text:p>30</text:p>
          </table:table-cell>
          <table:table-cell table:style-name="ce9" table:formula="of:=INDIRECT(CONCATENATE(&quot;'&quot;;&quot;file:///&quot;;[.$C4];&quot;'&quot;;&quot;#&quot;;&quot;$'&quot;;&quot;GES - Ensemble&quot;;&quot;'&quot;;&quot;.&quot;;&quot;E16&quot;))" office:value-type="float" office:value="50.8049204145114" calcext:value-type="float">
            <text:p>51</text:p>
          </table:table-cell>
          <table:table-cell table:style-name="ce9" table:formula="of:=INDIRECT(CONCATENATE(&quot;'&quot;;&quot;file:///&quot;;[.$C4];&quot;'&quot;;&quot;#&quot;;&quot;$'&quot;;&quot;GES - Ensemble&quot;;&quot;'&quot;;&quot;.&quot;;&quot;G16&quot;))" office:value-type="float" office:value="47.7387562030555" calcext:value-type="float">
            <text:p>48</text:p>
          </table:table-cell>
          <table:table-cell table:style-name="ce9" table:formula="of:=INDIRECT(CONCATENATE(&quot;'&quot;;&quot;file:///&quot;;[.$C4];&quot;'&quot;;&quot;#&quot;;&quot;$'&quot;;&quot;GES - Ensemble&quot;;&quot;'&quot;;&quot;.&quot;;&quot;I16&quot;))" office:value-type="float" office:value="47.0789511223735" calcext:value-type="float">
            <text:p>47</text:p>
          </table:table-cell>
          <table:table-cell table:style-name="ce9" table:formula="of:=INDIRECT(CONCATENATE(&quot;'&quot;;&quot;file:///&quot;;[.$C4];&quot;'&quot;;&quot;#&quot;;&quot;$'&quot;;&quot;GES - Ensemble&quot;;&quot;'&quot;;&quot;.&quot;;&quot;K16&quot;))" office:value-type="float" office:value="46.7391862615583" calcext:value-type="float">
            <text:p>47</text:p>
          </table:table-cell>
          <table:table-cell table:style-name="ce9" table:formula="of:=INDIRECT(CONCATENATE(&quot;'&quot;;&quot;file:///&quot;;[.$C4];&quot;'&quot;;&quot;#&quot;;&quot;$'&quot;;&quot;GES - Ensemble&quot;;&quot;'&quot;;&quot;.&quot;;&quot;E18&quot;))" office:value-type="float" office:value="33.3152100287345" calcext:value-type="float">
            <text:p>33</text:p>
          </table:table-cell>
          <table:table-cell table:style-name="ce9" table:formula="of:=INDIRECT(CONCATENATE(&quot;'&quot;;&quot;file:///&quot;;[.$C4];&quot;'&quot;;&quot;#&quot;;&quot;$'&quot;;&quot;GES - Ensemble&quot;;&quot;'&quot;;&quot;.&quot;;&quot;G18&quot;))" office:value-type="float" office:value="25.9472363580792" calcext:value-type="float">
            <text:p>26</text:p>
          </table:table-cell>
          <table:table-cell table:style-name="ce9" table:formula="of:=INDIRECT(CONCATENATE(&quot;'&quot;;&quot;file:///&quot;;[.$C4];&quot;'&quot;;&quot;#&quot;;&quot;$'&quot;;&quot;GES - Ensemble&quot;;&quot;'&quot;;&quot;.&quot;;&quot;I18&quot;))" office:value-type="float" office:value="25.2925558357827" calcext:value-type="float">
            <text:p>25</text:p>
          </table:table-cell>
          <table:table-cell table:style-name="ce9" table:formula="of:=INDIRECT(CONCATENATE(&quot;'&quot;;&quot;file:///&quot;;[.$C4];&quot;'&quot;;&quot;#&quot;;&quot;$'&quot;;&quot;GES - Ensemble&quot;;&quot;'&quot;;&quot;.&quot;;&quot;K18&quot;))" office:value-type="float" office:value="24.6207428277828" calcext:value-type="float">
            <text:p>25</text:p>
          </table:table-cell>
          <table:table-cell table:style-name="ce9" table:formula="of:=INDIRECT(CONCATENATE(&quot;'&quot;;&quot;file:///&quot;;[.$C4];&quot;'&quot;;&quot;#&quot;;&quot;$'&quot;;&quot;GES - Ensemble&quot;;&quot;'&quot;;&quot;.&quot;;&quot;E19&quot;))" office:value-type="float" office:value="0.749383373794" calcext:value-type="float">
            <text:p>1</text:p>
          </table:table-cell>
          <table:table-cell table:style-name="ce9" table:formula="of:=INDIRECT(CONCATENATE(&quot;'&quot;;&quot;file:///&quot;;[.$C4];&quot;'&quot;;&quot;#&quot;;&quot;$'&quot;;&quot;GES - Ensemble&quot;;&quot;'&quot;;&quot;.&quot;;&quot;G19&quot;))" office:value-type="float" office:value="1.061514105991" calcext:value-type="float">
            <text:p>1</text:p>
          </table:table-cell>
          <table:table-cell table:style-name="ce9" table:formula="of:=INDIRECT(CONCATENATE(&quot;'&quot;;&quot;file:///&quot;;[.$C4];&quot;'&quot;;&quot;#&quot;;&quot;$'&quot;;&quot;GES - Ensemble&quot;;&quot;'&quot;;&quot;.&quot;;&quot;I19&quot;))" office:value-type="float" office:value="1.40694489307" calcext:value-type="float">
            <text:p>1</text:p>
          </table:table-cell>
          <table:table-cell table:style-name="ce9" table:formula="of:=INDIRECT(CONCATENATE(&quot;'&quot;;&quot;file:///&quot;;[.$C4];&quot;'&quot;;&quot;#&quot;;&quot;$'&quot;;&quot;GES - Ensemble&quot;;&quot;'&quot;;&quot;.&quot;;&quot;K19&quot;))" office:value-type="float" office:value="0.42120984107" calcext:value-type="float">
            <text:p>0</text:p>
          </table:table-cell>
          <table:table-cell table:number-columns-repeated="8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017</text:p>
          </table:table-cell>
          <table:table-cell table:style-name="ce3" office:value-type="string" calcext:value-type="string">
            <text:p>CC Lieuvin Pays d'Auge</text:p>
          </table:table-cell>
          <table:table-cell table:style-name="ce6" table:formula="of:=[$'0-base'.C5]" office:value-type="string" office:string-value="U:/5_Patrimoine_commun/ETUDES/1_fiches_territoriales_EPCI/Extraction_donnees/transition_energetique/biomasse-normandie/CC Lieuvin pays dAuge_v1.03.xlsx" calcext:value-type="string">
            <text:p>U:/5_Patrimoine_commun/ETUDES/1_fiches_territoriales_EPCI/Extraction_donnees/transition_energetique/biomasse-normandie/CC Lieuvin pays dAuge_v1.03.xlsx</text:p>
          </table:table-cell>
          <table:table-cell table:style-name="ce9" table:formula="of:=INDIRECT(CONCATENATE(&quot;'&quot;;&quot;file:///&quot;;[.$C5];&quot;'&quot;;&quot;#&quot;;&quot;$'&quot;;&quot;GES - Ensemble&quot;;&quot;'&quot;;&quot;.&quot;;&quot;E13&quot;))" office:value-type="float" office:value="17.6379869369389" calcext:value-type="float">
            <text:p>18</text:p>
          </table:table-cell>
          <table:table-cell table:style-name="ce9" table:formula="of:=INDIRECT(CONCATENATE(&quot;'&quot;;&quot;file:///&quot;;[.$C5];&quot;'&quot;;&quot;#&quot;;&quot;$'&quot;;&quot;GES - Ensemble&quot;;&quot;'&quot;;&quot;.&quot;;&quot;G13&quot;))" office:value-type="float" office:value="16.9181121561391" calcext:value-type="float">
            <text:p>17</text:p>
          </table:table-cell>
          <table:table-cell table:style-name="ce9" table:formula="of:=INDIRECT(CONCATENATE(&quot;'&quot;;&quot;file:///&quot;;[.$C5];&quot;'&quot;;&quot;#&quot;;&quot;$'&quot;;&quot;GES - Ensemble&quot;;&quot;'&quot;;&quot;.&quot;;&quot;I13&quot;))" office:value-type="float" office:value="17.5616523345165" calcext:value-type="float">
            <text:p>18</text:p>
          </table:table-cell>
          <table:table-cell table:style-name="ce9" table:formula="of:=INDIRECT(CONCATENATE(&quot;'&quot;;&quot;file:///&quot;;[.$C5];&quot;'&quot;;&quot;#&quot;;&quot;$'&quot;;&quot;GES - Ensemble&quot;;&quot;'&quot;;&quot;.&quot;;&quot;K13&quot;))" office:value-type="float" office:value="13.6089414564441" calcext:value-type="float">
            <text:p>14</text:p>
          </table:table-cell>
          <table:table-cell table:style-name="ce9" table:formula="of:=INDIRECT(CONCATENATE(&quot;'&quot;;&quot;file:///&quot;;[.$C5];&quot;'&quot;;&quot;#&quot;;&quot;$'&quot;;&quot;GES - Ensemble&quot;;&quot;'&quot;;&quot;.&quot;;&quot;E14&quot;))" office:value-type="float" office:value="5.781445322888" calcext:value-type="float">
            <text:p>6</text:p>
          </table:table-cell>
          <table:table-cell table:style-name="ce9" table:formula="of:=INDIRECT(CONCATENATE(&quot;'&quot;;&quot;file:///&quot;;[.$C5];&quot;'&quot;;&quot;#&quot;;&quot;$'&quot;;&quot;GES - Ensemble&quot;;&quot;'&quot;;&quot;.&quot;;&quot;G14&quot;))" office:value-type="float" office:value="4.95412961003693" calcext:value-type="float">
            <text:p>5</text:p>
          </table:table-cell>
          <table:table-cell table:style-name="ce9" table:formula="of:=INDIRECT(CONCATENATE(&quot;'&quot;;&quot;file:///&quot;;[.$C5];&quot;'&quot;;&quot;#&quot;;&quot;$'&quot;;&quot;GES - Ensemble&quot;;&quot;'&quot;;&quot;.&quot;;&quot;I14&quot;))" office:value-type="float" office:value="4.98420253126932" calcext:value-type="float">
            <text:p>5</text:p>
          </table:table-cell>
          <table:table-cell table:style-name="ce9" table:formula="of:=INDIRECT(CONCATENATE(&quot;'&quot;;&quot;file:///&quot;;[.$C5];&quot;'&quot;;&quot;#&quot;;&quot;$'&quot;;&quot;GES - Ensemble&quot;;&quot;'&quot;;&quot;.&quot;;&quot;K14&quot;))" office:value-type="float" office:value="4.29510243062951" calcext:value-type="float">
            <text:p>4</text:p>
          </table:table-cell>
          <table:table-cell table:style-name="ce9" table:formula="of:=INDIRECT(CONCATENATE(&quot;'&quot;;&quot;file:///&quot;;[.$C5];&quot;'&quot;;&quot;#&quot;;&quot;$'&quot;;&quot;GES - Ensemble&quot;;&quot;'&quot;;&quot;.&quot;;&quot;E15&quot;))" office:value-type="float" office:value="94.8519764091834" calcext:value-type="float">
            <text:p>95</text:p>
          </table:table-cell>
          <table:table-cell table:style-name="ce9" table:formula="of:=INDIRECT(CONCATENATE(&quot;'&quot;;&quot;file:///&quot;;[.$C5];&quot;'&quot;;&quot;#&quot;;&quot;$'&quot;;&quot;GES - Ensemble&quot;;&quot;'&quot;;&quot;.&quot;;&quot;G15&quot;))" office:value-type="float" office:value="99.4046152250963" calcext:value-type="float">
            <text:p>99</text:p>
          </table:table-cell>
          <table:table-cell table:style-name="ce9" table:formula="of:=INDIRECT(CONCATENATE(&quot;'&quot;;&quot;file:///&quot;;[.$C5];&quot;'&quot;;&quot;#&quot;;&quot;$'&quot;;&quot;GES - Ensemble&quot;;&quot;'&quot;;&quot;.&quot;;&quot;I15&quot;))" office:value-type="float" office:value="86.0556767980497" calcext:value-type="float">
            <text:p>86</text:p>
          </table:table-cell>
          <table:table-cell table:style-name="ce9" table:formula="of:=INDIRECT(CONCATENATE(&quot;'&quot;;&quot;file:///&quot;;[.$C5];&quot;'&quot;;&quot;#&quot;;&quot;$'&quot;;&quot;GES - Ensemble&quot;;&quot;'&quot;;&quot;.&quot;;&quot;K15&quot;))" office:value-type="float" office:value="85.6285805197968" calcext:value-type="float">
            <text:p>86</text:p>
          </table:table-cell>
          <table:table-cell table:style-name="ce9" table:formula="of:=INDIRECT(CONCATENATE(&quot;'&quot;;&quot;file:///&quot;;[.$C5];&quot;'&quot;;&quot;#&quot;;&quot;$'&quot;;&quot;GES - Ensemble&quot;;&quot;'&quot;;&quot;.&quot;;&quot;E16&quot;))" office:value-type="float" office:value="35.2332199439446" calcext:value-type="float">
            <text:p>35</text:p>
          </table:table-cell>
          <table:table-cell table:style-name="ce9" table:formula="of:=INDIRECT(CONCATENATE(&quot;'&quot;;&quot;file:///&quot;;[.$C5];&quot;'&quot;;&quot;#&quot;;&quot;$'&quot;;&quot;GES - Ensemble&quot;;&quot;'&quot;;&quot;.&quot;;&quot;G16&quot;))" office:value-type="float" office:value="34.5404264369065" calcext:value-type="float">
            <text:p>35</text:p>
          </table:table-cell>
          <table:table-cell table:style-name="ce9" table:formula="of:=INDIRECT(CONCATENATE(&quot;'&quot;;&quot;file:///&quot;;[.$C5];&quot;'&quot;;&quot;#&quot;;&quot;$'&quot;;&quot;GES - Ensemble&quot;;&quot;'&quot;;&quot;.&quot;;&quot;I16&quot;))" office:value-type="float" office:value="34.4558900285238" calcext:value-type="float">
            <text:p>34</text:p>
          </table:table-cell>
          <table:table-cell table:style-name="ce9" table:formula="of:=INDIRECT(CONCATENATE(&quot;'&quot;;&quot;file:///&quot;;[.$C5];&quot;'&quot;;&quot;#&quot;;&quot;$'&quot;;&quot;GES - Ensemble&quot;;&quot;'&quot;;&quot;.&quot;;&quot;K16&quot;))" office:value-type="float" office:value="34.4690147569284" calcext:value-type="float">
            <text:p>34</text:p>
          </table:table-cell>
          <table:table-cell table:style-name="ce9" table:formula="of:=INDIRECT(CONCATENATE(&quot;'&quot;;&quot;file:///&quot;;[.$C5];&quot;'&quot;;&quot;#&quot;;&quot;$'&quot;;&quot;GES - Ensemble&quot;;&quot;'&quot;;&quot;.&quot;;&quot;E18&quot;))" office:value-type="float" office:value="5.12385496332695" calcext:value-type="float">
            <text:p>5</text:p>
          </table:table-cell>
          <table:table-cell table:style-name="ce9" table:formula="of:=INDIRECT(CONCATENATE(&quot;'&quot;;&quot;file:///&quot;;[.$C5];&quot;'&quot;;&quot;#&quot;;&quot;$'&quot;;&quot;GES - Ensemble&quot;;&quot;'&quot;;&quot;.&quot;;&quot;G18&quot;))" office:value-type="float" office:value="3.84114558319232" calcext:value-type="float">
            <text:p>4</text:p>
          </table:table-cell>
          <table:table-cell table:style-name="ce9" table:formula="of:=INDIRECT(CONCATENATE(&quot;'&quot;;&quot;file:///&quot;;[.$C5];&quot;'&quot;;&quot;#&quot;;&quot;$'&quot;;&quot;GES - Ensemble&quot;;&quot;'&quot;;&quot;.&quot;;&quot;I18&quot;))" office:value-type="float" office:value="3.43828491192692" calcext:value-type="float">
            <text:p>3</text:p>
          </table:table-cell>
          <table:table-cell table:style-name="ce9" table:formula="of:=INDIRECT(CONCATENATE(&quot;'&quot;;&quot;file:///&quot;;[.$C5];&quot;'&quot;;&quot;#&quot;;&quot;$'&quot;;&quot;GES - Ensemble&quot;;&quot;'&quot;;&quot;.&quot;;&quot;K18&quot;))" office:value-type="float" office:value="3.46305074761212" calcext:value-type="float">
            <text:p>3</text:p>
          </table:table-cell>
          <table:table-cell table:style-name="ce9" table:formula="of:=INDIRECT(CONCATENATE(&quot;'&quot;;&quot;file:///&quot;;[.$C5];&quot;'&quot;;&quot;#&quot;;&quot;$'&quot;;&quot;GES - Ensemble&quot;;&quot;'&quot;;&quot;.&quot;;&quot;E19&quot;))" office:value-type="float" office:value="0.293422124791" calcext:value-type="float">
            <text:p>0</text:p>
          </table:table-cell>
          <table:table-cell table:style-name="ce9" table:formula="of:=INDIRECT(CONCATENATE(&quot;'&quot;;&quot;file:///&quot;;[.$C5];&quot;'&quot;;&quot;#&quot;;&quot;$'&quot;;&quot;GES - Ensemble&quot;;&quot;'&quot;;&quot;.&quot;;&quot;G19&quot;))" office:value-type="float" office:value="0.294266455332" calcext:value-type="float">
            <text:p>0</text:p>
          </table:table-cell>
          <table:table-cell table:style-name="ce9" table:formula="of:=INDIRECT(CONCATENATE(&quot;'&quot;;&quot;file:///&quot;;[.$C5];&quot;'&quot;;&quot;#&quot;;&quot;$'&quot;;&quot;GES - Ensemble&quot;;&quot;'&quot;;&quot;.&quot;;&quot;I19&quot;))" office:value-type="float" office:value="0.275828766766" calcext:value-type="float">
            <text:p>0</text:p>
          </table:table-cell>
          <table:table-cell table:style-name="ce9" table:formula="of:=INDIRECT(CONCATENATE(&quot;'&quot;;&quot;file:///&quot;;[.$C5];&quot;'&quot;;&quot;#&quot;;&quot;$'&quot;;&quot;GES - Ensemble&quot;;&quot;'&quot;;&quot;.&quot;;&quot;K19&quot;))" office:value-type="float" office:value="0.054984766766" calcext:value-type="float">
            <text:p>0</text:p>
          </table:table-cell>
          <table:table-cell table:number-columns-repeated="8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405</text:p>
          </table:table-cell>
          <table:table-cell table:style-name="ce3" office:value-type="string" calcext:value-type="string">
            <text:p>CC Roumois Seine</text:p>
          </table:table-cell>
          <table:table-cell table:style-name="ce6" table:formula="of:=[$'0-base'.C6]" office:value-type="string" office:string-value="U:/5_Patrimoine_commun/ETUDES/1_fiches_territoriales_EPCI/Extraction_donnees/transition_energetique/biomasse-normandie/CC Roumois Seine_v1.03.xlsx" calcext:value-type="string">
            <text:p>U:/5_Patrimoine_commun/ETUDES/1_fiches_territoriales_EPCI/Extraction_donnees/transition_energetique/biomasse-normandie/CC Roumois Seine_v1.03.xlsx</text:p>
          </table:table-cell>
          <table:table-cell table:style-name="ce9" table:formula="of:=INDIRECT(CONCATENATE(&quot;'&quot;;&quot;file:///&quot;;[.$C6];&quot;'&quot;;&quot;#&quot;;&quot;$'&quot;;&quot;GES - Ensemble&quot;;&quot;'&quot;;&quot;.&quot;;&quot;E13&quot;))" office:value-type="float" office:value="56.4085505683665" calcext:value-type="float">
            <text:p>56</text:p>
          </table:table-cell>
          <table:table-cell table:style-name="ce9" table:formula="of:=INDIRECT(CONCATENATE(&quot;'&quot;;&quot;file:///&quot;;[.$C6];&quot;'&quot;;&quot;#&quot;;&quot;$'&quot;;&quot;GES - Ensemble&quot;;&quot;'&quot;;&quot;.&quot;;&quot;G13&quot;))" office:value-type="float" office:value="54.4601228625268" calcext:value-type="float">
            <text:p>54</text:p>
          </table:table-cell>
          <table:table-cell table:style-name="ce9" table:formula="of:=INDIRECT(CONCATENATE(&quot;'&quot;;&quot;file:///&quot;;[.$C6];&quot;'&quot;;&quot;#&quot;;&quot;$'&quot;;&quot;GES - Ensemble&quot;;&quot;'&quot;;&quot;.&quot;;&quot;I13&quot;))" office:value-type="float" office:value="52.8820758691549" calcext:value-type="float">
            <text:p>53</text:p>
          </table:table-cell>
          <table:table-cell table:style-name="ce9" table:formula="of:=INDIRECT(CONCATENATE(&quot;'&quot;;&quot;file:///&quot;;[.$C6];&quot;'&quot;;&quot;#&quot;;&quot;$'&quot;;&quot;GES - Ensemble&quot;;&quot;'&quot;;&quot;.&quot;;&quot;K13&quot;))" office:value-type="float" office:value="44.3036024450173" calcext:value-type="float">
            <text:p>44</text:p>
          </table:table-cell>
          <table:table-cell table:style-name="ce9" table:formula="of:=INDIRECT(CONCATENATE(&quot;'&quot;;&quot;file:///&quot;;[.$C6];&quot;'&quot;;&quot;#&quot;;&quot;$'&quot;;&quot;GES - Ensemble&quot;;&quot;'&quot;;&quot;.&quot;;&quot;E14&quot;))" office:value-type="float" office:value="20.1247395183144" calcext:value-type="float">
            <text:p>20</text:p>
          </table:table-cell>
          <table:table-cell table:style-name="ce9" table:formula="of:=INDIRECT(CONCATENATE(&quot;'&quot;;&quot;file:///&quot;;[.$C6];&quot;'&quot;;&quot;#&quot;;&quot;$'&quot;;&quot;GES - Ensemble&quot;;&quot;'&quot;;&quot;.&quot;;&quot;G14&quot;))" office:value-type="float" office:value="18.3346300456041" calcext:value-type="float">
            <text:p>18</text:p>
          </table:table-cell>
          <table:table-cell table:style-name="ce9" table:formula="of:=INDIRECT(CONCATENATE(&quot;'&quot;;&quot;file:///&quot;;[.$C6];&quot;'&quot;;&quot;#&quot;;&quot;$'&quot;;&quot;GES - Ensemble&quot;;&quot;'&quot;;&quot;.&quot;;&quot;I14&quot;))" office:value-type="float" office:value="17.6515067634971" calcext:value-type="float">
            <text:p>18</text:p>
          </table:table-cell>
          <table:table-cell table:style-name="ce9" table:formula="of:=INDIRECT(CONCATENATE(&quot;'&quot;;&quot;file:///&quot;;[.$C6];&quot;'&quot;;&quot;#&quot;;&quot;$'&quot;;&quot;GES - Ensemble&quot;;&quot;'&quot;;&quot;.&quot;;&quot;K14&quot;))" office:value-type="float" office:value="15.3061439437087" calcext:value-type="float">
            <text:p>15</text:p>
          </table:table-cell>
          <table:table-cell table:style-name="ce9" table:formula="of:=INDIRECT(CONCATENATE(&quot;'&quot;;&quot;file:///&quot;;[.$C6];&quot;'&quot;;&quot;#&quot;;&quot;$'&quot;;&quot;GES - Ensemble&quot;;&quot;'&quot;;&quot;.&quot;;&quot;E15&quot;))" office:value-type="float" office:value="119.388719109786" calcext:value-type="float">
            <text:p>119</text:p>
          </table:table-cell>
          <table:table-cell table:style-name="ce9" table:formula="of:=INDIRECT(CONCATENATE(&quot;'&quot;;&quot;file:///&quot;;[.$C6];&quot;'&quot;;&quot;#&quot;;&quot;$'&quot;;&quot;GES - Ensemble&quot;;&quot;'&quot;;&quot;.&quot;;&quot;G15&quot;))" office:value-type="float" office:value="123.142130822964" calcext:value-type="float">
            <text:p>123</text:p>
          </table:table-cell>
          <table:table-cell table:style-name="ce9" table:formula="of:=INDIRECT(CONCATENATE(&quot;'&quot;;&quot;file:///&quot;;[.$C6];&quot;'&quot;;&quot;#&quot;;&quot;$'&quot;;&quot;GES - Ensemble&quot;;&quot;'&quot;;&quot;.&quot;;&quot;I15&quot;))" office:value-type="float" office:value="105.051700345883" calcext:value-type="float">
            <text:p>105</text:p>
          </table:table-cell>
          <table:table-cell table:style-name="ce9" table:formula="of:=INDIRECT(CONCATENATE(&quot;'&quot;;&quot;file:///&quot;;[.$C6];&quot;'&quot;;&quot;#&quot;;&quot;$'&quot;;&quot;GES - Ensemble&quot;;&quot;'&quot;;&quot;.&quot;;&quot;K15&quot;))" office:value-type="float" office:value="85.0142980100329" calcext:value-type="float">
            <text:p>85</text:p>
          </table:table-cell>
          <table:table-cell table:style-name="ce9" table:formula="of:=INDIRECT(CONCATENATE(&quot;'&quot;;&quot;file:///&quot;;[.$C6];&quot;'&quot;;&quot;#&quot;;&quot;$'&quot;;&quot;GES - Ensemble&quot;;&quot;'&quot;;&quot;.&quot;;&quot;E16&quot;))" office:value-type="float" office:value="104.761516085782" calcext:value-type="float">
            <text:p>105</text:p>
          </table:table-cell>
          <table:table-cell table:style-name="ce9" table:formula="of:=INDIRECT(CONCATENATE(&quot;'&quot;;&quot;file:///&quot;;[.$C6];&quot;'&quot;;&quot;#&quot;;&quot;$'&quot;;&quot;GES - Ensemble&quot;;&quot;'&quot;;&quot;.&quot;;&quot;G16&quot;))" office:value-type="float" office:value="102.32478414226" calcext:value-type="float">
            <text:p>102</text:p>
          </table:table-cell>
          <table:table-cell table:style-name="ce9" table:formula="of:=INDIRECT(CONCATENATE(&quot;'&quot;;&quot;file:///&quot;;[.$C6];&quot;'&quot;;&quot;#&quot;;&quot;$'&quot;;&quot;GES - Ensemble&quot;;&quot;'&quot;;&quot;.&quot;;&quot;I16&quot;))" office:value-type="float" office:value="101.847927861842" calcext:value-type="float">
            <text:p>102</text:p>
          </table:table-cell>
          <table:table-cell table:style-name="ce9" table:formula="of:=INDIRECT(CONCATENATE(&quot;'&quot;;&quot;file:///&quot;;[.$C6];&quot;'&quot;;&quot;#&quot;;&quot;$'&quot;;&quot;GES - Ensemble&quot;;&quot;'&quot;;&quot;.&quot;;&quot;K16&quot;))" office:value-type="float" office:value="102.194088995765" calcext:value-type="float">
            <text:p>102</text:p>
          </table:table-cell>
          <table:table-cell table:style-name="ce9" table:formula="of:=INDIRECT(CONCATENATE(&quot;'&quot;;&quot;file:///&quot;;[.$C6];&quot;'&quot;;&quot;#&quot;;&quot;$'&quot;;&quot;GES - Ensemble&quot;;&quot;'&quot;;&quot;.&quot;;&quot;E18&quot;))" office:value-type="float" office:value="42.8861507233111" calcext:value-type="float">
            <text:p>43</text:p>
          </table:table-cell>
          <table:table-cell table:style-name="ce9" table:formula="of:=INDIRECT(CONCATENATE(&quot;'&quot;;&quot;file:///&quot;;[.$C6];&quot;'&quot;;&quot;#&quot;;&quot;$'&quot;;&quot;GES - Ensemble&quot;;&quot;'&quot;;&quot;.&quot;;&quot;G18&quot;))" office:value-type="float" office:value="23.8586556768911" calcext:value-type="float">
            <text:p>24</text:p>
          </table:table-cell>
          <table:table-cell table:style-name="ce9" table:formula="of:=INDIRECT(CONCATENATE(&quot;'&quot;;&quot;file:///&quot;;[.$C6];&quot;'&quot;;&quot;#&quot;;&quot;$'&quot;;&quot;GES - Ensemble&quot;;&quot;'&quot;;&quot;.&quot;;&quot;I18&quot;))" office:value-type="float" office:value="14.298340884434" calcext:value-type="float">
            <text:p>14</text:p>
          </table:table-cell>
          <table:table-cell table:style-name="ce9" table:formula="of:=INDIRECT(CONCATENATE(&quot;'&quot;;&quot;file:///&quot;;[.$C6];&quot;'&quot;;&quot;#&quot;;&quot;$'&quot;;&quot;GES - Ensemble&quot;;&quot;'&quot;;&quot;.&quot;;&quot;K18&quot;))" office:value-type="float" office:value="14.3579647484226" calcext:value-type="float">
            <text:p>14</text:p>
          </table:table-cell>
          <table:table-cell table:style-name="ce9" table:formula="of:=INDIRECT(CONCATENATE(&quot;'&quot;;&quot;file:///&quot;;[.$C6];&quot;'&quot;;&quot;#&quot;;&quot;$'&quot;;&quot;GES - Ensemble&quot;;&quot;'&quot;;&quot;.&quot;;&quot;E19&quot;))" office:value-type="float" office:value="0.937742762919" calcext:value-type="float">
            <text:p>1</text:p>
          </table:table-cell>
          <table:table-cell table:style-name="ce9" table:formula="of:=INDIRECT(CONCATENATE(&quot;'&quot;;&quot;file:///&quot;;[.$C6];&quot;'&quot;;&quot;#&quot;;&quot;$'&quot;;&quot;GES - Ensemble&quot;;&quot;'&quot;;&quot;.&quot;;&quot;G19&quot;))" office:value-type="float" office:value="0.938867533863" calcext:value-type="float">
            <text:p>1</text:p>
          </table:table-cell>
          <table:table-cell table:style-name="ce9" table:formula="of:=INDIRECT(CONCATENATE(&quot;'&quot;;&quot;file:///&quot;;[.$C6];&quot;'&quot;;&quot;#&quot;;&quot;$'&quot;;&quot;GES - Ensemble&quot;;&quot;'&quot;;&quot;.&quot;;&quot;I19&quot;))" office:value-type="float" office:value="0.921021917758" calcext:value-type="float">
            <text:p>1</text:p>
          </table:table-cell>
          <table:table-cell table:style-name="ce9" table:formula="of:=INDIRECT(CONCATENATE(&quot;'&quot;;&quot;file:///&quot;;[.$C6];&quot;'&quot;;&quot;#&quot;;&quot;$'&quot;;&quot;GES - Ensemble&quot;;&quot;'&quot;;&quot;.&quot;;&quot;K19&quot;))" office:value-type="float" office:value="0.165192917758" calcext:value-type="float">
            <text:p>0</text:p>
          </table:table-cell>
          <table:table-cell table:number-columns-repeated="8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413</text:p>
          </table:table-cell>
          <table:table-cell table:style-name="ce3" office:value-type="string" calcext:value-type="string">
            <text:p>CC Intercom Bernay Terres de Normandie</text:p>
          </table:table-cell>
          <table:table-cell table:style-name="ce6" table:formula="of:=[$'0-base'.C7]" office:value-type="string" office:string-value="U:/5_Patrimoine_commun/ETUDES/1_fiches_territoriales_EPCI/Extraction_donnees/transition_energetique/biomasse-normandie/Intercom Bernay, terres de_v1.03.xlsx" calcext:value-type="string">
            <text:p>U:/5_Patrimoine_commun/ETUDES/1_fiches_territoriales_EPCI/Extraction_donnees/transition_energetique/biomasse-normandie/Intercom Bernay, terres de_v1.03.xlsx</text:p>
          </table:table-cell>
          <table:table-cell table:style-name="ce9" table:formula="of:=INDIRECT(CONCATENATE(&quot;'&quot;;&quot;file:///&quot;;[.$C7];&quot;'&quot;;&quot;#&quot;;&quot;$'&quot;;&quot;GES - Ensemble&quot;;&quot;'&quot;;&quot;.&quot;;&quot;E13&quot;))" office:value-type="float" office:value="63.5864108122768" calcext:value-type="float">
            <text:p>64</text:p>
          </table:table-cell>
          <table:table-cell table:style-name="ce9" table:formula="of:=INDIRECT(CONCATENATE(&quot;'&quot;;&quot;file:///&quot;;[.$C7];&quot;'&quot;;&quot;#&quot;;&quot;$'&quot;;&quot;GES - Ensemble&quot;;&quot;'&quot;;&quot;.&quot;;&quot;G13&quot;))" office:value-type="float" office:value="61.9109780994465" calcext:value-type="float">
            <text:p>62</text:p>
          </table:table-cell>
          <table:table-cell table:style-name="ce9" table:formula="of:=INDIRECT(CONCATENATE(&quot;'&quot;;&quot;file:///&quot;;[.$C7];&quot;'&quot;;&quot;#&quot;;&quot;$'&quot;;&quot;GES - Ensemble&quot;;&quot;'&quot;;&quot;.&quot;;&quot;I13&quot;))" office:value-type="float" office:value="58.2424557640301" calcext:value-type="float">
            <text:p>58</text:p>
          </table:table-cell>
          <table:table-cell table:style-name="ce9" table:formula="of:=INDIRECT(CONCATENATE(&quot;'&quot;;&quot;file:///&quot;;[.$C7];&quot;'&quot;;&quot;#&quot;;&quot;$'&quot;;&quot;GES - Ensemble&quot;;&quot;'&quot;;&quot;.&quot;;&quot;K13&quot;))" office:value-type="float" office:value="48.3471953857899" calcext:value-type="float">
            <text:p>48</text:p>
          </table:table-cell>
          <table:table-cell table:style-name="ce9" table:formula="of:=INDIRECT(CONCATENATE(&quot;'&quot;;&quot;file:///&quot;;[.$C7];&quot;'&quot;;&quot;#&quot;;&quot;$'&quot;;&quot;GES - Ensemble&quot;;&quot;'&quot;;&quot;.&quot;;&quot;E14&quot;))" office:value-type="float" office:value="29.4907723934449" calcext:value-type="float">
            <text:p>29</text:p>
          </table:table-cell>
          <table:table-cell table:style-name="ce9" table:formula="of:=INDIRECT(CONCATENATE(&quot;'&quot;;&quot;file:///&quot;;[.$C7];&quot;'&quot;;&quot;#&quot;;&quot;$'&quot;;&quot;GES - Ensemble&quot;;&quot;'&quot;;&quot;.&quot;;&quot;G14&quot;))" office:value-type="float" office:value="26.5479690191588" calcext:value-type="float">
            <text:p>27</text:p>
          </table:table-cell>
          <table:table-cell table:style-name="ce9" table:formula="of:=INDIRECT(CONCATENATE(&quot;'&quot;;&quot;file:///&quot;;[.$C7];&quot;'&quot;;&quot;#&quot;;&quot;$'&quot;;&quot;GES - Ensemble&quot;;&quot;'&quot;;&quot;.&quot;;&quot;I14&quot;))" office:value-type="float" office:value="26.2191631698616" calcext:value-type="float">
            <text:p>26</text:p>
          </table:table-cell>
          <table:table-cell table:style-name="ce9" table:formula="of:=INDIRECT(CONCATENATE(&quot;'&quot;;&quot;file:///&quot;;[.$C7];&quot;'&quot;;&quot;#&quot;;&quot;$'&quot;;&quot;GES - Ensemble&quot;;&quot;'&quot;;&quot;.&quot;;&quot;K14&quot;))" office:value-type="float" office:value="21.6015049513968" calcext:value-type="float">
            <text:p>22</text:p>
          </table:table-cell>
          <table:table-cell table:style-name="ce9" table:formula="of:=INDIRECT(CONCATENATE(&quot;'&quot;;&quot;file:///&quot;;[.$C7];&quot;'&quot;;&quot;#&quot;;&quot;$'&quot;;&quot;GES - Ensemble&quot;;&quot;'&quot;;&quot;.&quot;;&quot;E15&quot;))" office:value-type="float" office:value="204.950879706228" calcext:value-type="float">
            <text:p>205</text:p>
          </table:table-cell>
          <table:table-cell table:style-name="ce9" table:formula="of:=INDIRECT(CONCATENATE(&quot;'&quot;;&quot;file:///&quot;;[.$C7];&quot;'&quot;;&quot;#&quot;;&quot;$'&quot;;&quot;GES - Ensemble&quot;;&quot;'&quot;;&quot;.&quot;;&quot;G15&quot;))" office:value-type="float" office:value="215.030150716553" calcext:value-type="float">
            <text:p>215</text:p>
          </table:table-cell>
          <table:table-cell table:style-name="ce9" table:formula="of:=INDIRECT(CONCATENATE(&quot;'&quot;;&quot;file:///&quot;;[.$C7];&quot;'&quot;;&quot;#&quot;;&quot;$'&quot;;&quot;GES - Ensemble&quot;;&quot;'&quot;;&quot;.&quot;;&quot;I15&quot;))" office:value-type="float" office:value="179.050228365433" calcext:value-type="float">
            <text:p>179</text:p>
          </table:table-cell>
          <table:table-cell table:style-name="ce9" table:formula="of:=INDIRECT(CONCATENATE(&quot;'&quot;;&quot;file:///&quot;;[.$C7];&quot;'&quot;;&quot;#&quot;;&quot;$'&quot;;&quot;GES - Ensemble&quot;;&quot;'&quot;;&quot;.&quot;;&quot;K15&quot;))" office:value-type="float" office:value="144.835891439996" calcext:value-type="float">
            <text:p>145</text:p>
          </table:table-cell>
          <table:table-cell table:style-name="ce9" table:formula="of:=INDIRECT(CONCATENATE(&quot;'&quot;;&quot;file:///&quot;;[.$C7];&quot;'&quot;;&quot;#&quot;;&quot;$'&quot;;&quot;GES - Ensemble&quot;;&quot;'&quot;;&quot;.&quot;;&quot;E16&quot;))" office:value-type="float" office:value="145.794285651374" calcext:value-type="float">
            <text:p>146</text:p>
          </table:table-cell>
          <table:table-cell table:style-name="ce9" table:formula="of:=INDIRECT(CONCATENATE(&quot;'&quot;;&quot;file:///&quot;;[.$C7];&quot;'&quot;;&quot;#&quot;;&quot;$'&quot;;&quot;GES - Ensemble&quot;;&quot;'&quot;;&quot;.&quot;;&quot;G16&quot;))" office:value-type="float" office:value="140.42151598367" calcext:value-type="float">
            <text:p>140</text:p>
          </table:table-cell>
          <table:table-cell table:style-name="ce9" table:formula="of:=INDIRECT(CONCATENATE(&quot;'&quot;;&quot;file:///&quot;;[.$C7];&quot;'&quot;;&quot;#&quot;;&quot;$'&quot;;&quot;GES - Ensemble&quot;;&quot;'&quot;;&quot;.&quot;;&quot;I16&quot;))" office:value-type="float" office:value="139.058255478439" calcext:value-type="float">
            <text:p>139</text:p>
          </table:table-cell>
          <table:table-cell table:style-name="ce9" table:formula="of:=INDIRECT(CONCATENATE(&quot;'&quot;;&quot;file:///&quot;;[.$C7];&quot;'&quot;;&quot;#&quot;;&quot;$'&quot;;&quot;GES - Ensemble&quot;;&quot;'&quot;;&quot;.&quot;;&quot;K16&quot;))" office:value-type="float" office:value="137.992367050127" calcext:value-type="float">
            <text:p>138</text:p>
          </table:table-cell>
          <table:table-cell table:style-name="ce9" table:formula="of:=INDIRECT(CONCATENATE(&quot;'&quot;;&quot;file:///&quot;;[.$C7];&quot;'&quot;;&quot;#&quot;;&quot;$'&quot;;&quot;GES - Ensemble&quot;;&quot;'&quot;;&quot;.&quot;;&quot;E18&quot;))" office:value-type="float" office:value="54.304743782992" calcext:value-type="float">
            <text:p>54</text:p>
          </table:table-cell>
          <table:table-cell table:style-name="ce9" table:formula="of:=INDIRECT(CONCATENATE(&quot;'&quot;;&quot;file:///&quot;;[.$C7];&quot;'&quot;;&quot;#&quot;;&quot;$'&quot;;&quot;GES - Ensemble&quot;;&quot;'&quot;;&quot;.&quot;;&quot;G18&quot;))" office:value-type="float" office:value="42.0071969533426" calcext:value-type="float">
            <text:p>42</text:p>
          </table:table-cell>
          <table:table-cell table:style-name="ce9" table:formula="of:=INDIRECT(CONCATENATE(&quot;'&quot;;&quot;file:///&quot;;[.$C7];&quot;'&quot;;&quot;#&quot;;&quot;$'&quot;;&quot;GES - Ensemble&quot;;&quot;'&quot;;&quot;.&quot;;&quot;I18&quot;))" office:value-type="float" office:value="32.0629683625747" calcext:value-type="float">
            <text:p>32</text:p>
          </table:table-cell>
          <table:table-cell table:style-name="ce9" table:formula="of:=INDIRECT(CONCATENATE(&quot;'&quot;;&quot;file:///&quot;;[.$C7];&quot;'&quot;;&quot;#&quot;;&quot;$'&quot;;&quot;GES - Ensemble&quot;;&quot;'&quot;;&quot;.&quot;;&quot;K18&quot;))" office:value-type="float" office:value="16.0873212946873" calcext:value-type="float">
            <text:p>16</text:p>
          </table:table-cell>
          <table:table-cell table:style-name="ce9" table:formula="of:=INDIRECT(CONCATENATE(&quot;'&quot;;&quot;file:///&quot;;[.$C7];&quot;'&quot;;&quot;#&quot;;&quot;$'&quot;;&quot;GES - Ensemble&quot;;&quot;'&quot;;&quot;.&quot;;&quot;E19&quot;))" office:value-type="float" office:value="22.9096937482" calcext:value-type="float">
            <text:p>23</text:p>
          </table:table-cell>
          <table:table-cell table:style-name="ce9" table:formula="of:=INDIRECT(CONCATENATE(&quot;'&quot;;&quot;file:///&quot;;[.$C7];&quot;'&quot;;&quot;#&quot;;&quot;$'&quot;;&quot;GES - Ensemble&quot;;&quot;'&quot;;&quot;.&quot;;&quot;G19&quot;))" office:value-type="float" office:value="8.295601452613" calcext:value-type="float">
            <text:p>8</text:p>
          </table:table-cell>
          <table:table-cell table:style-name="ce9" table:formula="of:=INDIRECT(CONCATENATE(&quot;'&quot;;&quot;file:///&quot;;[.$C7];&quot;'&quot;;&quot;#&quot;;&quot;$'&quot;;&quot;GES - Ensemble&quot;;&quot;'&quot;;&quot;.&quot;;&quot;I19&quot;))" office:value-type="float" office:value="8.76771163025" calcext:value-type="float">
            <text:p>9</text:p>
          </table:table-cell>
          <table:table-cell table:style-name="ce9" table:formula="of:=INDIRECT(CONCATENATE(&quot;'&quot;;&quot;file:///&quot;;[.$C7];&quot;'&quot;;&quot;#&quot;;&quot;$'&quot;;&quot;GES - Ensemble&quot;;&quot;'&quot;;&quot;.&quot;;&quot;K19&quot;))" office:value-type="float" office:value="7.13460609945" calcext:value-type="float">
            <text:p>7</text:p>
          </table:table-cell>
          <table:table-cell table:number-columns-repeated="8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462</text:p>
          </table:table-cell>
          <table:table-cell table:style-name="ce3" office:value-type="string" calcext:value-type="string">
            <text:p>CC Interco Normandie Sud Eure</text:p>
          </table:table-cell>
          <table:table-cell table:style-name="ce6" table:formula="of:=[$'0-base'.C8]" office:value-type="string" office:string-value="U:/5_Patrimoine_commun/ETUDES/1_fiches_territoriales_EPCI/Extraction_donnees/transition_energetique/biomasse-normandie/Interco Normandie sud Eure_v1.03.xlsx" calcext:value-type="string">
            <text:p>U:/5_Patrimoine_commun/ETUDES/1_fiches_territoriales_EPCI/Extraction_donnees/transition_energetique/biomasse-normandie/Interco Normandie sud Eure_v1.03.xlsx</text:p>
          </table:table-cell>
          <table:table-cell table:style-name="ce9" table:formula="of:=INDIRECT(CONCATENATE(&quot;'&quot;;&quot;file:///&quot;;[.$C8];&quot;'&quot;;&quot;#&quot;;&quot;$'&quot;;&quot;GES - Ensemble&quot;;&quot;'&quot;;&quot;.&quot;;&quot;E13&quot;))" office:value-type="float" office:value="57.2012523779192" calcext:value-type="float">
            <text:p>57</text:p>
          </table:table-cell>
          <table:table-cell table:style-name="ce9" table:formula="of:=INDIRECT(CONCATENATE(&quot;'&quot;;&quot;file:///&quot;;[.$C8];&quot;'&quot;;&quot;#&quot;;&quot;$'&quot;;&quot;GES - Ensemble&quot;;&quot;'&quot;;&quot;.&quot;;&quot;G13&quot;))" office:value-type="float" office:value="55.0082203487695" calcext:value-type="float">
            <text:p>55</text:p>
          </table:table-cell>
          <table:table-cell table:style-name="ce9" table:formula="of:=INDIRECT(CONCATENATE(&quot;'&quot;;&quot;file:///&quot;;[.$C8];&quot;'&quot;;&quot;#&quot;;&quot;$'&quot;;&quot;GES - Ensemble&quot;;&quot;'&quot;;&quot;.&quot;;&quot;I13&quot;))" office:value-type="float" office:value="53.8866452621717" calcext:value-type="float">
            <text:p>54</text:p>
          </table:table-cell>
          <table:table-cell table:style-name="ce9" table:formula="of:=INDIRECT(CONCATENATE(&quot;'&quot;;&quot;file:///&quot;;[.$C8];&quot;'&quot;;&quot;#&quot;;&quot;$'&quot;;&quot;GES - Ensemble&quot;;&quot;'&quot;;&quot;.&quot;;&quot;K13&quot;))" office:value-type="float" office:value="44.7664466789046" calcext:value-type="float">
            <text:p>45</text:p>
          </table:table-cell>
          <table:table-cell table:style-name="ce9" table:formula="of:=INDIRECT(CONCATENATE(&quot;'&quot;;&quot;file:///&quot;;[.$C8];&quot;'&quot;;&quot;#&quot;;&quot;$'&quot;;&quot;GES - Ensemble&quot;;&quot;'&quot;;&quot;.&quot;;&quot;E14&quot;))" office:value-type="float" office:value="24.5051462209202" calcext:value-type="float">
            <text:p>25</text:p>
          </table:table-cell>
          <table:table-cell table:style-name="ce9" table:formula="of:=INDIRECT(CONCATENATE(&quot;'&quot;;&quot;file:///&quot;;[.$C8];&quot;'&quot;;&quot;#&quot;;&quot;$'&quot;;&quot;GES - Ensemble&quot;;&quot;'&quot;;&quot;.&quot;;&quot;G14&quot;))" office:value-type="float" office:value="23.8096913988958" calcext:value-type="float">
            <text:p>24</text:p>
          </table:table-cell>
          <table:table-cell table:style-name="ce9" table:formula="of:=INDIRECT(CONCATENATE(&quot;'&quot;;&quot;file:///&quot;;[.$C8];&quot;'&quot;;&quot;#&quot;;&quot;$'&quot;;&quot;GES - Ensemble&quot;;&quot;'&quot;;&quot;.&quot;;&quot;I14&quot;))" office:value-type="float" office:value="21.7490728497463" calcext:value-type="float">
            <text:p>22</text:p>
          </table:table-cell>
          <table:table-cell table:style-name="ce9" table:formula="of:=INDIRECT(CONCATENATE(&quot;'&quot;;&quot;file:///&quot;;[.$C8];&quot;'&quot;;&quot;#&quot;;&quot;$'&quot;;&quot;GES - Ensemble&quot;;&quot;'&quot;;&quot;.&quot;;&quot;K14&quot;))" office:value-type="float" office:value="16.3091680270441" calcext:value-type="float">
            <text:p>16</text:p>
          </table:table-cell>
          <table:table-cell table:style-name="ce9" table:formula="of:=INDIRECT(CONCATENATE(&quot;'&quot;;&quot;file:///&quot;;[.$C8];&quot;'&quot;;&quot;#&quot;;&quot;$'&quot;;&quot;GES - Ensemble&quot;;&quot;'&quot;;&quot;.&quot;;&quot;E15&quot;))" office:value-type="float" office:value="163.530839414813" calcext:value-type="float">
            <text:p>164</text:p>
          </table:table-cell>
          <table:table-cell table:style-name="ce9" table:formula="of:=INDIRECT(CONCATENATE(&quot;'&quot;;&quot;file:///&quot;;[.$C8];&quot;'&quot;;&quot;#&quot;;&quot;$'&quot;;&quot;GES - Ensemble&quot;;&quot;'&quot;;&quot;.&quot;;&quot;G15&quot;))" office:value-type="float" office:value="164.537601707085" calcext:value-type="float">
            <text:p>165</text:p>
          </table:table-cell>
          <table:table-cell table:style-name="ce9" table:formula="of:=INDIRECT(CONCATENATE(&quot;'&quot;;&quot;file:///&quot;;[.$C8];&quot;'&quot;;&quot;#&quot;;&quot;$'&quot;;&quot;GES - Ensemble&quot;;&quot;'&quot;;&quot;.&quot;;&quot;I15&quot;))" office:value-type="float" office:value="139.427170762807" calcext:value-type="float">
            <text:p>139</text:p>
          </table:table-cell>
          <table:table-cell table:style-name="ce9" table:formula="of:=INDIRECT(CONCATENATE(&quot;'&quot;;&quot;file:///&quot;;[.$C8];&quot;'&quot;;&quot;#&quot;;&quot;$'&quot;;&quot;GES - Ensemble&quot;;&quot;'&quot;;&quot;.&quot;;&quot;K15&quot;))" office:value-type="float" office:value="111.730176200273" calcext:value-type="float">
            <text:p>112</text:p>
          </table:table-cell>
          <table:table-cell table:style-name="ce9" table:formula="of:=INDIRECT(CONCATENATE(&quot;'&quot;;&quot;file:///&quot;;[.$C8];&quot;'&quot;;&quot;#&quot;;&quot;$'&quot;;&quot;GES - Ensemble&quot;;&quot;'&quot;;&quot;.&quot;;&quot;E16&quot;))" office:value-type="float" office:value="97.9708982435624" calcext:value-type="float">
            <text:p>98</text:p>
          </table:table-cell>
          <table:table-cell table:style-name="ce9" table:formula="of:=INDIRECT(CONCATENATE(&quot;'&quot;;&quot;file:///&quot;;[.$C8];&quot;'&quot;;&quot;#&quot;;&quot;$'&quot;;&quot;GES - Ensemble&quot;;&quot;'&quot;;&quot;.&quot;;&quot;G16&quot;))" office:value-type="float" office:value="93.5591893992685" calcext:value-type="float">
            <text:p>94</text:p>
          </table:table-cell>
          <table:table-cell table:style-name="ce9" table:formula="of:=INDIRECT(CONCATENATE(&quot;'&quot;;&quot;file:///&quot;;[.$C8];&quot;'&quot;;&quot;#&quot;;&quot;$'&quot;;&quot;GES - Ensemble&quot;;&quot;'&quot;;&quot;.&quot;;&quot;I16&quot;))" office:value-type="float" office:value="92.5138417627977" calcext:value-type="float">
            <text:p>93</text:p>
          </table:table-cell>
          <table:table-cell table:style-name="ce9" table:formula="of:=INDIRECT(CONCATENATE(&quot;'&quot;;&quot;file:///&quot;;[.$C8];&quot;'&quot;;&quot;#&quot;;&quot;$'&quot;;&quot;GES - Ensemble&quot;;&quot;'&quot;;&quot;.&quot;;&quot;K16&quot;))" office:value-type="float" office:value="90.581438387186" calcext:value-type="float">
            <text:p>91</text:p>
          </table:table-cell>
          <table:table-cell table:style-name="ce9" table:formula="of:=INDIRECT(CONCATENATE(&quot;'&quot;;&quot;file:///&quot;;[.$C8];&quot;'&quot;;&quot;#&quot;;&quot;$'&quot;;&quot;GES - Ensemble&quot;;&quot;'&quot;;&quot;.&quot;;&quot;E18&quot;))" office:value-type="float" office:value="60.4832634820911" calcext:value-type="float">
            <text:p>60</text:p>
          </table:table-cell>
          <table:table-cell table:style-name="ce9" table:formula="of:=INDIRECT(CONCATENATE(&quot;'&quot;;&quot;file:///&quot;;[.$C8];&quot;'&quot;;&quot;#&quot;;&quot;$'&quot;;&quot;GES - Ensemble&quot;;&quot;'&quot;;&quot;.&quot;;&quot;G18&quot;))" office:value-type="float" office:value="73.9009647519553" calcext:value-type="float">
            <text:p>74</text:p>
          </table:table-cell>
          <table:table-cell table:style-name="ce9" table:formula="of:=INDIRECT(CONCATENATE(&quot;'&quot;;&quot;file:///&quot;;[.$C8];&quot;'&quot;;&quot;#&quot;;&quot;$'&quot;;&quot;GES - Ensemble&quot;;&quot;'&quot;;&quot;.&quot;;&quot;I18&quot;))" office:value-type="float" office:value="66.0274497254232" calcext:value-type="float">
            <text:p>66</text:p>
          </table:table-cell>
          <table:table-cell table:style-name="ce9" table:formula="of:=INDIRECT(CONCATENATE(&quot;'&quot;;&quot;file:///&quot;;[.$C8];&quot;'&quot;;&quot;#&quot;;&quot;$'&quot;;&quot;GES - Ensemble&quot;;&quot;'&quot;;&quot;.&quot;;&quot;K18&quot;))" office:value-type="float" office:value="45.0395788563201" calcext:value-type="float">
            <text:p>45</text:p>
          </table:table-cell>
          <table:table-cell table:style-name="ce9" table:formula="of:=INDIRECT(CONCATENATE(&quot;'&quot;;&quot;file:///&quot;;[.$C8];&quot;'&quot;;&quot;#&quot;;&quot;$'&quot;;&quot;GES - Ensemble&quot;;&quot;'&quot;;&quot;.&quot;;&quot;E19&quot;))" office:value-type="float" office:value="1.888611237396" calcext:value-type="float">
            <text:p>2</text:p>
          </table:table-cell>
          <table:table-cell table:style-name="ce9" table:formula="of:=INDIRECT(CONCATENATE(&quot;'&quot;;&quot;file:///&quot;;[.$C8];&quot;'&quot;;&quot;#&quot;;&quot;$'&quot;;&quot;GES - Ensemble&quot;;&quot;'&quot;;&quot;.&quot;;&quot;G19&quot;))" office:value-type="float" office:value="1.889712971671" calcext:value-type="float">
            <text:p>2</text:p>
          </table:table-cell>
          <table:table-cell table:style-name="ce9" table:formula="of:=INDIRECT(CONCATENATE(&quot;'&quot;;&quot;file:///&quot;;[.$C8];&quot;'&quot;;&quot;#&quot;;&quot;$'&quot;;&quot;GES - Ensemble&quot;;&quot;'&quot;;&quot;.&quot;;&quot;I19&quot;))" office:value-type="float" office:value="1.890167326985" calcext:value-type="float">
            <text:p>2</text:p>
          </table:table-cell>
          <table:table-cell table:style-name="ce9" table:formula="of:=INDIRECT(CONCATENATE(&quot;'&quot;;&quot;file:///&quot;;[.$C8];&quot;'&quot;;&quot;#&quot;;&quot;$'&quot;;&quot;GES - Ensemble&quot;;&quot;'&quot;;&quot;.&quot;;&quot;K19&quot;))" office:value-type="float" office:value="0.253525438925" calcext:value-type="float">
            <text:p>0</text:p>
          </table:table-cell>
          <table:table-cell table:number-columns-repeated="8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827</text:p>
          </table:table-cell>
          <table:table-cell table:style-name="ce3" office:value-type="string" calcext:value-type="string">
            <text:p>CC du Pays de Honfleur-Beuzeville</text:p>
          </table:table-cell>
          <table:table-cell table:style-name="ce6" table:formula="of:=[$'0-base'.C9]" office:value-type="string" office:string-value="U:/5_Patrimoine_commun/ETUDES/1_fiches_territoriales_EPCI/Extraction_donnees/transition_energetique/biomasse-normandie/CC des Pays d Honfleur et__v1.03.xlsx" calcext:value-type="string">
            <text:p>U:/5_Patrimoine_commun/ETUDES/1_fiches_territoriales_EPCI/Extraction_donnees/transition_energetique/biomasse-normandie/CC des Pays d Honfleur et__v1.03.xlsx</text:p>
          </table:table-cell>
          <table:table-cell table:style-name="ce9" table:formula="of:=INDIRECT(CONCATENATE(&quot;'&quot;;&quot;file:///&quot;;[.$C9];&quot;'&quot;;&quot;#&quot;;&quot;$'&quot;;&quot;GES - Ensemble&quot;;&quot;'&quot;;&quot;.&quot;;&quot;E13&quot;))" office:value-type="float" office:value="30.9169752726648" calcext:value-type="float">
            <text:p>31</text:p>
          </table:table-cell>
          <table:table-cell table:style-name="ce9" table:formula="of:=INDIRECT(CONCATENATE(&quot;'&quot;;&quot;file:///&quot;;[.$C9];&quot;'&quot;;&quot;#&quot;;&quot;$'&quot;;&quot;GES - Ensemble&quot;;&quot;'&quot;;&quot;.&quot;;&quot;G13&quot;))" office:value-type="float" office:value="30.9182385334153" calcext:value-type="float">
            <text:p>31</text:p>
          </table:table-cell>
          <table:table-cell table:style-name="ce9" table:formula="of:=INDIRECT(CONCATENATE(&quot;'&quot;;&quot;file:///&quot;;[.$C9];&quot;'&quot;;&quot;#&quot;;&quot;$'&quot;;&quot;GES - Ensemble&quot;;&quot;'&quot;;&quot;.&quot;;&quot;I13&quot;))" office:value-type="float" office:value="30.0051665454848" calcext:value-type="float">
            <text:p>30</text:p>
          </table:table-cell>
          <table:table-cell table:style-name="ce9" table:formula="of:=INDIRECT(CONCATENATE(&quot;'&quot;;&quot;file:///&quot;;[.$C9];&quot;'&quot;;&quot;#&quot;;&quot;$'&quot;;&quot;GES - Ensemble&quot;;&quot;'&quot;;&quot;.&quot;;&quot;K13&quot;))" office:value-type="float" office:value="27.0856356714711" calcext:value-type="float">
            <text:p>27</text:p>
          </table:table-cell>
          <table:table-cell table:style-name="ce9" table:formula="of:=INDIRECT(CONCATENATE(&quot;'&quot;;&quot;file:///&quot;;[.$C9];&quot;'&quot;;&quot;#&quot;;&quot;$'&quot;;&quot;GES - Ensemble&quot;;&quot;'&quot;;&quot;.&quot;;&quot;E14&quot;))" office:value-type="float" office:value="17.6114396158821" calcext:value-type="float">
            <text:p>18</text:p>
          </table:table-cell>
          <table:table-cell table:style-name="ce9" table:formula="of:=INDIRECT(CONCATENATE(&quot;'&quot;;&quot;file:///&quot;;[.$C9];&quot;'&quot;;&quot;#&quot;;&quot;$'&quot;;&quot;GES - Ensemble&quot;;&quot;'&quot;;&quot;.&quot;;&quot;G14&quot;))" office:value-type="float" office:value="17.054226721773" calcext:value-type="float">
            <text:p>17</text:p>
          </table:table-cell>
          <table:table-cell table:style-name="ce9" table:formula="of:=INDIRECT(CONCATENATE(&quot;'&quot;;&quot;file:///&quot;;[.$C9];&quot;'&quot;;&quot;#&quot;;&quot;$'&quot;;&quot;GES - Ensemble&quot;;&quot;'&quot;;&quot;.&quot;;&quot;I14&quot;))" office:value-type="float" office:value="17.4191692775498" calcext:value-type="float">
            <text:p>17</text:p>
          </table:table-cell>
          <table:table-cell table:style-name="ce9" table:formula="of:=INDIRECT(CONCATENATE(&quot;'&quot;;&quot;file:///&quot;;[.$C9];&quot;'&quot;;&quot;#&quot;;&quot;$'&quot;;&quot;GES - Ensemble&quot;;&quot;'&quot;;&quot;.&quot;;&quot;K14&quot;))" office:value-type="float" office:value="17.1230120826067" calcext:value-type="float">
            <text:p>17</text:p>
          </table:table-cell>
          <table:table-cell table:style-name="ce9" table:formula="of:=INDIRECT(CONCATENATE(&quot;'&quot;;&quot;file:///&quot;;[.$C9];&quot;'&quot;;&quot;#&quot;;&quot;$'&quot;;&quot;GES - Ensemble&quot;;&quot;'&quot;;&quot;.&quot;;&quot;E15&quot;))" office:value-type="float" office:value="10.142796524555" calcext:value-type="float">
            <text:p>10</text:p>
          </table:table-cell>
          <table:table-cell table:style-name="ce9" table:formula="of:=INDIRECT(CONCATENATE(&quot;'&quot;;&quot;file:///&quot;;[.$C9];&quot;'&quot;;&quot;#&quot;;&quot;$'&quot;;&quot;GES - Ensemble&quot;;&quot;'&quot;;&quot;.&quot;;&quot;G15&quot;))" office:value-type="float" office:value="9.45243440932863" calcext:value-type="float">
            <text:p>9</text:p>
          </table:table-cell>
          <table:table-cell table:style-name="ce9" table:formula="of:=INDIRECT(CONCATENATE(&quot;'&quot;;&quot;file:///&quot;;[.$C9];&quot;'&quot;;&quot;#&quot;;&quot;$'&quot;;&quot;GES - Ensemble&quot;;&quot;'&quot;;&quot;.&quot;;&quot;I15&quot;))" office:value-type="float" office:value="5.07828204488137" calcext:value-type="float">
            <text:p>5</text:p>
          </table:table-cell>
          <table:table-cell table:style-name="ce9" table:formula="of:=INDIRECT(CONCATENATE(&quot;'&quot;;&quot;file:///&quot;;[.$C9];&quot;'&quot;;&quot;#&quot;;&quot;$'&quot;;&quot;GES - Ensemble&quot;;&quot;'&quot;;&quot;.&quot;;&quot;K15&quot;))" office:value-type="float" office:value="4.84564179823001" calcext:value-type="float">
            <text:p>5</text:p>
          </table:table-cell>
          <table:table-cell table:style-name="ce9" table:formula="of:=INDIRECT(CONCATENATE(&quot;'&quot;;&quot;file:///&quot;;[.$C9];&quot;'&quot;;&quot;#&quot;;&quot;$'&quot;;&quot;GES - Ensemble&quot;;&quot;'&quot;;&quot;.&quot;;&quot;E16&quot;))" office:value-type="float" office:value="74.8464787816963" calcext:value-type="float">
            <text:p>75</text:p>
          </table:table-cell>
          <table:table-cell table:style-name="ce9" table:formula="of:=INDIRECT(CONCATENATE(&quot;'&quot;;&quot;file:///&quot;;[.$C9];&quot;'&quot;;&quot;#&quot;;&quot;$'&quot;;&quot;GES - Ensemble&quot;;&quot;'&quot;;&quot;.&quot;;&quot;G16&quot;))" office:value-type="float" office:value="71.5647485885265" calcext:value-type="float">
            <text:p>72</text:p>
          </table:table-cell>
          <table:table-cell table:style-name="ce9" table:formula="of:=INDIRECT(CONCATENATE(&quot;'&quot;;&quot;file:///&quot;;[.$C9];&quot;'&quot;;&quot;#&quot;;&quot;$'&quot;;&quot;GES - Ensemble&quot;;&quot;'&quot;;&quot;.&quot;;&quot;I16&quot;))" office:value-type="float" office:value="70.8623240105581" calcext:value-type="float">
            <text:p>71</text:p>
          </table:table-cell>
          <table:table-cell table:style-name="ce9" table:formula="of:=INDIRECT(CONCATENATE(&quot;'&quot;;&quot;file:///&quot;;[.$C9];&quot;'&quot;;&quot;#&quot;;&quot;$'&quot;;&quot;GES - Ensemble&quot;;&quot;'&quot;;&quot;.&quot;;&quot;K16&quot;))" office:value-type="float" office:value="69.9787608751933" calcext:value-type="float">
            <text:p>70</text:p>
          </table:table-cell>
          <table:table-cell table:style-name="ce9" table:formula="of:=INDIRECT(CONCATENATE(&quot;'&quot;;&quot;file:///&quot;;[.$C9];&quot;'&quot;;&quot;#&quot;;&quot;$'&quot;;&quot;GES - Ensemble&quot;;&quot;'&quot;;&quot;.&quot;;&quot;E18&quot;))" office:value-type="float" office:value="28.3046508815471" calcext:value-type="float">
            <text:p>28</text:p>
          </table:table-cell>
          <table:table-cell table:style-name="ce9" table:formula="of:=INDIRECT(CONCATENATE(&quot;'&quot;;&quot;file:///&quot;;[.$C9];&quot;'&quot;;&quot;#&quot;;&quot;$'&quot;;&quot;GES - Ensemble&quot;;&quot;'&quot;;&quot;.&quot;;&quot;G18&quot;))" office:value-type="float" office:value="17.4474498594222" calcext:value-type="float">
            <text:p>17</text:p>
          </table:table-cell>
          <table:table-cell table:style-name="ce9" table:formula="of:=INDIRECT(CONCATENATE(&quot;'&quot;;&quot;file:///&quot;;[.$C9];&quot;'&quot;;&quot;#&quot;;&quot;$'&quot;;&quot;GES - Ensemble&quot;;&quot;'&quot;;&quot;.&quot;;&quot;I18&quot;))" office:value-type="float" office:value="18.3305673877022" calcext:value-type="float">
            <text:p>18</text:p>
          </table:table-cell>
          <table:table-cell table:style-name="ce9" table:formula="of:=INDIRECT(CONCATENATE(&quot;'&quot;;&quot;file:///&quot;;[.$C9];&quot;'&quot;;&quot;#&quot;;&quot;$'&quot;;&quot;GES - Ensemble&quot;;&quot;'&quot;;&quot;.&quot;;&quot;K18&quot;))" office:value-type="float" office:value="19.7484621429585" calcext:value-type="float">
            <text:p>20</text:p>
          </table:table-cell>
          <table:table-cell table:style-name="ce9" table:formula="of:=INDIRECT(CONCATENATE(&quot;'&quot;;&quot;file:///&quot;;[.$C9];&quot;'&quot;;&quot;#&quot;;&quot;$'&quot;;&quot;GES - Ensemble&quot;;&quot;'&quot;;&quot;.&quot;;&quot;E19&quot;))" office:value-type="float" office:value="0.789613611631" calcext:value-type="float">
            <text:p>1</text:p>
          </table:table-cell>
          <table:table-cell table:style-name="ce9" table:formula="of:=INDIRECT(CONCATENATE(&quot;'&quot;;&quot;file:///&quot;;[.$C9];&quot;'&quot;;&quot;#&quot;;&quot;$'&quot;;&quot;GES - Ensemble&quot;;&quot;'&quot;;&quot;.&quot;;&quot;G19&quot;))" office:value-type="float" office:value="0.78965780223" calcext:value-type="float">
            <text:p>1</text:p>
          </table:table-cell>
          <table:table-cell table:style-name="ce9" table:formula="of:=INDIRECT(CONCATENATE(&quot;'&quot;;&quot;file:///&quot;;[.$C9];&quot;'&quot;;&quot;#&quot;;&quot;$'&quot;;&quot;GES - Ensemble&quot;;&quot;'&quot;;&quot;.&quot;;&quot;I19&quot;))" office:value-type="float" office:value="0.789179337172" calcext:value-type="float">
            <text:p>1</text:p>
          </table:table-cell>
          <table:table-cell table:style-name="ce9" table:formula="of:=INDIRECT(CONCATENATE(&quot;'&quot;;&quot;file:///&quot;;[.$C9];&quot;'&quot;;&quot;#&quot;;&quot;$'&quot;;&quot;GES - Ensemble&quot;;&quot;'&quot;;&quot;.&quot;;&quot;K19&quot;))" office:value-type="float" office:value="0.002251337172" calcext:value-type="float">
            <text:p>0</text:p>
          </table:table-cell>
          <table:table-cell table:number-columns-repeated="8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9730</text:p>
          </table:table-cell>
          <table:table-cell table:style-name="ce3" office:value-type="string" calcext:value-type="string">
            <text:p>CC des 4 Rivières</text:p>
          </table:table-cell>
          <table:table-cell table:style-name="ce6" table:formula="of:=[$'0-base'.C10]" office:value-type="string" office:string-value="U:/5_Patrimoine_commun/ETUDES/1_fiches_territoriales_EPCI/Extraction_donnees/transition_energetique/biomasse-normandie/CC Les quatre rivières_v1.03.xlsx" calcext:value-type="string">
            <text:p>U:/5_Patrimoine_commun/ETUDES/1_fiches_territoriales_EPCI/Extraction_donnees/transition_energetique/biomasse-normandie/CC Les quatre rivières_v1.03.xlsx</text:p>
          </table:table-cell>
          <table:table-cell table:style-name="ce9" table:formula="of:=INDIRECT(CONCATENATE(&quot;'&quot;;&quot;file:///&quot;;[.$C10];&quot;'&quot;;&quot;#&quot;;&quot;$'&quot;;&quot;GES - Ensemble&quot;;&quot;'&quot;;&quot;.&quot;;&quot;E13&quot;))" office:value-type="float" office:value="33.725293747928" calcext:value-type="float">
            <text:p>34</text:p>
          </table:table-cell>
          <table:table-cell table:style-name="ce9" table:formula="of:=INDIRECT(CONCATENATE(&quot;'&quot;;&quot;file:///&quot;;[.$C10];&quot;'&quot;;&quot;#&quot;;&quot;$'&quot;;&quot;GES - Ensemble&quot;;&quot;'&quot;;&quot;.&quot;;&quot;G13&quot;))" office:value-type="float" office:value="32.7505913924122" calcext:value-type="float">
            <text:p>33</text:p>
          </table:table-cell>
          <table:table-cell table:style-name="ce9" table:formula="of:=INDIRECT(CONCATENATE(&quot;'&quot;;&quot;file:///&quot;;[.$C10];&quot;'&quot;;&quot;#&quot;;&quot;$'&quot;;&quot;GES - Ensemble&quot;;&quot;'&quot;;&quot;.&quot;;&quot;I13&quot;))" office:value-type="float" office:value="31.3935667776437" calcext:value-type="float">
            <text:p>31</text:p>
          </table:table-cell>
          <table:table-cell table:style-name="ce9" table:formula="of:=INDIRECT(CONCATENATE(&quot;'&quot;;&quot;file:///&quot;;[.$C10];&quot;'&quot;;&quot;#&quot;;&quot;$'&quot;;&quot;GES - Ensemble&quot;;&quot;'&quot;;&quot;.&quot;;&quot;K13&quot;))" office:value-type="float" office:value="26.8913197543125" calcext:value-type="float">
            <text:p>27</text:p>
          </table:table-cell>
          <table:table-cell table:style-name="ce9" table:formula="of:=INDIRECT(CONCATENATE(&quot;'&quot;;&quot;file:///&quot;;[.$C10];&quot;'&quot;;&quot;#&quot;;&quot;$'&quot;;&quot;GES - Ensemble&quot;;&quot;'&quot;;&quot;.&quot;;&quot;E14&quot;))" office:value-type="float" office:value="23.37654419562" calcext:value-type="float">
            <text:p>23</text:p>
          </table:table-cell>
          <table:table-cell table:style-name="ce9" table:formula="of:=INDIRECT(CONCATENATE(&quot;'&quot;;&quot;file:///&quot;;[.$C10];&quot;'&quot;;&quot;#&quot;;&quot;$'&quot;;&quot;GES - Ensemble&quot;;&quot;'&quot;;&quot;.&quot;;&quot;G14&quot;))" office:value-type="float" office:value="22.0435476355506" calcext:value-type="float">
            <text:p>22</text:p>
          </table:table-cell>
          <table:table-cell table:style-name="ce9" table:formula="of:=INDIRECT(CONCATENATE(&quot;'&quot;;&quot;file:///&quot;;[.$C10];&quot;'&quot;;&quot;#&quot;;&quot;$'&quot;;&quot;GES - Ensemble&quot;;&quot;'&quot;;&quot;.&quot;;&quot;I14&quot;))" office:value-type="float" office:value="20.1645595621351" calcext:value-type="float">
            <text:p>20</text:p>
          </table:table-cell>
          <table:table-cell table:style-name="ce9" table:formula="of:=INDIRECT(CONCATENATE(&quot;'&quot;;&quot;file:///&quot;;[.$C10];&quot;'&quot;;&quot;#&quot;;&quot;$'&quot;;&quot;GES - Ensemble&quot;;&quot;'&quot;;&quot;.&quot;;&quot;K14&quot;))" office:value-type="float" office:value="14.9260299508212" calcext:value-type="float">
            <text:p>15</text:p>
          </table:table-cell>
          <table:table-cell table:style-name="ce9" table:formula="of:=INDIRECT(CONCATENATE(&quot;'&quot;;&quot;file:///&quot;;[.$C10];&quot;'&quot;;&quot;#&quot;;&quot;$'&quot;;&quot;GES - Ensemble&quot;;&quot;'&quot;;&quot;.&quot;;&quot;E15&quot;))" office:value-type="float" office:value="160.745783224679" calcext:value-type="float">
            <text:p>161</text:p>
          </table:table-cell>
          <table:table-cell table:style-name="ce9" table:formula="of:=INDIRECT(CONCATENATE(&quot;'&quot;;&quot;file:///&quot;;[.$C10];&quot;'&quot;;&quot;#&quot;;&quot;$'&quot;;&quot;GES - Ensemble&quot;;&quot;'&quot;;&quot;.&quot;;&quot;G15&quot;))" office:value-type="float" office:value="163.290821145226" calcext:value-type="float">
            <text:p>163</text:p>
          </table:table-cell>
          <table:table-cell table:style-name="ce9" table:formula="of:=INDIRECT(CONCATENATE(&quot;'&quot;;&quot;file:///&quot;;[.$C10];&quot;'&quot;;&quot;#&quot;;&quot;$'&quot;;&quot;GES - Ensemble&quot;;&quot;'&quot;;&quot;.&quot;;&quot;I15&quot;))" office:value-type="float" office:value="151.044981936929" calcext:value-type="float">
            <text:p>151</text:p>
          </table:table-cell>
          <table:table-cell table:style-name="ce9" table:formula="of:=INDIRECT(CONCATENATE(&quot;'&quot;;&quot;file:///&quot;;[.$C10];&quot;'&quot;;&quot;#&quot;;&quot;$'&quot;;&quot;GES - Ensemble&quot;;&quot;'&quot;;&quot;.&quot;;&quot;K15&quot;))" office:value-type="float" office:value="165.472700556505" calcext:value-type="float">
            <text:p>165</text:p>
          </table:table-cell>
          <table:table-cell table:style-name="ce9" table:formula="of:=INDIRECT(CONCATENATE(&quot;'&quot;;&quot;file:///&quot;;[.$C10];&quot;'&quot;;&quot;#&quot;;&quot;$'&quot;;&quot;GES - Ensemble&quot;;&quot;'&quot;;&quot;.&quot;;&quot;E16&quot;))" office:value-type="float" office:value="57.8919442885887" calcext:value-type="float">
            <text:p>58</text:p>
          </table:table-cell>
          <table:table-cell table:style-name="ce9" table:formula="of:=INDIRECT(CONCATENATE(&quot;'&quot;;&quot;file:///&quot;;[.$C10];&quot;'&quot;;&quot;#&quot;;&quot;$'&quot;;&quot;GES - Ensemble&quot;;&quot;'&quot;;&quot;.&quot;;&quot;G16&quot;))" office:value-type="float" office:value="54.988180753427" calcext:value-type="float">
            <text:p>55</text:p>
          </table:table-cell>
          <table:table-cell table:style-name="ce9" table:formula="of:=INDIRECT(CONCATENATE(&quot;'&quot;;&quot;file:///&quot;;[.$C10];&quot;'&quot;;&quot;#&quot;;&quot;$'&quot;;&quot;GES - Ensemble&quot;;&quot;'&quot;;&quot;.&quot;;&quot;I16&quot;))" office:value-type="float" office:value="54.2586586312543" calcext:value-type="float">
            <text:p>54</text:p>
          </table:table-cell>
          <table:table-cell table:style-name="ce9" table:formula="of:=INDIRECT(CONCATENATE(&quot;'&quot;;&quot;file:///&quot;;[.$C10];&quot;'&quot;;&quot;#&quot;;&quot;$'&quot;;&quot;GES - Ensemble&quot;;&quot;'&quot;;&quot;.&quot;;&quot;K16&quot;))" office:value-type="float" office:value="53.2747528766867" calcext:value-type="float">
            <text:p>53</text:p>
          </table:table-cell>
          <table:table-cell table:style-name="ce9" table:formula="of:=INDIRECT(CONCATENATE(&quot;'&quot;;&quot;file:///&quot;;[.$C10];&quot;'&quot;;&quot;#&quot;;&quot;$'&quot;;&quot;GES - Ensemble&quot;;&quot;'&quot;;&quot;.&quot;;&quot;E18&quot;))" office:value-type="float" office:value="24.3841264979852" calcext:value-type="float">
            <text:p>24</text:p>
          </table:table-cell>
          <table:table-cell table:style-name="ce9" table:formula="of:=INDIRECT(CONCATENATE(&quot;'&quot;;&quot;file:///&quot;;[.$C10];&quot;'&quot;;&quot;#&quot;;&quot;$'&quot;;&quot;GES - Ensemble&quot;;&quot;'&quot;;&quot;.&quot;;&quot;G18&quot;))" office:value-type="float" office:value="52.9337369051875" calcext:value-type="float">
            <text:p>53</text:p>
          </table:table-cell>
          <table:table-cell table:style-name="ce9" table:formula="of:=INDIRECT(CONCATENATE(&quot;'&quot;;&quot;file:///&quot;;[.$C10];&quot;'&quot;;&quot;#&quot;;&quot;$'&quot;;&quot;GES - Ensemble&quot;;&quot;'&quot;;&quot;.&quot;;&quot;I18&quot;))" office:value-type="float" office:value="34.3225010584211" calcext:value-type="float">
            <text:p>34</text:p>
          </table:table-cell>
          <table:table-cell table:style-name="ce9" table:formula="of:=INDIRECT(CONCATENATE(&quot;'&quot;;&quot;file:///&quot;;[.$C10];&quot;'&quot;;&quot;#&quot;;&quot;$'&quot;;&quot;GES - Ensemble&quot;;&quot;'&quot;;&quot;.&quot;;&quot;K18&quot;))" office:value-type="float" office:value="34.5987209742936" calcext:value-type="float">
            <text:p>35</text:p>
          </table:table-cell>
          <table:table-cell table:style-name="ce9" table:formula="of:=INDIRECT(CONCATENATE(&quot;'&quot;;&quot;file:///&quot;;[.$C10];&quot;'&quot;;&quot;#&quot;;&quot;$'&quot;;&quot;GES - Ensemble&quot;;&quot;'&quot;;&quot;.&quot;;&quot;E19&quot;))" office:value-type="float" office:value="1.074856440949" calcext:value-type="float">
            <text:p>1</text:p>
          </table:table-cell>
          <table:table-cell table:style-name="ce9" table:formula="of:=INDIRECT(CONCATENATE(&quot;'&quot;;&quot;file:///&quot;;[.$C10];&quot;'&quot;;&quot;#&quot;;&quot;$'&quot;;&quot;GES - Ensemble&quot;;&quot;'&quot;;&quot;.&quot;;&quot;G19&quot;))" office:value-type="float" office:value="1.074757521363" calcext:value-type="float">
            <text:p>1</text:p>
          </table:table-cell>
          <table:table-cell table:style-name="ce9" table:formula="of:=INDIRECT(CONCATENATE(&quot;'&quot;;&quot;file:///&quot;;[.$C10];&quot;'&quot;;&quot;#&quot;;&quot;$'&quot;;&quot;GES - Ensemble&quot;;&quot;'&quot;;&quot;.&quot;;&quot;I19&quot;))" office:value-type="float" office:value="1.142505306587" calcext:value-type="float">
            <text:p>1</text:p>
          </table:table-cell>
          <table:table-cell table:style-name="ce9" table:formula="of:=INDIRECT(CONCATENATE(&quot;'&quot;;&quot;file:///&quot;;[.$C10];&quot;'&quot;;&quot;#&quot;;&quot;$'&quot;;&quot;GES - Ensemble&quot;;&quot;'&quot;;&quot;.&quot;;&quot;K19&quot;))" office:value-type="float" office:value="0.176107306587" calcext:value-type="float">
            <text:p>0</text:p>
          </table:table-cell>
          <table:table-cell table:number-columns-repeated="8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0142</text:p>
          </table:table-cell>
          <table:table-cell table:style-name="ce3" office:value-type="string" calcext:value-type="string">
            <text:p>CC Lyons Andelle</text:p>
          </table:table-cell>
          <table:table-cell table:style-name="ce6" table:formula="of:=[$'0-base'.C11]" office:value-type="string" office:string-value="U:/5_Patrimoine_commun/ETUDES/1_fiches_territoriales_EPCI/Extraction_donnees/transition_energetique/biomasse-normandie/CC Lyons Andelle_v1.03.xlsx" calcext:value-type="string">
            <text:p>U:/5_Patrimoine_commun/ETUDES/1_fiches_territoriales_EPCI/Extraction_donnees/transition_energetique/biomasse-normandie/CC Lyons Andelle_v1.03.xlsx</text:p>
          </table:table-cell>
          <table:table-cell table:style-name="ce9" table:formula="of:=INDIRECT(CONCATENATE(&quot;'&quot;;&quot;file:///&quot;;[.$C11];&quot;'&quot;;&quot;#&quot;;&quot;$'&quot;;&quot;GES - Ensemble&quot;;&quot;'&quot;;&quot;.&quot;;&quot;E13&quot;))" office:value-type="float" office:value="22.1723425551315" calcext:value-type="float">
            <text:p>22</text:p>
          </table:table-cell>
          <table:table-cell table:style-name="ce9" table:formula="of:=INDIRECT(CONCATENATE(&quot;'&quot;;&quot;file:///&quot;;[.$C11];&quot;'&quot;;&quot;#&quot;;&quot;$'&quot;;&quot;GES - Ensemble&quot;;&quot;'&quot;;&quot;.&quot;;&quot;G13&quot;))" office:value-type="float" office:value="21.4931201295961" calcext:value-type="float">
            <text:p>21</text:p>
          </table:table-cell>
          <table:table-cell table:style-name="ce9" table:formula="of:=INDIRECT(CONCATENATE(&quot;'&quot;;&quot;file:///&quot;;[.$C11];&quot;'&quot;;&quot;#&quot;;&quot;$'&quot;;&quot;GES - Ensemble&quot;;&quot;'&quot;;&quot;.&quot;;&quot;I13&quot;))" office:value-type="float" office:value="20.7899501904152" calcext:value-type="float">
            <text:p>21</text:p>
          </table:table-cell>
          <table:table-cell table:style-name="ce9" table:formula="of:=INDIRECT(CONCATENATE(&quot;'&quot;;&quot;file:///&quot;;[.$C11];&quot;'&quot;;&quot;#&quot;;&quot;$'&quot;;&quot;GES - Ensemble&quot;;&quot;'&quot;;&quot;.&quot;;&quot;K13&quot;))" office:value-type="float" office:value="17.3151164423526" calcext:value-type="float">
            <text:p>17</text:p>
          </table:table-cell>
          <table:table-cell table:style-name="ce9" table:formula="of:=INDIRECT(CONCATENATE(&quot;'&quot;;&quot;file:///&quot;;[.$C11];&quot;'&quot;;&quot;#&quot;;&quot;$'&quot;;&quot;GES - Ensemble&quot;;&quot;'&quot;;&quot;.&quot;;&quot;E14&quot;))" office:value-type="float" office:value="8.73462007966428" calcext:value-type="float">
            <text:p>9</text:p>
          </table:table-cell>
          <table:table-cell table:style-name="ce9" table:formula="of:=INDIRECT(CONCATENATE(&quot;'&quot;;&quot;file:///&quot;;[.$C11];&quot;'&quot;;&quot;#&quot;;&quot;$'&quot;;&quot;GES - Ensemble&quot;;&quot;'&quot;;&quot;.&quot;;&quot;G14&quot;))" office:value-type="float" office:value="8.17292492481509" calcext:value-type="float">
            <text:p>8</text:p>
          </table:table-cell>
          <table:table-cell table:style-name="ce9" table:formula="of:=INDIRECT(CONCATENATE(&quot;'&quot;;&quot;file:///&quot;;[.$C11];&quot;'&quot;;&quot;#&quot;;&quot;$'&quot;;&quot;GES - Ensemble&quot;;&quot;'&quot;;&quot;.&quot;;&quot;I14&quot;))" office:value-type="float" office:value="7.98113292679625" calcext:value-type="float">
            <text:p>8</text:p>
          </table:table-cell>
          <table:table-cell table:style-name="ce9" table:formula="of:=INDIRECT(CONCATENATE(&quot;'&quot;;&quot;file:///&quot;;[.$C11];&quot;'&quot;;&quot;#&quot;;&quot;$'&quot;;&quot;GES - Ensemble&quot;;&quot;'&quot;;&quot;.&quot;;&quot;K14&quot;))" office:value-type="float" office:value="6.19341614274541" calcext:value-type="float">
            <text:p>6</text:p>
          </table:table-cell>
          <table:table-cell table:style-name="ce9" table:formula="of:=INDIRECT(CONCATENATE(&quot;'&quot;;&quot;file:///&quot;;[.$C11];&quot;'&quot;;&quot;#&quot;;&quot;$'&quot;;&quot;GES - Ensemble&quot;;&quot;'&quot;;&quot;.&quot;;&quot;E15&quot;))" office:value-type="float" office:value="52.2166314339571" calcext:value-type="float">
            <text:p>52</text:p>
          </table:table-cell>
          <table:table-cell table:style-name="ce9" table:formula="of:=INDIRECT(CONCATENATE(&quot;'&quot;;&quot;file:///&quot;;[.$C11];&quot;'&quot;;&quot;#&quot;;&quot;$'&quot;;&quot;GES - Ensemble&quot;;&quot;'&quot;;&quot;.&quot;;&quot;G15&quot;))" office:value-type="float" office:value="53.8931610262314" calcext:value-type="float">
            <text:p>54</text:p>
          </table:table-cell>
          <table:table-cell table:style-name="ce9" table:formula="of:=INDIRECT(CONCATENATE(&quot;'&quot;;&quot;file:///&quot;;[.$C11];&quot;'&quot;;&quot;#&quot;;&quot;$'&quot;;&quot;GES - Ensemble&quot;;&quot;'&quot;;&quot;.&quot;;&quot;I15&quot;))" office:value-type="float" office:value="43.8646419627092" calcext:value-type="float">
            <text:p>44</text:p>
          </table:table-cell>
          <table:table-cell table:style-name="ce9" table:formula="of:=INDIRECT(CONCATENATE(&quot;'&quot;;&quot;file:///&quot;;[.$C11];&quot;'&quot;;&quot;#&quot;;&quot;$'&quot;;&quot;GES - Ensemble&quot;;&quot;'&quot;;&quot;.&quot;;&quot;K15&quot;))" office:value-type="float" office:value="31.6082767930151" calcext:value-type="float">
            <text:p>32</text:p>
          </table:table-cell>
          <table:table-cell table:style-name="ce9" table:formula="of:=INDIRECT(CONCATENATE(&quot;'&quot;;&quot;file:///&quot;;[.$C11];&quot;'&quot;;&quot;#&quot;;&quot;$'&quot;;&quot;GES - Ensemble&quot;;&quot;'&quot;;&quot;.&quot;;&quot;E16&quot;))" office:value-type="float" office:value="39.2888644397067" calcext:value-type="float">
            <text:p>39</text:p>
          </table:table-cell>
          <table:table-cell table:style-name="ce9" table:formula="of:=INDIRECT(CONCATENATE(&quot;'&quot;;&quot;file:///&quot;;[.$C11];&quot;'&quot;;&quot;#&quot;;&quot;$'&quot;;&quot;GES - Ensemble&quot;;&quot;'&quot;;&quot;.&quot;;&quot;G16&quot;))" office:value-type="float" office:value="37.6110299273833" calcext:value-type="float">
            <text:p>38</text:p>
          </table:table-cell>
          <table:table-cell table:style-name="ce9" table:formula="of:=INDIRECT(CONCATENATE(&quot;'&quot;;&quot;file:///&quot;;[.$C11];&quot;'&quot;;&quot;#&quot;;&quot;$'&quot;;&quot;GES - Ensemble&quot;;&quot;'&quot;;&quot;.&quot;;&quot;I16&quot;))" office:value-type="float" office:value="37.2197626991516" calcext:value-type="float">
            <text:p>37</text:p>
          </table:table-cell>
          <table:table-cell table:style-name="ce9" table:formula="of:=INDIRECT(CONCATENATE(&quot;'&quot;;&quot;file:///&quot;;[.$C11];&quot;'&quot;;&quot;#&quot;;&quot;$'&quot;;&quot;GES - Ensemble&quot;;&quot;'&quot;;&quot;.&quot;;&quot;K16&quot;))" office:value-type="float" office:value="36.2753791658913" calcext:value-type="float">
            <text:p>36</text:p>
          </table:table-cell>
          <table:table-cell table:style-name="ce9" table:formula="of:=INDIRECT(CONCATENATE(&quot;'&quot;;&quot;file:///&quot;;[.$C11];&quot;'&quot;;&quot;#&quot;;&quot;$'&quot;;&quot;GES - Ensemble&quot;;&quot;'&quot;;&quot;.&quot;;&quot;E18&quot;))" office:value-type="float" office:value="25.8089897850316" calcext:value-type="float">
            <text:p>26</text:p>
          </table:table-cell>
          <table:table-cell table:style-name="ce9" table:formula="of:=INDIRECT(CONCATENATE(&quot;'&quot;;&quot;file:///&quot;;[.$C11];&quot;'&quot;;&quot;#&quot;;&quot;$'&quot;;&quot;GES - Ensemble&quot;;&quot;'&quot;;&quot;.&quot;;&quot;G18&quot;))" office:value-type="float" office:value="12.6230398820641" calcext:value-type="float">
            <text:p>13</text:p>
          </table:table-cell>
          <table:table-cell table:style-name="ce9" table:formula="of:=INDIRECT(CONCATENATE(&quot;'&quot;;&quot;file:///&quot;;[.$C11];&quot;'&quot;;&quot;#&quot;;&quot;$'&quot;;&quot;GES - Ensemble&quot;;&quot;'&quot;;&quot;.&quot;;&quot;I18&quot;))" office:value-type="float" office:value="14.4814435616125" calcext:value-type="float">
            <text:p>14</text:p>
          </table:table-cell>
          <table:table-cell table:style-name="ce9" table:formula="of:=INDIRECT(CONCATENATE(&quot;'&quot;;&quot;file:///&quot;;[.$C11];&quot;'&quot;;&quot;#&quot;;&quot;$'&quot;;&quot;GES - Ensemble&quot;;&quot;'&quot;;&quot;.&quot;;&quot;K18&quot;))" office:value-type="float" office:value="15.4298243523666" calcext:value-type="float">
            <text:p>15</text:p>
          </table:table-cell>
          <table:table-cell table:style-name="ce9" table:formula="of:=INDIRECT(CONCATENATE(&quot;'&quot;;&quot;file:///&quot;;[.$C11];&quot;'&quot;;&quot;#&quot;;&quot;$'&quot;;&quot;GES - Ensemble&quot;;&quot;'&quot;;&quot;.&quot;;&quot;E19&quot;))" office:value-type="float" office:value="0.579594759495" calcext:value-type="float">
            <text:p>1</text:p>
          </table:table-cell>
          <table:table-cell table:style-name="ce9" table:formula="of:=INDIRECT(CONCATENATE(&quot;'&quot;;&quot;file:///&quot;;[.$C11];&quot;'&quot;;&quot;#&quot;;&quot;$'&quot;;&quot;GES - Ensemble&quot;;&quot;'&quot;;&quot;.&quot;;&quot;G19&quot;))" office:value-type="float" office:value="0.579598102996" calcext:value-type="float">
            <text:p>1</text:p>
          </table:table-cell>
          <table:table-cell table:style-name="ce9" table:formula="of:=INDIRECT(CONCATENATE(&quot;'&quot;;&quot;file:///&quot;;[.$C11];&quot;'&quot;;&quot;#&quot;;&quot;$'&quot;;&quot;GES - Ensemble&quot;;&quot;'&quot;;&quot;.&quot;;&quot;I19&quot;))" office:value-type="float" office:value="0.581596102028" calcext:value-type="float">
            <text:p>1</text:p>
          </table:table-cell>
          <table:table-cell table:style-name="ce9" table:formula="of:=INDIRECT(CONCATENATE(&quot;'&quot;;&quot;file:///&quot;;[.$C11];&quot;'&quot;;&quot;#&quot;;&quot;$'&quot;;&quot;GES - Ensemble&quot;;&quot;'&quot;;&quot;.&quot;;&quot;K19&quot;))" office:value-type="float" office:value="0.096616102028" calcext:value-type="float">
            <text:p>0</text:p>
          </table:table-cell>
          <table:table-cell table:number-columns-repeated="8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1454</text:p>
          </table:table-cell>
          <table:table-cell table:style-name="ce3" office:value-type="string" calcext:value-type="string">
            <text:p>CA Evreux Portes de Normandie</text:p>
          </table:table-cell>
          <table:table-cell table:style-name="ce6" table:formula="of:=[$'0-base'.C12]" office:value-type="string" office:string-value="U:/5_Patrimoine_commun/ETUDES/1_fiches_territoriales_EPCI/Extraction_donnees/transition_energetique/biomasse-normandie/CA Evreux portes de Norman_v1.03.xlsx" calcext:value-type="string">
            <text:p>U:/5_Patrimoine_commun/ETUDES/1_fiches_territoriales_EPCI/Extraction_donnees/transition_energetique/biomasse-normandie/CA Evreux portes de Norman_v1.03.xlsx</text:p>
          </table:table-cell>
          <table:table-cell table:style-name="ce9" table:formula="of:=INDIRECT(CONCATENATE(&quot;'&quot;;&quot;file:///&quot;;[.$C12];&quot;'&quot;;&quot;#&quot;;&quot;$'&quot;;&quot;GES - Ensemble&quot;;&quot;'&quot;;&quot;.&quot;;&quot;E13&quot;))" office:value-type="float" office:value="121.249893321235" calcext:value-type="float">
            <text:p>121</text:p>
          </table:table-cell>
          <table:table-cell table:style-name="ce9" table:formula="of:=INDIRECT(CONCATENATE(&quot;'&quot;;&quot;file:///&quot;;[.$C12];&quot;'&quot;;&quot;#&quot;;&quot;$'&quot;;&quot;GES - Ensemble&quot;;&quot;'&quot;;&quot;.&quot;;&quot;G13&quot;))" office:value-type="float" office:value="121.550237905825" calcext:value-type="float">
            <text:p>122</text:p>
          </table:table-cell>
          <table:table-cell table:style-name="ce9" table:formula="of:=INDIRECT(CONCATENATE(&quot;'&quot;;&quot;file:///&quot;;[.$C12];&quot;'&quot;;&quot;#&quot;;&quot;$'&quot;;&quot;GES - Ensemble&quot;;&quot;'&quot;;&quot;.&quot;;&quot;I13&quot;))" office:value-type="float" office:value="114.194686894385" calcext:value-type="float">
            <text:p>114</text:p>
          </table:table-cell>
          <table:table-cell table:style-name="ce9" table:formula="of:=INDIRECT(CONCATENATE(&quot;'&quot;;&quot;file:///&quot;;[.$C12];&quot;'&quot;;&quot;#&quot;;&quot;$'&quot;;&quot;GES - Ensemble&quot;;&quot;'&quot;;&quot;.&quot;;&quot;K13&quot;))" office:value-type="float" office:value="101.915875352548" calcext:value-type="float">
            <text:p>102</text:p>
          </table:table-cell>
          <table:table-cell table:style-name="ce9" table:formula="of:=INDIRECT(CONCATENATE(&quot;'&quot;;&quot;file:///&quot;;[.$C12];&quot;'&quot;;&quot;#&quot;;&quot;$'&quot;;&quot;GES - Ensemble&quot;;&quot;'&quot;;&quot;.&quot;;&quot;E14&quot;))" office:value-type="float" office:value="80.6798570136618" calcext:value-type="float">
            <text:p>81</text:p>
          </table:table-cell>
          <table:table-cell table:style-name="ce9" table:formula="of:=INDIRECT(CONCATENATE(&quot;'&quot;;&quot;file:///&quot;;[.$C12];&quot;'&quot;;&quot;#&quot;;&quot;$'&quot;;&quot;GES - Ensemble&quot;;&quot;'&quot;;&quot;.&quot;;&quot;G14&quot;))" office:value-type="float" office:value="75.5161944258503" calcext:value-type="float">
            <text:p>76</text:p>
          </table:table-cell>
          <table:table-cell table:style-name="ce9" table:formula="of:=INDIRECT(CONCATENATE(&quot;'&quot;;&quot;file:///&quot;;[.$C12];&quot;'&quot;;&quot;#&quot;;&quot;$'&quot;;&quot;GES - Ensemble&quot;;&quot;'&quot;;&quot;.&quot;;&quot;I14&quot;))" office:value-type="float" office:value="79.6154505252506" calcext:value-type="float">
            <text:p>80</text:p>
          </table:table-cell>
          <table:table-cell table:style-name="ce9" table:formula="of:=INDIRECT(CONCATENATE(&quot;'&quot;;&quot;file:///&quot;;[.$C12];&quot;'&quot;;&quot;#&quot;;&quot;$'&quot;;&quot;GES - Ensemble&quot;;&quot;'&quot;;&quot;.&quot;;&quot;K14&quot;))" office:value-type="float" office:value="88.510714466265" calcext:value-type="float">
            <text:p>89</text:p>
          </table:table-cell>
          <table:table-cell table:style-name="ce9" table:formula="of:=INDIRECT(CONCATENATE(&quot;'&quot;;&quot;file:///&quot;;[.$C12];&quot;'&quot;;&quot;#&quot;;&quot;$'&quot;;&quot;GES - Ensemble&quot;;&quot;'&quot;;&quot;.&quot;;&quot;E15&quot;))" office:value-type="float" office:value="87.9145722950242" calcext:value-type="float">
            <text:p>88</text:p>
          </table:table-cell>
          <table:table-cell table:style-name="ce9" table:formula="of:=INDIRECT(CONCATENATE(&quot;'&quot;;&quot;file:///&quot;;[.$C12];&quot;'&quot;;&quot;#&quot;;&quot;$'&quot;;&quot;GES - Ensemble&quot;;&quot;'&quot;;&quot;.&quot;;&quot;G15&quot;))" office:value-type="float" office:value="88.9127506413009" calcext:value-type="float">
            <text:p>89</text:p>
          </table:table-cell>
          <table:table-cell table:style-name="ce9" table:formula="of:=INDIRECT(CONCATENATE(&quot;'&quot;;&quot;file:///&quot;;[.$C12];&quot;'&quot;;&quot;#&quot;;&quot;$'&quot;;&quot;GES - Ensemble&quot;;&quot;'&quot;;&quot;.&quot;;&quot;I15&quot;))" office:value-type="float" office:value="75.8358730295449" calcext:value-type="float">
            <text:p>76</text:p>
          </table:table-cell>
          <table:table-cell table:style-name="ce9" table:formula="of:=INDIRECT(CONCATENATE(&quot;'&quot;;&quot;file:///&quot;;[.$C12];&quot;'&quot;;&quot;#&quot;;&quot;$'&quot;;&quot;GES - Ensemble&quot;;&quot;'&quot;;&quot;.&quot;;&quot;K15&quot;))" office:value-type="float" office:value="42.2381024044536" calcext:value-type="float">
            <text:p>42</text:p>
          </table:table-cell>
          <table:table-cell table:style-name="ce9" table:formula="of:=INDIRECT(CONCATENATE(&quot;'&quot;;&quot;file:///&quot;;[.$C12];&quot;'&quot;;&quot;#&quot;;&quot;$'&quot;;&quot;GES - Ensemble&quot;;&quot;'&quot;;&quot;.&quot;;&quot;E16&quot;))" office:value-type="float" office:value="235.365211030481" calcext:value-type="float">
            <text:p>235</text:p>
          </table:table-cell>
          <table:table-cell table:style-name="ce9" table:formula="of:=INDIRECT(CONCATENATE(&quot;'&quot;;&quot;file:///&quot;;[.$C12];&quot;'&quot;;&quot;#&quot;;&quot;$'&quot;;&quot;GES - Ensemble&quot;;&quot;'&quot;;&quot;.&quot;;&quot;G16&quot;))" office:value-type="float" office:value="217.465592918544" calcext:value-type="float">
            <text:p>217</text:p>
          </table:table-cell>
          <table:table-cell table:style-name="ce9" table:formula="of:=INDIRECT(CONCATENATE(&quot;'&quot;;&quot;file:///&quot;;[.$C12];&quot;'&quot;;&quot;#&quot;;&quot;$'&quot;;&quot;GES - Ensemble&quot;;&quot;'&quot;;&quot;.&quot;;&quot;I16&quot;))" office:value-type="float" office:value="212.843912510905" calcext:value-type="float">
            <text:p>213</text:p>
          </table:table-cell>
          <table:table-cell table:style-name="ce9" table:formula="of:=INDIRECT(CONCATENATE(&quot;'&quot;;&quot;file:///&quot;;[.$C12];&quot;'&quot;;&quot;#&quot;;&quot;$'&quot;;&quot;GES - Ensemble&quot;;&quot;'&quot;;&quot;.&quot;;&quot;K16&quot;))" office:value-type="float" office:value="208.399069351845" calcext:value-type="float">
            <text:p>208</text:p>
          </table:table-cell>
          <table:table-cell table:style-name="ce9" table:formula="of:=INDIRECT(CONCATENATE(&quot;'&quot;;&quot;file:///&quot;;[.$C12];&quot;'&quot;;&quot;#&quot;;&quot;$'&quot;;&quot;GES - Ensemble&quot;;&quot;'&quot;;&quot;.&quot;;&quot;E18&quot;))" office:value-type="float" office:value="181.643614883804" calcext:value-type="float">
            <text:p>182</text:p>
          </table:table-cell>
          <table:table-cell table:style-name="ce9" table:formula="of:=INDIRECT(CONCATENATE(&quot;'&quot;;&quot;file:///&quot;;[.$C12];&quot;'&quot;;&quot;#&quot;;&quot;$'&quot;;&quot;GES - Ensemble&quot;;&quot;'&quot;;&quot;.&quot;;&quot;G18&quot;))" office:value-type="float" office:value="195.09220334596" calcext:value-type="float">
            <text:p>195</text:p>
          </table:table-cell>
          <table:table-cell table:style-name="ce9" table:formula="of:=INDIRECT(CONCATENATE(&quot;'&quot;;&quot;file:///&quot;;[.$C12];&quot;'&quot;;&quot;#&quot;;&quot;$'&quot;;&quot;GES - Ensemble&quot;;&quot;'&quot;;&quot;.&quot;;&quot;I18&quot;))" office:value-type="float" office:value="215.131100923092" calcext:value-type="float">
            <text:p>215</text:p>
          </table:table-cell>
          <table:table-cell table:style-name="ce9" table:formula="of:=INDIRECT(CONCATENATE(&quot;'&quot;;&quot;file:///&quot;;[.$C12];&quot;'&quot;;&quot;#&quot;;&quot;$'&quot;;&quot;GES - Ensemble&quot;;&quot;'&quot;;&quot;.&quot;;&quot;K18&quot;))" office:value-type="float" office:value="159.052718065986" calcext:value-type="float">
            <text:p>159</text:p>
          </table:table-cell>
          <table:table-cell table:style-name="ce9" table:formula="of:=INDIRECT(CONCATENATE(&quot;'&quot;;&quot;file:///&quot;;[.$C12];&quot;'&quot;;&quot;#&quot;;&quot;$'&quot;;&quot;GES - Ensemble&quot;;&quot;'&quot;;&quot;.&quot;;&quot;E19&quot;))" office:value-type="float" office:value="4.237448115979" calcext:value-type="float">
            <text:p>4</text:p>
          </table:table-cell>
          <table:table-cell table:style-name="ce9" table:formula="of:=INDIRECT(CONCATENATE(&quot;'&quot;;&quot;file:///&quot;;[.$C12];&quot;'&quot;;&quot;#&quot;;&quot;$'&quot;;&quot;GES - Ensemble&quot;;&quot;'&quot;;&quot;.&quot;;&quot;G19&quot;))" office:value-type="float" office:value="5.34912382409" calcext:value-type="float">
            <text:p>5</text:p>
          </table:table-cell>
          <table:table-cell table:style-name="ce9" table:formula="of:=INDIRECT(CONCATENATE(&quot;'&quot;;&quot;file:///&quot;;[.$C12];&quot;'&quot;;&quot;#&quot;;&quot;$'&quot;;&quot;GES - Ensemble&quot;;&quot;'&quot;;&quot;.&quot;;&quot;I19&quot;))" office:value-type="float" office:value="5.977446801995" calcext:value-type="float">
            <text:p>6</text:p>
          </table:table-cell>
          <table:table-cell table:style-name="ce9" table:formula="of:=INDIRECT(CONCATENATE(&quot;'&quot;;&quot;file:///&quot;;[.$C12];&quot;'&quot;;&quot;#&quot;;&quot;$'&quot;;&quot;GES - Ensemble&quot;;&quot;'&quot;;&quot;.&quot;;&quot;K19&quot;))" office:value-type="float" office:value="2.101808801995" calcext:value-type="float">
            <text:p>2</text:p>
          </table:table-cell>
          <table:table-cell table:number-columns-repeated="8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1843</text:p>
          </table:table-cell>
          <table:table-cell table:style-name="ce3" office:value-type="string" calcext:value-type="string">
            <text:p>CC du Vexin Normand</text:p>
          </table:table-cell>
          <table:table-cell table:style-name="ce6" table:formula="of:=[$'0-base'.C13]" office:value-type="string" office:string-value="U:/5_Patrimoine_commun/ETUDES/1_fiches_territoriales_EPCI/Extraction_donnees/transition_energetique/biomasse-normandie/CC Vexin normand_v1.03.xlsx" calcext:value-type="string">
            <text:p>U:/5_Patrimoine_commun/ETUDES/1_fiches_territoriales_EPCI/Extraction_donnees/transition_energetique/biomasse-normandie/CC Vexin normand_v1.03.xlsx</text:p>
          </table:table-cell>
          <table:table-cell table:style-name="ce9" table:formula="of:=INDIRECT(CONCATENATE(&quot;'&quot;;&quot;file:///&quot;;[.$C13];&quot;'&quot;;&quot;#&quot;;&quot;$'&quot;;&quot;GES - Ensemble&quot;;&quot;'&quot;;&quot;.&quot;;&quot;E13&quot;))" office:value-type="float" office:value="33.4473066993136" calcext:value-type="float">
            <text:p>33</text:p>
          </table:table-cell>
          <table:table-cell table:style-name="ce9" table:formula="of:=INDIRECT(CONCATENATE(&quot;'&quot;;&quot;file:///&quot;;[.$C13];&quot;'&quot;;&quot;#&quot;;&quot;$'&quot;;&quot;GES - Ensemble&quot;;&quot;'&quot;;&quot;.&quot;;&quot;G13&quot;))" office:value-type="float" office:value="32.6404694581383" calcext:value-type="float">
            <text:p>33</text:p>
          </table:table-cell>
          <table:table-cell table:style-name="ce9" table:formula="of:=INDIRECT(CONCATENATE(&quot;'&quot;;&quot;file:///&quot;;[.$C13];&quot;'&quot;;&quot;#&quot;;&quot;$'&quot;;&quot;GES - Ensemble&quot;;&quot;'&quot;;&quot;.&quot;;&quot;I13&quot;))" office:value-type="float" office:value="30.9790253039168" calcext:value-type="float">
            <text:p>31</text:p>
          </table:table-cell>
          <table:table-cell table:style-name="ce9" table:formula="of:=INDIRECT(CONCATENATE(&quot;'&quot;;&quot;file:///&quot;;[.$C13];&quot;'&quot;;&quot;#&quot;;&quot;$'&quot;;&quot;GES - Ensemble&quot;;&quot;'&quot;;&quot;.&quot;;&quot;K13&quot;))" office:value-type="float" office:value="26.3409832888095" calcext:value-type="float">
            <text:p>26</text:p>
          </table:table-cell>
          <table:table-cell table:style-name="ce9" table:formula="of:=INDIRECT(CONCATENATE(&quot;'&quot;;&quot;file:///&quot;;[.$C13];&quot;'&quot;;&quot;#&quot;;&quot;$'&quot;;&quot;GES - Ensemble&quot;;&quot;'&quot;;&quot;.&quot;;&quot;E14&quot;))" office:value-type="float" office:value="15.0113692878611" calcext:value-type="float">
            <text:p>15</text:p>
          </table:table-cell>
          <table:table-cell table:style-name="ce9" table:formula="of:=INDIRECT(CONCATENATE(&quot;'&quot;;&quot;file:///&quot;;[.$C13];&quot;'&quot;;&quot;#&quot;;&quot;$'&quot;;&quot;GES - Ensemble&quot;;&quot;'&quot;;&quot;.&quot;;&quot;G14&quot;))" office:value-type="float" office:value="13.8787387455211" calcext:value-type="float">
            <text:p>14</text:p>
          </table:table-cell>
          <table:table-cell table:style-name="ce9" table:formula="of:=INDIRECT(CONCATENATE(&quot;'&quot;;&quot;file:///&quot;;[.$C13];&quot;'&quot;;&quot;#&quot;;&quot;$'&quot;;&quot;GES - Ensemble&quot;;&quot;'&quot;;&quot;.&quot;;&quot;I14&quot;))" office:value-type="float" office:value="13.5280923866318" calcext:value-type="float">
            <text:p>14</text:p>
          </table:table-cell>
          <table:table-cell table:style-name="ce9" table:formula="of:=INDIRECT(CONCATENATE(&quot;'&quot;;&quot;file:///&quot;;[.$C13];&quot;'&quot;;&quot;#&quot;;&quot;$'&quot;;&quot;GES - Ensemble&quot;;&quot;'&quot;;&quot;.&quot;;&quot;K14&quot;))" office:value-type="float" office:value="10.8925328145414" calcext:value-type="float">
            <text:p>11</text:p>
          </table:table-cell>
          <table:table-cell table:style-name="ce9" table:formula="of:=INDIRECT(CONCATENATE(&quot;'&quot;;&quot;file:///&quot;;[.$C13];&quot;'&quot;;&quot;#&quot;;&quot;$'&quot;;&quot;GES - Ensemble&quot;;&quot;'&quot;;&quot;.&quot;;&quot;E15&quot;))" office:value-type="float" office:value="62.828571381621" calcext:value-type="float">
            <text:p>63</text:p>
          </table:table-cell>
          <table:table-cell table:style-name="ce9" table:formula="of:=INDIRECT(CONCATENATE(&quot;'&quot;;&quot;file:///&quot;;[.$C13];&quot;'&quot;;&quot;#&quot;;&quot;$'&quot;;&quot;GES - Ensemble&quot;;&quot;'&quot;;&quot;.&quot;;&quot;G15&quot;))" office:value-type="float" office:value="64.6741474109718" calcext:value-type="float">
            <text:p>65</text:p>
          </table:table-cell>
          <table:table-cell table:style-name="ce9" table:formula="of:=INDIRECT(CONCATENATE(&quot;'&quot;;&quot;file:///&quot;;[.$C13];&quot;'&quot;;&quot;#&quot;;&quot;$'&quot;;&quot;GES - Ensemble&quot;;&quot;'&quot;;&quot;.&quot;;&quot;I15&quot;))" office:value-type="float" office:value="55.7563172567602" calcext:value-type="float">
            <text:p>56</text:p>
          </table:table-cell>
          <table:table-cell table:style-name="ce9" table:formula="of:=INDIRECT(CONCATENATE(&quot;'&quot;;&quot;file:///&quot;;[.$C13];&quot;'&quot;;&quot;#&quot;;&quot;$'&quot;;&quot;GES - Ensemble&quot;;&quot;'&quot;;&quot;.&quot;;&quot;K15&quot;))" office:value-type="float" office:value="38.328451174587" calcext:value-type="float">
            <text:p>38</text:p>
          </table:table-cell>
          <table:table-cell table:style-name="ce9" table:formula="of:=INDIRECT(CONCATENATE(&quot;'&quot;;&quot;file:///&quot;;[.$C13];&quot;'&quot;;&quot;#&quot;;&quot;$'&quot;;&quot;GES - Ensemble&quot;;&quot;'&quot;;&quot;.&quot;;&quot;E16&quot;))" office:value-type="float" office:value="53.5056229343352" calcext:value-type="float">
            <text:p>54</text:p>
          </table:table-cell>
          <table:table-cell table:style-name="ce9" table:formula="of:=INDIRECT(CONCATENATE(&quot;'&quot;;&quot;file:///&quot;;[.$C13];&quot;'&quot;;&quot;#&quot;;&quot;$'&quot;;&quot;GES - Ensemble&quot;;&quot;'&quot;;&quot;.&quot;;&quot;G16&quot;))" office:value-type="float" office:value="50.7858430305916" calcext:value-type="float">
            <text:p>51</text:p>
          </table:table-cell>
          <table:table-cell table:style-name="ce9" table:formula="of:=INDIRECT(CONCATENATE(&quot;'&quot;;&quot;file:///&quot;;[.$C13];&quot;'&quot;;&quot;#&quot;;&quot;$'&quot;;&quot;GES - Ensemble&quot;;&quot;'&quot;;&quot;.&quot;;&quot;I16&quot;))" office:value-type="float" office:value="50.0879652349921" calcext:value-type="float">
            <text:p>50</text:p>
          </table:table-cell>
          <table:table-cell table:style-name="ce9" table:formula="of:=INDIRECT(CONCATENATE(&quot;'&quot;;&quot;file:///&quot;;[.$C13];&quot;'&quot;;&quot;#&quot;;&quot;$'&quot;;&quot;GES - Ensemble&quot;;&quot;'&quot;;&quot;.&quot;;&quot;K16&quot;))" office:value-type="float" office:value="49.4195577286859" calcext:value-type="float">
            <text:p>49</text:p>
          </table:table-cell>
          <table:table-cell table:style-name="ce9" table:formula="of:=INDIRECT(CONCATENATE(&quot;'&quot;;&quot;file:///&quot;;[.$C13];&quot;'&quot;;&quot;#&quot;;&quot;$'&quot;;&quot;GES - Ensemble&quot;;&quot;'&quot;;&quot;.&quot;;&quot;E18&quot;))" office:value-type="float" office:value="207.23615456611" calcext:value-type="float">
            <text:p>207</text:p>
          </table:table-cell>
          <table:table-cell table:style-name="ce9" table:formula="of:=INDIRECT(CONCATENATE(&quot;'&quot;;&quot;file:///&quot;;[.$C13];&quot;'&quot;;&quot;#&quot;;&quot;$'&quot;;&quot;GES - Ensemble&quot;;&quot;'&quot;;&quot;.&quot;;&quot;G18&quot;))" office:value-type="float" office:value="167.309609442252" calcext:value-type="float">
            <text:p>167</text:p>
          </table:table-cell>
          <table:table-cell table:style-name="ce9" table:formula="of:=INDIRECT(CONCATENATE(&quot;'&quot;;&quot;file:///&quot;;[.$C13];&quot;'&quot;;&quot;#&quot;;&quot;$'&quot;;&quot;GES - Ensemble&quot;;&quot;'&quot;;&quot;.&quot;;&quot;I18&quot;))" office:value-type="float" office:value="162.218173460496" calcext:value-type="float">
            <text:p>162</text:p>
          </table:table-cell>
          <table:table-cell table:style-name="ce9" table:formula="of:=INDIRECT(CONCATENATE(&quot;'&quot;;&quot;file:///&quot;;[.$C13];&quot;'&quot;;&quot;#&quot;;&quot;$'&quot;;&quot;GES - Ensemble&quot;;&quot;'&quot;;&quot;.&quot;;&quot;K18&quot;))" office:value-type="float" office:value="107.95245315181" calcext:value-type="float">
            <text:p>108</text:p>
          </table:table-cell>
          <table:table-cell table:style-name="ce9" table:formula="of:=INDIRECT(CONCATENATE(&quot;'&quot;;&quot;file:///&quot;;[.$C13];&quot;'&quot;;&quot;#&quot;;&quot;$'&quot;;&quot;GES - Ensemble&quot;;&quot;'&quot;;&quot;.&quot;;&quot;E19&quot;))" office:value-type="float" office:value="0.836794124219" calcext:value-type="float">
            <text:p>1</text:p>
          </table:table-cell>
          <table:table-cell table:style-name="ce9" table:formula="of:=INDIRECT(CONCATENATE(&quot;'&quot;;&quot;file:///&quot;;[.$C13];&quot;'&quot;;&quot;#&quot;;&quot;$'&quot;;&quot;GES - Ensemble&quot;;&quot;'&quot;;&quot;.&quot;;&quot;G19&quot;))" office:value-type="float" office:value="0.836611578124" calcext:value-type="float">
            <text:p>1</text:p>
          </table:table-cell>
          <table:table-cell table:style-name="ce9" table:formula="of:=INDIRECT(CONCATENATE(&quot;'&quot;;&quot;file:///&quot;;[.$C13];&quot;'&quot;;&quot;#&quot;;&quot;$'&quot;;&quot;GES - Ensemble&quot;;&quot;'&quot;;&quot;.&quot;;&quot;I19&quot;))" office:value-type="float" office:value="0.805931459721" calcext:value-type="float">
            <text:p>1</text:p>
          </table:table-cell>
          <table:table-cell table:style-name="ce9" table:formula="of:=INDIRECT(CONCATENATE(&quot;'&quot;;&quot;file:///&quot;;[.$C13];&quot;'&quot;;&quot;#&quot;;&quot;$'&quot;;&quot;GES - Ensemble&quot;;&quot;'&quot;;&quot;.&quot;;&quot;K19&quot;))" office:value-type="float" office:value="0.148331459721" calcext:value-type="float">
            <text:p>0</text:p>
          </table:table-cell>
          <table:table-cell table:number-columns-repeated="8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2312</text:p>
          </table:table-cell>
          <table:table-cell table:style-name="ce3" office:value-type="string" calcext:value-type="string">
            <text:p>CA Seine Normandie Agglomération</text:p>
          </table:table-cell>
          <table:table-cell table:style-name="ce6" table:formula="of:=[$'0-base'.C14]" office:value-type="string" office:string-value="U:/5_Patrimoine_commun/ETUDES/1_fiches_territoriales_EPCI/Extraction_donnees/transition_energetique/biomasse-normandie/Seine Normandie agglomérat_v1.03.xlsx" calcext:value-type="string">
            <text:p>U:/5_Patrimoine_commun/ETUDES/1_fiches_territoriales_EPCI/Extraction_donnees/transition_energetique/biomasse-normandie/Seine Normandie agglomérat_v1.03.xlsx</text:p>
          </table:table-cell>
          <table:table-cell table:style-name="ce9" table:formula="of:=INDIRECT(CONCATENATE(&quot;'&quot;;&quot;file:///&quot;;[.$C14];&quot;'&quot;;&quot;#&quot;;&quot;$'&quot;;&quot;GES - Ensemble&quot;;&quot;'&quot;;&quot;.&quot;;&quot;E13&quot;))" office:value-type="float" office:value="107.288415981778" calcext:value-type="float">
            <text:p>107</text:p>
          </table:table-cell>
          <table:table-cell table:style-name="ce9" table:formula="of:=INDIRECT(CONCATENATE(&quot;'&quot;;&quot;file:///&quot;;[.$C14];&quot;'&quot;;&quot;#&quot;;&quot;$'&quot;;&quot;GES - Ensemble&quot;;&quot;'&quot;;&quot;.&quot;;&quot;G13&quot;))" office:value-type="float" office:value="105.962233391507" calcext:value-type="float">
            <text:p>106</text:p>
          </table:table-cell>
          <table:table-cell table:style-name="ce9" table:formula="of:=INDIRECT(CONCATENATE(&quot;'&quot;;&quot;file:///&quot;;[.$C14];&quot;'&quot;;&quot;#&quot;;&quot;$'&quot;;&quot;GES - Ensemble&quot;;&quot;'&quot;;&quot;.&quot;;&quot;I13&quot;))" office:value-type="float" office:value="97.4425003420975" calcext:value-type="float">
            <text:p>97</text:p>
          </table:table-cell>
          <table:table-cell table:style-name="ce9" table:formula="of:=INDIRECT(CONCATENATE(&quot;'&quot;;&quot;file:///&quot;;[.$C14];&quot;'&quot;;&quot;#&quot;;&quot;$'&quot;;&quot;GES - Ensemble&quot;;&quot;'&quot;;&quot;.&quot;;&quot;K13&quot;))" office:value-type="float" office:value="84.2700678770206" calcext:value-type="float">
            <text:p>84</text:p>
          </table:table-cell>
          <table:table-cell table:style-name="ce9" table:formula="of:=INDIRECT(CONCATENATE(&quot;'&quot;;&quot;file:///&quot;;[.$C14];&quot;'&quot;;&quot;#&quot;;&quot;$'&quot;;&quot;GES - Ensemble&quot;;&quot;'&quot;;&quot;.&quot;;&quot;E14&quot;))" office:value-type="float" office:value="50.5327687172895" calcext:value-type="float">
            <text:p>51</text:p>
          </table:table-cell>
          <table:table-cell table:style-name="ce9" table:formula="of:=INDIRECT(CONCATENATE(&quot;'&quot;;&quot;file:///&quot;;[.$C14];&quot;'&quot;;&quot;#&quot;;&quot;$'&quot;;&quot;GES - Ensemble&quot;;&quot;'&quot;;&quot;.&quot;;&quot;G14&quot;))" office:value-type="float" office:value="43.2735025952885" calcext:value-type="float">
            <text:p>43</text:p>
          </table:table-cell>
          <table:table-cell table:style-name="ce9" table:formula="of:=INDIRECT(CONCATENATE(&quot;'&quot;;&quot;file:///&quot;;[.$C14];&quot;'&quot;;&quot;#&quot;;&quot;$'&quot;;&quot;GES - Ensemble&quot;;&quot;'&quot;;&quot;.&quot;;&quot;I14&quot;))" office:value-type="float" office:value="41.8496015997418" calcext:value-type="float">
            <text:p>42</text:p>
          </table:table-cell>
          <table:table-cell table:style-name="ce9" table:formula="of:=INDIRECT(CONCATENATE(&quot;'&quot;;&quot;file:///&quot;;[.$C14];&quot;'&quot;;&quot;#&quot;;&quot;$'&quot;;&quot;GES - Ensemble&quot;;&quot;'&quot;;&quot;.&quot;;&quot;K14&quot;))" office:value-type="float" office:value="34.7929142439924" calcext:value-type="float">
            <text:p>35</text:p>
          </table:table-cell>
          <table:table-cell table:style-name="ce9" table:formula="of:=INDIRECT(CONCATENATE(&quot;'&quot;;&quot;file:///&quot;;[.$C14];&quot;'&quot;;&quot;#&quot;;&quot;$'&quot;;&quot;GES - Ensemble&quot;;&quot;'&quot;;&quot;.&quot;;&quot;E15&quot;))" office:value-type="float" office:value="121.536330904144" calcext:value-type="float">
            <text:p>122</text:p>
          </table:table-cell>
          <table:table-cell table:style-name="ce9" table:formula="of:=INDIRECT(CONCATENATE(&quot;'&quot;;&quot;file:///&quot;;[.$C14];&quot;'&quot;;&quot;#&quot;;&quot;$'&quot;;&quot;GES - Ensemble&quot;;&quot;'&quot;;&quot;.&quot;;&quot;G15&quot;))" office:value-type="float" office:value="125.158647855377" calcext:value-type="float">
            <text:p>125</text:p>
          </table:table-cell>
          <table:table-cell table:style-name="ce9" table:formula="of:=INDIRECT(CONCATENATE(&quot;'&quot;;&quot;file:///&quot;;[.$C14];&quot;'&quot;;&quot;#&quot;;&quot;$'&quot;;&quot;GES - Ensemble&quot;;&quot;'&quot;;&quot;.&quot;;&quot;I15&quot;))" office:value-type="float" office:value="99.4571145957489" calcext:value-type="float">
            <text:p>99</text:p>
          </table:table-cell>
          <table:table-cell table:style-name="ce9" table:formula="of:=INDIRECT(CONCATENATE(&quot;'&quot;;&quot;file:///&quot;;[.$C14];&quot;'&quot;;&quot;#&quot;;&quot;$'&quot;;&quot;GES - Ensemble&quot;;&quot;'&quot;;&quot;.&quot;;&quot;K15&quot;))" office:value-type="float" office:value="75.2145086113997" calcext:value-type="float">
            <text:p>75</text:p>
          </table:table-cell>
          <table:table-cell table:style-name="ce9" table:formula="of:=INDIRECT(CONCATENATE(&quot;'&quot;;&quot;file:///&quot;;[.$C14];&quot;'&quot;;&quot;#&quot;;&quot;$'&quot;;&quot;GES - Ensemble&quot;;&quot;'&quot;;&quot;.&quot;;&quot;E16&quot;))" office:value-type="float" office:value="149.526247661079" calcext:value-type="float">
            <text:p>150</text:p>
          </table:table-cell>
          <table:table-cell table:style-name="ce9" table:formula="of:=INDIRECT(CONCATENATE(&quot;'&quot;;&quot;file:///&quot;;[.$C14];&quot;'&quot;;&quot;#&quot;;&quot;$'&quot;;&quot;GES - Ensemble&quot;;&quot;'&quot;;&quot;.&quot;;&quot;G16&quot;))" office:value-type="float" office:value="140.920713157974" calcext:value-type="float">
            <text:p>141</text:p>
          </table:table-cell>
          <table:table-cell table:style-name="ce9" table:formula="of:=INDIRECT(CONCATENATE(&quot;'&quot;;&quot;file:///&quot;;[.$C14];&quot;'&quot;;&quot;#&quot;;&quot;$'&quot;;&quot;GES - Ensemble&quot;;&quot;'&quot;;&quot;.&quot;;&quot;I16&quot;))" office:value-type="float" office:value="138.368859420339" calcext:value-type="float">
            <text:p>138</text:p>
          </table:table-cell>
          <table:table-cell table:style-name="ce9" table:formula="of:=INDIRECT(CONCATENATE(&quot;'&quot;;&quot;file:///&quot;;[.$C14];&quot;'&quot;;&quot;#&quot;;&quot;$'&quot;;&quot;GES - Ensemble&quot;;&quot;'&quot;;&quot;.&quot;;&quot;K16&quot;))" office:value-type="float" office:value="136.211234958625" calcext:value-type="float">
            <text:p>136</text:p>
          </table:table-cell>
          <table:table-cell table:style-name="ce9" table:formula="of:=INDIRECT(CONCATENATE(&quot;'&quot;;&quot;file:///&quot;;[.$C14];&quot;'&quot;;&quot;#&quot;;&quot;$'&quot;;&quot;GES - Ensemble&quot;;&quot;'&quot;;&quot;.&quot;;&quot;E18&quot;))" office:value-type="float" office:value="91.8045881763198" calcext:value-type="float">
            <text:p>92</text:p>
          </table:table-cell>
          <table:table-cell table:style-name="ce9" table:formula="of:=INDIRECT(CONCATENATE(&quot;'&quot;;&quot;file:///&quot;;[.$C14];&quot;'&quot;;&quot;#&quot;;&quot;$'&quot;;&quot;GES - Ensemble&quot;;&quot;'&quot;;&quot;.&quot;;&quot;G18&quot;))" office:value-type="float" office:value="64.1850972512168" calcext:value-type="float">
            <text:p>64</text:p>
          </table:table-cell>
          <table:table-cell table:style-name="ce9" table:formula="of:=INDIRECT(CONCATENATE(&quot;'&quot;;&quot;file:///&quot;;[.$C14];&quot;'&quot;;&quot;#&quot;;&quot;$'&quot;;&quot;GES - Ensemble&quot;;&quot;'&quot;;&quot;.&quot;;&quot;I18&quot;))" office:value-type="float" office:value="69.6045718309037" calcext:value-type="float">
            <text:p>70</text:p>
          </table:table-cell>
          <table:table-cell table:style-name="ce9" table:formula="of:=INDIRECT(CONCATENATE(&quot;'&quot;;&quot;file:///&quot;;[.$C14];&quot;'&quot;;&quot;#&quot;;&quot;$'&quot;;&quot;GES - Ensemble&quot;;&quot;'&quot;;&quot;.&quot;;&quot;K18&quot;))" office:value-type="float" office:value="69.2819709199237" calcext:value-type="float">
            <text:p>69</text:p>
          </table:table-cell>
          <table:table-cell table:style-name="ce9" table:formula="of:=INDIRECT(CONCATENATE(&quot;'&quot;;&quot;file:///&quot;;[.$C14];&quot;'&quot;;&quot;#&quot;;&quot;$'&quot;;&quot;GES - Ensemble&quot;;&quot;'&quot;;&quot;.&quot;;&quot;E19&quot;))" office:value-type="float" office:value="7.593414591783" calcext:value-type="float">
            <text:p>8</text:p>
          </table:table-cell>
          <table:table-cell table:style-name="ce9" table:formula="of:=INDIRECT(CONCATENATE(&quot;'&quot;;&quot;file:///&quot;;[.$C14];&quot;'&quot;;&quot;#&quot;;&quot;$'&quot;;&quot;GES - Ensemble&quot;;&quot;'&quot;;&quot;.&quot;;&quot;G19&quot;))" office:value-type="float" office:value="13.30825627651" calcext:value-type="float">
            <text:p>13</text:p>
          </table:table-cell>
          <table:table-cell table:style-name="ce9" table:formula="of:=INDIRECT(CONCATENATE(&quot;'&quot;;&quot;file:///&quot;;[.$C14];&quot;'&quot;;&quot;#&quot;;&quot;$'&quot;;&quot;GES - Ensemble&quot;;&quot;'&quot;;&quot;.&quot;;&quot;I19&quot;))" office:value-type="float" office:value="20.19670466931" calcext:value-type="float">
            <text:p>20</text:p>
          </table:table-cell>
          <table:table-cell table:style-name="ce9" table:formula="of:=INDIRECT(CONCATENATE(&quot;'&quot;;&quot;file:///&quot;;[.$C14];&quot;'&quot;;&quot;#&quot;;&quot;$'&quot;;&quot;GES - Ensemble&quot;;&quot;'&quot;;&quot;.&quot;;&quot;K19&quot;))" office:value-type="float" office:value="16.20710682931" calcext:value-type="float">
            <text:p>16</text:p>
          </table:table-cell>
          <table:table-cell table:number-columns-repeated="8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42700276</text:p>
          </table:table-cell>
          <table:table-cell table:style-name="ce3" office:value-type="string" calcext:value-type="string">
            <text:p>CC du Pays de Conches</text:p>
          </table:table-cell>
          <table:table-cell table:style-name="ce6" table:formula="of:=[$'0-base'.C15]" office:value-type="string" office:string-value="U:/5_Patrimoine_commun/ETUDES/1_fiches_territoriales_EPCI/Extraction_donnees/transition_energetique/biomasse-normandie/CC du pays de Conches-en-O_v1.03.xlsx" calcext:value-type="string">
            <text:p>U:/5_Patrimoine_commun/ETUDES/1_fiches_territoriales_EPCI/Extraction_donnees/transition_energetique/biomasse-normandie/CC du pays de Conches-en-O_v1.03.xlsx</text:p>
          </table:table-cell>
          <table:table-cell table:style-name="ce9" table:formula="of:=INDIRECT(CONCATENATE(&quot;'&quot;;&quot;file:///&quot;;[.$C15];&quot;'&quot;;&quot;#&quot;;&quot;$'&quot;;&quot;GES - Ensemble&quot;;&quot;'&quot;;&quot;.&quot;;&quot;E13&quot;))" office:value-type="float" office:value="19.9342917309599" calcext:value-type="float">
            <text:p>20</text:p>
          </table:table-cell>
          <table:table-cell table:style-name="ce9" table:formula="of:=INDIRECT(CONCATENATE(&quot;'&quot;;&quot;file:///&quot;;[.$C15];&quot;'&quot;;&quot;#&quot;;&quot;$'&quot;;&quot;GES - Ensemble&quot;;&quot;'&quot;;&quot;.&quot;;&quot;G13&quot;))" office:value-type="float" office:value="19.5964651170635" calcext:value-type="float">
            <text:p>20</text:p>
          </table:table-cell>
          <table:table-cell table:style-name="ce9" table:formula="of:=INDIRECT(CONCATENATE(&quot;'&quot;;&quot;file:///&quot;;[.$C15];&quot;'&quot;;&quot;#&quot;;&quot;$'&quot;;&quot;GES - Ensemble&quot;;&quot;'&quot;;&quot;.&quot;;&quot;I13&quot;))" office:value-type="float" office:value="18.7775865213011" calcext:value-type="float">
            <text:p>19</text:p>
          </table:table-cell>
          <table:table-cell table:style-name="ce9" table:formula="of:=INDIRECT(CONCATENATE(&quot;'&quot;;&quot;file:///&quot;;[.$C15];&quot;'&quot;;&quot;#&quot;;&quot;$'&quot;;&quot;GES - Ensemble&quot;;&quot;'&quot;;&quot;.&quot;;&quot;K13&quot;))" office:value-type="float" office:value="15.7723689223983" calcext:value-type="float">
            <text:p>16</text:p>
          </table:table-cell>
          <table:table-cell table:style-name="ce9" table:formula="of:=INDIRECT(CONCATENATE(&quot;'&quot;;&quot;file:///&quot;;[.$C15];&quot;'&quot;;&quot;#&quot;;&quot;$'&quot;;&quot;GES - Ensemble&quot;;&quot;'&quot;;&quot;.&quot;;&quot;E14&quot;))" office:value-type="float" office:value="6.12716131350833" calcext:value-type="float">
            <text:p>6</text:p>
          </table:table-cell>
          <table:table-cell table:style-name="ce9" table:formula="of:=INDIRECT(CONCATENATE(&quot;'&quot;;&quot;file:///&quot;;[.$C15];&quot;'&quot;;&quot;#&quot;;&quot;$'&quot;;&quot;GES - Ensemble&quot;;&quot;'&quot;;&quot;.&quot;;&quot;G14&quot;))" office:value-type="float" office:value="5.80053242313763" calcext:value-type="float">
            <text:p>6</text:p>
          </table:table-cell>
          <table:table-cell table:style-name="ce9" table:formula="of:=INDIRECT(CONCATENATE(&quot;'&quot;;&quot;file:///&quot;;[.$C15];&quot;'&quot;;&quot;#&quot;;&quot;$'&quot;;&quot;GES - Ensemble&quot;;&quot;'&quot;;&quot;.&quot;;&quot;I14&quot;))" office:value-type="float" office:value="6.04684375829045" calcext:value-type="float">
            <text:p>6</text:p>
          </table:table-cell>
          <table:table-cell table:style-name="ce9" table:formula="of:=INDIRECT(CONCATENATE(&quot;'&quot;;&quot;file:///&quot;;[.$C15];&quot;'&quot;;&quot;#&quot;;&quot;$'&quot;;&quot;GES - Ensemble&quot;;&quot;'&quot;;&quot;.&quot;;&quot;K14&quot;))" office:value-type="float" office:value="4.71045802731679" calcext:value-type="float">
            <text:p>5</text:p>
          </table:table-cell>
          <table:table-cell table:style-name="ce9" table:formula="of:=INDIRECT(CONCATENATE(&quot;'&quot;;&quot;file:///&quot;;[.$C15];&quot;'&quot;;&quot;#&quot;;&quot;$'&quot;;&quot;GES - Ensemble&quot;;&quot;'&quot;;&quot;.&quot;;&quot;E15&quot;))" office:value-type="float" office:value="43.0611459122032" calcext:value-type="float">
            <text:p>43</text:p>
          </table:table-cell>
          <table:table-cell table:style-name="ce9" table:formula="of:=INDIRECT(CONCATENATE(&quot;'&quot;;&quot;file:///&quot;;[.$C15];&quot;'&quot;;&quot;#&quot;;&quot;$'&quot;;&quot;GES - Ensemble&quot;;&quot;'&quot;;&quot;.&quot;;&quot;G15&quot;))" office:value-type="float" office:value="43.8589612632017" calcext:value-type="float">
            <text:p>44</text:p>
          </table:table-cell>
          <table:table-cell table:style-name="ce9" table:formula="of:=INDIRECT(CONCATENATE(&quot;'&quot;;&quot;file:///&quot;;[.$C15];&quot;'&quot;;&quot;#&quot;;&quot;$'&quot;;&quot;GES - Ensemble&quot;;&quot;'&quot;;&quot;.&quot;;&quot;I15&quot;))" office:value-type="float" office:value="36.4601759179104" calcext:value-type="float">
            <text:p>36</text:p>
          </table:table-cell>
          <table:table-cell table:style-name="ce9" table:formula="of:=INDIRECT(CONCATENATE(&quot;'&quot;;&quot;file:///&quot;;[.$C15];&quot;'&quot;;&quot;#&quot;;&quot;$'&quot;;&quot;GES - Ensemble&quot;;&quot;'&quot;;&quot;.&quot;;&quot;K15&quot;))" office:value-type="float" office:value="25.7575562597531" calcext:value-type="float">
            <text:p>26</text:p>
          </table:table-cell>
          <table:table-cell table:style-name="ce9" table:formula="of:=INDIRECT(CONCATENATE(&quot;'&quot;;&quot;file:///&quot;;[.$C15];&quot;'&quot;;&quot;#&quot;;&quot;$'&quot;;&quot;GES - Ensemble&quot;;&quot;'&quot;;&quot;.&quot;;&quot;E16&quot;))" office:value-type="float" office:value="32.4011493409846" calcext:value-type="float">
            <text:p>32</text:p>
          </table:table-cell>
          <table:table-cell table:style-name="ce9" table:formula="of:=INDIRECT(CONCATENATE(&quot;'&quot;;&quot;file:///&quot;;[.$C15];&quot;'&quot;;&quot;#&quot;;&quot;$'&quot;;&quot;GES - Ensemble&quot;;&quot;'&quot;;&quot;.&quot;;&quot;G16&quot;))" office:value-type="float" office:value="31.4868535058757" calcext:value-type="float">
            <text:p>31</text:p>
          </table:table-cell>
          <table:table-cell table:style-name="ce9" table:formula="of:=INDIRECT(CONCATENATE(&quot;'&quot;;&quot;file:///&quot;;[.$C15];&quot;'&quot;;&quot;#&quot;;&quot;$'&quot;;&quot;GES - Ensemble&quot;;&quot;'&quot;;&quot;.&quot;;&quot;I16&quot;))" office:value-type="float" office:value="31.2530003416546" calcext:value-type="float">
            <text:p>31</text:p>
          </table:table-cell>
          <table:table-cell table:style-name="ce9" table:formula="of:=INDIRECT(CONCATENATE(&quot;'&quot;;&quot;file:///&quot;;[.$C15];&quot;'&quot;;&quot;#&quot;;&quot;$'&quot;;&quot;GES - Ensemble&quot;;&quot;'&quot;;&quot;.&quot;;&quot;K16&quot;))" office:value-type="float" office:value="31.0444538781714" calcext:value-type="float">
            <text:p>31</text:p>
          </table:table-cell>
          <table:table-cell table:style-name="ce9" table:formula="of:=INDIRECT(CONCATENATE(&quot;'&quot;;&quot;file:///&quot;;[.$C15];&quot;'&quot;;&quot;#&quot;;&quot;$'&quot;;&quot;GES - Ensemble&quot;;&quot;'&quot;;&quot;.&quot;;&quot;E18&quot;))" office:value-type="float" office:value="3.19358097700079" calcext:value-type="float">
            <text:p>3</text:p>
          </table:table-cell>
          <table:table-cell table:style-name="ce9" table:formula="of:=INDIRECT(CONCATENATE(&quot;'&quot;;&quot;file:///&quot;;[.$C15];&quot;'&quot;;&quot;#&quot;;&quot;$'&quot;;&quot;GES - Ensemble&quot;;&quot;'&quot;;&quot;.&quot;;&quot;G18&quot;))" office:value-type="float" office:value="2.09528354966857" calcext:value-type="float">
            <text:p>2</text:p>
          </table:table-cell>
          <table:table-cell table:style-name="ce9" table:formula="of:=INDIRECT(CONCATENATE(&quot;'&quot;;&quot;file:///&quot;;[.$C15];&quot;'&quot;;&quot;#&quot;;&quot;$'&quot;;&quot;GES - Ensemble&quot;;&quot;'&quot;;&quot;.&quot;;&quot;I18&quot;))" office:value-type="float" office:value="1.98362729421413" calcext:value-type="float">
            <text:p>2</text:p>
          </table:table-cell>
          <table:table-cell table:style-name="ce9" table:formula="of:=INDIRECT(CONCATENATE(&quot;'&quot;;&quot;file:///&quot;;[.$C15];&quot;'&quot;;&quot;#&quot;;&quot;$'&quot;;&quot;GES - Ensemble&quot;;&quot;'&quot;;&quot;.&quot;;&quot;K18&quot;))" office:value-type="float" office:value="1.97867473418981" calcext:value-type="float">
            <text:p>2</text:p>
          </table:table-cell>
          <table:table-cell table:style-name="ce9" table:formula="of:=INDIRECT(CONCATENATE(&quot;'&quot;;&quot;file:///&quot;;[.$C15];&quot;'&quot;;&quot;#&quot;;&quot;$'&quot;;&quot;GES - Ensemble&quot;;&quot;'&quot;;&quot;.&quot;;&quot;E19&quot;))" office:value-type="float" office:value="0.142704677333" calcext:value-type="float">
            <text:p>0</text:p>
          </table:table-cell>
          <table:table-cell table:style-name="ce9" table:formula="of:=INDIRECT(CONCATENATE(&quot;'&quot;;&quot;file:///&quot;;[.$C15];&quot;'&quot;;&quot;#&quot;;&quot;$'&quot;;&quot;GES - Ensemble&quot;;&quot;'&quot;;&quot;.&quot;;&quot;G19&quot;))" office:value-type="float" office:value="0.143210468426" calcext:value-type="float">
            <text:p>0</text:p>
          </table:table-cell>
          <table:table-cell table:style-name="ce9" table:formula="of:=INDIRECT(CONCATENATE(&quot;'&quot;;&quot;file:///&quot;;[.$C15];&quot;'&quot;;&quot;#&quot;;&quot;$'&quot;;&quot;GES - Ensemble&quot;;&quot;'&quot;;&quot;.&quot;;&quot;I19&quot;))" office:value-type="float" office:value="0.369169151783" calcext:value-type="float">
            <text:p>0</text:p>
          </table:table-cell>
          <table:table-cell table:style-name="ce9" table:formula="of:=INDIRECT(CONCATENATE(&quot;'&quot;;&quot;file:///&quot;;[.$C15];&quot;'&quot;;&quot;#&quot;;&quot;$'&quot;;&quot;GES - Ensemble&quot;;&quot;'&quot;;&quot;.&quot;;&quot;K19&quot;))" office:value-type="float" office:value="0.078729151783" calcext:value-type="float">
            <text:p>0</text:p>
          </table:table-cell>
          <table:table-cell table:number-columns-repeated="8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42700607</text:p>
          </table:table-cell>
          <table:table-cell table:style-name="ce3" office:value-type="string" calcext:value-type="string">
            <text:p>CC du Pays du Neubourg</text:p>
          </table:table-cell>
          <table:table-cell table:style-name="ce6" table:formula="of:=[$'0-base'.C16]" office:value-type="string" office:string-value="U:/5_Patrimoine_commun/ETUDES/1_fiches_territoriales_EPCI/Extraction_donnees/transition_energetique/biomasse-normandie/CC du pays du Neubourg_v1.03.xlsx" calcext:value-type="string">
            <text:p>U:/5_Patrimoine_commun/ETUDES/1_fiches_territoriales_EPCI/Extraction_donnees/transition_energetique/biomasse-normandie/CC du pays du Neubourg_v1.03.xlsx</text:p>
          </table:table-cell>
          <table:table-cell table:style-name="ce9" table:formula="of:=INDIRECT(CONCATENATE(&quot;'&quot;;&quot;file:///&quot;;[.$C16];&quot;'&quot;;&quot;#&quot;;&quot;$'&quot;;&quot;GES - Ensemble&quot;;&quot;'&quot;;&quot;.&quot;;&quot;E13&quot;))" office:value-type="float" office:value="18.5345643108203" calcext:value-type="float">
            <text:p>19</text:p>
          </table:table-cell>
          <table:table-cell table:style-name="ce9" table:formula="of:=INDIRECT(CONCATENATE(&quot;'&quot;;&quot;file:///&quot;;[.$C16];&quot;'&quot;;&quot;#&quot;;&quot;$'&quot;;&quot;GES - Ensemble&quot;;&quot;'&quot;;&quot;.&quot;;&quot;G13&quot;))" office:value-type="float" office:value="17.9340607887998" calcext:value-type="float">
            <text:p>18</text:p>
          </table:table-cell>
          <table:table-cell table:style-name="ce9" table:formula="of:=INDIRECT(CONCATENATE(&quot;'&quot;;&quot;file:///&quot;;[.$C16];&quot;'&quot;;&quot;#&quot;;&quot;$'&quot;;&quot;GES - Ensemble&quot;;&quot;'&quot;;&quot;.&quot;;&quot;I13&quot;))" office:value-type="float" office:value="18.2933153175434" calcext:value-type="float">
            <text:p>18</text:p>
          </table:table-cell>
          <table:table-cell table:style-name="ce9" table:formula="of:=INDIRECT(CONCATENATE(&quot;'&quot;;&quot;file:///&quot;;[.$C16];&quot;'&quot;;&quot;#&quot;;&quot;$'&quot;;&quot;GES - Ensemble&quot;;&quot;'&quot;;&quot;.&quot;;&quot;K13&quot;))" office:value-type="float" office:value="14.7703635213586" calcext:value-type="float">
            <text:p>15</text:p>
          </table:table-cell>
          <table:table-cell table:style-name="ce9" table:formula="of:=INDIRECT(CONCATENATE(&quot;'&quot;;&quot;file:///&quot;;[.$C16];&quot;'&quot;;&quot;#&quot;;&quot;$'&quot;;&quot;GES - Ensemble&quot;;&quot;'&quot;;&quot;.&quot;;&quot;E14&quot;))" office:value-type="float" office:value="8.35743411851846" calcext:value-type="float">
            <text:p>8</text:p>
          </table:table-cell>
          <table:table-cell table:style-name="ce9" table:formula="of:=INDIRECT(CONCATENATE(&quot;'&quot;;&quot;file:///&quot;;[.$C16];&quot;'&quot;;&quot;#&quot;;&quot;$'&quot;;&quot;GES - Ensemble&quot;;&quot;'&quot;;&quot;.&quot;;&quot;G14&quot;))" office:value-type="float" office:value="8.33518055548906" calcext:value-type="float">
            <text:p>8</text:p>
          </table:table-cell>
          <table:table-cell table:style-name="ce9" table:formula="of:=INDIRECT(CONCATENATE(&quot;'&quot;;&quot;file:///&quot;;[.$C16];&quot;'&quot;;&quot;#&quot;;&quot;$'&quot;;&quot;GES - Ensemble&quot;;&quot;'&quot;;&quot;.&quot;;&quot;I14&quot;))" office:value-type="float" office:value="9.1847916392211" calcext:value-type="float">
            <text:p>9</text:p>
          </table:table-cell>
          <table:table-cell table:style-name="ce9" table:formula="of:=INDIRECT(CONCATENATE(&quot;'&quot;;&quot;file:///&quot;;[.$C16];&quot;'&quot;;&quot;#&quot;;&quot;$'&quot;;&quot;GES - Ensemble&quot;;&quot;'&quot;;&quot;.&quot;;&quot;K14&quot;))" office:value-type="float" office:value="6.62853723310134" calcext:value-type="float">
            <text:p>7</text:p>
          </table:table-cell>
          <table:table-cell table:style-name="ce9" table:formula="of:=INDIRECT(CONCATENATE(&quot;'&quot;;&quot;file:///&quot;;[.$C16];&quot;'&quot;;&quot;#&quot;;&quot;$'&quot;;&quot;GES - Ensemble&quot;;&quot;'&quot;;&quot;.&quot;;&quot;E15&quot;))" office:value-type="float" office:value="63.2609576387082" calcext:value-type="float">
            <text:p>63</text:p>
          </table:table-cell>
          <table:table-cell table:style-name="ce9" table:formula="of:=INDIRECT(CONCATENATE(&quot;'&quot;;&quot;file:///&quot;;[.$C16];&quot;'&quot;;&quot;#&quot;;&quot;$'&quot;;&quot;GES - Ensemble&quot;;&quot;'&quot;;&quot;.&quot;;&quot;G15&quot;))" office:value-type="float" office:value="65.9384887901526" calcext:value-type="float">
            <text:p>66</text:p>
          </table:table-cell>
          <table:table-cell table:style-name="ce9" table:formula="of:=INDIRECT(CONCATENATE(&quot;'&quot;;&quot;file:///&quot;;[.$C16];&quot;'&quot;;&quot;#&quot;;&quot;$'&quot;;&quot;GES - Ensemble&quot;;&quot;'&quot;;&quot;.&quot;;&quot;I15&quot;))" office:value-type="float" office:value="54.7932060811186" calcext:value-type="float">
            <text:p>55</text:p>
          </table:table-cell>
          <table:table-cell table:style-name="ce9" table:formula="of:=INDIRECT(CONCATENATE(&quot;'&quot;;&quot;file:///&quot;;[.$C16];&quot;'&quot;;&quot;#&quot;;&quot;$'&quot;;&quot;GES - Ensemble&quot;;&quot;'&quot;;&quot;.&quot;;&quot;K15&quot;))" office:value-type="float" office:value="38.2326937800908" calcext:value-type="float">
            <text:p>38</text:p>
          </table:table-cell>
          <table:table-cell table:style-name="ce9" table:formula="of:=INDIRECT(CONCATENATE(&quot;'&quot;;&quot;file:///&quot;;[.$C16];&quot;'&quot;;&quot;#&quot;;&quot;$'&quot;;&quot;GES - Ensemble&quot;;&quot;'&quot;;&quot;.&quot;;&quot;E16&quot;))" office:value-type="float" office:value="49.5619743038931" calcext:value-type="float">
            <text:p>50</text:p>
          </table:table-cell>
          <table:table-cell table:style-name="ce9" table:formula="of:=INDIRECT(CONCATENATE(&quot;'&quot;;&quot;file:///&quot;;[.$C16];&quot;'&quot;;&quot;#&quot;;&quot;$'&quot;;&quot;GES - Ensemble&quot;;&quot;'&quot;;&quot;.&quot;;&quot;G16&quot;))" office:value-type="float" office:value="47.6040354952572" calcext:value-type="float">
            <text:p>48</text:p>
          </table:table-cell>
          <table:table-cell table:style-name="ce9" table:formula="of:=INDIRECT(CONCATENATE(&quot;'&quot;;&quot;file:///&quot;;[.$C16];&quot;'&quot;;&quot;#&quot;;&quot;$'&quot;;&quot;GES - Ensemble&quot;;&quot;'&quot;;&quot;.&quot;;&quot;I16&quot;))" office:value-type="float" office:value="47.167249543984" calcext:value-type="float">
            <text:p>47</text:p>
          </table:table-cell>
          <table:table-cell table:style-name="ce9" table:formula="of:=INDIRECT(CONCATENATE(&quot;'&quot;;&quot;file:///&quot;;[.$C16];&quot;'&quot;;&quot;#&quot;;&quot;$'&quot;;&quot;GES - Ensemble&quot;;&quot;'&quot;;&quot;.&quot;;&quot;K16&quot;))" office:value-type="float" office:value="46.8196511296789" calcext:value-type="float">
            <text:p>47</text:p>
          </table:table-cell>
          <table:table-cell table:style-name="ce9" table:formula="of:=INDIRECT(CONCATENATE(&quot;'&quot;;&quot;file:///&quot;;[.$C16];&quot;'&quot;;&quot;#&quot;;&quot;$'&quot;;&quot;GES - Ensemble&quot;;&quot;'&quot;;&quot;.&quot;;&quot;E18&quot;))" office:value-type="float" office:value="66.914171670809" calcext:value-type="float">
            <text:p>67</text:p>
          </table:table-cell>
          <table:table-cell table:style-name="ce9" table:formula="of:=INDIRECT(CONCATENATE(&quot;'&quot;;&quot;file:///&quot;;[.$C16];&quot;'&quot;;&quot;#&quot;;&quot;$'&quot;;&quot;GES - Ensemble&quot;;&quot;'&quot;;&quot;.&quot;;&quot;G18&quot;))" office:value-type="float" office:value="62.809121448727" calcext:value-type="float">
            <text:p>63</text:p>
          </table:table-cell>
          <table:table-cell table:style-name="ce9" table:formula="of:=INDIRECT(CONCATENATE(&quot;'&quot;;&quot;file:///&quot;;[.$C16];&quot;'&quot;;&quot;#&quot;;&quot;$'&quot;;&quot;GES - Ensemble&quot;;&quot;'&quot;;&quot;.&quot;;&quot;I18&quot;))" office:value-type="float" office:value="67.1377603275345" calcext:value-type="float">
            <text:p>67</text:p>
          </table:table-cell>
          <table:table-cell table:style-name="ce9" table:formula="of:=INDIRECT(CONCATENATE(&quot;'&quot;;&quot;file:///&quot;;[.$C16];&quot;'&quot;;&quot;#&quot;;&quot;$'&quot;;&quot;GES - Ensemble&quot;;&quot;'&quot;;&quot;.&quot;;&quot;K18&quot;))" office:value-type="float" office:value="65.3991086174574" calcext:value-type="float">
            <text:p>65</text:p>
          </table:table-cell>
          <table:table-cell table:style-name="ce9" table:formula="of:=INDIRECT(CONCATENATE(&quot;'&quot;;&quot;file:///&quot;;[.$C16];&quot;'&quot;;&quot;#&quot;;&quot;$'&quot;;&quot;GES - Ensemble&quot;;&quot;'&quot;;&quot;.&quot;;&quot;E19&quot;))" office:value-type="float" office:value="0.469887241869" calcext:value-type="float">
            <text:p>0</text:p>
          </table:table-cell>
          <table:table-cell table:style-name="ce9" table:formula="of:=INDIRECT(CONCATENATE(&quot;'&quot;;&quot;file:///&quot;;[.$C16];&quot;'&quot;;&quot;#&quot;;&quot;$'&quot;;&quot;GES - Ensemble&quot;;&quot;'&quot;;&quot;.&quot;;&quot;G19&quot;))" office:value-type="float" office:value="0.47026726382" calcext:value-type="float">
            <text:p>0</text:p>
          </table:table-cell>
          <table:table-cell table:style-name="ce9" table:formula="of:=INDIRECT(CONCATENATE(&quot;'&quot;;&quot;file:///&quot;;[.$C16];&quot;'&quot;;&quot;#&quot;;&quot;$'&quot;;&quot;GES - Ensemble&quot;;&quot;'&quot;;&quot;.&quot;;&quot;I19&quot;))" office:value-type="float" office:value="0.397661310925" calcext:value-type="float">
            <text:p>0</text:p>
          </table:table-cell>
          <table:table-cell table:style-name="ce9" table:formula="of:=INDIRECT(CONCATENATE(&quot;'&quot;;&quot;file:///&quot;;[.$C16];&quot;'&quot;;&quot;#&quot;;&quot;$'&quot;;&quot;GES - Ensemble&quot;;&quot;'&quot;;&quot;.&quot;;&quot;K19&quot;))" office:value-type="float" office:value="0.058942510925" calcext:value-type="float">
            <text:p>0</text:p>
          </table:table-cell>
          <table:table-cell table:number-columns-repeated="8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42700623</text:p>
          </table:table-cell>
          <table:table-cell table:style-name="ce3" office:value-type="string" calcext:value-type="string">
            <text:p>CC Eure-Madrie-Seine</text:p>
          </table:table-cell>
          <table:table-cell table:style-name="ce6" table:formula="of:=[$'0-base'.C17]" office:value-type="string" office:string-value="U:/5_Patrimoine_commun/ETUDES/1_fiches_territoriales_EPCI/Extraction_donnees/transition_energetique/biomasse-normandie/CC Eure-Madrie-Seine_v1.03.xlsx" calcext:value-type="string">
            <text:p>U:/5_Patrimoine_commun/ETUDES/1_fiches_territoriales_EPCI/Extraction_donnees/transition_energetique/biomasse-normandie/CC Eure-Madrie-Seine_v1.03.xlsx</text:p>
          </table:table-cell>
          <table:table-cell table:style-name="ce9" table:formula="of:=INDIRECT(CONCATENATE(&quot;'&quot;;&quot;file:///&quot;;[.$C17];&quot;'&quot;;&quot;#&quot;;&quot;$'&quot;;&quot;GES - Ensemble&quot;;&quot;'&quot;;&quot;.&quot;;&quot;E13&quot;))" office:value-type="float" office:value="29.5753647493549" calcext:value-type="float">
            <text:p>30</text:p>
          </table:table-cell>
          <table:table-cell table:style-name="ce9" table:formula="of:=INDIRECT(CONCATENATE(&quot;'&quot;;&quot;file:///&quot;;[.$C17];&quot;'&quot;;&quot;#&quot;;&quot;$'&quot;;&quot;GES - Ensemble&quot;;&quot;'&quot;;&quot;.&quot;;&quot;G13&quot;))" office:value-type="float" office:value="29.7027542989045" calcext:value-type="float">
            <text:p>30</text:p>
          </table:table-cell>
          <table:table-cell table:style-name="ce9" table:formula="of:=INDIRECT(CONCATENATE(&quot;'&quot;;&quot;file:///&quot;;[.$C17];&quot;'&quot;;&quot;#&quot;;&quot;$'&quot;;&quot;GES - Ensemble&quot;;&quot;'&quot;;&quot;.&quot;;&quot;I13&quot;))" office:value-type="float" office:value="28.1081967725029" calcext:value-type="float">
            <text:p>28</text:p>
          </table:table-cell>
          <table:table-cell table:style-name="ce9" table:formula="of:=INDIRECT(CONCATENATE(&quot;'&quot;;&quot;file:///&quot;;[.$C17];&quot;'&quot;;&quot;#&quot;;&quot;$'&quot;;&quot;GES - Ensemble&quot;;&quot;'&quot;;&quot;.&quot;;&quot;K13&quot;))" office:value-type="float" office:value="23.4399266420749" calcext:value-type="float">
            <text:p>23</text:p>
          </table:table-cell>
          <table:table-cell table:style-name="ce9" table:formula="of:=INDIRECT(CONCATENATE(&quot;'&quot;;&quot;file:///&quot;;[.$C17];&quot;'&quot;;&quot;#&quot;;&quot;$'&quot;;&quot;GES - Ensemble&quot;;&quot;'&quot;;&quot;.&quot;;&quot;E14&quot;))" office:value-type="float" office:value="21.3337450980781" calcext:value-type="float">
            <text:p>21</text:p>
          </table:table-cell>
          <table:table-cell table:style-name="ce9" table:formula="of:=INDIRECT(CONCATENATE(&quot;'&quot;;&quot;file:///&quot;;[.$C17];&quot;'&quot;;&quot;#&quot;;&quot;$'&quot;;&quot;GES - Ensemble&quot;;&quot;'&quot;;&quot;.&quot;;&quot;G14&quot;))" office:value-type="float" office:value="19.4000113601603" calcext:value-type="float">
            <text:p>19</text:p>
          </table:table-cell>
          <table:table-cell table:style-name="ce9" table:formula="of:=INDIRECT(CONCATENATE(&quot;'&quot;;&quot;file:///&quot;;[.$C17];&quot;'&quot;;&quot;#&quot;;&quot;$'&quot;;&quot;GES - Ensemble&quot;;&quot;'&quot;;&quot;.&quot;;&quot;I14&quot;))" office:value-type="float" office:value="19.3324259243842" calcext:value-type="float">
            <text:p>19</text:p>
          </table:table-cell>
          <table:table-cell table:style-name="ce9" table:formula="of:=INDIRECT(CONCATENATE(&quot;'&quot;;&quot;file:///&quot;;[.$C17];&quot;'&quot;;&quot;#&quot;;&quot;$'&quot;;&quot;GES - Ensemble&quot;;&quot;'&quot;;&quot;.&quot;;&quot;K14&quot;))" office:value-type="float" office:value="15.1902884938404" calcext:value-type="float">
            <text:p>15</text:p>
          </table:table-cell>
          <table:table-cell table:style-name="ce9" table:formula="of:=INDIRECT(CONCATENATE(&quot;'&quot;;&quot;file:///&quot;;[.$C17];&quot;'&quot;;&quot;#&quot;;&quot;$'&quot;;&quot;GES - Ensemble&quot;;&quot;'&quot;;&quot;.&quot;;&quot;E15&quot;))" office:value-type="float" office:value="25.8482588761856" calcext:value-type="float">
            <text:p>26</text:p>
          </table:table-cell>
          <table:table-cell table:style-name="ce9" table:formula="of:=INDIRECT(CONCATENATE(&quot;'&quot;;&quot;file:///&quot;;[.$C17];&quot;'&quot;;&quot;#&quot;;&quot;$'&quot;;&quot;GES - Ensemble&quot;;&quot;'&quot;;&quot;.&quot;;&quot;G15&quot;))" office:value-type="float" office:value="26.8761433747906" calcext:value-type="float">
            <text:p>27</text:p>
          </table:table-cell>
          <table:table-cell table:style-name="ce9" table:formula="of:=INDIRECT(CONCATENATE(&quot;'&quot;;&quot;file:///&quot;;[.$C17];&quot;'&quot;;&quot;#&quot;;&quot;$'&quot;;&quot;GES - Ensemble&quot;;&quot;'&quot;;&quot;.&quot;;&quot;I15&quot;))" office:value-type="float" office:value="22.0925746576642" calcext:value-type="float">
            <text:p>22</text:p>
          </table:table-cell>
          <table:table-cell table:style-name="ce9" table:formula="of:=INDIRECT(CONCATENATE(&quot;'&quot;;&quot;file:///&quot;;[.$C17];&quot;'&quot;;&quot;#&quot;;&quot;$'&quot;;&quot;GES - Ensemble&quot;;&quot;'&quot;;&quot;.&quot;;&quot;K15&quot;))" office:value-type="float" office:value="14.9768941225449" calcext:value-type="float">
            <text:p>15</text:p>
          </table:table-cell>
          <table:table-cell table:style-name="ce9" table:formula="of:=INDIRECT(CONCATENATE(&quot;'&quot;;&quot;file:///&quot;;[.$C17];&quot;'&quot;;&quot;#&quot;;&quot;$'&quot;;&quot;GES - Ensemble&quot;;&quot;'&quot;;&quot;.&quot;;&quot;E16&quot;))" office:value-type="float" office:value="43.3470689581293" calcext:value-type="float">
            <text:p>43</text:p>
          </table:table-cell>
          <table:table-cell table:style-name="ce9" table:formula="of:=INDIRECT(CONCATENATE(&quot;'&quot;;&quot;file:///&quot;;[.$C17];&quot;'&quot;;&quot;#&quot;;&quot;$'&quot;;&quot;GES - Ensemble&quot;;&quot;'&quot;;&quot;.&quot;;&quot;G16&quot;))" office:value-type="float" office:value="40.7060249251462" calcext:value-type="float">
            <text:p>41</text:p>
          </table:table-cell>
          <table:table-cell table:style-name="ce9" table:formula="of:=INDIRECT(CONCATENATE(&quot;'&quot;;&quot;file:///&quot;;[.$C17];&quot;'&quot;;&quot;#&quot;;&quot;$'&quot;;&quot;GES - Ensemble&quot;;&quot;'&quot;;&quot;.&quot;;&quot;I16&quot;))" office:value-type="float" office:value="40.10513409664" calcext:value-type="float">
            <text:p>40</text:p>
          </table:table-cell>
          <table:table-cell table:style-name="ce9" table:formula="of:=INDIRECT(CONCATENATE(&quot;'&quot;;&quot;file:///&quot;;[.$C17];&quot;'&quot;;&quot;#&quot;;&quot;$'&quot;;&quot;GES - Ensemble&quot;;&quot;'&quot;;&quot;.&quot;;&quot;K16&quot;))" office:value-type="float" office:value="38.9714185803306" calcext:value-type="float">
            <text:p>39</text:p>
          </table:table-cell>
          <table:table-cell table:style-name="ce9" table:formula="of:=INDIRECT(CONCATENATE(&quot;'&quot;;&quot;file:///&quot;;[.$C17];&quot;'&quot;;&quot;#&quot;;&quot;$'&quot;;&quot;GES - Ensemble&quot;;&quot;'&quot;;&quot;.&quot;;&quot;E18&quot;))" office:value-type="float" office:value="40.5964794519367" calcext:value-type="float">
            <text:p>41</text:p>
          </table:table-cell>
          <table:table-cell table:style-name="ce9" table:formula="of:=INDIRECT(CONCATENATE(&quot;'&quot;;&quot;file:///&quot;;[.$C17];&quot;'&quot;;&quot;#&quot;;&quot;$'&quot;;&quot;GES - Ensemble&quot;;&quot;'&quot;;&quot;.&quot;;&quot;G18&quot;))" office:value-type="float" office:value="31.994571666356" calcext:value-type="float">
            <text:p>32</text:p>
          </table:table-cell>
          <table:table-cell table:style-name="ce9" table:formula="of:=INDIRECT(CONCATENATE(&quot;'&quot;;&quot;file:///&quot;;[.$C17];&quot;'&quot;;&quot;#&quot;;&quot;$'&quot;;&quot;GES - Ensemble&quot;;&quot;'&quot;;&quot;.&quot;;&quot;I18&quot;))" office:value-type="float" office:value="26.4189144951759" calcext:value-type="float">
            <text:p>26</text:p>
          </table:table-cell>
          <table:table-cell table:style-name="ce9" table:formula="of:=INDIRECT(CONCATENATE(&quot;'&quot;;&quot;file:///&quot;;[.$C17];&quot;'&quot;;&quot;#&quot;;&quot;$'&quot;;&quot;GES - Ensemble&quot;;&quot;'&quot;;&quot;.&quot;;&quot;K18&quot;))" office:value-type="float" office:value="139.812039355083" calcext:value-type="float">
            <text:p>140</text:p>
          </table:table-cell>
          <table:table-cell table:style-name="ce9" table:formula="of:=INDIRECT(CONCATENATE(&quot;'&quot;;&quot;file:///&quot;;[.$C17];&quot;'&quot;;&quot;#&quot;;&quot;$'&quot;;&quot;GES - Ensemble&quot;;&quot;'&quot;;&quot;.&quot;;&quot;E19&quot;))" office:value-type="float" office:value="0.717429871443" calcext:value-type="float">
            <text:p>1</text:p>
          </table:table-cell>
          <table:table-cell table:style-name="ce9" table:formula="of:=INDIRECT(CONCATENATE(&quot;'&quot;;&quot;file:///&quot;;[.$C17];&quot;'&quot;;&quot;#&quot;;&quot;$'&quot;;&quot;GES - Ensemble&quot;;&quot;'&quot;;&quot;.&quot;;&quot;G19&quot;))" office:value-type="float" office:value="0.71870400601" calcext:value-type="float">
            <text:p>1</text:p>
          </table:table-cell>
          <table:table-cell table:style-name="ce9" table:formula="of:=INDIRECT(CONCATENATE(&quot;'&quot;;&quot;file:///&quot;;[.$C17];&quot;'&quot;;&quot;#&quot;;&quot;$'&quot;;&quot;GES - Ensemble&quot;;&quot;'&quot;;&quot;.&quot;;&quot;I19&quot;))" office:value-type="float" office:value="0.613298883801" calcext:value-type="float">
            <text:p>1</text:p>
          </table:table-cell>
          <table:table-cell table:style-name="ce9" table:formula="of:=INDIRECT(CONCATENATE(&quot;'&quot;;&quot;file:///&quot;;[.$C17];&quot;'&quot;;&quot;#&quot;;&quot;$'&quot;;&quot;GES - Ensemble&quot;;&quot;'&quot;;&quot;.&quot;;&quot;K19&quot;))" office:value-type="float" office:value="1.110309124321" calcext:value-type="float">
            <text:p>1</text:p>
          </table:table-cell>
          <table:table-cell table:number-columns-repeated="8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Eure</text:p>
          </table:table-cell>
          <table:table-cell table:style-name="ce3"/>
          <table:table-cell table:style-name="ce8" table:number-columns-repeated="16"/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rmandie</text:p>
          </table:table-cell>
          <table:table-cell table:style-name="ce3"/>
          <table:table-cell table:style-name="ce8" table:number-columns-repeated="16"/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-emission_ges_type_energie" table:style-name="ta1">
        <table:table-column table:style-name="co1" table:default-cell-style-name="ce4"/>
        <table:table-column table:style-name="co2" table:default-cell-style-name="ce4"/>
        <table:table-column table:style-name="co24" table:default-cell-style-name="ce4"/>
        <table:table-column table:style-name="co22" table:number-columns-repeated="16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989" table:default-cell-style-name="Default"/>
        <table:table-row table:style-name="ro5">
          <table:table-cell table:style-name="ce2" office:value-type="string" calcext:value-type="string">
            <text:p>siren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chemin</text:p>
          </table:table-cell>
          <table:table-cell table:style-name="ce7" office:value-type="string" calcext:value-type="string">
            <office:annotation draw:style-name="gr2" draw:text-style-name="P1" svg:width="2.899cm" svg:height="0.669cm" svg:x="21.366cm" svg:y="0cm" draw:caption-point-x="-0.61cm" draw:caption-point-y="0.01cm">
              <dc:date>2017-11-02T00:00:00</dc:date>
              <text:p text:style-name="P1"><text:span text:style-name="T1">ges_gaz_1</text:span></text:p>
            </office:annotation>
            <text:p>Emission GES Gaz (2008)</text:p>
          </table:table-cell>
          <table:table-cell table:style-name="ce7" office:value-type="string" calcext:value-type="string">
            <office:annotation draw:style-name="gr2" draw:text-style-name="P1" svg:width="2.899cm" svg:height="0.669cm" svg:x="23.865cm" svg:y="0cm" draw:caption-point-x="-0.61cm" draw:caption-point-y="0.01cm">
              <dc:date>2017-11-02T00:00:00</dc:date>
              <text:p text:style-name="P1"><text:span text:style-name="T1">ges_gaz_2</text:span></text:p>
            </office:annotation>
            <text:p>Emission GES Gaz (2010)</text:p>
          </table:table-cell>
          <table:table-cell table:style-name="ce7" office:value-type="string" calcext:value-type="string">
            <office:annotation draw:style-name="gr2" draw:text-style-name="P1" svg:width="2.899cm" svg:height="0.669cm" svg:x="26.365cm" svg:y="0cm" draw:caption-point-x="-0.61cm" draw:caption-point-y="0.01cm">
              <dc:date>2017-11-02T00:00:00</dc:date>
              <text:p text:style-name="P1"><text:span text:style-name="T1">ges_gaz_3</text:span></text:p>
            </office:annotation>
            <text:p>Emission GES Gaz (2012)</text:p>
          </table:table-cell>
          <table:table-cell table:style-name="ce7" office:value-type="string" calcext:value-type="string">
            <office:annotation draw:style-name="gr2" draw:text-style-name="P1" svg:width="2.899cm" svg:height="0.669cm" svg:x="28.864cm" svg:y="0cm" draw:caption-point-x="-0.61cm" draw:caption-point-y="0.01cm">
              <dc:date>2017-11-02T00:00:00</dc:date>
              <text:p text:style-name="P1"><text:span text:style-name="T1">ges_gaz_4</text:span></text:p>
            </office:annotation>
            <text:p>Emission GES Gaz (2014)</text:p>
          </table:table-cell>
          <table:table-cell table:style-name="ce7" office:value-type="string" calcext:value-type="string">
            <office:annotation draw:style-name="gr2" draw:text-style-name="P1" svg:width="2.899cm" svg:height="0.669cm" svg:x="31.363cm" svg:y="0cm" draw:caption-point-x="-0.61cm" draw:caption-point-y="0.01cm">
              <dc:date>2017-11-02T00:00:00</dc:date>
              <text:p text:style-name="P1"><text:span text:style-name="T1">ges_electricite_1</text:span></text:p>
            </office:annotation>
            <text:p>Emission GES Electricité (2008)</text:p>
          </table:table-cell>
          <table:table-cell table:style-name="ce7" office:value-type="string" calcext:value-type="string">
            <office:annotation draw:style-name="gr2" draw:text-style-name="P1" svg:width="2.899cm" svg:height="0.669cm" svg:x="33.863cm" svg:y="0cm" draw:caption-point-x="-0.61cm" draw:caption-point-y="0.01cm">
              <dc:date>2017-11-02T00:00:00</dc:date>
              <text:p text:style-name="P1"><text:span text:style-name="T1">ges_electricite_2</text:span></text:p>
            </office:annotation>
            <text:p>Emission GES Electricité (2010)</text:p>
          </table:table-cell>
          <table:table-cell table:style-name="ce7" office:value-type="string" calcext:value-type="string">
            <office:annotation draw:style-name="gr2" draw:text-style-name="P1" svg:width="2.899cm" svg:height="0.669cm" svg:x="36.362cm" svg:y="0cm" draw:caption-point-x="-0.61cm" draw:caption-point-y="0.01cm">
              <dc:date>2017-11-02T00:00:00</dc:date>
              <text:p text:style-name="P1"><text:span text:style-name="T1">ges_electricite_2</text:span></text:p>
            </office:annotation>
            <text:p>Emission GES Electricité (2012)</text:p>
          </table:table-cell>
          <table:table-cell table:style-name="ce7" office:value-type="string" calcext:value-type="string">
            <office:annotation draw:style-name="gr2" draw:text-style-name="P1" svg:width="2.899cm" svg:height="0.669cm" svg:x="38.862cm" svg:y="0cm" draw:caption-point-x="-0.61cm" draw:caption-point-y="0.01cm">
              <dc:date>2017-11-02T00:00:00</dc:date>
              <text:p text:style-name="P1"><text:span text:style-name="T1">ges_electricite_3</text:span></text:p>
            </office:annotation>
            <text:p>Emission GES Electricité (2014)</text:p>
          </table:table-cell>
          <table:table-cell table:style-name="ce7" office:value-type="string" calcext:value-type="string">
            <office:annotation draw:style-name="gr2" draw:text-style-name="P1" svg:width="2.899cm" svg:height="0.669cm" svg:x="41.361cm" svg:y="0cm" draw:caption-point-x="-0.61cm" draw:caption-point-y="0.01cm">
              <dc:date>2017-11-02T00:00:00</dc:date>
              <text:p text:style-name="P1"><text:span text:style-name="T1">ges_petrole_1</text:span></text:p>
            </office:annotation>
            <text:p>Emission GES Produits pétroliers (2008)</text:p>
          </table:table-cell>
          <table:table-cell table:style-name="ce7" office:value-type="string" calcext:value-type="string">
            <office:annotation draw:style-name="gr2" draw:text-style-name="P1" svg:width="2.899cm" svg:height="0.669cm" svg:x="43.861cm" svg:y="0cm" draw:caption-point-x="-0.61cm" draw:caption-point-y="0.01cm">
              <dc:date>2017-11-02T00:00:00</dc:date>
              <text:p text:style-name="P1"><text:span text:style-name="T1">ges_petrole_2</text:span></text:p>
            </office:annotation>
            <text:p>Emission GES Produits pétroliers (2010)</text:p>
          </table:table-cell>
          <table:table-cell table:style-name="ce7" office:value-type="string" calcext:value-type="string">
            <office:annotation draw:style-name="gr2" draw:text-style-name="P1" svg:width="2.899cm" svg:height="0.669cm" svg:x="46.36cm" svg:y="0cm" draw:caption-point-x="-0.61cm" draw:caption-point-y="0.01cm">
              <dc:date>2017-11-02T00:00:00</dc:date>
              <text:p text:style-name="P1"><text:span text:style-name="T1">ges_petrole_3</text:span></text:p>
            </office:annotation>
            <text:p>Emission GES Produits pétroliers (2012)</text:p>
          </table:table-cell>
          <table:table-cell table:style-name="ce7" office:value-type="string" calcext:value-type="string">
            <office:annotation draw:style-name="gr2" draw:text-style-name="P1" svg:width="2.899cm" svg:height="0.669cm" svg:x="48.86cm" svg:y="0cm" draw:caption-point-x="-0.61cm" draw:caption-point-y="0.01cm">
              <dc:date>2017-11-02T00:00:00</dc:date>
              <text:p text:style-name="P1"><text:span text:style-name="T1">ges_petrole_4</text:span></text:p>
            </office:annotation>
            <text:p>Emission GES Produits pétroliers (2014)</text:p>
          </table:table-cell>
          <table:table-cell table:style-name="ce7" office:value-type="string" calcext:value-type="string">
            <office:annotation draw:style-name="gr2" draw:text-style-name="P1" svg:width="2.899cm" svg:height="0.669cm" svg:x="51.359cm" svg:y="0cm" draw:caption-point-x="-0.61cm" draw:caption-point-y="0.01cm">
              <dc:date>2017-11-02T00:00:00</dc:date>
              <text:p text:style-name="P1"><text:span text:style-name="T1">ges_enr_1</text:span></text:p>
            </office:annotation>
            <text:p>Emission GES ENR (2008)</text:p>
          </table:table-cell>
          <table:table-cell table:style-name="ce7" office:value-type="string" calcext:value-type="string">
            <office:annotation draw:style-name="gr2" draw:text-style-name="P1" svg:width="2.899cm" svg:height="0.669cm" svg:x="53.858cm" svg:y="0cm" draw:caption-point-x="-0.61cm" draw:caption-point-y="0.01cm">
              <dc:date>2017-11-02T00:00:00</dc:date>
              <text:p text:style-name="P1"><text:span text:style-name="T1">ges_enr_2</text:span></text:p>
            </office:annotation>
            <text:p>Emission GES ENR (2010)</text:p>
          </table:table-cell>
          <table:table-cell table:style-name="ce7" office:value-type="string" calcext:value-type="string">
            <office:annotation draw:style-name="gr2" draw:text-style-name="P1" svg:width="2.899cm" svg:height="0.669cm" svg:x="56.358cm" svg:y="0cm" draw:caption-point-x="-0.61cm" draw:caption-point-y="0.01cm">
              <dc:date>2017-11-02T00:00:00</dc:date>
              <text:p text:style-name="P1"><text:span text:style-name="T1">ges_enr_3</text:span></text:p>
            </office:annotation>
            <text:p>Emission GES ENR (2012)</text:p>
          </table:table-cell>
          <table:table-cell table:style-name="ce7" office:value-type="string" calcext:value-type="string">
            <office:annotation draw:style-name="gr2" draw:text-style-name="P1" svg:width="2.899cm" svg:height="0.669cm" svg:x="58.857cm" svg:y="0cm" draw:caption-point-x="-0.61cm" draw:caption-point-y="0.01cm">
              <dc:date>2017-11-02T00:00:00</dc:date>
              <text:p text:style-name="P1"><text:span text:style-name="T1">ges_enr_4</text:span></text:p>
            </office:annotation>
            <text:p>Emission GES ENR (2014)</text:p>
          </table:table-cell>
          <table:table-cell table:style-name="ce7" office:value-type="string" calcext:value-type="string">
            <office:annotation draw:style-name="gr2" draw:text-style-name="P1" svg:width="2.899cm" svg:height="0.669cm" svg:x="61.267cm" svg:y="0cm" draw:caption-point-x="-0.61cm" draw:caption-point-y="0.01cm">
              <dc:date>2017-11-02T00:00:00</dc:date>
              <text:p text:style-name="P1"><text:span text:style-name="T1">ges_chaleur_1</text:span></text:p>
            </office:annotation>
            <text:p>Emission GES Chaleur (2008)</text:p>
          </table:table-cell>
          <table:table-cell table:style-name="ce7" office:value-type="string" calcext:value-type="string">
            <office:annotation draw:style-name="gr2" draw:text-style-name="P1" svg:width="2.899cm" svg:height="0.669cm" svg:x="63.676cm" svg:y="0cm" draw:caption-point-x="-0.61cm" draw:caption-point-y="0.01cm">
              <dc:date>2017-11-02T00:00:00</dc:date>
              <text:p text:style-name="P1"><text:span text:style-name="T1">ges_chaleur_2</text:span></text:p>
            </office:annotation>
            <text:p>Emission GES Chaleur (2010)</text:p>
          </table:table-cell>
          <table:table-cell table:style-name="ce7" office:value-type="string" calcext:value-type="string">
            <office:annotation draw:style-name="gr2" draw:text-style-name="P1" svg:width="2.899cm" svg:height="0.669cm" svg:x="66.086cm" svg:y="0cm" draw:caption-point-x="-0.61cm" draw:caption-point-y="0.01cm">
              <dc:date>2017-11-02T00:00:00</dc:date>
              <text:p text:style-name="P1"><text:span text:style-name="T1">ges_chaleur_3</text:span></text:p>
            </office:annotation>
            <text:p>Emission GES Chaleur (2012)</text:p>
          </table:table-cell>
          <table:table-cell table:style-name="ce7" office:value-type="string" calcext:value-type="string">
            <office:annotation draw:style-name="gr2" draw:text-style-name="P1" svg:width="2.899cm" svg:height="0.669cm" svg:x="68.495cm" svg:y="0cm" draw:caption-point-x="-0.61cm" draw:caption-point-y="0.01cm">
              <dc:date>2017-11-02T00:00:00</dc:date>
              <text:p text:style-name="P1"><text:span text:style-name="T1">ges_chaleur_4</text:span></text:p>
            </office:annotation>
            <text:p>Emission GES Chaleur (2014)</text:p>
          </table:table-cell>
          <table:table-cell table:style-name="ce7" office:value-type="string" calcext:value-type="string">
            <office:annotation draw:style-name="gr2" draw:text-style-name="P1" svg:width="2.899cm" svg:height="0.669cm" svg:x="70.905cm" svg:y="0cm" draw:caption-point-x="-0.61cm" draw:caption-point-y="0.01cm">
              <dc:date>2017-11-02T00:00:00</dc:date>
              <text:p text:style-name="P1"><text:span text:style-name="T1">ges_autres_1</text:span></text:p>
            </office:annotation>
            <text:p>Emission GES Autres (2008)</text:p>
          </table:table-cell>
          <table:table-cell table:style-name="ce7" office:value-type="string" calcext:value-type="string">
            <office:annotation draw:style-name="gr2" draw:text-style-name="P1" svg:width="2.899cm" svg:height="0.669cm" svg:x="73.314cm" svg:y="0cm" draw:caption-point-x="-0.61cm" draw:caption-point-y="0.01cm">
              <dc:date>2017-11-02T00:00:00</dc:date>
              <text:p text:style-name="P1"><text:span text:style-name="T1">ges_chaleur_2</text:span></text:p>
            </office:annotation>
            <text:p>Emission GES Autres (2010)</text:p>
          </table:table-cell>
          <table:table-cell table:style-name="ce7" office:value-type="string" calcext:value-type="string">
            <office:annotation draw:style-name="gr2" draw:text-style-name="P1" svg:width="2.899cm" svg:height="0.669cm" svg:x="75.724cm" svg:y="0cm" draw:caption-point-x="-0.61cm" draw:caption-point-y="0.01cm">
              <dc:date>2017-11-02T00:00:00</dc:date>
              <text:p text:style-name="P1"><text:span text:style-name="T1">ges_chaleur_3</text:span></text:p>
            </office:annotation>
            <text:p>Emission GES Autres (2012)</text:p>
          </table:table-cell>
          <table:table-cell table:style-name="ce7" office:value-type="string" calcext:value-type="string">
            <office:annotation draw:style-name="gr2" draw:text-style-name="P1" svg:width="2.899cm" svg:height="0.669cm" svg:x="78.133cm" svg:y="0cm" draw:caption-point-x="-0.61cm" draw:caption-point-y="0.01cm">
              <dc:date>2017-11-02T00:00:00</dc:date>
              <text:p text:style-name="P1"><text:span text:style-name="T1">ges_chaleur_4</text:span></text:p>
            </office:annotation>
            <text:p>Emission GES Autres (2014)</text:p>
          </table:table-cell>
          <table:table-cell table:style-name="ce7" office:value-type="string" calcext:value-type="string">
            <office:annotation draw:style-name="gr3" draw:text-style-name="P1" svg:width="2.899cm" svg:height="0.991cm" svg:x="80.542cm" svg:y="0cm" draw:caption-point-x="-0.61cm" draw:caption-point-y="0.01cm">
              <dc:date>2017-11-02T00:00:00</dc:date>
              <text:p text:style-name="P1"><text:span text:style-name="T1">ges_non_energetique_1</text:span></text:p>
            </office:annotation>
            <text:p>Emission GES Non énergétique (2008)</text:p>
          </table:table-cell>
          <table:table-cell table:style-name="ce7" office:value-type="string" calcext:value-type="string">
            <office:annotation draw:style-name="gr3" draw:text-style-name="P1" svg:width="2.899cm" svg:height="0.991cm" svg:x="83.7cm" svg:y="0cm" draw:caption-point-x="-0.61cm" draw:caption-point-y="0.01cm">
              <dc:date>2017-11-02T00:00:00</dc:date>
              <text:p text:style-name="P1"><text:span text:style-name="T1">ges_non_energetique_2</text:span></text:p>
            </office:annotation>
            <text:p>Emission GES Non énergétique (2010)</text:p>
          </table:table-cell>
          <table:table-cell table:style-name="ce7" office:value-type="string" calcext:value-type="string">
            <office:annotation draw:style-name="gr3" draw:text-style-name="P1" svg:width="2.899cm" svg:height="0.991cm" svg:x="87.078cm" svg:y="0cm" draw:caption-point-x="-0.61cm" draw:caption-point-y="0.01cm">
              <dc:date>2017-11-02T00:00:00</dc:date>
              <text:p text:style-name="P1"><text:span text:style-name="T1">ges_non_energetique_3</text:span></text:p>
            </office:annotation>
            <text:p>Emission GES Non énergétique (2012)</text:p>
          </table:table-cell>
          <table:table-cell table:style-name="ce7" office:value-type="string" calcext:value-type="string">
            <office:annotation draw:style-name="gr3" draw:text-style-name="P1" svg:width="2.899cm" svg:height="0.991cm" svg:x="89.487cm" svg:y="0cm" draw:caption-point-x="-0.61cm" draw:caption-point-y="0.01cm">
              <dc:date>2017-11-02T00:00:00</dc:date>
              <text:p text:style-name="P1"><text:span text:style-name="T1">ges_non_energetique_4</text:span></text:p>
            </office:annotation>
            <text:p>Emission GES Non énergétique (2014)</text:p>
          </table:table-cell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35665</text:p>
          </table:table-cell>
          <table:table-cell table:style-name="ce3" office:value-type="string" calcext:value-type="string">
            <text:p>CA Seine Eure</text:p>
          </table:table-cell>
          <table:table-cell table:style-name="ce6" table:formula="of:=[$'0-base'.C2]" office:value-type="string" office:string-value="u:/5_Patrimoine_commun/ETUDES/1_fiches_territoriales_EPCI/Extraction_donnees/transition_energetique/biomasse-normandie/CA Seine-Eure_v1.03.xlsx" calcext:value-type="string">
            <text:p>u:/5_Patrimoine_commun/ETUDES/1_fiches_territoriales_EPCI/Extraction_donnees/transition_energetique/biomasse-normandie/CA Seine-Eure_v1.03.xlsx</text:p>
          </table:table-cell>
          <table:table-cell table:style-name="ce9" table:formula="of:=INDIRECT(CONCATENATE(&quot;'&quot;;&quot;file:///&quot;;[.$C2];&quot;'&quot;;&quot;#&quot;;&quot;$'&quot;;&quot;GES - Ensemble&quot;;&quot;'&quot;;&quot;.&quot;;&quot;E49&quot;))" office:value-type="float" office:value="108.39299267661" calcext:value-type="float">
            <text:p>108</text:p>
          </table:table-cell>
          <table:table-cell table:style-name="ce9" table:formula="of:=INDIRECT(CONCATENATE(&quot;'&quot;;&quot;file:///&quot;;[.$C2];&quot;'&quot;;&quot;#&quot;;&quot;$'&quot;;&quot;GES - Ensemble&quot;;&quot;'&quot;;&quot;.&quot;;&quot;G49&quot;))" office:value-type="float" office:value="90.0341753694477" calcext:value-type="float">
            <text:p>90</text:p>
          </table:table-cell>
          <table:table-cell table:style-name="ce9" table:formula="of:=INDIRECT(CONCATENATE(&quot;'&quot;;&quot;file:///&quot;;[.$C2];&quot;'&quot;;&quot;#&quot;;&quot;$'&quot;;&quot;GES - Ensemble&quot;;&quot;'&quot;;&quot;.&quot;;&quot;I49&quot;))" office:value-type="float" office:value="80.5226526999395" calcext:value-type="float">
            <text:p>81</text:p>
          </table:table-cell>
          <table:table-cell table:style-name="ce9" table:formula="of:=INDIRECT(CONCATENATE(&quot;'&quot;;&quot;file:///&quot;;[.$C2];&quot;'&quot;;&quot;#&quot;;&quot;$'&quot;;&quot;GES - Ensemble&quot;;&quot;'&quot;;&quot;.&quot;;&quot;K49&quot;))" office:value-type="float" office:value="104.658147455548" calcext:value-type="float">
            <text:p>105</text:p>
          </table:table-cell>
          <table:table-cell table:style-name="ce9" table:formula="of:=INDIRECT(CONCATENATE(&quot;'&quot;;&quot;file:///&quot;;[.$C2];&quot;'&quot;;&quot;#&quot;;&quot;$'&quot;;&quot;GES - Ensemble&quot;;&quot;'&quot;;&quot;.&quot;;&quot;E50&quot;))" office:value-type="float" office:value="45.3300321649636" calcext:value-type="float">
            <text:p>45</text:p>
          </table:table-cell>
          <table:table-cell table:style-name="ce9" table:formula="of:=INDIRECT(CONCATENATE(&quot;'&quot;;&quot;file:///&quot;;[.$C2];&quot;'&quot;;&quot;#&quot;;&quot;$'&quot;;&quot;GES - Ensemble&quot;;&quot;'&quot;;&quot;.&quot;;&quot;G50&quot;))" office:value-type="float" office:value="47.540593889637" calcext:value-type="float">
            <text:p>48</text:p>
          </table:table-cell>
          <table:table-cell table:style-name="ce9" table:formula="of:=INDIRECT(CONCATENATE(&quot;'&quot;;&quot;file:///&quot;;[.$C2];&quot;'&quot;;&quot;#&quot;;&quot;$'&quot;;&quot;GES - Ensemble&quot;;&quot;'&quot;;&quot;.&quot;;&quot;I50&quot;))" office:value-type="float" office:value="47.6345557832366" calcext:value-type="float">
            <text:p>48</text:p>
          </table:table-cell>
          <table:table-cell table:style-name="ce9" table:formula="of:=INDIRECT(CONCATENATE(&quot;'&quot;;&quot;file:///&quot;;[.$C2];&quot;'&quot;;&quot;#&quot;;&quot;$'&quot;;&quot;GES - Ensemble&quot;;&quot;'&quot;;&quot;.&quot;;&quot;K50&quot;))" office:value-type="float" office:value="47.2352815592005" calcext:value-type="float">
            <text:p>47</text:p>
          </table:table-cell>
          <table:table-cell table:style-name="ce9" table:formula="of:=INDIRECT(CONCATENATE(&quot;'&quot;;&quot;file:///&quot;;[.$C2];&quot;'&quot;;&quot;#&quot;;&quot;$'&quot;;&quot;GES - Ensemble&quot;;&quot;'&quot;;&quot;.&quot;;&quot;E51&quot;))" office:value-type="float" office:value="160.699803128576" calcext:value-type="float">
            <text:p>161</text:p>
          </table:table-cell>
          <table:table-cell table:style-name="ce9" table:formula="of:=INDIRECT(CONCATENATE(&quot;'&quot;;&quot;file:///&quot;;[.$C2];&quot;'&quot;;&quot;#&quot;;&quot;$'&quot;;&quot;GES - Ensemble&quot;;&quot;'&quot;;&quot;.&quot;;&quot;G51&quot;))" office:value-type="float" office:value="147.392630900106" calcext:value-type="float">
            <text:p>147</text:p>
          </table:table-cell>
          <table:table-cell table:style-name="ce9" table:formula="of:=INDIRECT(CONCATENATE(&quot;'&quot;;&quot;file:///&quot;;[.$C2];&quot;'&quot;;&quot;#&quot;;&quot;$'&quot;;&quot;GES - Ensemble&quot;;&quot;'&quot;;&quot;.&quot;;&quot;I51&quot;))" office:value-type="float" office:value="143.75435328438" calcext:value-type="float">
            <text:p>144</text:p>
          </table:table-cell>
          <table:table-cell table:style-name="ce9" table:formula="of:=INDIRECT(CONCATENATE(&quot;'&quot;;&quot;file:///&quot;;[.$C2];&quot;'&quot;;&quot;#&quot;;&quot;$'&quot;;&quot;GES - Ensemble&quot;;&quot;'&quot;;&quot;.&quot;;&quot;K51&quot;))" office:value-type="float" office:value="139.490025040107" calcext:value-type="float">
            <text:p>139</text:p>
          </table:table-cell>
          <table:table-cell table:style-name="ce9" table:formula="of:=INDIRECT(CONCATENATE(&quot;'&quot;;&quot;file:///&quot;;[.$C2];&quot;'&quot;;&quot;#&quot;;&quot;$'&quot;;&quot;GES - Ensemble&quot;;&quot;'&quot;;&quot;.&quot;;&quot;E52&quot;))" office:value-type="float" office:value="1.86562483193578" calcext:value-type="float">
            <text:p>2</text:p>
          </table:table-cell>
          <table:table-cell table:style-name="ce9" table:formula="of:=INDIRECT(CONCATENATE(&quot;'&quot;;&quot;file:///&quot;;[.$C2];&quot;'&quot;;&quot;#&quot;;&quot;$'&quot;;&quot;GES - Ensemble&quot;;&quot;'&quot;;&quot;.&quot;;&quot;G52&quot;))" office:value-type="float" office:value="4.33771141399621" calcext:value-type="float">
            <text:p>4</text:p>
          </table:table-cell>
          <table:table-cell table:style-name="ce9" table:formula="of:=INDIRECT(CONCATENATE(&quot;'&quot;;&quot;file:///&quot;;[.$C2];&quot;'&quot;;&quot;#&quot;;&quot;$'&quot;;&quot;GES - Ensemble&quot;;&quot;'&quot;;&quot;.&quot;;&quot;I52&quot;))" office:value-type="float" office:value="1.81715794006701" calcext:value-type="float">
            <text:p>2</text:p>
          </table:table-cell>
          <table:table-cell table:style-name="ce9" table:formula="of:=INDIRECT(CONCATENATE(&quot;'&quot;;&quot;file:///&quot;;[.$C2];&quot;'&quot;;&quot;#&quot;;&quot;$'&quot;;&quot;GES - Ensemble&quot;;&quot;'&quot;;&quot;.&quot;;&quot;K52&quot;))" office:value-type="float" office:value="3.87748254588951" calcext:value-type="float">
            <text:p>4</text:p>
          </table:table-cell>
          <table:table-cell table:style-name="ce9" table:formula="of:=INDIRECT(CONCATENATE(&quot;'&quot;;&quot;file:///&quot;;[.$C2];&quot;'&quot;;&quot;#&quot;;&quot;$'&quot;;&quot;GES - Ensemble&quot;;&quot;'&quot;;&quot;.&quot;;&quot;E53&quot;))" office:value-type="float" office:value="1.87616429651206" calcext:value-type="float">
            <text:p>2</text:p>
          </table:table-cell>
          <table:table-cell table:style-name="ce9" table:formula="of:=INDIRECT(CONCATENATE(&quot;'&quot;;&quot;file:///&quot;;[.$C2];&quot;'&quot;;&quot;#&quot;;&quot;$'&quot;;&quot;GES - Ensemble&quot;;&quot;'&quot;;&quot;.&quot;;&quot;G53&quot;))" office:value-type="float" office:value="1.68039956483908" calcext:value-type="float">
            <text:p>2</text:p>
          </table:table-cell>
          <table:table-cell table:style-name="ce9" table:formula="of:=INDIRECT(CONCATENATE(&quot;'&quot;;&quot;file:///&quot;;[.$C2];&quot;'&quot;;&quot;#&quot;;&quot;$'&quot;;&quot;GES - Ensemble&quot;;&quot;'&quot;;&quot;.&quot;;&quot;I53&quot;))" office:value-type="float" office:value="1.72813854184272" calcext:value-type="float">
            <text:p>2</text:p>
          </table:table-cell>
          <table:table-cell table:style-name="ce9" table:formula="of:=INDIRECT(CONCATENATE(&quot;'&quot;;&quot;file:///&quot;;[.$C2];&quot;'&quot;;&quot;#&quot;;&quot;$'&quot;;&quot;GES - Ensemble&quot;;&quot;'&quot;;&quot;.&quot;;&quot;K53&quot;))" office:value-type="float" office:value="2.41571272831549" calcext:value-type="float">
            <text:p>2</text:p>
          </table:table-cell>
          <table:table-cell table:style-name="ce9" table:formula="of:=INDIRECT(CONCATENATE(&quot;'&quot;;&quot;file:///&quot;;[.$C2];&quot;'&quot;;&quot;#&quot;;&quot;$'&quot;;&quot;GES - Ensemble&quot;;&quot;'&quot;;&quot;.&quot;;&quot;E54&quot;))" office:value-type="float" office:value="12.079217" calcext:value-type="float">
            <text:p>12</text:p>
          </table:table-cell>
          <table:table-cell table:style-name="ce9" table:formula="of:=INDIRECT(CONCATENATE(&quot;'&quot;;&quot;file:///&quot;;[.$C2];&quot;'&quot;;&quot;#&quot;;&quot;$'&quot;;&quot;GES - Ensemble&quot;;&quot;'&quot;;&quot;.&quot;;&quot;G54&quot;))" office:value-type="float" office:value="2.126472" calcext:value-type="float">
            <text:p>2</text:p>
          </table:table-cell>
          <table:table-cell table:style-name="ce9" table:formula="of:=INDIRECT(CONCATENATE(&quot;'&quot;;&quot;file:///&quot;;[.$C2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9" table:formula="of:=INDIRECT(CONCATENATE(&quot;'&quot;;&quot;file:///&quot;;[.$C2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9" table:formula="of:=INDIRECT(CONCATENATE(&quot;'&quot;;&quot;file:///&quot;;[.$C2];&quot;'&quot;;&quot;#&quot;;&quot;$'&quot;;&quot;GES - Ensemble&quot;;&quot;'&quot;;&quot;.&quot;;&quot;E55&quot;))" office:value-type="float" office:value="42.918348299951" calcext:value-type="float">
            <text:p>43</text:p>
          </table:table-cell>
          <table:table-cell table:style-name="ce9" table:formula="of:=INDIRECT(CONCATENATE(&quot;'&quot;;&quot;file:///&quot;;[.$C2];&quot;'&quot;;&quot;#&quot;;&quot;$'&quot;;&quot;GES - Ensemble&quot;;&quot;'&quot;;&quot;.&quot;;&quot;G55&quot;))" office:value-type="float" office:value="45.4464075277617" calcext:value-type="float">
            <text:p>45</text:p>
          </table:table-cell>
          <table:table-cell table:style-name="ce9" table:formula="of:=INDIRECT(CONCATENATE(&quot;'&quot;;&quot;file:///&quot;;[.$C2];&quot;'&quot;;&quot;#&quot;;&quot;$'&quot;;&quot;GES - Ensemble&quot;;&quot;'&quot;;&quot;.&quot;;&quot;I55&quot;))" office:value-type="float" office:value="40.8776892910141" calcext:value-type="float">
            <text:p>41</text:p>
          </table:table-cell>
          <table:table-cell table:style-name="ce9" table:formula="of:=INDIRECT(CONCATENATE(&quot;'&quot;;&quot;file:///&quot;;[.$C2];&quot;'&quot;;&quot;#&quot;;&quot;$'&quot;;&quot;GES - Ensemble&quot;;&quot;'&quot;;&quot;.&quot;;&quot;K55&quot;))" office:value-type="float" office:value="33.2404724048697" calcext:value-type="float">
            <text:p>33</text:p>
          </table:table-cell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40277</text:p>
          </table:table-cell>
          <table:table-cell table:style-name="ce3" office:value-type="string" calcext:value-type="string">
            <text:p>CA Agglo du Pays de Dreux</text:p>
          </table:table-cell>
          <table:table-cell table:style-name="ce6" table:formula="of:=[$'0-base'.C3]" office:value-type="string" office:string-value="U:/5_Patrimoine_commun/ETUDES/1_fiches_territoriales_EPCI/Extraction_donnees/transition_energetique/biomasse-normandie/Agglo du Pays de Dreux_v1.03.xlsx" calcext:value-type="string">
            <text:p>U:/5_Patrimoine_commun/ETUDES/1_fiches_territoriales_EPCI/Extraction_donnees/transition_energetique/biomasse-normandie/Agglo du Pays de Dreux_v1.03.xlsx</text:p>
          </table:table-cell>
          <table:table-cell table:style-name="ce9" table:formula="of:=INDIRECT(CONCATENATE(&quot;'&quot;;&quot;file:///&quot;;[.$C3];&quot;'&quot;;&quot;#&quot;;&quot;$'&quot;;&quot;GES - Ensemble&quot;;&quot;'&quot;;&quot;.&quot;;&quot;E49&quot;))" office:value-type="float" office:value="7.43272447246315" calcext:value-type="float">
            <text:p>7</text:p>
          </table:table-cell>
          <table:table-cell table:style-name="ce9" table:formula="of:=INDIRECT(CONCATENATE(&quot;'&quot;;&quot;file:///&quot;;[.$C3];&quot;'&quot;;&quot;#&quot;;&quot;$'&quot;;&quot;GES - Ensemble&quot;;&quot;'&quot;;&quot;.&quot;;&quot;G49&quot;))" office:value-type="float" office:value="6.96917878527758" calcext:value-type="float">
            <text:p>7</text:p>
          </table:table-cell>
          <table:table-cell table:style-name="ce9" table:formula="of:=INDIRECT(CONCATENATE(&quot;'&quot;;&quot;file:///&quot;;[.$C3];&quot;'&quot;;&quot;#&quot;;&quot;$'&quot;;&quot;GES - Ensemble&quot;;&quot;'&quot;;&quot;.&quot;;&quot;I49&quot;))" office:value-type="float" office:value="6.99070939542675" calcext:value-type="float">
            <text:p>7</text:p>
          </table:table-cell>
          <table:table-cell table:style-name="ce9" table:formula="of:=INDIRECT(CONCATENATE(&quot;'&quot;;&quot;file:///&quot;;[.$C3];&quot;'&quot;;&quot;#&quot;;&quot;$'&quot;;&quot;GES - Ensemble&quot;;&quot;'&quot;;&quot;.&quot;;&quot;K49&quot;))" office:value-type="float" office:value="5.30980255772452" calcext:value-type="float">
            <text:p>5</text:p>
          </table:table-cell>
          <table:table-cell table:style-name="ce9" table:formula="of:=INDIRECT(CONCATENATE(&quot;'&quot;;&quot;file:///&quot;;[.$C3];&quot;'&quot;;&quot;#&quot;;&quot;$'&quot;;&quot;GES - Ensemble&quot;;&quot;'&quot;;&quot;.&quot;;&quot;E50&quot;))" office:value-type="float" office:value="3.80732073710899" calcext:value-type="float">
            <text:p>4</text:p>
          </table:table-cell>
          <table:table-cell table:style-name="ce9" table:formula="of:=INDIRECT(CONCATENATE(&quot;'&quot;;&quot;file:///&quot;;[.$C3];&quot;'&quot;;&quot;#&quot;;&quot;$'&quot;;&quot;GES - Ensemble&quot;;&quot;'&quot;;&quot;.&quot;;&quot;G50&quot;))" office:value-type="float" office:value="3.57667859262196" calcext:value-type="float">
            <text:p>4</text:p>
          </table:table-cell>
          <table:table-cell table:style-name="ce9" table:formula="of:=INDIRECT(CONCATENATE(&quot;'&quot;;&quot;file:///&quot;;[.$C3];&quot;'&quot;;&quot;#&quot;;&quot;$'&quot;;&quot;GES - Ensemble&quot;;&quot;'&quot;;&quot;.&quot;;&quot;I50&quot;))" office:value-type="float" office:value="3.61816375210946" calcext:value-type="float">
            <text:p>4</text:p>
          </table:table-cell>
          <table:table-cell table:style-name="ce9" table:formula="of:=INDIRECT(CONCATENATE(&quot;'&quot;;&quot;file:///&quot;;[.$C3];&quot;'&quot;;&quot;#&quot;;&quot;$'&quot;;&quot;GES - Ensemble&quot;;&quot;'&quot;;&quot;.&quot;;&quot;K50&quot;))" office:value-type="float" office:value="3.41183081729794" calcext:value-type="float">
            <text:p>3</text:p>
          </table:table-cell>
          <table:table-cell table:style-name="ce9" table:formula="of:=INDIRECT(CONCATENATE(&quot;'&quot;;&quot;file:///&quot;;[.$C3];&quot;'&quot;;&quot;#&quot;;&quot;$'&quot;;&quot;GES - Ensemble&quot;;&quot;'&quot;;&quot;.&quot;;&quot;E51&quot;))" office:value-type="float" office:value="16.1911389038861" calcext:value-type="float">
            <text:p>16</text:p>
          </table:table-cell>
          <table:table-cell table:style-name="ce9" table:formula="of:=INDIRECT(CONCATENATE(&quot;'&quot;;&quot;file:///&quot;;[.$C3];&quot;'&quot;;&quot;#&quot;;&quot;$'&quot;;&quot;GES - Ensemble&quot;;&quot;'&quot;;&quot;.&quot;;&quot;G51&quot;))" office:value-type="float" office:value="15.2260767134382" calcext:value-type="float">
            <text:p>15</text:p>
          </table:table-cell>
          <table:table-cell table:style-name="ce9" table:formula="of:=INDIRECT(CONCATENATE(&quot;'&quot;;&quot;file:///&quot;;[.$C3];&quot;'&quot;;&quot;#&quot;;&quot;$'&quot;;&quot;GES - Ensemble&quot;;&quot;'&quot;;&quot;.&quot;;&quot;I51&quot;))" office:value-type="float" office:value="14.0424589590478" calcext:value-type="float">
            <text:p>14</text:p>
          </table:table-cell>
          <table:table-cell table:style-name="ce9" table:formula="of:=INDIRECT(CONCATENATE(&quot;'&quot;;&quot;file:///&quot;;[.$C3];&quot;'&quot;;&quot;#&quot;;&quot;$'&quot;;&quot;GES - Ensemble&quot;;&quot;'&quot;;&quot;.&quot;;&quot;K51&quot;))" office:value-type="float" office:value="13.395312419967" calcext:value-type="float">
            <text:p>13</text:p>
          </table:table-cell>
          <table:table-cell table:style-name="ce9" table:formula="of:=INDIRECT(CONCATENATE(&quot;'&quot;;&quot;file:///&quot;;[.$C3];&quot;'&quot;;&quot;#&quot;;&quot;$'&quot;;&quot;GES - Ensemble&quot;;&quot;'&quot;;&quot;.&quot;;&quot;E52&quot;))" office:value-type="float" office:value="0.26388836688826" calcext:value-type="float">
            <text:p>0</text:p>
          </table:table-cell>
          <table:table-cell table:style-name="ce9" table:formula="of:=INDIRECT(CONCATENATE(&quot;'&quot;;&quot;file:///&quot;;[.$C3];&quot;'&quot;;&quot;#&quot;;&quot;$'&quot;;&quot;GES - Ensemble&quot;;&quot;'&quot;;&quot;.&quot;;&quot;G52&quot;))" office:value-type="float" office:value="0.238181751742289" calcext:value-type="float">
            <text:p>0</text:p>
          </table:table-cell>
          <table:table-cell table:style-name="ce9" table:formula="of:=INDIRECT(CONCATENATE(&quot;'&quot;;&quot;file:///&quot;;[.$C3];&quot;'&quot;;&quot;#&quot;;&quot;$'&quot;;&quot;GES - Ensemble&quot;;&quot;'&quot;;&quot;.&quot;;&quot;I52&quot;))" office:value-type="float" office:value="0.21894468076178" calcext:value-type="float">
            <text:p>0</text:p>
          </table:table-cell>
          <table:table-cell table:style-name="ce9" table:formula="of:=INDIRECT(CONCATENATE(&quot;'&quot;;&quot;file:///&quot;;[.$C3];&quot;'&quot;;&quot;#&quot;;&quot;$'&quot;;&quot;GES - Ensemble&quot;;&quot;'&quot;;&quot;.&quot;;&quot;K52&quot;))" office:value-type="float" office:value="0.252588682637271" calcext:value-type="float">
            <text:p>0</text:p>
          </table:table-cell>
          <table:table-cell table:style-name="ce9" table:formula="of:=INDIRECT(CONCATENATE(&quot;'&quot;;&quot;file:///&quot;;[.$C3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9" table:formula="of:=INDIRECT(CONCATENATE(&quot;'&quot;;&quot;file:///&quot;;[.$C3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9" table:formula="of:=INDIRECT(CONCATENATE(&quot;'&quot;;&quot;file:///&quot;;[.$C3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9" table:formula="of:=INDIRECT(CONCATENATE(&quot;'&quot;;&quot;file:///&quot;;[.$C3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9" table:formula="of:=INDIRECT(CONCATENATE(&quot;'&quot;;&quot;file:///&quot;;[.$C3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9" table:formula="of:=INDIRECT(CONCATENATE(&quot;'&quot;;&quot;file:///&quot;;[.$C3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9" table:formula="of:=INDIRECT(CONCATENATE(&quot;'&quot;;&quot;file:///&quot;;[.$C3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9" table:formula="of:=INDIRECT(CONCATENATE(&quot;'&quot;;&quot;file:///&quot;;[.$C3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9" table:formula="of:=INDIRECT(CONCATENATE(&quot;'&quot;;&quot;file:///&quot;;[.$C3];&quot;'&quot;;&quot;#&quot;;&quot;$'&quot;;&quot;GES - Ensemble&quot;;&quot;'&quot;;&quot;.&quot;;&quot;E55&quot;))" office:value-type="float" office:value="4.04934990366246" calcext:value-type="float">
            <text:p>4</text:p>
          </table:table-cell>
          <table:table-cell table:style-name="ce9" table:formula="of:=INDIRECT(CONCATENATE(&quot;'&quot;;&quot;file:///&quot;;[.$C3];&quot;'&quot;;&quot;#&quot;;&quot;$'&quot;;&quot;GES - Ensemble&quot;;&quot;'&quot;;&quot;.&quot;;&quot;G55&quot;))" office:value-type="float" office:value="4.19977646745965" calcext:value-type="float">
            <text:p>4</text:p>
          </table:table-cell>
          <table:table-cell table:style-name="ce9" table:formula="of:=INDIRECT(CONCATENATE(&quot;'&quot;;&quot;file:///&quot;;[.$C3];&quot;'&quot;;&quot;#&quot;;&quot;$'&quot;;&quot;GES - Ensemble&quot;;&quot;'&quot;;&quot;.&quot;;&quot;I55&quot;))" office:value-type="float" office:value="4.03355057681365" calcext:value-type="float">
            <text:p>4</text:p>
          </table:table-cell>
          <table:table-cell table:style-name="ce9" table:formula="of:=INDIRECT(CONCATENATE(&quot;'&quot;;&quot;file:///&quot;;[.$C3];&quot;'&quot;;&quot;#&quot;;&quot;$'&quot;;&quot;GES - Ensemble&quot;;&quot;'&quot;;&quot;.&quot;;&quot;K55&quot;))" office:value-type="float" office:value="2.89176412215815" calcext:value-type="float">
            <text:p>3</text:p>
          </table:table-cell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5787</text:p>
          </table:table-cell>
          <table:table-cell table:style-name="ce3" office:value-type="string" calcext:value-type="string">
            <text:p>CC de Pont-Audemer / Val de Risle</text:p>
          </table:table-cell>
          <table:table-cell table:style-name="ce6" table:formula="of:=[$'0-base'.C4]" office:value-type="string" office:string-value="U:/5_Patrimoine_commun/ETUDES/1_fiches_territoriales_EPCI/Extraction_donnees/transition_energetique/biomasse-normandie/CC Pont-Audemer val de Ris_v1.03.xlsx" calcext:value-type="string">
            <text:p>U:/5_Patrimoine_commun/ETUDES/1_fiches_territoriales_EPCI/Extraction_donnees/transition_energetique/biomasse-normandie/CC Pont-Audemer val de Ris_v1.03.xlsx</text:p>
          </table:table-cell>
          <table:table-cell table:style-name="ce9" table:formula="of:=INDIRECT(CONCATENATE(&quot;'&quot;;&quot;file:///&quot;;[.$C4];&quot;'&quot;;&quot;#&quot;;&quot;$'&quot;;&quot;GES - Ensemble&quot;;&quot;'&quot;;&quot;.&quot;;&quot;E49&quot;))" office:value-type="float" office:value="36.6759837647327" calcext:value-type="float">
            <text:p>37</text:p>
          </table:table-cell>
          <table:table-cell table:style-name="ce9" table:formula="of:=INDIRECT(CONCATENATE(&quot;'&quot;;&quot;file:///&quot;;[.$C4];&quot;'&quot;;&quot;#&quot;;&quot;$'&quot;;&quot;GES - Ensemble&quot;;&quot;'&quot;;&quot;.&quot;;&quot;G49&quot;))" office:value-type="float" office:value="34.5432974711108" calcext:value-type="float">
            <text:p>35</text:p>
          </table:table-cell>
          <table:table-cell table:style-name="ce9" table:formula="of:=INDIRECT(CONCATENATE(&quot;'&quot;;&quot;file:///&quot;;[.$C4];&quot;'&quot;;&quot;#&quot;;&quot;$'&quot;;&quot;GES - Ensemble&quot;;&quot;'&quot;;&quot;.&quot;;&quot;I49&quot;))" office:value-type="float" office:value="33.3534303776496" calcext:value-type="float">
            <text:p>33</text:p>
          </table:table-cell>
          <table:table-cell table:style-name="ce9" table:formula="of:=INDIRECT(CONCATENATE(&quot;'&quot;;&quot;file:///&quot;;[.$C4];&quot;'&quot;;&quot;#&quot;;&quot;$'&quot;;&quot;GES - Ensemble&quot;;&quot;'&quot;;&quot;.&quot;;&quot;K49&quot;))" office:value-type="float" office:value="28.3004907328019" calcext:value-type="float">
            <text:p>28</text:p>
          </table:table-cell>
          <table:table-cell table:style-name="ce9" table:formula="of:=INDIRECT(CONCATENATE(&quot;'&quot;;&quot;file:///&quot;;[.$C4];&quot;'&quot;;&quot;#&quot;;&quot;$'&quot;;&quot;GES - Ensemble&quot;;&quot;'&quot;;&quot;.&quot;;&quot;E50&quot;))" office:value-type="float" office:value="14.9899113783033" calcext:value-type="float">
            <text:p>15</text:p>
          </table:table-cell>
          <table:table-cell table:style-name="ce9" table:formula="of:=INDIRECT(CONCATENATE(&quot;'&quot;;&quot;file:///&quot;;[.$C4];&quot;'&quot;;&quot;#&quot;;&quot;$'&quot;;&quot;GES - Ensemble&quot;;&quot;'&quot;;&quot;.&quot;;&quot;G50&quot;))" office:value-type="float" office:value="14.6997782280532" calcext:value-type="float">
            <text:p>15</text:p>
          </table:table-cell>
          <table:table-cell table:style-name="ce9" table:formula="of:=INDIRECT(CONCATENATE(&quot;'&quot;;&quot;file:///&quot;;[.$C4];&quot;'&quot;;&quot;#&quot;;&quot;$'&quot;;&quot;GES - Ensemble&quot;;&quot;'&quot;;&quot;.&quot;;&quot;I50&quot;))" office:value-type="float" office:value="14.7235018962512" calcext:value-type="float">
            <text:p>15</text:p>
          </table:table-cell>
          <table:table-cell table:style-name="ce9" table:formula="of:=INDIRECT(CONCATENATE(&quot;'&quot;;&quot;file:///&quot;;[.$C4];&quot;'&quot;;&quot;#&quot;;&quot;$'&quot;;&quot;GES - Ensemble&quot;;&quot;'&quot;;&quot;.&quot;;&quot;K50&quot;))" office:value-type="float" office:value="14.7942543497433" calcext:value-type="float">
            <text:p>15</text:p>
          </table:table-cell>
          <table:table-cell table:style-name="ce9" table:formula="of:=INDIRECT(CONCATENATE(&quot;'&quot;;&quot;file:///&quot;;[.$C4];&quot;'&quot;;&quot;#&quot;;&quot;$'&quot;;&quot;GES - Ensemble&quot;;&quot;'&quot;;&quot;.&quot;;&quot;E51&quot;))" office:value-type="float" office:value="80.3416768850488" calcext:value-type="float">
            <text:p>80</text:p>
          </table:table-cell>
          <table:table-cell table:style-name="ce9" table:formula="of:=INDIRECT(CONCATENATE(&quot;'&quot;;&quot;file:///&quot;;[.$C4];&quot;'&quot;;&quot;#&quot;;&quot;$'&quot;;&quot;GES - Ensemble&quot;;&quot;'&quot;;&quot;.&quot;;&quot;G51&quot;))" office:value-type="float" office:value="71.92818412643" calcext:value-type="float">
            <text:p>72</text:p>
          </table:table-cell>
          <table:table-cell table:style-name="ce9" table:formula="of:=INDIRECT(CONCATENATE(&quot;'&quot;;&quot;file:///&quot;;[.$C4];&quot;'&quot;;&quot;#&quot;;&quot;$'&quot;;&quot;GES - Ensemble&quot;;&quot;'&quot;;&quot;.&quot;;&quot;I51&quot;))" office:value-type="float" office:value="66.8150985759885" calcext:value-type="float">
            <text:p>67</text:p>
          </table:table-cell>
          <table:table-cell table:style-name="ce9" table:formula="of:=INDIRECT(CONCATENATE(&quot;'&quot;;&quot;file:///&quot;;[.$C4];&quot;'&quot;;&quot;#&quot;;&quot;$'&quot;;&quot;GES - Ensemble&quot;;&quot;'&quot;;&quot;.&quot;;&quot;K51&quot;))" office:value-type="float" office:value="62.7097668624291" calcext:value-type="float">
            <text:p>63</text:p>
          </table:table-cell>
          <table:table-cell table:style-name="ce9" table:formula="of:=INDIRECT(CONCATENATE(&quot;'&quot;;&quot;file:///&quot;;[.$C4];&quot;'&quot;;&quot;#&quot;;&quot;$'&quot;;&quot;GES - Ensemble&quot;;&quot;'&quot;;&quot;.&quot;;&quot;E52&quot;))" office:value-type="float" office:value="1.16635264898933" calcext:value-type="float">
            <text:p>1</text:p>
          </table:table-cell>
          <table:table-cell table:style-name="ce9" table:formula="of:=INDIRECT(CONCATENATE(&quot;'&quot;;&quot;file:///&quot;;[.$C4];&quot;'&quot;;&quot;#&quot;;&quot;$'&quot;;&quot;GES - Ensemble&quot;;&quot;'&quot;;&quot;.&quot;;&quot;G52&quot;))" office:value-type="float" office:value="1.07321324229138" calcext:value-type="float">
            <text:p>1</text:p>
          </table:table-cell>
          <table:table-cell table:style-name="ce9" table:formula="of:=INDIRECT(CONCATENATE(&quot;'&quot;;&quot;file:///&quot;;[.$C4];&quot;'&quot;;&quot;#&quot;;&quot;$'&quot;;&quot;GES - Ensemble&quot;;&quot;'&quot;;&quot;.&quot;;&quot;I52&quot;))" office:value-type="float" office:value="1.00313025538917" calcext:value-type="float">
            <text:p>1</text:p>
          </table:table-cell>
          <table:table-cell table:style-name="ce9" table:formula="of:=INDIRECT(CONCATENATE(&quot;'&quot;;&quot;file:///&quot;;[.$C4];&quot;'&quot;;&quot;#&quot;;&quot;$'&quot;;&quot;GES - Ensemble&quot;;&quot;'&quot;;&quot;.&quot;;&quot;K52&quot;))" office:value-type="float" office:value="1.15221218878373" calcext:value-type="float">
            <text:p>1</text:p>
          </table:table-cell>
          <table:table-cell table:style-name="ce9" table:formula="of:=INDIRECT(CONCATENATE(&quot;'&quot;;&quot;file:///&quot;;[.$C4];&quot;'&quot;;&quot;#&quot;;&quot;$'&quot;;&quot;GES - Ensemble&quot;;&quot;'&quot;;&quot;.&quot;;&quot;E53&quot;))" office:value-type="float" office:value="0.295585826914252" calcext:value-type="float">
            <text:p>0</text:p>
          </table:table-cell>
          <table:table-cell table:style-name="ce9" table:formula="of:=INDIRECT(CONCATENATE(&quot;'&quot;;&quot;file:///&quot;;[.$C4];&quot;'&quot;;&quot;#&quot;;&quot;$'&quot;;&quot;GES - Ensemble&quot;;&quot;'&quot;;&quot;.&quot;;&quot;G53&quot;))" office:value-type="float" office:value="0.264077030719399" calcext:value-type="float">
            <text:p>0</text:p>
          </table:table-cell>
          <table:table-cell table:style-name="ce9" table:formula="of:=INDIRECT(CONCATENATE(&quot;'&quot;;&quot;file:///&quot;;[.$C4];&quot;'&quot;;&quot;#&quot;;&quot;$'&quot;;&quot;GES - Ensemble&quot;;&quot;'&quot;;&quot;.&quot;;&quot;I53&quot;))" office:value-type="float" office:value="0.262317299159335" calcext:value-type="float">
            <text:p>0</text:p>
          </table:table-cell>
          <table:table-cell table:style-name="ce9" table:formula="of:=INDIRECT(CONCATENATE(&quot;'&quot;;&quot;file:///&quot;;[.$C4];&quot;'&quot;;&quot;#&quot;;&quot;$'&quot;;&quot;GES - Ensemble&quot;;&quot;'&quot;;&quot;.&quot;;&quot;K53&quot;))" office:value-type="float" office:value="0.346174758103535" calcext:value-type="float">
            <text:p>0</text:p>
          </table:table-cell>
          <table:table-cell table:style-name="ce9" table:formula="of:=INDIRECT(CONCATENATE(&quot;'&quot;;&quot;file:///&quot;;[.$C4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9" table:formula="of:=INDIRECT(CONCATENATE(&quot;'&quot;;&quot;file:///&quot;;[.$C4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9" table:formula="of:=INDIRECT(CONCATENATE(&quot;'&quot;;&quot;file:///&quot;;[.$C4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9" table:formula="of:=INDIRECT(CONCATENATE(&quot;'&quot;;&quot;file:///&quot;;[.$C4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9" table:formula="of:=INDIRECT(CONCATENATE(&quot;'&quot;;&quot;file:///&quot;;[.$C4];&quot;'&quot;;&quot;#&quot;;&quot;$'&quot;;&quot;GES - Ensemble&quot;;&quot;'&quot;;&quot;.&quot;;&quot;E55&quot;))" office:value-type="float" office:value="38.2557446102823" calcext:value-type="float">
            <text:p>38</text:p>
          </table:table-cell>
          <table:table-cell table:style-name="ce9" table:formula="of:=INDIRECT(CONCATENATE(&quot;'&quot;;&quot;file:///&quot;;[.$C4];&quot;'&quot;;&quot;#&quot;;&quot;$'&quot;;&quot;GES - Ensemble&quot;;&quot;'&quot;;&quot;.&quot;;&quot;G55&quot;))" office:value-type="float" office:value="38.5012029724083" calcext:value-type="float">
            <text:p>39</text:p>
          </table:table-cell>
          <table:table-cell table:style-name="ce9" table:formula="of:=INDIRECT(CONCATENATE(&quot;'&quot;;&quot;file:///&quot;;[.$C4];&quot;'&quot;;&quot;#&quot;;&quot;$'&quot;;&quot;GES - Ensemble&quot;;&quot;'&quot;;&quot;.&quot;;&quot;I55&quot;))" office:value-type="float" office:value="37.9303980963105" calcext:value-type="float">
            <text:p>38</text:p>
          </table:table-cell>
          <table:table-cell table:style-name="ce9" table:formula="of:=INDIRECT(CONCATENATE(&quot;'&quot;;&quot;file:///&quot;;[.$C4];&quot;'&quot;;&quot;#&quot;;&quot;$'&quot;;&quot;GES - Ensemble&quot;;&quot;'&quot;;&quot;.&quot;;&quot;K55&quot;))" office:value-type="float" office:value="31.6686119109614" calcext:value-type="float">
            <text:p>32</text:p>
          </table:table-cell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017</text:p>
          </table:table-cell>
          <table:table-cell table:style-name="ce3" office:value-type="string" calcext:value-type="string">
            <text:p>CC Lieuvin Pays d'Auge</text:p>
          </table:table-cell>
          <table:table-cell table:style-name="ce6" table:formula="of:=[$'0-base'.C5]" office:value-type="string" office:string-value="U:/5_Patrimoine_commun/ETUDES/1_fiches_territoriales_EPCI/Extraction_donnees/transition_energetique/biomasse-normandie/CC Lieuvin pays dAuge_v1.03.xlsx" calcext:value-type="string">
            <text:p>U:/5_Patrimoine_commun/ETUDES/1_fiches_territoriales_EPCI/Extraction_donnees/transition_energetique/biomasse-normandie/CC Lieuvin pays dAuge_v1.03.xlsx</text:p>
          </table:table-cell>
          <table:table-cell table:style-name="ce9" table:formula="of:=INDIRECT(CONCATENATE(&quot;'&quot;;&quot;file:///&quot;;[.$C5];&quot;'&quot;;&quot;#&quot;;&quot;$'&quot;;&quot;GES - Ensemble&quot;;&quot;'&quot;;&quot;.&quot;;&quot;E49&quot;))" office:value-type="float" office:value="0.254347712463793" calcext:value-type="float">
            <text:p>0</text:p>
          </table:table-cell>
          <table:table-cell table:style-name="ce9" table:formula="of:=INDIRECT(CONCATENATE(&quot;'&quot;;&quot;file:///&quot;;[.$C5];&quot;'&quot;;&quot;#&quot;;&quot;$'&quot;;&quot;GES - Ensemble&quot;;&quot;'&quot;;&quot;.&quot;;&quot;G49&quot;))" office:value-type="float" office:value="0.11452296091799" calcext:value-type="float">
            <text:p>0</text:p>
          </table:table-cell>
          <table:table-cell table:style-name="ce9" table:formula="of:=INDIRECT(CONCATENATE(&quot;'&quot;;&quot;file:///&quot;;[.$C5];&quot;'&quot;;&quot;#&quot;;&quot;$'&quot;;&quot;GES - Ensemble&quot;;&quot;'&quot;;&quot;.&quot;;&quot;I49&quot;))" office:value-type="float" office:value="0.151680738050554" calcext:value-type="float">
            <text:p>0</text:p>
          </table:table-cell>
          <table:table-cell table:style-name="ce9" table:formula="of:=INDIRECT(CONCATENATE(&quot;'&quot;;&quot;file:///&quot;;[.$C5];&quot;'&quot;;&quot;#&quot;;&quot;$'&quot;;&quot;GES - Ensemble&quot;;&quot;'&quot;;&quot;.&quot;;&quot;K49&quot;))" office:value-type="float" office:value="0.105377420739977" calcext:value-type="float">
            <text:p>0</text:p>
          </table:table-cell>
          <table:table-cell table:style-name="ce9" table:formula="of:=INDIRECT(CONCATENATE(&quot;'&quot;;&quot;file:///&quot;;[.$C5];&quot;'&quot;;&quot;#&quot;;&quot;$'&quot;;&quot;GES - Ensemble&quot;;&quot;'&quot;;&quot;.&quot;;&quot;E50&quot;))" office:value-type="float" office:value="7.17723075095684" calcext:value-type="float">
            <text:p>7</text:p>
          </table:table-cell>
          <table:table-cell table:style-name="ce9" table:formula="of:=INDIRECT(CONCATENATE(&quot;'&quot;;&quot;file:///&quot;;[.$C5];&quot;'&quot;;&quot;#&quot;;&quot;$'&quot;;&quot;GES - Ensemble&quot;;&quot;'&quot;;&quot;.&quot;;&quot;G50&quot;))" office:value-type="float" office:value="7.31935271620337" calcext:value-type="float">
            <text:p>7</text:p>
          </table:table-cell>
          <table:table-cell table:style-name="ce9" table:formula="of:=INDIRECT(CONCATENATE(&quot;'&quot;;&quot;file:///&quot;;[.$C5];&quot;'&quot;;&quot;#&quot;;&quot;$'&quot;;&quot;GES - Ensemble&quot;;&quot;'&quot;;&quot;.&quot;;&quot;I50&quot;))" office:value-type="float" office:value="7.187721985825" calcext:value-type="float">
            <text:p>7</text:p>
          </table:table-cell>
          <table:table-cell table:style-name="ce9" table:formula="of:=INDIRECT(CONCATENATE(&quot;'&quot;;&quot;file:///&quot;;[.$C5];&quot;'&quot;;&quot;#&quot;;&quot;$'&quot;;&quot;GES - Ensemble&quot;;&quot;'&quot;;&quot;.&quot;;&quot;K50&quot;))" office:value-type="float" office:value="7.63960924957551" calcext:value-type="float">
            <text:p>8</text:p>
          </table:table-cell>
          <table:table-cell table:style-name="ce9" table:formula="of:=INDIRECT(CONCATENATE(&quot;'&quot;;&quot;file:///&quot;;[.$C5];&quot;'&quot;;&quot;#&quot;;&quot;$'&quot;;&quot;GES - Ensemble&quot;;&quot;'&quot;;&quot;.&quot;;&quot;E51&quot;))" office:value-type="float" office:value="72.9383306540665" calcext:value-type="float">
            <text:p>73</text:p>
          </table:table-cell>
          <table:table-cell table:style-name="ce9" table:formula="of:=INDIRECT(CONCATENATE(&quot;'&quot;;&quot;file:///&quot;;[.$C5];&quot;'&quot;;&quot;#&quot;;&quot;$'&quot;;&quot;GES - Ensemble&quot;;&quot;'&quot;;&quot;.&quot;;&quot;G51&quot;))" office:value-type="float" office:value="67.6578196098525" calcext:value-type="float">
            <text:p>68</text:p>
          </table:table-cell>
          <table:table-cell table:style-name="ce9" table:formula="of:=INDIRECT(CONCATENATE(&quot;'&quot;;&quot;file:///&quot;;[.$C5];&quot;'&quot;;&quot;#&quot;;&quot;$'&quot;;&quot;GES - Ensemble&quot;;&quot;'&quot;;&quot;.&quot;;&quot;I51&quot;))" office:value-type="float" office:value="57.8247592966247" calcext:value-type="float">
            <text:p>58</text:p>
          </table:table-cell>
          <table:table-cell table:style-name="ce9" table:formula="of:=INDIRECT(CONCATENATE(&quot;'&quot;;&quot;file:///&quot;;[.$C5];&quot;'&quot;;&quot;#&quot;;&quot;$'&quot;;&quot;GES - Ensemble&quot;;&quot;'&quot;;&quot;.&quot;;&quot;K51&quot;))" office:value-type="float" office:value="52.8917176236298" calcext:value-type="float">
            <text:p>53</text:p>
          </table:table-cell>
          <table:table-cell table:style-name="ce9" table:formula="of:=INDIRECT(CONCATENATE(&quot;'&quot;;&quot;file:///&quot;;[.$C5];&quot;'&quot;;&quot;#&quot;;&quot;$'&quot;;&quot;GES - Ensemble&quot;;&quot;'&quot;;&quot;.&quot;;&quot;E52&quot;))" office:value-type="float" office:value="1.30301308377184" calcext:value-type="float">
            <text:p>1</text:p>
          </table:table-cell>
          <table:table-cell table:style-name="ce9" table:formula="of:=INDIRECT(CONCATENATE(&quot;'&quot;;&quot;file:///&quot;;[.$C5];&quot;'&quot;;&quot;#&quot;;&quot;$'&quot;;&quot;GES - Ensemble&quot;;&quot;'&quot;;&quot;.&quot;;&quot;G52&quot;))" office:value-type="float" office:value="1.21226580216517" calcext:value-type="float">
            <text:p>1</text:p>
          </table:table-cell>
          <table:table-cell table:style-name="ce9" table:formula="of:=INDIRECT(CONCATENATE(&quot;'&quot;;&quot;file:///&quot;;[.$C5];&quot;'&quot;;&quot;#&quot;;&quot;$'&quot;;&quot;GES - Ensemble&quot;;&quot;'&quot;;&quot;.&quot;;&quot;I52&quot;))" office:value-type="float" office:value="1.12170868155939" calcext:value-type="float">
            <text:p>1</text:p>
          </table:table-cell>
          <table:table-cell table:style-name="ce9" table:formula="of:=INDIRECT(CONCATENATE(&quot;'&quot;;&quot;file:///&quot;;[.$C5];&quot;'&quot;;&quot;#&quot;;&quot;$'&quot;;&quot;GES - Ensemble&quot;;&quot;'&quot;;&quot;.&quot;;&quot;K52&quot;))" office:value-type="float" office:value="1.26555748484568" calcext:value-type="float">
            <text:p>1</text:p>
          </table:table-cell>
          <table:table-cell table:style-name="ce9" table:formula="of:=INDIRECT(CONCATENATE(&quot;'&quot;;&quot;file:///&quot;;[.$C5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9" table:formula="of:=INDIRECT(CONCATENATE(&quot;'&quot;;&quot;file:///&quot;;[.$C5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9" table:formula="of:=INDIRECT(CONCATENATE(&quot;'&quot;;&quot;file:///&quot;;[.$C5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9" table:formula="of:=INDIRECT(CONCATENATE(&quot;'&quot;;&quot;file:///&quot;;[.$C5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9" table:formula="of:=INDIRECT(CONCATENATE(&quot;'&quot;;&quot;file:///&quot;;[.$C5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9" table:formula="of:=INDIRECT(CONCATENATE(&quot;'&quot;;&quot;file:///&quot;;[.$C5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9" table:formula="of:=INDIRECT(CONCATENATE(&quot;'&quot;;&quot;file:///&quot;;[.$C5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9" table:formula="of:=INDIRECT(CONCATENATE(&quot;'&quot;;&quot;file:///&quot;;[.$C5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9" table:formula="of:=INDIRECT(CONCATENATE(&quot;'&quot;;&quot;file:///&quot;;[.$C5];&quot;'&quot;;&quot;#&quot;;&quot;$'&quot;;&quot;GES - Ensemble&quot;;&quot;'&quot;;&quot;.&quot;;&quot;E55&quot;))" office:value-type="float" office:value="77.248983499814" calcext:value-type="float">
            <text:p>77</text:p>
          </table:table-cell>
          <table:table-cell table:style-name="ce9" table:formula="of:=INDIRECT(CONCATENATE(&quot;'&quot;;&quot;file:///&quot;;[.$C5];&quot;'&quot;;&quot;#&quot;;&quot;$'&quot;;&quot;GES - Ensemble&quot;;&quot;'&quot;;&quot;.&quot;;&quot;G55&quot;))" office:value-type="float" office:value="83.648734377564" calcext:value-type="float">
            <text:p>84</text:p>
          </table:table-cell>
          <table:table-cell table:style-name="ce9" table:formula="of:=INDIRECT(CONCATENATE(&quot;'&quot;;&quot;file:///&quot;;[.$C5];&quot;'&quot;;&quot;#&quot;;&quot;$'&quot;;&quot;GES - Ensemble&quot;;&quot;'&quot;;&quot;.&quot;;&quot;I55&quot;))" office:value-type="float" office:value="80.4856646689927" calcext:value-type="float">
            <text:p>80</text:p>
          </table:table-cell>
          <table:table-cell table:style-name="ce9" table:formula="of:=INDIRECT(CONCATENATE(&quot;'&quot;;&quot;file:///&quot;;[.$C5];&quot;'&quot;;&quot;#&quot;;&quot;$'&quot;;&quot;GES - Ensemble&quot;;&quot;'&quot;;&quot;.&quot;;&quot;K55&quot;))" office:value-type="float" office:value="79.6174128993859" calcext:value-type="float">
            <text:p>80</text:p>
          </table:table-cell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405</text:p>
          </table:table-cell>
          <table:table-cell table:style-name="ce3" office:value-type="string" calcext:value-type="string">
            <text:p>CC Roumois Seine</text:p>
          </table:table-cell>
          <table:table-cell table:style-name="ce6" table:formula="of:=[$'0-base'.C6]" office:value-type="string" office:string-value="U:/5_Patrimoine_commun/ETUDES/1_fiches_territoriales_EPCI/Extraction_donnees/transition_energetique/biomasse-normandie/CC Roumois Seine_v1.03.xlsx" calcext:value-type="string">
            <text:p>U:/5_Patrimoine_commun/ETUDES/1_fiches_territoriales_EPCI/Extraction_donnees/transition_energetique/biomasse-normandie/CC Roumois Seine_v1.03.xlsx</text:p>
          </table:table-cell>
          <table:table-cell table:style-name="ce9" table:formula="of:=INDIRECT(CONCATENATE(&quot;'&quot;;&quot;file:///&quot;;[.$C6];&quot;'&quot;;&quot;#&quot;;&quot;$'&quot;;&quot;GES - Ensemble&quot;;&quot;'&quot;;&quot;.&quot;;&quot;E49&quot;))" office:value-type="float" office:value="44.5748094388862" calcext:value-type="float">
            <text:p>45</text:p>
          </table:table-cell>
          <table:table-cell table:style-name="ce9" table:formula="of:=INDIRECT(CONCATENATE(&quot;'&quot;;&quot;file:///&quot;;[.$C6];&quot;'&quot;;&quot;#&quot;;&quot;$'&quot;;&quot;GES - Ensemble&quot;;&quot;'&quot;;&quot;.&quot;;&quot;G49&quot;))" office:value-type="float" office:value="24.7147641825821" calcext:value-type="float">
            <text:p>25</text:p>
          </table:table-cell>
          <table:table-cell table:style-name="ce9" table:formula="of:=INDIRECT(CONCATENATE(&quot;'&quot;;&quot;file:///&quot;;[.$C6];&quot;'&quot;;&quot;#&quot;;&quot;$'&quot;;&quot;GES - Ensemble&quot;;&quot;'&quot;;&quot;.&quot;;&quot;I49&quot;))" office:value-type="float" office:value="17.4461787772943" calcext:value-type="float">
            <text:p>17</text:p>
          </table:table-cell>
          <table:table-cell table:style-name="ce9" table:formula="of:=INDIRECT(CONCATENATE(&quot;'&quot;;&quot;file:///&quot;;[.$C6];&quot;'&quot;;&quot;#&quot;;&quot;$'&quot;;&quot;GES - Ensemble&quot;;&quot;'&quot;;&quot;.&quot;;&quot;K49&quot;))" office:value-type="float" office:value="14.4441954952946" calcext:value-type="float">
            <text:p>14</text:p>
          </table:table-cell>
          <table:table-cell table:style-name="ce9" table:formula="of:=INDIRECT(CONCATENATE(&quot;'&quot;;&quot;file:///&quot;;[.$C6];&quot;'&quot;;&quot;#&quot;;&quot;$'&quot;;&quot;GES - Ensemble&quot;;&quot;'&quot;;&quot;.&quot;;&quot;E50&quot;))" office:value-type="float" office:value="21.2892402274283" calcext:value-type="float">
            <text:p>21</text:p>
          </table:table-cell>
          <table:table-cell table:style-name="ce9" table:formula="of:=INDIRECT(CONCATENATE(&quot;'&quot;;&quot;file:///&quot;;[.$C6];&quot;'&quot;;&quot;#&quot;;&quot;$'&quot;;&quot;GES - Ensemble&quot;;&quot;'&quot;;&quot;.&quot;;&quot;G50&quot;))" office:value-type="float" office:value="21.6074626394668" calcext:value-type="float">
            <text:p>22</text:p>
          </table:table-cell>
          <table:table-cell table:style-name="ce9" table:formula="of:=INDIRECT(CONCATENATE(&quot;'&quot;;&quot;file:///&quot;;[.$C6];&quot;'&quot;;&quot;#&quot;;&quot;$'&quot;;&quot;GES - Ensemble&quot;;&quot;'&quot;;&quot;.&quot;;&quot;I50&quot;))" office:value-type="float" office:value="21.3984268289384" calcext:value-type="float">
            <text:p>21</text:p>
          </table:table-cell>
          <table:table-cell table:style-name="ce9" table:formula="of:=INDIRECT(CONCATENATE(&quot;'&quot;;&quot;file:///&quot;;[.$C6];&quot;'&quot;;&quot;#&quot;;&quot;$'&quot;;&quot;GES - Ensemble&quot;;&quot;'&quot;;&quot;.&quot;;&quot;K50&quot;))" office:value-type="float" office:value="21.3528855755193" calcext:value-type="float">
            <text:p>21</text:p>
          </table:table-cell>
          <table:table-cell table:style-name="ce9" table:formula="of:=INDIRECT(CONCATENATE(&quot;'&quot;;&quot;file:///&quot;;[.$C6];&quot;'&quot;;&quot;#&quot;;&quot;$'&quot;;&quot;GES - Ensemble&quot;;&quot;'&quot;;&quot;.&quot;;&quot;E51&quot;))" office:value-type="float" office:value="173.575017768621" calcext:value-type="float">
            <text:p>174</text:p>
          </table:table-cell>
          <table:table-cell table:style-name="ce9" table:formula="of:=INDIRECT(CONCATENATE(&quot;'&quot;;&quot;file:///&quot;;[.$C6];&quot;'&quot;;&quot;#&quot;;&quot;$'&quot;;&quot;GES - Ensemble&quot;;&quot;'&quot;;&quot;.&quot;;&quot;G51&quot;))" office:value-type="float" office:value="165.468067437198" calcext:value-type="float">
            <text:p>165</text:p>
          </table:table-cell>
          <table:table-cell table:style-name="ce9" table:formula="of:=INDIRECT(CONCATENATE(&quot;'&quot;;&quot;file:///&quot;;[.$C6];&quot;'&quot;;&quot;#&quot;;&quot;$'&quot;;&quot;GES - Ensemble&quot;;&quot;'&quot;;&quot;.&quot;;&quot;I51&quot;))" office:value-type="float" office:value="148.761232387868" calcext:value-type="float">
            <text:p>149</text:p>
          </table:table-cell>
          <table:table-cell table:style-name="ce9" table:formula="of:=INDIRECT(CONCATENATE(&quot;'&quot;;&quot;file:///&quot;;[.$C6];&quot;'&quot;;&quot;#&quot;;&quot;$'&quot;;&quot;GES - Ensemble&quot;;&quot;'&quot;;&quot;.&quot;;&quot;K51&quot;))" office:value-type="float" office:value="140.108976884537" calcext:value-type="float">
            <text:p>140</text:p>
          </table:table-cell>
          <table:table-cell table:style-name="ce9" table:formula="of:=INDIRECT(CONCATENATE(&quot;'&quot;;&quot;file:///&quot;;[.$C6];&quot;'&quot;;&quot;#&quot;;&quot;$'&quot;;&quot;GES - Ensemble&quot;;&quot;'&quot;;&quot;.&quot;;&quot;E52&quot;))" office:value-type="float" office:value="2.68526513242911" calcext:value-type="float">
            <text:p>3</text:p>
          </table:table-cell>
          <table:table-cell table:style-name="ce9" table:formula="of:=INDIRECT(CONCATENATE(&quot;'&quot;;&quot;file:///&quot;;[.$C6];&quot;'&quot;;&quot;#&quot;;&quot;$'&quot;;&quot;GES - Ensemble&quot;;&quot;'&quot;;&quot;.&quot;;&quot;G52&quot;))" office:value-type="float" office:value="2.45028273184573" calcext:value-type="float">
            <text:p>2</text:p>
          </table:table-cell>
          <table:table-cell table:style-name="ce9" table:formula="of:=INDIRECT(CONCATENATE(&quot;'&quot;;&quot;file:///&quot;;[.$C6];&quot;'&quot;;&quot;#&quot;;&quot;$'&quot;;&quot;GES - Ensemble&quot;;&quot;'&quot;;&quot;.&quot;;&quot;I52&quot;))" office:value-type="float" office:value="2.27634107238032" calcext:value-type="float">
            <text:p>2</text:p>
          </table:table-cell>
          <table:table-cell table:style-name="ce9" table:formula="of:=INDIRECT(CONCATENATE(&quot;'&quot;;&quot;file:///&quot;;[.$C6];&quot;'&quot;;&quot;#&quot;;&quot;$'&quot;;&quot;GES - Ensemble&quot;;&quot;'&quot;;&quot;.&quot;;&quot;K52&quot;))" office:value-type="float" office:value="2.59880644319304" calcext:value-type="float">
            <text:p>3</text:p>
          </table:table-cell>
          <table:table-cell table:style-name="ce9" table:formula="of:=INDIRECT(CONCATENATE(&quot;'&quot;;&quot;file:///&quot;;[.$C6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9" table:formula="of:=INDIRECT(CONCATENATE(&quot;'&quot;;&quot;file:///&quot;;[.$C6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9" table:formula="of:=INDIRECT(CONCATENATE(&quot;'&quot;;&quot;file:///&quot;;[.$C6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9" table:formula="of:=INDIRECT(CONCATENATE(&quot;'&quot;;&quot;file:///&quot;;[.$C6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9" table:formula="of:=INDIRECT(CONCATENATE(&quot;'&quot;;&quot;file:///&quot;;[.$C6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9" table:formula="of:=INDIRECT(CONCATENATE(&quot;'&quot;;&quot;file:///&quot;;[.$C6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9" table:formula="of:=INDIRECT(CONCATENATE(&quot;'&quot;;&quot;file:///&quot;;[.$C6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9" table:formula="of:=INDIRECT(CONCATENATE(&quot;'&quot;;&quot;file:///&quot;;[.$C6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9" table:formula="of:=INDIRECT(CONCATENATE(&quot;'&quot;;&quot;file:///&quot;;[.$C6];&quot;'&quot;;&quot;#&quot;;&quot;$'&quot;;&quot;GES - Ensemble&quot;;&quot;'&quot;;&quot;.&quot;;&quot;E55&quot;))" office:value-type="float" office:value="102.383086201115" calcext:value-type="float">
            <text:p>102</text:p>
          </table:table-cell>
          <table:table-cell table:style-name="ce9" table:formula="of:=INDIRECT(CONCATENATE(&quot;'&quot;;&quot;file:///&quot;;[.$C6];&quot;'&quot;;&quot;#&quot;;&quot;$'&quot;;&quot;GES - Ensemble&quot;;&quot;'&quot;;&quot;.&quot;;&quot;G55&quot;))" office:value-type="float" office:value="108.818614093016" calcext:value-type="float">
            <text:p>109</text:p>
          </table:table-cell>
          <table:table-cell table:style-name="ce9" table:formula="of:=INDIRECT(CONCATENATE(&quot;'&quot;;&quot;file:///&quot;;[.$C6];&quot;'&quot;;&quot;#&quot;;&quot;$'&quot;;&quot;GES - Ensemble&quot;;&quot;'&quot;;&quot;.&quot;;&quot;I55&quot;))" office:value-type="float" office:value="102.770394576087" calcext:value-type="float">
            <text:p>103</text:p>
          </table:table-cell>
          <table:table-cell table:style-name="ce9" table:formula="of:=INDIRECT(CONCATENATE(&quot;'&quot;;&quot;file:///&quot;;[.$C6];&quot;'&quot;;&quot;#&quot;;&quot;$'&quot;;&quot;GES - Ensemble&quot;;&quot;'&quot;;&quot;.&quot;;&quot;K55&quot;))" office:value-type="float" office:value="82.8364266621614" calcext:value-type="float">
            <text:p>83</text:p>
          </table:table-cell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413</text:p>
          </table:table-cell>
          <table:table-cell table:style-name="ce3" office:value-type="string" calcext:value-type="string">
            <text:p>CC Intercom Bernay Terres de Normandie</text:p>
          </table:table-cell>
          <table:table-cell table:style-name="ce6" table:formula="of:=[$'0-base'.C7]" office:value-type="string" office:string-value="U:/5_Patrimoine_commun/ETUDES/1_fiches_territoriales_EPCI/Extraction_donnees/transition_energetique/biomasse-normandie/Intercom Bernay, terres de_v1.03.xlsx" calcext:value-type="string">
            <text:p>U:/5_Patrimoine_commun/ETUDES/1_fiches_territoriales_EPCI/Extraction_donnees/transition_energetique/biomasse-normandie/Intercom Bernay, terres de_v1.03.xlsx</text:p>
          </table:table-cell>
          <table:table-cell table:style-name="ce9" table:formula="of:=INDIRECT(CONCATENATE(&quot;'&quot;;&quot;file:///&quot;;[.$C7];&quot;'&quot;;&quot;#&quot;;&quot;$'&quot;;&quot;GES - Ensemble&quot;;&quot;'&quot;;&quot;.&quot;;&quot;E49&quot;))" office:value-type="float" office:value="42.5286375153655" calcext:value-type="float">
            <text:p>43</text:p>
          </table:table-cell>
          <table:table-cell table:style-name="ce9" table:formula="of:=INDIRECT(CONCATENATE(&quot;'&quot;;&quot;file:///&quot;;[.$C7];&quot;'&quot;;&quot;#&quot;;&quot;$'&quot;;&quot;GES - Ensemble&quot;;&quot;'&quot;;&quot;.&quot;;&quot;G49&quot;))" office:value-type="float" office:value="44.0806889205489" calcext:value-type="float">
            <text:p>44</text:p>
          </table:table-cell>
          <table:table-cell table:style-name="ce9" table:formula="of:=INDIRECT(CONCATENATE(&quot;'&quot;;&quot;file:///&quot;;[.$C7];&quot;'&quot;;&quot;#&quot;;&quot;$'&quot;;&quot;GES - Ensemble&quot;;&quot;'&quot;;&quot;.&quot;;&quot;I49&quot;))" office:value-type="float" office:value="40.0006627482664" calcext:value-type="float">
            <text:p>40</text:p>
          </table:table-cell>
          <table:table-cell table:style-name="ce9" table:formula="of:=INDIRECT(CONCATENATE(&quot;'&quot;;&quot;file:///&quot;;[.$C7];&quot;'&quot;;&quot;#&quot;;&quot;$'&quot;;&quot;GES - Ensemble&quot;;&quot;'&quot;;&quot;.&quot;;&quot;K49&quot;))" office:value-type="float" office:value="20.6948778690411" calcext:value-type="float">
            <text:p>21</text:p>
          </table:table-cell>
          <table:table-cell table:style-name="ce9" table:formula="of:=INDIRECT(CONCATENATE(&quot;'&quot;;&quot;file:///&quot;;[.$C7];&quot;'&quot;;&quot;#&quot;;&quot;$'&quot;;&quot;GES - Ensemble&quot;;&quot;'&quot;;&quot;.&quot;;&quot;E50&quot;))" office:value-type="float" office:value="31.8578307558353" calcext:value-type="float">
            <text:p>32</text:p>
          </table:table-cell>
          <table:table-cell table:style-name="ce9" table:formula="of:=INDIRECT(CONCATENATE(&quot;'&quot;;&quot;file:///&quot;;[.$C7];&quot;'&quot;;&quot;#&quot;;&quot;$'&quot;;&quot;GES - Ensemble&quot;;&quot;'&quot;;&quot;.&quot;;&quot;G50&quot;))" office:value-type="float" office:value="29.4464728149593" calcext:value-type="float">
            <text:p>29</text:p>
          </table:table-cell>
          <table:table-cell table:style-name="ce9" table:formula="of:=INDIRECT(CONCATENATE(&quot;'&quot;;&quot;file:///&quot;;[.$C7];&quot;'&quot;;&quot;#&quot;;&quot;$'&quot;;&quot;GES - Ensemble&quot;;&quot;'&quot;;&quot;.&quot;;&quot;I50&quot;))" office:value-type="float" office:value="29.0044818841001" calcext:value-type="float">
            <text:p>29</text:p>
          </table:table-cell>
          <table:table-cell table:style-name="ce9" table:formula="of:=INDIRECT(CONCATENATE(&quot;'&quot;;&quot;file:///&quot;;[.$C7];&quot;'&quot;;&quot;#&quot;;&quot;$'&quot;;&quot;GES - Ensemble&quot;;&quot;'&quot;;&quot;.&quot;;&quot;K50&quot;))" office:value-type="float" office:value="29.4702335235832" calcext:value-type="float">
            <text:p>29</text:p>
          </table:table-cell>
          <table:table-cell table:style-name="ce9" table:formula="of:=INDIRECT(CONCATENATE(&quot;'&quot;;&quot;file:///&quot;;[.$C7];&quot;'&quot;;&quot;#&quot;;&quot;$'&quot;;&quot;GES - Ensemble&quot;;&quot;'&quot;;&quot;.&quot;;&quot;E51&quot;))" office:value-type="float" office:value="248.998846967435" calcext:value-type="float">
            <text:p>249</text:p>
          </table:table-cell>
          <table:table-cell table:style-name="ce9" table:formula="of:=INDIRECT(CONCATENATE(&quot;'&quot;;&quot;file:///&quot;;[.$C7];&quot;'&quot;;&quot;#&quot;;&quot;$'&quot;;&quot;GES - Ensemble&quot;;&quot;'&quot;;&quot;.&quot;;&quot;G51&quot;))" office:value-type="float" office:value="225.82029870682" calcext:value-type="float">
            <text:p>226</text:p>
          </table:table-cell>
          <table:table-cell table:style-name="ce9" table:formula="of:=INDIRECT(CONCATENATE(&quot;'&quot;;&quot;file:///&quot;;[.$C7];&quot;'&quot;;&quot;#&quot;;&quot;$'&quot;;&quot;GES - Ensemble&quot;;&quot;'&quot;;&quot;.&quot;;&quot;I51&quot;))" office:value-type="float" office:value="194.470184313592" calcext:value-type="float">
            <text:p>194</text:p>
          </table:table-cell>
          <table:table-cell table:style-name="ce9" table:formula="of:=INDIRECT(CONCATENATE(&quot;'&quot;;&quot;file:///&quot;;[.$C7];&quot;'&quot;;&quot;#&quot;;&quot;$'&quot;;&quot;GES - Ensemble&quot;;&quot;'&quot;;&quot;.&quot;;&quot;K51&quot;))" office:value-type="float" office:value="180.162478419481" calcext:value-type="float">
            <text:p>180</text:p>
          </table:table-cell>
          <table:table-cell table:style-name="ce9" table:formula="of:=INDIRECT(CONCATENATE(&quot;'&quot;;&quot;file:///&quot;;[.$C7];&quot;'&quot;;&quot;#&quot;;&quot;$'&quot;;&quot;GES - Ensemble&quot;;&quot;'&quot;;&quot;.&quot;;&quot;E52&quot;))" office:value-type="float" office:value="3.11808552588739" calcext:value-type="float">
            <text:p>3</text:p>
          </table:table-cell>
          <table:table-cell table:style-name="ce9" table:formula="of:=INDIRECT(CONCATENATE(&quot;'&quot;;&quot;file:///&quot;;[.$C7];&quot;'&quot;;&quot;#&quot;;&quot;$'&quot;;&quot;GES - Ensemble&quot;;&quot;'&quot;;&quot;.&quot;;&quot;G52&quot;))" office:value-type="float" office:value="5.54184077105555" calcext:value-type="float">
            <text:p>6</text:p>
          </table:table-cell>
          <table:table-cell table:style-name="ce9" table:formula="of:=INDIRECT(CONCATENATE(&quot;'&quot;;&quot;file:///&quot;;[.$C7];&quot;'&quot;;&quot;#&quot;;&quot;$'&quot;;&quot;GES - Ensemble&quot;;&quot;'&quot;;&quot;.&quot;;&quot;I52&quot;))" office:value-type="float" office:value="2.62626908484269" calcext:value-type="float">
            <text:p>3</text:p>
          </table:table-cell>
          <table:table-cell table:style-name="ce9" table:formula="of:=INDIRECT(CONCATENATE(&quot;'&quot;;&quot;file:///&quot;;[.$C7];&quot;'&quot;;&quot;#&quot;;&quot;$'&quot;;&quot;GES - Ensemble&quot;;&quot;'&quot;;&quot;.&quot;;&quot;K52&quot;))" office:value-type="float" office:value="2.98625719724315" calcext:value-type="float">
            <text:p>3</text:p>
          </table:table-cell>
          <table:table-cell table:style-name="ce9" table:formula="of:=INDIRECT(CONCATENATE(&quot;'&quot;;&quot;file:///&quot;;[.$C7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9" table:formula="of:=INDIRECT(CONCATENATE(&quot;'&quot;;&quot;file:///&quot;;[.$C7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9" table:formula="of:=INDIRECT(CONCATENATE(&quot;'&quot;;&quot;file:///&quot;;[.$C7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9" table:formula="of:=INDIRECT(CONCATENATE(&quot;'&quot;;&quot;file:///&quot;;[.$C7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9" table:formula="of:=INDIRECT(CONCATENATE(&quot;'&quot;;&quot;file:///&quot;;[.$C7];&quot;'&quot;;&quot;#&quot;;&quot;$'&quot;;&quot;GES - Ensemble&quot;;&quot;'&quot;;&quot;.&quot;;&quot;E54&quot;))" office:value-type="float" office:value="0.0024" calcext:value-type="float">
            <text:p>0</text:p>
          </table:table-cell>
          <table:table-cell table:style-name="ce9" table:formula="of:=INDIRECT(CONCATENATE(&quot;'&quot;;&quot;file:///&quot;;[.$C7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9" table:formula="of:=INDIRECT(CONCATENATE(&quot;'&quot;;&quot;file:///&quot;;[.$C7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9" table:formula="of:=INDIRECT(CONCATENATE(&quot;'&quot;;&quot;file:///&quot;;[.$C7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9" table:formula="of:=INDIRECT(CONCATENATE(&quot;'&quot;;&quot;file:///&quot;;[.$C7];&quot;'&quot;;&quot;#&quot;;&quot;$'&quot;;&quot;GES - Ensemble&quot;;&quot;'&quot;;&quot;.&quot;;&quot;E55&quot;))" office:value-type="float" office:value="194.530985329992" calcext:value-type="float">
            <text:p>195</text:p>
          </table:table-cell>
          <table:table-cell table:style-name="ce9" table:formula="of:=INDIRECT(CONCATENATE(&quot;'&quot;;&quot;file:///&quot;;[.$C7];&quot;'&quot;;&quot;#&quot;;&quot;$'&quot;;&quot;GES - Ensemble&quot;;&quot;'&quot;;&quot;.&quot;;&quot;G55&quot;))" office:value-type="float" office:value="189.3241110114" calcext:value-type="float">
            <text:p>189</text:p>
          </table:table-cell>
          <table:table-cell table:style-name="ce9" table:formula="of:=INDIRECT(CONCATENATE(&quot;'&quot;;&quot;file:///&quot;;[.$C7];&quot;'&quot;;&quot;#&quot;;&quot;$'&quot;;&quot;GES - Ensemble&quot;;&quot;'&quot;;&quot;.&quot;;&quot;I55&quot;))" office:value-type="float" office:value="177.299184739787" calcext:value-type="float">
            <text:p>177</text:p>
          </table:table-cell>
          <table:table-cell table:style-name="ce9" table:formula="of:=INDIRECT(CONCATENATE(&quot;'&quot;;&quot;file:///&quot;;[.$C7];&quot;'&quot;;&quot;#&quot;;&quot;$'&quot;;&quot;GES - Ensemble&quot;;&quot;'&quot;;&quot;.&quot;;&quot;K55&quot;))" office:value-type="float" office:value="142.685039212098" calcext:value-type="float">
            <text:p>143</text:p>
          </table:table-cell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462</text:p>
          </table:table-cell>
          <table:table-cell table:style-name="ce3" office:value-type="string" calcext:value-type="string">
            <text:p>CC Interco Normandie Sud Eure</text:p>
          </table:table-cell>
          <table:table-cell table:style-name="ce6" table:formula="of:=[$'0-base'.C8]" office:value-type="string" office:string-value="U:/5_Patrimoine_commun/ETUDES/1_fiches_territoriales_EPCI/Extraction_donnees/transition_energetique/biomasse-normandie/Interco Normandie sud Eure_v1.03.xlsx" calcext:value-type="string">
            <text:p>U:/5_Patrimoine_commun/ETUDES/1_fiches_territoriales_EPCI/Extraction_donnees/transition_energetique/biomasse-normandie/Interco Normandie sud Eure_v1.03.xlsx</text:p>
          </table:table-cell>
          <table:table-cell table:style-name="ce9" table:formula="of:=INDIRECT(CONCATENATE(&quot;'&quot;;&quot;file:///&quot;;[.$C8];&quot;'&quot;;&quot;#&quot;;&quot;$'&quot;;&quot;GES - Ensemble&quot;;&quot;'&quot;;&quot;.&quot;;&quot;E49&quot;))" office:value-type="float" office:value="59.5361248530854" calcext:value-type="float">
            <text:p>60</text:p>
          </table:table-cell>
          <table:table-cell table:style-name="ce9" table:formula="of:=INDIRECT(CONCATENATE(&quot;'&quot;;&quot;file:///&quot;;[.$C8];&quot;'&quot;;&quot;#&quot;;&quot;$'&quot;;&quot;GES - Ensemble&quot;;&quot;'&quot;;&quot;.&quot;;&quot;G49&quot;))" office:value-type="float" office:value="39.7896434633741" calcext:value-type="float">
            <text:p>40</text:p>
          </table:table-cell>
          <table:table-cell table:style-name="ce9" table:formula="of:=INDIRECT(CONCATENATE(&quot;'&quot;;&quot;file:///&quot;;[.$C8];&quot;'&quot;;&quot;#&quot;;&quot;$'&quot;;&quot;GES - Ensemble&quot;;&quot;'&quot;;&quot;.&quot;;&quot;I49&quot;))" office:value-type="float" office:value="35.6064572188332" calcext:value-type="float">
            <text:p>36</text:p>
          </table:table-cell>
          <table:table-cell table:style-name="ce9" table:formula="of:=INDIRECT(CONCATENATE(&quot;'&quot;;&quot;file:///&quot;;[.$C8];&quot;'&quot;;&quot;#&quot;;&quot;$'&quot;;&quot;GES - Ensemble&quot;;&quot;'&quot;;&quot;.&quot;;&quot;K49&quot;))" office:value-type="float" office:value="35.9038989197667" calcext:value-type="float">
            <text:p>36</text:p>
          </table:table-cell>
          <table:table-cell table:style-name="ce9" table:formula="of:=INDIRECT(CONCATENATE(&quot;'&quot;;&quot;file:///&quot;;[.$C8];&quot;'&quot;;&quot;#&quot;;&quot;$'&quot;;&quot;GES - Ensemble&quot;;&quot;'&quot;;&quot;.&quot;;&quot;E50&quot;))" office:value-type="float" office:value="26.7307723393978" calcext:value-type="float">
            <text:p>27</text:p>
          </table:table-cell>
          <table:table-cell table:style-name="ce9" table:formula="of:=INDIRECT(CONCATENATE(&quot;'&quot;;&quot;file:///&quot;;[.$C8];&quot;'&quot;;&quot;#&quot;;&quot;$'&quot;;&quot;GES - Ensemble&quot;;&quot;'&quot;;&quot;.&quot;;&quot;G50&quot;))" office:value-type="float" office:value="25.8884271061169" calcext:value-type="float">
            <text:p>26</text:p>
          </table:table-cell>
          <table:table-cell table:style-name="ce9" table:formula="of:=INDIRECT(CONCATENATE(&quot;'&quot;;&quot;file:///&quot;;[.$C8];&quot;'&quot;;&quot;#&quot;;&quot;$'&quot;;&quot;GES - Ensemble&quot;;&quot;'&quot;;&quot;.&quot;;&quot;I50&quot;))" office:value-type="float" office:value="25.1888381156891" calcext:value-type="float">
            <text:p>25</text:p>
          </table:table-cell>
          <table:table-cell table:style-name="ce9" table:formula="of:=INDIRECT(CONCATENATE(&quot;'&quot;;&quot;file:///&quot;;[.$C8];&quot;'&quot;;&quot;#&quot;;&quot;$'&quot;;&quot;GES - Ensemble&quot;;&quot;'&quot;;&quot;.&quot;;&quot;K50&quot;))" office:value-type="float" office:value="25.0731400663275" calcext:value-type="float">
            <text:p>25</text:p>
          </table:table-cell>
          <table:table-cell table:style-name="ce9" table:formula="of:=INDIRECT(CONCATENATE(&quot;'&quot;;&quot;file:///&quot;;[.$C8];&quot;'&quot;;&quot;#&quot;;&quot;$'&quot;;&quot;GES - Ensemble&quot;;&quot;'&quot;;&quot;.&quot;;&quot;E51&quot;))" office:value-type="float" office:value="186.904155730894" calcext:value-type="float">
            <text:p>187</text:p>
          </table:table-cell>
          <table:table-cell table:style-name="ce9" table:formula="of:=INDIRECT(CONCATENATE(&quot;'&quot;;&quot;file:///&quot;;[.$C8];&quot;'&quot;;&quot;#&quot;;&quot;$'&quot;;&quot;GES - Ensemble&quot;;&quot;'&quot;;&quot;.&quot;;&quot;G51&quot;))" office:value-type="float" office:value="176.78433788338" calcext:value-type="float">
            <text:p>177</text:p>
          </table:table-cell>
          <table:table-cell table:style-name="ce9" table:formula="of:=INDIRECT(CONCATENATE(&quot;'&quot;;&quot;file:///&quot;;[.$C8];&quot;'&quot;;&quot;#&quot;;&quot;$'&quot;;&quot;GES - Ensemble&quot;;&quot;'&quot;;&quot;.&quot;;&quot;I51&quot;))" office:value-type="float" office:value="149.040742252278" calcext:value-type="float">
            <text:p>149</text:p>
          </table:table-cell>
          <table:table-cell table:style-name="ce9" table:formula="of:=INDIRECT(CONCATENATE(&quot;'&quot;;&quot;file:///&quot;;[.$C8];&quot;'&quot;;&quot;#&quot;;&quot;$'&quot;;&quot;GES - Ensemble&quot;;&quot;'&quot;;&quot;.&quot;;&quot;K51&quot;))" office:value-type="float" office:value="137.371059666458" calcext:value-type="float">
            <text:p>137</text:p>
          </table:table-cell>
          <table:table-cell table:style-name="ce9" table:formula="of:=INDIRECT(CONCATENATE(&quot;'&quot;;&quot;file:///&quot;;[.$C8];&quot;'&quot;;&quot;#&quot;;&quot;$'&quot;;&quot;GES - Ensemble&quot;;&quot;'&quot;;&quot;.&quot;;&quot;E52&quot;))" office:value-type="float" office:value="2.68482413811434" calcext:value-type="float">
            <text:p>3</text:p>
          </table:table-cell>
          <table:table-cell table:style-name="ce9" table:formula="of:=INDIRECT(CONCATENATE(&quot;'&quot;;&quot;file:///&quot;;[.$C8];&quot;'&quot;;&quot;#&quot;;&quot;$'&quot;;&quot;GES - Ensemble&quot;;&quot;'&quot;;&quot;.&quot;;&quot;G52&quot;))" office:value-type="float" office:value="2.4872906825634" calcext:value-type="float">
            <text:p>2</text:p>
          </table:table-cell>
          <table:table-cell table:style-name="ce9" table:formula="of:=INDIRECT(CONCATENATE(&quot;'&quot;;&quot;file:///&quot;;[.$C8];&quot;'&quot;;&quot;#&quot;;&quot;$'&quot;;&quot;GES - Ensemble&quot;;&quot;'&quot;;&quot;.&quot;;&quot;I52&quot;))" office:value-type="float" office:value="2.28632725001558" calcext:value-type="float">
            <text:p>2</text:p>
          </table:table-cell>
          <table:table-cell table:style-name="ce9" table:formula="of:=INDIRECT(CONCATENATE(&quot;'&quot;;&quot;file:///&quot;;[.$C8];&quot;'&quot;;&quot;#&quot;;&quot;$'&quot;;&quot;GES - Ensemble&quot;;&quot;'&quot;;&quot;.&quot;;&quot;K52&quot;))" office:value-type="float" office:value="2.67117385579072" calcext:value-type="float">
            <text:p>3</text:p>
          </table:table-cell>
          <table:table-cell table:style-name="ce9" table:formula="of:=INDIRECT(CONCATENATE(&quot;'&quot;;&quot;file:///&quot;;[.$C8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9" table:formula="of:=INDIRECT(CONCATENATE(&quot;'&quot;;&quot;file:///&quot;;[.$C8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9" table:formula="of:=INDIRECT(CONCATENATE(&quot;'&quot;;&quot;file:///&quot;;[.$C8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9" table:formula="of:=INDIRECT(CONCATENATE(&quot;'&quot;;&quot;file:///&quot;;[.$C8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9" table:formula="of:=INDIRECT(CONCATENATE(&quot;'&quot;;&quot;file:///&quot;;[.$C8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9" table:formula="of:=INDIRECT(CONCATENATE(&quot;'&quot;;&quot;file:///&quot;;[.$C8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9" table:formula="of:=INDIRECT(CONCATENATE(&quot;'&quot;;&quot;file:///&quot;;[.$C8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9" table:formula="of:=INDIRECT(CONCATENATE(&quot;'&quot;;&quot;file:///&quot;;[.$C8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9" table:formula="of:=INDIRECT(CONCATENATE(&quot;'&quot;;&quot;file:///&quot;;[.$C8];&quot;'&quot;;&quot;#&quot;;&quot;$'&quot;;&quot;GES - Ensemble&quot;;&quot;'&quot;;&quot;.&quot;;&quot;E55&quot;))" office:value-type="float" office:value="129.72413391521" calcext:value-type="float">
            <text:p>130</text:p>
          </table:table-cell>
          <table:table-cell table:style-name="ce9" table:formula="of:=INDIRECT(CONCATENATE(&quot;'&quot;;&quot;file:///&quot;;[.$C8];&quot;'&quot;;&quot;#&quot;;&quot;$'&quot;;&quot;GES - Ensemble&quot;;&quot;'&quot;;&quot;.&quot;;&quot;G55&quot;))" office:value-type="float" office:value="167.755681442211" calcext:value-type="float">
            <text:p>168</text:p>
          </table:table-cell>
          <table:table-cell table:style-name="ce9" table:formula="of:=INDIRECT(CONCATENATE(&quot;'&quot;;&quot;file:///&quot;;[.$C8];&quot;'&quot;;&quot;#&quot;;&quot;$'&quot;;&quot;GES - Ensemble&quot;;&quot;'&quot;;&quot;.&quot;;&quot;I55&quot;))" office:value-type="float" office:value="163.371982853115" calcext:value-type="float">
            <text:p>163</text:p>
          </table:table-cell>
          <table:table-cell table:style-name="ce9" table:formula="of:=INDIRECT(CONCATENATE(&quot;'&quot;;&quot;file:///&quot;;[.$C8];&quot;'&quot;;&quot;#&quot;;&quot;$'&quot;;&quot;GES - Ensemble&quot;;&quot;'&quot;;&quot;.&quot;;&quot;K55&quot;))" office:value-type="float" office:value="107.661061080309" calcext:value-type="float">
            <text:p>108</text:p>
          </table:table-cell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827</text:p>
          </table:table-cell>
          <table:table-cell table:style-name="ce3" office:value-type="string" calcext:value-type="string">
            <text:p>CC du Pays de Honfleur-Beuzeville</text:p>
          </table:table-cell>
          <table:table-cell table:style-name="ce6" table:formula="of:=[$'0-base'.C9]" office:value-type="string" office:string-value="U:/5_Patrimoine_commun/ETUDES/1_fiches_territoriales_EPCI/Extraction_donnees/transition_energetique/biomasse-normandie/CC des Pays d Honfleur et__v1.03.xlsx" calcext:value-type="string">
            <text:p>U:/5_Patrimoine_commun/ETUDES/1_fiches_territoriales_EPCI/Extraction_donnees/transition_energetique/biomasse-normandie/CC des Pays d Honfleur et__v1.03.xlsx</text:p>
          </table:table-cell>
          <table:table-cell table:style-name="ce9" table:formula="of:=INDIRECT(CONCATENATE(&quot;'&quot;;&quot;file:///&quot;;[.$C9];&quot;'&quot;;&quot;#&quot;;&quot;$'&quot;;&quot;GES - Ensemble&quot;;&quot;'&quot;;&quot;.&quot;;&quot;E49&quot;))" office:value-type="float" office:value="31.1100059604849" calcext:value-type="float">
            <text:p>31</text:p>
          </table:table-cell>
          <table:table-cell table:style-name="ce9" table:formula="of:=INDIRECT(CONCATENATE(&quot;'&quot;;&quot;file:///&quot;;[.$C9];&quot;'&quot;;&quot;#&quot;;&quot;$'&quot;;&quot;GES - Ensemble&quot;;&quot;'&quot;;&quot;.&quot;;&quot;G49&quot;))" office:value-type="float" office:value="22.0649229043696" calcext:value-type="float">
            <text:p>22</text:p>
          </table:table-cell>
          <table:table-cell table:style-name="ce9" table:formula="of:=INDIRECT(CONCATENATE(&quot;'&quot;;&quot;file:///&quot;;[.$C9];&quot;'&quot;;&quot;#&quot;;&quot;$'&quot;;&quot;GES - Ensemble&quot;;&quot;'&quot;;&quot;.&quot;;&quot;I49&quot;))" office:value-type="float" office:value="22.8729370031366" calcext:value-type="float">
            <text:p>23</text:p>
          </table:table-cell>
          <table:table-cell table:style-name="ce9" table:formula="of:=INDIRECT(CONCATENATE(&quot;'&quot;;&quot;file:///&quot;;[.$C9];&quot;'&quot;;&quot;#&quot;;&quot;$'&quot;;&quot;GES - Ensemble&quot;;&quot;'&quot;;&quot;.&quot;;&quot;K49&quot;))" office:value-type="float" office:value="21.9564167527217" calcext:value-type="float">
            <text:p>22</text:p>
          </table:table-cell>
          <table:table-cell table:style-name="ce9" table:formula="of:=INDIRECT(CONCATENATE(&quot;'&quot;;&quot;file:///&quot;;[.$C9];&quot;'&quot;;&quot;#&quot;;&quot;$'&quot;;&quot;GES - Ensemble&quot;;&quot;'&quot;;&quot;.&quot;;&quot;E50&quot;))" office:value-type="float" office:value="15.6298016852027" calcext:value-type="float">
            <text:p>16</text:p>
          </table:table-cell>
          <table:table-cell table:style-name="ce9" table:formula="of:=INDIRECT(CONCATENATE(&quot;'&quot;;&quot;file:///&quot;;[.$C9];&quot;'&quot;;&quot;#&quot;;&quot;$'&quot;;&quot;GES - Ensemble&quot;;&quot;'&quot;;&quot;.&quot;;&quot;G50&quot;))" office:value-type="float" office:value="17.1557136563656" calcext:value-type="float">
            <text:p>17</text:p>
          </table:table-cell>
          <table:table-cell table:style-name="ce9" table:formula="of:=INDIRECT(CONCATENATE(&quot;'&quot;;&quot;file:///&quot;;[.$C9];&quot;'&quot;;&quot;#&quot;;&quot;$'&quot;;&quot;GES - Ensemble&quot;;&quot;'&quot;;&quot;.&quot;;&quot;I50&quot;))" office:value-type="float" office:value="16.3512784474647" calcext:value-type="float">
            <text:p>16</text:p>
          </table:table-cell>
          <table:table-cell table:style-name="ce9" table:formula="of:=INDIRECT(CONCATENATE(&quot;'&quot;;&quot;file:///&quot;;[.$C9];&quot;'&quot;;&quot;#&quot;;&quot;$'&quot;;&quot;GES - Ensemble&quot;;&quot;'&quot;;&quot;.&quot;;&quot;K50&quot;))" office:value-type="float" office:value="17.7342748275818" calcext:value-type="float">
            <text:p>18</text:p>
          </table:table-cell>
          <table:table-cell table:style-name="ce9" table:formula="of:=INDIRECT(CONCATENATE(&quot;'&quot;;&quot;file:///&quot;;[.$C9];&quot;'&quot;;&quot;#&quot;;&quot;$'&quot;;&quot;GES - Ensemble&quot;;&quot;'&quot;;&quot;.&quot;;&quot;E51&quot;))" office:value-type="float" office:value="107.557738943556" calcext:value-type="float">
            <text:p>108</text:p>
          </table:table-cell>
          <table:table-cell table:style-name="ce9" table:formula="of:=INDIRECT(CONCATENATE(&quot;'&quot;;&quot;file:///&quot;;[.$C9];&quot;'&quot;;&quot;#&quot;;&quot;$'&quot;;&quot;GES - Ensemble&quot;;&quot;'&quot;;&quot;.&quot;;&quot;G51&quot;))" office:value-type="float" office:value="99.3569898595356" calcext:value-type="float">
            <text:p>99</text:p>
          </table:table-cell>
          <table:table-cell table:style-name="ce9" table:formula="of:=INDIRECT(CONCATENATE(&quot;'&quot;;&quot;file:///&quot;;[.$C9];&quot;'&quot;;&quot;#&quot;;&quot;$'&quot;;&quot;GES - Ensemble&quot;;&quot;'&quot;;&quot;.&quot;;&quot;I51&quot;))" office:value-type="float" office:value="93.4475389895272" calcext:value-type="float">
            <text:p>93</text:p>
          </table:table-cell>
          <table:table-cell table:style-name="ce9" table:formula="of:=INDIRECT(CONCATENATE(&quot;'&quot;;&quot;file:///&quot;;[.$C9];&quot;'&quot;;&quot;#&quot;;&quot;$'&quot;;&quot;GES - Ensemble&quot;;&quot;'&quot;;&quot;.&quot;;&quot;K51&quot;))" office:value-type="float" office:value="89.8570613500831" calcext:value-type="float">
            <text:p>90</text:p>
          </table:table-cell>
          <table:table-cell table:style-name="ce9" table:formula="of:=INDIRECT(CONCATENATE(&quot;'&quot;;&quot;file:///&quot;;[.$C9];&quot;'&quot;;&quot;#&quot;;&quot;$'&quot;;&quot;GES - Ensemble&quot;;&quot;'&quot;;&quot;.&quot;;&quot;E52&quot;))" office:value-type="float" office:value="0.386667796772375" calcext:value-type="float">
            <text:p>0</text:p>
          </table:table-cell>
          <table:table-cell table:style-name="ce9" table:formula="of:=INDIRECT(CONCATENATE(&quot;'&quot;;&quot;file:///&quot;;[.$C9];&quot;'&quot;;&quot;#&quot;;&quot;$'&quot;;&quot;GES - Ensemble&quot;;&quot;'&quot;;&quot;.&quot;;&quot;G52&quot;))" office:value-type="float" office:value="0.038512512823718" calcext:value-type="float">
            <text:p>0</text:p>
          </table:table-cell>
          <table:table-cell table:style-name="ce9" table:formula="of:=INDIRECT(CONCATENATE(&quot;'&quot;;&quot;file:///&quot;;[.$C9];&quot;'&quot;;&quot;#&quot;;&quot;$'&quot;;&quot;GES - Ensemble&quot;;&quot;'&quot;;&quot;.&quot;;&quot;I52&quot;))" office:value-type="float" office:value="0.0353012941872847" calcext:value-type="float">
            <text:p>0</text:p>
          </table:table-cell>
          <table:table-cell table:style-name="ce9" table:formula="of:=INDIRECT(CONCATENATE(&quot;'&quot;;&quot;file:///&quot;;[.$C9];&quot;'&quot;;&quot;#&quot;;&quot;$'&quot;;&quot;GES - Ensemble&quot;;&quot;'&quot;;&quot;.&quot;;&quot;K52&quot;))" office:value-type="float" office:value="0.0535713533082465" calcext:value-type="float">
            <text:p>0</text:p>
          </table:table-cell>
          <table:table-cell table:style-name="ce9" table:formula="of:=INDIRECT(CONCATENATE(&quot;'&quot;;&quot;file:///&quot;;[.$C9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9" table:formula="of:=INDIRECT(CONCATENATE(&quot;'&quot;;&quot;file:///&quot;;[.$C9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9" table:formula="of:=INDIRECT(CONCATENATE(&quot;'&quot;;&quot;file:///&quot;;[.$C9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9" table:formula="of:=INDIRECT(CONCATENATE(&quot;'&quot;;&quot;file:///&quot;;[.$C9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9" table:formula="of:=INDIRECT(CONCATENATE(&quot;'&quot;;&quot;file:///&quot;;[.$C9];&quot;'&quot;;&quot;#&quot;;&quot;$'&quot;;&quot;GES - Ensemble&quot;;&quot;'&quot;;&quot;.&quot;;&quot;E54&quot;))" office:value-type="float" office:value="0.2389833324747" calcext:value-type="float">
            <text:p>0</text:p>
          </table:table-cell>
          <table:table-cell table:style-name="ce9" table:formula="of:=INDIRECT(CONCATENATE(&quot;'&quot;;&quot;file:///&quot;;[.$C9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9" table:formula="of:=INDIRECT(CONCATENATE(&quot;'&quot;;&quot;file:///&quot;;[.$C9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9" table:formula="of:=INDIRECT(CONCATENATE(&quot;'&quot;;&quot;file:///&quot;;[.$C9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9" table:formula="of:=INDIRECT(CONCATENATE(&quot;'&quot;;&quot;file:///&quot;;[.$C9];&quot;'&quot;;&quot;#&quot;;&quot;$'&quot;;&quot;GES - Ensemble&quot;;&quot;'&quot;;&quot;.&quot;;&quot;E55&quot;))" office:value-type="float" office:value="7.688756969486" calcext:value-type="float">
            <text:p>8</text:p>
          </table:table-cell>
          <table:table-cell table:style-name="ce9" table:formula="of:=INDIRECT(CONCATENATE(&quot;'&quot;;&quot;file:///&quot;;[.$C9];&quot;'&quot;;&quot;#&quot;;&quot;$'&quot;;&quot;GES - Ensemble&quot;;&quot;'&quot;;&quot;.&quot;;&quot;G55&quot;))" office:value-type="float" office:value="8.61061698160114" calcext:value-type="float">
            <text:p>9</text:p>
          </table:table-cell>
          <table:table-cell table:style-name="ce9" table:formula="of:=INDIRECT(CONCATENATE(&quot;'&quot;;&quot;file:///&quot;;[.$C9];&quot;'&quot;;&quot;#&quot;;&quot;$'&quot;;&quot;GES - Ensemble&quot;;&quot;'&quot;;&quot;.&quot;;&quot;I55&quot;))" office:value-type="float" office:value="9.77763286903259" calcext:value-type="float">
            <text:p>10</text:p>
          </table:table-cell>
          <table:table-cell table:style-name="ce9" table:formula="of:=INDIRECT(CONCATENATE(&quot;'&quot;;&quot;file:///&quot;;[.$C9];&quot;'&quot;;&quot;#&quot;;&quot;$'&quot;;&quot;GES - Ensemble&quot;;&quot;'&quot;;&quot;.&quot;;&quot;K55&quot;))" office:value-type="float" office:value="9.18243962393677" calcext:value-type="float">
            <text:p>9</text:p>
          </table:table-cell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9730</text:p>
          </table:table-cell>
          <table:table-cell table:style-name="ce3" office:value-type="string" calcext:value-type="string">
            <text:p>CC des 4 Rivières</text:p>
          </table:table-cell>
          <table:table-cell table:style-name="ce6" table:formula="of:=[$'0-base'.C10]" office:value-type="string" office:string-value="U:/5_Patrimoine_commun/ETUDES/1_fiches_territoriales_EPCI/Extraction_donnees/transition_energetique/biomasse-normandie/CC Les quatre rivières_v1.03.xlsx" calcext:value-type="string">
            <text:p>U:/5_Patrimoine_commun/ETUDES/1_fiches_territoriales_EPCI/Extraction_donnees/transition_energetique/biomasse-normandie/CC Les quatre rivières_v1.03.xlsx</text:p>
          </table:table-cell>
          <table:table-cell table:style-name="ce9" table:formula="of:=INDIRECT(CONCATENATE(&quot;'&quot;;&quot;file:///&quot;;[.$C10];&quot;'&quot;;&quot;#&quot;;&quot;$'&quot;;&quot;GES - Ensemble&quot;;&quot;'&quot;;&quot;.&quot;;&quot;E49&quot;))" office:value-type="float" office:value="25.6369437741101" calcext:value-type="float">
            <text:p>26</text:p>
          </table:table-cell>
          <table:table-cell table:style-name="ce9" table:formula="of:=INDIRECT(CONCATENATE(&quot;'&quot;;&quot;file:///&quot;;[.$C10];&quot;'&quot;;&quot;#&quot;;&quot;$'&quot;;&quot;GES - Ensemble&quot;;&quot;'&quot;;&quot;.&quot;;&quot;G49&quot;))" office:value-type="float" office:value="59.0390081359061" calcext:value-type="float">
            <text:p>59</text:p>
          </table:table-cell>
          <table:table-cell table:style-name="ce9" table:formula="of:=INDIRECT(CONCATENATE(&quot;'&quot;;&quot;file:///&quot;;[.$C10];&quot;'&quot;;&quot;#&quot;;&quot;$'&quot;;&quot;GES - Ensemble&quot;;&quot;'&quot;;&quot;.&quot;;&quot;I49&quot;))" office:value-type="float" office:value="40.219191392063" calcext:value-type="float">
            <text:p>40</text:p>
          </table:table-cell>
          <table:table-cell table:style-name="ce9" table:formula="of:=INDIRECT(CONCATENATE(&quot;'&quot;;&quot;file:///&quot;;[.$C10];&quot;'&quot;;&quot;#&quot;;&quot;$'&quot;;&quot;GES - Ensemble&quot;;&quot;'&quot;;&quot;.&quot;;&quot;K49&quot;))" office:value-type="float" office:value="36.5281535399341" calcext:value-type="float">
            <text:p>37</text:p>
          </table:table-cell>
          <table:table-cell table:style-name="ce9" table:formula="of:=INDIRECT(CONCATENATE(&quot;'&quot;;&quot;file:///&quot;;[.$C10];&quot;'&quot;;&quot;#&quot;;&quot;$'&quot;;&quot;GES - Ensemble&quot;;&quot;'&quot;;&quot;.&quot;;&quot;E50&quot;))" office:value-type="float" office:value="17.2970993311872" calcext:value-type="float">
            <text:p>17</text:p>
          </table:table-cell>
          <table:table-cell table:style-name="ce9" table:formula="of:=INDIRECT(CONCATENATE(&quot;'&quot;;&quot;file:///&quot;;[.$C10];&quot;'&quot;;&quot;#&quot;;&quot;$'&quot;;&quot;GES - Ensemble&quot;;&quot;'&quot;;&quot;.&quot;;&quot;G50&quot;))" office:value-type="float" office:value="16.6986429784624" calcext:value-type="float">
            <text:p>17</text:p>
          </table:table-cell>
          <table:table-cell table:style-name="ce9" table:formula="of:=INDIRECT(CONCATENATE(&quot;'&quot;;&quot;file:///&quot;;[.$C10];&quot;'&quot;;&quot;#&quot;;&quot;$'&quot;;&quot;GES - Ensemble&quot;;&quot;'&quot;;&quot;.&quot;;&quot;I50&quot;))" office:value-type="float" office:value="15.6591529660407" calcext:value-type="float">
            <text:p>16</text:p>
          </table:table-cell>
          <table:table-cell table:style-name="ce9" table:formula="of:=INDIRECT(CONCATENATE(&quot;'&quot;;&quot;file:///&quot;;[.$C10];&quot;'&quot;;&quot;#&quot;;&quot;$'&quot;;&quot;GES - Ensemble&quot;;&quot;'&quot;;&quot;.&quot;;&quot;K50&quot;))" office:value-type="float" office:value="15.0994614406163" calcext:value-type="float">
            <text:p>15</text:p>
          </table:table-cell>
          <table:table-cell table:style-name="ce9" table:formula="of:=INDIRECT(CONCATENATE(&quot;'&quot;;&quot;file:///&quot;;[.$C10];&quot;'&quot;;&quot;#&quot;;&quot;$'&quot;;&quot;GES - Ensemble&quot;;&quot;'&quot;;&quot;.&quot;;&quot;E51&quot;))" office:value-type="float" office:value="120.073442292671" calcext:value-type="float">
            <text:p>120</text:p>
          </table:table-cell>
          <table:table-cell table:style-name="ce9" table:formula="of:=INDIRECT(CONCATENATE(&quot;'&quot;;&quot;file:///&quot;;[.$C10];&quot;'&quot;;&quot;#&quot;;&quot;$'&quot;;&quot;GES - Ensemble&quot;;&quot;'&quot;;&quot;.&quot;;&quot;G51&quot;))" office:value-type="float" office:value="105.822286557598" calcext:value-type="float">
            <text:p>106</text:p>
          </table:table-cell>
          <table:table-cell table:style-name="ce9" table:formula="of:=INDIRECT(CONCATENATE(&quot;'&quot;;&quot;file:///&quot;;[.$C10];&quot;'&quot;;&quot;#&quot;;&quot;$'&quot;;&quot;GES - Ensemble&quot;;&quot;'&quot;;&quot;.&quot;;&quot;I51&quot;))" office:value-type="float" office:value="90.1610129049047" calcext:value-type="float">
            <text:p>90</text:p>
          </table:table-cell>
          <table:table-cell table:style-name="ce9" table:formula="of:=INDIRECT(CONCATENATE(&quot;'&quot;;&quot;file:///&quot;;[.$C10];&quot;'&quot;;&quot;#&quot;;&quot;$'&quot;;&quot;GES - Ensemble&quot;;&quot;'&quot;;&quot;.&quot;;&quot;K51&quot;))" office:value-type="float" office:value="83.0755130379343" calcext:value-type="float">
            <text:p>83</text:p>
          </table:table-cell>
          <table:table-cell table:style-name="ce9" table:formula="of:=INDIRECT(CONCATENATE(&quot;'&quot;;&quot;file:///&quot;;[.$C10];&quot;'&quot;;&quot;#&quot;;&quot;$'&quot;;&quot;GES - Ensemble&quot;;&quot;'&quot;;&quot;.&quot;;&quot;E52&quot;))" office:value-type="float" office:value="1.97264453105357" calcext:value-type="float">
            <text:p>2</text:p>
          </table:table-cell>
          <table:table-cell table:style-name="ce9" table:formula="of:=INDIRECT(CONCATENATE(&quot;'&quot;;&quot;file:///&quot;;[.$C10];&quot;'&quot;;&quot;#&quot;;&quot;$'&quot;;&quot;GES - Ensemble&quot;;&quot;'&quot;;&quot;.&quot;;&quot;G52&quot;))" office:value-type="float" office:value="1.82073227823559" calcext:value-type="float">
            <text:p>2</text:p>
          </table:table-cell>
          <table:table-cell table:style-name="ce9" table:formula="of:=INDIRECT(CONCATENATE(&quot;'&quot;;&quot;file:///&quot;;[.$C10];&quot;'&quot;;&quot;#&quot;;&quot;$'&quot;;&quot;GES - Ensemble&quot;;&quot;'&quot;;&quot;.&quot;;&quot;I52&quot;))" office:value-type="float" office:value="1.68459033687393" calcext:value-type="float">
            <text:p>2</text:p>
          </table:table-cell>
          <table:table-cell table:style-name="ce9" table:formula="of:=INDIRECT(CONCATENATE(&quot;'&quot;;&quot;file:///&quot;;[.$C10];&quot;'&quot;;&quot;#&quot;;&quot;$'&quot;;&quot;GES - Ensemble&quot;;&quot;'&quot;;&quot;.&quot;;&quot;K52&quot;))" office:value-type="float" office:value="1.96498701509157" calcext:value-type="float">
            <text:p>2</text:p>
          </table:table-cell>
          <table:table-cell table:style-name="ce9" table:formula="of:=INDIRECT(CONCATENATE(&quot;'&quot;;&quot;file:///&quot;;[.$C10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9" table:formula="of:=INDIRECT(CONCATENATE(&quot;'&quot;;&quot;file:///&quot;;[.$C10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9" table:formula="of:=INDIRECT(CONCATENATE(&quot;'&quot;;&quot;file:///&quot;;[.$C10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9" table:formula="of:=INDIRECT(CONCATENATE(&quot;'&quot;;&quot;file:///&quot;;[.$C10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9" table:formula="of:=INDIRECT(CONCATENATE(&quot;'&quot;;&quot;file:///&quot;;[.$C10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9" table:formula="of:=INDIRECT(CONCATENATE(&quot;'&quot;;&quot;file:///&quot;;[.$C10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9" table:formula="of:=INDIRECT(CONCATENATE(&quot;'&quot;;&quot;file:///&quot;;[.$C10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9" table:formula="of:=INDIRECT(CONCATENATE(&quot;'&quot;;&quot;file:///&quot;;[.$C10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9" table:formula="of:=INDIRECT(CONCATENATE(&quot;'&quot;;&quot;file:///&quot;;[.$C10];&quot;'&quot;;&quot;#&quot;;&quot;$'&quot;;&quot;GES - Ensemble&quot;;&quot;'&quot;;&quot;.&quot;;&quot;E55&quot;))" office:value-type="float" office:value="136.218418466728" calcext:value-type="float">
            <text:p>136</text:p>
          </table:table-cell>
          <table:table-cell table:style-name="ce9" table:formula="of:=INDIRECT(CONCATENATE(&quot;'&quot;;&quot;file:///&quot;;[.$C10];&quot;'&quot;;&quot;#&quot;;&quot;$'&quot;;&quot;GES - Ensemble&quot;;&quot;'&quot;;&quot;.&quot;;&quot;G55&quot;))" office:value-type="float" office:value="143.700965402965" calcext:value-type="float">
            <text:p>144</text:p>
          </table:table-cell>
          <table:table-cell table:style-name="ce9" table:formula="of:=INDIRECT(CONCATENATE(&quot;'&quot;;&quot;file:///&quot;;[.$C10];&quot;'&quot;;&quot;#&quot;;&quot;$'&quot;;&quot;GES - Ensemble&quot;;&quot;'&quot;;&quot;.&quot;;&quot;I55&quot;))" office:value-type="float" office:value="144.602825673088" calcext:value-type="float">
            <text:p>145</text:p>
          </table:table-cell>
          <table:table-cell table:style-name="ce9" table:formula="of:=INDIRECT(CONCATENATE(&quot;'&quot;;&quot;file:///&quot;;[.$C10];&quot;'&quot;;&quot;#&quot;;&quot;$'&quot;;&quot;GES - Ensemble&quot;;&quot;'&quot;;&quot;.&quot;;&quot;K55&quot;))" office:value-type="float" office:value="158.67151638563" calcext:value-type="float">
            <text:p>159</text:p>
          </table:table-cell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0142</text:p>
          </table:table-cell>
          <table:table-cell table:style-name="ce3" office:value-type="string" calcext:value-type="string">
            <text:p>CC Lyons Andelle</text:p>
          </table:table-cell>
          <table:table-cell table:style-name="ce6" table:formula="of:=[$'0-base'.C11]" office:value-type="string" office:string-value="U:/5_Patrimoine_commun/ETUDES/1_fiches_territoriales_EPCI/Extraction_donnees/transition_energetique/biomasse-normandie/CC Lyons Andelle_v1.03.xlsx" calcext:value-type="string">
            <text:p>U:/5_Patrimoine_commun/ETUDES/1_fiches_territoriales_EPCI/Extraction_donnees/transition_energetique/biomasse-normandie/CC Lyons Andelle_v1.03.xlsx</text:p>
          </table:table-cell>
          <table:table-cell table:style-name="ce9" table:formula="of:=INDIRECT(CONCATENATE(&quot;'&quot;;&quot;file:///&quot;;[.$C11];&quot;'&quot;;&quot;#&quot;;&quot;$'&quot;;&quot;GES - Ensemble&quot;;&quot;'&quot;;&quot;.&quot;;&quot;E49&quot;))" office:value-type="float" office:value="19.7785539285398" calcext:value-type="float">
            <text:p>20</text:p>
          </table:table-cell>
          <table:table-cell table:style-name="ce9" table:formula="of:=INDIRECT(CONCATENATE(&quot;'&quot;;&quot;file:///&quot;;[.$C11];&quot;'&quot;;&quot;#&quot;;&quot;$'&quot;;&quot;GES - Ensemble&quot;;&quot;'&quot;;&quot;.&quot;;&quot;G49&quot;))" office:value-type="float" office:value="11.2417752032826" calcext:value-type="float">
            <text:p>11</text:p>
          </table:table-cell>
          <table:table-cell table:style-name="ce9" table:formula="of:=INDIRECT(CONCATENATE(&quot;'&quot;;&quot;file:///&quot;;[.$C11];&quot;'&quot;;&quot;#&quot;;&quot;$'&quot;;&quot;GES - Ensemble&quot;;&quot;'&quot;;&quot;.&quot;;&quot;I49&quot;))" office:value-type="float" office:value="11.0825846178609" calcext:value-type="float">
            <text:p>11</text:p>
          </table:table-cell>
          <table:table-cell table:style-name="ce9" table:formula="of:=INDIRECT(CONCATENATE(&quot;'&quot;;&quot;file:///&quot;;[.$C11];&quot;'&quot;;&quot;#&quot;;&quot;$'&quot;;&quot;GES - Ensemble&quot;;&quot;'&quot;;&quot;.&quot;;&quot;K49&quot;))" office:value-type="float" office:value="10.8275417867472" calcext:value-type="float">
            <text:p>11</text:p>
          </table:table-cell>
          <table:table-cell table:style-name="ce9" table:formula="of:=INDIRECT(CONCATENATE(&quot;'&quot;;&quot;file:///&quot;;[.$C11];&quot;'&quot;;&quot;#&quot;;&quot;$'&quot;;&quot;GES - Ensemble&quot;;&quot;'&quot;;&quot;.&quot;;&quot;E50&quot;))" office:value-type="float" office:value="12.084515454072" calcext:value-type="float">
            <text:p>12</text:p>
          </table:table-cell>
          <table:table-cell table:style-name="ce9" table:formula="of:=INDIRECT(CONCATENATE(&quot;'&quot;;&quot;file:///&quot;;[.$C11];&quot;'&quot;;&quot;#&quot;;&quot;$'&quot;;&quot;GES - Ensemble&quot;;&quot;'&quot;;&quot;.&quot;;&quot;G50&quot;))" office:value-type="float" office:value="11.679696850091" calcext:value-type="float">
            <text:p>12</text:p>
          </table:table-cell>
          <table:table-cell table:style-name="ce9" table:formula="of:=INDIRECT(CONCATENATE(&quot;'&quot;;&quot;file:///&quot;;[.$C11];&quot;'&quot;;&quot;#&quot;;&quot;$'&quot;;&quot;GES - Ensemble&quot;;&quot;'&quot;;&quot;.&quot;;&quot;I50&quot;))" office:value-type="float" office:value="11.358171037395" calcext:value-type="float">
            <text:p>11</text:p>
          </table:table-cell>
          <table:table-cell table:style-name="ce9" table:formula="of:=INDIRECT(CONCATENATE(&quot;'&quot;;&quot;file:///&quot;;[.$C11];&quot;'&quot;;&quot;#&quot;;&quot;$'&quot;;&quot;GES - Ensemble&quot;;&quot;'&quot;;&quot;.&quot;;&quot;K50&quot;))" office:value-type="float" office:value="11.0813914169459" calcext:value-type="float">
            <text:p>11</text:p>
          </table:table-cell>
          <table:table-cell table:style-name="ce9" table:formula="of:=INDIRECT(CONCATENATE(&quot;'&quot;;&quot;file:///&quot;;[.$C11];&quot;'&quot;;&quot;#&quot;;&quot;$'&quot;;&quot;GES - Ensemble&quot;;&quot;'&quot;;&quot;.&quot;;&quot;E51&quot;))" office:value-type="float" office:value="69.7127398131265" calcext:value-type="float">
            <text:p>70</text:p>
          </table:table-cell>
          <table:table-cell table:style-name="ce9" table:formula="of:=INDIRECT(CONCATENATE(&quot;'&quot;;&quot;file:///&quot;;[.$C11];&quot;'&quot;;&quot;#&quot;;&quot;$'&quot;;&quot;GES - Ensemble&quot;;&quot;'&quot;;&quot;.&quot;;&quot;G51&quot;))" office:value-type="float" office:value="62.8260881320586" calcext:value-type="float">
            <text:p>63</text:p>
          </table:table-cell>
          <table:table-cell table:style-name="ce9" table:formula="of:=INDIRECT(CONCATENATE(&quot;'&quot;;&quot;file:///&quot;;[.$C11];&quot;'&quot;;&quot;#&quot;;&quot;$'&quot;;&quot;GES - Ensemble&quot;;&quot;'&quot;;&quot;.&quot;;&quot;I51&quot;))" office:value-type="float" office:value="58.5318125826951" calcext:value-type="float">
            <text:p>59</text:p>
          </table:table-cell>
          <table:table-cell table:style-name="ce9" table:formula="of:=INDIRECT(CONCATENATE(&quot;'&quot;;&quot;file:///&quot;;[.$C11];&quot;'&quot;;&quot;#&quot;;&quot;$'&quot;;&quot;GES - Ensemble&quot;;&quot;'&quot;;&quot;.&quot;;&quot;K51&quot;))" office:value-type="float" office:value="54.0270418449836" calcext:value-type="float">
            <text:p>54</text:p>
          </table:table-cell>
          <table:table-cell table:style-name="ce9" table:formula="of:=INDIRECT(CONCATENATE(&quot;'&quot;;&quot;file:///&quot;;[.$C11];&quot;'&quot;;&quot;#&quot;;&quot;$'&quot;;&quot;GES - Ensemble&quot;;&quot;'&quot;;&quot;.&quot;;&quot;E52&quot;))" office:value-type="float" office:value="1.03682613229242" calcext:value-type="float">
            <text:p>1</text:p>
          </table:table-cell>
          <table:table-cell table:style-name="ce9" table:formula="of:=INDIRECT(CONCATENATE(&quot;'&quot;;&quot;file:///&quot;;[.$C11];&quot;'&quot;;&quot;#&quot;;&quot;$'&quot;;&quot;GES - Ensemble&quot;;&quot;'&quot;;&quot;.&quot;;&quot;G52&quot;))" office:value-type="float" office:value="0.948036115767206" calcext:value-type="float">
            <text:p>1</text:p>
          </table:table-cell>
          <table:table-cell table:style-name="ce9" table:formula="of:=INDIRECT(CONCATENATE(&quot;'&quot;;&quot;file:///&quot;;[.$C11];&quot;'&quot;;&quot;#&quot;;&quot;$'&quot;;&quot;GES - Ensemble&quot;;&quot;'&quot;;&quot;.&quot;;&quot;I52&quot;))" office:value-type="float" office:value="0.871634233550848" calcext:value-type="float">
            <text:p>1</text:p>
          </table:table-cell>
          <table:table-cell table:style-name="ce9" table:formula="of:=INDIRECT(CONCATENATE(&quot;'&quot;;&quot;file:///&quot;;[.$C11];&quot;'&quot;;&quot;#&quot;;&quot;$'&quot;;&quot;GES - Ensemble&quot;;&quot;'&quot;;&quot;.&quot;;&quot;K52&quot;))" office:value-type="float" office:value="0.995782056615881" calcext:value-type="float">
            <text:p>1</text:p>
          </table:table-cell>
          <table:table-cell table:style-name="ce9" table:formula="of:=INDIRECT(CONCATENATE(&quot;'&quot;;&quot;file:///&quot;;[.$C11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9" table:formula="of:=INDIRECT(CONCATENATE(&quot;'&quot;;&quot;file:///&quot;;[.$C11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9" table:formula="of:=INDIRECT(CONCATENATE(&quot;'&quot;;&quot;file:///&quot;;[.$C11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9" table:formula="of:=INDIRECT(CONCATENATE(&quot;'&quot;;&quot;file:///&quot;;[.$C11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9" table:formula="of:=INDIRECT(CONCATENATE(&quot;'&quot;;&quot;file:///&quot;;[.$C11];&quot;'&quot;;&quot;#&quot;;&quot;$'&quot;;&quot;GES - Ensemble&quot;;&quot;'&quot;;&quot;.&quot;;&quot;E54&quot;))" office:value-type="float" office:value="0.849973" calcext:value-type="float">
            <text:p>1</text:p>
          </table:table-cell>
          <table:table-cell table:style-name="ce9" table:formula="of:=INDIRECT(CONCATENATE(&quot;'&quot;;&quot;file:///&quot;;[.$C11];&quot;'&quot;;&quot;#&quot;;&quot;$'&quot;;&quot;GES - Ensemble&quot;;&quot;'&quot;;&quot;.&quot;;&quot;G54&quot;))" office:value-type="float" office:value="0.748705959" calcext:value-type="float">
            <text:p>1</text:p>
          </table:table-cell>
          <table:table-cell table:style-name="ce9" table:formula="of:=INDIRECT(CONCATENATE(&quot;'&quot;;&quot;file:///&quot;;[.$C11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9" table:formula="of:=INDIRECT(CONCATENATE(&quot;'&quot;;&quot;file:///&quot;;[.$C11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9" table:formula="of:=INDIRECT(CONCATENATE(&quot;'&quot;;&quot;file:///&quot;;[.$C11];&quot;'&quot;;&quot;#&quot;;&quot;$'&quot;;&quot;GES - Ensemble&quot;;&quot;'&quot;;&quot;.&quot;;&quot;E55&quot;))" office:value-type="float" office:value="45.3384347249555" calcext:value-type="float">
            <text:p>45</text:p>
          </table:table-cell>
          <table:table-cell table:style-name="ce9" table:formula="of:=INDIRECT(CONCATENATE(&quot;'&quot;;&quot;file:///&quot;;[.$C11];&quot;'&quot;;&quot;#&quot;;&quot;$'&quot;;&quot;GES - Ensemble&quot;;&quot;'&quot;;&quot;.&quot;;&quot;G55&quot;))" office:value-type="float" office:value="46.9285717328867" calcext:value-type="float">
            <text:p>47</text:p>
          </table:table-cell>
          <table:table-cell table:style-name="ce9" table:formula="of:=INDIRECT(CONCATENATE(&quot;'&quot;;&quot;file:///&quot;;[.$C11];&quot;'&quot;;&quot;#&quot;;&quot;$'&quot;;&quot;GES - Ensemble&quot;;&quot;'&quot;;&quot;.&quot;;&quot;I55&quot;))" office:value-type="float" office:value="43.0743249712109" calcext:value-type="float">
            <text:p>43</text:p>
          </table:table-cell>
          <table:table-cell table:style-name="ce9" table:formula="of:=INDIRECT(CONCATENATE(&quot;'&quot;;&quot;file:///&quot;;[.$C11];&quot;'&quot;;&quot;#&quot;;&quot;$'&quot;;&quot;GES - Ensemble&quot;;&quot;'&quot;;&quot;.&quot;;&quot;K55&quot;))" office:value-type="float" office:value="29.9868718931065" calcext:value-type="float">
            <text:p>30</text:p>
          </table:table-cell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1454</text:p>
          </table:table-cell>
          <table:table-cell table:style-name="ce3" office:value-type="string" calcext:value-type="string">
            <text:p>CA Evreux Portes de Normandie</text:p>
          </table:table-cell>
          <table:table-cell table:style-name="ce6" table:formula="of:=[$'0-base'.C12]" office:value-type="string" office:string-value="U:/5_Patrimoine_commun/ETUDES/1_fiches_territoriales_EPCI/Extraction_donnees/transition_energetique/biomasse-normandie/CA Evreux portes de Norman_v1.03.xlsx" calcext:value-type="string">
            <text:p>U:/5_Patrimoine_commun/ETUDES/1_fiches_territoriales_EPCI/Extraction_donnees/transition_energetique/biomasse-normandie/CA Evreux portes de Norman_v1.03.xlsx</text:p>
          </table:table-cell>
          <table:table-cell table:style-name="ce9" table:formula="of:=INDIRECT(CONCATENATE(&quot;'&quot;;&quot;file:///&quot;;[.$C12];&quot;'&quot;;&quot;#&quot;;&quot;$'&quot;;&quot;GES - Ensemble&quot;;&quot;'&quot;;&quot;.&quot;;&quot;E49&quot;))" office:value-type="float" office:value="120.106816909304" calcext:value-type="float">
            <text:p>120</text:p>
          </table:table-cell>
          <table:table-cell table:style-name="ce9" table:formula="of:=INDIRECT(CONCATENATE(&quot;'&quot;;&quot;file:///&quot;;[.$C12];&quot;'&quot;;&quot;#&quot;;&quot;$'&quot;;&quot;GES - Ensemble&quot;;&quot;'&quot;;&quot;.&quot;;&quot;G49&quot;))" office:value-type="float" office:value="95.4913333643775" calcext:value-type="float">
            <text:p>95</text:p>
          </table:table-cell>
          <table:table-cell table:style-name="ce9" table:formula="of:=INDIRECT(CONCATENATE(&quot;'&quot;;&quot;file:///&quot;;[.$C12];&quot;'&quot;;&quot;#&quot;;&quot;$'&quot;;&quot;GES - Ensemble&quot;;&quot;'&quot;;&quot;.&quot;;&quot;I49&quot;))" office:value-type="float" office:value="83.4857507685282" calcext:value-type="float">
            <text:p>83</text:p>
          </table:table-cell>
          <table:table-cell table:style-name="ce9" table:formula="of:=INDIRECT(CONCATENATE(&quot;'&quot;;&quot;file:///&quot;;[.$C12];&quot;'&quot;;&quot;#&quot;;&quot;$'&quot;;&quot;GES - Ensemble&quot;;&quot;'&quot;;&quot;.&quot;;&quot;K49&quot;))" office:value-type="float" office:value="80.6258433011363" calcext:value-type="float">
            <text:p>81</text:p>
          </table:table-cell>
          <table:table-cell table:style-name="ce9" table:formula="of:=INDIRECT(CONCATENATE(&quot;'&quot;;&quot;file:///&quot;;[.$C12];&quot;'&quot;;&quot;#&quot;;&quot;$'&quot;;&quot;GES - Ensemble&quot;;&quot;'&quot;;&quot;.&quot;;&quot;E50&quot;))" office:value-type="float" office:value="57.6564006039388" calcext:value-type="float">
            <text:p>58</text:p>
          </table:table-cell>
          <table:table-cell table:style-name="ce9" table:formula="of:=INDIRECT(CONCATENATE(&quot;'&quot;;&quot;file:///&quot;;[.$C12];&quot;'&quot;;&quot;#&quot;;&quot;$'&quot;;&quot;GES - Ensemble&quot;;&quot;'&quot;;&quot;.&quot;;&quot;G50&quot;))" office:value-type="float" office:value="55.6179152600089" calcext:value-type="float">
            <text:p>56</text:p>
          </table:table-cell>
          <table:table-cell table:style-name="ce9" table:formula="of:=INDIRECT(CONCATENATE(&quot;'&quot;;&quot;file:///&quot;;[.$C12];&quot;'&quot;;&quot;#&quot;;&quot;$'&quot;;&quot;GES - Ensemble&quot;;&quot;'&quot;;&quot;.&quot;;&quot;I50&quot;))" office:value-type="float" office:value="55.833954486937" calcext:value-type="float">
            <text:p>56</text:p>
          </table:table-cell>
          <table:table-cell table:style-name="ce9" table:formula="of:=INDIRECT(CONCATENATE(&quot;'&quot;;&quot;file:///&quot;;[.$C12];&quot;'&quot;;&quot;#&quot;;&quot;$'&quot;;&quot;GES - Ensemble&quot;;&quot;'&quot;;&quot;.&quot;;&quot;K50&quot;))" office:value-type="float" office:value="54.1222047599747" calcext:value-type="float">
            <text:p>54</text:p>
          </table:table-cell>
          <table:table-cell table:style-name="ce9" table:formula="of:=INDIRECT(CONCATENATE(&quot;'&quot;;&quot;file:///&quot;;[.$C12];&quot;'&quot;;&quot;#&quot;;&quot;$'&quot;;&quot;GES - Ensemble&quot;;&quot;'&quot;;&quot;.&quot;;&quot;E51&quot;))" office:value-type="float" office:value="309.562630674193" calcext:value-type="float">
            <text:p>310</text:p>
          </table:table-cell>
          <table:table-cell table:style-name="ce9" table:formula="of:=INDIRECT(CONCATENATE(&quot;'&quot;;&quot;file:///&quot;;[.$C12];&quot;'&quot;;&quot;#&quot;;&quot;$'&quot;;&quot;GES - Ensemble&quot;;&quot;'&quot;;&quot;.&quot;;&quot;G51&quot;))" office:value-type="float" office:value="285.936222380815" calcext:value-type="float">
            <text:p>286</text:p>
          </table:table-cell>
          <table:table-cell table:style-name="ce9" table:formula="of:=INDIRECT(CONCATENATE(&quot;'&quot;;&quot;file:///&quot;;[.$C12];&quot;'&quot;;&quot;#&quot;;&quot;$'&quot;;&quot;GES - Ensemble&quot;;&quot;'&quot;;&quot;.&quot;;&quot;I51&quot;))" office:value-type="float" office:value="267.153361742178" calcext:value-type="float">
            <text:p>267</text:p>
          </table:table-cell>
          <table:table-cell table:style-name="ce9" table:formula="of:=INDIRECT(CONCATENATE(&quot;'&quot;;&quot;file:///&quot;;[.$C12];&quot;'&quot;;&quot;#&quot;;&quot;$'&quot;;&quot;GES - Ensemble&quot;;&quot;'&quot;;&quot;.&quot;;&quot;K51&quot;))" office:value-type="float" office:value="254.223817570252" calcext:value-type="float">
            <text:p>254</text:p>
          </table:table-cell>
          <table:table-cell table:style-name="ce9" table:formula="of:=INDIRECT(CONCATENATE(&quot;'&quot;;&quot;file:///&quot;;[.$C12];&quot;'&quot;;&quot;#&quot;;&quot;$'&quot;;&quot;GES - Ensemble&quot;;&quot;'&quot;;&quot;.&quot;;&quot;E52&quot;))" office:value-type="float" office:value="2.75941072495453" calcext:value-type="float">
            <text:p>3</text:p>
          </table:table-cell>
          <table:table-cell table:style-name="ce9" table:formula="of:=INDIRECT(CONCATENATE(&quot;'&quot;;&quot;file:///&quot;;[.$C12];&quot;'&quot;;&quot;#&quot;;&quot;$'&quot;;&quot;GES - Ensemble&quot;;&quot;'&quot;;&quot;.&quot;;&quot;G52&quot;))" office:value-type="float" office:value="2.50421068282318" calcext:value-type="float">
            <text:p>3</text:p>
          </table:table-cell>
          <table:table-cell table:style-name="ce9" table:formula="of:=INDIRECT(CONCATENATE(&quot;'&quot;;&quot;file:///&quot;;[.$C12];&quot;'&quot;;&quot;#&quot;;&quot;$'&quot;;&quot;GES - Ensemble&quot;;&quot;'&quot;;&quot;.&quot;;&quot;I52&quot;))" office:value-type="float" office:value="2.38603644902178" calcext:value-type="float">
            <text:p>2</text:p>
          </table:table-cell>
          <table:table-cell table:style-name="ce9" table:formula="of:=INDIRECT(CONCATENATE(&quot;'&quot;;&quot;file:///&quot;;[.$C12];&quot;'&quot;;&quot;#&quot;;&quot;$'&quot;;&quot;GES - Ensemble&quot;;&quot;'&quot;;&quot;.&quot;;&quot;K52&quot;))" office:value-type="float" office:value="4.87486827132231" calcext:value-type="float">
            <text:p>5</text:p>
          </table:table-cell>
          <table:table-cell table:style-name="ce9" table:formula="of:=INDIRECT(CONCATENATE(&quot;'&quot;;&quot;file:///&quot;;[.$C12];&quot;'&quot;;&quot;#&quot;;&quot;$'&quot;;&quot;GES - Ensemble&quot;;&quot;'&quot;;&quot;.&quot;;&quot;E53&quot;))" office:value-type="float" office:value="21.3308476325849" calcext:value-type="float">
            <text:p>21</text:p>
          </table:table-cell>
          <table:table-cell table:style-name="ce9" table:formula="of:=INDIRECT(CONCATENATE(&quot;'&quot;;&quot;file:///&quot;;[.$C12];&quot;'&quot;;&quot;#&quot;;&quot;$'&quot;;&quot;GES - Ensemble&quot;;&quot;'&quot;;&quot;.&quot;;&quot;G53&quot;))" office:value-type="float" office:value="18.8442792949067" calcext:value-type="float">
            <text:p>19</text:p>
          </table:table-cell>
          <table:table-cell table:style-name="ce9" table:formula="of:=INDIRECT(CONCATENATE(&quot;'&quot;;&quot;file:///&quot;;[.$C12];&quot;'&quot;;&quot;#&quot;;&quot;$'&quot;;&quot;GES - Ensemble&quot;;&quot;'&quot;;&quot;.&quot;;&quot;I53&quot;))" office:value-type="float" office:value="20.6829456730292" calcext:value-type="float">
            <text:p>21</text:p>
          </table:table-cell>
          <table:table-cell table:style-name="ce9" table:formula="of:=INDIRECT(CONCATENATE(&quot;'&quot;;&quot;file:///&quot;;[.$C12];&quot;'&quot;;&quot;#&quot;;&quot;$'&quot;;&quot;GES - Ensemble&quot;;&quot;'&quot;;&quot;.&quot;;&quot;K53&quot;))" office:value-type="float" office:value="27.5620322073368" calcext:value-type="float">
            <text:p>28</text:p>
          </table:table-cell>
          <table:table-cell table:style-name="ce9" table:formula="of:=INDIRECT(CONCATENATE(&quot;'&quot;;&quot;file:///&quot;;[.$C12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9" table:formula="of:=INDIRECT(CONCATENATE(&quot;'&quot;;&quot;file:///&quot;;[.$C12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9" table:formula="of:=INDIRECT(CONCATENATE(&quot;'&quot;;&quot;file:///&quot;;[.$C12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9" table:formula="of:=INDIRECT(CONCATENATE(&quot;'&quot;;&quot;file:///&quot;;[.$C12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9" table:formula="of:=INDIRECT(CONCATENATE(&quot;'&quot;;&quot;file:///&quot;;[.$C12];&quot;'&quot;;&quot;#&quot;;&quot;$'&quot;;&quot;GES - Ensemble&quot;;&quot;'&quot;;&quot;.&quot;;&quot;E55&quot;))" office:value-type="float" office:value="199.674490115208" calcext:value-type="float">
            <text:p>200</text:p>
          </table:table-cell>
          <table:table-cell table:style-name="ce9" table:formula="of:=INDIRECT(CONCATENATE(&quot;'&quot;;&quot;file:///&quot;;[.$C12];&quot;'&quot;;&quot;#&quot;;&quot;$'&quot;;&quot;GES - Ensemble&quot;;&quot;'&quot;;&quot;.&quot;;&quot;G55&quot;))" office:value-type="float" office:value="245.492142078638" calcext:value-type="float">
            <text:p>245</text:p>
          </table:table-cell>
          <table:table-cell table:style-name="ce9" table:formula="of:=INDIRECT(CONCATENATE(&quot;'&quot;;&quot;file:///&quot;;[.$C12];&quot;'&quot;;&quot;#&quot;;&quot;$'&quot;;&quot;GES - Ensemble&quot;;&quot;'&quot;;&quot;.&quot;;&quot;I55&quot;))" office:value-type="float" office:value="274.056421565478" calcext:value-type="float">
            <text:p>274</text:p>
          </table:table-cell>
          <table:table-cell table:style-name="ce9" table:formula="of:=INDIRECT(CONCATENATE(&quot;'&quot;;&quot;file:///&quot;;[.$C12];&quot;'&quot;;&quot;#&quot;;&quot;$'&quot;;&quot;GES - Ensemble&quot;;&quot;'&quot;;&quot;.&quot;;&quot;K55&quot;))" office:value-type="float" office:value="180.80952233307" calcext:value-type="float">
            <text:p>181</text:p>
          </table:table-cell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1843</text:p>
          </table:table-cell>
          <table:table-cell table:style-name="ce3" office:value-type="string" calcext:value-type="string">
            <text:p>CC du Vexin Normand</text:p>
          </table:table-cell>
          <table:table-cell table:style-name="ce6" table:formula="of:=[$'0-base'.C13]" office:value-type="string" office:string-value="U:/5_Patrimoine_commun/ETUDES/1_fiches_territoriales_EPCI/Extraction_donnees/transition_energetique/biomasse-normandie/CC Vexin normand_v1.03.xlsx" calcext:value-type="string">
            <text:p>U:/5_Patrimoine_commun/ETUDES/1_fiches_territoriales_EPCI/Extraction_donnees/transition_energetique/biomasse-normandie/CC Vexin normand_v1.03.xlsx</text:p>
          </table:table-cell>
          <table:table-cell table:style-name="ce9" table:formula="of:=INDIRECT(CONCATENATE(&quot;'&quot;;&quot;file:///&quot;;[.$C13];&quot;'&quot;;&quot;#&quot;;&quot;$'&quot;;&quot;GES - Ensemble&quot;;&quot;'&quot;;&quot;.&quot;;&quot;E49&quot;))" office:value-type="float" office:value="41.8314026352835" calcext:value-type="float">
            <text:p>42</text:p>
          </table:table-cell>
          <table:table-cell table:style-name="ce9" table:formula="of:=INDIRECT(CONCATENATE(&quot;'&quot;;&quot;file:///&quot;;[.$C13];&quot;'&quot;;&quot;#&quot;;&quot;$'&quot;;&quot;GES - Ensemble&quot;;&quot;'&quot;;&quot;.&quot;;&quot;G49&quot;))" office:value-type="float" office:value="29.4051724965664" calcext:value-type="float">
            <text:p>29</text:p>
          </table:table-cell>
          <table:table-cell table:style-name="ce9" table:formula="of:=INDIRECT(CONCATENATE(&quot;'&quot;;&quot;file:///&quot;;[.$C13];&quot;'&quot;;&quot;#&quot;;&quot;$'&quot;;&quot;GES - Ensemble&quot;;&quot;'&quot;;&quot;.&quot;;&quot;I49&quot;))" office:value-type="float" office:value="20.7384492716088" calcext:value-type="float">
            <text:p>21</text:p>
          </table:table-cell>
          <table:table-cell table:style-name="ce9" table:formula="of:=INDIRECT(CONCATENATE(&quot;'&quot;;&quot;file:///&quot;;[.$C13];&quot;'&quot;;&quot;#&quot;;&quot;$'&quot;;&quot;GES - Ensemble&quot;;&quot;'&quot;;&quot;.&quot;;&quot;K49&quot;))" office:value-type="float" office:value="55.4825347340968" calcext:value-type="float">
            <text:p>55</text:p>
          </table:table-cell>
          <table:table-cell table:style-name="ce9" table:formula="of:=INDIRECT(CONCATENATE(&quot;'&quot;;&quot;file:///&quot;;[.$C13];&quot;'&quot;;&quot;#&quot;;&quot;$'&quot;;&quot;GES - Ensemble&quot;;&quot;'&quot;;&quot;.&quot;;&quot;E50&quot;))" office:value-type="float" office:value="14.1835823896311" calcext:value-type="float">
            <text:p>14</text:p>
          </table:table-cell>
          <table:table-cell table:style-name="ce9" table:formula="of:=INDIRECT(CONCATENATE(&quot;'&quot;;&quot;file:///&quot;;[.$C13];&quot;'&quot;;&quot;#&quot;;&quot;$'&quot;;&quot;GES - Ensemble&quot;;&quot;'&quot;;&quot;.&quot;;&quot;G50&quot;))" office:value-type="float" office:value="13.4545784740162" calcext:value-type="float">
            <text:p>13</text:p>
          </table:table-cell>
          <table:table-cell table:style-name="ce9" table:formula="of:=INDIRECT(CONCATENATE(&quot;'&quot;;&quot;file:///&quot;;[.$C13];&quot;'&quot;;&quot;#&quot;;&quot;$'&quot;;&quot;GES - Ensemble&quot;;&quot;'&quot;;&quot;.&quot;;&quot;I50&quot;))" office:value-type="float" office:value="12.8580924947081" calcext:value-type="float">
            <text:p>13</text:p>
          </table:table-cell>
          <table:table-cell table:style-name="ce9" table:formula="of:=INDIRECT(CONCATENATE(&quot;'&quot;;&quot;file:///&quot;;[.$C13];&quot;'&quot;;&quot;#&quot;;&quot;$'&quot;;&quot;GES - Ensemble&quot;;&quot;'&quot;;&quot;.&quot;;&quot;K50&quot;))" office:value-type="float" office:value="12.7222348518756" calcext:value-type="float">
            <text:p>13</text:p>
          </table:table-cell>
          <table:table-cell table:style-name="ce9" table:formula="of:=INDIRECT(CONCATENATE(&quot;'&quot;;&quot;file:///&quot;;[.$C13];&quot;'&quot;;&quot;#&quot;;&quot;$'&quot;;&quot;GES - Ensemble&quot;;&quot;'&quot;;&quot;.&quot;;&quot;E51&quot;))" office:value-type="float" office:value="93.0895424289765" calcext:value-type="float">
            <text:p>93</text:p>
          </table:table-cell>
          <table:table-cell table:style-name="ce9" table:formula="of:=INDIRECT(CONCATENATE(&quot;'&quot;;&quot;file:///&quot;;[.$C13];&quot;'&quot;;&quot;#&quot;;&quot;$'&quot;;&quot;GES - Ensemble&quot;;&quot;'&quot;;&quot;.&quot;;&quot;G51&quot;))" office:value-type="float" office:value="90.5479515035973" calcext:value-type="float">
            <text:p>91</text:p>
          </table:table-cell>
          <table:table-cell table:style-name="ce9" table:formula="of:=INDIRECT(CONCATENATE(&quot;'&quot;;&quot;file:///&quot;;[.$C13];&quot;'&quot;;&quot;#&quot;;&quot;$'&quot;;&quot;GES - Ensemble&quot;;&quot;'&quot;;&quot;.&quot;;&quot;I51&quot;))" office:value-type="float" office:value="85.5196452502683" calcext:value-type="float">
            <text:p>86</text:p>
          </table:table-cell>
          <table:table-cell table:style-name="ce9" table:formula="of:=INDIRECT(CONCATENATE(&quot;'&quot;;&quot;file:///&quot;;[.$C13];&quot;'&quot;;&quot;#&quot;;&quot;$'&quot;;&quot;GES - Ensemble&quot;;&quot;'&quot;;&quot;.&quot;;&quot;K51&quot;))" office:value-type="float" office:value="73.3731574680878" calcext:value-type="float">
            <text:p>73</text:p>
          </table:table-cell>
          <table:table-cell table:style-name="ce9" table:formula="of:=INDIRECT(CONCATENATE(&quot;'&quot;;&quot;file:///&quot;;[.$C13];&quot;'&quot;;&quot;#&quot;;&quot;$'&quot;;&quot;GES - Ensemble&quot;;&quot;'&quot;;&quot;.&quot;;&quot;E52&quot;))" office:value-type="float" office:value="1.22586309265213" calcext:value-type="float">
            <text:p>1</text:p>
          </table:table-cell>
          <table:table-cell table:style-name="ce9" table:formula="of:=INDIRECT(CONCATENATE(&quot;'&quot;;&quot;file:///&quot;;[.$C13];&quot;'&quot;;&quot;#&quot;;&quot;$'&quot;;&quot;GES - Ensemble&quot;;&quot;'&quot;;&quot;.&quot;;&quot;G52&quot;))" office:value-type="float" office:value="1.24245138030419" calcext:value-type="float">
            <text:p>1</text:p>
          </table:table-cell>
          <table:table-cell table:style-name="ce9" table:formula="of:=INDIRECT(CONCATENATE(&quot;'&quot;;&quot;file:///&quot;;[.$C13];&quot;'&quot;;&quot;#&quot;;&quot;$'&quot;;&quot;GES - Ensemble&quot;;&quot;'&quot;;&quot;.&quot;;&quot;I52&quot;))" office:value-type="float" office:value="1.28805920756708" calcext:value-type="float">
            <text:p>1</text:p>
          </table:table-cell>
          <table:table-cell table:style-name="ce9" table:formula="of:=INDIRECT(CONCATENATE(&quot;'&quot;;&quot;file:///&quot;;[.$C13];&quot;'&quot;;&quot;#&quot;;&quot;$'&quot;;&quot;GES - Ensemble&quot;;&quot;'&quot;;&quot;.&quot;;&quot;K52&quot;))" office:value-type="float" office:value="1.22258192139419" calcext:value-type="float">
            <text:p>1</text:p>
          </table:table-cell>
          <table:table-cell table:style-name="ce9" table:formula="of:=INDIRECT(CONCATENATE(&quot;'&quot;;&quot;file:///&quot;;[.$C13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9" table:formula="of:=INDIRECT(CONCATENATE(&quot;'&quot;;&quot;file:///&quot;;[.$C13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9" table:formula="of:=INDIRECT(CONCATENATE(&quot;'&quot;;&quot;file:///&quot;;[.$C13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9" table:formula="of:=INDIRECT(CONCATENATE(&quot;'&quot;;&quot;file:///&quot;;[.$C13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9" table:formula="of:=INDIRECT(CONCATENATE(&quot;'&quot;;&quot;file:///&quot;;[.$C13];&quot;'&quot;;&quot;#&quot;;&quot;$'&quot;;&quot;GES - Ensemble&quot;;&quot;'&quot;;&quot;.&quot;;&quot;E54&quot;))" office:value-type="float" office:value="143.190086842986" calcext:value-type="float">
            <text:p>143</text:p>
          </table:table-cell>
          <table:table-cell table:style-name="ce9" table:formula="of:=INDIRECT(CONCATENATE(&quot;'&quot;;&quot;file:///&quot;;[.$C13];&quot;'&quot;;&quot;#&quot;;&quot;$'&quot;;&quot;GES - Ensemble&quot;;&quot;'&quot;;&quot;.&quot;;&quot;G54&quot;))" office:value-type="float" office:value="137.07116160486" calcext:value-type="float">
            <text:p>137</text:p>
          </table:table-cell>
          <table:table-cell table:style-name="ce9" table:formula="of:=INDIRECT(CONCATENATE(&quot;'&quot;;&quot;file:///&quot;;[.$C13];&quot;'&quot;;&quot;#&quot;;&quot;$'&quot;;&quot;GES - Ensemble&quot;;&quot;'&quot;;&quot;.&quot;;&quot;I54&quot;))" office:value-type="float" office:value="130.401236236189" calcext:value-type="float">
            <text:p>130</text:p>
          </table:table-cell>
          <table:table-cell table:style-name="ce9" table:formula="of:=INDIRECT(CONCATENATE(&quot;'&quot;;&quot;file:///&quot;;[.$C13];&quot;'&quot;;&quot;#&quot;;&quot;$'&quot;;&quot;GES - Ensemble&quot;;&quot;'&quot;;&quot;.&quot;;&quot;K54&quot;))" office:value-type="float" office:value="49.3776894315676" calcext:value-type="float">
            <text:p>49</text:p>
          </table:table-cell>
          <table:table-cell table:style-name="ce9" table:formula="of:=INDIRECT(CONCATENATE(&quot;'&quot;;&quot;file:///&quot;;[.$C13];&quot;'&quot;;&quot;#&quot;;&quot;$'&quot;;&quot;GES - Ensemble&quot;;&quot;'&quot;;&quot;.&quot;;&quot;E55&quot;))" office:value-type="float" office:value="79.3453416039315" calcext:value-type="float">
            <text:p>79</text:p>
          </table:table-cell>
          <table:table-cell table:style-name="ce9" table:formula="of:=INDIRECT(CONCATENATE(&quot;'&quot;;&quot;file:///&quot;;[.$C13];&quot;'&quot;;&quot;#&quot;;&quot;$'&quot;;&quot;GES - Ensemble&quot;;&quot;'&quot;;&quot;.&quot;;&quot;G55&quot;))" office:value-type="float" office:value="58.4041042062547" calcext:value-type="float">
            <text:p>58</text:p>
          </table:table-cell>
          <table:table-cell table:style-name="ce9" table:formula="of:=INDIRECT(CONCATENATE(&quot;'&quot;;&quot;file:///&quot;;[.$C13];&quot;'&quot;;&quot;#&quot;;&quot;$'&quot;;&quot;GES - Ensemble&quot;;&quot;'&quot;;&quot;.&quot;;&quot;I55&quot;))" office:value-type="float" office:value="62.5700226421769" calcext:value-type="float">
            <text:p>63</text:p>
          </table:table-cell>
          <table:table-cell table:style-name="ce9" table:formula="of:=INDIRECT(CONCATENATE(&quot;'&quot;;&quot;file:///&quot;;[.$C13];&quot;'&quot;;&quot;#&quot;;&quot;$'&quot;;&quot;GES - Ensemble&quot;;&quot;'&quot;;&quot;.&quot;;&quot;K55&quot;))" office:value-type="float" office:value="40.9041112111328" calcext:value-type="float">
            <text:p>41</text:p>
          </table:table-cell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2312</text:p>
          </table:table-cell>
          <table:table-cell table:style-name="ce3" office:value-type="string" calcext:value-type="string">
            <text:p>CA Seine Normandie Agglomération</text:p>
          </table:table-cell>
          <table:table-cell table:style-name="ce6" table:formula="of:=[$'0-base'.C14]" office:value-type="string" office:string-value="U:/5_Patrimoine_commun/ETUDES/1_fiches_territoriales_EPCI/Extraction_donnees/transition_energetique/biomasse-normandie/Seine Normandie agglomérat_v1.03.xlsx" calcext:value-type="string">
            <text:p>U:/5_Patrimoine_commun/ETUDES/1_fiches_territoriales_EPCI/Extraction_donnees/transition_energetique/biomasse-normandie/Seine Normandie agglomérat_v1.03.xlsx</text:p>
          </table:table-cell>
          <table:table-cell table:style-name="ce9" table:formula="of:=INDIRECT(CONCATENATE(&quot;'&quot;;&quot;file:///&quot;;[.$C14];&quot;'&quot;;&quot;#&quot;;&quot;$'&quot;;&quot;GES - Ensemble&quot;;&quot;'&quot;;&quot;.&quot;;&quot;E49&quot;))" office:value-type="float" office:value="105.658366726247" calcext:value-type="float">
            <text:p>106</text:p>
          </table:table-cell>
          <table:table-cell table:style-name="ce9" table:formula="of:=INDIRECT(CONCATENATE(&quot;'&quot;;&quot;file:///&quot;;[.$C14];&quot;'&quot;;&quot;#&quot;;&quot;$'&quot;;&quot;GES - Ensemble&quot;;&quot;'&quot;;&quot;.&quot;;&quot;G49&quot;))" office:value-type="float" office:value="95.7816192833886" calcext:value-type="float">
            <text:p>96</text:p>
          </table:table-cell>
          <table:table-cell table:style-name="ce9" table:formula="of:=INDIRECT(CONCATENATE(&quot;'&quot;;&quot;file:///&quot;;[.$C14];&quot;'&quot;;&quot;#&quot;;&quot;$'&quot;;&quot;GES - Ensemble&quot;;&quot;'&quot;;&quot;.&quot;;&quot;I49&quot;))" office:value-type="float" office:value="95.7195898047866" calcext:value-type="float">
            <text:p>96</text:p>
          </table:table-cell>
          <table:table-cell table:style-name="ce9" table:formula="of:=INDIRECT(CONCATENATE(&quot;'&quot;;&quot;file:///&quot;;[.$C14];&quot;'&quot;;&quot;#&quot;;&quot;$'&quot;;&quot;GES - Ensemble&quot;;&quot;'&quot;;&quot;.&quot;;&quot;K49&quot;))" office:value-type="float" office:value="83.425668182859" calcext:value-type="float">
            <text:p>83</text:p>
          </table:table-cell>
          <table:table-cell table:style-name="ce9" table:formula="of:=INDIRECT(CONCATENATE(&quot;'&quot;;&quot;file:///&quot;;[.$C14];&quot;'&quot;;&quot;#&quot;;&quot;$'&quot;;&quot;GES - Ensemble&quot;;&quot;'&quot;;&quot;.&quot;;&quot;E50&quot;))" office:value-type="float" office:value="48.7546497958545" calcext:value-type="float">
            <text:p>49</text:p>
          </table:table-cell>
          <table:table-cell table:style-name="ce9" table:formula="of:=INDIRECT(CONCATENATE(&quot;'&quot;;&quot;file:///&quot;;[.$C14];&quot;'&quot;;&quot;#&quot;;&quot;$'&quot;;&quot;GES - Ensemble&quot;;&quot;'&quot;;&quot;.&quot;;&quot;G50&quot;))" office:value-type="float" office:value="45.5642414849623" calcext:value-type="float">
            <text:p>46</text:p>
          </table:table-cell>
          <table:table-cell table:style-name="ce9" table:formula="of:=INDIRECT(CONCATENATE(&quot;'&quot;;&quot;file:///&quot;;[.$C14];&quot;'&quot;;&quot;#&quot;;&quot;$'&quot;;&quot;GES - Ensemble&quot;;&quot;'&quot;;&quot;.&quot;;&quot;I50&quot;))" office:value-type="float" office:value="44.5341290732542" calcext:value-type="float">
            <text:p>45</text:p>
          </table:table-cell>
          <table:table-cell table:style-name="ce9" table:formula="of:=INDIRECT(CONCATENATE(&quot;'&quot;;&quot;file:///&quot;;[.$C14];&quot;'&quot;;&quot;#&quot;;&quot;$'&quot;;&quot;GES - Ensemble&quot;;&quot;'&quot;;&quot;.&quot;;&quot;K50&quot;))" office:value-type="float" office:value="44.0942935449293" calcext:value-type="float">
            <text:p>44</text:p>
          </table:table-cell>
          <table:table-cell table:style-name="ce9" table:formula="of:=INDIRECT(CONCATENATE(&quot;'&quot;;&quot;file:///&quot;;[.$C14];&quot;'&quot;;&quot;#&quot;;&quot;$'&quot;;&quot;GES - Ensemble&quot;;&quot;'&quot;;&quot;.&quot;;&quot;E51&quot;))" office:value-type="float" office:value="236.877488466577" calcext:value-type="float">
            <text:p>237</text:p>
          </table:table-cell>
          <table:table-cell table:style-name="ce9" table:formula="of:=INDIRECT(CONCATENATE(&quot;'&quot;;&quot;file:///&quot;;[.$C14];&quot;'&quot;;&quot;#&quot;;&quot;$'&quot;;&quot;GES - Ensemble&quot;;&quot;'&quot;;&quot;.&quot;;&quot;G51&quot;))" office:value-type="float" office:value="218.081290466248" calcext:value-type="float">
            <text:p>218</text:p>
          </table:table-cell>
          <table:table-cell table:style-name="ce9" table:formula="of:=INDIRECT(CONCATENATE(&quot;'&quot;;&quot;file:///&quot;;[.$C14];&quot;'&quot;;&quot;#&quot;;&quot;$'&quot;;&quot;GES - Ensemble&quot;;&quot;'&quot;;&quot;.&quot;;&quot;I51&quot;))" office:value-type="float" office:value="196.457040322898" calcext:value-type="float">
            <text:p>196</text:p>
          </table:table-cell>
          <table:table-cell table:style-name="ce9" table:formula="of:=INDIRECT(CONCATENATE(&quot;'&quot;;&quot;file:///&quot;;[.$C14];&quot;'&quot;;&quot;#&quot;;&quot;$'&quot;;&quot;GES - Ensemble&quot;;&quot;'&quot;;&quot;.&quot;;&quot;K51&quot;))" office:value-type="float" office:value="183.111387393398" calcext:value-type="float">
            <text:p>183</text:p>
          </table:table-cell>
          <table:table-cell table:style-name="ce9" table:formula="of:=INDIRECT(CONCATENATE(&quot;'&quot;;&quot;file:///&quot;;[.$C14];&quot;'&quot;;&quot;#&quot;;&quot;$'&quot;;&quot;GES - Ensemble&quot;;&quot;'&quot;;&quot;.&quot;;&quot;E52&quot;))" office:value-type="float" office:value="3.04273659291529" calcext:value-type="float">
            <text:p>3</text:p>
          </table:table-cell>
          <table:table-cell table:style-name="ce9" table:formula="of:=INDIRECT(CONCATENATE(&quot;'&quot;;&quot;file:///&quot;;[.$C14];&quot;'&quot;;&quot;#&quot;;&quot;$'&quot;;&quot;GES - Ensemble&quot;;&quot;'&quot;;&quot;.&quot;;&quot;G52&quot;))" office:value-type="float" office:value="2.78457321337911" calcext:value-type="float">
            <text:p>3</text:p>
          </table:table-cell>
          <table:table-cell table:style-name="ce9" table:formula="of:=INDIRECT(CONCATENATE(&quot;'&quot;;&quot;file:///&quot;;[.$C14];&quot;'&quot;;&quot;#&quot;;&quot;$'&quot;;&quot;GES - Ensemble&quot;;&quot;'&quot;;&quot;.&quot;;&quot;I52&quot;))" office:value-type="float" office:value="2.56967668697456" calcext:value-type="float">
            <text:p>3</text:p>
          </table:table-cell>
          <table:table-cell table:style-name="ce9" table:formula="of:=INDIRECT(CONCATENATE(&quot;'&quot;;&quot;file:///&quot;;[.$C14];&quot;'&quot;;&quot;#&quot;;&quot;$'&quot;;&quot;GES - Ensemble&quot;;&quot;'&quot;;&quot;.&quot;;&quot;K52&quot;))" office:value-type="float" office:value="2.93635022183152" calcext:value-type="float">
            <text:p>3</text:p>
          </table:table-cell>
          <table:table-cell table:style-name="ce9" table:formula="of:=INDIRECT(CONCATENATE(&quot;'&quot;;&quot;file:///&quot;;[.$C14];&quot;'&quot;;&quot;#&quot;;&quot;$'&quot;;&quot;GES - Ensemble&quot;;&quot;'&quot;;&quot;.&quot;;&quot;E53&quot;))" office:value-type="float" office:value="2.62189567414143" calcext:value-type="float">
            <text:p>3</text:p>
          </table:table-cell>
          <table:table-cell table:style-name="ce9" table:formula="of:=INDIRECT(CONCATENATE(&quot;'&quot;;&quot;file:///&quot;;[.$C14];&quot;'&quot;;&quot;#&quot;;&quot;$'&quot;;&quot;GES - Ensemble&quot;;&quot;'&quot;;&quot;.&quot;;&quot;G53&quot;))" office:value-type="float" office:value="2.08882154415295" calcext:value-type="float">
            <text:p>2</text:p>
          </table:table-cell>
          <table:table-cell table:style-name="ce9" table:formula="of:=INDIRECT(CONCATENATE(&quot;'&quot;;&quot;file:///&quot;;[.$C14];&quot;'&quot;;&quot;#&quot;;&quot;$'&quot;;&quot;GES - Ensemble&quot;;&quot;'&quot;;&quot;.&quot;;&quot;I53&quot;))" office:value-type="float" office:value="2.41406007841069" calcext:value-type="float">
            <text:p>2</text:p>
          </table:table-cell>
          <table:table-cell table:style-name="ce9" table:formula="of:=INDIRECT(CONCATENATE(&quot;'&quot;;&quot;file:///&quot;;[.$C14];&quot;'&quot;;&quot;#&quot;;&quot;$'&quot;;&quot;GES - Ensemble&quot;;&quot;'&quot;;&quot;.&quot;;&quot;K53&quot;))" office:value-type="float" office:value="3.27760307953078" calcext:value-type="float">
            <text:p>3</text:p>
          </table:table-cell>
          <table:table-cell table:style-name="ce9" table:formula="of:=INDIRECT(CONCATENATE(&quot;'&quot;;&quot;file:///&quot;;[.$C14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9" table:formula="of:=INDIRECT(CONCATENATE(&quot;'&quot;;&quot;file:///&quot;;[.$C14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9" table:formula="of:=INDIRECT(CONCATENATE(&quot;'&quot;;&quot;file:///&quot;;[.$C14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9" table:formula="of:=INDIRECT(CONCATENATE(&quot;'&quot;;&quot;file:///&quot;;[.$C14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9" table:formula="of:=INDIRECT(CONCATENATE(&quot;'&quot;;&quot;file:///&quot;;[.$C14];&quot;'&quot;;&quot;#&quot;;&quot;$'&quot;;&quot;GES - Ensemble&quot;;&quot;'&quot;;&quot;.&quot;;&quot;E55&quot;))" office:value-type="float" office:value="131.326628776658" calcext:value-type="float">
            <text:p>131</text:p>
          </table:table-cell>
          <table:table-cell table:style-name="ce9" table:formula="of:=INDIRECT(CONCATENATE(&quot;'&quot;;&quot;file:///&quot;;[.$C14];&quot;'&quot;;&quot;#&quot;;&quot;$'&quot;;&quot;GES - Ensemble&quot;;&quot;'&quot;;&quot;.&quot;;&quot;G55&quot;))" office:value-type="float" office:value="128.507904535743" calcext:value-type="float">
            <text:p>129</text:p>
          </table:table-cell>
          <table:table-cell table:style-name="ce9" table:formula="of:=INDIRECT(CONCATENATE(&quot;'&quot;;&quot;file:///&quot;;[.$C14];&quot;'&quot;;&quot;#&quot;;&quot;$'&quot;;&quot;GES - Ensemble&quot;;&quot;'&quot;;&quot;.&quot;;&quot;I55&quot;))" office:value-type="float" office:value="125.224856491817" calcext:value-type="float">
            <text:p>125</text:p>
          </table:table-cell>
          <table:table-cell table:style-name="ce9" table:formula="of:=INDIRECT(CONCATENATE(&quot;'&quot;;&quot;file:///&quot;;[.$C14];&quot;'&quot;;&quot;#&quot;;&quot;$'&quot;;&quot;GES - Ensemble&quot;;&quot;'&quot;;&quot;.&quot;;&quot;K55&quot;))" office:value-type="float" office:value="99.1325010177227" calcext:value-type="float">
            <text:p>99</text:p>
          </table:table-cell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42700276</text:p>
          </table:table-cell>
          <table:table-cell table:style-name="ce3" office:value-type="string" calcext:value-type="string">
            <text:p>CC du Pays de Conches</text:p>
          </table:table-cell>
          <table:table-cell table:style-name="ce6" table:formula="of:=[$'0-base'.C15]" office:value-type="string" office:string-value="U:/5_Patrimoine_commun/ETUDES/1_fiches_territoriales_EPCI/Extraction_donnees/transition_energetique/biomasse-normandie/CC du pays de Conches-en-O_v1.03.xlsx" calcext:value-type="string">
            <text:p>U:/5_Patrimoine_commun/ETUDES/1_fiches_territoriales_EPCI/Extraction_donnees/transition_energetique/biomasse-normandie/CC du pays de Conches-en-O_v1.03.xlsx</text:p>
          </table:table-cell>
          <table:table-cell table:style-name="ce9" table:formula="of:=INDIRECT(CONCATENATE(&quot;'&quot;;&quot;file:///&quot;;[.$C15];&quot;'&quot;;&quot;#&quot;;&quot;$'&quot;;&quot;GES - Ensemble&quot;;&quot;'&quot;;&quot;.&quot;;&quot;E49&quot;))" office:value-type="float" office:value="6.1784818946923" calcext:value-type="float">
            <text:p>6</text:p>
          </table:table-cell>
          <table:table-cell table:style-name="ce9" table:formula="of:=INDIRECT(CONCATENATE(&quot;'&quot;;&quot;file:///&quot;;[.$C15];&quot;'&quot;;&quot;#&quot;;&quot;$'&quot;;&quot;GES - Ensemble&quot;;&quot;'&quot;;&quot;.&quot;;&quot;G49&quot;))" office:value-type="float" office:value="5.77810761923303" calcext:value-type="float">
            <text:p>6</text:p>
          </table:table-cell>
          <table:table-cell table:style-name="ce9" table:formula="of:=INDIRECT(CONCATENATE(&quot;'&quot;;&quot;file:///&quot;;[.$C15];&quot;'&quot;;&quot;#&quot;;&quot;$'&quot;;&quot;GES - Ensemble&quot;;&quot;'&quot;;&quot;.&quot;;&quot;I49&quot;))" office:value-type="float" office:value="5.90221552864356" calcext:value-type="float">
            <text:p>6</text:p>
          </table:table-cell>
          <table:table-cell table:style-name="ce9" table:formula="of:=INDIRECT(CONCATENATE(&quot;'&quot;;&quot;file:///&quot;;[.$C15];&quot;'&quot;;&quot;#&quot;;&quot;$'&quot;;&quot;GES - Ensemble&quot;;&quot;'&quot;;&quot;.&quot;;&quot;K49&quot;))" office:value-type="float" office:value="4.52407922084616" calcext:value-type="float">
            <text:p>5</text:p>
          </table:table-cell>
          <table:table-cell table:style-name="ce9" table:formula="of:=INDIRECT(CONCATENATE(&quot;'&quot;;&quot;file:///&quot;;[.$C15];&quot;'&quot;;&quot;#&quot;;&quot;$'&quot;;&quot;GES - Ensemble&quot;;&quot;'&quot;;&quot;.&quot;;&quot;E50&quot;))" office:value-type="float" office:value="7.37784601641065" calcext:value-type="float">
            <text:p>7</text:p>
          </table:table-cell>
          <table:table-cell table:style-name="ce9" table:formula="of:=INDIRECT(CONCATENATE(&quot;'&quot;;&quot;file:///&quot;;[.$C15];&quot;'&quot;;&quot;#&quot;;&quot;$'&quot;;&quot;GES - Ensemble&quot;;&quot;'&quot;;&quot;.&quot;;&quot;G50&quot;))" office:value-type="float" office:value="7.56567051937617" calcext:value-type="float">
            <text:p>8</text:p>
          </table:table-cell>
          <table:table-cell table:style-name="ce9" table:formula="of:=INDIRECT(CONCATENATE(&quot;'&quot;;&quot;file:///&quot;;[.$C15];&quot;'&quot;;&quot;#&quot;;&quot;$'&quot;;&quot;GES - Ensemble&quot;;&quot;'&quot;;&quot;.&quot;;&quot;I50&quot;))" office:value-type="float" office:value="7.27632838620698" calcext:value-type="float">
            <text:p>7</text:p>
          </table:table-cell>
          <table:table-cell table:style-name="ce9" table:formula="of:=INDIRECT(CONCATENATE(&quot;'&quot;;&quot;file:///&quot;;[.$C15];&quot;'&quot;;&quot;#&quot;;&quot;$'&quot;;&quot;GES - Ensemble&quot;;&quot;'&quot;;&quot;.&quot;;&quot;K50&quot;))" office:value-type="float" office:value="7.06226867420149" calcext:value-type="float">
            <text:p>7</text:p>
          </table:table-cell>
          <table:table-cell table:style-name="ce9" table:formula="of:=INDIRECT(CONCATENATE(&quot;'&quot;;&quot;file:///&quot;;[.$C15];&quot;'&quot;;&quot;#&quot;;&quot;$'&quot;;&quot;GES - Ensemble&quot;;&quot;'&quot;;&quot;.&quot;;&quot;E51&quot;))" office:value-type="float" office:value="55.9480696208691" calcext:value-type="float">
            <text:p>56</text:p>
          </table:table-cell>
          <table:table-cell table:style-name="ce9" table:formula="of:=INDIRECT(CONCATENATE(&quot;'&quot;;&quot;file:///&quot;;[.$C15];&quot;'&quot;;&quot;#&quot;;&quot;$'&quot;;&quot;GES - Ensemble&quot;;&quot;'&quot;;&quot;.&quot;;&quot;G51&quot;))" office:value-type="float" office:value="53.6681216240616" calcext:value-type="float">
            <text:p>54</text:p>
          </table:table-cell>
          <table:table-cell table:style-name="ce9" table:formula="of:=INDIRECT(CONCATENATE(&quot;'&quot;;&quot;file:///&quot;;[.$C15];&quot;'&quot;;&quot;#&quot;;&quot;$'&quot;;&quot;GES - Ensemble&quot;;&quot;'&quot;;&quot;.&quot;;&quot;I51&quot;))" office:value-type="float" office:value="46.6916861244636" calcext:value-type="float">
            <text:p>47</text:p>
          </table:table-cell>
          <table:table-cell table:style-name="ce9" table:formula="of:=INDIRECT(CONCATENATE(&quot;'&quot;;&quot;file:///&quot;;[.$C15];&quot;'&quot;;&quot;#&quot;;&quot;$'&quot;;&quot;GES - Ensemble&quot;;&quot;'&quot;;&quot;.&quot;;&quot;K51&quot;))" office:value-type="float" office:value="43.0334877583758" calcext:value-type="float">
            <text:p>43</text:p>
          </table:table-cell>
          <table:table-cell table:style-name="ce9" table:formula="of:=INDIRECT(CONCATENATE(&quot;'&quot;;&quot;file:///&quot;;[.$C15];&quot;'&quot;;&quot;#&quot;;&quot;$'&quot;;&quot;GES - Ensemble&quot;;&quot;'&quot;;&quot;.&quot;;&quot;E52&quot;))" office:value-type="float" office:value="1.01990439968834" calcext:value-type="float">
            <text:p>1</text:p>
          </table:table-cell>
          <table:table-cell table:style-name="ce9" table:formula="of:=INDIRECT(CONCATENATE(&quot;'&quot;;&quot;file:///&quot;;[.$C15];&quot;'&quot;;&quot;#&quot;;&quot;$'&quot;;&quot;GES - Ensemble&quot;;&quot;'&quot;;&quot;.&quot;;&quot;G52&quot;))" office:value-type="float" office:value="1.00780538736886" calcext:value-type="float">
            <text:p>1</text:p>
          </table:table-cell>
          <table:table-cell table:style-name="ce9" table:formula="of:=INDIRECT(CONCATENATE(&quot;'&quot;;&quot;file:///&quot;;[.$C15];&quot;'&quot;;&quot;#&quot;;&quot;$'&quot;;&quot;GES - Ensemble&quot;;&quot;'&quot;;&quot;.&quot;;&quot;I52&quot;))" office:value-type="float" office:value="0.929754826350894" calcext:value-type="float">
            <text:p>1</text:p>
          </table:table-cell>
          <table:table-cell table:style-name="ce9" table:formula="of:=INDIRECT(CONCATENATE(&quot;'&quot;;&quot;file:///&quot;;[.$C15];&quot;'&quot;;&quot;#&quot;;&quot;$'&quot;;&quot;GES - Ensemble&quot;;&quot;'&quot;;&quot;.&quot;;&quot;K52&quot;))" office:value-type="float" office:value="1.08899398506231" calcext:value-type="float">
            <text:p>1</text:p>
          </table:table-cell>
          <table:table-cell table:style-name="ce9" table:formula="of:=INDIRECT(CONCATENATE(&quot;'&quot;;&quot;file:///&quot;;[.$C15];&quot;'&quot;;&quot;#&quot;;&quot;$'&quot;;&quot;GES - Ensemble&quot;;&quot;'&quot;;&quot;.&quot;;&quot;E53&quot;))" office:value-type="float" office:value="0.234947698451834" calcext:value-type="float">
            <text:p>0</text:p>
          </table:table-cell>
          <table:table-cell table:style-name="ce9" table:formula="of:=INDIRECT(CONCATENATE(&quot;'&quot;;&quot;file:///&quot;;[.$C15];&quot;'&quot;;&quot;#&quot;;&quot;$'&quot;;&quot;GES - Ensemble&quot;;&quot;'&quot;;&quot;.&quot;;&quot;G53&quot;))" office:value-type="float" office:value="0.23213367210397" calcext:value-type="float">
            <text:p>0</text:p>
          </table:table-cell>
          <table:table-cell table:style-name="ce9" table:formula="of:=INDIRECT(CONCATENATE(&quot;'&quot;;&quot;file:///&quot;;[.$C15];&quot;'&quot;;&quot;#&quot;;&quot;$'&quot;;&quot;GES - Ensemble&quot;;&quot;'&quot;;&quot;.&quot;;&quot;I53&quot;))" office:value-type="float" office:value="0.264320739431257" calcext:value-type="float">
            <text:p>0</text:p>
          </table:table-cell>
          <table:table-cell table:style-name="ce9" table:formula="of:=INDIRECT(CONCATENATE(&quot;'&quot;;&quot;file:///&quot;;[.$C15];&quot;'&quot;;&quot;#&quot;;&quot;$'&quot;;&quot;GES - Ensemble&quot;;&quot;'&quot;;&quot;.&quot;;&quot;K53&quot;))" office:value-type="float" office:value="0.373469694041247" calcext:value-type="float">
            <text:p>0</text:p>
          </table:table-cell>
          <table:table-cell table:style-name="ce9" table:formula="of:=INDIRECT(CONCATENATE(&quot;'&quot;;&quot;file:///&quot;;[.$C15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9" table:formula="of:=INDIRECT(CONCATENATE(&quot;'&quot;;&quot;file:///&quot;;[.$C15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9" table:formula="of:=INDIRECT(CONCATENATE(&quot;'&quot;;&quot;file:///&quot;;[.$C15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9" table:formula="of:=INDIRECT(CONCATENATE(&quot;'&quot;;&quot;file:///&quot;;[.$C15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9" table:formula="of:=INDIRECT(CONCATENATE(&quot;'&quot;;&quot;file:///&quot;;[.$C15];&quot;'&quot;;&quot;#&quot;;&quot;$'&quot;;&quot;GES - Ensemble&quot;;&quot;'&quot;;&quot;.&quot;;&quot;E55&quot;))" office:value-type="float" office:value="34.1007843218777" calcext:value-type="float">
            <text:p>34</text:p>
          </table:table-cell>
          <table:table-cell table:style-name="ce9" table:formula="of:=INDIRECT(CONCATENATE(&quot;'&quot;;&quot;file:///&quot;;[.$C15];&quot;'&quot;;&quot;#&quot;;&quot;$'&quot;;&quot;GES - Ensemble&quot;;&quot;'&quot;;&quot;.&quot;;&quot;G55&quot;))" office:value-type="float" office:value="34.7294675052295" calcext:value-type="float">
            <text:p>35</text:p>
          </table:table-cell>
          <table:table-cell table:style-name="ce9" table:formula="of:=INDIRECT(CONCATENATE(&quot;'&quot;;&quot;file:///&quot;;[.$C15];&quot;'&quot;;&quot;#&quot;;&quot;$'&quot;;&quot;GES - Ensemble&quot;;&quot;'&quot;;&quot;.&quot;;&quot;I55&quot;))" office:value-type="float" office:value="33.8260973800575" calcext:value-type="float">
            <text:p>34</text:p>
          </table:table-cell>
          <table:table-cell table:style-name="ce9" table:formula="of:=INDIRECT(CONCATENATE(&quot;'&quot;;&quot;file:///&quot;;[.$C15];&quot;'&quot;;&quot;#&quot;;&quot;$'&quot;;&quot;GES - Ensemble&quot;;&quot;'&quot;;&quot;.&quot;;&quot;K55&quot;))" office:value-type="float" office:value="23.2599416410854" calcext:value-type="float">
            <text:p>23</text:p>
          </table:table-cell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42700607</text:p>
          </table:table-cell>
          <table:table-cell table:style-name="ce3" office:value-type="string" calcext:value-type="string">
            <text:p>CC du Pays du Neubourg</text:p>
          </table:table-cell>
          <table:table-cell table:style-name="ce6" table:formula="of:=[$'0-base'.C16]" office:value-type="string" office:string-value="U:/5_Patrimoine_commun/ETUDES/1_fiches_territoriales_EPCI/Extraction_donnees/transition_energetique/biomasse-normandie/CC du pays du Neubourg_v1.03.xlsx" calcext:value-type="string">
            <text:p>U:/5_Patrimoine_commun/ETUDES/1_fiches_territoriales_EPCI/Extraction_donnees/transition_energetique/biomasse-normandie/CC du pays du Neubourg_v1.03.xlsx</text:p>
          </table:table-cell>
          <table:table-cell table:style-name="ce9" table:formula="of:=INDIRECT(CONCATENATE(&quot;'&quot;;&quot;file:///&quot;;[.$C16];&quot;'&quot;;&quot;#&quot;;&quot;$'&quot;;&quot;GES - Ensemble&quot;;&quot;'&quot;;&quot;.&quot;;&quot;E49&quot;))" office:value-type="float" office:value="55.4113011002095" calcext:value-type="float">
            <text:p>55</text:p>
          </table:table-cell>
          <table:table-cell table:style-name="ce9" table:formula="of:=INDIRECT(CONCATENATE(&quot;'&quot;;&quot;file:///&quot;;[.$C16];&quot;'&quot;;&quot;#&quot;;&quot;$'&quot;;&quot;GES - Ensemble&quot;;&quot;'&quot;;&quot;.&quot;;&quot;G49&quot;))" office:value-type="float" office:value="54.2588840042563" calcext:value-type="float">
            <text:p>54</text:p>
          </table:table-cell>
          <table:table-cell table:style-name="ce9" table:formula="of:=INDIRECT(CONCATENATE(&quot;'&quot;;&quot;file:///&quot;;[.$C16];&quot;'&quot;;&quot;#&quot;;&quot;$'&quot;;&quot;GES - Ensemble&quot;;&quot;'&quot;;&quot;.&quot;;&quot;I49&quot;))" office:value-type="float" office:value="56.4805448296272" calcext:value-type="float">
            <text:p>56</text:p>
          </table:table-cell>
          <table:table-cell table:style-name="ce9" table:formula="of:=INDIRECT(CONCATENATE(&quot;'&quot;;&quot;file:///&quot;;[.$C16];&quot;'&quot;;&quot;#&quot;;&quot;$'&quot;;&quot;GES - Ensemble&quot;;&quot;'&quot;;&quot;.&quot;;&quot;K49&quot;))" office:value-type="float" office:value="53.1548121552305" calcext:value-type="float">
            <text:p>53</text:p>
          </table:table-cell>
          <table:table-cell table:style-name="ce9" table:formula="of:=INDIRECT(CONCATENATE(&quot;'&quot;;&quot;file:///&quot;;[.$C16];&quot;'&quot;;&quot;#&quot;;&quot;$'&quot;;&quot;GES - Ensemble&quot;;&quot;'&quot;;&quot;.&quot;;&quot;E50&quot;))" office:value-type="float" office:value="17.7962298471743" calcext:value-type="float">
            <text:p>18</text:p>
          </table:table-cell>
          <table:table-cell table:style-name="ce9" table:formula="of:=INDIRECT(CONCATENATE(&quot;'&quot;;&quot;file:///&quot;;[.$C16];&quot;'&quot;;&quot;#&quot;;&quot;$'&quot;;&quot;GES - Ensemble&quot;;&quot;'&quot;;&quot;.&quot;;&quot;G50&quot;))" office:value-type="float" office:value="17.2108290415093" calcext:value-type="float">
            <text:p>17</text:p>
          </table:table-cell>
          <table:table-cell table:style-name="ce9" table:formula="of:=INDIRECT(CONCATENATE(&quot;'&quot;;&quot;file:///&quot;;[.$C16];&quot;'&quot;;&quot;#&quot;;&quot;$'&quot;;&quot;GES - Ensemble&quot;;&quot;'&quot;;&quot;.&quot;;&quot;I50&quot;))" office:value-type="float" office:value="17.950169029707" calcext:value-type="float">
            <text:p>18</text:p>
          </table:table-cell>
          <table:table-cell table:style-name="ce9" table:formula="of:=INDIRECT(CONCATENATE(&quot;'&quot;;&quot;file:///&quot;;[.$C16];&quot;'&quot;;&quot;#&quot;;&quot;$'&quot;;&quot;GES - Ensemble&quot;;&quot;'&quot;;&quot;.&quot;;&quot;K50&quot;))" office:value-type="float" office:value="17.7417152969633" calcext:value-type="float">
            <text:p>18</text:p>
          </table:table-cell>
          <table:table-cell table:style-name="ce9" table:formula="of:=INDIRECT(CONCATENATE(&quot;'&quot;;&quot;file:///&quot;;[.$C16];&quot;'&quot;;&quot;#&quot;;&quot;$'&quot;;&quot;GES - Ensemble&quot;;&quot;'&quot;;&quot;.&quot;;&quot;E51&quot;))" office:value-type="float" office:value="80.9137770541413" calcext:value-type="float">
            <text:p>81</text:p>
          </table:table-cell>
          <table:table-cell table:style-name="ce9" table:formula="of:=INDIRECT(CONCATENATE(&quot;'&quot;;&quot;file:///&quot;;[.$C16];&quot;'&quot;;&quot;#&quot;;&quot;$'&quot;;&quot;GES - Ensemble&quot;;&quot;'&quot;;&quot;.&quot;;&quot;G51&quot;))" office:value-type="float" office:value="76.3941932134474" calcext:value-type="float">
            <text:p>76</text:p>
          </table:table-cell>
          <table:table-cell table:style-name="ce9" table:formula="of:=INDIRECT(CONCATENATE(&quot;'&quot;;&quot;file:///&quot;;[.$C16];&quot;'&quot;;&quot;#&quot;;&quot;$'&quot;;&quot;GES - Ensemble&quot;;&quot;'&quot;;&quot;.&quot;;&quot;I51&quot;))" office:value-type="float" office:value="68.60216074277" calcext:value-type="float">
            <text:p>69</text:p>
          </table:table-cell>
          <table:table-cell table:style-name="ce9" table:formula="of:=INDIRECT(CONCATENATE(&quot;'&quot;;&quot;file:///&quot;;[.$C16];&quot;'&quot;;&quot;#&quot;;&quot;$'&quot;;&quot;GES - Ensemble&quot;;&quot;'&quot;;&quot;.&quot;;&quot;K51&quot;))" office:value-type="float" office:value="65.051184796099" calcext:value-type="float">
            <text:p>65</text:p>
          </table:table-cell>
          <table:table-cell table:style-name="ce9" table:formula="of:=INDIRECT(CONCATENATE(&quot;'&quot;;&quot;file:///&quot;;[.$C16];&quot;'&quot;;&quot;#&quot;;&quot;$'&quot;;&quot;GES - Ensemble&quot;;&quot;'&quot;;&quot;.&quot;;&quot;E52&quot;))" office:value-type="float" office:value="0.980732583153271" calcext:value-type="float">
            <text:p>1</text:p>
          </table:table-cell>
          <table:table-cell table:style-name="ce9" table:formula="of:=INDIRECT(CONCATENATE(&quot;'&quot;;&quot;file:///&quot;;[.$C16];&quot;'&quot;;&quot;#&quot;;&quot;$'&quot;;&quot;GES - Ensemble&quot;;&quot;'&quot;;&quot;.&quot;;&quot;G52&quot;))" office:value-type="float" office:value="0.916957635971036" calcext:value-type="float">
            <text:p>1</text:p>
          </table:table-cell>
          <table:table-cell table:style-name="ce9" table:formula="of:=INDIRECT(CONCATENATE(&quot;'&quot;;&quot;file:///&quot;;[.$C16];&quot;'&quot;;&quot;#&quot;;&quot;$'&quot;;&quot;GES - Ensemble&quot;;&quot;'&quot;;&quot;.&quot;;&quot;I52&quot;))" office:value-type="float" office:value="0.866869431256044" calcext:value-type="float">
            <text:p>1</text:p>
          </table:table-cell>
          <table:table-cell table:style-name="ce9" table:formula="of:=INDIRECT(CONCATENATE(&quot;'&quot;;&quot;file:///&quot;;[.$C16];&quot;'&quot;;&quot;#&quot;;&quot;$'&quot;;&quot;GES - Ensemble&quot;;&quot;'&quot;;&quot;.&quot;;&quot;K52&quot;))" office:value-type="float" office:value="1.01017827693585" calcext:value-type="float">
            <text:p>1</text:p>
          </table:table-cell>
          <table:table-cell table:style-name="ce9" table:formula="of:=INDIRECT(CONCATENATE(&quot;'&quot;;&quot;file:///&quot;;[.$C16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9" table:formula="of:=INDIRECT(CONCATENATE(&quot;'&quot;;&quot;file:///&quot;;[.$C16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9" table:formula="of:=INDIRECT(CONCATENATE(&quot;'&quot;;&quot;file:///&quot;;[.$C16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9" table:formula="of:=INDIRECT(CONCATENATE(&quot;'&quot;;&quot;file:///&quot;;[.$C16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9" table:formula="of:=INDIRECT(CONCATENATE(&quot;'&quot;;&quot;file:///&quot;;[.$C16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9" table:formula="of:=INDIRECT(CONCATENATE(&quot;'&quot;;&quot;file:///&quot;;[.$C16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9" table:formula="of:=INDIRECT(CONCATENATE(&quot;'&quot;;&quot;file:///&quot;;[.$C16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9" table:formula="of:=INDIRECT(CONCATENATE(&quot;'&quot;;&quot;file:///&quot;;[.$C16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9" table:formula="of:=INDIRECT(CONCATENATE(&quot;'&quot;;&quot;file:///&quot;;[.$C16];&quot;'&quot;;&quot;#&quot;;&quot;$'&quot;;&quot;GES - Ensemble&quot;;&quot;'&quot;;&quot;.&quot;;&quot;E55&quot;))" office:value-type="float" office:value="51.9969486999396" calcext:value-type="float">
            <text:p>52</text:p>
          </table:table-cell>
          <table:table-cell table:style-name="ce9" table:formula="of:=INDIRECT(CONCATENATE(&quot;'&quot;;&quot;file:///&quot;;[.$C16];&quot;'&quot;;&quot;#&quot;;&quot;$'&quot;;&quot;GES - Ensemble&quot;;&quot;'&quot;;&quot;.&quot;;&quot;G55&quot;))" office:value-type="float" office:value="54.3102904470616" calcext:value-type="float">
            <text:p>54</text:p>
          </table:table-cell>
          <table:table-cell table:style-name="ce9" table:formula="of:=INDIRECT(CONCATENATE(&quot;'&quot;;&quot;file:///&quot;;[.$C16];&quot;'&quot;;&quot;#&quot;;&quot;$'&quot;;&quot;GES - Ensemble&quot;;&quot;'&quot;;&quot;.&quot;;&quot;I55&quot;))" office:value-type="float" office:value="53.0742401869663" calcext:value-type="float">
            <text:p>53</text:p>
          </table:table-cell>
          <table:table-cell table:style-name="ce9" table:formula="of:=INDIRECT(CONCATENATE(&quot;'&quot;;&quot;file:///&quot;;[.$C16];&quot;'&quot;;&quot;#&quot;;&quot;$'&quot;;&quot;GES - Ensemble&quot;;&quot;'&quot;;&quot;.&quot;;&quot;K55&quot;))" office:value-type="float" office:value="34.9514062673833" calcext:value-type="float">
            <text:p>35</text:p>
          </table:table-cell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42700623</text:p>
          </table:table-cell>
          <table:table-cell table:style-name="ce3" office:value-type="string" calcext:value-type="string">
            <text:p>CC Eure-Madrie-Seine</text:p>
          </table:table-cell>
          <table:table-cell table:style-name="ce6" table:formula="of:=[$'0-base'.C17]" office:value-type="string" office:string-value="U:/5_Patrimoine_commun/ETUDES/1_fiches_territoriales_EPCI/Extraction_donnees/transition_energetique/biomasse-normandie/CC Eure-Madrie-Seine_v1.03.xlsx" calcext:value-type="string">
            <text:p>U:/5_Patrimoine_commun/ETUDES/1_fiches_territoriales_EPCI/Extraction_donnees/transition_energetique/biomasse-normandie/CC Eure-Madrie-Seine_v1.03.xlsx</text:p>
          </table:table-cell>
          <table:table-cell table:style-name="ce9" table:formula="of:=INDIRECT(CONCATENATE(&quot;'&quot;;&quot;file:///&quot;;[.$C17];&quot;'&quot;;&quot;#&quot;;&quot;$'&quot;;&quot;GES - Ensemble&quot;;&quot;'&quot;;&quot;.&quot;;&quot;E49&quot;))" office:value-type="float" office:value="39.9177936426942" calcext:value-type="float">
            <text:p>40</text:p>
          </table:table-cell>
          <table:table-cell table:style-name="ce9" table:formula="of:=INDIRECT(CONCATENATE(&quot;'&quot;;&quot;file:///&quot;;[.$C17];&quot;'&quot;;&quot;#&quot;;&quot;$'&quot;;&quot;GES - Ensemble&quot;;&quot;'&quot;;&quot;.&quot;;&quot;G49&quot;))" office:value-type="float" office:value="32.4656785890479" calcext:value-type="float">
            <text:p>32</text:p>
          </table:table-cell>
          <table:table-cell table:style-name="ce9" table:formula="of:=INDIRECT(CONCATENATE(&quot;'&quot;;&quot;file:///&quot;;[.$C17];&quot;'&quot;;&quot;#&quot;;&quot;$'&quot;;&quot;GES - Ensemble&quot;;&quot;'&quot;;&quot;.&quot;;&quot;I49&quot;))" office:value-type="float" office:value="27.4724720806438" calcext:value-type="float">
            <text:p>27</text:p>
          </table:table-cell>
          <table:table-cell table:style-name="ce9" table:formula="of:=INDIRECT(CONCATENATE(&quot;'&quot;;&quot;file:///&quot;;[.$C17];&quot;'&quot;;&quot;#&quot;;&quot;$'&quot;;&quot;GES - Ensemble&quot;;&quot;'&quot;;&quot;.&quot;;&quot;K49&quot;))" office:value-type="float" office:value="23.0791310791238" calcext:value-type="float">
            <text:p>23</text:p>
          </table:table-cell>
          <table:table-cell table:style-name="ce9" table:formula="of:=INDIRECT(CONCATENATE(&quot;'&quot;;&quot;file:///&quot;;[.$C17];&quot;'&quot;;&quot;#&quot;;&quot;$'&quot;;&quot;GES - Ensemble&quot;;&quot;'&quot;;&quot;.&quot;;&quot;E50&quot;))" office:value-type="float" office:value="21.2927778104128" calcext:value-type="float">
            <text:p>21</text:p>
          </table:table-cell>
          <table:table-cell table:style-name="ce9" table:formula="of:=INDIRECT(CONCATENATE(&quot;'&quot;;&quot;file:///&quot;;[.$C17];&quot;'&quot;;&quot;#&quot;;&quot;$'&quot;;&quot;GES - Ensemble&quot;;&quot;'&quot;;&quot;.&quot;;&quot;G50&quot;))" office:value-type="float" office:value="19.114466389423" calcext:value-type="float">
            <text:p>19</text:p>
          </table:table-cell>
          <table:table-cell table:style-name="ce9" table:formula="of:=INDIRECT(CONCATENATE(&quot;'&quot;;&quot;file:///&quot;;[.$C17];&quot;'&quot;;&quot;#&quot;;&quot;$'&quot;;&quot;GES - Ensemble&quot;;&quot;'&quot;;&quot;.&quot;;&quot;I50&quot;))" office:value-type="float" office:value="18.9837595363684" calcext:value-type="float">
            <text:p>19</text:p>
          </table:table-cell>
          <table:table-cell table:style-name="ce9" table:formula="of:=INDIRECT(CONCATENATE(&quot;'&quot;;&quot;file:///&quot;;[.$C17];&quot;'&quot;;&quot;#&quot;;&quot;$'&quot;;&quot;GES - Ensemble&quot;;&quot;'&quot;;&quot;.&quot;;&quot;K50&quot;))" office:value-type="float" office:value="18.4071799170868" calcext:value-type="float">
            <text:p>18</text:p>
          </table:table-cell>
          <table:table-cell table:style-name="ce9" table:formula="of:=INDIRECT(CONCATENATE(&quot;'&quot;;&quot;file:///&quot;;[.$C17];&quot;'&quot;;&quot;#&quot;;&quot;$'&quot;;&quot;GES - Ensemble&quot;;&quot;'&quot;;&quot;.&quot;;&quot;E51&quot;))" office:value-type="float" office:value="71.8587310872385" calcext:value-type="float">
            <text:p>72</text:p>
          </table:table-cell>
          <table:table-cell table:style-name="ce9" table:formula="of:=INDIRECT(CONCATENATE(&quot;'&quot;;&quot;file:///&quot;;[.$C17];&quot;'&quot;;&quot;#&quot;;&quot;$'&quot;;&quot;GES - Ensemble&quot;;&quot;'&quot;;&quot;.&quot;;&quot;G51&quot;))" office:value-type="float" office:value="68.0077243577927" calcext:value-type="float">
            <text:p>68</text:p>
          </table:table-cell>
          <table:table-cell table:style-name="ce9" table:formula="of:=INDIRECT(CONCATENATE(&quot;'&quot;;&quot;file:///&quot;;[.$C17];&quot;'&quot;;&quot;#&quot;;&quot;$'&quot;;&quot;GES - Ensemble&quot;;&quot;'&quot;;&quot;.&quot;;&quot;I51&quot;))" office:value-type="float" office:value="61.4187947770926" calcext:value-type="float">
            <text:p>61</text:p>
          </table:table-cell>
          <table:table-cell table:style-name="ce9" table:formula="of:=INDIRECT(CONCATENATE(&quot;'&quot;;&quot;file:///&quot;;[.$C17];&quot;'&quot;;&quot;#&quot;;&quot;$'&quot;;&quot;GES - Ensemble&quot;;&quot;'&quot;;&quot;.&quot;;&quot;K51&quot;))" office:value-type="float" office:value="70.4957149093721" calcext:value-type="float">
            <text:p>70</text:p>
          </table:table-cell>
          <table:table-cell table:style-name="ce9" table:formula="of:=INDIRECT(CONCATENATE(&quot;'&quot;;&quot;file:///&quot;;[.$C17];&quot;'&quot;;&quot;#&quot;;&quot;$'&quot;;&quot;GES - Ensemble&quot;;&quot;'&quot;;&quot;.&quot;;&quot;E52&quot;))" office:value-type="float" office:value="1.53994139210816" calcext:value-type="float">
            <text:p>2</text:p>
          </table:table-cell>
          <table:table-cell table:style-name="ce9" table:formula="of:=INDIRECT(CONCATENATE(&quot;'&quot;;&quot;file:///&quot;;[.$C17];&quot;'&quot;;&quot;#&quot;;&quot;$'&quot;;&quot;GES - Ensemble&quot;;&quot;'&quot;;&quot;.&quot;;&quot;G52&quot;))" office:value-type="float" office:value="0.907736050376003" calcext:value-type="float">
            <text:p>1</text:p>
          </table:table-cell>
          <table:table-cell table:style-name="ce9" table:formula="of:=INDIRECT(CONCATENATE(&quot;'&quot;;&quot;file:///&quot;;[.$C17];&quot;'&quot;;&quot;#&quot;;&quot;$'&quot;;&quot;GES - Ensemble&quot;;&quot;'&quot;;&quot;.&quot;;&quot;I52&quot;))" office:value-type="float" office:value="0.832396197366305" calcext:value-type="float">
            <text:p>1</text:p>
          </table:table-cell>
          <table:table-cell table:style-name="ce9" table:formula="of:=INDIRECT(CONCATENATE(&quot;'&quot;;&quot;file:///&quot;;[.$C17];&quot;'&quot;;&quot;#&quot;;&quot;$'&quot;;&quot;GES - Ensemble&quot;;&quot;'&quot;;&quot;.&quot;;&quot;K52&quot;))" office:value-type="float" office:value="0.938379002760148" calcext:value-type="float">
            <text:p>1</text:p>
          </table:table-cell>
          <table:table-cell table:style-name="ce9" table:formula="of:=INDIRECT(CONCATENATE(&quot;'&quot;;&quot;file:///&quot;;[.$C17];&quot;'&quot;;&quot;#&quot;;&quot;$'&quot;;&quot;GES - Ensemble&quot;;&quot;'&quot;;&quot;.&quot;;&quot;E53&quot;))" office:value-type="float" office:value="0.00000310499454978735" calcext:value-type="float">
            <text:p>0</text:p>
          </table:table-cell>
          <table:table-cell table:style-name="ce9" table:formula="of:=INDIRECT(CONCATENATE(&quot;'&quot;;&quot;file:///&quot;;[.$C17];&quot;'&quot;;&quot;#&quot;;&quot;$'&quot;;&quot;GES - Ensemble&quot;;&quot;'&quot;;&quot;.&quot;;&quot;G53&quot;))" office:value-type="float" office:value="0.00000268866573847681" calcext:value-type="float">
            <text:p>0</text:p>
          </table:table-cell>
          <table:table-cell table:style-name="ce9" table:formula="of:=INDIRECT(CONCATENATE(&quot;'&quot;;&quot;file:///&quot;;[.$C17];&quot;'&quot;;&quot;#&quot;;&quot;$'&quot;;&quot;GES - Ensemble&quot;;&quot;'&quot;;&quot;.&quot;;&quot;I53&quot;))" office:value-type="float" office:value="0.00000314121623800704" calcext:value-type="float">
            <text:p>0</text:p>
          </table:table-cell>
          <table:table-cell table:style-name="ce9" table:formula="of:=INDIRECT(CONCATENATE(&quot;'&quot;;&quot;file:///&quot;;[.$C17];&quot;'&quot;;&quot;#&quot;;&quot;$'&quot;;&quot;GES - Ensemble&quot;;&quot;'&quot;;&quot;.&quot;;&quot;K53&quot;))" office:value-type="float" office:value="0.00000495403212176684" calcext:value-type="float">
            <text:p>0</text:p>
          </table:table-cell>
          <table:table-cell table:style-name="ce9" table:formula="of:=INDIRECT(CONCATENATE(&quot;'&quot;;&quot;file:///&quot;;[.$C17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9" table:formula="of:=INDIRECT(CONCATENATE(&quot;'&quot;;&quot;file:///&quot;;[.$C17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9" table:formula="of:=INDIRECT(CONCATENATE(&quot;'&quot;;&quot;file:///&quot;;[.$C17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9" table:formula="of:=INDIRECT(CONCATENATE(&quot;'&quot;;&quot;file:///&quot;;[.$C17];&quot;'&quot;;&quot;#&quot;;&quot;$'&quot;;&quot;GES - Ensemble&quot;;&quot;'&quot;;&quot;.&quot;;&quot;K54&quot;))" office:value-type="float" office:value="99.1512824" calcext:value-type="float">
            <text:p>99</text:p>
          </table:table-cell>
          <table:table-cell table:style-name="ce9" table:formula="of:=INDIRECT(CONCATENATE(&quot;'&quot;;&quot;file:///&quot;;[.$C17];&quot;'&quot;;&quot;#&quot;;&quot;$'&quot;;&quot;GES - Ensemble&quot;;&quot;'&quot;;&quot;.&quot;;&quot;E55&quot;))" office:value-type="float" office:value="26.8090999676794" calcext:value-type="float">
            <text:p>27</text:p>
          </table:table-cell>
          <table:table-cell table:style-name="ce9" table:formula="of:=INDIRECT(CONCATENATE(&quot;'&quot;;&quot;file:///&quot;;[.$C17];&quot;'&quot;;&quot;#&quot;;&quot;$'&quot;;&quot;GES - Ensemble&quot;;&quot;'&quot;;&quot;.&quot;;&quot;G55&quot;))" office:value-type="float" office:value="28.9026015560623" calcext:value-type="float">
            <text:p>29</text:p>
          </table:table-cell>
          <table:table-cell table:style-name="ce9" table:formula="of:=INDIRECT(CONCATENATE(&quot;'&quot;;&quot;file:///&quot;;[.$C17];&quot;'&quot;;&quot;#&quot;;&quot;$'&quot;;&quot;GES - Ensemble&quot;;&quot;'&quot;;&quot;.&quot;;&quot;I55&quot;))" office:value-type="float" office:value="27.9631190974808" calcext:value-type="float">
            <text:p>28</text:p>
          </table:table-cell>
          <table:table-cell table:style-name="ce9" table:formula="of:=INDIRECT(CONCATENATE(&quot;'&quot;;&quot;file:///&quot;;[.$C17];&quot;'&quot;;&quot;#&quot;;&quot;$'&quot;;&quot;GES - Ensemble&quot;;&quot;'&quot;;&quot;.&quot;;&quot;K55&quot;))" office:value-type="float" office:value="21.4291840558198" calcext:value-type="float">
            <text:p>21</text:p>
          </table:table-cell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Eure</text:p>
          </table:table-cell>
          <table:table-cell table:style-name="ce3"/>
          <table:table-cell table:style-name="ce8" table:number-columns-repeated="16"/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rmandie</text:p>
          </table:table-cell>
          <table:table-cell table:style-name="ce3"/>
          <table:table-cell table:style-name="ce8" table:number-columns-repeated="16"/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_polluants" table:style-name="ta1">
        <table:table-column table:style-name="co1" table:default-cell-style-name="ce4"/>
        <table:table-column table:style-name="co2" table:default-cell-style-name="ce4"/>
        <table:table-column table:style-name="co25" table:default-cell-style-name="ce4"/>
        <table:table-column table:style-name="co22" table:number-columns-repeated="16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989" table:default-cell-style-name="Default"/>
        <table:table-row table:style-name="ro5">
          <table:table-cell table:style-name="ce2" office:value-type="string" calcext:value-type="string">
            <text:p>siren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chemin</text:p>
          </table:table-cell>
          <table:table-cell table:style-name="ce7" office:value-type="string" calcext:value-type="string">
            <office:annotation draw:style-name="gr2" draw:text-style-name="P1" svg:width="2.899cm" svg:height="0.669cm" svg:x="25.338cm" svg:y="0cm" draw:caption-point-x="-0.61cm" draw:caption-point-y="0.01cm">
              <dc:date>2017-11-02T00:00:00</dc:date>
              <text:p text:style-name="P1"><text:span text:style-name="T1">COVNM_1</text:span></text:p>
            </office:annotation>
            <text:p>Emission COVNM (kg/hab) (2008)</text:p>
          </table:table-cell>
          <table:table-cell table:style-name="ce7" office:value-type="string" calcext:value-type="string">
            <office:annotation draw:style-name="gr2" draw:text-style-name="P1" svg:width="2.899cm" svg:height="0.669cm" svg:x="27.837cm" svg:y="0cm" draw:caption-point-x="-0.61cm" draw:caption-point-y="0.01cm">
              <dc:date>2017-11-02T00:00:00</dc:date>
              <text:p text:style-name="P1"><text:span text:style-name="T1">COVNM_2</text:span></text:p>
            </office:annotation>
            <text:p>Emission COVNM (kg/hab) (2010)</text:p>
          </table:table-cell>
          <table:table-cell table:style-name="ce7" office:value-type="string" calcext:value-type="string">
            <office:annotation draw:style-name="gr2" draw:text-style-name="P1" svg:width="2.899cm" svg:height="0.669cm" svg:x="30.337cm" svg:y="0cm" draw:caption-point-x="-0.61cm" draw:caption-point-y="0.01cm">
              <dc:date>2017-11-02T00:00:00</dc:date>
              <text:p text:style-name="P1"><text:span text:style-name="T1">COVNM_3</text:span></text:p>
            </office:annotation>
            <text:p>Emission COVNM (kg/hab) (2012)</text:p>
          </table:table-cell>
          <table:table-cell table:style-name="ce7" office:value-type="string" calcext:value-type="string">
            <office:annotation draw:style-name="gr2" draw:text-style-name="P1" svg:width="2.899cm" svg:height="0.669cm" svg:x="32.836cm" svg:y="0cm" draw:caption-point-x="-0.61cm" draw:caption-point-y="0.01cm">
              <dc:date>2017-11-02T00:00:00</dc:date>
              <text:p text:style-name="P1"><text:span text:style-name="T1">COVNM_4</text:span></text:p>
            </office:annotation>
            <text:p>Emission COVNM (kg/hab) (2014)</text:p>
          </table:table-cell>
          <table:table-cell table:style-name="ce7" office:value-type="string" calcext:value-type="string">
            <office:annotation draw:style-name="gr2" draw:text-style-name="P1" svg:width="2.899cm" svg:height="0.669cm" svg:x="35.336cm" svg:y="0cm" draw:caption-point-x="-0.61cm" draw:caption-point-y="0.01cm">
              <dc:date>2017-11-02T00:00:00</dc:date>
              <text:p text:style-name="P1"><text:span text:style-name="T1">NH3_1</text:span></text:p>
            </office:annotation>
            <text:p>Emission NH3 (kg/hab) (2008)</text:p>
          </table:table-cell>
          <table:table-cell table:style-name="ce7" office:value-type="string" calcext:value-type="string">
            <office:annotation draw:style-name="gr2" draw:text-style-name="P1" svg:width="2.899cm" svg:height="0.669cm" svg:x="37.835cm" svg:y="0cm" draw:caption-point-x="-0.61cm" draw:caption-point-y="0.01cm">
              <dc:date>2017-11-02T00:00:00</dc:date>
              <text:p text:style-name="P1"><text:span text:style-name="T1">NH3_2</text:span></text:p>
            </office:annotation>
            <text:p>Emission NH3 (kg/hab) (2010)</text:p>
          </table:table-cell>
          <table:table-cell table:style-name="ce7" office:value-type="string" calcext:value-type="string">
            <office:annotation draw:style-name="gr2" draw:text-style-name="P1" svg:width="2.899cm" svg:height="0.669cm" svg:x="40.335cm" svg:y="0cm" draw:caption-point-x="-0.61cm" draw:caption-point-y="0.01cm">
              <dc:date>2017-11-02T00:00:00</dc:date>
              <text:p text:style-name="P1"><text:span text:style-name="T1">NH3_3</text:span></text:p>
            </office:annotation>
            <text:p>Emission NH3 (kg/hab) (2012)</text:p>
          </table:table-cell>
          <table:table-cell table:style-name="ce7" office:value-type="string" calcext:value-type="string">
            <office:annotation draw:style-name="gr2" draw:text-style-name="P1" svg:width="2.899cm" svg:height="0.669cm" svg:x="42.834cm" svg:y="0cm" draw:caption-point-x="-0.61cm" draw:caption-point-y="0.01cm">
              <dc:date>2017-11-02T00:00:00</dc:date>
              <text:p text:style-name="P1"><text:span text:style-name="T1">NH3_4</text:span></text:p>
            </office:annotation>
            <text:p>Emission NH3 (kg/hab) (2014)</text:p>
          </table:table-cell>
          <table:table-cell table:style-name="ce7" office:value-type="string" calcext:value-type="string">
            <office:annotation draw:style-name="gr2" draw:text-style-name="P1" svg:width="2.899cm" svg:height="0.669cm" svg:x="45.333cm" svg:y="0cm" draw:caption-point-x="-0.61cm" draw:caption-point-y="0.01cm">
              <dc:date>2017-11-02T00:00:00</dc:date>
              <text:p text:style-name="P1"><text:span text:style-name="T1">NOX_1</text:span></text:p>
            </office:annotation>
            <text:p>Emission GES NOX (kg/hab) (2008)</text:p>
          </table:table-cell>
          <table:table-cell table:style-name="ce7" office:value-type="string" calcext:value-type="string">
            <office:annotation draw:style-name="gr2" draw:text-style-name="P1" svg:width="2.899cm" svg:height="0.669cm" svg:x="47.833cm" svg:y="0cm" draw:caption-point-x="-0.61cm" draw:caption-point-y="0.01cm">
              <dc:date>2017-11-02T00:00:00</dc:date>
              <text:p text:style-name="P1"><text:span text:style-name="T1">NOX_2</text:span></text:p>
            </office:annotation>
            <text:p>Emission GES NOX (kg/hab) (2010)</text:p>
          </table:table-cell>
          <table:table-cell table:style-name="ce7" office:value-type="string" calcext:value-type="string">
            <office:annotation draw:style-name="gr2" draw:text-style-name="P1" svg:width="2.899cm" svg:height="0.669cm" svg:x="50.332cm" svg:y="0cm" draw:caption-point-x="-0.61cm" draw:caption-point-y="0.01cm">
              <dc:date>2017-11-02T00:00:00</dc:date>
              <text:p text:style-name="P1"><text:span text:style-name="T1">NOX_3</text:span></text:p>
            </office:annotation>
            <text:p>Emission GES NOX (kg/hab) (2012)</text:p>
          </table:table-cell>
          <table:table-cell table:style-name="ce7" office:value-type="string" calcext:value-type="string">
            <office:annotation draw:style-name="gr2" draw:text-style-name="P1" svg:width="2.899cm" svg:height="0.669cm" svg:x="52.832cm" svg:y="0cm" draw:caption-point-x="-0.61cm" draw:caption-point-y="0.01cm">
              <dc:date>2017-11-02T00:00:00</dc:date>
              <text:p text:style-name="P1"><text:span text:style-name="T1">NOX_4</text:span></text:p>
            </office:annotation>
            <text:p>Emission GES NOX (kg/hab) (2014)</text:p>
          </table:table-cell>
          <table:table-cell table:style-name="ce7" office:value-type="string" calcext:value-type="string">
            <office:annotation draw:style-name="gr2" draw:text-style-name="P1" svg:width="2.899cm" svg:height="0.669cm" svg:x="55.331cm" svg:y="0cm" draw:caption-point-x="-0.61cm" draw:caption-point-y="0.01cm">
              <dc:date>2017-11-02T00:00:00</dc:date>
              <text:p text:style-name="P1"><text:span text:style-name="T1">PM10_1</text:span></text:p>
            </office:annotation>
            <text:p>Emission PM10 (kg/hab) (2008)</text:p>
          </table:table-cell>
          <table:table-cell table:style-name="ce7" office:value-type="string" calcext:value-type="string">
            <office:annotation draw:style-name="gr2" draw:text-style-name="P1" svg:width="2.899cm" svg:height="0.669cm" svg:x="57.831cm" svg:y="0cm" draw:caption-point-x="-0.61cm" draw:caption-point-y="0.01cm">
              <dc:date>2017-11-02T00:00:00</dc:date>
              <text:p text:style-name="P1"><text:span text:style-name="T1">PM10_2</text:span></text:p>
            </office:annotation>
            <text:p>Emission PM10 (kg/hab) (2010)</text:p>
          </table:table-cell>
          <table:table-cell table:style-name="ce7" office:value-type="string" calcext:value-type="string">
            <office:annotation draw:style-name="gr2" draw:text-style-name="P1" svg:width="2.899cm" svg:height="0.669cm" svg:x="60.33cm" svg:y="0cm" draw:caption-point-x="-0.61cm" draw:caption-point-y="0.01cm">
              <dc:date>2017-11-02T00:00:00</dc:date>
              <text:p text:style-name="P1"><text:span text:style-name="T1">PM10_3</text:span></text:p>
            </office:annotation>
            <text:p>Emission PM10 (kg/hab) (2012)</text:p>
          </table:table-cell>
          <table:table-cell table:style-name="ce7" office:value-type="string" calcext:value-type="string">
            <office:annotation draw:style-name="gr2" draw:text-style-name="P1" svg:width="2.899cm" svg:height="0.669cm" svg:x="62.83cm" svg:y="0cm" draw:caption-point-x="-0.61cm" draw:caption-point-y="0.01cm">
              <dc:date>2017-11-02T00:00:00</dc:date>
              <text:p text:style-name="P1"><text:span text:style-name="T1">PM10_4</text:span></text:p>
            </office:annotation>
            <text:p>Emission PM10 (kg/hab) (2014)</text:p>
          </table:table-cell>
          <table:table-cell table:style-name="ce7" office:value-type="string" calcext:value-type="string">
            <office:annotation draw:style-name="gr2" draw:text-style-name="P1" svg:width="2.899cm" svg:height="0.669cm" svg:x="65.239cm" svg:y="0cm" draw:caption-point-x="-0.61cm" draw:caption-point-y="0.01cm">
              <dc:date>2017-11-02T00:00:00</dc:date>
              <text:p text:style-name="P1"><text:span text:style-name="T1">PM25_1</text:span></text:p>
            </office:annotation>
            <text:p>Emission PM2,5 (kg/hab) (2008)</text:p>
          </table:table-cell>
          <table:table-cell table:style-name="ce7" office:value-type="string" calcext:value-type="string">
            <office:annotation draw:style-name="gr2" draw:text-style-name="P1" svg:width="2.899cm" svg:height="0.669cm" svg:x="67.648cm" svg:y="0cm" draw:caption-point-x="-0.61cm" draw:caption-point-y="0.01cm">
              <dc:date>2017-11-02T00:00:00</dc:date>
              <text:p text:style-name="P1"><text:span text:style-name="T1">PM25_2</text:span></text:p>
            </office:annotation>
            <text:p>Emission PM2,5 (kg/hab) (2010)</text:p>
          </table:table-cell>
          <table:table-cell table:style-name="ce7" office:value-type="string" calcext:value-type="string">
            <office:annotation draw:style-name="gr2" draw:text-style-name="P1" svg:width="2.899cm" svg:height="0.669cm" svg:x="70.058cm" svg:y="0cm" draw:caption-point-x="-0.61cm" draw:caption-point-y="0.01cm">
              <dc:date>2017-11-02T00:00:00</dc:date>
              <text:p text:style-name="P1"><text:span text:style-name="T1">PM25_3</text:span></text:p>
            </office:annotation>
            <text:p>Emission PM2,5 (kg/hab) (2012)</text:p>
          </table:table-cell>
          <table:table-cell table:style-name="ce7" office:value-type="string" calcext:value-type="string">
            <office:annotation draw:style-name="gr2" draw:text-style-name="P1" svg:width="2.899cm" svg:height="0.669cm" svg:x="72.467cm" svg:y="0cm" draw:caption-point-x="-0.61cm" draw:caption-point-y="0.01cm">
              <dc:date>2017-11-02T00:00:00</dc:date>
              <text:p text:style-name="P1"><text:span text:style-name="T1">PM25_4</text:span></text:p>
            </office:annotation>
            <text:p>Emission PM2,5 (kg/hab) (2014)</text:p>
          </table:table-cell>
          <table:table-cell table:style-name="ce7" office:value-type="string" calcext:value-type="string">
            <office:annotation draw:style-name="gr2" draw:text-style-name="P1" svg:width="2.899cm" svg:height="0.669cm" svg:x="74.877cm" svg:y="0cm" draw:caption-point-x="-0.61cm" draw:caption-point-y="0.01cm">
              <dc:date>2017-11-02T00:00:00</dc:date>
              <text:p text:style-name="P1"><text:span text:style-name="T1">S02_1</text:span></text:p>
            </office:annotation>
            <text:p>Emission SO2 (kg/hab) (2008)</text:p>
          </table:table-cell>
          <table:table-cell table:style-name="ce7" office:value-type="string" calcext:value-type="string">
            <office:annotation draw:style-name="gr2" draw:text-style-name="P1" svg:width="2.899cm" svg:height="0.669cm" svg:x="77.286cm" svg:y="0cm" draw:caption-point-x="-0.61cm" draw:caption-point-y="0.01cm">
              <dc:date>2017-11-02T00:00:00</dc:date>
              <text:p text:style-name="P1"><text:span text:style-name="T1">S02_2</text:span></text:p>
            </office:annotation>
            <text:p>Emission SO2 (kg/hab) (2010)</text:p>
          </table:table-cell>
          <table:table-cell table:style-name="ce7" office:value-type="string" calcext:value-type="string">
            <office:annotation draw:style-name="gr2" draw:text-style-name="P1" svg:width="2.899cm" svg:height="0.669cm" svg:x="79.696cm" svg:y="0cm" draw:caption-point-x="-0.61cm" draw:caption-point-y="0.01cm">
              <dc:date>2017-11-02T00:00:00</dc:date>
              <text:p text:style-name="P1"><text:span text:style-name="T1">S02_3</text:span></text:p>
            </office:annotation>
            <text:p>Emission SO2 (kg/hab) (2012)</text:p>
          </table:table-cell>
          <table:table-cell table:style-name="ce7" office:value-type="string" calcext:value-type="string">
            <office:annotation draw:style-name="gr2" draw:text-style-name="P1" svg:width="2.899cm" svg:height="0.669cm" svg:x="82.105cm" svg:y="0cm" draw:caption-point-x="-0.61cm" draw:caption-point-y="0.01cm">
              <dc:date>2017-11-02T00:00:00</dc:date>
              <text:p text:style-name="P1"><text:span text:style-name="T1">S02_4</text:span></text:p>
            </office:annotation>
            <text:p>Emission SO2 (kg/hab) (2014)</text:p>
          </table:table-cell>
          <table:table-cell table:style-name="ce7" table:number-columns-repeated="4"/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35665</text:p>
          </table:table-cell>
          <table:table-cell table:style-name="ce3" office:value-type="string" calcext:value-type="string">
            <text:p>CA Seine Eure</text:p>
          </table:table-cell>
          <table:table-cell table:style-name="ce6" table:formula="of:=[$'0-base'.C2]" office:value-type="string" office:string-value="u:/5_Patrimoine_commun/ETUDES/1_fiches_territoriales_EPCI/Extraction_donnees/transition_energetique/biomasse-normandie/CA Seine-Eure_v1.03.xlsx" calcext:value-type="string">
            <text:p>u:/5_Patrimoine_commun/ETUDES/1_fiches_territoriales_EPCI/Extraction_donnees/transition_energetique/biomasse-normandie/CA Seine-Eure_v1.03.xlsx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S14&quot;))" office:value-type="float" office:value="62.5720881552612" calcext:value-type="float">
            <text:p>63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U14&quot;))" office:value-type="float" office:value="23.0813905065086" calcext:value-type="float">
            <text:p>23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W14&quot;))" office:value-type="float" office:value="21.8389941664584" calcext:value-type="float">
            <text:p>22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Y14&quot;))" office:value-type="float" office:value="19.7975304408169" calcext:value-type="float">
            <text:p>20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S15&quot;))" office:value-type="float" office:value="3.08562944206841" calcext:value-type="float">
            <text:p>3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U15&quot;))" office:value-type="float" office:value="2.84372984627373" calcext:value-type="float">
            <text:p>3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W15&quot;))" office:value-type="float" office:value="2.82365943749936" calcext:value-type="float">
            <text:p>3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Y15&quot;))" office:value-type="float" office:value="3.22950532617675" calcext:value-type="float">
            <text:p>3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S16&quot;))" office:value-type="float" office:value="30.952166709524" calcext:value-type="float">
            <text:p>31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U16&quot;))" office:value-type="float" office:value="25.5561318371753" calcext:value-type="float">
            <text:p>26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W16&quot;))" office:value-type="float" office:value="17.8564459300941" calcext:value-type="float">
            <text:p>18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Y16&quot;))" office:value-type="float" office:value="26.2252089161004" calcext:value-type="float">
            <text:p>26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S17&quot;))" office:value-type="float" office:value="6.2743148616199" calcext:value-type="float">
            <text:p>6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U17&quot;))" office:value-type="float" office:value="5.50373415544989" calcext:value-type="float">
            <text:p>6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W17&quot;))" office:value-type="float" office:value="4.53992878092738" calcext:value-type="float">
            <text:p>5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Y17&quot;))" office:value-type="float" office:value="4.94215910295187" calcext:value-type="float">
            <text:p>5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S18&quot;))" office:value-type="float" office:value="4.89977135373019" calcext:value-type="float">
            <text:p>5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U18&quot;))" office:value-type="float" office:value="3.87026028906191" calcext:value-type="float">
            <text:p>4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W18&quot;))" office:value-type="float" office:value="3.11763909408146" calcext:value-type="float">
            <text:p>3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Y18&quot;))" office:value-type="float" office:value="3.37506297807847" calcext:value-type="float">
            <text:p>3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S19&quot;))" office:value-type="float" office:value="13.5639982304611" calcext:value-type="float">
            <text:p>14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U19&quot;))" office:value-type="float" office:value="2.83420358745853" calcext:value-type="float">
            <text:p>3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W19&quot;))" office:value-type="float" office:value="2.35328335110365" calcext:value-type="float">
            <text:p>2</text:p>
          </table:table-cell>
          <table:table-cell table:style-name="ce9" table:formula="of:=INDIRECT(CONCATENATE(&quot;'&quot;;&quot;file:///&quot;;[.$C2];&quot;'&quot;;&quot;#&quot;;&quot;$'&quot;;&quot;Polluant - Ensemble&quot;;&quot;'&quot;;&quot;.&quot;;&quot;Y19&quot;))" office:value-type="float" office:value="2.44740551345299" calcext:value-type="float">
            <text:p>2</text:p>
          </table:table-cell>
          <table:table-cell table:style-name="ce9" table:number-columns-repeated="4"/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40277</text:p>
          </table:table-cell>
          <table:table-cell table:style-name="ce3" office:value-type="string" calcext:value-type="string">
            <text:p>CA Agglo du Pays de Dreux</text:p>
          </table:table-cell>
          <table:table-cell table:style-name="ce6" table:formula="of:=[$'0-base'.C3]" office:value-type="string" office:string-value="U:/5_Patrimoine_commun/ETUDES/1_fiches_territoriales_EPCI/Extraction_donnees/transition_energetique/biomasse-normandie/Agglo du Pays de Dreux_v1.03.xlsx" calcext:value-type="string">
            <text:p>U:/5_Patrimoine_commun/ETUDES/1_fiches_territoriales_EPCI/Extraction_donnees/transition_energetique/biomasse-normandie/Agglo du Pays de Dreux_v1.03.xlsx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S14&quot;))" office:value-type="float" office:value="9.98862803367069" calcext:value-type="float">
            <text:p>10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U14&quot;))" office:value-type="float" office:value="9.11245618627682" calcext:value-type="float">
            <text:p>9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W14&quot;))" office:value-type="float" office:value="12.6400482529559" calcext:value-type="float">
            <text:p>13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Y14&quot;))" office:value-type="float" office:value="12.2357546275026" calcext:value-type="float">
            <text:p>12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S15&quot;))" office:value-type="float" office:value="2.50854708308106" calcext:value-type="float">
            <text:p>3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U15&quot;))" office:value-type="float" office:value="2.16705025788556" calcext:value-type="float">
            <text:p>2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W15&quot;))" office:value-type="float" office:value="2.30629997606625" calcext:value-type="float">
            <text:p>2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Y15&quot;))" office:value-type="float" office:value="2.72165602689978" calcext:value-type="float">
            <text:p>3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S16&quot;))" office:value-type="float" office:value="10.9840797286725" calcext:value-type="float">
            <text:p>11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U16&quot;))" office:value-type="float" office:value="9.25233766489928" calcext:value-type="float">
            <text:p>9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W16&quot;))" office:value-type="float" office:value="6.19390800604704" calcext:value-type="float">
            <text:p>6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Y16&quot;))" office:value-type="float" office:value="5.96713451567112" calcext:value-type="float">
            <text:p>6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S17&quot;))" office:value-type="float" office:value="3.63915589749408" calcext:value-type="float">
            <text:p>4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U17&quot;))" office:value-type="float" office:value="3.42561796941651" calcext:value-type="float">
            <text:p>3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W17&quot;))" office:value-type="float" office:value="2.84167566034681" calcext:value-type="float">
            <text:p>3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Y17&quot;))" office:value-type="float" office:value="2.75764709779783" calcext:value-type="float">
            <text:p>3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S18&quot;))" office:value-type="float" office:value="2.7331475319171" calcext:value-type="float">
            <text:p>3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U18&quot;))" office:value-type="float" office:value="2.5990915660186" calcext:value-type="float">
            <text:p>3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W18&quot;))" office:value-type="float" office:value="2.08584845122245" calcext:value-type="float">
            <text:p>2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Y18&quot;))" office:value-type="float" office:value="2.03584317419922" calcext:value-type="float">
            <text:p>2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S19&quot;))" office:value-type="float" office:value="0.790857417604392" calcext:value-type="float">
            <text:p>1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U19&quot;))" office:value-type="float" office:value="0.641489851532783" calcext:value-type="float">
            <text:p>1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W19&quot;))" office:value-type="float" office:value="0.240862928711701" calcext:value-type="float">
            <text:p>0</text:p>
          </table:table-cell>
          <table:table-cell table:style-name="ce9" table:formula="of:=INDIRECT(CONCATENATE(&quot;'&quot;;&quot;file:///&quot;;[.$C3];&quot;'&quot;;&quot;#&quot;;&quot;$'&quot;;&quot;Polluant - Ensemble&quot;;&quot;'&quot;;&quot;.&quot;;&quot;Y19&quot;))" office:value-type="float" office:value="0.210814766207618" calcext:value-type="float">
            <text:p>0</text:p>
          </table:table-cell>
          <table:table-cell table:style-name="ce9" table:number-columns-repeated="4"/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5787</text:p>
          </table:table-cell>
          <table:table-cell table:style-name="ce3" office:value-type="string" calcext:value-type="string">
            <text:p>CC de Pont-Audemer / Val de Risle</text:p>
          </table:table-cell>
          <table:table-cell table:style-name="ce6" table:formula="of:=[$'0-base'.C4]" office:value-type="string" office:string-value="U:/5_Patrimoine_commun/ETUDES/1_fiches_territoriales_EPCI/Extraction_donnees/transition_energetique/biomasse-normandie/CC Pont-Audemer val de Ris_v1.03.xlsx" calcext:value-type="string">
            <text:p>U:/5_Patrimoine_commun/ETUDES/1_fiches_territoriales_EPCI/Extraction_donnees/transition_energetique/biomasse-normandie/CC Pont-Audemer val de Ris_v1.03.xlsx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S14&quot;))" office:value-type="float" office:value="22.1927396696463" calcext:value-type="float">
            <text:p>22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U14&quot;))" office:value-type="float" office:value="20.5262635087065" calcext:value-type="float">
            <text:p>21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W14&quot;))" office:value-type="float" office:value="20.464083286466" calcext:value-type="float">
            <text:p>20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Y14&quot;))" office:value-type="float" office:value="13.2895331024454" calcext:value-type="float">
            <text:p>13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S15&quot;))" office:value-type="float" office:value="13.0748364550057" calcext:value-type="float">
            <text:p>13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U15&quot;))" office:value-type="float" office:value="11.3346929959687" calcext:value-type="float">
            <text:p>11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W15&quot;))" office:value-type="float" office:value="11.6594999321485" calcext:value-type="float">
            <text:p>12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Y15&quot;))" office:value-type="float" office:value="12.164768157396" calcext:value-type="float">
            <text:p>12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S16&quot;))" office:value-type="float" office:value="27.5923481181951" calcext:value-type="float">
            <text:p>28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U16&quot;))" office:value-type="float" office:value="22.533821316565" calcext:value-type="float">
            <text:p>23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W16&quot;))" office:value-type="float" office:value="17.2878861351952" calcext:value-type="float">
            <text:p>17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Y16&quot;))" office:value-type="float" office:value="16.6560688340958" calcext:value-type="float">
            <text:p>17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S17&quot;))" office:value-type="float" office:value="7.07191549971161" calcext:value-type="float">
            <text:p>7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U17&quot;))" office:value-type="float" office:value="6.37850018444269" calcext:value-type="float">
            <text:p>6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W17&quot;))" office:value-type="float" office:value="5.73770845946589" calcext:value-type="float">
            <text:p>6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Y17&quot;))" office:value-type="float" office:value="5.60020381398689" calcext:value-type="float">
            <text:p>6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S18&quot;))" office:value-type="float" office:value="5.06256594229541" calcext:value-type="float">
            <text:p>5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U18&quot;))" office:value-type="float" office:value="4.59889454515596" calcext:value-type="float">
            <text:p>5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W18&quot;))" office:value-type="float" office:value="3.89028441358489" calcext:value-type="float">
            <text:p>4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Y18&quot;))" office:value-type="float" office:value="3.82541593546043" calcext:value-type="float">
            <text:p>4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S19&quot;))" office:value-type="float" office:value="2.4318571770665" calcext:value-type="float">
            <text:p>2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U19&quot;))" office:value-type="float" office:value="1.36572486533736" calcext:value-type="float">
            <text:p>1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W19&quot;))" office:value-type="float" office:value="0.376558159667088" calcext:value-type="float">
            <text:p>0</text:p>
          </table:table-cell>
          <table:table-cell table:style-name="ce9" table:formula="of:=INDIRECT(CONCATENATE(&quot;'&quot;;&quot;file:///&quot;;[.$C4];&quot;'&quot;;&quot;#&quot;;&quot;$'&quot;;&quot;Polluant - Ensemble&quot;;&quot;'&quot;;&quot;.&quot;;&quot;Y19&quot;))" office:value-type="float" office:value="0.35490925156524" calcext:value-type="float">
            <text:p>0</text:p>
          </table:table-cell>
          <table:table-cell table:style-name="ce9" table:number-columns-repeated="4"/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017</text:p>
          </table:table-cell>
          <table:table-cell table:style-name="ce3" office:value-type="string" calcext:value-type="string">
            <text:p>CC Lieuvin Pays d'Auge</text:p>
          </table:table-cell>
          <table:table-cell table:style-name="ce6" table:formula="of:=[$'0-base'.C5]" office:value-type="string" office:string-value="U:/5_Patrimoine_commun/ETUDES/1_fiches_territoriales_EPCI/Extraction_donnees/transition_energetique/biomasse-normandie/CC Lieuvin pays dAuge_v1.03.xlsx" calcext:value-type="string">
            <text:p>U:/5_Patrimoine_commun/ETUDES/1_fiches_territoriales_EPCI/Extraction_donnees/transition_energetique/biomasse-normandie/CC Lieuvin pays dAuge_v1.03.xlsx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S14&quot;))" office:value-type="float" office:value="22.329300051549" calcext:value-type="float">
            <text:p>22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U14&quot;))" office:value-type="float" office:value="20.0211893252042" calcext:value-type="float">
            <text:p>20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W14&quot;))" office:value-type="float" office:value="14.8050075156057" calcext:value-type="float">
            <text:p>15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Y14&quot;))" office:value-type="float" office:value="14.4253634035599" calcext:value-type="float">
            <text:p>14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S15&quot;))" office:value-type="float" office:value="56.2598806706716" calcext:value-type="float">
            <text:p>56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U15&quot;))" office:value-type="float" office:value="49.0708468695771" calcext:value-type="float">
            <text:p>49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W15&quot;))" office:value-type="float" office:value="49.6574847893426" calcext:value-type="float">
            <text:p>50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Y15&quot;))" office:value-type="float" office:value="52.0375683142198" calcext:value-type="float">
            <text:p>52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S16&quot;))" office:value-type="float" office:value="49.139027601017" calcext:value-type="float">
            <text:p>49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U16&quot;))" office:value-type="float" office:value="40.9646660677161" calcext:value-type="float">
            <text:p>41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W16&quot;))" office:value-type="float" office:value="27.1303241823889" calcext:value-type="float">
            <text:p>27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Y16&quot;))" office:value-type="float" office:value="27.4585917285236" calcext:value-type="float">
            <text:p>27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S17&quot;))" office:value-type="float" office:value="14.5484120460794" calcext:value-type="float">
            <text:p>15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U17&quot;))" office:value-type="float" office:value="13.8134218306823" calcext:value-type="float">
            <text:p>14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W17&quot;))" office:value-type="float" office:value="12.0465473394563" calcext:value-type="float">
            <text:p>12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Y17&quot;))" office:value-type="float" office:value="11.5866615945303" calcext:value-type="float">
            <text:p>12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S18&quot;))" office:value-type="float" office:value="9.47922830833864" calcext:value-type="float">
            <text:p>9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U18&quot;))" office:value-type="float" office:value="8.91480815894593" calcext:value-type="float">
            <text:p>9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W18&quot;))" office:value-type="float" office:value="7.18382639118558" calcext:value-type="float">
            <text:p>7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Y18&quot;))" office:value-type="float" office:value="6.89411969617865" calcext:value-type="float">
            <text:p>7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S19&quot;))" office:value-type="float" office:value="4.86133589835919" calcext:value-type="float">
            <text:p>5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U19&quot;))" office:value-type="float" office:value="3.98278707247932" calcext:value-type="float">
            <text:p>4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W19&quot;))" office:value-type="float" office:value="0.531675199847394" calcext:value-type="float">
            <text:p>1</text:p>
          </table:table-cell>
          <table:table-cell table:style-name="ce9" table:formula="of:=INDIRECT(CONCATENATE(&quot;'&quot;;&quot;file:///&quot;;[.$C5];&quot;'&quot;;&quot;#&quot;;&quot;$'&quot;;&quot;Polluant - Ensemble&quot;;&quot;'&quot;;&quot;.&quot;;&quot;Y19&quot;))" office:value-type="float" office:value="0.485093316478536" calcext:value-type="float">
            <text:p>0</text:p>
          </table:table-cell>
          <table:table-cell table:style-name="ce9" table:number-columns-repeated="4"/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405</text:p>
          </table:table-cell>
          <table:table-cell table:style-name="ce3" office:value-type="string" calcext:value-type="string">
            <text:p>CC Roumois Seine</text:p>
          </table:table-cell>
          <table:table-cell table:style-name="ce6" table:formula="of:=[$'0-base'.C6]" office:value-type="string" office:string-value="U:/5_Patrimoine_commun/ETUDES/1_fiches_territoriales_EPCI/Extraction_donnees/transition_energetique/biomasse-normandie/CC Roumois Seine_v1.03.xlsx" calcext:value-type="string">
            <text:p>U:/5_Patrimoine_commun/ETUDES/1_fiches_territoriales_EPCI/Extraction_donnees/transition_energetique/biomasse-normandie/CC Roumois Seine_v1.03.xlsx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S14&quot;))" office:value-type="float" office:value="14.4324420209101" calcext:value-type="float">
            <text:p>14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U14&quot;))" office:value-type="float" office:value="12.7264472965424" calcext:value-type="float">
            <text:p>13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W14&quot;))" office:value-type="float" office:value="10.8080986987326" calcext:value-type="float">
            <text:p>11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Y14&quot;))" office:value-type="float" office:value="10.5339482022664" calcext:value-type="float">
            <text:p>11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S15&quot;))" office:value-type="float" office:value="20.2662682525877" calcext:value-type="float">
            <text:p>20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U15&quot;))" office:value-type="float" office:value="17.853958091449" calcext:value-type="float">
            <text:p>18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W15&quot;))" office:value-type="float" office:value="18.0493131479606" calcext:value-type="float">
            <text:p>18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Y15&quot;))" office:value-type="float" office:value="19.2836394472798" calcext:value-type="float">
            <text:p>19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S16&quot;))" office:value-type="float" office:value="41.3793850942371" calcext:value-type="float">
            <text:p>41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U16&quot;))" office:value-type="float" office:value="36.4996404053602" calcext:value-type="float">
            <text:p>36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W16&quot;))" office:value-type="float" office:value="32.248724636645" calcext:value-type="float">
            <text:p>32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Y16&quot;))" office:value-type="float" office:value="31.8496730542726" calcext:value-type="float">
            <text:p>32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S17&quot;))" office:value-type="float" office:value="9.48454226430723" calcext:value-type="float">
            <text:p>9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U17&quot;))" office:value-type="float" office:value="9.30785369549029" calcext:value-type="float">
            <text:p>9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W17&quot;))" office:value-type="float" office:value="8.75386441575955" calcext:value-type="float">
            <text:p>9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Y17&quot;))" office:value-type="float" office:value="8.33125119858046" calcext:value-type="float">
            <text:p>8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S18&quot;))" office:value-type="float" office:value="6.58567003614758" calcext:value-type="float">
            <text:p>7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U18&quot;))" office:value-type="float" office:value="6.49397186919855" calcext:value-type="float">
            <text:p>6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W18&quot;))" office:value-type="float" office:value="5.76643941872447" calcext:value-type="float">
            <text:p>6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Y18&quot;))" office:value-type="float" office:value="5.55075226696743" calcext:value-type="float">
            <text:p>6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S19&quot;))" office:value-type="float" office:value="4.00241928241256" calcext:value-type="float">
            <text:p>4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U19&quot;))" office:value-type="float" office:value="3.16898722878661" calcext:value-type="float">
            <text:p>3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W19&quot;))" office:value-type="float" office:value="1.13089075172887" calcext:value-type="float">
            <text:p>1</text:p>
          </table:table-cell>
          <table:table-cell table:style-name="ce9" table:formula="of:=INDIRECT(CONCATENATE(&quot;'&quot;;&quot;file:///&quot;;[.$C6];&quot;'&quot;;&quot;#&quot;;&quot;$'&quot;;&quot;Polluant - Ensemble&quot;;&quot;'&quot;;&quot;.&quot;;&quot;Y19&quot;))" office:value-type="float" office:value="1.06577126746826" calcext:value-type="float">
            <text:p>1</text:p>
          </table:table-cell>
          <table:table-cell table:style-name="ce9" table:number-columns-repeated="4"/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413</text:p>
          </table:table-cell>
          <table:table-cell table:style-name="ce3" office:value-type="string" calcext:value-type="string">
            <text:p>CC Intercom Bernay Terres de Normandie</text:p>
          </table:table-cell>
          <table:table-cell table:style-name="ce6" table:formula="of:=[$'0-base'.C7]" office:value-type="string" office:string-value="U:/5_Patrimoine_commun/ETUDES/1_fiches_territoriales_EPCI/Extraction_donnees/transition_energetique/biomasse-normandie/Intercom Bernay, terres de_v1.03.xlsx" calcext:value-type="string">
            <text:p>U:/5_Patrimoine_commun/ETUDES/1_fiches_territoriales_EPCI/Extraction_donnees/transition_energetique/biomasse-normandie/Intercom Bernay, terres de_v1.03.xlsx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S14&quot;))" office:value-type="float" office:value="27.9310399730097" calcext:value-type="float">
            <text:p>28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U14&quot;))" office:value-type="float" office:value="24.2267457045194" calcext:value-type="float">
            <text:p>24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W14&quot;))" office:value-type="float" office:value="20.4984172643946" calcext:value-type="float">
            <text:p>20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Y14&quot;))" office:value-type="float" office:value="18.5670139791028" calcext:value-type="float">
            <text:p>19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S15&quot;))" office:value-type="float" office:value="32.1087187104525" calcext:value-type="float">
            <text:p>32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U15&quot;))" office:value-type="float" office:value="28.6301932505465" calcext:value-type="float">
            <text:p>29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W15&quot;))" office:value-type="float" office:value="28.8116667518989" calcext:value-type="float">
            <text:p>29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Y15&quot;))" office:value-type="float" office:value="31.4906162327703" calcext:value-type="float">
            <text:p>31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S16&quot;))" office:value-type="float" office:value="35.8298167705939" calcext:value-type="float">
            <text:p>36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U16&quot;))" office:value-type="float" office:value="33.3706816447926" calcext:value-type="float">
            <text:p>33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W16&quot;))" office:value-type="float" office:value="22.7463256528783" calcext:value-type="float">
            <text:p>23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Y16&quot;))" office:value-type="float" office:value="22.8629648464781" calcext:value-type="float">
            <text:p>23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S17&quot;))" office:value-type="float" office:value="11.6905341008062" calcext:value-type="float">
            <text:p>12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U17&quot;))" office:value-type="float" office:value="12.2782281400699" calcext:value-type="float">
            <text:p>12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W17&quot;))" office:value-type="float" office:value="10.6700432653526" calcext:value-type="float">
            <text:p>11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Y17&quot;))" office:value-type="float" office:value="10.3985223525942" calcext:value-type="float">
            <text:p>10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S18&quot;))" office:value-type="float" office:value="7.01343460070523" calcext:value-type="float">
            <text:p>7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U18&quot;))" office:value-type="float" office:value="7.02693881035319" calcext:value-type="float">
            <text:p>7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W18&quot;))" office:value-type="float" office:value="5.64124579260763" calcext:value-type="float">
            <text:p>6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Y18&quot;))" office:value-type="float" office:value="5.5185967858259" calcext:value-type="float">
            <text:p>6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S19&quot;))" office:value-type="float" office:value="5.19014457765162" calcext:value-type="float">
            <text:p>5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U19&quot;))" office:value-type="float" office:value="3.64895127214778" calcext:value-type="float">
            <text:p>4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W19&quot;))" office:value-type="float" office:value="0.952272329786953" calcext:value-type="float">
            <text:p>1</text:p>
          </table:table-cell>
          <table:table-cell table:style-name="ce9" table:formula="of:=INDIRECT(CONCATENATE(&quot;'&quot;;&quot;file:///&quot;;[.$C7];&quot;'&quot;;&quot;#&quot;;&quot;$'&quot;;&quot;Polluant - Ensemble&quot;;&quot;'&quot;;&quot;.&quot;;&quot;Y19&quot;))" office:value-type="float" office:value="0.617041183813092" calcext:value-type="float">
            <text:p>1</text:p>
          </table:table-cell>
          <table:table-cell table:style-name="ce9" table:number-columns-repeated="4"/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462</text:p>
          </table:table-cell>
          <table:table-cell table:style-name="ce3" office:value-type="string" calcext:value-type="string">
            <text:p>CC Interco Normandie Sud Eure</text:p>
          </table:table-cell>
          <table:table-cell table:style-name="ce6" table:formula="of:=[$'0-base'.C8]" office:value-type="string" office:string-value="U:/5_Patrimoine_commun/ETUDES/1_fiches_territoriales_EPCI/Extraction_donnees/transition_energetique/biomasse-normandie/Interco Normandie sud Eure_v1.03.xlsx" calcext:value-type="string">
            <text:p>U:/5_Patrimoine_commun/ETUDES/1_fiches_territoriales_EPCI/Extraction_donnees/transition_energetique/biomasse-normandie/Interco Normandie sud Eure_v1.03.xlsx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S14&quot;))" office:value-type="float" office:value="27.0692005683706" calcext:value-type="float">
            <text:p>27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U14&quot;))" office:value-type="float" office:value="23.7523220662595" calcext:value-type="float">
            <text:p>24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W14&quot;))" office:value-type="float" office:value="19.3436087680271" calcext:value-type="float">
            <text:p>19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Y14&quot;))" office:value-type="float" office:value="20.0975171191419" calcext:value-type="float">
            <text:p>20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S15&quot;))" office:value-type="float" office:value="29.6353922060569" calcext:value-type="float">
            <text:p>30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U15&quot;))" office:value-type="float" office:value="27.1165398368979" calcext:value-type="float">
            <text:p>27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W15&quot;))" office:value-type="float" office:value="28.156597632468" calcext:value-type="float">
            <text:p>28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Y15&quot;))" office:value-type="float" office:value="33.0643519626029" calcext:value-type="float">
            <text:p>33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S16&quot;))" office:value-type="float" office:value="41.7314242018995" calcext:value-type="float">
            <text:p>42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U16&quot;))" office:value-type="float" office:value="35.3711823542161" calcext:value-type="float">
            <text:p>35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W16&quot;))" office:value-type="float" office:value="22.9740144580839" calcext:value-type="float">
            <text:p>23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Y16&quot;))" office:value-type="float" office:value="23.6550126528871" calcext:value-type="float">
            <text:p>24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S17&quot;))" office:value-type="float" office:value="13.1883636965528" calcext:value-type="float">
            <text:p>13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U17&quot;))" office:value-type="float" office:value="12.7891971380131" calcext:value-type="float">
            <text:p>13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W17&quot;))" office:value-type="float" office:value="11.2855067982067" calcext:value-type="float">
            <text:p>11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Y17&quot;))" office:value-type="float" office:value="11.1795991885579" calcext:value-type="float">
            <text:p>11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S18&quot;))" office:value-type="float" office:value="7.84898104935424" calcext:value-type="float">
            <text:p>8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U18&quot;))" office:value-type="float" office:value="7.47409614642814" calcext:value-type="float">
            <text:p>7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W18&quot;))" office:value-type="float" office:value="6.1396372291817" calcext:value-type="float">
            <text:p>6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Y18&quot;))" office:value-type="float" office:value="6.07308549677709" calcext:value-type="float">
            <text:p>6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S19&quot;))" office:value-type="float" office:value="4.12072372631161" calcext:value-type="float">
            <text:p>4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U19&quot;))" office:value-type="float" office:value="3.6549218196679" calcext:value-type="float">
            <text:p>4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W19&quot;))" office:value-type="float" office:value="0.524983378819442" calcext:value-type="float">
            <text:p>1</text:p>
          </table:table-cell>
          <table:table-cell table:style-name="ce9" table:formula="of:=INDIRECT(CONCATENATE(&quot;'&quot;;&quot;file:///&quot;;[.$C8];&quot;'&quot;;&quot;#&quot;;&quot;$'&quot;;&quot;Polluant - Ensemble&quot;;&quot;'&quot;;&quot;.&quot;;&quot;Y19&quot;))" office:value-type="float" office:value="0.502272943761888" calcext:value-type="float">
            <text:p>1</text:p>
          </table:table-cell>
          <table:table-cell table:style-name="ce9" table:number-columns-repeated="4"/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827</text:p>
          </table:table-cell>
          <table:table-cell table:style-name="ce3" office:value-type="string" calcext:value-type="string">
            <text:p>CC du Pays de Honfleur-Beuzeville</text:p>
          </table:table-cell>
          <table:table-cell table:style-name="ce6" table:formula="of:=[$'0-base'.C9]" office:value-type="string" office:string-value="U:/5_Patrimoine_commun/ETUDES/1_fiches_territoriales_EPCI/Extraction_donnees/transition_energetique/biomasse-normandie/CC des Pays d Honfleur et__v1.03.xlsx" calcext:value-type="string">
            <text:p>U:/5_Patrimoine_commun/ETUDES/1_fiches_territoriales_EPCI/Extraction_donnees/transition_energetique/biomasse-normandie/CC des Pays d Honfleur et__v1.03.xlsx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S14&quot;))" office:value-type="float" office:value="19.9372607831808" calcext:value-type="float">
            <text:p>20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U14&quot;))" office:value-type="float" office:value="17.4417099491058" calcext:value-type="float">
            <text:p>17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W14&quot;))" office:value-type="float" office:value="16.7283682014351" calcext:value-type="float">
            <text:p>17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Y14&quot;))" office:value-type="float" office:value="16.6417778225425" calcext:value-type="float">
            <text:p>17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S15&quot;))" office:value-type="float" office:value="21.018471806746" calcext:value-type="float">
            <text:p>21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U15&quot;))" office:value-type="float" office:value="18.4823747506233" calcext:value-type="float">
            <text:p>18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W15&quot;))" office:value-type="float" office:value="17.6114046141111" calcext:value-type="float">
            <text:p>18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Y15&quot;))" office:value-type="float" office:value="17.8428584923697" calcext:value-type="float">
            <text:p>18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S16&quot;))" office:value-type="float" office:value="32.0649957515477" calcext:value-type="float">
            <text:p>32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U16&quot;))" office:value-type="float" office:value="28.3101561781086" calcext:value-type="float">
            <text:p>28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W16&quot;))" office:value-type="float" office:value="21.0975186906385" calcext:value-type="float">
            <text:p>21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Y16&quot;))" office:value-type="float" office:value="20.957968362702" calcext:value-type="float">
            <text:p>21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S17&quot;))" office:value-type="float" office:value="7.5294097252386" calcext:value-type="float">
            <text:p>8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U17&quot;))" office:value-type="float" office:value="6.78383543441385" calcext:value-type="float">
            <text:p>7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W17&quot;))" office:value-type="float" office:value="5.88538373954028" calcext:value-type="float">
            <text:p>6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Y17&quot;))" office:value-type="float" office:value="5.90331499161646" calcext:value-type="float">
            <text:p>6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S18&quot;))" office:value-type="float" office:value="5.48485501311136" calcext:value-type="float">
            <text:p>5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U18&quot;))" office:value-type="float" office:value="5.03446614846677" calcext:value-type="float">
            <text:p>5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W18&quot;))" office:value-type="float" office:value="4.22899792182846" calcext:value-type="float">
            <text:p>4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Y18&quot;))" office:value-type="float" office:value="4.20291164322635" calcext:value-type="float">
            <text:p>4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S19&quot;))" office:value-type="float" office:value="3.23385851899182" calcext:value-type="float">
            <text:p>3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U19&quot;))" office:value-type="float" office:value="2.42559168593534" calcext:value-type="float">
            <text:p>2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W19&quot;))" office:value-type="float" office:value="1.00528167660951" calcext:value-type="float">
            <text:p>1</text:p>
          </table:table-cell>
          <table:table-cell table:style-name="ce9" table:formula="of:=INDIRECT(CONCATENATE(&quot;'&quot;;&quot;file:///&quot;;[.$C9];&quot;'&quot;;&quot;#&quot;;&quot;$'&quot;;&quot;Polluant - Ensemble&quot;;&quot;'&quot;;&quot;.&quot;;&quot;Y19&quot;))" office:value-type="float" office:value="0.872007190190954" calcext:value-type="float">
            <text:p>1</text:p>
          </table:table-cell>
          <table:table-cell table:style-name="ce9" table:number-columns-repeated="4"/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9730</text:p>
          </table:table-cell>
          <table:table-cell table:style-name="ce3" office:value-type="string" calcext:value-type="string">
            <text:p>CC des 4 Rivières</text:p>
          </table:table-cell>
          <table:table-cell table:style-name="ce6" table:formula="of:=[$'0-base'.C10]" office:value-type="string" office:string-value="U:/5_Patrimoine_commun/ETUDES/1_fiches_territoriales_EPCI/Extraction_donnees/transition_energetique/biomasse-normandie/CC Les quatre rivières_v1.03.xlsx" calcext:value-type="string">
            <text:p>U:/5_Patrimoine_commun/ETUDES/1_fiches_territoriales_EPCI/Extraction_donnees/transition_energetique/biomasse-normandie/CC Les quatre rivières_v1.03.xlsx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S14&quot;))" office:value-type="float" office:value="19.885470661027" calcext:value-type="float">
            <text:p>20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U14&quot;))" office:value-type="float" office:value="17.3968904070862" calcext:value-type="float">
            <text:p>17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W14&quot;))" office:value-type="float" office:value="13.8221635276011" calcext:value-type="float">
            <text:p>14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Y14&quot;))" office:value-type="float" office:value="14.2320779156028" calcext:value-type="float">
            <text:p>14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S15&quot;))" office:value-type="float" office:value="62.0541941994624" calcext:value-type="float">
            <text:p>62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U15&quot;))" office:value-type="float" office:value="54.1221870181388" calcext:value-type="float">
            <text:p>54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W15&quot;))" office:value-type="float" office:value="57.3280503357951" calcext:value-type="float">
            <text:p>57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Y15&quot;))" office:value-type="float" office:value="59.1719653448266" calcext:value-type="float">
            <text:p>59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S16&quot;))" office:value-type="float" office:value="42.7711893406035" calcext:value-type="float">
            <text:p>43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U16&quot;))" office:value-type="float" office:value="34.6304403370239" calcext:value-type="float">
            <text:p>35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W16&quot;))" office:value-type="float" office:value="28.8561940734448" calcext:value-type="float">
            <text:p>29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Y16&quot;))" office:value-type="float" office:value="30.5197350562782" calcext:value-type="float">
            <text:p>31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S17&quot;))" office:value-type="float" office:value="11.4510705415422" calcext:value-type="float">
            <text:p>11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U17&quot;))" office:value-type="float" office:value="10.8600491322287" calcext:value-type="float">
            <text:p>11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W17&quot;))" office:value-type="float" office:value="10.4669182593556" calcext:value-type="float">
            <text:p>10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Y17&quot;))" office:value-type="float" office:value="10.1675882175507" calcext:value-type="float">
            <text:p>10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S18&quot;))" office:value-type="float" office:value="7.66652262599102" calcext:value-type="float">
            <text:p>8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U18&quot;))" office:value-type="float" office:value="7.26968850782495" calcext:value-type="float">
            <text:p>7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W18&quot;))" office:value-type="float" office:value="6.54373074501256" calcext:value-type="float">
            <text:p>7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Y18&quot;))" office:value-type="float" office:value="6.45988638863447" calcext:value-type="float">
            <text:p>6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S19&quot;))" office:value-type="float" office:value="4.99720570300839" calcext:value-type="float">
            <text:p>5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U19&quot;))" office:value-type="float" office:value="3.50565427638976" calcext:value-type="float">
            <text:p>4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W19&quot;))" office:value-type="float" office:value="0.54194690552066" calcext:value-type="float">
            <text:p>1</text:p>
          </table:table-cell>
          <table:table-cell table:style-name="ce9" table:formula="of:=INDIRECT(CONCATENATE(&quot;'&quot;;&quot;file:///&quot;;[.$C10];&quot;'&quot;;&quot;#&quot;;&quot;$'&quot;;&quot;Polluant - Ensemble&quot;;&quot;'&quot;;&quot;.&quot;;&quot;Y19&quot;))" office:value-type="float" office:value="0.487109048592023" calcext:value-type="float">
            <text:p>0</text:p>
          </table:table-cell>
          <table:table-cell table:style-name="ce9" table:number-columns-repeated="4"/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0142</text:p>
          </table:table-cell>
          <table:table-cell table:style-name="ce3" office:value-type="string" calcext:value-type="string">
            <text:p>CC Lyons Andelle</text:p>
          </table:table-cell>
          <table:table-cell table:style-name="ce6" table:formula="of:=[$'0-base'.C11]" office:value-type="string" office:string-value="U:/5_Patrimoine_commun/ETUDES/1_fiches_territoriales_EPCI/Extraction_donnees/transition_energetique/biomasse-normandie/CC Lyons Andelle_v1.03.xlsx" calcext:value-type="string">
            <text:p>U:/5_Patrimoine_commun/ETUDES/1_fiches_territoriales_EPCI/Extraction_donnees/transition_energetique/biomasse-normandie/CC Lyons Andelle_v1.03.xlsx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S14&quot;))" office:value-type="float" office:value="23.5320140866478" calcext:value-type="float">
            <text:p>24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U14&quot;))" office:value-type="float" office:value="18.9214439840108" calcext:value-type="float">
            <text:p>19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W14&quot;))" office:value-type="float" office:value="17.9497185762188" calcext:value-type="float">
            <text:p>18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Y14&quot;))" office:value-type="float" office:value="17.3805878375028" calcext:value-type="float">
            <text:p>17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S15&quot;))" office:value-type="float" office:value="18.2837306033742" calcext:value-type="float">
            <text:p>18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U15&quot;))" office:value-type="float" office:value="16.456930149299" calcext:value-type="float">
            <text:p>16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W15&quot;))" office:value-type="float" office:value="15.716072550445" calcext:value-type="float">
            <text:p>16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Y15&quot;))" office:value-type="float" office:value="17.459035231613" calcext:value-type="float">
            <text:p>17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S16&quot;))" office:value-type="float" office:value="24.6408366913183" calcext:value-type="float">
            <text:p>25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U16&quot;))" office:value-type="float" office:value="20.8271550913068" calcext:value-type="float">
            <text:p>21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W16&quot;))" office:value-type="float" office:value="14.3198792903999" calcext:value-type="float">
            <text:p>14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Y16&quot;))" office:value-type="float" office:value="14.7681191991841" calcext:value-type="float">
            <text:p>15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S17&quot;))" office:value-type="float" office:value="8.36663863717139" calcext:value-type="float">
            <text:p>8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U17&quot;))" office:value-type="float" office:value="8.14507312434418" calcext:value-type="float">
            <text:p>8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W17&quot;))" office:value-type="float" office:value="7.09136856510098" calcext:value-type="float">
            <text:p>7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Y17&quot;))" office:value-type="float" office:value="6.98032237112012" calcext:value-type="float">
            <text:p>7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S18&quot;))" office:value-type="float" office:value="5.33158188669329" calcext:value-type="float">
            <text:p>5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U18&quot;))" office:value-type="float" office:value="5.06920740214819" calcext:value-type="float">
            <text:p>5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W18&quot;))" office:value-type="float" office:value="4.2589145866343" calcext:value-type="float">
            <text:p>4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Y18&quot;))" office:value-type="float" office:value="4.23424022613875" calcext:value-type="float">
            <text:p>4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S19&quot;))" office:value-type="float" office:value="2.98434085265648" calcext:value-type="float">
            <text:p>3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U19&quot;))" office:value-type="float" office:value="2.13512059120663" calcext:value-type="float">
            <text:p>2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W19&quot;))" office:value-type="float" office:value="0.487841196359854" calcext:value-type="float">
            <text:p>0</text:p>
          </table:table-cell>
          <table:table-cell table:style-name="ce9" table:formula="of:=INDIRECT(CONCATENATE(&quot;'&quot;;&quot;file:///&quot;;[.$C11];&quot;'&quot;;&quot;#&quot;;&quot;$'&quot;;&quot;Polluant - Ensemble&quot;;&quot;'&quot;;&quot;.&quot;;&quot;Y19&quot;))" office:value-type="float" office:value="0.452737028786574" calcext:value-type="float">
            <text:p>0</text:p>
          </table:table-cell>
          <table:table-cell table:style-name="ce9" table:number-columns-repeated="4"/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1454</text:p>
          </table:table-cell>
          <table:table-cell table:style-name="ce3" office:value-type="string" calcext:value-type="string">
            <text:p>CA Evreux Portes de Normandie</text:p>
          </table:table-cell>
          <table:table-cell table:style-name="ce6" table:formula="of:=[$'0-base'.C12]" office:value-type="string" office:string-value="U:/5_Patrimoine_commun/ETUDES/1_fiches_territoriales_EPCI/Extraction_donnees/transition_energetique/biomasse-normandie/CA Evreux portes de Norman_v1.03.xlsx" calcext:value-type="string">
            <text:p>U:/5_Patrimoine_commun/ETUDES/1_fiches_territoriales_EPCI/Extraction_donnees/transition_energetique/biomasse-normandie/CA Evreux portes de Norman_v1.03.xlsx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S14&quot;))" office:value-type="float" office:value="14.4200691807052" calcext:value-type="float">
            <text:p>14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U14&quot;))" office:value-type="float" office:value="11.2877675221675" calcext:value-type="float">
            <text:p>11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W14&quot;))" office:value-type="float" office:value="10.4567506532776" calcext:value-type="float">
            <text:p>10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Y14&quot;))" office:value-type="float" office:value="10.4279738805101" calcext:value-type="float">
            <text:p>10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S15&quot;))" office:value-type="float" office:value="5.02881656580704" calcext:value-type="float">
            <text:p>5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U15&quot;))" office:value-type="float" office:value="4.50638402123568" calcext:value-type="float">
            <text:p>5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W15&quot;))" office:value-type="float" office:value="4.92113403361787" calcext:value-type="float">
            <text:p>5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Y15&quot;))" office:value-type="float" office:value="5.91328482167685" calcext:value-type="float">
            <text:p>6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S16&quot;))" office:value-type="float" office:value="15.0120097590463" calcext:value-type="float">
            <text:p>15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U16&quot;))" office:value-type="float" office:value="13.5218481336593" calcext:value-type="float">
            <text:p>14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W16&quot;))" office:value-type="float" office:value="10.5420766807304" calcext:value-type="float">
            <text:p>11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Y16&quot;))" office:value-type="float" office:value="11.9792057307308" calcext:value-type="float">
            <text:p>12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S17&quot;))" office:value-type="float" office:value="4.63620450322024" calcext:value-type="float">
            <text:p>5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U17&quot;))" office:value-type="float" office:value="4.59686702660297" calcext:value-type="float">
            <text:p>5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W17&quot;))" office:value-type="float" office:value="4.26820252119709" calcext:value-type="float">
            <text:p>4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Y17&quot;))" office:value-type="float" office:value="4.41667705029294" calcext:value-type="float">
            <text:p>4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S18&quot;))" office:value-type="float" office:value="3.05054474470037" calcext:value-type="float">
            <text:p>3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U18&quot;))" office:value-type="float" office:value="3.00457379678965" calcext:value-type="float">
            <text:p>3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W18&quot;))" office:value-type="float" office:value="2.67147997734978" calcext:value-type="float">
            <text:p>3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Y18&quot;))" office:value-type="float" office:value="2.83649870172066" calcext:value-type="float">
            <text:p>3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S19&quot;))" office:value-type="float" office:value="1.87673365466094" calcext:value-type="float">
            <text:p>2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U19&quot;))" office:value-type="float" office:value="1.58060374380091" calcext:value-type="float">
            <text:p>2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W19&quot;))" office:value-type="float" office:value="0.531827515537954" calcext:value-type="float">
            <text:p>1</text:p>
          </table:table-cell>
          <table:table-cell table:style-name="ce9" table:formula="of:=INDIRECT(CONCATENATE(&quot;'&quot;;&quot;file:///&quot;;[.$C12];&quot;'&quot;;&quot;#&quot;;&quot;$'&quot;;&quot;Polluant - Ensemble&quot;;&quot;'&quot;;&quot;.&quot;;&quot;Y19&quot;))" office:value-type="float" office:value="0.544716124522457" calcext:value-type="float">
            <text:p>1</text:p>
          </table:table-cell>
          <table:table-cell table:style-name="ce9" table:number-columns-repeated="4"/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1843</text:p>
          </table:table-cell>
          <table:table-cell table:style-name="ce3" office:value-type="string" calcext:value-type="string">
            <text:p>CC du Vexin Normand</text:p>
          </table:table-cell>
          <table:table-cell table:style-name="ce6" table:formula="of:=[$'0-base'.C13]" office:value-type="string" office:string-value="U:/5_Patrimoine_commun/ETUDES/1_fiches_territoriales_EPCI/Extraction_donnees/transition_energetique/biomasse-normandie/CC Vexin normand_v1.03.xlsx" calcext:value-type="string">
            <text:p>U:/5_Patrimoine_commun/ETUDES/1_fiches_territoriales_EPCI/Extraction_donnees/transition_energetique/biomasse-normandie/CC Vexin normand_v1.03.xlsx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S14&quot;))" office:value-type="float" office:value="15.5463782940629" calcext:value-type="float">
            <text:p>16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U14&quot;))" office:value-type="float" office:value="15.6222086444466" calcext:value-type="float">
            <text:p>16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W14&quot;))" office:value-type="float" office:value="13.36076276222" calcext:value-type="float">
            <text:p>13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Y14&quot;))" office:value-type="float" office:value="13.5134812067632" calcext:value-type="float">
            <text:p>14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S15&quot;))" office:value-type="float" office:value="14.9226342776183" calcext:value-type="float">
            <text:p>15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U15&quot;))" office:value-type="float" office:value="12.9509467846581" calcext:value-type="float">
            <text:p>13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W15&quot;))" office:value-type="float" office:value="14.1891912679448" calcext:value-type="float">
            <text:p>14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Y15&quot;))" office:value-type="float" office:value="16.7947131774725" calcext:value-type="float">
            <text:p>17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S16&quot;))" office:value-type="float" office:value="32.7754300427166" calcext:value-type="float">
            <text:p>33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U16&quot;))" office:value-type="float" office:value="28.3949514466078" calcext:value-type="float">
            <text:p>28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W16&quot;))" office:value-type="float" office:value="20.8112394470344" calcext:value-type="float">
            <text:p>21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Y16&quot;))" office:value-type="float" office:value="23.8029428684623" calcext:value-type="float">
            <text:p>24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S17&quot;))" office:value-type="float" office:value="17.856869980528" calcext:value-type="float">
            <text:p>18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U17&quot;))" office:value-type="float" office:value="14.0825882880017" calcext:value-type="float">
            <text:p>14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W17&quot;))" office:value-type="float" office:value="11.6305872991781" calcext:value-type="float">
            <text:p>12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Y17&quot;))" office:value-type="float" office:value="11.8834613817844" calcext:value-type="float">
            <text:p>12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S18&quot;))" office:value-type="float" office:value="13.4386174249895" calcext:value-type="float">
            <text:p>13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U18&quot;))" office:value-type="float" office:value="8.00802942137653" calcext:value-type="float">
            <text:p>8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W18&quot;))" office:value-type="float" office:value="6.28873275734625" calcext:value-type="float">
            <text:p>6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Y18&quot;))" office:value-type="float" office:value="7.34375998676923" calcext:value-type="float">
            <text:p>7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S19&quot;))" office:value-type="float" office:value="25.9519038591091" calcext:value-type="float">
            <text:p>26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U19&quot;))" office:value-type="float" office:value="21.327825355858" calcext:value-type="float">
            <text:p>21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W19&quot;))" office:value-type="float" office:value="22.6756972917043" calcext:value-type="float">
            <text:p>23</text:p>
          </table:table-cell>
          <table:table-cell table:style-name="ce9" table:formula="of:=INDIRECT(CONCATENATE(&quot;'&quot;;&quot;file:///&quot;;[.$C13];&quot;'&quot;;&quot;#&quot;;&quot;$'&quot;;&quot;Polluant - Ensemble&quot;;&quot;'&quot;;&quot;.&quot;;&quot;Y19&quot;))" office:value-type="float" office:value="30.5314927079562" calcext:value-type="float">
            <text:p>31</text:p>
          </table:table-cell>
          <table:table-cell table:style-name="ce9" table:number-columns-repeated="4"/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2312</text:p>
          </table:table-cell>
          <table:table-cell table:style-name="ce3" office:value-type="string" calcext:value-type="string">
            <text:p>CA Seine Normandie Agglomération</text:p>
          </table:table-cell>
          <table:table-cell table:style-name="ce6" table:formula="of:=[$'0-base'.C14]" office:value-type="string" office:string-value="U:/5_Patrimoine_commun/ETUDES/1_fiches_territoriales_EPCI/Extraction_donnees/transition_energetique/biomasse-normandie/Seine Normandie agglomérat_v1.03.xlsx" calcext:value-type="string">
            <text:p>U:/5_Patrimoine_commun/ETUDES/1_fiches_territoriales_EPCI/Extraction_donnees/transition_energetique/biomasse-normandie/Seine Normandie agglomérat_v1.03.xlsx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S14&quot;))" office:value-type="float" office:value="16.5637452789604" calcext:value-type="float">
            <text:p>17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U14&quot;))" office:value-type="float" office:value="14.9611210644199" calcext:value-type="float">
            <text:p>15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W14&quot;))" office:value-type="float" office:value="11.8651073682637" calcext:value-type="float">
            <text:p>12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Y14&quot;))" office:value-type="float" office:value="13.1425490899271" calcext:value-type="float">
            <text:p>13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S15&quot;))" office:value-type="float" office:value="11.2783475472664" calcext:value-type="float">
            <text:p>11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U15&quot;))" office:value-type="float" office:value="10.0219413591037" calcext:value-type="float">
            <text:p>10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W15&quot;))" office:value-type="float" office:value="10.2126070173713" calcext:value-type="float">
            <text:p>10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Y15&quot;))" office:value-type="float" office:value="11.8322586829988" calcext:value-type="float">
            <text:p>12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S16&quot;))" office:value-type="float" office:value="23.539174253713" calcext:value-type="float">
            <text:p>24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U16&quot;))" office:value-type="float" office:value="20.2316097034022" calcext:value-type="float">
            <text:p>20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W16&quot;))" office:value-type="float" office:value="14.9401758680181" calcext:value-type="float">
            <text:p>15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Y16&quot;))" office:value-type="float" office:value="15.3914016446483" calcext:value-type="float">
            <text:p>15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S17&quot;))" office:value-type="float" office:value="6.71879013020211" calcext:value-type="float">
            <text:p>7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U17&quot;))" office:value-type="float" office:value="6.51528840004883" calcext:value-type="float">
            <text:p>7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W17&quot;))" office:value-type="float" office:value="5.81904028820596" calcext:value-type="float">
            <text:p>6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Y17&quot;))" office:value-type="float" office:value="5.73538685983913" calcext:value-type="float">
            <text:p>6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S18&quot;))" office:value-type="float" office:value="4.41324149104658" calcext:value-type="float">
            <text:p>4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U18&quot;))" office:value-type="float" office:value="4.21165542188865" calcext:value-type="float">
            <text:p>4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W18&quot;))" office:value-type="float" office:value="3.55965386966558" calcext:value-type="float">
            <text:p>4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Y18&quot;))" office:value-type="float" office:value="3.52902544317568" calcext:value-type="float">
            <text:p>4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S19&quot;))" office:value-type="float" office:value="2.5010293560835" calcext:value-type="float">
            <text:p>3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U19&quot;))" office:value-type="float" office:value="2.43205553117394" calcext:value-type="float">
            <text:p>2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W19&quot;))" office:value-type="float" office:value="0.477962221983257" calcext:value-type="float">
            <text:p>0</text:p>
          </table:table-cell>
          <table:table-cell table:style-name="ce9" table:formula="of:=INDIRECT(CONCATENATE(&quot;'&quot;;&quot;file:///&quot;;[.$C14];&quot;'&quot;;&quot;#&quot;;&quot;$'&quot;;&quot;Polluant - Ensemble&quot;;&quot;'&quot;;&quot;.&quot;;&quot;Y19&quot;))" office:value-type="float" office:value="0.888340322030268" calcext:value-type="float">
            <text:p>1</text:p>
          </table:table-cell>
          <table:table-cell table:style-name="ce9" table:number-columns-repeated="4"/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42700276</text:p>
          </table:table-cell>
          <table:table-cell table:style-name="ce3" office:value-type="string" calcext:value-type="string">
            <text:p>CC du Pays de Conches</text:p>
          </table:table-cell>
          <table:table-cell table:style-name="ce6" table:formula="of:=[$'0-base'.C15]" office:value-type="string" office:string-value="U:/5_Patrimoine_commun/ETUDES/1_fiches_territoriales_EPCI/Extraction_donnees/transition_energetique/biomasse-normandie/CC du pays de Conches-en-O_v1.03.xlsx" calcext:value-type="string">
            <text:p>U:/5_Patrimoine_commun/ETUDES/1_fiches_territoriales_EPCI/Extraction_donnees/transition_energetique/biomasse-normandie/CC du pays de Conches-en-O_v1.03.xlsx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S14&quot;))" office:value-type="float" office:value="15.1504620657632" calcext:value-type="float">
            <text:p>15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U14&quot;))" office:value-type="float" office:value="13.5842975686975" calcext:value-type="float">
            <text:p>14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W14&quot;))" office:value-type="float" office:value="11.0192205256255" calcext:value-type="float">
            <text:p>11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Y14&quot;))" office:value-type="float" office:value="11.0132041228444" calcext:value-type="float">
            <text:p>11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S15&quot;))" office:value-type="float" office:value="16.6377993729223" calcext:value-type="float">
            <text:p>17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U15&quot;))" office:value-type="float" office:value="14.9101676304962" calcext:value-type="float">
            <text:p>15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W15&quot;))" office:value-type="float" office:value="15.5476147672765" calcext:value-type="float">
            <text:p>16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Y15&quot;))" office:value-type="float" office:value="18.6149753355301" calcext:value-type="float">
            <text:p>19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S16&quot;))" office:value-type="float" office:value="26.9172543028131" calcext:value-type="float">
            <text:p>27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U16&quot;))" office:value-type="float" office:value="23.1765431225177" calcext:value-type="float">
            <text:p>23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W16&quot;))" office:value-type="float" office:value="15.7444648780073" calcext:value-type="float">
            <text:p>16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Y16&quot;))" office:value-type="float" office:value="16.2013853349124" calcext:value-type="float">
            <text:p>16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S17&quot;))" office:value-type="float" office:value="9.62980890876019" calcext:value-type="float">
            <text:p>10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U17&quot;))" office:value-type="float" office:value="9.43886739845765" calcext:value-type="float">
            <text:p>9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W17&quot;))" office:value-type="float" office:value="8.39704666453255" calcext:value-type="float">
            <text:p>8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Y17&quot;))" office:value-type="float" office:value="8.30119741899687" calcext:value-type="float">
            <text:p>8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S18&quot;))" office:value-type="float" office:value="6.01757326897995" calcext:value-type="float">
            <text:p>6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U18&quot;))" office:value-type="float" office:value="5.84506600976792" calcext:value-type="float">
            <text:p>6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W18&quot;))" office:value-type="float" office:value="4.91303728015409" calcext:value-type="float">
            <text:p>5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Y18&quot;))" office:value-type="float" office:value="4.89750742234251" calcext:value-type="float">
            <text:p>5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S19&quot;))" office:value-type="float" office:value="2.56475172157832" calcext:value-type="float">
            <text:p>3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U19&quot;))" office:value-type="float" office:value="2.38578984001635" calcext:value-type="float">
            <text:p>2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W19&quot;))" office:value-type="float" office:value="0.361465185293445" calcext:value-type="float">
            <text:p>0</text:p>
          </table:table-cell>
          <table:table-cell table:style-name="ce9" table:formula="of:=INDIRECT(CONCATENATE(&quot;'&quot;;&quot;file:///&quot;;[.$C15];&quot;'&quot;;&quot;#&quot;;&quot;$'&quot;;&quot;Polluant - Ensemble&quot;;&quot;'&quot;;&quot;.&quot;;&quot;Y19&quot;))" office:value-type="float" office:value="0.326422674301594" calcext:value-type="float">
            <text:p>0</text:p>
          </table:table-cell>
          <table:table-cell table:style-name="ce9" table:number-columns-repeated="4"/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42700607</text:p>
          </table:table-cell>
          <table:table-cell table:style-name="ce3" office:value-type="string" calcext:value-type="string">
            <text:p>CC du Pays du Neubourg</text:p>
          </table:table-cell>
          <table:table-cell table:style-name="ce6" table:formula="of:=[$'0-base'.C16]" office:value-type="string" office:string-value="U:/5_Patrimoine_commun/ETUDES/1_fiches_territoriales_EPCI/Extraction_donnees/transition_energetique/biomasse-normandie/CC du pays du Neubourg_v1.03.xlsx" calcext:value-type="string">
            <text:p>U:/5_Patrimoine_commun/ETUDES/1_fiches_territoriales_EPCI/Extraction_donnees/transition_energetique/biomasse-normandie/CC du pays du Neubourg_v1.03.xlsx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S14&quot;))" office:value-type="float" office:value="38.3806580893028" calcext:value-type="float">
            <text:p>38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U14&quot;))" office:value-type="float" office:value="33.9670430903918" calcext:value-type="float">
            <text:p>34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W14&quot;))" office:value-type="float" office:value="29.6904244084755" calcext:value-type="float">
            <text:p>30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Y14&quot;))" office:value-type="float" office:value="29.2124021563065" calcext:value-type="float">
            <text:p>29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S15&quot;))" office:value-type="float" office:value="30.1257264862321" calcext:value-type="float">
            <text:p>30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U15&quot;))" office:value-type="float" office:value="25.2015644418085" calcext:value-type="float">
            <text:p>25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W15&quot;))" office:value-type="float" office:value="26.4172004630886" calcext:value-type="float">
            <text:p>26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Y15&quot;))" office:value-type="float" office:value="29.9004200350092" calcext:value-type="float">
            <text:p>30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S16&quot;))" office:value-type="float" office:value="42.3523366687587" calcext:value-type="float">
            <text:p>42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U16&quot;))" office:value-type="float" office:value="34.700033391468" calcext:value-type="float">
            <text:p>35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W16&quot;))" office:value-type="float" office:value="23.5872476687156" calcext:value-type="float">
            <text:p>24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Y16&quot;))" office:value-type="float" office:value="23.8311273124852" calcext:value-type="float">
            <text:p>24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S17&quot;))" office:value-type="float" office:value="13.860368066913" calcext:value-type="float">
            <text:p>14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U17&quot;))" office:value-type="float" office:value="13.4946638932836" calcext:value-type="float">
            <text:p>13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W17&quot;))" office:value-type="float" office:value="11.9523901248192" calcext:value-type="float">
            <text:p>12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Y17&quot;))" office:value-type="float" office:value="11.3035691224851" calcext:value-type="float">
            <text:p>11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S18&quot;))" office:value-type="float" office:value="7.72546764163633" calcext:value-type="float">
            <text:p>8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U18&quot;))" office:value-type="float" office:value="7.34783454735816" calcext:value-type="float">
            <text:p>7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W18&quot;))" office:value-type="float" office:value="6.15085446682385" calcext:value-type="float">
            <text:p>6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Y18&quot;))" office:value-type="float" office:value="5.96400200931259" calcext:value-type="float">
            <text:p>6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S19&quot;))" office:value-type="float" office:value="4.0643896362289" calcext:value-type="float">
            <text:p>4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U19&quot;))" office:value-type="float" office:value="3.5036514511674" calcext:value-type="float">
            <text:p>4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W19&quot;))" office:value-type="float" office:value="0.564601414211957" calcext:value-type="float">
            <text:p>1</text:p>
          </table:table-cell>
          <table:table-cell table:style-name="ce9" table:formula="of:=INDIRECT(CONCATENATE(&quot;'&quot;;&quot;file:///&quot;;[.$C16];&quot;'&quot;;&quot;#&quot;;&quot;$'&quot;;&quot;Polluant - Ensemble&quot;;&quot;'&quot;;&quot;.&quot;;&quot;Y19&quot;))" office:value-type="float" office:value="0.523604402855786" calcext:value-type="float">
            <text:p>1</text:p>
          </table:table-cell>
          <table:table-cell table:style-name="ce9" table:number-columns-repeated="4"/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42700623</text:p>
          </table:table-cell>
          <table:table-cell table:style-name="ce3" office:value-type="string" calcext:value-type="string">
            <text:p>CC Eure-Madrie-Seine</text:p>
          </table:table-cell>
          <table:table-cell table:style-name="ce6" table:formula="of:=[$'0-base'.C17]" office:value-type="string" office:string-value="U:/5_Patrimoine_commun/ETUDES/1_fiches_territoriales_EPCI/Extraction_donnees/transition_energetique/biomasse-normandie/CC Eure-Madrie-Seine_v1.03.xlsx" calcext:value-type="string">
            <text:p>U:/5_Patrimoine_commun/ETUDES/1_fiches_territoriales_EPCI/Extraction_donnees/transition_energetique/biomasse-normandie/CC Eure-Madrie-Seine_v1.03.xlsx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S14&quot;))" office:value-type="float" office:value="27.2421043229317" calcext:value-type="float">
            <text:p>27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U14&quot;))" office:value-type="float" office:value="20.4500553380994" calcext:value-type="float">
            <text:p>20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W14&quot;))" office:value-type="float" office:value="18.7442903354617" calcext:value-type="float">
            <text:p>19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Y14&quot;))" office:value-type="float" office:value="14.9747632290564" calcext:value-type="float">
            <text:p>15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S15&quot;))" office:value-type="float" office:value="8.54277999166622" calcext:value-type="float">
            <text:p>9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U15&quot;))" office:value-type="float" office:value="8.83085650191674" calcext:value-type="float">
            <text:p>9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W15&quot;))" office:value-type="float" office:value="7.8041855033634" calcext:value-type="float">
            <text:p>8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Y15&quot;))" office:value-type="float" office:value="8.69599010008731" calcext:value-type="float">
            <text:p>9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S16&quot;))" office:value-type="float" office:value="27.9610180823377" calcext:value-type="float">
            <text:p>28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U16&quot;))" office:value-type="float" office:value="27.2290595422803" calcext:value-type="float">
            <text:p>27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W16&quot;))" office:value-type="float" office:value="22.2249711015089" calcext:value-type="float">
            <text:p>22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Y16&quot;))" office:value-type="float" office:value="22.1612493589071" calcext:value-type="float">
            <text:p>22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S17&quot;))" office:value-type="float" office:value="6.87717202132547" calcext:value-type="float">
            <text:p>7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U17&quot;))" office:value-type="float" office:value="6.80494935545677" calcext:value-type="float">
            <text:p>7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W17&quot;))" office:value-type="float" office:value="5.98169689431843" calcext:value-type="float">
            <text:p>6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Y17&quot;))" office:value-type="float" office:value="5.91429614512896" calcext:value-type="float">
            <text:p>6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S18&quot;))" office:value-type="float" office:value="4.78590731829483" calcext:value-type="float">
            <text:p>5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U18&quot;))" office:value-type="float" office:value="4.73329593497904" calcext:value-type="float">
            <text:p>5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W18&quot;))" office:value-type="float" office:value="4.00320647268112" calcext:value-type="float">
            <text:p>4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Y18&quot;))" office:value-type="float" office:value="3.94759028769857" calcext:value-type="float">
            <text:p>4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S19&quot;))" office:value-type="float" office:value="1.87924618156166" calcext:value-type="float">
            <text:p>2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U19&quot;))" office:value-type="float" office:value="1.62651671357273" calcext:value-type="float">
            <text:p>2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W19&quot;))" office:value-type="float" office:value="0.824890679663913" calcext:value-type="float">
            <text:p>1</text:p>
          </table:table-cell>
          <table:table-cell table:style-name="ce9" table:formula="of:=INDIRECT(CONCATENATE(&quot;'&quot;;&quot;file:///&quot;;[.$C17];&quot;'&quot;;&quot;#&quot;;&quot;$'&quot;;&quot;Polluant - Ensemble&quot;;&quot;'&quot;;&quot;.&quot;;&quot;Y19&quot;))" office:value-type="float" office:value="0.776240218037065" calcext:value-type="float">
            <text:p>1</text:p>
          </table:table-cell>
          <table:table-cell table:style-name="ce9" table:number-columns-repeated="4"/>
          <table:table-cell table:number-columns-repeated="4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Eure</text:p>
          </table:table-cell>
          <table:table-cell table:style-name="ce3"/>
          <table:table-cell table:style-name="ce8" table:number-columns-repeated="16"/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rmandie</text:p>
          </table:table-cell>
          <table:table-cell table:style-name="ce3"/>
          <table:table-cell table:style-name="ce8" table:number-columns-repeated="16"/>
          <table:table-cell table:number-columns-repeated="16"/>
          <table:table-cell table:style-name="ce5" table:number-columns-repeated="962"/>
          <table:table-cell table:number-columns-repeated="27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</number:text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6P2" style:volatile="true">
      <number:text> $</number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" number:min-integer-digits="1" number:grouping="true"/>
    </number:number-style>
    <number:number-style style:name="N136">
      <number:number number:decimal-places="3" number:min-integer-digits="1" number:grouping="true"/>
    </number:number-style>
    <number:number-style style:name="N137">
      <number:number number:decimal-places="3" number:min-integer-digits="1"/>
    </number:number-style>
    <number:number-style style:name="N14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4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text> </number:text>
      <loext:fill-character> </loext:fill-character>
      <number:number number:decimal-places="1" number:min-integer-digits="1" number:grouping="true"/>
      <number:text>    </number:text>
    </number:number-style>
    <number:number-style style:name="N144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44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text> </number:text>
      <loext:fill-character> </loext:fill-character>
      <number:number number:decimal-places="3" number:min-integer-digits="1" number:grouping="true"/>
      <number:text>    </number:text>
    </number:number-style>
    <number:number-style style:name="N147P1" style:volatile="true">
      <number:text>-</number:text>
      <loext:fill-character> </loext:fill-character>
      <number:number number:decimal-places="3" number:min-integer-digits="1" number:grouping="true"/>
      <number:text>   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4" number:min-integer-digits="1" number:grouping="true"/>
    </number:number-style>
    <number:number-style style:name="N150P0" style:volatile="true">
      <number:number number:decimal-places="2" number:min-integer-digits="1"/>
    </number:number-style>
    <number:number-style style:name="N150P1" style:volatile="true">
      <number:number number:decimal-places="6" number:min-integer-digits="1" number:decimal-replacement=""/>
    </number:number-style>
    <number:number-style style:name="N150">
      <number:number number:decimal-places="2" number:min-integer-digits="1"/>
      <style:map style:condition="value()&gt;=1" style:apply-style-name="N150P0"/>
      <style:map style:condition="value()&lt;1" style:apply-style-name="N150P1"/>
    </number:number-style>
    <number:number-style style:name="N152P0" style:volatile="true">
      <number:number number:decimal-places="1" number:min-integer-digits="1"/>
    </number:number-style>
    <number:number-style style:name="N152P1" style:volatile="true">
      <number:number number:decimal-places="5" number:min-integer-digits="1" number:decimal-replacement=""/>
    </number:number-style>
    <number:number-style style:name="N152">
      <number:number number:decimal-places="1" number:min-integer-digits="1"/>
      <style:map style:condition="value()&gt;=1" style:apply-style-name="N152P0"/>
      <style:map style:condition="value()&lt;1" style:apply-style-name="N152P1"/>
    </number:number-style>
    <number:number-style style:name="N154P0" style:volatile="true">
      <number:number number:decimal-places="1" number:min-integer-digits="1"/>
    </number:number-style>
    <number:number-style style:name="N154P1" style:volatile="true">
      <number:number number:decimal-places="2" number:min-integer-digits="1" number:decimal-replacement=""/>
    </number:number-style>
    <number:number-style style:name="N154">
      <number:number number:decimal-places="1" number:min-integer-digits="1"/>
      <style:map style:condition="value()&gt;=1" style:apply-style-name="N154P0"/>
      <style:map style:condition="value()&lt;1" style:apply-style-name="N154P1"/>
    </number:number-style>
    <number:number-style style:name="N155">
      <number:number number:decimal-places="4" number:min-integer-digits="0" number:decimal-replacement=""/>
      <number:text>.</number:text>
    </number:number-style>
    <number:number-style style:name="N156">
      <number:number number:decimal-places="6" number:min-integer-digits="0" number:decimal-replacement=""/>
      <number:text>.</number:text>
    </number:number-style>
    <number:number-style style:name="N159P0" style:volatile="true">
      <number:text> </number:text>
      <loext:fill-character> </loext:fill-character>
      <number:number number:decimal-places="3" number:min-integer-digits="0" number:decimal-replacement=""/>
      <number:text>    </number:text>
    </number:number-style>
    <number:number-style style:name="N159P1" style:volatile="true">
      <number:text>-</number:text>
      <loext:fill-character> </loext:fill-character>
      <number:number number:decimal-places="3" number:min-integer-digits="0" number:decimal-replacement=""/>
      <number:text>    </number:text>
    </number:number-style>
    <number:number-style style:name="N15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integer-digits="2">
        <number:embedded-text number:position="1">.</number:embedded-text>
      </number:number>
    </number:number-style>
    <number:currency-style style:name="N16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1P0"/>
    </number:currency-style>
    <number:number-style style:name="N16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62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scientific-number number:decimal-places="1" number:min-integer-digits="3" number:min-exponent-digits="1"/>
    </number:number-style>
    <number:number-style style:name="N164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6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64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</number:text>
      <loext:fill-character> </loext:fill-character>
      <number:number number:decimal-places="1" number:min-integer-digits="1" number:grouping="true"/>
      <number:text>    </number:text>
    </number:number-style>
    <number:number-style style:name="N165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6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 </number:text>
      <loext:fill-character> </loext:fill-character>
      <number:number number:decimal-places="3" number:min-integer-digits="1" number:grouping="true"/>
      <number:text>    </number:text>
    </number:number-style>
    <number:number-style style:name="N166P1" style:volatile="true">
      <number:text>-</number:text>
      <loext:fill-character> </loext:fill-character>
      <number:number number:decimal-places="3" number:min-integer-digits="1" number:grouping="true"/>
      <number:text>    </number:text>
    </number:number-style>
    <number:number-style style:name="N16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4" number:min-integer-digits="0" number:decimal-replacement=""/>
      <number:text>.</number:text>
    </number:number-style>
    <number:number-style style:name="N168">
      <number:number number:decimal-places="6" number:min-integer-digits="0" number:decimal-replacement=""/>
      <number:text>.</number:text>
    </number:number-style>
    <number:number-style style:name="N169P0" style:volatile="true">
      <number:text> </number:text>
      <loext:fill-character> </loext:fill-character>
      <number:number number:decimal-places="3" number:min-integer-digits="0" number:decimal-replacement=""/>
      <number:text>    </number:text>
    </number:number-style>
    <number:number-style style:name="N169P1" style:volatile="true">
      <number:text>-</number:text>
      <loext:fill-character> </loext:fill-character>
      <number:number number:decimal-places="3" number:min-integer-digits="0" number:decimal-replacement=""/>
      <number:text>    </number:text>
    </number:number-style>
    <number:number-style style:name="N16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0" number:min-integer-digits="2">
        <number:embedded-text number:position="1">.</number:embedded-text>
      </number:number>
    </number:number-style>
    <number:number-style style:name="N17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7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7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fr" number:country="FR">
      <number:number number:decimal-places="0" number:min-integer-digits="1" number:grouping="true"/>
      <number:text> €</number:text>
    </number:number-style>
    <number:number-style style:name="N10140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40P0"/>
    </number:number-style>
    <number:number-style style:name="N10141P0" style:volatile="true" number:language="fr" number:country="FR">
      <number:number number:decimal-places="0" number:min-integer-digits="1" number:grouping="true"/>
      <number:text> €</number:text>
    </number:number-style>
    <number:number-style style:name="N10141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41P0"/>
    </number:number-style>
    <number:number-style style:name="N10142P0" style:volatile="true" number:language="fr" number:country="FR">
      <number:number number:decimal-places="2" number:min-integer-digits="1" number:grouping="true"/>
      <number:text> €</number:text>
    </number:number-style>
    <number:number-style style:name="N1014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42P0"/>
    </number:number-style>
    <number:number-style style:name="N10143P0" style:volatile="true" number:language="fr" number:country="FR">
      <number:number number:decimal-places="2" number:min-integer-digits="1" number:grouping="true"/>
      <number:text> €</number:text>
    </number:number-style>
    <number:number-style style:name="N1014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43P0"/>
    </number:number-style>
    <number:number-style style:name="N10144P0" style:volatile="true" number:language="fr" number:country="FR">
      <number:number number:decimal-places="0" number:min-integer-digits="1" number:grouping="true"/>
      <number:text>   </number:text>
    </number:number-style>
    <number:number-style style:name="N1014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44P0"/>
    </number:number-style>
    <number:number-style style:name="N10145P0" style:volatile="true" number:language="fr" number:country="FR">
      <number:number number:decimal-places="0" number:min-integer-digits="1" number:grouping="true"/>
      <number:text>   </number:text>
    </number:number-style>
    <number:number-style style:name="N1014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45P0"/>
    </number:number-style>
    <number:number-style style:name="N10146P0" style:volatile="true" number:language="fr" number:country="FR">
      <number:number number:decimal-places="2" number:min-integer-digits="1" number:grouping="true"/>
      <number:text>   </number:text>
    </number:number-style>
    <number:number-style style:name="N1014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46P0"/>
    </number:number-style>
    <number:number-style style:name="N10147P0" style:volatile="true" number:language="fr" number:country="FR">
      <number:number number:decimal-places="2" number:min-integer-digits="1" number:grouping="true"/>
      <number:text>   </number:text>
    </number:number-style>
    <number:number-style style:name="N1014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47P0"/>
    </number:number-style>
    <number:number-style style:name="N10148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48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48P2" style:volatile="true" number:language="fr" number:country="FR">
      <number:text> </number:text>
      <loext:fill-character> </loext:fill-character>
      <number:text>-    </number:text>
    </number:number-style>
    <number:text-style style:name="N10148" number:language="fr" number:country="F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9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49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49P2" style:volatile="true" number:language="fr" number:country="FR">
      <number:text> </number:text>
      <loext:fill-character> </loext:fill-character>
      <number:text>- € </number:text>
    </number:number-style>
    <number:text-style style:name="N10149" number:language="fr" number:country="F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50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50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50" number:language="fr" number:country="F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51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51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51" number:language="fr" number:country="F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1cm" fo:margin-bottom="2.491cm" fo:margin-left="1.991cm" fo:margin-right="1.991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11:11:07.3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one" style:display-name="PageStyle_zo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12:50:14.510000000</dc:date>
    <meta:editing-cycles>62</meta:editing-cycles>
    <meta:editing-duration>P1DT1H58M27S</meta:editing-duration>
    <meta:generator>LibreOffice/4.3.7.2$Windows_x86 LibreOffice_project/8a35821d8636a03b8bf4e15b48f59794652c68ba</meta:generator>
    <meta:document-statistic meta:table-count="7" meta:cell-count="2395" meta:object-count="0"/>
  </office:meta>
</office:document-meta>
</file>